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Random Walk Plot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0.680348">
            <text:p>0.68</text:p>
          </table:table-cell>
          <table:table-cell office:value-type="float" office:value="0.905106">
            <text:p>0.91</text:p>
          </table:table-cell>
          <table:table-cell>
            <draw:frame table:end-cell-address="'Random Walk Plot'.R61" table:end-x="0.7913in" table:end-y="0.1457in" draw:z-index="0" draw:style-name="gr1" svg:width="14.0835in" svg:height="10.7307in" svg:x="0.0433in" svg:y="0.0417in">
              <draw:object draw:notify-on-update-of-ranges="'Random Walk Plot'.A1:'Random Walk Plot'.A999 'Random Walk Plot'.B1:'Random Walk Plot'.B99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-0.030332">
            <text:p>-0.03</text:p>
          </table:table-cell>
          <table:table-cell office:value-type="float" office:value="0.965908">
            <text:p>0.97</text:p>
          </table:table-cell>
          <table:table-cell/>
        </table:table-row>
        <table:table-row table:style-name="ro1">
          <table:table-cell office:value-type="float" office:value="-0.802627">
            <text:p>-0.8</text:p>
          </table:table-cell>
          <table:table-cell office:value-type="float" office:value="0.015218">
            <text:p>0.02</text:p>
          </table:table-cell>
          <table:table-cell/>
        </table:table-row>
        <table:table-row table:style-name="ro1">
          <table:table-cell office:value-type="float" office:value="-1.741429">
            <text:p>-1.74</text:p>
          </table:table-cell>
          <table:table-cell office:value-type="float" office:value="0.668308">
            <text:p>0.67</text:p>
          </table:table-cell>
          <table:table-cell/>
        </table:table-row>
        <table:table-row table:style-name="ro1">
          <table:table-cell office:value-type="float" office:value="-1.356222">
            <text:p>-1.36</text:p>
          </table:table-cell>
          <table:table-cell office:value-type="float" office:value="1.610164">
            <text:p>1.61</text:p>
          </table:table-cell>
          <table:table-cell/>
        </table:table-row>
        <table:table-row table:style-name="ro1">
          <table:table-cell office:value-type="float" office:value="-2.149351">
            <text:p>-2.15</text:p>
          </table:table-cell>
          <table:table-cell office:value-type="float" office:value="1.49604">
            <text:p>1.5</text:p>
          </table:table-cell>
          <table:table-cell/>
        </table:table-row>
        <table:table-row table:style-name="ro1">
          <table:table-cell office:value-type="float" office:value="-2.17077">
            <text:p>-2.17</text:p>
          </table:table-cell>
          <table:table-cell office:value-type="float" office:value="1.990592">
            <text:p>1.99</text:p>
          </table:table-cell>
          <table:table-cell/>
        </table:table-row>
        <table:table-row table:style-name="ro1">
          <table:table-cell office:value-type="float" office:value="-1.853585">
            <text:p>-1.85</text:p>
          </table:table-cell>
          <table:table-cell office:value-type="float" office:value="2.05931">
            <text:p>2.06</text:p>
          </table:table-cell>
          <table:table-cell/>
        </table:table-row>
        <table:table-row table:style-name="ro1">
          <table:table-cell office:value-type="float" office:value="-2.436936">
            <text:p>-2.44</text:p>
          </table:table-cell>
          <table:table-cell office:value-type="float" office:value="2.46444">
            <text:p>2.46</text:p>
          </table:table-cell>
          <table:table-cell/>
        </table:table-row>
        <table:table-row table:style-name="ro1">
          <table:table-cell office:value-type="float" office:value="-1.802609">
            <text:p>-1.8</text:p>
          </table:table-cell>
          <table:table-cell office:value-type="float" office:value="2.024834">
            <text:p>2.02</text:p>
          </table:table-cell>
          <table:table-cell/>
        </table:table-row>
        <table:table-row table:style-name="ro1">
          <table:table-cell office:value-type="float" office:value="-2.122988">
            <text:p>-2.12</text:p>
          </table:table-cell>
          <table:table-cell office:value-type="float" office:value="2.161658">
            <text:p>2.16</text:p>
          </table:table-cell>
          <table:table-cell/>
        </table:table-row>
        <table:table-row table:style-name="ro1">
          <table:table-cell office:value-type="float" office:value="-3.091507">
            <text:p>-3.09</text:p>
          </table:table-cell>
          <table:table-cell office:value-type="float" office:value="3.155646">
            <text:p>3.16</text:p>
          </table:table-cell>
          <table:table-cell/>
        </table:table-row>
        <table:table-row table:style-name="ro1">
          <table:table-cell office:value-type="float" office:value="-2.744098">
            <text:p>-2.74</text:p>
          </table:table-cell>
          <table:table-cell office:value-type="float" office:value="2.720749">
            <text:p>2.72</text:p>
          </table:table-cell>
          <table:table-cell/>
        </table:table-row>
        <table:table-row table:style-name="ro1">
          <table:table-cell office:value-type="float" office:value="-3.018551">
            <text:p>-3.02</text:p>
          </table:table-cell>
          <table:table-cell office:value-type="float" office:value="2.708013">
            <text:p>2.71</text:p>
          </table:table-cell>
          <table:table-cell/>
        </table:table-row>
        <table:table-row table:style-name="ro1">
          <table:table-cell office:value-type="float" office:value="0.381182">
            <text:p>0.38</text:p>
          </table:table-cell>
          <table:table-cell office:value-type="float" office:value="-0.872953">
            <text:p>-0.87</text:p>
          </table:table-cell>
          <table:table-cell/>
        </table:table-row>
        <table:table-row table:style-name="ro1">
          <table:table-cell office:value-type="float" office:value="-0.52821">
            <text:p>-0.53</text:p>
          </table:table-cell>
          <table:table-cell office:value-type="float" office:value="-1.822922">
            <text:p>-1.82</text:p>
          </table:table-cell>
          <table:table-cell/>
        </table:table-row>
        <table:table-row table:style-name="ro1">
          <table:table-cell office:value-type="float" office:value="-1.10446">
            <text:p>-1.1</text:p>
          </table:table-cell>
          <table:table-cell office:value-type="float" office:value="-1.863052">
            <text:p>-1.86</text:p>
          </table:table-cell>
          <table:table-cell/>
        </table:table-row>
        <table:table-row table:style-name="ro1">
          <table:table-cell office:value-type="float" office:value="-1.658747">
            <text:p>-1.66</text:p>
          </table:table-cell>
          <table:table-cell office:value-type="float" office:value="-1.129132">
            <text:p>-1.13</text:p>
          </table:table-cell>
          <table:table-cell/>
        </table:table-row>
        <table:table-row table:style-name="ro1">
          <table:table-cell office:value-type="float" office:value="-1.409949">
            <text:p>-1.41</text:p>
          </table:table-cell>
          <table:table-cell office:value-type="float" office:value="-0.208516">
            <text:p>-0.21</text:p>
          </table:table-cell>
          <table:table-cell/>
        </table:table-row>
        <table:table-row table:style-name="ro1">
          <table:table-cell office:value-type="float" office:value="-1.599357">
            <text:p>-1.6</text:p>
          </table:table-cell>
          <table:table-cell office:value-type="float" office:value="-0.866218">
            <text:p>-0.87</text:p>
          </table:table-cell>
          <table:table-cell/>
        </table:table-row>
        <table:table-row table:style-name="ro1">
          <table:table-cell office:value-type="float" office:value="-1.904246">
            <text:p>-1.9</text:p>
          </table:table-cell>
          <table:table-cell office:value-type="float" office:value="-1.262536">
            <text:p>-1.26</text:p>
          </table:table-cell>
          <table:table-cell/>
        </table:table-row>
        <table:table-row table:style-name="ro1">
          <table:table-cell office:value-type="float" office:value="-1.458868">
            <text:p>-1.46</text:p>
          </table:table-cell>
          <table:table-cell office:value-type="float" office:value="-0.285135">
            <text:p>-0.29</text:p>
          </table:table-cell>
          <table:table-cell/>
        </table:table-row>
        <table:table-row table:style-name="ro1">
          <table:table-cell office:value-type="float" office:value="-0.884146">
            <text:p>-0.88</text:p>
          </table:table-cell>
          <table:table-cell office:value-type="float" office:value="-0.497819">
            <text:p>-0.5</text:p>
          </table:table-cell>
          <table:table-cell/>
        </table:table-row>
        <table:table-row table:style-name="ro1">
          <table:table-cell office:value-type="float" office:value="-0.856747">
            <text:p>-0.86</text:p>
          </table:table-cell>
          <table:table-cell office:value-type="float" office:value="-0.693168">
            <text:p>-0.69</text:p>
          </table:table-cell>
          <table:table-cell/>
        </table:table-row>
        <table:table-row table:style-name="ro1">
          <table:table-cell office:value-type="float" office:value="-0.35078">
            <text:p>-0.35</text:p>
          </table:table-cell>
          <table:table-cell office:value-type="float" office:value="-1.667567">
            <text:p>-1.67</text:p>
          </table:table-cell>
          <table:table-cell/>
        </table:table-row>
        <table:table-row table:style-name="ro1">
          <table:table-cell office:value-type="float" office:value="-1.173414">
            <text:p>-1.17</text:p>
          </table:table-cell>
          <table:table-cell office:value-type="float" office:value="-0.735595">
            <text:p>-0.74</text:p>
          </table:table-cell>
          <table:table-cell/>
        </table:table-row>
        <table:table-row table:style-name="ro1">
          <table:table-cell office:value-type="float" office:value="-1.414137">
            <text:p>-1.41</text:p>
          </table:table-cell>
          <table:table-cell office:value-type="float" office:value="-1.225753">
            <text:p>-1.23</text:p>
          </table:table-cell>
          <table:table-cell/>
        </table:table-row>
        <table:table-row table:style-name="ro1">
          <table:table-cell office:value-type="float" office:value="-0.547097">
            <text:p>-0.55</text:p>
          </table:table-cell>
          <table:table-cell office:value-type="float" office:value="-1.757079">
            <text:p>-1.76</text:p>
          </table:table-cell>
          <table:table-cell/>
        </table:table-row>
        <table:table-row table:style-name="ro1">
          <table:table-cell office:value-type="float" office:value="-0.910372">
            <text:p>-0.91</text:p>
          </table:table-cell>
          <table:table-cell office:value-type="float" office:value="-1.603389">
            <text:p>-1.6</text:p>
          </table:table-cell>
          <table:table-cell/>
        </table:table-row>
        <table:table-row table:style-name="ro1">
          <table:table-cell office:value-type="float" office:value="-0.700412">
            <text:p>-0.7</text:p>
          </table:table-cell>
          <table:table-cell office:value-type="float" office:value="-2.588255">
            <text:p>-2.59</text:p>
          </table:table-cell>
          <table:table-cell/>
        </table:table-row>
        <table:table-row table:style-name="ro1">
          <table:table-cell office:value-type="float" office:value="-1.528788">
            <text:p>-1.53</text:p>
          </table:table-cell>
          <table:table-cell office:value-type="float" office:value="-3.130984">
            <text:p>-3.13</text:p>
          </table:table-cell>
          <table:table-cell/>
        </table:table-row>
        <table:table-row table:style-name="ro1">
          <table:table-cell office:value-type="float" office:value="-2.375604">
            <text:p>-2.38</text:p>
          </table:table-cell>
          <table:table-cell office:value-type="float" office:value="-3.738651">
            <text:p>-3.74</text:p>
          </table:table-cell>
          <table:table-cell/>
        </table:table-row>
        <table:table-row table:style-name="ro1">
          <table:table-cell office:value-type="float" office:value="-1.909562">
            <text:p>-1.91</text:p>
          </table:table-cell>
          <table:table-cell office:value-type="float" office:value="-4.474937">
            <text:p>-4.47</text:p>
          </table:table-cell>
          <table:table-cell/>
        </table:table-row>
        <table:table-row table:style-name="ro1">
          <table:table-cell office:value-type="float" office:value="-1.788018">
            <text:p>-1.79</text:p>
          </table:table-cell>
          <table:table-cell office:value-type="float" office:value="-3.683237">
            <text:p>-3.68</text:p>
          </table:table-cell>
          <table:table-cell/>
        </table:table-row>
        <table:table-row table:style-name="ro1">
          <table:table-cell office:value-type="float" office:value="-0.902684">
            <text:p>-0.9</text:p>
          </table:table-cell>
          <table:table-cell office:value-type="float" office:value="-3.363313">
            <text:p>-3.36</text:p>
          </table:table-cell>
          <table:table-cell/>
        </table:table-row>
        <table:table-row table:style-name="ro1">
          <table:table-cell office:value-type="float" office:value="-1.31691">
            <text:p>-1.32</text:p>
          </table:table-cell>
          <table:table-cell office:value-type="float" office:value="-3.916265">
            <text:p>-3.92</text:p>
          </table:table-cell>
          <table:table-cell/>
        </table:table-row>
        <table:table-row table:style-name="ro1">
          <table:table-cell office:value-type="float" office:value="0.874167">
            <text:p>0.87</text:p>
          </table:table-cell>
          <table:table-cell office:value-type="float" office:value="-0.220239">
            <text:p>-0.22</text:p>
          </table:table-cell>
          <table:table-cell/>
        </table:table-row>
        <table:table-row table:style-name="ro1">
          <table:table-cell office:value-type="float" office:value="0.946159">
            <text:p>0.95</text:p>
          </table:table-cell>
          <table:table-cell office:value-type="float" office:value="0.471857">
            <text:p>0.47</text:p>
          </table:table-cell>
          <table:table-cell/>
        </table:table-row>
        <table:table-row table:style-name="ro1">
          <table:table-cell office:value-type="float" office:value="1.216074">
            <text:p>1.22</text:p>
          </table:table-cell>
          <table:table-cell office:value-type="float" office:value="1.352733">
            <text:p>1.35</text:p>
          </table:table-cell>
          <table:table-cell/>
        </table:table-row>
        <table:table-row table:style-name="ro1">
          <table:table-cell office:value-type="float" office:value="0.68011">
            <text:p>0.68</text:p>
          </table:table-cell>
          <table:table-cell office:value-type="float" office:value="2.289504">
            <text:p>2.29</text:p>
          </table:table-cell>
          <table:table-cell/>
        </table:table-row>
        <table:table-row table:style-name="ro1">
          <table:table-cell office:value-type="float" office:value="1.528407">
            <text:p>1.53</text:p>
          </table:table-cell>
          <table:table-cell office:value-type="float" office:value="2.687307">
            <text:p>2.69</text:p>
          </table:table-cell>
          <table:table-cell/>
        </table:table-row>
        <table:table-row table:style-name="ro1">
          <table:table-cell office:value-type="float" office:value="0.803702">
            <text:p>0.8</text:p>
          </table:table-cell>
          <table:table-cell office:value-type="float" office:value="3.017437">
            <text:p>3.02</text:p>
          </table:table-cell>
          <table:table-cell/>
        </table:table-row>
        <table:table-row table:style-name="ro1">
          <table:table-cell office:value-type="float" office:value="1.015708">
            <text:p>1.02</text:p>
          </table:table-cell>
          <table:table-cell office:value-type="float" office:value="3.13417">
            <text:p>3.13</text:p>
          </table:table-cell>
          <table:table-cell/>
        </table:table-row>
        <table:table-row table:style-name="ro1">
          <table:table-cell office:value-type="float" office:value="0.597462">
            <text:p>0.6</text:p>
          </table:table-cell>
          <table:table-cell office:value-type="float" office:value="3.243185">
            <text:p>3.24</text:p>
          </table:table-cell>
          <table:table-cell/>
        </table:table-row>
        <table:table-row table:style-name="ro1">
          <table:table-cell office:value-type="float" office:value="1.008931">
            <text:p>1.01</text:p>
          </table:table-cell>
          <table:table-cell office:value-type="float" office:value="2.782514">
            <text:p>2.78</text:p>
          </table:table-cell>
          <table:table-cell/>
        </table:table-row>
        <table:table-row table:style-name="ro1">
          <table:table-cell office:value-type="float" office:value="0.394187">
            <text:p>0.39</text:p>
          </table:table-cell>
          <table:table-cell office:value-type="float" office:value="2.113167">
            <text:p>2.11</text:p>
          </table:table-cell>
          <table:table-cell/>
        </table:table-row>
        <table:table-row table:style-name="ro1">
          <table:table-cell office:value-type="float" office:value="0.295142">
            <text:p>0.3</text:p>
          </table:table-cell>
          <table:table-cell office:value-type="float" office:value="2.999975">
            <text:p>3</text:p>
          </table:table-cell>
          <table:table-cell/>
        </table:table-row>
        <table:table-row table:style-name="ro1">
          <table:table-cell office:value-type="float" office:value="-0.645242">
            <text:p>-0.65</text:p>
          </table:table-cell>
          <table:table-cell office:value-type="float" office:value="2.02344">
            <text:p>2.02</text:p>
          </table:table-cell>
          <table:table-cell/>
        </table:table-row>
        <table:table-row table:style-name="ro1">
          <table:table-cell office:value-type="float" office:value="0.330913">
            <text:p>0.33</text:p>
          </table:table-cell>
          <table:table-cell office:value-type="float" office:value="2.49064">
            <text:p>2.49</text:p>
          </table:table-cell>
          <table:table-cell/>
        </table:table-row>
        <table:table-row table:style-name="ro1">
          <table:table-cell office:value-type="float" office:value="1.227877">
            <text:p>1.23</text:p>
          </table:table-cell>
          <table:table-cell office:value-type="float" office:value="1.851815">
            <text:p>1.85</text:p>
          </table:table-cell>
          <table:table-cell/>
        </table:table-row>
        <table:table-row table:style-name="ro1">
          <table:table-cell office:value-type="float" office:value="0.942156">
            <text:p>0.94</text:p>
          </table:table-cell>
          <table:table-cell office:value-type="float" office:value="1.711883">
            <text:p>1.71</text:p>
          </table:table-cell>
          <table:table-cell/>
        </table:table-row>
        <table:table-row table:style-name="ro1">
          <table:table-cell office:value-type="float" office:value="0.69804">
            <text:p>0.7</text:p>
          </table:table-cell>
          <table:table-cell office:value-type="float" office:value="2.323363">
            <text:p>2.32</text:p>
          </table:table-cell>
          <table:table-cell/>
        </table:table-row>
        <table:table-row table:style-name="ro1">
          <table:table-cell office:value-type="float" office:value="0.400996">
            <text:p>0.4</text:p>
          </table:table-cell>
          <table:table-cell office:value-type="float" office:value="2.297376">
            <text:p>2.3</text:p>
          </table:table-cell>
          <table:table-cell/>
        </table:table-row>
        <table:table-row table:style-name="ro1">
          <table:table-cell office:value-type="float" office:value="1.230335">
            <text:p>1.23</text:p>
          </table:table-cell>
          <table:table-cell office:value-type="float" office:value="1.465697">
            <text:p>1.47</text:p>
          </table:table-cell>
          <table:table-cell/>
        </table:table-row>
        <table:table-row table:style-name="ro1">
          <table:table-cell office:value-type="float" office:value="0.606123">
            <text:p>0.61</text:p>
          </table:table-cell>
          <table:table-cell office:value-type="float" office:value="1.055991">
            <text:p>1.06</text:p>
          </table:table-cell>
          <table:table-cell/>
        </table:table-row>
        <table:table-row table:style-name="ro1">
          <table:table-cell office:value-type="float" office:value="0.689963">
            <text:p>0.69</text:p>
          </table:table-cell>
          <table:table-cell office:value-type="float" office:value="0.404203">
            <text:p>0.4</text:p>
          </table:table-cell>
          <table:table-cell/>
        </table:table-row>
        <table:table-row table:style-name="ro1">
          <table:table-cell office:value-type="float" office:value="1.363648">
            <text:p>1.36</text:p>
          </table:table-cell>
          <table:table-cell office:value-type="float" office:value="1.208675">
            <text:p>1.21</text:p>
          </table:table-cell>
          <table:table-cell/>
        </table:table-row>
        <table:table-row table:style-name="ro1">
          <table:table-cell office:value-type="float" office:value="1.204897">
            <text:p>1.2</text:p>
          </table:table-cell>
          <table:table-cell office:value-type="float" office:value="0.761082">
            <text:p>0.76</text:p>
          </table:table-cell>
          <table:table-cell/>
        </table:table-row>
        <table:table-row table:style-name="ro1">
          <table:table-cell office:value-type="float" office:value="1.48681">
            <text:p>1.49</text:p>
          </table:table-cell>
          <table:table-cell office:value-type="float" office:value="0.892269">
            <text:p>0.89</text:p>
          </table:table-cell>
          <table:table-cell/>
        </table:table-row>
        <table:table-row table:style-name="ro1">
          <table:table-cell office:value-type="float" office:value="1.043074">
            <text:p>1.04</text:p>
          </table:table-cell>
          <table:table-cell office:value-type="float" office:value="1.777815">
            <text:p>1.78</text:p>
          </table:table-cell>
          <table:table-cell/>
        </table:table-row>
        <table:table-row table:style-name="ro1">
          <table:table-cell office:value-type="float" office:value="0.812169">
            <text:p>0.81</text:p>
          </table:table-cell>
          <table:table-cell office:value-type="float" office:value="1.568818">
            <text:p>1.57</text:p>
          </table:table-cell>
          <table:table-cell/>
        </table:table-row>
        <table:table-row table:style-name="ro1">
          <table:table-cell office:value-type="float" office:value="1.079798">
            <text:p>1.08</text:p>
          </table:table-cell>
          <table:table-cell office:value-type="float" office:value="1.745379">
            <text:p>1.75</text:p>
          </table:table-cell>
          <table:table-cell/>
        </table:table-row>
        <table:table-row table:style-name="ro1">
          <table:table-cell office:value-type="float" office:value="0.728374">
            <text:p>0.73</text:p>
          </table:table-cell>
          <table:table-cell office:value-type="float" office:value="1.474892">
            <text:p>1.47</text:p>
          </table:table-cell>
          <table:table-cell/>
        </table:table-row>
        <table:table-row table:style-name="ro1">
          <table:table-cell office:value-type="float" office:value="-0.2142">
            <text:p>-0.21</text:p>
          </table:table-cell>
          <table:table-cell office:value-type="float" office:value="2.124134">
            <text:p>2.12</text:p>
          </table:table-cell>
          <table:table-cell/>
        </table:table-row>
        <table:table-row table:style-name="ro1">
          <table:table-cell office:value-type="float" office:value="-0.791235">
            <text:p>-0.79</text:p>
          </table:table-cell>
          <table:table-cell office:value-type="float" office:value="1.759943">
            <text:p>1.76</text:p>
          </table:table-cell>
          <table:table-cell/>
        </table:table-row>
        <table:table-row table:style-name="ro1">
          <table:table-cell office:value-type="float" office:value="-0.156713">
            <text:p>-0.16</text:p>
          </table:table-cell>
          <table:table-cell office:value-type="float" office:value="1.859078">
            <text:p>1.86</text:p>
          </table:table-cell>
          <table:table-cell/>
        </table:table-row>
        <table:table-row table:style-name="ro1">
          <table:table-cell office:value-type="float" office:value="0.787511">
            <text:p>0.79</text:p>
          </table:table-cell>
          <table:table-cell office:value-type="float" office:value="1.928562">
            <text:p>1.93</text:p>
          </table:table-cell>
          <table:table-cell/>
        </table:table-row>
        <table:table-row table:style-name="ro1">
          <table:table-cell office:value-type="float" office:value="0.553287">
            <text:p>0.55</text:p>
          </table:table-cell>
          <table:table-cell office:value-type="float" office:value="1.42171">
            <text:p>1.42</text:p>
          </table:table-cell>
          <table:table-cell/>
        </table:table-row>
        <table:table-row table:style-name="ro1">
          <table:table-cell office:value-type="float" office:value="-0.360057">
            <text:p>-0.36</text:p>
          </table:table-cell>
          <table:table-cell office:value-type="float" office:value="0.347106">
            <text:p>0.35</text:p>
          </table:table-cell>
          <table:table-cell/>
        </table:table-row>
        <table:table-row table:style-name="ro1">
          <table:table-cell office:value-type="float" office:value="-1.236292">
            <text:p>-1.24</text:p>
          </table:table-cell>
          <table:table-cell office:value-type="float" office:value="0.329043">
            <text:p>0.33</text:p>
          </table:table-cell>
          <table:table-cell/>
        </table:table-row>
        <table:table-row table:style-name="ro1">
          <table:table-cell office:value-type="float" office:value="-1.715714">
            <text:p>-1.72</text:p>
          </table:table-cell>
          <table:table-cell office:value-type="float" office:value="-0.346796">
            <text:p>-0.35</text:p>
          </table:table-cell>
          <table:table-cell/>
        </table:table-row>
        <table:table-row table:style-name="ro1">
          <table:table-cell office:value-type="float" office:value="-1.319194">
            <text:p>-1.32</text:p>
          </table:table-cell>
          <table:table-cell office:value-type="float" office:value="-0.210714">
            <text:p>-0.21</text:p>
          </table:table-cell>
          <table:table-cell/>
        </table:table-row>
        <table:table-row table:style-name="ro1">
          <table:table-cell office:value-type="float" office:value="-1.218999">
            <text:p>-1.22</text:p>
          </table:table-cell>
          <table:table-cell office:value-type="float" office:value="-0.849855">
            <text:p>-0.85</text:p>
          </table:table-cell>
          <table:table-cell/>
        </table:table-row>
        <table:table-row table:style-name="ro1">
          <table:table-cell office:value-type="float" office:value="-1.564031">
            <text:p>-1.56</text:p>
          </table:table-cell>
          <table:table-cell office:value-type="float" office:value="-1.098748">
            <text:p>-1.1</text:p>
          </table:table-cell>
          <table:table-cell/>
        </table:table-row>
        <table:table-row table:style-name="ro1">
          <table:table-cell office:value-type="float" office:value="-0.933715">
            <text:p>-0.93</text:p>
          </table:table-cell>
          <table:table-cell office:value-type="float" office:value="-0.998075">
            <text:p>-1</text:p>
          </table:table-cell>
          <table:table-cell/>
        </table:table-row>
        <table:table-row table:style-name="ro1">
          <table:table-cell office:value-type="float" office:value="-1.825566">
            <text:p>-1.83</text:p>
          </table:table-cell>
          <table:table-cell office:value-type="float" office:value="-1.281073">
            <text:p>-1.28</text:p>
          </table:table-cell>
          <table:table-cell/>
        </table:table-row>
        <table:table-row table:style-name="ro1">
          <table:table-cell office:value-type="float" office:value="-2.078414">
            <text:p>-2.08</text:p>
          </table:table-cell>
          <table:table-cell office:value-type="float" office:value="-0.594653">
            <text:p>-0.59</text:p>
          </table:table-cell>
          <table:table-cell/>
        </table:table-row>
        <table:table-row table:style-name="ro1">
          <table:table-cell office:value-type="float" office:value="-1.213887">
            <text:p>-1.21</text:p>
          </table:table-cell>
          <table:table-cell office:value-type="float" office:value="0.175064">
            <text:p>0.18</text:p>
          </table:table-cell>
          <table:table-cell/>
        </table:table-row>
        <table:table-row table:style-name="ro1">
          <table:table-cell office:value-type="float" office:value="-2.15435">
            <text:p>-2.15</text:p>
          </table:table-cell>
          <table:table-cell office:value-type="float" office:value="-0.690468">
            <text:p>-0.69</text:p>
          </table:table-cell>
          <table:table-cell/>
        </table:table-row>
        <table:table-row table:style-name="ro1">
          <table:table-cell office:value-type="float" office:value="-1.93346">
            <text:p>-1.93</text:p>
          </table:table-cell>
          <table:table-cell office:value-type="float" office:value="-0.686196">
            <text:p>-0.69</text:p>
          </table:table-cell>
          <table:table-cell/>
        </table:table-row>
        <table:table-row table:style-name="ro1">
          <table:table-cell office:value-type="float" office:value="-1.355732">
            <text:p>-1.36</text:p>
          </table:table-cell>
          <table:table-cell office:value-type="float" office:value="-1.442225">
            <text:p>-1.44</text:p>
          </table:table-cell>
          <table:table-cell/>
        </table:table-row>
        <table:table-row table:style-name="ro1">
          <table:table-cell office:value-type="float" office:value="-0.569903">
            <text:p>-0.57</text:p>
          </table:table-cell>
          <table:table-cell office:value-type="float" office:value="-1.984172">
            <text:p>-1.98</text:p>
          </table:table-cell>
          <table:table-cell/>
        </table:table-row>
        <table:table-row table:style-name="ro1">
          <table:table-cell office:value-type="float" office:value="0.184182">
            <text:p>0.18</text:p>
          </table:table-cell>
          <table:table-cell office:value-type="float" office:value="-2.738692">
            <text:p>-2.74</text:p>
          </table:table-cell>
          <table:table-cell/>
        </table:table-row>
        <table:table-row table:style-name="ro1">
          <table:table-cell office:value-type="float" office:value="-0.626408">
            <text:p>-0.63</text:p>
          </table:table-cell>
          <table:table-cell office:value-type="float" office:value="-2.473166">
            <text:p>-2.47</text:p>
          </table:table-cell>
          <table:table-cell/>
        </table:table-row>
        <table:table-row table:style-name="ro1">
          <table:table-cell office:value-type="float" office:value="-0.45448">
            <text:p>-0.45</text:p>
          </table:table-cell>
          <table:table-cell office:value-type="float" office:value="-2.478999">
            <text:p>-2.48</text:p>
          </table:table-cell>
          <table:table-cell/>
        </table:table-row>
        <table:table-row table:style-name="ro1">
          <table:table-cell office:value-type="float" office:value="-0.307486">
            <text:p>-0.31</text:p>
          </table:table-cell>
          <table:table-cell office:value-type="float" office:value="-2.035551">
            <text:p>-2.04</text:p>
          </table:table-cell>
          <table:table-cell/>
        </table:table-row>
        <table:table-row table:style-name="ro1">
          <table:table-cell office:value-type="float" office:value="0.142946">
            <text:p>0.14</text:p>
          </table:table-cell>
          <table:table-cell office:value-type="float" office:value="-2.964472">
            <text:p>-2.96</text:p>
          </table:table-cell>
          <table:table-cell/>
        </table:table-row>
        <table:table-row table:style-name="ro1">
          <table:table-cell office:value-type="float" office:value="-0.678381">
            <text:p>-0.68</text:p>
          </table:table-cell>
          <table:table-cell office:value-type="float" office:value="-3.227478">
            <text:p>-3.23</text:p>
          </table:table-cell>
          <table:table-cell/>
        </table:table-row>
        <table:table-row table:style-name="ro1">
          <table:table-cell office:value-type="float" office:value="-0.843704">
            <text:p>-0.84</text:p>
          </table:table-cell>
          <table:table-cell office:value-type="float" office:value="-3.273213">
            <text:p>-3.27</text:p>
          </table:table-cell>
          <table:table-cell/>
        </table:table-row>
        <table:table-row table:style-name="ro1">
          <table:table-cell office:value-type="float" office:value="-1.637971">
            <text:p>-1.64</text:p>
          </table:table-cell>
          <table:table-cell office:value-type="float" office:value="-2.39461">
            <text:p>-2.39</text:p>
          </table:table-cell>
          <table:table-cell/>
        </table:table-row>
        <table:table-row table:style-name="ro1">
          <table:table-cell office:value-type="float" office:value="-1.167206">
            <text:p>-1.17</text:p>
          </table:table-cell>
          <table:table-cell office:value-type="float" office:value="-2.619687">
            <text:p>-2.62</text:p>
          </table:table-cell>
          <table:table-cell/>
        </table:table-row>
        <table:table-row table:style-name="ro1">
          <table:table-cell office:value-type="float" office:value="-0.340049">
            <text:p>-0.34</text:p>
          </table:table-cell>
          <table:table-cell office:value-type="float" office:value="-2.519498">
            <text:p>-2.52</text:p>
          </table:table-cell>
          <table:table-cell/>
        </table:table-row>
        <table:table-row table:style-name="ro1">
          <table:table-cell office:value-type="float" office:value="-0.897745">
            <text:p>-0.9</text:p>
          </table:table-cell>
          <table:table-cell office:value-type="float" office:value="-1.592011">
            <text:p>-1.59</text:p>
          </table:table-cell>
          <table:table-cell/>
        </table:table-row>
        <table:table-row table:style-name="ro1">
          <table:table-cell office:value-type="float" office:value="-0.393515">
            <text:p>-0.39</text:p>
          </table:table-cell>
          <table:table-cell office:value-type="float" office:value="-1.997547">
            <text:p>-2</text:p>
          </table:table-cell>
          <table:table-cell/>
        </table:table-row>
        <table:table-row table:style-name="ro1">
          <table:table-cell office:value-type="float" office:value="-0.054925">
            <text:p>-0.05</text:p>
          </table:table-cell>
          <table:table-cell office:value-type="float" office:value="-2.163698">
            <text:p>-2.16</text:p>
          </table:table-cell>
          <table:table-cell/>
        </table:table-row>
        <table:table-row table:style-name="ro1">
          <table:table-cell office:value-type="float" office:value="0.682683">
            <text:p>0.68</text:p>
          </table:table-cell>
          <table:table-cell office:value-type="float" office:value="-2.240885">
            <text:p>-2.24</text:p>
          </table:table-cell>
          <table:table-cell/>
        </table:table-row>
        <table:table-row table:style-name="ro1">
          <table:table-cell office:value-type="float" office:value="-0.151942">
            <text:p>-0.15</text:p>
          </table:table-cell>
          <table:table-cell office:value-type="float" office:value="-1.362065">
            <text:p>-1.36</text:p>
          </table:table-cell>
          <table:table-cell/>
        </table:table-row>
        <table:table-row table:style-name="ro1">
          <table:table-cell office:value-type="float" office:value="-1.049025">
            <text:p>-1.05</text:p>
          </table:table-cell>
          <table:table-cell office:value-type="float" office:value="-0.385687">
            <text:p>-0.39</text:p>
          </table:table-cell>
          <table:table-cell/>
        </table:table-row>
        <table:table-row table:style-name="ro1">
          <table:table-cell office:value-type="float" office:value="-1.368497">
            <text:p>-1.37</text:p>
          </table:table-cell>
          <table:table-cell office:value-type="float" office:value="-1.009682">
            <text:p>-1.01</text:p>
          </table:table-cell>
          <table:table-cell/>
        </table:table-row>
        <table:table-row table:style-name="ro1">
          <table:table-cell office:value-type="float" office:value="-1.750021">
            <text:p>-1.75</text:p>
          </table:table-cell>
          <table:table-cell office:value-type="float" office:value="-1.852975">
            <text:p>-1.85</text:p>
          </table:table-cell>
          <table:table-cell/>
        </table:table-row>
        <table:table-row table:style-name="ro1">
          <table:table-cell office:value-type="float" office:value="-1.469427">
            <text:p>-1.47</text:p>
          </table:table-cell>
          <table:table-cell office:value-type="float" office:value="-2.491864">
            <text:p>-2.49</text:p>
          </table:table-cell>
          <table:table-cell/>
        </table:table-row>
        <table:table-row table:style-name="ro1">
          <table:table-cell office:value-type="float" office:value="-2.310721">
            <text:p>-2.31</text:p>
          </table:table-cell>
          <table:table-cell office:value-type="float" office:value="-1.615766">
            <text:p>-1.62</text:p>
          </table:table-cell>
          <table:table-cell/>
        </table:table-row>
        <table:table-row table:style-name="ro1">
          <table:table-cell office:value-type="float" office:value="-3.233542">
            <text:p>-3.23</text:p>
          </table:table-cell>
          <table:table-cell office:value-type="float" office:value="-1.570378">
            <text:p>-1.57</text:p>
          </table:table-cell>
          <table:table-cell/>
        </table:table-row>
        <table:table-row table:style-name="ro1">
          <table:table-cell office:value-type="float" office:value="-2.521449">
            <text:p>-2.52</text:p>
          </table:table-cell>
          <table:table-cell office:value-type="float" office:value="-2.079609">
            <text:p>-2.08</text:p>
          </table:table-cell>
          <table:table-cell/>
        </table:table-row>
        <table:table-row table:style-name="ro1">
          <table:table-cell office:value-type="float" office:value="-2.383473">
            <text:p>-2.38</text:p>
          </table:table-cell>
          <table:table-cell office:value-type="float" office:value="-1.651085">
            <text:p>-1.65</text:p>
          </table:table-cell>
          <table:table-cell/>
        </table:table-row>
        <table:table-row table:style-name="ro1">
          <table:table-cell office:value-type="float" office:value="-2.051132">
            <text:p>-2.05</text:p>
          </table:table-cell>
          <table:table-cell office:value-type="float" office:value="-1.29256">
            <text:p>-1.29</text:p>
          </table:table-cell>
          <table:table-cell/>
        </table:table-row>
        <table:table-row table:style-name="ro1">
          <table:table-cell office:value-type="float" office:value="-2.515407">
            <text:p>-2.52</text:p>
          </table:table-cell>
          <table:table-cell office:value-type="float" office:value="-0.860182">
            <text:p>-0.86</text:p>
          </table:table-cell>
          <table:table-cell/>
        </table:table-row>
        <table:table-row table:style-name="ro1">
          <table:table-cell office:value-type="float" office:value="-3.344381">
            <text:p>-3.34</text:p>
          </table:table-cell>
          <table:table-cell office:value-type="float" office:value="-0.735837">
            <text:p>-0.74</text:p>
          </table:table-cell>
          <table:table-cell/>
        </table:table-row>
        <table:table-row table:style-name="ro1">
          <table:table-cell office:value-type="float" office:value="-3.328826">
            <text:p>-3.33</text:p>
          </table:table-cell>
          <table:table-cell office:value-type="float" office:value="-1.665691">
            <text:p>-1.67</text:p>
          </table:table-cell>
          <table:table-cell/>
        </table:table-row>
        <table:table-row table:style-name="ro1">
          <table:table-cell office:value-type="float" office:value="-3.88763">
            <text:p>-3.89</text:p>
          </table:table-cell>
          <table:table-cell office:value-type="float" office:value="-1.034804">
            <text:p>-1.03</text:p>
          </table:table-cell>
          <table:table-cell/>
        </table:table-row>
        <table:table-row table:style-name="ro1">
          <table:table-cell office:value-type="float" office:value="0.444315">
            <text:p>0.44</text:p>
          </table:table-cell>
          <table:table-cell office:value-type="float" office:value="0.267441">
            <text:p>0.27</text:p>
          </table:table-cell>
          <table:table-cell/>
        </table:table-row>
        <table:table-row table:style-name="ro1">
          <table:table-cell office:value-type="float" office:value="-0.321937">
            <text:p>-0.32</text:p>
          </table:table-cell>
          <table:table-cell office:value-type="float" office:value="0.971369">
            <text:p>0.97</text:p>
          </table:table-cell>
          <table:table-cell/>
        </table:table-row>
        <table:table-row table:style-name="ro1">
          <table:table-cell office:value-type="float" office:value="-0.501959">
            <text:p>-0.5</text:p>
          </table:table-cell>
          <table:table-cell office:value-type="float" office:value="1.477676">
            <text:p>1.48</text:p>
          </table:table-cell>
          <table:table-cell/>
        </table:table-row>
        <table:table-row table:style-name="ro1">
          <table:table-cell office:value-type="float" office:value="0.097052">
            <text:p>0.1</text:p>
          </table:table-cell>
          <table:table-cell office:value-type="float" office:value="2.032332">
            <text:p>2.03</text:p>
          </table:table-cell>
          <table:table-cell/>
        </table:table-row>
        <table:table-row table:style-name="ro1">
          <table:table-cell office:value-type="float" office:value="0.621921">
            <text:p>0.62</text:p>
          </table:table-cell>
          <table:table-cell office:value-type="float" office:value="1.685844">
            <text:p>1.69</text:p>
          </table:table-cell>
          <table:table-cell/>
        </table:table-row>
        <table:table-row table:style-name="ro1">
          <table:table-cell office:value-type="float" office:value="-0.318913">
            <text:p>-0.32</text:p>
          </table:table-cell>
          <table:table-cell office:value-type="float" office:value="1.824387">
            <text:p>1.82</text:p>
          </table:table-cell>
          <table:table-cell/>
        </table:table-row>
        <table:table-row table:style-name="ro1">
          <table:table-cell office:value-type="float" office:value="0.378719">
            <text:p>0.38</text:p>
          </table:table-cell>
          <table:table-cell office:value-type="float" office:value="2.456903">
            <text:p>2.46</text:p>
          </table:table-cell>
          <table:table-cell/>
        </table:table-row>
        <table:table-row table:style-name="ro1">
          <table:table-cell office:value-type="float" office:value="1.374889">
            <text:p>1.37</text:p>
          </table:table-cell>
          <table:table-cell office:value-type="float" office:value="1.968733">
            <text:p>1.97</text:p>
          </table:table-cell>
          <table:table-cell/>
        </table:table-row>
        <table:table-row table:style-name="ro1">
          <table:table-cell office:value-type="float" office:value="1.171604">
            <text:p>1.17</text:p>
          </table:table-cell>
          <table:table-cell office:value-type="float" office:value="2.606644">
            <text:p>2.61</text:p>
          </table:table-cell>
          <table:table-cell/>
        </table:table-row>
        <table:table-row table:style-name="ro1">
          <table:table-cell office:value-type="float" office:value="0.956819">
            <text:p>0.96</text:p>
          </table:table-cell>
          <table:table-cell office:value-type="float" office:value="2.002513">
            <text:p>2</text:p>
          </table:table-cell>
          <table:table-cell/>
        </table:table-row>
        <table:table-row table:style-name="ro1">
          <table:table-cell office:value-type="float" office:value="0.216419">
            <text:p>0.22</text:p>
          </table:table-cell>
          <table:table-cell office:value-type="float" office:value="2.782652">
            <text:p>2.78</text:p>
          </table:table-cell>
          <table:table-cell/>
        </table:table-row>
        <table:table-row table:style-name="ro1">
          <table:table-cell office:value-type="float" office:value="0.285397">
            <text:p>0.29</text:p>
          </table:table-cell>
          <table:table-cell office:value-type="float" office:value="3.376205">
            <text:p>3.38</text:p>
          </table:table-cell>
          <table:table-cell/>
        </table:table-row>
        <table:table-row table:style-name="ro1">
          <table:table-cell office:value-type="float" office:value="0.178913">
            <text:p>0.18</text:p>
          </table:table-cell>
          <table:table-cell office:value-type="float" office:value="3.719567">
            <text:p>3.72</text:p>
          </table:table-cell>
          <table:table-cell/>
        </table:table-row>
        <table:table-row table:style-name="ro1">
          <table:table-cell office:value-type="float" office:value="-0.439007">
            <text:p>-0.44</text:p>
          </table:table-cell>
          <table:table-cell office:value-type="float" office:value="4.398624">
            <text:p>4.4</text:p>
          </table:table-cell>
          <table:table-cell/>
        </table:table-row>
        <table:table-row table:style-name="ro1">
          <table:table-cell office:value-type="float" office:value="-1.420355">
            <text:p>-1.42</text:p>
          </table:table-cell>
          <table:table-cell office:value-type="float" office:value="3.509446">
            <text:p>3.51</text:p>
          </table:table-cell>
          <table:table-cell/>
        </table:table-row>
        <table:table-row table:style-name="ro1">
          <table:table-cell office:value-type="float" office:value="-2.292997">
            <text:p>-2.29</text:p>
          </table:table-cell>
          <table:table-cell office:value-type="float" office:value="4.22158">
            <text:p>4.22</text:p>
          </table:table-cell>
          <table:table-cell/>
        </table:table-row>
        <table:table-row table:style-name="ro1">
          <table:table-cell office:value-type="float" office:value="-1.642809">
            <text:p>-1.64</text:p>
          </table:table-cell>
          <table:table-cell office:value-type="float" office:value="5.034533">
            <text:p>5.03</text:p>
          </table:table-cell>
          <table:table-cell/>
        </table:table-row>
        <table:table-row table:style-name="ro1">
          <table:table-cell office:value-type="float" office:value="-1.720902">
            <text:p>-1.72</text:p>
          </table:table-cell>
          <table:table-cell office:value-type="float" office:value="4.320538">
            <text:p>4.32</text:p>
          </table:table-cell>
          <table:table-cell/>
        </table:table-row>
        <table:table-row table:style-name="ro1">
          <table:table-cell office:value-type="float" office:value="-1.183928">
            <text:p>-1.18</text:p>
          </table:table-cell>
          <table:table-cell office:value-type="float" office:value="3.632182">
            <text:p>3.63</text:p>
          </table:table-cell>
          <table:table-cell/>
        </table:table-row>
        <table:table-row table:style-name="ro1">
          <table:table-cell office:value-type="float" office:value="-0.31955">
            <text:p>-0.32</text:p>
          </table:table-cell>
          <table:table-cell office:value-type="float" office:value="4.221495">
            <text:p>4.22</text:p>
          </table:table-cell>
          <table:table-cell/>
        </table:table-row>
        <table:table-row table:style-name="ro1">
          <table:table-cell office:value-type="float" office:value="-0.543563">
            <text:p>-0.54</text:p>
          </table:table-cell>
          <table:table-cell office:value-type="float" office:value="4.153992">
            <text:p>4.15</text:p>
          </table:table-cell>
          <table:table-cell/>
        </table:table-row>
        <table:table-row table:style-name="ro1">
          <table:table-cell office:value-type="float" office:value="-1.348655">
            <text:p>-1.35</text:p>
          </table:table-cell>
          <table:table-cell office:value-type="float" office:value="3.237914">
            <text:p>3.24</text:p>
          </table:table-cell>
          <table:table-cell/>
        </table:table-row>
        <table:table-row table:style-name="ro1">
          <table:table-cell office:value-type="float" office:value="-1.096151">
            <text:p>-1.1</text:p>
          </table:table-cell>
          <table:table-cell office:value-type="float" office:value="3.948147">
            <text:p>3.95</text:p>
          </table:table-cell>
          <table:table-cell/>
        </table:table-row>
        <table:table-row table:style-name="ro1">
          <table:table-cell office:value-type="float" office:value="-0.695423">
            <text:p>-0.7</text:p>
          </table:table-cell>
          <table:table-cell office:value-type="float" office:value="4.837326">
            <text:p>4.84</text:p>
          </table:table-cell>
          <table:table-cell/>
        </table:table-row>
        <table:table-row table:style-name="ro1">
          <table:table-cell office:value-type="float" office:value="-0.463192">
            <text:p>-0.46</text:p>
          </table:table-cell>
          <table:table-cell office:value-type="float" office:value="4.903488">
            <text:p>4.9</text:p>
          </table:table-cell>
          <table:table-cell/>
        </table:table-row>
        <table:table-row table:style-name="ro1">
          <table:table-cell office:value-type="float" office:value="-1.217698">
            <text:p>-1.22</text:p>
          </table:table-cell>
          <table:table-cell office:value-type="float" office:value="4.721942">
            <text:p>4.72</text:p>
          </table:table-cell>
          <table:table-cell/>
        </table:table-row>
        <table:table-row table:style-name="ro1">
          <table:table-cell office:value-type="float" office:value="-2.091907">
            <text:p>-2.09</text:p>
          </table:table-cell>
          <table:table-cell office:value-type="float" office:value="4.18985">
            <text:p>4.19</text:p>
          </table:table-cell>
          <table:table-cell/>
        </table:table-row>
        <table:table-row table:style-name="ro1">
          <table:table-cell office:value-type="float" office:value="-2.035196">
            <text:p>-2.04</text:p>
          </table:table-cell>
          <table:table-cell office:value-type="float" office:value="3.505174">
            <text:p>3.51</text:p>
          </table:table-cell>
          <table:table-cell/>
        </table:table-row>
        <table:table-row table:style-name="ro1">
          <table:table-cell office:value-type="float" office:value="-2.548803">
            <text:p>-2.55</text:p>
          </table:table-cell>
          <table:table-cell office:value-type="float" office:value="3.843685">
            <text:p>3.84</text:p>
          </table:table-cell>
          <table:table-cell/>
        </table:table-row>
        <table:table-row table:style-name="ro1">
          <table:table-cell office:value-type="float" office:value="-3.1615">
            <text:p>-3.16</text:p>
          </table:table-cell>
          <table:table-cell office:value-type="float" office:value="3.989785">
            <text:p>3.99</text:p>
          </table:table-cell>
          <table:table-cell/>
        </table:table-row>
        <table:table-row table:style-name="ro1">
          <table:table-cell office:value-type="float" office:value="-3.588462">
            <text:p>-3.59</text:p>
          </table:table-cell>
          <table:table-cell office:value-type="float" office:value="4.313839">
            <text:p>4.31</text:p>
          </table:table-cell>
          <table:table-cell/>
        </table:table-row>
        <table:table-row table:style-name="ro1">
          <table:table-cell office:value-type="float" office:value="-2.813522">
            <text:p>-2.81</text:p>
          </table:table-cell>
          <table:table-cell office:value-type="float" office:value="5.078893">
            <text:p>5.08</text:p>
          </table:table-cell>
          <table:table-cell/>
        </table:table-row>
        <table:table-row table:style-name="ro1">
          <table:table-cell office:value-type="float" office:value="-1.958278">
            <text:p>-1.96</text:p>
          </table:table-cell>
          <table:table-cell office:value-type="float" office:value="5.045744">
            <text:p>5.05</text:p>
          </table:table-cell>
          <table:table-cell/>
        </table:table-row>
        <table:table-row table:style-name="ro1">
          <table:table-cell office:value-type="float" office:value="-1.395602">
            <text:p>-1.4</text:p>
          </table:table-cell>
          <table:table-cell office:value-type="float" office:value="4.748201">
            <text:p>4.75</text:p>
          </table:table-cell>
          <table:table-cell/>
        </table:table-row>
        <table:table-row table:style-name="ro1">
          <table:table-cell office:value-type="float" office:value="-2.047386">
            <text:p>-2.05</text:p>
          </table:table-cell>
          <table:table-cell office:value-type="float" office:value="5.615109">
            <text:p>5.62</text:p>
          </table:table-cell>
          <table:table-cell/>
        </table:table-row>
        <table:table-row table:style-name="ro1">
          <table:table-cell office:value-type="float" office:value="-1.217627">
            <text:p>-1.22</text:p>
          </table:table-cell>
          <table:table-cell office:value-type="float" office:value="5.953666">
            <text:p>5.95</text:p>
          </table:table-cell>
          <table:table-cell/>
        </table:table-row>
        <table:table-row table:style-name="ro1">
          <table:table-cell office:value-type="float" office:value="-1.214341">
            <text:p>-1.21</text:p>
          </table:table-cell>
          <table:table-cell office:value-type="float" office:value="6.034603">
            <text:p>6.03</text:p>
          </table:table-cell>
          <table:table-cell/>
        </table:table-row>
        <table:table-row table:style-name="ro1">
          <table:table-cell office:value-type="float" office:value="-0.683077">
            <text:p>-0.68</text:p>
          </table:table-cell>
          <table:table-cell office:value-type="float" office:value="6.039816">
            <text:p>6.04</text:p>
          </table:table-cell>
          <table:table-cell/>
        </table:table-row>
        <table:table-row table:style-name="ro1">
          <table:table-cell office:value-type="float" office:value="-1.63616">
            <text:p>-1.64</text:p>
          </table:table-cell>
          <table:table-cell office:value-type="float" office:value="6.410171">
            <text:p>6.41</text:p>
          </table:table-cell>
          <table:table-cell/>
        </table:table-row>
        <table:table-row table:style-name="ro1">
          <table:table-cell office:value-type="float" office:value="-1.151311">
            <text:p>-1.15</text:p>
          </table:table-cell>
          <table:table-cell office:value-type="float" office:value="7.178704">
            <text:p>7.18</text:p>
          </table:table-cell>
          <table:table-cell/>
        </table:table-row>
        <table:table-row table:style-name="ro1">
          <table:table-cell office:value-type="float" office:value="-1.822613">
            <text:p>-1.82</text:p>
          </table:table-cell>
          <table:table-cell office:value-type="float" office:value="7.241535">
            <text:p>7.24</text:p>
          </table:table-cell>
          <table:table-cell/>
        </table:table-row>
        <table:table-row table:style-name="ro1">
          <table:table-cell office:value-type="float" office:value="-2.518535">
            <text:p>-2.52</text:p>
          </table:table-cell>
          <table:table-cell office:value-type="float" office:value="6.781118">
            <text:p>6.78</text:p>
          </table:table-cell>
          <table:table-cell/>
        </table:table-row>
        <table:table-row table:style-name="ro1">
          <table:table-cell office:value-type="float" office:value="-2.791638">
            <text:p>-2.79</text:p>
          </table:table-cell>
          <table:table-cell office:value-type="float" office:value="7.644413">
            <text:p>7.64</text:p>
          </table:table-cell>
          <table:table-cell/>
        </table:table-row>
        <table:table-row table:style-name="ro1">
          <table:table-cell office:value-type="float" office:value="-3.193303">
            <text:p>-3.19</text:p>
          </table:table-cell>
          <table:table-cell office:value-type="float" office:value="7.310263">
            <text:p>7.31</text:p>
          </table:table-cell>
          <table:table-cell/>
        </table:table-row>
        <table:table-row table:style-name="ro1">
          <table:table-cell office:value-type="float" office:value="-3.745736">
            <text:p>-3.75</text:p>
          </table:table-cell>
          <table:table-cell office:value-type="float" office:value="6.908141">
            <text:p>6.91</text:p>
          </table:table-cell>
          <table:table-cell/>
        </table:table-row>
        <table:table-row table:style-name="ro1">
          <table:table-cell office:value-type="float" office:value="-4.262292">
            <text:p>-4.26</text:p>
          </table:table-cell>
          <table:table-cell office:value-type="float" office:value="7.893385">
            <text:p>7.89</text:p>
          </table:table-cell>
          <table:table-cell/>
        </table:table-row>
        <table:table-row table:style-name="ro1">
          <table:table-cell office:value-type="float" office:value="-3.487302">
            <text:p>-3.49</text:p>
          </table:table-cell>
          <table:table-cell office:value-type="float" office:value="7.180994">
            <text:p>7.18</text:p>
          </table:table-cell>
          <table:table-cell/>
        </table:table-row>
        <table:table-row table:style-name="ro1">
          <table:table-cell office:value-type="float" office:value="-3.662187">
            <text:p>-3.66</text:p>
          </table:table-cell>
          <table:table-cell office:value-type="float" office:value="7.050373">
            <text:p>7.05</text:p>
          </table:table-cell>
          <table:table-cell/>
        </table:table-row>
        <table:table-row table:style-name="ro1">
          <table:table-cell office:value-type="float" office:value="-3.384032">
            <text:p>-3.38</text:p>
          </table:table-cell>
          <table:table-cell office:value-type="float" office:value="6.398854">
            <text:p>6.4</text:p>
          </table:table-cell>
          <table:table-cell/>
        </table:table-row>
        <table:table-row table:style-name="ro1">
          <table:table-cell office:value-type="float" office:value="-2.65805">
            <text:p>-2.66</text:p>
          </table:table-cell>
          <table:table-cell office:value-type="float" office:value="6.616502">
            <text:p>6.62</text:p>
          </table:table-cell>
          <table:table-cell/>
        </table:table-row>
        <table:table-row table:style-name="ro1">
          <table:table-cell office:value-type="float" office:value="-3.060689">
            <text:p>-3.06</text:p>
          </table:table-cell>
          <table:table-cell office:value-type="float" office:value="6.969185">
            <text:p>6.97</text:p>
          </table:table-cell>
          <table:table-cell/>
        </table:table-row>
        <table:table-row table:style-name="ro1">
          <table:table-cell office:value-type="float" office:value="-3.031668">
            <text:p>-3.03</text:p>
          </table:table-cell>
          <table:table-cell office:value-type="float" office:value="7.112407">
            <text:p>7.11</text:p>
          </table:table-cell>
          <table:table-cell/>
        </table:table-row>
        <table:table-row table:style-name="ro1">
          <table:table-cell office:value-type="float" office:value="-0.302136">
            <text:p>-0.3</text:p>
          </table:table-cell>
          <table:table-cell office:value-type="float" office:value="-0.415656">
            <text:p>-0.42</text:p>
          </table:table-cell>
          <table:table-cell/>
        </table:table-row>
        <table:table-row table:style-name="ro1">
          <table:table-cell office:value-type="float" office:value="-0.809892">
            <text:p>-0.81</text:p>
          </table:table-cell>
          <table:table-cell office:value-type="float" office:value="-0.343876">
            <text:p>-0.34</text:p>
          </table:table-cell>
          <table:table-cell/>
        </table:table-row>
        <table:table-row table:style-name="ro1">
          <table:table-cell office:value-type="float" office:value="-0.474308">
            <text:p>-0.47</text:p>
          </table:table-cell>
          <table:table-cell office:value-type="float" office:value="-0.175167">
            <text:p>-0.18</text:p>
          </table:table-cell>
          <table:table-cell/>
        </table:table-row>
        <table:table-row table:style-name="ro1">
          <table:table-cell office:value-type="float" office:value="0.048554">
            <text:p>0.05</text:p>
          </table:table-cell>
          <table:table-cell office:value-type="float" office:value="-0.839923">
            <text:p>-0.84</text:p>
          </table:table-cell>
          <table:table-cell/>
        </table:table-row>
        <table:table-row table:style-name="ro1">
          <table:table-cell office:value-type="float" office:value="0.794247">
            <text:p>0.79</text:p>
          </table:table-cell>
          <table:table-cell office:value-type="float" office:value="-1.67398">
            <text:p>-1.67</text:p>
          </table:table-cell>
          <table:table-cell/>
        </table:table-row>
        <table:table-row table:style-name="ro1">
          <table:table-cell office:value-type="float" office:value="0.958453">
            <text:p>0.96</text:p>
          </table:table-cell>
          <table:table-cell office:value-type="float" office:value="-1.270421">
            <text:p>-1.27</text:p>
          </table:table-cell>
          <table:table-cell/>
        </table:table-row>
        <table:table-row table:style-name="ro1">
          <table:table-cell office:value-type="float" office:value="1.778712">
            <text:p>1.78</text:p>
          </table:table-cell>
          <table:table-cell office:value-type="float" office:value="-1.723281">
            <text:p>-1.72</text:p>
          </table:table-cell>
          <table:table-cell/>
        </table:table-row>
        <table:table-row table:style-name="ro1">
          <table:table-cell office:value-type="float" office:value="1.46633">
            <text:p>1.47</text:p>
          </table:table-cell>
          <table:table-cell office:value-type="float" office:value="-1.445378">
            <text:p>-1.45</text:p>
          </table:table-cell>
          <table:table-cell/>
        </table:table-row>
        <table:table-row table:style-name="ro1">
          <table:table-cell office:value-type="float" office:value="1.695683">
            <text:p>1.7</text:p>
          </table:table-cell>
          <table:table-cell office:value-type="float" office:value="-0.666791">
            <text:p>-0.67</text:p>
          </table:table-cell>
          <table:table-cell/>
        </table:table-row>
        <table:table-row table:style-name="ro1">
          <table:table-cell office:value-type="float" office:value="2.132155">
            <text:p>2.13</text:p>
          </table:table-cell>
          <table:table-cell office:value-type="float" office:value="-0.922161">
            <text:p>-0.92</text:p>
          </table:table-cell>
          <table:table-cell/>
        </table:table-row>
        <table:table-row table:style-name="ro1">
          <table:table-cell office:value-type="float" office:value="1.746602">
            <text:p>1.75</text:p>
          </table:table-cell>
          <table:table-cell office:value-type="float" office:value="-1.730096">
            <text:p>-1.73</text:p>
          </table:table-cell>
          <table:table-cell/>
        </table:table-row>
        <table:table-row table:style-name="ro1">
          <table:table-cell office:value-type="float" office:value="1.435893">
            <text:p>1.44</text:p>
          </table:table-cell>
          <table:table-cell office:value-type="float" office:value="-1.251885">
            <text:p>-1.25</text:p>
          </table:table-cell>
          <table:table-cell/>
        </table:table-row>
        <table:table-row table:style-name="ro1">
          <table:table-cell office:value-type="float" office:value="1.746079">
            <text:p>1.75</text:p>
          </table:table-cell>
          <table:table-cell office:value-type="float" office:value="-0.424203">
            <text:p>-0.42</text:p>
          </table:table-cell>
          <table:table-cell/>
        </table:table-row>
        <table:table-row table:style-name="ro1">
          <table:table-cell office:value-type="float" office:value="2.291023">
            <text:p>2.29</text:p>
          </table:table-cell>
          <table:table-cell office:value-type="float" office:value="0.227675">
            <text:p>0.23</text:p>
          </table:table-cell>
          <table:table-cell/>
        </table:table-row>
        <table:table-row table:style-name="ro1">
          <table:table-cell office:value-type="float" office:value="2.656556">
            <text:p>2.66</text:p>
          </table:table-cell>
          <table:table-cell office:value-type="float" office:value="0.181247">
            <text:p>0.18</text:p>
          </table:table-cell>
          <table:table-cell/>
        </table:table-row>
        <table:table-row table:style-name="ro1">
          <table:table-cell office:value-type="float" office:value="3.238099">
            <text:p>3.24</text:p>
          </table:table-cell>
          <table:table-cell office:value-type="float" office:value="-0.261563">
            <text:p>-0.26</text:p>
          </table:table-cell>
          <table:table-cell/>
        </table:table-row>
        <table:table-row table:style-name="ro1">
          <table:table-cell office:value-type="float" office:value="4.138695">
            <text:p>4.14</text:p>
          </table:table-cell>
          <table:table-cell office:value-type="float" office:value="-0.193851">
            <text:p>-0.19</text:p>
          </table:table-cell>
          <table:table-cell/>
        </table:table-row>
        <table:table-row table:style-name="ro1">
          <table:table-cell office:value-type="float" office:value="3.195669">
            <text:p>3.2</text:p>
          </table:table-cell>
          <table:table-cell office:value-type="float" office:value="0.097725">
            <text:p>0.1</text:p>
          </table:table-cell>
          <table:table-cell/>
        </table:table-row>
        <table:table-row table:style-name="ro1">
          <table:table-cell office:value-type="float" office:value="2.562665">
            <text:p>2.56</text:p>
          </table:table-cell>
          <table:table-cell office:value-type="float" office:value="0.842999">
            <text:p>0.84</text:p>
          </table:table-cell>
          <table:table-cell/>
        </table:table-row>
        <table:table-row table:style-name="ro1">
          <table:table-cell office:value-type="float" office:value="3.515222">
            <text:p>3.52</text:p>
          </table:table-cell>
          <table:table-cell office:value-type="float" office:value="1.78731">
            <text:p>1.79</text:p>
          </table:table-cell>
          <table:table-cell/>
        </table:table-row>
        <table:table-row table:style-name="ro1">
          <table:table-cell office:value-type="float" office:value="3.696096">
            <text:p>3.7</text:p>
          </table:table-cell>
          <table:table-cell office:value-type="float" office:value="2.280656">
            <text:p>2.28</text:p>
          </table:table-cell>
          <table:table-cell/>
        </table:table-row>
        <table:table-row table:style-name="ro1">
          <table:table-cell office:value-type="float" office:value="2.777322">
            <text:p>2.78</text:p>
          </table:table-cell>
          <table:table-cell office:value-type="float" office:value="2.913365">
            <text:p>2.91</text:p>
          </table:table-cell>
          <table:table-cell/>
        </table:table-row>
        <table:table-row table:style-name="ro1">
          <table:table-cell office:value-type="float" office:value="3.505818">
            <text:p>3.51</text:p>
          </table:table-cell>
          <table:table-cell office:value-type="float" office:value="3.041534">
            <text:p>3.04</text:p>
          </table:table-cell>
          <table:table-cell/>
        </table:table-row>
        <table:table-row table:style-name="ro1">
          <table:table-cell office:value-type="float" office:value="2.569067">
            <text:p>2.57</text:p>
          </table:table-cell>
          <table:table-cell office:value-type="float" office:value="3.270702">
            <text:p>3.27</text:p>
          </table:table-cell>
          <table:table-cell/>
        </table:table-row>
        <table:table-row table:style-name="ro1">
          <table:table-cell office:value-type="float" office:value="2.389751">
            <text:p>2.39</text:p>
          </table:table-cell>
          <table:table-cell office:value-type="float" office:value="4.214522">
            <text:p>4.21</text:p>
          </table:table-cell>
          <table:table-cell/>
        </table:table-row>
        <table:table-row table:style-name="ro1">
          <table:table-cell office:value-type="float" office:value="2.787305">
            <text:p>2.79</text:p>
          </table:table-cell>
          <table:table-cell office:value-type="float" office:value="3.689371">
            <text:p>3.69</text:p>
          </table:table-cell>
          <table:table-cell/>
        </table:table-row>
        <table:table-row table:style-name="ro1">
          <table:table-cell office:value-type="float" office:value="3.15379">
            <text:p>3.15</text:p>
          </table:table-cell>
          <table:table-cell office:value-type="float" office:value="3.661898">
            <text:p>3.66</text:p>
          </table:table-cell>
          <table:table-cell/>
        </table:table-row>
        <table:table-row table:style-name="ro1">
          <table:table-cell office:value-type="float" office:value="3.866808">
            <text:p>3.87</text:p>
          </table:table-cell>
          <table:table-cell office:value-type="float" office:value="3.139284">
            <text:p>3.14</text:p>
          </table:table-cell>
          <table:table-cell/>
        </table:table-row>
        <table:table-row table:style-name="ro1">
          <table:table-cell office:value-type="float" office:value="2.943705">
            <text:p>2.94</text:p>
          </table:table-cell>
          <table:table-cell office:value-type="float" office:value="2.493009">
            <text:p>2.49</text:p>
          </table:table-cell>
          <table:table-cell/>
        </table:table-row>
        <table:table-row table:style-name="ro1">
          <table:table-cell office:value-type="float" office:value="2.009485">
            <text:p>2.01</text:p>
          </table:table-cell>
          <table:table-cell office:value-type="float" office:value="2.692325">
            <text:p>2.69</text:p>
          </table:table-cell>
          <table:table-cell/>
        </table:table-row>
        <table:table-row table:style-name="ro1">
          <table:table-cell office:value-type="float" office:value="1.290484">
            <text:p>1.29</text:p>
          </table:table-cell>
          <table:table-cell office:value-type="float" office:value="3.363347">
            <text:p>3.36</text:p>
          </table:table-cell>
          <table:table-cell/>
        </table:table-row>
        <table:table-row table:style-name="ro1">
          <table:table-cell office:value-type="float" office:value="2.046673">
            <text:p>2.05</text:p>
          </table:table-cell>
          <table:table-cell office:value-type="float" office:value="2.966922">
            <text:p>2.97</text:p>
          </table:table-cell>
          <table:table-cell/>
        </table:table-row>
        <table:table-row table:style-name="ro1">
          <table:table-cell office:value-type="float" office:value="2.027158">
            <text:p>2.03</text:p>
          </table:table-cell>
          <table:table-cell office:value-type="float" office:value="2.021027">
            <text:p>2.02</text:p>
          </table:table-cell>
          <table:table-cell/>
        </table:table-row>
        <table:table-row table:style-name="ro1">
          <table:table-cell office:value-type="float" office:value="1.406084">
            <text:p>1.41</text:p>
          </table:table-cell>
          <table:table-cell office:value-type="float" office:value="1.577207">
            <text:p>1.58</text:p>
          </table:table-cell>
          <table:table-cell/>
        </table:table-row>
        <table:table-row table:style-name="ro1">
          <table:table-cell office:value-type="float" office:value="2.1876">
            <text:p>2.19</text:p>
          </table:table-cell>
          <table:table-cell office:value-type="float" office:value="1.455478">
            <text:p>1.46</text:p>
          </table:table-cell>
          <table:table-cell/>
        </table:table-row>
        <table:table-row table:style-name="ro1">
          <table:table-cell office:value-type="float" office:value="3.092788">
            <text:p>3.09</text:p>
          </table:table-cell>
          <table:table-cell office:value-type="float" office:value="2.054724">
            <text:p>2.05</text:p>
          </table:table-cell>
          <table:table-cell/>
        </table:table-row>
        <table:table-row table:style-name="ro1">
          <table:table-cell office:value-type="float" office:value="3.771497">
            <text:p>3.77</text:p>
          </table:table-cell>
          <table:table-cell office:value-type="float" office:value="2.615641">
            <text:p>2.62</text:p>
          </table:table-cell>
          <table:table-cell/>
        </table:table-row>
        <table:table-row table:style-name="ro1">
          <table:table-cell office:value-type="float" office:value="3.417057">
            <text:p>3.42</text:p>
          </table:table-cell>
          <table:table-cell office:value-type="float" office:value="1.90164">
            <text:p>1.9</text:p>
          </table:table-cell>
          <table:table-cell/>
        </table:table-row>
        <table:table-row table:style-name="ro1">
          <table:table-cell office:value-type="float" office:value="3.75163">
            <text:p>3.75</text:p>
          </table:table-cell>
          <table:table-cell office:value-type="float" office:value="2.718007">
            <text:p>2.72</text:p>
          </table:table-cell>
          <table:table-cell/>
        </table:table-row>
        <table:table-row table:style-name="ro1">
          <table:table-cell office:value-type="float" office:value="4.233521">
            <text:p>4.23</text:p>
          </table:table-cell>
          <table:table-cell office:value-type="float" office:value="1.899209">
            <text:p>1.9</text:p>
          </table:table-cell>
          <table:table-cell/>
        </table:table-row>
        <table:table-row table:style-name="ro1">
          <table:table-cell office:value-type="float" office:value="3.898331">
            <text:p>3.9</text:p>
          </table:table-cell>
          <table:table-cell office:value-type="float" office:value="2.782842">
            <text:p>2.78</text:p>
          </table:table-cell>
          <table:table-cell/>
        </table:table-row>
        <table:table-row table:style-name="ro1">
          <table:table-cell office:value-type="float" office:value="3.115936">
            <text:p>3.12</text:p>
          </table:table-cell>
          <table:table-cell office:value-type="float" office:value="3.706848">
            <text:p>3.71</text:p>
          </table:table-cell>
          <table:table-cell/>
        </table:table-row>
        <table:table-row table:style-name="ro1">
          <table:table-cell office:value-type="float" office:value="3.643982">
            <text:p>3.64</text:p>
          </table:table-cell>
          <table:table-cell office:value-type="float" office:value="3.519857">
            <text:p>3.52</text:p>
          </table:table-cell>
          <table:table-cell/>
        </table:table-row>
        <table:table-row table:style-name="ro1">
          <table:table-cell office:value-type="float" office:value="2.76047">
            <text:p>2.76</text:p>
          </table:table-cell>
          <table:table-cell office:value-type="float" office:value="2.775792">
            <text:p>2.78</text:p>
          </table:table-cell>
          <table:table-cell/>
        </table:table-row>
        <table:table-row table:style-name="ro1">
          <table:table-cell office:value-type="float" office:value="2.866462">
            <text:p>2.87</text:p>
          </table:table-cell>
          <table:table-cell office:value-type="float" office:value="2.320762">
            <text:p>2.32</text:p>
          </table:table-cell>
          <table:table-cell/>
        </table:table-row>
        <table:table-row table:style-name="ro1">
          <table:table-cell office:value-type="float" office:value="2.290504">
            <text:p>2.29</text:p>
          </table:table-cell>
          <table:table-cell office:value-type="float" office:value="2.066556">
            <text:p>2.07</text:p>
          </table:table-cell>
          <table:table-cell/>
        </table:table-row>
        <table:table-row table:style-name="ro1">
          <table:table-cell office:value-type="float" office:value="1.572323">
            <text:p>1.57</text:p>
          </table:table-cell>
          <table:table-cell office:value-type="float" office:value="1.994766">
            <text:p>1.99</text:p>
          </table:table-cell>
          <table:table-cell/>
        </table:table-row>
        <table:table-row table:style-name="ro1">
          <table:table-cell office:value-type="float" office:value="0.61588">
            <text:p>0.62</text:p>
          </table:table-cell>
          <table:table-cell office:value-type="float" office:value="2.48298">
            <text:p>2.48</text:p>
          </table:table-cell>
          <table:table-cell/>
        </table:table-row>
        <table:table-row table:style-name="ro1">
          <table:table-cell office:value-type="float" office:value="1.38732">
            <text:p>1.39</text:p>
          </table:table-cell>
          <table:table-cell office:value-type="float" office:value="2.706395">
            <text:p>2.71</text:p>
          </table:table-cell>
          <table:table-cell/>
        </table:table-row>
        <table:table-row table:style-name="ro1">
          <table:table-cell office:value-type="float" office:value="1.014955">
            <text:p>1.01</text:p>
          </table:table-cell>
          <table:table-cell office:value-type="float" office:value="2.193775">
            <text:p>2.19</text:p>
          </table:table-cell>
          <table:table-cell/>
        </table:table-row>
        <table:table-row table:style-name="ro1">
          <table:table-cell office:value-type="float" office:value="1.896744">
            <text:p>1.9</text:p>
          </table:table-cell>
          <table:table-cell office:value-type="float" office:value="2.471353">
            <text:p>2.47</text:p>
          </table:table-cell>
          <table:table-cell/>
        </table:table-row>
        <table:table-row table:style-name="ro1">
          <table:table-cell office:value-type="float" office:value="1.504725">
            <text:p>1.5</text:p>
          </table:table-cell>
          <table:table-cell office:value-type="float" office:value="2.688411">
            <text:p>2.69</text:p>
          </table:table-cell>
          <table:table-cell/>
        </table:table-row>
        <table:table-row table:style-name="ro1">
          <table:table-cell office:value-type="float" office:value="1.670405">
            <text:p>1.67</text:p>
          </table:table-cell>
          <table:table-cell office:value-type="float" office:value="1.901862">
            <text:p>1.9</text:p>
          </table:table-cell>
          <table:table-cell/>
        </table:table-row>
        <table:table-row table:style-name="ro1">
          <table:table-cell office:value-type="float" office:value="1.161309">
            <text:p>1.16</text:p>
          </table:table-cell>
          <table:table-cell office:value-type="float" office:value="2.110682">
            <text:p>2.11</text:p>
          </table:table-cell>
          <table:table-cell/>
        </table:table-row>
        <table:table-row table:style-name="ro1">
          <table:table-cell office:value-type="float" office:value="1.835255">
            <text:p>1.84</text:p>
          </table:table-cell>
          <table:table-cell office:value-type="float" office:value="3.08527">
            <text:p>3.09</text:p>
          </table:table-cell>
          <table:table-cell/>
        </table:table-row>
        <table:table-row table:style-name="ro1">
          <table:table-cell office:value-type="float" office:value="1.703945">
            <text:p>1.7</text:p>
          </table:table-cell>
          <table:table-cell office:value-type="float" office:value="3.065196">
            <text:p>3.07</text:p>
          </table:table-cell>
          <table:table-cell/>
        </table:table-row>
        <table:table-row table:style-name="ro1">
          <table:table-cell office:value-type="float" office:value="1.092512">
            <text:p>1.09</text:p>
          </table:table-cell>
          <table:table-cell office:value-type="float" office:value="3.809251">
            <text:p>3.81</text:p>
          </table:table-cell>
          <table:table-cell/>
        </table:table-row>
        <table:table-row table:style-name="ro1">
          <table:table-cell office:value-type="float" office:value="0.81174">
            <text:p>0.81</text:p>
          </table:table-cell>
          <table:table-cell office:value-type="float" office:value="3.278697">
            <text:p>3.28</text:p>
          </table:table-cell>
          <table:table-cell/>
        </table:table-row>
        <table:table-row table:style-name="ro1">
          <table:table-cell office:value-type="float" office:value="0.139273">
            <text:p>0.14</text:p>
          </table:table-cell>
          <table:table-cell office:value-type="float" office:value="2.769915">
            <text:p>2.77</text:p>
          </table:table-cell>
          <table:table-cell/>
        </table:table-row>
        <table:table-row table:style-name="ro1">
          <table:table-cell office:value-type="float" office:value="0.915411">
            <text:p>0.92</text:p>
          </table:table-cell>
          <table:table-cell office:value-type="float" office:value="2.755885">
            <text:p>2.76</text:p>
          </table:table-cell>
          <table:table-cell/>
        </table:table-row>
        <table:table-row table:style-name="ro1">
          <table:table-cell office:value-type="float" office:value="1.88713">
            <text:p>1.89</text:p>
          </table:table-cell>
          <table:table-cell office:value-type="float" office:value="3.360151">
            <text:p>3.36</text:p>
          </table:table-cell>
          <table:table-cell/>
        </table:table-row>
        <table:table-row table:style-name="ro1">
          <table:table-cell office:value-type="float" office:value="1.930255">
            <text:p>1.93</text:p>
          </table:table-cell>
          <table:table-cell office:value-type="float" office:value="3.204205">
            <text:p>3.2</text:p>
          </table:table-cell>
          <table:table-cell/>
        </table:table-row>
        <table:table-row table:style-name="ro1">
          <table:table-cell office:value-type="float" office:value="-0.087376">
            <text:p>-0.09</text:p>
          </table:table-cell>
          <table:table-cell office:value-type="float" office:value="0.859689">
            <text:p>0.86</text:p>
          </table:table-cell>
          <table:table-cell/>
        </table:table-row>
        <table:table-row table:style-name="ro1">
          <table:table-cell office:value-type="float" office:value="-0.835525">
            <text:p>-0.84</text:p>
          </table:table-cell>
          <table:table-cell office:value-type="float" office:value="-0.075757">
            <text:p>-0.08</text:p>
          </table:table-cell>
          <table:table-cell/>
        </table:table-row>
        <table:table-row table:style-name="ro1">
          <table:table-cell office:value-type="float" office:value="-0.643829">
            <text:p>-0.64</text:p>
          </table:table-cell>
          <table:table-cell office:value-type="float" office:value="-0.451623">
            <text:p>-0.45</text:p>
          </table:table-cell>
          <table:table-cell/>
        </table:table-row>
        <table:table-row table:style-name="ro1">
          <table:table-cell office:value-type="float" office:value="0.118477">
            <text:p>0.12</text:p>
          </table:table-cell>
          <table:table-cell office:value-type="float" office:value="0.445956">
            <text:p>0.45</text:p>
          </table:table-cell>
          <table:table-cell/>
        </table:table-row>
        <table:table-row table:style-name="ro1">
          <table:table-cell office:value-type="float" office:value="1.016778">
            <text:p>1.02</text:p>
          </table:table-cell>
          <table:table-cell office:value-type="float" office:value="-0.148929">
            <text:p>-0.15</text:p>
          </table:table-cell>
          <table:table-cell/>
        </table:table-row>
        <table:table-row table:style-name="ro1">
          <table:table-cell office:value-type="float" office:value="0.3704">
            <text:p>0.37</text:p>
          </table:table-cell>
          <table:table-cell office:value-type="float" office:value="-0.343408">
            <text:p>-0.34</text:p>
          </table:table-cell>
          <table:table-cell/>
        </table:table-row>
        <table:table-row table:style-name="ro1">
          <table:table-cell office:value-type="float" office:value="1.045658">
            <text:p>1.05</text:p>
          </table:table-cell>
          <table:table-cell office:value-type="float" office:value="-0.539775">
            <text:p>-0.54</text:p>
          </table:table-cell>
          <table:table-cell/>
        </table:table-row>
        <table:table-row table:style-name="ro1">
          <table:table-cell office:value-type="float" office:value="0.075198">
            <text:p>0.08</text:p>
          </table:table-cell>
          <table:table-cell office:value-type="float" office:value="-1.041352">
            <text:p>-1.04</text:p>
          </table:table-cell>
          <table:table-cell/>
        </table:table-row>
        <table:table-row table:style-name="ro1">
          <table:table-cell office:value-type="float" office:value="-0.8787">
            <text:p>-0.88</text:p>
          </table:table-cell>
          <table:table-cell office:value-type="float" office:value="-1.647499">
            <text:p>-1.65</text:p>
          </table:table-cell>
          <table:table-cell/>
        </table:table-row>
        <table:table-row table:style-name="ro1">
          <table:table-cell office:value-type="float" office:value="-0.258283">
            <text:p>-0.26</text:p>
          </table:table-cell>
          <table:table-cell office:value-type="float" office:value="-2.395795">
            <text:p>-2.4</text:p>
          </table:table-cell>
          <table:table-cell/>
        </table:table-row>
        <table:table-row table:style-name="ro1">
          <table:table-cell office:value-type="float" office:value="-0.803112">
            <text:p>-0.8</text:p>
          </table:table-cell>
          <table:table-cell office:value-type="float" office:value="-2.514311">
            <text:p>-2.51</text:p>
          </table:table-cell>
          <table:table-cell/>
        </table:table-row>
        <table:table-row table:style-name="ro1">
          <table:table-cell office:value-type="float" office:value="-1.755411">
            <text:p>-1.76</text:p>
          </table:table-cell>
          <table:table-cell office:value-type="float" office:value="-2.256167">
            <text:p>-2.26</text:p>
          </table:table-cell>
          <table:table-cell/>
        </table:table-row>
        <table:table-row table:style-name="ro1">
          <table:table-cell office:value-type="float" office:value="-2.122476">
            <text:p>-2.12</text:p>
          </table:table-cell>
          <table:table-cell office:value-type="float" office:value="-2.662093">
            <text:p>-2.66</text:p>
          </table:table-cell>
          <table:table-cell/>
        </table:table-row>
        <table:table-row table:style-name="ro1">
          <table:table-cell office:value-type="float" office:value="-1.840101">
            <text:p>-1.84</text:p>
          </table:table-cell>
          <table:table-cell office:value-type="float" office:value="-1.940176">
            <text:p>-1.94</text:p>
          </table:table-cell>
          <table:table-cell/>
        </table:table-row>
        <table:table-row table:style-name="ro1">
          <table:table-cell office:value-type="float" office:value="-2.032533">
            <text:p>-2.03</text:p>
          </table:table-cell>
          <table:table-cell office:value-type="float" office:value="-2.682627">
            <text:p>-2.68</text:p>
          </table:table-cell>
          <table:table-cell/>
        </table:table-row>
        <table:table-row table:style-name="ro1">
          <table:table-cell office:value-type="float" office:value="-2.533569">
            <text:p>-2.53</text:p>
          </table:table-cell>
          <table:table-cell office:value-type="float" office:value="-2.736698">
            <text:p>-2.74</text:p>
          </table:table-cell>
          <table:table-cell/>
        </table:table-row>
        <table:table-row table:style-name="ro1">
          <table:table-cell office:value-type="float" office:value="-2.984487">
            <text:p>-2.98</text:p>
          </table:table-cell>
          <table:table-cell office:value-type="float" office:value="-2.122464">
            <text:p>-2.12</text:p>
          </table:table-cell>
          <table:table-cell/>
        </table:table-row>
        <table:table-row table:style-name="ro1">
          <table:table-cell office:value-type="float" office:value="-2.041418">
            <text:p>-2.04</text:p>
          </table:table-cell>
          <table:table-cell office:value-type="float" office:value="-1.900948">
            <text:p>-1.9</text:p>
          </table:table-cell>
          <table:table-cell/>
        </table:table-row>
        <table:table-row table:style-name="ro1">
          <table:table-cell office:value-type="float" office:value="-1.477553">
            <text:p>-1.48</text:p>
          </table:table-cell>
          <table:table-cell office:value-type="float" office:value="-0.905148">
            <text:p>-0.91</text:p>
          </table:table-cell>
          <table:table-cell/>
        </table:table-row>
        <table:table-row table:style-name="ro1">
          <table:table-cell office:value-type="float" office:value="-0.913666">
            <text:p>-0.91</text:p>
          </table:table-cell>
          <table:table-cell office:value-type="float" office:value="-0.204214">
            <text:p>-0.2</text:p>
          </table:table-cell>
          <table:table-cell/>
        </table:table-row>
        <table:table-row table:style-name="ro1">
          <table:table-cell office:value-type="float" office:value="-0.254906">
            <text:p>-0.25</text:p>
          </table:table-cell>
          <table:table-cell office:value-type="float" office:value="-0.441276">
            <text:p>-0.44</text:p>
          </table:table-cell>
          <table:table-cell/>
        </table:table-row>
        <table:table-row table:style-name="ro1">
          <table:table-cell office:value-type="float" office:value="-0.871773">
            <text:p>-0.87</text:p>
          </table:table-cell>
          <table:table-cell office:value-type="float" office:value="-1.086814">
            <text:p>-1.09</text:p>
          </table:table-cell>
          <table:table-cell/>
        </table:table-row>
        <table:table-row table:style-name="ro1">
          <table:table-cell office:value-type="float" office:value="-1.24719">
            <text:p>-1.25</text:p>
          </table:table-cell>
          <table:table-cell office:value-type="float" office:value="-0.20988">
            <text:p>-0.21</text:p>
          </table:table-cell>
          <table:table-cell/>
        </table:table-row>
        <table:table-row table:style-name="ro1">
          <table:table-cell office:value-type="float" office:value="-2.093811">
            <text:p>-2.09</text:p>
          </table:table-cell>
          <table:table-cell office:value-type="float" office:value="0.392832">
            <text:p>0.39</text:p>
          </table:table-cell>
          <table:table-cell/>
        </table:table-row>
        <table:table-row table:style-name="ro1">
          <table:table-cell office:value-type="float" office:value="-1.22844">
            <text:p>-1.23</text:p>
          </table:table-cell>
          <table:table-cell office:value-type="float" office:value="0.014898">
            <text:p>0.01</text:p>
          </table:table-cell>
          <table:table-cell/>
        </table:table-row>
        <table:table-row table:style-name="ro1">
          <table:table-cell office:value-type="float" office:value="-0.944564">
            <text:p>-0.94</text:p>
          </table:table-cell>
          <table:table-cell office:value-type="float" office:value="0.084856">
            <text:p>0.08</text:p>
          </table:table-cell>
          <table:table-cell/>
        </table:table-row>
        <table:table-row table:style-name="ro1">
          <table:table-cell office:value-type="float" office:value="-1.650845">
            <text:p>-1.65</text:p>
          </table:table-cell>
          <table:table-cell office:value-type="float" office:value="-0.386144">
            <text:p>-0.39</text:p>
          </table:table-cell>
          <table:table-cell/>
        </table:table-row>
        <table:table-row table:style-name="ro1">
          <table:table-cell office:value-type="float" office:value="-1.782643">
            <text:p>-1.78</text:p>
          </table:table-cell>
          <table:table-cell office:value-type="float" office:value="-1.180271">
            <text:p>-1.18</text:p>
          </table:table-cell>
          <table:table-cell/>
        </table:table-row>
        <table:table-row table:style-name="ro1">
          <table:table-cell office:value-type="float" office:value="-2.729573">
            <text:p>-2.73</text:p>
          </table:table-cell>
          <table:table-cell office:value-type="float" office:value="-0.913957">
            <text:p>-0.91</text:p>
          </table:table-cell>
          <table:table-cell/>
        </table:table-row>
        <table:table-row table:style-name="ro1">
          <table:table-cell office:value-type="float" office:value="-2.299748">
            <text:p>-2.3</text:p>
          </table:table-cell>
          <table:table-cell office:value-type="float" office:value="-1.781606">
            <text:p>-1.78</text:p>
          </table:table-cell>
          <table:table-cell/>
        </table:table-row>
        <table:table-row table:style-name="ro1">
          <table:table-cell office:value-type="float" office:value="-2.400471">
            <text:p>-2.4</text:p>
          </table:table-cell>
          <table:table-cell office:value-type="float" office:value="-2.672315">
            <text:p>-2.67</text:p>
          </table:table-cell>
          <table:table-cell/>
        </table:table-row>
        <table:table-row table:style-name="ro1">
          <table:table-cell office:value-type="float" office:value="-1.791311">
            <text:p>-1.79</text:p>
          </table:table-cell>
          <table:table-cell office:value-type="float" office:value="-2.540533">
            <text:p>-2.54</text:p>
          </table:table-cell>
          <table:table-cell/>
        </table:table-row>
        <table:table-row table:style-name="ro1">
          <table:table-cell office:value-type="float" office:value="-1.673883">
            <text:p>-1.67</text:p>
          </table:table-cell>
          <table:table-cell office:value-type="float" office:value="-2.007489">
            <text:p>-2.01</text:p>
          </table:table-cell>
          <table:table-cell/>
        </table:table-row>
        <table:table-row table:style-name="ro1">
          <table:table-cell office:value-type="float" office:value="-1.418192">
            <text:p>-1.42</text:p>
          </table:table-cell>
          <table:table-cell office:value-type="float" office:value="-2.380606">
            <text:p>-2.38</text:p>
          </table:table-cell>
          <table:table-cell/>
        </table:table-row>
        <table:table-row table:style-name="ro1">
          <table:table-cell office:value-type="float" office:value="-1.055301">
            <text:p>-1.06</text:p>
          </table:table-cell>
          <table:table-cell office:value-type="float" office:value="-1.867978">
            <text:p>-1.87</text:p>
          </table:table-cell>
          <table:table-cell/>
        </table:table-row>
        <table:table-row table:style-name="ro1">
          <table:table-cell office:value-type="float" office:value="-1.581281">
            <text:p>-1.58</text:p>
          </table:table-cell>
          <table:table-cell office:value-type="float" office:value="-1.352747">
            <text:p>-1.35</text:p>
          </table:table-cell>
          <table:table-cell/>
        </table:table-row>
        <table:table-row table:style-name="ro1">
          <table:table-cell office:value-type="float" office:value="-2.42993">
            <text:p>-2.43</text:p>
          </table:table-cell>
          <table:table-cell office:value-type="float" office:value="-1.573254">
            <text:p>-1.57</text:p>
          </table:table-cell>
          <table:table-cell/>
        </table:table-row>
        <table:table-row table:style-name="ro1">
          <table:table-cell office:value-type="float" office:value="-2.207449">
            <text:p>-2.21</text:p>
          </table:table-cell>
          <table:table-cell office:value-type="float" office:value="-2.27307">
            <text:p>-2.27</text:p>
          </table:table-cell>
          <table:table-cell/>
        </table:table-row>
        <table:table-row table:style-name="ro1">
          <table:table-cell office:value-type="float" office:value="-1.816271">
            <text:p>-1.82</text:p>
          </table:table-cell>
          <table:table-cell office:value-type="float" office:value="-3.127425">
            <text:p>-3.13</text:p>
          </table:table-cell>
          <table:table-cell/>
        </table:table-row>
        <table:table-row table:style-name="ro1">
          <table:table-cell office:value-type="float" office:value="-2.213646">
            <text:p>-2.21</text:p>
          </table:table-cell>
          <table:table-cell office:value-type="float" office:value="-2.25585">
            <text:p>-2.26</text:p>
          </table:table-cell>
          <table:table-cell/>
        </table:table-row>
        <table:table-row table:style-name="ro1">
          <table:table-cell office:value-type="float" office:value="-2.695112">
            <text:p>-2.7</text:p>
          </table:table-cell>
          <table:table-cell office:value-type="float" office:value="-2.09573">
            <text:p>-2.1</text:p>
          </table:table-cell>
          <table:table-cell/>
        </table:table-row>
        <table:table-row table:style-name="ro1">
          <table:table-cell office:value-type="float" office:value="-3.256071">
            <text:p>-3.26</text:p>
          </table:table-cell>
          <table:table-cell office:value-type="float" office:value="-3.012519">
            <text:p>-3.01</text:p>
          </table:table-cell>
          <table:table-cell/>
        </table:table-row>
        <table:table-row table:style-name="ro1">
          <table:table-cell office:value-type="float" office:value="-2.472293">
            <text:p>-2.47</text:p>
          </table:table-cell>
          <table:table-cell office:value-type="float" office:value="-2.078855">
            <text:p>-2.08</text:p>
          </table:table-cell>
          <table:table-cell/>
        </table:table-row>
        <table:table-row table:style-name="ro1">
          <table:table-cell office:value-type="float" office:value="-1.5028">
            <text:p>-1.5</text:p>
          </table:table-cell>
          <table:table-cell office:value-type="float" office:value="-1.29897">
            <text:p>-1.3</text:p>
          </table:table-cell>
          <table:table-cell/>
        </table:table-row>
        <table:table-row table:style-name="ro1">
          <table:table-cell office:value-type="float" office:value="-1.477613">
            <text:p>-1.48</text:p>
          </table:table-cell>
          <table:table-cell office:value-type="float" office:value="-0.683878">
            <text:p>-0.68</text:p>
          </table:table-cell>
          <table:table-cell/>
        </table:table-row>
        <table:table-row table:style-name="ro1">
          <table:table-cell office:value-type="float" office:value="-2.288087">
            <text:p>-2.29</text:p>
          </table:table-cell>
          <table:table-cell office:value-type="float" office:value="-0.928201">
            <text:p>-0.93</text:p>
          </table:table-cell>
          <table:table-cell/>
        </table:table-row>
        <table:table-row table:style-name="ro1">
          <table:table-cell office:value-type="float" office:value="-2.300324">
            <text:p>-2.3</text:p>
          </table:table-cell>
          <table:table-cell office:value-type="float" office:value="-1.51204">
            <text:p>-1.51</text:p>
          </table:table-cell>
          <table:table-cell/>
        </table:table-row>
        <table:table-row table:style-name="ro1">
          <table:table-cell office:value-type="float" office:value="-1.526674">
            <text:p>-1.53</text:p>
          </table:table-cell>
          <table:table-cell office:value-type="float" office:value="-1.841762">
            <text:p>-1.84</text:p>
          </table:table-cell>
          <table:table-cell/>
        </table:table-row>
        <table:table-row table:style-name="ro1">
          <table:table-cell office:value-type="float" office:value="-1.834865">
            <text:p>-1.83</text:p>
          </table:table-cell>
          <table:table-cell office:value-type="float" office:value="-2.360204">
            <text:p>-2.36</text:p>
          </table:table-cell>
          <table:table-cell/>
        </table:table-row>
        <table:table-row table:style-name="ro1">
          <table:table-cell office:value-type="float" office:value="-1.251004">
            <text:p>-1.25</text:p>
          </table:table-cell>
          <table:table-cell office:value-type="float" office:value="-1.975339">
            <text:p>-1.98</text:p>
          </table:table-cell>
          <table:table-cell/>
        </table:table-row>
        <table:table-row table:style-name="ro1">
          <table:table-cell office:value-type="float" office:value="-0.775604">
            <text:p>-0.78</text:p>
          </table:table-cell>
          <table:table-cell office:value-type="float" office:value="-2.436546">
            <text:p>-2.44</text:p>
          </table:table-cell>
          <table:table-cell/>
        </table:table-row>
        <table:table-row table:style-name="ro1">
          <table:table-cell office:value-type="float" office:value="-1.737311">
            <text:p>-1.74</text:p>
          </table:table-cell>
          <table:table-cell office:value-type="float" office:value="-2.477896">
            <text:p>-2.48</text:p>
          </table:table-cell>
          <table:table-cell/>
        </table:table-row>
        <table:table-row table:style-name="ro1">
          <table:table-cell office:value-type="float" office:value="-1.007019">
            <text:p>-1.01</text:p>
          </table:table-cell>
          <table:table-cell office:value-type="float" office:value="-1.555274">
            <text:p>-1.56</text:p>
          </table:table-cell>
          <table:table-cell/>
        </table:table-row>
        <table:table-row table:style-name="ro1">
          <table:table-cell office:value-type="float" office:value="-1.589551">
            <text:p>-1.59</text:p>
          </table:table-cell>
          <table:table-cell office:value-type="float" office:value="-0.647275">
            <text:p>-0.65</text:p>
          </table:table-cell>
          <table:table-cell/>
        </table:table-row>
        <table:table-row table:style-name="ro1">
          <table:table-cell office:value-type="float" office:value="-1.807567">
            <text:p>-1.81</text:p>
          </table:table-cell>
          <table:table-cell office:value-type="float" office:value="-0.582858">
            <text:p>-0.58</text:p>
          </table:table-cell>
          <table:table-cell/>
        </table:table-row>
        <table:table-row table:style-name="ro1">
          <table:table-cell office:value-type="float" office:value="-2.499285">
            <text:p>-2.5</text:p>
          </table:table-cell>
          <table:table-cell office:value-type="float" office:value="-0.793255">
            <text:p>-0.79</text:p>
          </table:table-cell>
          <table:table-cell/>
        </table:table-row>
        <table:table-row table:style-name="ro1">
          <table:table-cell office:value-type="float" office:value="-3.251621">
            <text:p>-3.25</text:p>
          </table:table-cell>
          <table:table-cell office:value-type="float" office:value="-1.578662">
            <text:p>-1.58</text:p>
          </table:table-cell>
          <table:table-cell/>
        </table:table-row>
        <table:table-row table:style-name="ro1">
          <table:table-cell office:value-type="float" office:value="-2.743498">
            <text:p>-2.74</text:p>
          </table:table-cell>
          <table:table-cell office:value-type="float" office:value="-2.552434">
            <text:p>-2.55</text:p>
          </table:table-cell>
          <table:table-cell/>
        </table:table-row>
        <table:table-row table:style-name="ro1">
          <table:table-cell office:value-type="float" office:value="-2.630762">
            <text:p>-2.63</text:p>
          </table:table-cell>
          <table:table-cell office:value-type="float" office:value="-2.149954">
            <text:p>-2.15</text:p>
          </table:table-cell>
          <table:table-cell/>
        </table:table-row>
        <table:table-row table:style-name="ro1">
          <table:table-cell office:value-type="float" office:value="-2.70939">
            <text:p>-2.71</text:p>
          </table:table-cell>
          <table:table-cell office:value-type="float" office:value="-1.421491">
            <text:p>-1.42</text:p>
          </table:table-cell>
          <table:table-cell/>
        </table:table-row>
        <table:table-row table:style-name="ro1">
          <table:table-cell office:value-type="float" office:value="-1.783124">
            <text:p>-1.78</text:p>
          </table:table-cell>
          <table:table-cell office:value-type="float" office:value="-1.080185">
            <text:p>-1.08</text:p>
          </table:table-cell>
          <table:table-cell/>
        </table:table-row>
        <table:table-row table:style-name="ro1">
          <table:table-cell office:value-type="float" office:value="-1.51114">
            <text:p>-1.51</text:p>
          </table:table-cell>
          <table:table-cell office:value-type="float" office:value="-0.640628">
            <text:p>-0.64</text:p>
          </table:table-cell>
          <table:table-cell/>
        </table:table-row>
        <table:table-row table:style-name="ro1">
          <table:table-cell office:value-type="float" office:value="-2.198599">
            <text:p>-2.2</text:p>
          </table:table-cell>
          <table:table-cell office:value-type="float" office:value="-1.545026">
            <text:p>-1.55</text:p>
          </table:table-cell>
          <table:table-cell/>
        </table:table-row>
        <table:table-row table:style-name="ro1">
          <table:table-cell office:value-type="float" office:value="-2.969171">
            <text:p>-2.97</text:p>
          </table:table-cell>
          <table:table-cell office:value-type="float" office:value="-1.659186">
            <text:p>-1.66</text:p>
          </table:table-cell>
          <table:table-cell/>
        </table:table-row>
        <table:table-row table:style-name="ro1">
          <table:table-cell office:value-type="float" office:value="-3.497935">
            <text:p>-3.5</text:p>
          </table:table-cell>
          <table:table-cell office:value-type="float" office:value="-1.344189">
            <text:p>-1.34</text:p>
          </table:table-cell>
          <table:table-cell/>
        </table:table-row>
        <table:table-row table:style-name="ro1">
          <table:table-cell office:value-type="float" office:value="-3.390506">
            <text:p>-3.39</text:p>
          </table:table-cell>
          <table:table-cell office:value-type="float" office:value="-1.968246">
            <text:p>-1.97</text:p>
          </table:table-cell>
          <table:table-cell/>
        </table:table-row>
        <table:table-row table:style-name="ro1">
          <table:table-cell office:value-type="float" office:value="-2.700961">
            <text:p>-2.7</text:p>
          </table:table-cell>
          <table:table-cell office:value-type="float" office:value="-1.764101">
            <text:p>-1.76</text:p>
          </table:table-cell>
          <table:table-cell/>
        </table:table-row>
        <table:table-row table:style-name="ro1">
          <table:table-cell office:value-type="float" office:value="-2.342116">
            <text:p>-2.34</text:p>
          </table:table-cell>
          <table:table-cell office:value-type="float" office:value="-1.600845">
            <text:p>-1.6</text:p>
          </table:table-cell>
          <table:table-cell/>
        </table:table-row>
        <table:table-row table:style-name="ro1">
          <table:table-cell office:value-type="float" office:value="-1.372518">
            <text:p>-1.37</text:p>
          </table:table-cell>
          <table:table-cell office:value-type="float" office:value="-1.424386">
            <text:p>-1.42</text:p>
          </table:table-cell>
          <table:table-cell/>
        </table:table-row>
        <table:table-row table:style-name="ro1">
          <table:table-cell office:value-type="float" office:value="-1.097986">
            <text:p>-1.1</text:p>
          </table:table-cell>
          <table:table-cell office:value-type="float" office:value="-2.070356">
            <text:p>-2.07</text:p>
          </table:table-cell>
          <table:table-cell/>
        </table:table-row>
        <table:table-row table:style-name="ro1">
          <table:table-cell office:value-type="float" office:value="-1.404576">
            <text:p>-1.4</text:p>
          </table:table-cell>
          <table:table-cell office:value-type="float" office:value="-1.676361">
            <text:p>-1.68</text:p>
          </table:table-cell>
          <table:table-cell/>
        </table:table-row>
        <table:table-row table:style-name="ro1">
          <table:table-cell office:value-type="float" office:value="-1.779892">
            <text:p>-1.78</text:p>
          </table:table-cell>
          <table:table-cell office:value-type="float" office:value="-1.100369">
            <text:p>-1.1</text:p>
          </table:table-cell>
          <table:table-cell/>
        </table:table-row>
        <table:table-row table:style-name="ro1">
          <table:table-cell office:value-type="float" office:value="-0.375124">
            <text:p>-0.38</text:p>
          </table:table-cell>
          <table:table-cell office:value-type="float" office:value="0.670499">
            <text:p>0.67</text:p>
          </table:table-cell>
          <table:table-cell/>
        </table:table-row>
        <table:table-row table:style-name="ro1">
          <table:table-cell office:value-type="float" office:value="-0.826246">
            <text:p>-0.83</text:p>
          </table:table-cell>
          <table:table-cell office:value-type="float" office:value="1.116936">
            <text:p>1.12</text:p>
          </table:table-cell>
          <table:table-cell/>
        </table:table-row>
        <table:table-row table:style-name="ro1">
          <table:table-cell office:value-type="float" office:value="-1.072227">
            <text:p>-1.07</text:p>
          </table:table-cell>
          <table:table-cell office:value-type="float" office:value="0.148929">
            <text:p>0.15</text:p>
          </table:table-cell>
          <table:table-cell/>
        </table:table-row>
        <table:table-row table:style-name="ro1">
          <table:table-cell office:value-type="float" office:value="-0.960992">
            <text:p>-0.96</text:p>
          </table:table-cell>
          <table:table-cell office:value-type="float" office:value="0.986023">
            <text:p>0.99</text:p>
          </table:table-cell>
          <table:table-cell/>
        </table:table-row>
        <table:table-row table:style-name="ro1">
          <table:table-cell office:value-type="float" office:value="-1.200409">
            <text:p>-1.2</text:p>
          </table:table-cell>
          <table:table-cell office:value-type="float" office:value="0.18795">
            <text:p>0.19</text:p>
          </table:table-cell>
          <table:table-cell/>
        </table:table-row>
        <table:table-row table:style-name="ro1">
          <table:table-cell office:value-type="float" office:value="-1.749863">
            <text:p>-1.75</text:p>
          </table:table-cell>
          <table:table-cell office:value-type="float" office:value="-0.336246">
            <text:p>-0.34</text:p>
          </table:table-cell>
          <table:table-cell/>
        </table:table-row>
        <table:table-row table:style-name="ro1">
          <table:table-cell office:value-type="float" office:value="-1.068899">
            <text:p>-1.07</text:p>
          </table:table-cell>
          <table:table-cell office:value-type="float" office:value="-1.19482">
            <text:p>-1.19</text:p>
          </table:table-cell>
          <table:table-cell/>
        </table:table-row>
        <table:table-row table:style-name="ro1">
          <table:table-cell office:value-type="float" office:value="-0.609022">
            <text:p>-0.61</text:p>
          </table:table-cell>
          <table:table-cell office:value-type="float" office:value="-1.390187">
            <text:p>-1.39</text:p>
          </table:table-cell>
          <table:table-cell/>
        </table:table-row>
        <table:table-row table:style-name="ro1">
          <table:table-cell office:value-type="float" office:value="-0.526447">
            <text:p>-0.53</text:p>
          </table:table-cell>
          <table:table-cell office:value-type="float" office:value="-2.113433">
            <text:p>-2.11</text:p>
          </table:table-cell>
          <table:table-cell/>
        </table:table-row>
        <table:table-row table:style-name="ro1">
          <table:table-cell office:value-type="float" office:value="0.379488">
            <text:p>0.38</text:p>
          </table:table-cell>
          <table:table-cell office:value-type="float" office:value="-1.172021">
            <text:p>-1.17</text:p>
          </table:table-cell>
          <table:table-cell/>
        </table:table-row>
        <table:table-row table:style-name="ro1">
          <table:table-cell office:value-type="float" office:value="1.161644">
            <text:p>1.16</text:p>
          </table:table-cell>
          <table:table-cell office:value-type="float" office:value="-1.83806">
            <text:p>-1.84</text:p>
          </table:table-cell>
          <table:table-cell/>
        </table:table-row>
        <table:table-row table:style-name="ro1">
          <table:table-cell office:value-type="float" office:value="0.318568">
            <text:p>0.32</text:p>
          </table:table-cell>
          <table:table-cell office:value-type="float" office:value="-1.548047">
            <text:p>-1.55</text:p>
          </table:table-cell>
          <table:table-cell/>
        </table:table-row>
        <table:table-row table:style-name="ro1">
          <table:table-cell office:value-type="float" office:value="0.434451">
            <text:p>0.43</text:p>
          </table:table-cell>
          <table:table-cell office:value-type="float" office:value="-1.347284">
            <text:p>-1.35</text:p>
          </table:table-cell>
          <table:table-cell/>
        </table:table-row>
        <table:table-row table:style-name="ro1">
          <table:table-cell office:value-type="float" office:value="0.82788">
            <text:p>0.83</text:p>
          </table:table-cell>
          <table:table-cell office:value-type="float" office:value="-0.446787">
            <text:p>-0.45</text:p>
          </table:table-cell>
          <table:table-cell/>
        </table:table-row>
        <table:table-row table:style-name="ro1">
          <table:table-cell office:value-type="float" office:value="0.735173">
            <text:p>0.74</text:p>
          </table:table-cell>
          <table:table-cell office:value-type="float" office:value="0.448185">
            <text:p>0.45</text:p>
          </table:table-cell>
          <table:table-cell/>
        </table:table-row>
        <table:table-row table:style-name="ro1">
          <table:table-cell office:value-type="float" office:value="0.164108">
            <text:p>0.16</text:p>
          </table:table-cell>
          <table:table-cell office:value-type="float" office:value="0.403565">
            <text:p>0.4</text:p>
          </table:table-cell>
          <table:table-cell/>
        </table:table-row>
        <table:table-row table:style-name="ro1">
          <table:table-cell office:value-type="float" office:value="-0.29157">
            <text:p>-0.29</text:p>
          </table:table-cell>
          <table:table-cell office:value-type="float" office:value="0.723295">
            <text:p>0.72</text:p>
          </table:table-cell>
          <table:table-cell/>
        </table:table-row>
        <table:table-row table:style-name="ro1">
          <table:table-cell office:value-type="float" office:value="-1.008656">
            <text:p>-1.01</text:p>
          </table:table-cell>
          <table:table-cell office:value-type="float" office:value="0.039363">
            <text:p>0.04</text:p>
          </table:table-cell>
          <table:table-cell/>
        </table:table-row>
        <table:table-row table:style-name="ro1">
          <table:table-cell office:value-type="float" office:value="-1.90033">
            <text:p>-1.9</text:p>
          </table:table-cell>
          <table:table-cell office:value-type="float" office:value="0.08333">
            <text:p>0.08</text:p>
          </table:table-cell>
          <table:table-cell/>
        </table:table-row>
        <table:table-row table:style-name="ro1">
          <table:table-cell office:value-type="float" office:value="-2.717345">
            <text:p>-2.72</text:p>
          </table:table-cell>
          <table:table-cell office:value-type="float" office:value="0.51823">
            <text:p>0.52</text:p>
          </table:table-cell>
          <table:table-cell/>
        </table:table-row>
        <table:table-row table:style-name="ro1">
          <table:table-cell office:value-type="float" office:value="-3.318165">
            <text:p>-3.32</text:p>
          </table:table-cell>
          <table:table-cell office:value-type="float" office:value="-0.336857">
            <text:p>-0.34</text:p>
          </table:table-cell>
          <table:table-cell/>
        </table:table-row>
        <table:table-row table:style-name="ro1">
          <table:table-cell office:value-type="float" office:value="-2.72564">
            <text:p>-2.73</text:p>
          </table:table-cell>
          <table:table-cell office:value-type="float" office:value="-0.477248">
            <text:p>-0.48</text:p>
          </table:table-cell>
          <table:table-cell/>
        </table:table-row>
        <table:table-row table:style-name="ro1">
          <table:table-cell office:value-type="float" office:value="-3.494232">
            <text:p>-3.49</text:p>
          </table:table-cell>
          <table:table-cell office:value-type="float" office:value="0.02557">
            <text:p>0.03</text:p>
          </table:table-cell>
          <table:table-cell/>
        </table:table-row>
        <table:table-row table:style-name="ro1">
          <table:table-cell office:value-type="float" office:value="-4.052475">
            <text:p>-4.05</text:p>
          </table:table-cell>
          <table:table-cell office:value-type="float" office:value="-0.928618">
            <text:p>-0.93</text:p>
          </table:table-cell>
          <table:table-cell/>
        </table:table-row>
        <table:table-row table:style-name="ro1">
          <table:table-cell office:value-type="float" office:value="-4.599893">
            <text:p>-4.6</text:p>
          </table:table-cell>
          <table:table-cell office:value-type="float" office:value="-1.236818">
            <text:p>-1.24</text:p>
          </table:table-cell>
          <table:table-cell/>
        </table:table-row>
        <table:table-row table:style-name="ro1">
          <table:table-cell office:value-type="float" office:value="-5.4345">
            <text:p>-5.43</text:p>
          </table:table-cell>
          <table:table-cell office:value-type="float" office:value="-1.188487">
            <text:p>-1.19</text:p>
          </table:table-cell>
          <table:table-cell/>
        </table:table-row>
        <table:table-row table:style-name="ro1">
          <table:table-cell office:value-type="float" office:value="-5.605109">
            <text:p>-5.61</text:p>
          </table:table-cell>
          <table:table-cell office:value-type="float" office:value="-1.546467">
            <text:p>-1.55</text:p>
          </table:table-cell>
          <table:table-cell/>
        </table:table-row>
        <table:table-row table:style-name="ro1">
          <table:table-cell office:value-type="float" office:value="-6.598949">
            <text:p>-6.6</text:p>
          </table:table-cell>
          <table:table-cell office:value-type="float" office:value="-1.582752">
            <text:p>-1.58</text:p>
          </table:table-cell>
          <table:table-cell/>
        </table:table-row>
        <table:table-row table:style-name="ro1">
          <table:table-cell office:value-type="float" office:value="-6.611746">
            <text:p>-6.61</text:p>
          </table:table-cell>
          <table:table-cell office:value-type="float" office:value="-0.617472">
            <text:p>-0.62</text:p>
          </table:table-cell>
          <table:table-cell/>
        </table:table-row>
        <table:table-row table:style-name="ro1">
          <table:table-cell office:value-type="float" office:value="-5.786443">
            <text:p>-5.79</text:p>
          </table:table-cell>
          <table:table-cell office:value-type="float" office:value="-1.011773">
            <text:p>-1.01</text:p>
          </table:table-cell>
          <table:table-cell/>
        </table:table-row>
        <table:table-row table:style-name="ro1">
          <table:table-cell office:value-type="float" office:value="-4.925958">
            <text:p>-4.93</text:p>
          </table:table-cell>
          <table:table-cell office:value-type="float" office:value="-1.333562">
            <text:p>-1.33</text:p>
          </table:table-cell>
          <table:table-cell/>
        </table:table-row>
        <table:table-row table:style-name="ro1">
          <table:table-cell office:value-type="float" office:value="-4.657309">
            <text:p>-4.66</text:p>
          </table:table-cell>
          <table:table-cell office:value-type="float" office:value="-0.378678">
            <text:p>-0.38</text:p>
          </table:table-cell>
          <table:table-cell/>
        </table:table-row>
        <table:table-row table:style-name="ro1">
          <table:table-cell office:value-type="float" office:value="-4.502274">
            <text:p>-4.5</text:p>
          </table:table-cell>
          <table:table-cell office:value-type="float" office:value="-0.383567">
            <text:p>-0.38</text:p>
          </table:table-cell>
          <table:table-cell/>
        </table:table-row>
        <table:table-row table:style-name="ro1">
          <table:table-cell office:value-type="float" office:value="-5.125479">
            <text:p>-5.13</text:p>
          </table:table-cell>
          <table:table-cell office:value-type="float" office:value="-0.025748">
            <text:p>-0.03</text:p>
          </table:table-cell>
          <table:table-cell/>
        </table:table-row>
        <table:table-row table:style-name="ro1">
          <table:table-cell office:value-type="float" office:value="-5.289481">
            <text:p>-5.29</text:p>
          </table:table-cell>
          <table:table-cell office:value-type="float" office:value="-0.127677">
            <text:p>-0.13</text:p>
          </table:table-cell>
          <table:table-cell/>
        </table:table-row>
        <table:table-row table:style-name="ro1">
          <table:table-cell office:value-type="float" office:value="-4.476203">
            <text:p>-4.48</text:p>
          </table:table-cell>
          <table:table-cell office:value-type="float" office:value="-0.6641">
            <text:p>-0.66</text:p>
          </table:table-cell>
          <table:table-cell/>
        </table:table-row>
        <table:table-row table:style-name="ro1">
          <table:table-cell office:value-type="float" office:value="-4.484759">
            <text:p>-4.48</text:p>
          </table:table-cell>
          <table:table-cell office:value-type="float" office:value="0.19466">
            <text:p>0.19</text:p>
          </table:table-cell>
          <table:table-cell/>
        </table:table-row>
        <table:table-row table:style-name="ro1">
          <table:table-cell office:value-type="float" office:value="-3.550367">
            <text:p>-3.55</text:p>
          </table:table-cell>
          <table:table-cell office:value-type="float" office:value="-0.340797">
            <text:p>-0.34</text:p>
          </table:table-cell>
          <table:table-cell/>
        </table:table-row>
        <table:table-row table:style-name="ro1">
          <table:table-cell office:value-type="float" office:value="-4.460545">
            <text:p>-4.46</text:p>
          </table:table-cell>
          <table:table-cell office:value-type="float" office:value="-0.39256">
            <text:p>-0.39</text:p>
          </table:table-cell>
          <table:table-cell/>
        </table:table-row>
        <table:table-row table:style-name="ro1">
          <table:table-cell office:value-type="float" office:value="-4.99662">
            <text:p>-5</text:p>
          </table:table-cell>
          <table:table-cell office:value-type="float" office:value="-0.772773">
            <text:p>-0.77</text:p>
          </table:table-cell>
          <table:table-cell/>
        </table:table-row>
        <table:table-row table:style-name="ro1">
          <table:table-cell office:value-type="float" office:value="-4.179879">
            <text:p>-4.18</text:p>
          </table:table-cell>
          <table:table-cell office:value-type="float" office:value="-0.048398">
            <text:p>-0.05</text:p>
          </table:table-cell>
          <table:table-cell/>
        </table:table-row>
        <table:table-row table:style-name="ro1">
          <table:table-cell office:value-type="float" office:value="-3.182597">
            <text:p>-3.18</text:p>
          </table:table-cell>
          <table:table-cell office:value-type="float" office:value="-0.715357">
            <text:p>-0.72</text:p>
          </table:table-cell>
          <table:table-cell/>
        </table:table-row>
        <table:table-row table:style-name="ro1">
          <table:table-cell office:value-type="float" office:value="-3.518007">
            <text:p>-3.52</text:p>
          </table:table-cell>
          <table:table-cell office:value-type="float" office:value="-0.857547">
            <text:p>-0.86</text:p>
          </table:table-cell>
          <table:table-cell/>
        </table:table-row>
        <table:table-row table:style-name="ro1">
          <table:table-cell office:value-type="float" office:value="-3.737986">
            <text:p>-3.74</text:p>
          </table:table-cell>
          <table:table-cell office:value-type="float" office:value="-1.294523">
            <text:p>-1.29</text:p>
          </table:table-cell>
          <table:table-cell/>
        </table:table-row>
        <table:table-row table:style-name="ro1">
          <table:table-cell office:value-type="float" office:value="-4.501941">
            <text:p>-4.5</text:p>
          </table:table-cell>
          <table:table-cell office:value-type="float" office:value="-1.189633">
            <text:p>-1.19</text:p>
          </table:table-cell>
          <table:table-cell/>
        </table:table-row>
        <table:table-row table:style-name="ro1">
          <table:table-cell office:value-type="float" office:value="-3.572052">
            <text:p>-3.57</text:p>
          </table:table-cell>
          <table:table-cell office:value-type="float" office:value="-1.016784">
            <text:p>-1.02</text:p>
          </table:table-cell>
          <table:table-cell/>
        </table:table-row>
        <table:table-row table:style-name="ro1">
          <table:table-cell office:value-type="float" office:value="-3.627831">
            <text:p>-3.63</text:p>
          </table:table-cell>
          <table:table-cell office:value-type="float" office:value="-1.36735">
            <text:p>-1.37</text:p>
          </table:table-cell>
          <table:table-cell/>
        </table:table-row>
        <table:table-row table:style-name="ro1">
          <table:table-cell office:value-type="float" office:value="-2.978318">
            <text:p>-2.98</text:p>
          </table:table-cell>
          <table:table-cell office:value-type="float" office:value="-0.997077">
            <text:p>-1</text:p>
          </table:table-cell>
          <table:table-cell/>
        </table:table-row>
        <table:table-row table:style-name="ro1">
          <table:table-cell office:value-type="float" office:value="-3.739152">
            <text:p>-3.74</text:p>
          </table:table-cell>
          <table:table-cell office:value-type="float" office:value="-0.762145">
            <text:p>-0.76</text:p>
          </table:table-cell>
          <table:table-cell/>
        </table:table-row>
        <table:table-row table:style-name="ro1">
          <table:table-cell office:value-type="float" office:value="-4.673667">
            <text:p>-4.67</text:p>
          </table:table-cell>
          <table:table-cell office:value-type="float" office:value="0.063168">
            <text:p>0.06</text:p>
          </table:table-cell>
          <table:table-cell/>
        </table:table-row>
        <table:table-row table:style-name="ro1">
          <table:table-cell office:value-type="float" office:value="-4.063868">
            <text:p>-4.06</text:p>
          </table:table-cell>
          <table:table-cell office:value-type="float" office:value="0.210123">
            <text:p>0.21</text:p>
          </table:table-cell>
          <table:table-cell/>
        </table:table-row>
        <table:table-row table:style-name="ro1">
          <table:table-cell office:value-type="float" office:value="-3.472224">
            <text:p>-3.47</text:p>
          </table:table-cell>
          <table:table-cell office:value-type="float" office:value="0.041467">
            <text:p>0.04</text:p>
          </table:table-cell>
          <table:table-cell/>
        </table:table-row>
        <table:table-row table:style-name="ro1">
          <table:table-cell office:value-type="float" office:value="-4.466374">
            <text:p>-4.47</text:p>
          </table:table-cell>
          <table:table-cell office:value-type="float" office:value="0.806879">
            <text:p>0.81</text:p>
          </table:table-cell>
          <table:table-cell/>
        </table:table-row>
        <table:table-row table:style-name="ro1">
          <table:table-cell office:value-type="float" office:value="-4.947351">
            <text:p>-4.95</text:p>
          </table:table-cell>
          <table:table-cell office:value-type="float" office:value="1.043463">
            <text:p>1.04</text:p>
          </table:table-cell>
          <table:table-cell/>
        </table:table-row>
        <table:table-row table:style-name="ro1">
          <table:table-cell office:value-type="float" office:value="-4.191821">
            <text:p>-4.19</text:p>
          </table:table-cell>
          <table:table-cell office:value-type="float" office:value="1.945527">
            <text:p>1.95</text:p>
          </table:table-cell>
          <table:table-cell/>
        </table:table-row>
        <table:table-row table:style-name="ro1">
          <table:table-cell office:value-type="float" office:value="-4.534241">
            <text:p>-4.53</text:p>
          </table:table-cell>
          <table:table-cell office:value-type="float" office:value="2.277961">
            <text:p>2.28</text:p>
          </table:table-cell>
          <table:table-cell/>
        </table:table-row>
        <table:table-row table:style-name="ro1">
          <table:table-cell office:value-type="float" office:value="-4.596612">
            <text:p>-4.6</text:p>
          </table:table-cell>
          <table:table-cell office:value-type="float" office:value="2.094367">
            <text:p>2.09</text:p>
          </table:table-cell>
          <table:table-cell/>
        </table:table-row>
        <table:table-row table:style-name="ro1">
          <table:table-cell office:value-type="float" office:value="-3.619477">
            <text:p>-3.62</text:p>
          </table:table-cell>
          <table:table-cell office:value-type="float" office:value="1.836593">
            <text:p>1.84</text:p>
          </table:table-cell>
          <table:table-cell/>
        </table:table-row>
        <table:table-row table:style-name="ro1">
          <table:table-cell office:value-type="float" office:value="-4.545704">
            <text:p>-4.55</text:p>
          </table:table-cell>
          <table:table-cell office:value-type="float" office:value="0.875903">
            <text:p>0.88</text:p>
          </table:table-cell>
          <table:table-cell/>
        </table:table-row>
        <table:table-row table:style-name="ro1">
          <table:table-cell office:value-type="float" office:value="-4.140952">
            <text:p>-4.14</text:p>
          </table:table-cell>
          <table:table-cell office:value-type="float" office:value="1.064665">
            <text:p>1.06</text:p>
          </table:table-cell>
          <table:table-cell/>
        </table:table-row>
        <table:table-row table:style-name="ro1">
          <table:table-cell office:value-type="float" office:value="-4.974807">
            <text:p>-4.97</text:p>
          </table:table-cell>
          <table:table-cell office:value-type="float" office:value="0.901758">
            <text:p>0.9</text:p>
          </table:table-cell>
          <table:table-cell/>
        </table:table-row>
        <table:table-row table:style-name="ro1">
          <table:table-cell office:value-type="float" office:value="-4.747541">
            <text:p>-4.75</text:p>
          </table:table-cell>
          <table:table-cell office:value-type="float" office:value="0.09453">
            <text:p>0.09</text:p>
          </table:table-cell>
          <table:table-cell/>
        </table:table-row>
        <table:table-row table:style-name="ro1">
          <table:table-cell office:value-type="float" office:value="-3.844642">
            <text:p>-3.84</text:p>
          </table:table-cell>
          <table:table-cell office:value-type="float" office:value="0.352842">
            <text:p>0.35</text:p>
          </table:table-cell>
          <table:table-cell/>
        </table:table-row>
        <table:table-row table:style-name="ro1">
          <table:table-cell office:value-type="float" office:value="-4.523428">
            <text:p>-4.52</text:p>
          </table:table-cell>
          <table:table-cell office:value-type="float" office:value="0.262596">
            <text:p>0.26</text:p>
          </table:table-cell>
          <table:table-cell/>
        </table:table-row>
        <table:table-row table:style-name="ro1">
          <table:table-cell office:value-type="float" office:value="-5.194691">
            <text:p>-5.19</text:p>
          </table:table-cell>
          <table:table-cell office:value-type="float" office:value="0.954863">
            <text:p>0.95</text:p>
          </table:table-cell>
          <table:table-cell/>
        </table:table-row>
        <table:table-row table:style-name="ro1">
          <table:table-cell office:value-type="float" office:value="-4.200038">
            <text:p>-4.2</text:p>
          </table:table-cell>
          <table:table-cell office:value-type="float" office:value="0.828308">
            <text:p>0.83</text:p>
          </table:table-cell>
          <table:table-cell/>
        </table:table-row>
        <table:table-row table:style-name="ro1">
          <table:table-cell office:value-type="float" office:value="-3.571028">
            <text:p>-3.57</text:p>
          </table:table-cell>
          <table:table-cell office:value-type="float" office:value="1.062256">
            <text:p>1.06</text:p>
          </table:table-cell>
          <table:table-cell/>
        </table:table-row>
        <table:table-row table:style-name="ro1">
          <table:table-cell office:value-type="float" office:value="-3.281857">
            <text:p>-3.28</text:p>
          </table:table-cell>
          <table:table-cell office:value-type="float" office:value="0.147563">
            <text:p>0.15</text:p>
          </table:table-cell>
          <table:table-cell/>
        </table:table-row>
        <table:table-row table:style-name="ro1">
          <table:table-cell office:value-type="float" office:value="-2.526185">
            <text:p>-2.53</text:p>
          </table:table-cell>
          <table:table-cell office:value-type="float" office:value="0.075667">
            <text:p>0.08</text:p>
          </table:table-cell>
          <table:table-cell/>
        </table:table-row>
        <table:table-row table:style-name="ro1">
          <table:table-cell office:value-type="float" office:value="-2.751261">
            <text:p>-2.75</text:p>
          </table:table-cell>
          <table:table-cell office:value-type="float" office:value="0.233183">
            <text:p>0.23</text:p>
          </table:table-cell>
          <table:table-cell/>
        </table:table-row>
        <table:table-row table:style-name="ro1">
          <table:table-cell office:value-type="float" office:value="-3.308939">
            <text:p>-3.31</text:p>
          </table:table-cell>
          <table:table-cell office:value-type="float" office:value="-0.547048">
            <text:p>-0.55</text:p>
          </table:table-cell>
          <table:table-cell/>
        </table:table-row>
        <table:table-row table:style-name="ro1">
          <table:table-cell office:value-type="float" office:value="-3.106686">
            <text:p>-3.11</text:p>
          </table:table-cell>
          <table:table-cell office:value-type="float" office:value="-0.697806">
            <text:p>-0.7</text:p>
          </table:table-cell>
          <table:table-cell/>
        </table:table-row>
        <table:table-row table:style-name="ro1">
          <table:table-cell office:value-type="float" office:value="-3.727323">
            <text:p>-3.73</text:p>
          </table:table-cell>
          <table:table-cell office:value-type="float" office:value="-1.432204">
            <text:p>-1.43</text:p>
          </table:table-cell>
          <table:table-cell/>
        </table:table-row>
        <table:table-row table:style-name="ro1">
          <table:table-cell office:value-type="float" office:value="-2.945551">
            <text:p>-2.95</text:p>
          </table:table-cell>
          <table:table-cell office:value-type="float" office:value="-1.55052">
            <text:p>-1.55</text:p>
          </table:table-cell>
          <table:table-cell/>
        </table:table-row>
        <table:table-row table:style-name="ro1">
          <table:table-cell office:value-type="float" office:value="-2.174304">
            <text:p>-2.17</text:p>
          </table:table-cell>
          <table:table-cell office:value-type="float" office:value="-0.763709">
            <text:p>-0.76</text:p>
          </table:table-cell>
          <table:table-cell/>
        </table:table-row>
        <table:table-row table:style-name="ro1">
          <table:table-cell office:value-type="float" office:value="-2.485318">
            <text:p>-2.49</text:p>
          </table:table-cell>
          <table:table-cell office:value-type="float" office:value="-1.557547">
            <text:p>-1.56</text:p>
          </table:table-cell>
          <table:table-cell/>
        </table:table-row>
        <table:table-row table:style-name="ro1">
          <table:table-cell office:value-type="float" office:value="-1.830852">
            <text:p>-1.83</text:p>
          </table:table-cell>
          <table:table-cell office:value-type="float" office:value="-1.529274">
            <text:p>-1.53</text:p>
          </table:table-cell>
          <table:table-cell/>
        </table:table-row>
        <table:table-row table:style-name="ro1">
          <table:table-cell office:value-type="float" office:value="-1.957556">
            <text:p>-1.96</text:p>
          </table:table-cell>
          <table:table-cell office:value-type="float" office:value="-0.986163">
            <text:p>-0.99</text:p>
          </table:table-cell>
          <table:table-cell/>
        </table:table-row>
        <table:table-row table:style-name="ro1">
          <table:table-cell office:value-type="float" office:value="-2.10553">
            <text:p>-2.11</text:p>
          </table:table-cell>
          <table:table-cell office:value-type="float" office:value="-1.666689">
            <text:p>-1.67</text:p>
          </table:table-cell>
          <table:table-cell/>
        </table:table-row>
        <table:table-row table:style-name="ro1">
          <table:table-cell office:value-type="float" office:value="-3.060229">
            <text:p>-3.06</text:p>
          </table:table-cell>
          <table:table-cell office:value-type="float" office:value="-0.766232">
            <text:p>-0.77</text:p>
          </table:table-cell>
          <table:table-cell/>
        </table:table-row>
        <table:table-row table:style-name="ro1">
          <table:table-cell office:value-type="float" office:value="-3.491489">
            <text:p>-3.49</text:p>
          </table:table-cell>
          <table:table-cell office:value-type="float" office:value="-0.334808">
            <text:p>-0.33</text:p>
          </table:table-cell>
          <table:table-cell/>
        </table:table-row>
        <table:table-row table:style-name="ro1">
          <table:table-cell office:value-type="float" office:value="-3.114259">
            <text:p>-3.11</text:p>
          </table:table-cell>
          <table:table-cell office:value-type="float" office:value="0.256836">
            <text:p>0.26</text:p>
          </table:table-cell>
          <table:table-cell/>
        </table:table-row>
        <table:table-row table:style-name="ro1">
          <table:table-cell office:value-type="float" office:value="-0.88573">
            <text:p>-0.89</text:p>
          </table:table-cell>
          <table:table-cell office:value-type="float" office:value="0.988294">
            <text:p>0.99</text:p>
          </table:table-cell>
          <table:table-cell/>
        </table:table-row>
        <table:table-row table:style-name="ro1">
          <table:table-cell office:value-type="float" office:value="-0.819971">
            <text:p>-0.82</text:p>
          </table:table-cell>
          <table:table-cell office:value-type="float" office:value="0.0144">
            <text:p>0.01</text:p>
          </table:table-cell>
          <table:table-cell/>
        </table:table-row>
        <table:table-row table:style-name="ro1">
          <table:table-cell office:value-type="float" office:value="-1.049607">
            <text:p>-1.05</text:p>
          </table:table-cell>
          <table:table-cell office:value-type="float" office:value="-0.228244">
            <text:p>-0.23</text:p>
          </table:table-cell>
          <table:table-cell/>
        </table:table-row>
        <table:table-row table:style-name="ro1">
          <table:table-cell office:value-type="float" office:value="-1.595608">
            <text:p>-1.6</text:p>
          </table:table-cell>
          <table:table-cell office:value-type="float" office:value="-0.143455">
            <text:p>-0.14</text:p>
          </table:table-cell>
          <table:table-cell/>
        </table:table-row>
        <table:table-row table:style-name="ro1">
          <table:table-cell office:value-type="float" office:value="-2.336272">
            <text:p>-2.34</text:p>
          </table:table-cell>
          <table:table-cell office:value-type="float" office:value="0.572411">
            <text:p>0.57</text:p>
          </table:table-cell>
          <table:table-cell/>
        </table:table-row>
        <table:table-row table:style-name="ro1">
          <table:table-cell office:value-type="float" office:value="-2.427423">
            <text:p>-2.43</text:p>
          </table:table-cell>
          <table:table-cell office:value-type="float" office:value="1.350651">
            <text:p>1.35</text:p>
          </table:table-cell>
          <table:table-cell/>
        </table:table-row>
        <table:table-row table:style-name="ro1">
          <table:table-cell office:value-type="float" office:value="-2.83798">
            <text:p>-2.84</text:p>
          </table:table-cell>
          <table:table-cell office:value-type="float" office:value="0.389894">
            <text:p>0.39</text:p>
          </table:table-cell>
          <table:table-cell/>
        </table:table-row>
        <table:table-row table:style-name="ro1">
          <table:table-cell office:value-type="float" office:value="-2.500264">
            <text:p>-2.5</text:p>
          </table:table-cell>
          <table:table-cell office:value-type="float" office:value="1.033084">
            <text:p>1.03</text:p>
          </table:table-cell>
          <table:table-cell/>
        </table:table-row>
        <table:table-row table:style-name="ro1">
          <table:table-cell office:value-type="float" office:value="-1.947373">
            <text:p>-1.95</text:p>
          </table:table-cell>
          <table:table-cell office:value-type="float" office:value="0.470466">
            <text:p>0.47</text:p>
          </table:table-cell>
          <table:table-cell/>
        </table:table-row>
        <table:table-row table:style-name="ro1">
          <table:table-cell office:value-type="float" office:value="-2.368107">
            <text:p>-2.37</text:p>
          </table:table-cell>
          <table:table-cell office:value-type="float" office:value="1.142876">
            <text:p>1.14</text:p>
          </table:table-cell>
          <table:table-cell/>
        </table:table-row>
        <table:table-row table:style-name="ro1">
          <table:table-cell office:value-type="float" office:value="-2.62709">
            <text:p>-2.63</text:p>
          </table:table-cell>
          <table:table-cell office:value-type="float" office:value="1.49155">
            <text:p>1.49</text:p>
          </table:table-cell>
          <table:table-cell/>
        </table:table-row>
        <table:table-row table:style-name="ro1">
          <table:table-cell office:value-type="float" office:value="-2.323932">
            <text:p>-2.32</text:p>
          </table:table-cell>
          <table:table-cell office:value-type="float" office:value="2.150909">
            <text:p>2.15</text:p>
          </table:table-cell>
          <table:table-cell/>
        </table:table-row>
        <table:table-row table:style-name="ro1">
          <table:table-cell office:value-type="float" office:value="-2.462657">
            <text:p>-2.46</text:p>
          </table:table-cell>
          <table:table-cell office:value-type="float" office:value="3.062173">
            <text:p>3.06</text:p>
          </table:table-cell>
          <table:table-cell/>
        </table:table-row>
        <table:table-row table:style-name="ro1">
          <table:table-cell office:value-type="float" office:value="-2.319861">
            <text:p>-2.32</text:p>
          </table:table-cell>
          <table:table-cell office:value-type="float" office:value="2.10488">
            <text:p>2.1</text:p>
          </table:table-cell>
          <table:table-cell/>
        </table:table-row>
        <table:table-row table:style-name="ro1">
          <table:table-cell office:value-type="float" office:value="-2.817829">
            <text:p>-2.82</text:p>
          </table:table-cell>
          <table:table-cell office:value-type="float" office:value="2.89573">
            <text:p>2.9</text:p>
          </table:table-cell>
          <table:table-cell/>
        </table:table-row>
        <table:table-row table:style-name="ro1">
          <table:table-cell office:value-type="float" office:value="-2.630103">
            <text:p>-2.63</text:p>
          </table:table-cell>
          <table:table-cell office:value-type="float" office:value="2.522712">
            <text:p>2.52</text:p>
          </table:table-cell>
          <table:table-cell/>
        </table:table-row>
        <table:table-row table:style-name="ro1">
          <table:table-cell office:value-type="float" office:value="-2.873617">
            <text:p>-2.87</text:p>
          </table:table-cell>
          <table:table-cell office:value-type="float" office:value="3.068011">
            <text:p>3.07</text:p>
          </table:table-cell>
          <table:table-cell/>
        </table:table-row>
        <table:table-row table:style-name="ro1">
          <table:table-cell office:value-type="float" office:value="-2.895015">
            <text:p>-2.9</text:p>
          </table:table-cell>
          <table:table-cell office:value-type="float" office:value="3.181382">
            <text:p>3.18</text:p>
          </table:table-cell>
          <table:table-cell/>
        </table:table-row>
        <table:table-row table:style-name="ro1">
          <table:table-cell office:value-type="float" office:value="-3.246458">
            <text:p>-3.25</text:p>
          </table:table-cell>
          <table:table-cell office:value-type="float" office:value="3.945858">
            <text:p>3.95</text:p>
          </table:table-cell>
          <table:table-cell/>
        </table:table-row>
        <table:table-row table:style-name="ro1">
          <table:table-cell office:value-type="float" office:value="-2.565246">
            <text:p>-2.57</text:p>
          </table:table-cell>
          <table:table-cell office:value-type="float" office:value="4.692004">
            <text:p>4.69</text:p>
          </table:table-cell>
          <table:table-cell/>
        </table:table-row>
        <table:table-row table:style-name="ro1">
          <table:table-cell office:value-type="float" office:value="-3.360376">
            <text:p>-3.36</text:p>
          </table:table-cell>
          <table:table-cell office:value-type="float" office:value="3.714135">
            <text:p>3.71</text:p>
          </table:table-cell>
          <table:table-cell/>
        </table:table-row>
        <table:table-row table:style-name="ro1">
          <table:table-cell office:value-type="float" office:value="-4.324405">
            <text:p>-4.32</text:p>
          </table:table-cell>
          <table:table-cell office:value-type="float" office:value="3.015628">
            <text:p>3.02</text:p>
          </table:table-cell>
          <table:table-cell/>
        </table:table-row>
        <table:table-row table:style-name="ro1">
          <table:table-cell office:value-type="float" office:value="-3.77666">
            <text:p>-3.78</text:p>
          </table:table-cell>
          <table:table-cell office:value-type="float" office:value="3.045625">
            <text:p>3.05</text:p>
          </table:table-cell>
          <table:table-cell/>
        </table:table-row>
        <table:table-row table:style-name="ro1">
          <table:table-cell office:value-type="float" office:value="-3.515775">
            <text:p>-3.52</text:p>
          </table:table-cell>
          <table:table-cell office:value-type="float" office:value="3.180008">
            <text:p>3.18</text:p>
          </table:table-cell>
          <table:table-cell/>
        </table:table-row>
        <table:table-row table:style-name="ro1">
          <table:table-cell office:value-type="float" office:value="-3.055289">
            <text:p>-3.06</text:p>
          </table:table-cell>
          <table:table-cell office:value-type="float" office:value="3.318018">
            <text:p>3.32</text:p>
          </table:table-cell>
          <table:table-cell/>
        </table:table-row>
        <table:table-row table:style-name="ro1">
          <table:table-cell office:value-type="float" office:value="-2.544226">
            <text:p>-2.54</text:p>
          </table:table-cell>
          <table:table-cell office:value-type="float" office:value="4.17228">
            <text:p>4.17</text:p>
          </table:table-cell>
          <table:table-cell/>
        </table:table-row>
        <table:table-row table:style-name="ro1">
          <table:table-cell office:value-type="float" office:value="-1.973909">
            <text:p>-1.97</text:p>
          </table:table-cell>
          <table:table-cell office:value-type="float" office:value="3.528139">
            <text:p>3.53</text:p>
          </table:table-cell>
          <table:table-cell/>
        </table:table-row>
        <table:table-row table:style-name="ro1">
          <table:table-cell office:value-type="float" office:value="-2.619789">
            <text:p>-2.62</text:p>
          </table:table-cell>
          <table:table-cell office:value-type="float" office:value="3.030097">
            <text:p>3.03</text:p>
          </table:table-cell>
          <table:table-cell/>
        </table:table-row>
        <table:table-row table:style-name="ro1">
          <table:table-cell office:value-type="float" office:value="-2.284969">
            <text:p>-2.28</text:p>
          </table:table-cell>
          <table:table-cell office:value-type="float" office:value="3.818059">
            <text:p>3.82</text:p>
          </table:table-cell>
          <table:table-cell/>
        </table:table-row>
        <table:table-row table:style-name="ro1">
          <table:table-cell office:value-type="float" office:value="-2.782407">
            <text:p>-2.78</text:p>
          </table:table-cell>
          <table:table-cell office:value-type="float" office:value="3.527559">
            <text:p>3.53</text:p>
          </table:table-cell>
          <table:table-cell/>
        </table:table-row>
        <table:table-row table:style-name="ro1">
          <table:table-cell office:value-type="float" office:value="-3.493178">
            <text:p>-3.49</text:p>
          </table:table-cell>
          <table:table-cell office:value-type="float" office:value="2.743584">
            <text:p>2.74</text:p>
          </table:table-cell>
          <table:table-cell/>
        </table:table-row>
        <table:table-row table:style-name="ro1">
          <table:table-cell office:value-type="float" office:value="-3.841464">
            <text:p>-3.84</text:p>
          </table:table-cell>
          <table:table-cell office:value-type="float" office:value="3.127775">
            <text:p>3.13</text:p>
          </table:table-cell>
          <table:table-cell/>
        </table:table-row>
        <table:table-row table:style-name="ro1">
          <table:table-cell office:value-type="float" office:value="-3.785921">
            <text:p>-3.79</text:p>
          </table:table-cell>
          <table:table-cell office:value-type="float" office:value="3.629031">
            <text:p>3.63</text:p>
          </table:table-cell>
          <table:table-cell/>
        </table:table-row>
        <table:table-row table:style-name="ro1">
          <table:table-cell office:value-type="float" office:value="-4.274132">
            <text:p>-4.27</text:p>
          </table:table-cell>
          <table:table-cell office:value-type="float" office:value="4.521075">
            <text:p>4.52</text:p>
          </table:table-cell>
          <table:table-cell/>
        </table:table-row>
        <table:table-row table:style-name="ro1">
          <table:table-cell office:value-type="float" office:value="-4.146721">
            <text:p>-4.15</text:p>
          </table:table-cell>
          <table:table-cell office:value-type="float" office:value="4.034946">
            <text:p>4.03</text:p>
          </table:table-cell>
          <table:table-cell/>
        </table:table-row>
        <table:table-row table:style-name="ro1">
          <table:table-cell office:value-type="float" office:value="-4.938787">
            <text:p>-4.94</text:p>
          </table:table-cell>
          <table:table-cell office:value-type="float" office:value="3.763701">
            <text:p>3.76</text:p>
          </table:table-cell>
          <table:table-cell/>
        </table:table-row>
        <table:table-row table:style-name="ro1">
          <table:table-cell office:value-type="float" office:value="-4.158204">
            <text:p>-4.16</text:p>
          </table:table-cell>
          <table:table-cell office:value-type="float" office:value="3.727948">
            <text:p>3.73</text:p>
          </table:table-cell>
          <table:table-cell/>
        </table:table-row>
        <table:table-row table:style-name="ro1">
          <table:table-cell office:value-type="float" office:value="-3.886286">
            <text:p>-3.89</text:p>
          </table:table-cell>
          <table:table-cell office:value-type="float" office:value="3.972799">
            <text:p>3.97</text:p>
          </table:table-cell>
          <table:table-cell/>
        </table:table-row>
        <table:table-row table:style-name="ro1">
          <table:table-cell office:value-type="float" office:value="-4.759037">
            <text:p>-4.76</text:p>
          </table:table-cell>
          <table:table-cell office:value-type="float" office:value="4.344911">
            <text:p>4.34</text:p>
          </table:table-cell>
          <table:table-cell/>
        </table:table-row>
        <table:table-row table:style-name="ro1">
          <table:table-cell office:value-type="float" office:value="-4.77029">
            <text:p>-4.77</text:p>
          </table:table-cell>
          <table:table-cell office:value-type="float" office:value="4.74835">
            <text:p>4.75</text:p>
          </table:table-cell>
          <table:table-cell/>
        </table:table-row>
        <table:table-row table:style-name="ro1">
          <table:table-cell office:value-type="float" office:value="-5.270605">
            <text:p>-5.27</text:p>
          </table:table-cell>
          <table:table-cell office:value-type="float" office:value="5.311694">
            <text:p>5.31</text:p>
          </table:table-cell>
          <table:table-cell/>
        </table:table-row>
        <table:table-row table:style-name="ro1">
          <table:table-cell office:value-type="float" office:value="-4.947943">
            <text:p>-4.95</text:p>
          </table:table-cell>
          <table:table-cell office:value-type="float" office:value="5.154262">
            <text:p>5.15</text:p>
          </table:table-cell>
          <table:table-cell/>
        </table:table-row>
        <table:table-row table:style-name="ro1">
          <table:table-cell office:value-type="float" office:value="-4.611192">
            <text:p>-4.61</text:p>
          </table:table-cell>
          <table:table-cell office:value-type="float" office:value="4.809559">
            <text:p>4.81</text:p>
          </table:table-cell>
          <table:table-cell/>
        </table:table-row>
        <table:table-row table:style-name="ro1">
          <table:table-cell office:value-type="float" office:value="-3.743641">
            <text:p>-3.74</text:p>
          </table:table-cell>
          <table:table-cell office:value-type="float" office:value="4.829479">
            <text:p>4.83</text:p>
          </table:table-cell>
          <table:table-cell/>
        </table:table-row>
        <table:table-row table:style-name="ro1">
          <table:table-cell office:value-type="float" office:value="-3.209368">
            <text:p>-3.21</text:p>
          </table:table-cell>
          <table:table-cell office:value-type="float" office:value="4.968597">
            <text:p>4.97</text:p>
          </table:table-cell>
          <table:table-cell/>
        </table:table-row>
        <table:table-row table:style-name="ro1">
          <table:table-cell office:value-type="float" office:value="-2.218516">
            <text:p>-2.22</text:p>
          </table:table-cell>
          <table:table-cell office:value-type="float" office:value="5.015189">
            <text:p>5.02</text:p>
          </table:table-cell>
          <table:table-cell/>
        </table:table-row>
        <table:table-row table:style-name="ro1">
          <table:table-cell office:value-type="float" office:value="-2.276438">
            <text:p>-2.28</text:p>
          </table:table-cell>
          <table:table-cell office:value-type="float" office:value="5.096081">
            <text:p>5.1</text:p>
          </table:table-cell>
          <table:table-cell/>
        </table:table-row>
        <table:table-row table:style-name="ro1">
          <table:table-cell office:value-type="float" office:value="-2.558307">
            <text:p>-2.56</text:p>
          </table:table-cell>
          <table:table-cell office:value-type="float" office:value="4.457807">
            <text:p>4.46</text:p>
          </table:table-cell>
          <table:table-cell/>
        </table:table-row>
        <table:table-row table:style-name="ro1">
          <table:table-cell office:value-type="float" office:value="-3.420962">
            <text:p>-3.42</text:p>
          </table:table-cell>
          <table:table-cell office:value-type="float" office:value="4.321013">
            <text:p>4.32</text:p>
          </table:table-cell>
          <table:table-cell/>
        </table:table-row>
        <table:table-row table:style-name="ro1">
          <table:table-cell office:value-type="float" office:value="-2.426928">
            <text:p>-2.43</text:p>
          </table:table-cell>
          <table:table-cell office:value-type="float" office:value="4.15551">
            <text:p>4.16</text:p>
          </table:table-cell>
          <table:table-cell/>
        </table:table-row>
        <table:table-row table:style-name="ro1">
          <table:table-cell office:value-type="float" office:value="-1.703492">
            <text:p>-1.7</text:p>
          </table:table-cell>
          <table:table-cell office:value-type="float" office:value="3.682455">
            <text:p>3.68</text:p>
          </table:table-cell>
          <table:table-cell/>
        </table:table-row>
        <table:table-row table:style-name="ro1">
          <table:table-cell office:value-type="float" office:value="-2.486046">
            <text:p>-2.49</text:p>
          </table:table-cell>
          <table:table-cell office:value-type="float" office:value="3.342039">
            <text:p>3.34</text:p>
          </table:table-cell>
          <table:table-cell/>
        </table:table-row>
        <table:table-row table:style-name="ro1">
          <table:table-cell office:value-type="float" office:value="-2.687343">
            <text:p>-2.69</text:p>
          </table:table-cell>
          <table:table-cell office:value-type="float" office:value="2.774948">
            <text:p>2.77</text:p>
          </table:table-cell>
          <table:table-cell/>
        </table:table-row>
        <table:table-row table:style-name="ro1">
          <table:table-cell office:value-type="float" office:value="-1.934029">
            <text:p>-1.93</text:p>
          </table:table-cell>
          <table:table-cell office:value-type="float" office:value="2.547987">
            <text:p>2.55</text:p>
          </table:table-cell>
          <table:table-cell/>
        </table:table-row>
        <table:table-row table:style-name="ro1">
          <table:table-cell office:value-type="float" office:value="-2.262999">
            <text:p>-2.26</text:p>
          </table:table-cell>
          <table:table-cell office:value-type="float" office:value="3.006706">
            <text:p>3.01</text:p>
          </table:table-cell>
          <table:table-cell/>
        </table:table-row>
        <table:table-row table:style-name="ro1">
          <table:table-cell office:value-type="float" office:value="-2.016749">
            <text:p>-2.02</text:p>
          </table:table-cell>
          <table:table-cell office:value-type="float" office:value="2.981692">
            <text:p>2.98</text:p>
          </table:table-cell>
          <table:table-cell/>
        </table:table-row>
        <table:table-row table:style-name="ro1">
          <table:table-cell office:value-type="float" office:value="-1.239936">
            <text:p>-1.24</text:p>
          </table:table-cell>
          <table:table-cell office:value-type="float" office:value="3.605755">
            <text:p>3.61</text:p>
          </table:table-cell>
          <table:table-cell/>
        </table:table-row>
        <table:table-row table:style-name="ro1">
          <table:table-cell office:value-type="float" office:value="-0.556585">
            <text:p>-0.56</text:p>
          </table:table-cell>
          <table:table-cell office:value-type="float" office:value="3.408516">
            <text:p>3.41</text:p>
          </table:table-cell>
          <table:table-cell/>
        </table:table-row>
        <table:table-row table:style-name="ro1">
          <table:table-cell office:value-type="float" office:value="0.113502">
            <text:p>0.11</text:p>
          </table:table-cell>
          <table:table-cell office:value-type="float" office:value="3.68223">
            <text:p>3.68</text:p>
          </table:table-cell>
          <table:table-cell/>
        </table:table-row>
        <table:table-row table:style-name="ro1">
          <table:table-cell office:value-type="float" office:value="0.476945">
            <text:p>0.48</text:p>
          </table:table-cell>
          <table:table-cell office:value-type="float" office:value="3.715048">
            <text:p>3.72</text:p>
          </table:table-cell>
          <table:table-cell/>
        </table:table-row>
        <table:table-row table:style-name="ro1">
          <table:table-cell office:value-type="float" office:value="0.58407">
            <text:p>0.58</text:p>
          </table:table-cell>
          <table:table-cell office:value-type="float" office:value="4.36603">
            <text:p>4.37</text:p>
          </table:table-cell>
          <table:table-cell/>
        </table:table-row>
        <table:table-row table:style-name="ro1">
          <table:table-cell office:value-type="float" office:value="0.805563">
            <text:p>0.81</text:p>
          </table:table-cell>
          <table:table-cell office:value-type="float" office:value="5.229586">
            <text:p>5.23</text:p>
          </table:table-cell>
          <table:table-cell/>
        </table:table-row>
        <table:table-row table:style-name="ro1">
          <table:table-cell office:value-type="float" office:value="-0.145712">
            <text:p>-0.15</text:p>
          </table:table-cell>
          <table:table-cell office:value-type="float" office:value="5.033459">
            <text:p>5.03</text:p>
          </table:table-cell>
          <table:table-cell/>
        </table:table-row>
        <table:table-row table:style-name="ro1">
          <table:table-cell office:value-type="float" office:value="0.584702">
            <text:p>0.58</text:p>
          </table:table-cell>
          <table:table-cell office:value-type="float" office:value="5.020007">
            <text:p>5.02</text:p>
          </table:table-cell>
          <table:table-cell/>
        </table:table-row>
        <table:table-row table:style-name="ro1">
          <table:table-cell office:value-type="float" office:value="1.462365">
            <text:p>1.46</text:p>
          </table:table-cell>
          <table:table-cell office:value-type="float" office:value="5.772981">
            <text:p>5.77</text:p>
          </table:table-cell>
          <table:table-cell/>
        </table:table-row>
        <table:table-row table:style-name="ro1">
          <table:table-cell office:value-type="float" office:value="1.62712">
            <text:p>1.63</text:p>
          </table:table-cell>
          <table:table-cell office:value-type="float" office:value="5.087355">
            <text:p>5.09</text:p>
          </table:table-cell>
          <table:table-cell/>
        </table:table-row>
        <table:table-row table:style-name="ro1">
          <table:table-cell office:value-type="float" office:value="1.106789">
            <text:p>1.11</text:p>
          </table:table-cell>
          <table:table-cell office:value-type="float" office:value="5.303128">
            <text:p>5.3</text:p>
          </table:table-cell>
          <table:table-cell/>
        </table:table-row>
        <table:table-row table:style-name="ro1">
          <table:table-cell office:value-type="float" office:value="0.181374">
            <text:p>0.18</text:p>
          </table:table-cell>
          <table:table-cell office:value-type="float" office:value="6.107619">
            <text:p>6.11</text:p>
          </table:table-cell>
          <table:table-cell/>
        </table:table-row>
        <table:table-row table:style-name="ro1">
          <table:table-cell office:value-type="float" office:value="1.097625">
            <text:p>1.1</text:p>
          </table:table-cell>
          <table:table-cell office:value-type="float" office:value="6.067721">
            <text:p>6.07</text:p>
          </table:table-cell>
          <table:table-cell/>
        </table:table-row>
        <table:table-row table:style-name="ro1">
          <table:table-cell office:value-type="float" office:value="1.100041">
            <text:p>1.1</text:p>
          </table:table-cell>
          <table:table-cell office:value-type="float" office:value="6.154313">
            <text:p>6.15</text:p>
          </table:table-cell>
          <table:table-cell/>
        </table:table-row>
        <table:table-row table:style-name="ro1">
          <table:table-cell office:value-type="float" office:value="0.336668">
            <text:p>0.34</text:p>
          </table:table-cell>
          <table:table-cell office:value-type="float" office:value="5.268351">
            <text:p>5.27</text:p>
          </table:table-cell>
          <table:table-cell/>
        </table:table-row>
        <table:table-row table:style-name="ro1">
          <table:table-cell office:value-type="float" office:value="1.143345">
            <text:p>1.14</text:p>
          </table:table-cell>
          <table:table-cell office:value-type="float" office:value="4.501613">
            <text:p>4.5</text:p>
          </table:table-cell>
          <table:table-cell/>
        </table:table-row>
        <table:table-row table:style-name="ro1">
          <table:table-cell office:value-type="float" office:value="1.343083">
            <text:p>1.34</text:p>
          </table:table-cell>
          <table:table-cell office:value-type="float" office:value="3.588237">
            <text:p>3.59</text:p>
          </table:table-cell>
          <table:table-cell/>
        </table:table-row>
        <table:table-row table:style-name="ro1">
          <table:table-cell office:value-type="float" office:value="1.706778">
            <text:p>1.71</text:p>
          </table:table-cell>
          <table:table-cell office:value-type="float" office:value="4.147627">
            <text:p>4.15</text:p>
          </table:table-cell>
          <table:table-cell/>
        </table:table-row>
        <table:table-row table:style-name="ro1">
          <table:table-cell office:value-type="float" office:value="0.835163">
            <text:p>0.84</text:p>
          </table:table-cell>
          <table:table-cell office:value-type="float" office:value="4.927782">
            <text:p>4.93</text:p>
          </table:table-cell>
          <table:table-cell/>
        </table:table-row>
        <table:table-row table:style-name="ro1">
          <table:table-cell office:value-type="float" office:value="0.079343">
            <text:p>0.08</text:p>
          </table:table-cell>
          <table:table-cell office:value-type="float" office:value="4.552415">
            <text:p>4.55</text:p>
          </table:table-cell>
          <table:table-cell/>
        </table:table-row>
        <table:table-row table:style-name="ro1">
          <table:table-cell office:value-type="float" office:value="0.35343">
            <text:p>0.35</text:p>
          </table:table-cell>
          <table:table-cell office:value-type="float" office:value="4.211103">
            <text:p>4.21</text:p>
          </table:table-cell>
          <table:table-cell/>
        </table:table-row>
        <table:table-row table:style-name="ro1">
          <table:table-cell office:value-type="float" office:value="0.797526">
            <text:p>0.8</text:p>
          </table:table-cell>
          <table:table-cell office:value-type="float" office:value="4.467889">
            <text:p>4.47</text:p>
          </table:table-cell>
          <table:table-cell/>
        </table:table-row>
        <table:table-row table:style-name="ro1">
          <table:table-cell office:value-type="float" office:value="1.365956">
            <text:p>1.37</text:p>
          </table:table-cell>
          <table:table-cell office:value-type="float" office:value="3.636236">
            <text:p>3.64</text:p>
          </table:table-cell>
          <table:table-cell/>
        </table:table-row>
        <table:table-row table:style-name="ro1">
          <table:table-cell office:value-type="float" office:value="0.409818">
            <text:p>0.41</text:p>
          </table:table-cell>
          <table:table-cell office:value-type="float" office:value="2.94077">
            <text:p>2.94</text:p>
          </table:table-cell>
          <table:table-cell/>
        </table:table-row>
        <table:table-row table:style-name="ro1">
          <table:table-cell office:value-type="float" office:value="0.175059">
            <text:p>0.18</text:p>
          </table:table-cell>
          <table:table-cell office:value-type="float" office:value="3.644386">
            <text:p>3.64</text:p>
          </table:table-cell>
          <table:table-cell/>
        </table:table-row>
        <table:table-row table:style-name="ro1">
          <table:table-cell office:value-type="float" office:value="-0.49431">
            <text:p>-0.49</text:p>
          </table:table-cell>
          <table:table-cell office:value-type="float" office:value="3.284242">
            <text:p>3.28</text:p>
          </table:table-cell>
          <table:table-cell/>
        </table:table-row>
        <table:table-row table:style-name="ro1">
          <table:table-cell office:value-type="float" office:value="-1.309104">
            <text:p>-1.31</text:p>
          </table:table-cell>
          <table:table-cell office:value-type="float" office:value="2.816331">
            <text:p>2.82</text:p>
          </table:table-cell>
          <table:table-cell/>
        </table:table-row>
        <table:table-row table:style-name="ro1">
          <table:table-cell office:value-type="float" office:value="-0.900048">
            <text:p>-0.9</text:p>
          </table:table-cell>
          <table:table-cell office:value-type="float" office:value="3.434417">
            <text:p>3.43</text:p>
          </table:table-cell>
          <table:table-cell/>
        </table:table-row>
        <table:table-row table:style-name="ro1">
          <table:table-cell office:value-type="float" office:value="-0.235883">
            <text:p>-0.24</text:p>
          </table:table-cell>
          <table:table-cell office:value-type="float" office:value="2.545668">
            <text:p>2.55</text:p>
          </table:table-cell>
          <table:table-cell/>
        </table:table-row>
        <table:table-row table:style-name="ro1">
          <table:table-cell office:value-type="float" office:value="0.279427">
            <text:p>0.28</text:p>
          </table:table-cell>
          <table:table-cell office:value-type="float" office:value="3.049615">
            <text:p>3.05</text:p>
          </table:table-cell>
          <table:table-cell/>
        </table:table-row>
        <table:table-row table:style-name="ro1">
          <table:table-cell office:value-type="float" office:value="-0.582719">
            <text:p>-0.58</text:p>
          </table:table-cell>
          <table:table-cell office:value-type="float" office:value="2.418936">
            <text:p>2.42</text:p>
          </table:table-cell>
          <table:table-cell/>
        </table:table-row>
        <table:table-row table:style-name="ro1">
          <table:table-cell office:value-type="float" office:value="-1.16988">
            <text:p>-1.17</text:p>
          </table:table-cell>
          <table:table-cell office:value-type="float" office:value="1.720994">
            <text:p>1.72</text:p>
          </table:table-cell>
          <table:table-cell/>
        </table:table-row>
        <table:table-row table:style-name="ro1">
          <table:table-cell office:value-type="float" office:value="-1.684384">
            <text:p>-1.68</text:p>
          </table:table-cell>
          <table:table-cell office:value-type="float" office:value="2.344617">
            <text:p>2.34</text:p>
          </table:table-cell>
          <table:table-cell/>
        </table:table-row>
        <table:table-row table:style-name="ro1">
          <table:table-cell office:value-type="float" office:value="-1.116497">
            <text:p>-1.12</text:p>
          </table:table-cell>
          <table:table-cell office:value-type="float" office:value="3.134154">
            <text:p>3.13</text:p>
          </table:table-cell>
          <table:table-cell/>
        </table:table-row>
        <table:table-row table:style-name="ro1">
          <table:table-cell office:value-type="float" office:value="-1.241934">
            <text:p>-1.24</text:p>
          </table:table-cell>
          <table:table-cell office:value-type="float" office:value="2.885522">
            <text:p>2.89</text:p>
          </table:table-cell>
          <table:table-cell/>
        </table:table-row>
        <table:table-row table:style-name="ro1">
          <table:table-cell office:value-type="float" office:value="-1.375803">
            <text:p>-1.38</text:p>
          </table:table-cell>
          <table:table-cell office:value-type="float" office:value="2.3018">
            <text:p>2.3</text:p>
          </table:table-cell>
          <table:table-cell/>
        </table:table-row>
        <table:table-row table:style-name="ro1">
          <table:table-cell office:value-type="float" office:value="0.664571">
            <text:p>0.66</text:p>
          </table:table-cell>
          <table:table-cell office:value-type="float" office:value="0.993325">
            <text:p>0.99</text:p>
          </table:table-cell>
          <table:table-cell/>
        </table:table-row>
        <table:table-row table:style-name="ro1">
          <table:table-cell office:value-type="float" office:value="1.465604">
            <text:p>1.47</text:p>
          </table:table-cell>
          <table:table-cell office:value-type="float" office:value="1.225894">
            <text:p>1.23</text:p>
          </table:table-cell>
          <table:table-cell/>
        </table:table-row>
        <table:table-row table:style-name="ro1">
          <table:table-cell office:value-type="float" office:value="1.812752">
            <text:p>1.81</text:p>
          </table:table-cell>
          <table:table-cell office:value-type="float" office:value="2.083276">
            <text:p>2.08</text:p>
          </table:table-cell>
          <table:table-cell/>
        </table:table-row>
        <table:table-row table:style-name="ro1">
          <table:table-cell office:value-type="float" office:value="1.98241">
            <text:p>1.98</text:p>
          </table:table-cell>
          <table:table-cell office:value-type="float" office:value="1.81763">
            <text:p>1.82</text:p>
          </table:table-cell>
          <table:table-cell/>
        </table:table-row>
        <table:table-row table:style-name="ro1">
          <table:table-cell office:value-type="float" office:value="2.201892">
            <text:p>2.2</text:p>
          </table:table-cell>
          <table:table-cell office:value-type="float" office:value="2.032362">
            <text:p>2.03</text:p>
          </table:table-cell>
          <table:table-cell/>
        </table:table-row>
        <table:table-row table:style-name="ro1">
          <table:table-cell office:value-type="float" office:value="1.391851">
            <text:p>1.39</text:p>
          </table:table-cell>
          <table:table-cell office:value-type="float" office:value="2.150639">
            <text:p>2.15</text:p>
          </table:table-cell>
          <table:table-cell/>
        </table:table-row>
        <table:table-row table:style-name="ro1">
          <table:table-cell office:value-type="float" office:value="2.024633">
            <text:p>2.02</text:p>
          </table:table-cell>
          <table:table-cell office:value-type="float" office:value="1.829922">
            <text:p>1.83</text:p>
          </table:table-cell>
          <table:table-cell/>
        </table:table-row>
        <table:table-row table:style-name="ro1">
          <table:table-cell office:value-type="float" office:value="2.762997">
            <text:p>2.76</text:p>
          </table:table-cell>
          <table:table-cell office:value-type="float" office:value="2.321531">
            <text:p>2.32</text:p>
          </table:table-cell>
          <table:table-cell/>
        </table:table-row>
        <table:table-row table:style-name="ro1">
          <table:table-cell office:value-type="float" office:value="3.582802">
            <text:p>3.58</text:p>
          </table:table-cell>
          <table:table-cell office:value-type="float" office:value="1.765076">
            <text:p>1.77</text:p>
          </table:table-cell>
          <table:table-cell/>
        </table:table-row>
        <table:table-row table:style-name="ro1">
          <table:table-cell office:value-type="float" office:value="4.296609">
            <text:p>4.3</text:p>
          </table:table-cell>
          <table:table-cell office:value-type="float" office:value="0.784965">
            <text:p>0.78</text:p>
          </table:table-cell>
          <table:table-cell/>
        </table:table-row>
        <table:table-row table:style-name="ro1">
          <table:table-cell office:value-type="float" office:value="4.283787">
            <text:p>4.28</text:p>
          </table:table-cell>
          <table:table-cell office:value-type="float" office:value="0.166799">
            <text:p>0.17</text:p>
          </table:table-cell>
          <table:table-cell/>
        </table:table-row>
        <table:table-row table:style-name="ro1">
          <table:table-cell office:value-type="float" office:value="4.821834">
            <text:p>4.82</text:p>
          </table:table-cell>
          <table:table-cell office:value-type="float" office:value="0.402248">
            <text:p>0.4</text:p>
          </table:table-cell>
          <table:table-cell/>
        </table:table-row>
        <table:table-row table:style-name="ro1">
          <table:table-cell office:value-type="float" office:value="4.01575">
            <text:p>4.02</text:p>
          </table:table-cell>
          <table:table-cell office:value-type="float" office:value="0.129831">
            <text:p>0.13</text:p>
          </table:table-cell>
          <table:table-cell/>
        </table:table-row>
        <table:table-row table:style-name="ro1">
          <table:table-cell office:value-type="float" office:value="4.764137">
            <text:p>4.76</text:p>
          </table:table-cell>
          <table:table-cell office:value-type="float" office:value="-0.35249">
            <text:p>-0.35</text:p>
          </table:table-cell>
          <table:table-cell/>
        </table:table-row>
        <table:table-row table:style-name="ro1">
          <table:table-cell office:value-type="float" office:value="4.676242">
            <text:p>4.68</text:p>
          </table:table-cell>
          <table:table-cell office:value-type="float" office:value="-1.198422">
            <text:p>-1.2</text:p>
          </table:table-cell>
          <table:table-cell/>
        </table:table-row>
        <table:table-row table:style-name="ro1">
          <table:table-cell office:value-type="float" office:value="4.235642">
            <text:p>4.24</text:p>
          </table:table-cell>
          <table:table-cell office:value-type="float" office:value="-1.327144">
            <text:p>-1.33</text:p>
          </table:table-cell>
          <table:table-cell/>
        </table:table-row>
        <table:table-row table:style-name="ro1">
          <table:table-cell office:value-type="float" office:value="3.666752">
            <text:p>3.67</text:p>
          </table:table-cell>
          <table:table-cell office:value-type="float" office:value="-0.638309">
            <text:p>-0.64</text:p>
          </table:table-cell>
          <table:table-cell/>
        </table:table-row>
        <table:table-row table:style-name="ro1">
          <table:table-cell office:value-type="float" office:value="2.953357">
            <text:p>2.95</text:p>
          </table:table-cell>
          <table:table-cell office:value-type="float" office:value="0.048255">
            <text:p>0.05</text:p>
          </table:table-cell>
          <table:table-cell/>
        </table:table-row>
        <table:table-row table:style-name="ro1">
          <table:table-cell office:value-type="float" office:value="2.75146">
            <text:p>2.75</text:p>
          </table:table-cell>
          <table:table-cell office:value-type="float" office:value="0.498457">
            <text:p>0.5</text:p>
          </table:table-cell>
          <table:table-cell/>
        </table:table-row>
        <table:table-row table:style-name="ro1">
          <table:table-cell office:value-type="float" office:value="2.810048">
            <text:p>2.81</text:p>
          </table:table-cell>
          <table:table-cell office:value-type="float" office:value="0.035715">
            <text:p>0.04</text:p>
          </table:table-cell>
          <table:table-cell/>
        </table:table-row>
        <table:table-row table:style-name="ro1">
          <table:table-cell office:value-type="float" office:value="3.699114">
            <text:p>3.7</text:p>
          </table:table-cell>
          <table:table-cell office:value-type="float" office:value="1.02842">
            <text:p>1.03</text:p>
          </table:table-cell>
          <table:table-cell/>
        </table:table-row>
        <table:table-row table:style-name="ro1">
          <table:table-cell office:value-type="float" office:value="2.86306">
            <text:p>2.86</text:p>
          </table:table-cell>
          <table:table-cell office:value-type="float" office:value="1.020976">
            <text:p>1.02</text:p>
          </table:table-cell>
          <table:table-cell/>
        </table:table-row>
        <table:table-row table:style-name="ro1">
          <table:table-cell office:value-type="float" office:value="2.598253">
            <text:p>2.6</text:p>
          </table:table-cell>
          <table:table-cell office:value-type="float" office:value="0.422598">
            <text:p>0.42</text:p>
          </table:table-cell>
          <table:table-cell/>
        </table:table-row>
        <table:table-row table:style-name="ro1">
          <table:table-cell office:value-type="float" office:value="2.559346">
            <text:p>2.56</text:p>
          </table:table-cell>
          <table:table-cell office:value-type="float" office:value="0.331717">
            <text:p>0.33</text:p>
          </table:table-cell>
          <table:table-cell/>
        </table:table-row>
        <table:table-row table:style-name="ro1">
          <table:table-cell office:value-type="float" office:value="1.865287">
            <text:p>1.87</text:p>
          </table:table-cell>
          <table:table-cell office:value-type="float" office:value="0.362221">
            <text:p>0.36</text:p>
          </table:table-cell>
          <table:table-cell/>
        </table:table-row>
        <table:table-row table:style-name="ro1">
          <table:table-cell office:value-type="float" office:value="2.569267">
            <text:p>2.57</text:p>
          </table:table-cell>
          <table:table-cell office:value-type="float" office:value="0.885976">
            <text:p>0.89</text:p>
          </table:table-cell>
          <table:table-cell/>
        </table:table-row>
        <table:table-row table:style-name="ro1">
          <table:table-cell office:value-type="float" office:value="3.213384">
            <text:p>3.21</text:p>
          </table:table-cell>
          <table:table-cell office:value-type="float" office:value="0.692872">
            <text:p>0.69</text:p>
          </table:table-cell>
          <table:table-cell/>
        </table:table-row>
        <table:table-row table:style-name="ro1">
          <table:table-cell office:value-type="float" office:value="2.706473">
            <text:p>2.71</text:p>
          </table:table-cell>
          <table:table-cell office:value-type="float" office:value="0.662063">
            <text:p>0.66</text:p>
          </table:table-cell>
          <table:table-cell/>
        </table:table-row>
        <table:table-row table:style-name="ro1">
          <table:table-cell office:value-type="float" office:value="1.995315">
            <text:p>2</text:p>
          </table:table-cell>
          <table:table-cell office:value-type="float" office:value="1.410437">
            <text:p>1.41</text:p>
          </table:table-cell>
          <table:table-cell/>
        </table:table-row>
        <table:table-row table:style-name="ro1">
          <table:table-cell office:value-type="float" office:value="2.338082">
            <text:p>2.34</text:p>
          </table:table-cell>
          <table:table-cell office:value-type="float" office:value="0.855075">
            <text:p>0.86</text:p>
          </table:table-cell>
          <table:table-cell/>
        </table:table-row>
        <table:table-row table:style-name="ro1">
          <table:table-cell office:value-type="float" office:value="2.531827">
            <text:p>2.53</text:p>
          </table:table-cell>
          <table:table-cell office:value-type="float" office:value="1.02811">
            <text:p>1.03</text:p>
          </table:table-cell>
          <table:table-cell/>
        </table:table-row>
        <table:table-row table:style-name="ro1">
          <table:table-cell office:value-type="float" office:value="2.495331">
            <text:p>2.5</text:p>
          </table:table-cell>
          <table:table-cell office:value-type="float" office:value="0.360585">
            <text:p>0.36</text:p>
          </table:table-cell>
          <table:table-cell/>
        </table:table-row>
        <table:table-row table:style-name="ro1">
          <table:table-cell office:value-type="float" office:value="2.886674">
            <text:p>2.89</text:p>
          </table:table-cell>
          <table:table-cell office:value-type="float" office:value="-0.612907">
            <text:p>-0.61</text:p>
          </table:table-cell>
          <table:table-cell/>
        </table:table-row>
        <table:table-row table:style-name="ro1">
          <table:table-cell office:value-type="float" office:value="2.984379">
            <text:p>2.98</text:p>
          </table:table-cell>
          <table:table-cell office:value-type="float" office:value="0.373281">
            <text:p>0.37</text:p>
          </table:table-cell>
          <table:table-cell/>
        </table:table-row>
        <table:table-row table:style-name="ro1">
          <table:table-cell office:value-type="float" office:value="2.151954">
            <text:p>2.15</text:p>
          </table:table-cell>
          <table:table-cell office:value-type="float" office:value="1.156427">
            <text:p>1.16</text:p>
          </table:table-cell>
          <table:table-cell/>
        </table:table-row>
        <table:table-row table:style-name="ro1">
          <table:table-cell office:value-type="float" office:value="1.48478">
            <text:p>1.48</text:p>
          </table:table-cell>
          <table:table-cell office:value-type="float" office:value="2.084121">
            <text:p>2.08</text:p>
          </table:table-cell>
          <table:table-cell/>
        </table:table-row>
        <table:table-row table:style-name="ro1">
          <table:table-cell office:value-type="float" office:value="1.331066">
            <text:p>1.33</text:p>
          </table:table-cell>
          <table:table-cell office:value-type="float" office:value="1.129856">
            <text:p>1.13</text:p>
          </table:table-cell>
          <table:table-cell/>
        </table:table-row>
        <table:table-row table:style-name="ro1">
          <table:table-cell office:value-type="float" office:value="0.696583">
            <text:p>0.7</text:p>
          </table:table-cell>
          <table:table-cell office:value-type="float" office:value="0.900605">
            <text:p>0.9</text:p>
          </table:table-cell>
          <table:table-cell/>
        </table:table-row>
        <table:table-row table:style-name="ro1">
          <table:table-cell office:value-type="float" office:value="1.648538">
            <text:p>1.65</text:p>
          </table:table-cell>
          <table:table-cell office:value-type="float" office:value="1.730711">
            <text:p>1.73</text:p>
          </table:table-cell>
          <table:table-cell/>
        </table:table-row>
        <table:table-row table:style-name="ro1">
          <table:table-cell office:value-type="float" office:value="0.878615">
            <text:p>0.88</text:p>
          </table:table-cell>
          <table:table-cell office:value-type="float" office:value="1.329512">
            <text:p>1.33</text:p>
          </table:table-cell>
          <table:table-cell/>
        </table:table-row>
        <table:table-row table:style-name="ro1">
          <table:table-cell office:value-type="float" office:value="1.56473">
            <text:p>1.56</text:p>
          </table:table-cell>
          <table:table-cell office:value-type="float" office:value="2.003758">
            <text:p>2</text:p>
          </table:table-cell>
          <table:table-cell/>
        </table:table-row>
        <table:table-row table:style-name="ro1">
          <table:table-cell office:value-type="float" office:value="2.030397">
            <text:p>2.03</text:p>
          </table:table-cell>
          <table:table-cell office:value-type="float" office:value="1.823108">
            <text:p>1.82</text:p>
          </table:table-cell>
          <table:table-cell/>
        </table:table-row>
        <table:table-row table:style-name="ro1">
          <table:table-cell office:value-type="float" office:value="2.671401">
            <text:p>2.67</text:p>
          </table:table-cell>
          <table:table-cell office:value-type="float" office:value="1.105909">
            <text:p>1.11</text:p>
          </table:table-cell>
          <table:table-cell/>
        </table:table-row>
        <table:table-row table:style-name="ro1">
          <table:table-cell office:value-type="float" office:value="3.088698">
            <text:p>3.09</text:p>
          </table:table-cell>
          <table:table-cell office:value-type="float" office:value="1.128415">
            <text:p>1.13</text:p>
          </table:table-cell>
          <table:table-cell/>
        </table:table-row>
        <table:table-row table:style-name="ro1">
          <table:table-cell office:value-type="float" office:value="3.550169">
            <text:p>3.55</text:p>
          </table:table-cell>
          <table:table-cell office:value-type="float" office:value="1.193863">
            <text:p>1.19</text:p>
          </table:table-cell>
          <table:table-cell/>
        </table:table-row>
        <table:table-row table:style-name="ro1">
          <table:table-cell office:value-type="float" office:value="4.139871">
            <text:p>4.14</text:p>
          </table:table-cell>
          <table:table-cell office:value-type="float" office:value="0.394374">
            <text:p>0.39</text:p>
          </table:table-cell>
          <table:table-cell/>
        </table:table-row>
        <table:table-row table:style-name="ro1">
          <table:table-cell office:value-type="float" office:value="4.027768">
            <text:p>4.03</text:p>
          </table:table-cell>
          <table:table-cell office:value-type="float" office:value="0.735342">
            <text:p>0.74</text:p>
          </table:table-cell>
          <table:table-cell/>
        </table:table-row>
        <table:table-row table:style-name="ro1">
          <table:table-cell office:value-type="float" office:value="4.379016">
            <text:p>4.38</text:p>
          </table:table-cell>
          <table:table-cell office:value-type="float" office:value="-0.03467">
            <text:p>-0.03</text:p>
          </table:table-cell>
          <table:table-cell/>
        </table:table-row>
        <table:table-row table:style-name="ro1">
          <table:table-cell office:value-type="float" office:value="3.438856">
            <text:p>3.44</text:p>
          </table:table-cell>
          <table:table-cell office:value-type="float" office:value="0.343947">
            <text:p>0.34</text:p>
          </table:table-cell>
          <table:table-cell/>
        </table:table-row>
        <table:table-row table:style-name="ro1">
          <table:table-cell office:value-type="float" office:value="2.812452">
            <text:p>2.81</text:p>
          </table:table-cell>
          <table:table-cell office:value-type="float" office:value="0.297368">
            <text:p>0.3</text:p>
          </table:table-cell>
          <table:table-cell/>
        </table:table-row>
        <table:table-row table:style-name="ro1">
          <table:table-cell office:value-type="float" office:value="1.891948">
            <text:p>1.89</text:p>
          </table:table-cell>
          <table:table-cell office:value-type="float" office:value="-0.61603">
            <text:p>-0.62</text:p>
          </table:table-cell>
          <table:table-cell/>
        </table:table-row>
        <table:table-row table:style-name="ro1">
          <table:table-cell office:value-type="float" office:value="1.3469">
            <text:p>1.35</text:p>
          </table:table-cell>
          <table:table-cell office:value-type="float" office:value="0.359962">
            <text:p>0.36</text:p>
          </table:table-cell>
          <table:table-cell/>
        </table:table-row>
        <table:table-row table:style-name="ro1">
          <table:table-cell office:value-type="float" office:value="1.57644">
            <text:p>1.58</text:p>
          </table:table-cell>
          <table:table-cell office:value-type="float" office:value="0.177213">
            <text:p>0.18</text:p>
          </table:table-cell>
          <table:table-cell/>
        </table:table-row>
        <table:table-row table:style-name="ro1">
          <table:table-cell office:value-type="float" office:value="0.755782">
            <text:p>0.76</text:p>
          </table:table-cell>
          <table:table-cell office:value-type="float" office:value="-0.168095">
            <text:p>-0.17</text:p>
          </table:table-cell>
          <table:table-cell/>
        </table:table-row>
        <table:table-row table:style-name="ro1">
          <table:table-cell office:value-type="float" office:value="0.426846">
            <text:p>0.43</text:p>
          </table:table-cell>
          <table:table-cell office:value-type="float" office:value="-0.913748">
            <text:p>-0.91</text:p>
          </table:table-cell>
          <table:table-cell/>
        </table:table-row>
        <table:table-row table:style-name="ro1">
          <table:table-cell office:value-type="float" office:value="0.413908">
            <text:p>0.41</text:p>
          </table:table-cell>
          <table:table-cell office:value-type="float" office:value="-1.697606">
            <text:p>-1.7</text:p>
          </table:table-cell>
          <table:table-cell/>
        </table:table-row>
        <table:table-row table:style-name="ro1">
          <table:table-cell office:value-type="float" office:value="0.744234">
            <text:p>0.74</text:p>
          </table:table-cell>
          <table:table-cell office:value-type="float" office:value="-2.671922">
            <text:p>-2.67</text:p>
          </table:table-cell>
          <table:table-cell/>
        </table:table-row>
        <table:table-row table:style-name="ro1">
          <table:table-cell office:value-type="float" office:value="1.097931">
            <text:p>1.1</text:p>
          </table:table-cell>
          <table:table-cell office:value-type="float" office:value="-1.875204">
            <text:p>-1.88</text:p>
          </table:table-cell>
          <table:table-cell/>
        </table:table-row>
        <table:table-row table:style-name="ro1">
          <table:table-cell office:value-type="float" office:value="1.687966">
            <text:p>1.69</text:p>
          </table:table-cell>
          <table:table-cell office:value-type="float" office:value="-0.954944">
            <text:p>-0.95</text:p>
          </table:table-cell>
          <table:table-cell/>
        </table:table-row>
        <table:table-row table:style-name="ro1">
          <table:table-cell office:value-type="float" office:value="2.672928">
            <text:p>2.67</text:p>
          </table:table-cell>
          <table:table-cell office:value-type="float" office:value="-0.921616">
            <text:p>-0.92</text:p>
          </table:table-cell>
          <table:table-cell/>
        </table:table-row>
        <table:table-row table:style-name="ro1">
          <table:table-cell office:value-type="float" office:value="2.233387">
            <text:p>2.23</text:p>
          </table:table-cell>
          <table:table-cell office:value-type="float" office:value="-1.62883">
            <text:p>-1.63</text:p>
          </table:table-cell>
          <table:table-cell/>
        </table:table-row>
        <table:table-row table:style-name="ro1">
          <table:table-cell office:value-type="float" office:value="2.459456">
            <text:p>2.46</text:p>
          </table:table-cell>
          <table:table-cell office:value-type="float" office:value="-2.621849">
            <text:p>-2.62</text:p>
          </table:table-cell>
          <table:table-cell/>
        </table:table-row>
        <table:table-row table:style-name="ro1">
          <table:table-cell office:value-type="float" office:value="1.962084">
            <text:p>1.96</text:p>
          </table:table-cell>
          <table:table-cell office:value-type="float" office:value="-3.274076">
            <text:p>-3.27</text:p>
          </table:table-cell>
          <table:table-cell/>
        </table:table-row>
        <table:table-row table:style-name="ro1">
          <table:table-cell office:value-type="float" office:value="2.619949">
            <text:p>2.62</text:p>
          </table:table-cell>
          <table:table-cell office:value-type="float" office:value="-3.77744">
            <text:p>-3.78</text:p>
          </table:table-cell>
          <table:table-cell/>
        </table:table-row>
        <table:table-row table:style-name="ro1">
          <table:table-cell office:value-type="float" office:value="2.070996">
            <text:p>2.07</text:p>
          </table:table-cell>
          <table:table-cell office:value-type="float" office:value="-2.795217">
            <text:p>-2.8</text:p>
          </table:table-cell>
          <table:table-cell/>
        </table:table-row>
        <table:table-row table:style-name="ro1">
          <table:table-cell office:value-type="float" office:value="2.485238">
            <text:p>2.49</text:p>
          </table:table-cell>
          <table:table-cell office:value-type="float" office:value="-3.7337">
            <text:p>-3.73</text:p>
          </table:table-cell>
          <table:table-cell/>
        </table:table-row>
        <table:table-row table:style-name="ro1">
          <table:table-cell office:value-type="float" office:value="2.919562">
            <text:p>2.92</text:p>
          </table:table-cell>
          <table:table-cell office:value-type="float" office:value="-4.502071">
            <text:p>-4.5</text:p>
          </table:table-cell>
          <table:table-cell/>
        </table:table-row>
        <table:table-row table:style-name="ro1">
          <table:table-cell office:value-type="float" office:value="2.73866">
            <text:p>2.74</text:p>
          </table:table-cell>
          <table:table-cell office:value-type="float" office:value="-5.360704">
            <text:p>-5.36</text:p>
          </table:table-cell>
          <table:table-cell/>
        </table:table-row>
        <table:table-row table:style-name="ro1">
          <table:table-cell office:value-type="float" office:value="2.510682">
            <text:p>2.51</text:p>
          </table:table-cell>
          <table:table-cell office:value-type="float" office:value="-5.218732">
            <text:p>-5.22</text:p>
          </table:table-cell>
          <table:table-cell/>
        </table:table-row>
        <table:table-row table:style-name="ro1">
          <table:table-cell office:value-type="float" office:value="2.636409">
            <text:p>2.64</text:p>
          </table:table-cell>
          <table:table-cell office:value-type="float" office:value="-4.586702">
            <text:p>-4.59</text:p>
          </table:table-cell>
          <table:table-cell/>
        </table:table-row>
        <table:table-row table:style-name="ro1">
          <table:table-cell office:value-type="float" office:value="2.38139">
            <text:p>2.38</text:p>
          </table:table-cell>
          <table:table-cell office:value-type="float" office:value="-5.441651">
            <text:p>-5.44</text:p>
          </table:table-cell>
          <table:table-cell/>
        </table:table-row>
        <table:table-row table:style-name="ro1">
          <table:table-cell office:value-type="float" office:value="2.853515">
            <text:p>2.85</text:p>
          </table:table-cell>
          <table:table-cell office:value-type="float" office:value="-6.415411">
            <text:p>-6.42</text:p>
          </table:table-cell>
          <table:table-cell/>
        </table:table-row>
        <table:table-row table:style-name="ro1">
          <table:table-cell office:value-type="float" office:value="3.01363">
            <text:p>3.01</text:p>
          </table:table-cell>
          <table:table-cell office:value-type="float" office:value="-6.073901">
            <text:p>-6.07</text:p>
          </table:table-cell>
          <table:table-cell/>
        </table:table-row>
        <table:table-row table:style-name="ro1">
          <table:table-cell office:value-type="float" office:value="2.587815">
            <text:p>2.59</text:p>
          </table:table-cell>
          <table:table-cell office:value-type="float" office:value="-6.318887">
            <text:p>-6.32</text:p>
          </table:table-cell>
          <table:table-cell/>
        </table:table-row>
        <table:table-row table:style-name="ro1">
          <table:table-cell office:value-type="float" office:value="3.369501">
            <text:p>3.37</text:p>
          </table:table-cell>
          <table:table-cell office:value-type="float" office:value="-7.196584">
            <text:p>-7.2</text:p>
          </table:table-cell>
          <table:table-cell/>
        </table:table-row>
        <table:table-row table:style-name="ro1">
          <table:table-cell office:value-type="float" office:value="3.872266">
            <text:p>3.87</text:p>
          </table:table-cell>
          <table:table-cell office:value-type="float" office:value="-6.542588">
            <text:p>-6.54</text:p>
          </table:table-cell>
          <table:table-cell/>
        </table:table-row>
        <table:table-row table:style-name="ro1">
          <table:table-cell office:value-type="float" office:value="4.629959">
            <text:p>4.63</text:p>
          </table:table-cell>
          <table:table-cell office:value-type="float" office:value="-6.099329">
            <text:p>-6.1</text:p>
          </table:table-cell>
          <table:table-cell/>
        </table:table-row>
        <table:table-row table:style-name="ro1">
          <table:table-cell office:value-type="float" office:value="4.004483">
            <text:p>4</text:p>
          </table:table-cell>
          <table:table-cell office:value-type="float" office:value="-6.976778">
            <text:p>-6.98</text:p>
          </table:table-cell>
          <table:table-cell/>
        </table:table-row>
        <table:table-row table:style-name="ro1">
          <table:table-cell office:value-type="float" office:value="3.671604">
            <text:p>3.67</text:p>
          </table:table-cell>
          <table:table-cell office:value-type="float" office:value="-6.978464">
            <text:p>-6.98</text:p>
          </table:table-cell>
          <table:table-cell/>
        </table:table-row>
        <table:table-row table:style-name="ro1">
          <table:table-cell office:value-type="float" office:value="4.252056">
            <text:p>4.25</text:p>
          </table:table-cell>
          <table:table-cell office:value-type="float" office:value="-6.54431">
            <text:p>-6.54</text:p>
          </table:table-cell>
          <table:table-cell/>
        </table:table-row>
        <table:table-row table:style-name="ro1">
          <table:table-cell office:value-type="float" office:value="4.194435">
            <text:p>4.19</text:p>
          </table:table-cell>
          <table:table-cell office:value-type="float" office:value="-7.308694">
            <text:p>-7.31</text:p>
          </table:table-cell>
          <table:table-cell/>
        </table:table-row>
        <table:table-row table:style-name="ro1">
          <table:table-cell office:value-type="float" office:value="5.031303">
            <text:p>5.03</text:p>
          </table:table-cell>
          <table:table-cell office:value-type="float" office:value="-6.840425">
            <text:p>-6.84</text:p>
          </table:table-cell>
          <table:table-cell/>
        </table:table-row>
        <table:table-row table:style-name="ro1">
          <table:table-cell office:value-type="float" office:value="5.659881">
            <text:p>5.66</text:p>
          </table:table-cell>
          <table:table-cell office:value-type="float" office:value="-6.46148">
            <text:p>-6.46</text:p>
          </table:table-cell>
          <table:table-cell/>
        </table:table-row>
        <table:table-row table:style-name="ro1">
          <table:table-cell office:value-type="float" office:value="6.494149">
            <text:p>6.49</text:p>
          </table:table-cell>
          <table:table-cell office:value-type="float" office:value="-5.63969">
            <text:p>-5.64</text:p>
          </table:table-cell>
          <table:table-cell/>
        </table:table-row>
        <table:table-row table:style-name="ro1">
          <table:table-cell office:value-type="float" office:value="6.324989">
            <text:p>6.32</text:p>
          </table:table-cell>
          <table:table-cell office:value-type="float" office:value="-5.001632">
            <text:p>-5</text:p>
          </table:table-cell>
          <table:table-cell/>
        </table:table-row>
        <table:table-row table:style-name="ro1">
          <table:table-cell office:value-type="float" office:value="6.773792">
            <text:p>6.77</text:p>
          </table:table-cell>
          <table:table-cell office:value-type="float" office:value="-5.443324">
            <text:p>-5.44</text:p>
          </table:table-cell>
          <table:table-cell/>
        </table:table-row>
        <table:table-row table:style-name="ro1">
          <table:table-cell office:value-type="float" office:value="5.806236">
            <text:p>5.81</text:p>
          </table:table-cell>
          <table:table-cell office:value-type="float" office:value="-5.513369">
            <text:p>-5.51</text:p>
          </table:table-cell>
          <table:table-cell/>
        </table:table-row>
        <table:table-row table:style-name="ro1">
          <table:table-cell office:value-type="float" office:value="6.451112">
            <text:p>6.45</text:p>
          </table:table-cell>
          <table:table-cell office:value-type="float" office:value="-4.729626">
            <text:p>-4.73</text:p>
          </table:table-cell>
          <table:table-cell/>
        </table:table-row>
        <table:table-row table:style-name="ro1">
          <table:table-cell office:value-type="float" office:value="6.107299">
            <text:p>6.11</text:p>
          </table:table-cell>
          <table:table-cell office:value-type="float" office:value="-4.195072">
            <text:p>-4.2</text:p>
          </table:table-cell>
          <table:table-cell/>
        </table:table-row>
        <table:table-row table:style-name="ro1">
          <table:table-cell office:value-type="float" office:value="5.62417">
            <text:p>5.62</text:p>
          </table:table-cell>
          <table:table-cell office:value-type="float" office:value="-3.599139">
            <text:p>-3.6</text:p>
          </table:table-cell>
          <table:table-cell/>
        </table:table-row>
        <table:table-row table:style-name="ro1">
          <table:table-cell office:value-type="float" office:value="5.485469">
            <text:p>5.49</text:p>
          </table:table-cell>
          <table:table-cell office:value-type="float" office:value="-3.549478">
            <text:p>-3.55</text:p>
          </table:table-cell>
          <table:table-cell/>
        </table:table-row>
        <table:table-row table:style-name="ro1">
          <table:table-cell office:value-type="float" office:value="6.466841">
            <text:p>6.47</text:p>
          </table:table-cell>
          <table:table-cell office:value-type="float" office:value="-3.725695">
            <text:p>-3.73</text:p>
          </table:table-cell>
          <table:table-cell/>
        </table:table-row>
        <table:table-row table:style-name="ro1">
          <table:table-cell office:value-type="float" office:value="5.813762">
            <text:p>5.81</text:p>
          </table:table-cell>
          <table:table-cell office:value-type="float" office:value="-3.526014">
            <text:p>-3.53</text:p>
          </table:table-cell>
          <table:table-cell/>
        </table:table-row>
        <table:table-row table:style-name="ro1">
          <table:table-cell office:value-type="float" office:value="6.746252">
            <text:p>6.75</text:p>
          </table:table-cell>
          <table:table-cell office:value-type="float" office:value="-3.316228">
            <text:p>-3.32</text:p>
          </table:table-cell>
          <table:table-cell/>
        </table:table-row>
        <table:table-row table:style-name="ro1">
          <table:table-cell office:value-type="float" office:value="7.501761">
            <text:p>7.5</text:p>
          </table:table-cell>
          <table:table-cell office:value-type="float" office:value="-2.386464">
            <text:p>-2.39</text:p>
          </table:table-cell>
          <table:table-cell/>
        </table:table-row>
        <table:table-row table:style-name="ro1">
          <table:table-cell office:value-type="float" office:value="6.614211">
            <text:p>6.61</text:p>
          </table:table-cell>
          <table:table-cell office:value-type="float" office:value="-1.94567">
            <text:p>-1.95</text:p>
          </table:table-cell>
          <table:table-cell/>
        </table:table-row>
        <table:table-row table:style-name="ro1">
          <table:table-cell office:value-type="float" office:value="7.290595">
            <text:p>7.29</text:p>
          </table:table-cell>
          <table:table-cell office:value-type="float" office:value="-2.19309">
            <text:p>-2.19</text:p>
          </table:table-cell>
          <table:table-cell/>
        </table:table-row>
        <table:table-row table:style-name="ro1">
          <table:table-cell office:value-type="float" office:value="6.624672">
            <text:p>6.62</text:p>
          </table:table-cell>
          <table:table-cell office:value-type="float" office:value="-2.573511">
            <text:p>-2.57</text:p>
          </table:table-cell>
          <table:table-cell/>
        </table:table-row>
        <table:table-row table:style-name="ro1">
          <table:table-cell office:value-type="float" office:value="6.563124">
            <text:p>6.56</text:p>
          </table:table-cell>
          <table:table-cell office:value-type="float" office:value="-3.062785">
            <text:p>-3.06</text:p>
          </table:table-cell>
          <table:table-cell/>
        </table:table-row>
        <table:table-row table:style-name="ro1">
          <table:table-cell office:value-type="float" office:value="6.79733">
            <text:p>6.8</text:p>
          </table:table-cell>
          <table:table-cell office:value-type="float" office:value="-2.463619">
            <text:p>-2.46</text:p>
          </table:table-cell>
          <table:table-cell/>
        </table:table-row>
        <table:table-row table:style-name="ro1">
          <table:table-cell office:value-type="float" office:value="6.002517">
            <text:p>6</text:p>
          </table:table-cell>
          <table:table-cell office:value-type="float" office:value="-2.356547">
            <text:p>-2.36</text:p>
          </table:table-cell>
          <table:table-cell/>
        </table:table-row>
        <table:table-row table:style-name="ro1">
          <table:table-cell office:value-type="float" office:value="6.558811">
            <text:p>6.56</text:p>
          </table:table-cell>
          <table:table-cell office:value-type="float" office:value="-3.297169">
            <text:p>-3.3</text:p>
          </table:table-cell>
          <table:table-cell/>
        </table:table-row>
        <table:table-row table:style-name="ro1">
          <table:table-cell office:value-type="float" office:value="0.267704">
            <text:p>0.27</text:p>
          </table:table-cell>
          <table:table-cell office:value-type="float" office:value="0.368684">
            <text:p>0.37</text:p>
          </table:table-cell>
          <table:table-cell/>
        </table:table-row>
        <table:table-row table:style-name="ro1">
          <table:table-cell office:value-type="float" office:value="-0.248982">
            <text:p>-0.25</text:p>
          </table:table-cell>
          <table:table-cell office:value-type="float" office:value="1.336737">
            <text:p>1.34</text:p>
          </table:table-cell>
          <table:table-cell/>
        </table:table-row>
        <table:table-row table:style-name="ro1">
          <table:table-cell office:value-type="float" office:value="0.446392">
            <text:p>0.45</text:p>
          </table:table-cell>
          <table:table-cell office:value-type="float" office:value="0.712975">
            <text:p>0.71</text:p>
          </table:table-cell>
          <table:table-cell/>
        </table:table-row>
        <table:table-row table:style-name="ro1">
          <table:table-cell office:value-type="float" office:value="0.816205">
            <text:p>0.82</text:p>
          </table:table-cell>
          <table:table-cell office:value-type="float" office:value="1.568064">
            <text:p>1.57</text:p>
          </table:table-cell>
          <table:table-cell/>
        </table:table-row>
        <table:table-row table:style-name="ro1">
          <table:table-cell office:value-type="float" office:value="0.110648">
            <text:p>0.11</text:p>
          </table:table-cell>
          <table:table-cell office:value-type="float" office:value="0.713046">
            <text:p>0.71</text:p>
          </table:table-cell>
          <table:table-cell/>
        </table:table-row>
        <table:table-row table:style-name="ro1">
          <table:table-cell office:value-type="float" office:value="-0.405414">
            <text:p>-0.41</text:p>
          </table:table-cell>
          <table:table-cell office:value-type="float" office:value="0.790148">
            <text:p>0.79</text:p>
          </table:table-cell>
          <table:table-cell/>
        </table:table-row>
        <table:table-row table:style-name="ro1">
          <table:table-cell office:value-type="float" office:value="0.43811">
            <text:p>0.44</text:p>
          </table:table-cell>
          <table:table-cell office:value-type="float" office:value="0.124833">
            <text:p>0.12</text:p>
          </table:table-cell>
          <table:table-cell/>
        </table:table-row>
        <table:table-row table:style-name="ro1">
          <table:table-cell office:value-type="float" office:value="1.167881">
            <text:p>1.17</text:p>
          </table:table-cell>
          <table:table-cell office:value-type="float" office:value="1.073701">
            <text:p>1.07</text:p>
          </table:table-cell>
          <table:table-cell/>
        </table:table-row>
        <table:table-row table:style-name="ro1">
          <table:table-cell office:value-type="float" office:value="0.437806">
            <text:p>0.44</text:p>
          </table:table-cell>
          <table:table-cell office:value-type="float" office:value="1.220608">
            <text:p>1.22</text:p>
          </table:table-cell>
          <table:table-cell/>
        </table:table-row>
        <table:table-row table:style-name="ro1">
          <table:table-cell office:value-type="float" office:value="1.428797">
            <text:p>1.43</text:p>
          </table:table-cell>
          <table:table-cell office:value-type="float" office:value="0.980855">
            <text:p>0.98</text:p>
          </table:table-cell>
          <table:table-cell/>
        </table:table-row>
        <table:table-row table:style-name="ro1">
          <table:table-cell office:value-type="float" office:value="1.554564">
            <text:p>1.55</text:p>
          </table:table-cell>
          <table:table-cell office:value-type="float" office:value="1.742076">
            <text:p>1.74</text:p>
          </table:table-cell>
          <table:table-cell/>
        </table:table-row>
        <table:table-row table:style-name="ro1">
          <table:table-cell office:value-type="float" office:value="1.983609">
            <text:p>1.98</text:p>
          </table:table-cell>
          <table:table-cell office:value-type="float" office:value="1.292592">
            <text:p>1.29</text:p>
          </table:table-cell>
          <table:table-cell/>
        </table:table-row>
        <table:table-row table:style-name="ro1">
          <table:table-cell office:value-type="float" office:value="1.72452">
            <text:p>1.72</text:p>
          </table:table-cell>
          <table:table-cell office:value-type="float" office:value="1.716243">
            <text:p>1.72</text:p>
          </table:table-cell>
          <table:table-cell/>
        </table:table-row>
        <table:table-row table:style-name="ro1">
          <table:table-cell office:value-type="float" office:value="2.113867">
            <text:p>2.11</text:p>
          </table:table-cell>
          <table:table-cell office:value-type="float" office:value="1.973828">
            <text:p>1.97</text:p>
          </table:table-cell>
          <table:table-cell/>
        </table:table-row>
        <table:table-row table:style-name="ro1">
          <table:table-cell office:value-type="float" office:value="1.312554">
            <text:p>1.31</text:p>
          </table:table-cell>
          <table:table-cell office:value-type="float" office:value="2.240489">
            <text:p>2.24</text:p>
          </table:table-cell>
          <table:table-cell/>
        </table:table-row>
        <table:table-row table:style-name="ro1">
          <table:table-cell office:value-type="float" office:value="0.354652">
            <text:p>0.35</text:p>
          </table:table-cell>
          <table:table-cell office:value-type="float" office:value="2.85881">
            <text:p>2.86</text:p>
          </table:table-cell>
          <table:table-cell/>
        </table:table-row>
        <table:table-row table:style-name="ro1">
          <table:table-cell office:value-type="float" office:value="-0.099592">
            <text:p>-0.1</text:p>
          </table:table-cell>
          <table:table-cell office:value-type="float" office:value="2.399771">
            <text:p>2.4</text:p>
          </table:table-cell>
          <table:table-cell/>
        </table:table-row>
        <table:table-row table:style-name="ro1">
          <table:table-cell office:value-type="float" office:value="-0.198893">
            <text:p>-0.2</text:p>
          </table:table-cell>
          <table:table-cell office:value-type="float" office:value="3.153819">
            <text:p>3.15</text:p>
          </table:table-cell>
          <table:table-cell/>
        </table:table-row>
        <table:table-row table:style-name="ro1">
          <table:table-cell office:value-type="float" office:value="-1.019961">
            <text:p>-1.02</text:p>
          </table:table-cell>
          <table:table-cell office:value-type="float" office:value="3.651333">
            <text:p>3.65</text:p>
          </table:table-cell>
          <table:table-cell/>
        </table:table-row>
        <table:table-row table:style-name="ro1">
          <table:table-cell office:value-type="float" office:value="-0.125744">
            <text:p>-0.13</text:p>
          </table:table-cell>
          <table:table-cell office:value-type="float" office:value="3.397988">
            <text:p>3.4</text:p>
          </table:table-cell>
          <table:table-cell/>
        </table:table-row>
        <table:table-row table:style-name="ro1">
          <table:table-cell office:value-type="float" office:value="0.127357">
            <text:p>0.13</text:p>
          </table:table-cell>
          <table:table-cell office:value-type="float" office:value="4.354614">
            <text:p>4.35</text:p>
          </table:table-cell>
          <table:table-cell/>
        </table:table-row>
        <table:table-row table:style-name="ro1">
          <table:table-cell office:value-type="float" office:value="0.717661">
            <text:p>0.72</text:p>
          </table:table-cell>
          <table:table-cell office:value-type="float" office:value="4.786724">
            <text:p>4.79</text:p>
          </table:table-cell>
          <table:table-cell/>
        </table:table-row>
        <table:table-row table:style-name="ro1">
          <table:table-cell office:value-type="float" office:value="1.202825">
            <text:p>1.2</text:p>
          </table:table-cell>
          <table:table-cell office:value-type="float" office:value="4.740938">
            <text:p>4.74</text:p>
          </table:table-cell>
          <table:table-cell/>
        </table:table-row>
        <table:table-row table:style-name="ro1">
          <table:table-cell office:value-type="float" office:value="0.949433">
            <text:p>0.95</text:p>
          </table:table-cell>
          <table:table-cell office:value-type="float" office:value="3.867964">
            <text:p>3.87</text:p>
          </table:table-cell>
          <table:table-cell/>
        </table:table-row>
        <table:table-row table:style-name="ro1">
          <table:table-cell office:value-type="float" office:value="0.754673">
            <text:p>0.75</text:p>
          </table:table-cell>
          <table:table-cell office:value-type="float" office:value="3.477194">
            <text:p>3.48</text:p>
          </table:table-cell>
          <table:table-cell/>
        </table:table-row>
        <table:table-row table:style-name="ro1">
          <table:table-cell office:value-type="float" office:value="1.548396">
            <text:p>1.55</text:p>
          </table:table-cell>
          <table:table-cell office:value-type="float" office:value="3.336223">
            <text:p>3.34</text:p>
          </table:table-cell>
          <table:table-cell/>
        </table:table-row>
        <table:table-row table:style-name="ro1">
          <table:table-cell office:value-type="float" office:value="1.548953">
            <text:p>1.55</text:p>
          </table:table-cell>
          <table:table-cell office:value-type="float" office:value="3.723609">
            <text:p>3.72</text:p>
          </table:table-cell>
          <table:table-cell/>
        </table:table-row>
        <table:table-row table:style-name="ro1">
          <table:table-cell office:value-type="float" office:value="1.257974">
            <text:p>1.26</text:p>
          </table:table-cell>
          <table:table-cell office:value-type="float" office:value="3.69697">
            <text:p>3.7</text:p>
          </table:table-cell>
          <table:table-cell/>
        </table:table-row>
        <table:table-row table:style-name="ro1">
          <table:table-cell office:value-type="float" office:value="1.795798">
            <text:p>1.8</text:p>
          </table:table-cell>
          <table:table-cell office:value-type="float" office:value="3.350291">
            <text:p>3.35</text:p>
          </table:table-cell>
          <table:table-cell/>
        </table:table-row>
        <table:table-row table:style-name="ro1">
          <table:table-cell office:value-type="float" office:value="1.318281">
            <text:p>1.32</text:p>
          </table:table-cell>
          <table:table-cell office:value-type="float" office:value="3.947672">
            <text:p>3.95</text:p>
          </table:table-cell>
          <table:table-cell/>
        </table:table-row>
        <table:table-row table:style-name="ro1">
          <table:table-cell office:value-type="float" office:value="0.339738">
            <text:p>0.34</text:p>
          </table:table-cell>
          <table:table-cell office:value-type="float" office:value="3.193028">
            <text:p>3.19</text:p>
          </table:table-cell>
          <table:table-cell/>
        </table:table-row>
        <table:table-row table:style-name="ro1">
          <table:table-cell office:value-type="float" office:value="-0.3572">
            <text:p>-0.36</text:p>
          </table:table-cell>
          <table:table-cell office:value-type="float" office:value="3.697355">
            <text:p>3.7</text:p>
          </table:table-cell>
          <table:table-cell/>
        </table:table-row>
        <table:table-row table:style-name="ro1">
          <table:table-cell office:value-type="float" office:value="-0.568566">
            <text:p>-0.57</text:p>
          </table:table-cell>
          <table:table-cell office:value-type="float" office:value="3.442235">
            <text:p>3.44</text:p>
          </table:table-cell>
          <table:table-cell/>
        </table:table-row>
        <table:table-row table:style-name="ro1">
          <table:table-cell office:value-type="float" office:value="-0.85438">
            <text:p>-0.85</text:p>
          </table:table-cell>
          <table:table-cell office:value-type="float" office:value="3.793681">
            <text:p>3.79</text:p>
          </table:table-cell>
          <table:table-cell/>
        </table:table-row>
        <table:table-row table:style-name="ro1">
          <table:table-cell office:value-type="float" office:value="-0.199263">
            <text:p>-0.2</text:p>
          </table:table-cell>
          <table:table-cell office:value-type="float" office:value="2.941735">
            <text:p>2.94</text:p>
          </table:table-cell>
          <table:table-cell/>
        </table:table-row>
        <table:table-row table:style-name="ro1">
          <table:table-cell office:value-type="float" office:value="-0.887017">
            <text:p>-0.89</text:p>
          </table:table-cell>
          <table:table-cell office:value-type="float" office:value="2.222375">
            <text:p>2.22</text:p>
          </table:table-cell>
          <table:table-cell/>
        </table:table-row>
        <table:table-row table:style-name="ro1">
          <table:table-cell office:value-type="float" office:value="-0.725375">
            <text:p>-0.73</text:p>
          </table:table-cell>
          <table:table-cell office:value-type="float" office:value="1.536528">
            <text:p>1.54</text:p>
          </table:table-cell>
          <table:table-cell/>
        </table:table-row>
        <table:table-row table:style-name="ro1">
          <table:table-cell office:value-type="float" office:value="0.086345">
            <text:p>0.09</text:p>
          </table:table-cell>
          <table:table-cell office:value-type="float" office:value="0.984841">
            <text:p>0.98</text:p>
          </table:table-cell>
          <table:table-cell/>
        </table:table-row>
        <table:table-row table:style-name="ro1">
          <table:table-cell office:value-type="float" office:value="-0.574463">
            <text:p>-0.57</text:p>
          </table:table-cell>
          <table:table-cell office:value-type="float" office:value="1.411778">
            <text:p>1.41</text:p>
          </table:table-cell>
          <table:table-cell/>
        </table:table-row>
        <table:table-row table:style-name="ro1">
          <table:table-cell office:value-type="float" office:value="-1.494239">
            <text:p>-1.49</text:p>
          </table:table-cell>
          <table:table-cell office:value-type="float" office:value="0.874585">
            <text:p>0.87</text:p>
          </table:table-cell>
          <table:table-cell/>
        </table:table-row>
        <table:table-row table:style-name="ro1">
          <table:table-cell office:value-type="float" office:value="-1.315661">
            <text:p>-1.32</text:p>
          </table:table-cell>
          <table:table-cell office:value-type="float" office:value="0.733222">
            <text:p>0.73</text:p>
          </table:table-cell>
          <table:table-cell/>
        </table:table-row>
        <table:table-row table:style-name="ro1">
          <table:table-cell office:value-type="float" office:value="-1.227707">
            <text:p>-1.23</text:p>
          </table:table-cell>
          <table:table-cell office:value-type="float" office:value="0.73467">
            <text:p>0.73</text:p>
          </table:table-cell>
          <table:table-cell/>
        </table:table-row>
        <table:table-row table:style-name="ro1">
          <table:table-cell office:value-type="float" office:value="-0.249823">
            <text:p>-0.25</text:p>
          </table:table-cell>
          <table:table-cell office:value-type="float" office:value="1.132147">
            <text:p>1.13</text:p>
          </table:table-cell>
          <table:table-cell/>
        </table:table-row>
        <table:table-row table:style-name="ro1">
          <table:table-cell office:value-type="float" office:value="0.006698">
            <text:p>0.01</text:p>
          </table:table-cell>
          <table:table-cell office:value-type="float" office:value="0.517069">
            <text:p>0.52</text:p>
          </table:table-cell>
          <table:table-cell/>
        </table:table-row>
        <table:table-row table:style-name="ro1">
          <table:table-cell office:value-type="float" office:value="0.535481">
            <text:p>0.54</text:p>
          </table:table-cell>
          <table:table-cell office:value-type="float" office:value="0.964242">
            <text:p>0.96</text:p>
          </table:table-cell>
          <table:table-cell/>
        </table:table-row>
        <table:table-row table:style-name="ro1">
          <table:table-cell office:value-type="float" office:value="-0.08821">
            <text:p>-0.09</text:p>
          </table:table-cell>
          <table:table-cell office:value-type="float" office:value="0.679994">
            <text:p>0.68</text:p>
          </table:table-cell>
          <table:table-cell/>
        </table:table-row>
        <table:table-row table:style-name="ro1">
          <table:table-cell office:value-type="float" office:value="-0.26371">
            <text:p>-0.26</text:p>
          </table:table-cell>
          <table:table-cell office:value-type="float" office:value="0.900255">
            <text:p>0.9</text:p>
          </table:table-cell>
          <table:table-cell/>
        </table:table-row>
        <table:table-row table:style-name="ro1">
          <table:table-cell office:value-type="float" office:value="-0.624231">
            <text:p>-0.62</text:p>
          </table:table-cell>
          <table:table-cell office:value-type="float" office:value="1.632864">
            <text:p>1.63</text:p>
          </table:table-cell>
          <table:table-cell/>
        </table:table-row>
        <table:table-row table:style-name="ro1">
          <table:table-cell office:value-type="float" office:value="-0.205117">
            <text:p>-0.21</text:p>
          </table:table-cell>
          <table:table-cell office:value-type="float" office:value="1.979722">
            <text:p>1.98</text:p>
          </table:table-cell>
          <table:table-cell/>
        </table:table-row>
        <table:table-row table:style-name="ro1">
          <table:table-cell office:value-type="float" office:value="0.219245">
            <text:p>0.22</text:p>
          </table:table-cell>
          <table:table-cell office:value-type="float" office:value="1.946715">
            <text:p>1.95</text:p>
          </table:table-cell>
          <table:table-cell/>
        </table:table-row>
        <table:table-row table:style-name="ro1">
          <table:table-cell office:value-type="float" office:value="-0.093437">
            <text:p>-0.09</text:p>
          </table:table-cell>
          <table:table-cell office:value-type="float" office:value="2.90535">
            <text:p>2.91</text:p>
          </table:table-cell>
          <table:table-cell/>
        </table:table-row>
        <table:table-row table:style-name="ro1">
          <table:table-cell office:value-type="float" office:value="-0.364381">
            <text:p>-0.36</text:p>
          </table:table-cell>
          <table:table-cell office:value-type="float" office:value="2.473737">
            <text:p>2.47</text:p>
          </table:table-cell>
          <table:table-cell/>
        </table:table-row>
        <table:table-row table:style-name="ro1">
          <table:table-cell office:value-type="float" office:value="0.264786">
            <text:p>0.26</text:p>
          </table:table-cell>
          <table:table-cell office:value-type="float" office:value="2.441373">
            <text:p>2.44</text:p>
          </table:table-cell>
          <table:table-cell/>
        </table:table-row>
        <table:table-row table:style-name="ro1">
          <table:table-cell office:value-type="float" office:value="0.221471">
            <text:p>0.22</text:p>
          </table:table-cell>
          <table:table-cell office:value-type="float" office:value="2.966183">
            <text:p>2.97</text:p>
          </table:table-cell>
          <table:table-cell/>
        </table:table-row>
        <table:table-row table:style-name="ro1">
          <table:table-cell office:value-type="float" office:value="0.517028">
            <text:p>0.52</text:p>
          </table:table-cell>
          <table:table-cell office:value-type="float" office:value="3.721539">
            <text:p>3.72</text:p>
          </table:table-cell>
          <table:table-cell/>
        </table:table-row>
        <table:table-row table:style-name="ro1">
          <table:table-cell office:value-type="float" office:value="1.394471">
            <text:p>1.39</text:p>
          </table:table-cell>
          <table:table-cell office:value-type="float" office:value="3.186755">
            <text:p>3.19</text:p>
          </table:table-cell>
          <table:table-cell/>
        </table:table-row>
        <table:table-row table:style-name="ro1">
          <table:table-cell office:value-type="float" office:value="2.187612">
            <text:p>2.19</text:p>
          </table:table-cell>
          <table:table-cell office:value-type="float" office:value="3.351936">
            <text:p>3.35</text:p>
          </table:table-cell>
          <table:table-cell/>
        </table:table-row>
        <table:table-row table:style-name="ro1">
          <table:table-cell office:value-type="float" office:value="2.902454">
            <text:p>2.9</text:p>
          </table:table-cell>
          <table:table-cell office:value-type="float" office:value="2.439247">
            <text:p>2.44</text:p>
          </table:table-cell>
          <table:table-cell/>
        </table:table-row>
        <table:table-row table:style-name="ro1">
          <table:table-cell office:value-type="float" office:value="3.636851">
            <text:p>3.64</text:p>
          </table:table-cell>
          <table:table-cell office:value-type="float" office:value="3.366846">
            <text:p>3.37</text:p>
          </table:table-cell>
          <table:table-cell/>
        </table:table-row>
        <table:table-row table:style-name="ro1">
          <table:table-cell office:value-type="float" office:value="4.150259">
            <text:p>4.15</text:p>
          </table:table-cell>
          <table:table-cell office:value-type="float" office:value="3.455995">
            <text:p>3.46</text:p>
          </table:table-cell>
          <table:table-cell/>
        </table:table-row>
        <table:table-row table:style-name="ro1">
          <table:table-cell office:value-type="float" office:value="4.308417">
            <text:p>4.31</text:p>
          </table:table-cell>
          <table:table-cell office:value-type="float" office:value="2.806823">
            <text:p>2.81</text:p>
          </table:table-cell>
          <table:table-cell/>
        </table:table-row>
        <table:table-row table:style-name="ro1">
          <table:table-cell office:value-type="float" office:value="3.544939">
            <text:p>3.54</text:p>
          </table:table-cell>
          <table:table-cell office:value-type="float" office:value="3.46347">
            <text:p>3.46</text:p>
          </table:table-cell>
          <table:table-cell/>
        </table:table-row>
        <table:table-row table:style-name="ro1">
          <table:table-cell office:value-type="float" office:value="4.287781">
            <text:p>4.29</text:p>
          </table:table-cell>
          <table:table-cell office:value-type="float" office:value="3.682643">
            <text:p>3.68</text:p>
          </table:table-cell>
          <table:table-cell/>
        </table:table-row>
        <table:table-row table:style-name="ro1">
          <table:table-cell office:value-type="float" office:value="5.104439">
            <text:p>5.1</text:p>
          </table:table-cell>
          <table:table-cell office:value-type="float" office:value="4.397145">
            <text:p>4.4</text:p>
          </table:table-cell>
          <table:table-cell/>
        </table:table-row>
        <table:table-row table:style-name="ro1">
          <table:table-cell office:value-type="float" office:value="4.714283">
            <text:p>4.71</text:p>
          </table:table-cell>
          <table:table-cell office:value-type="float" office:value="4.225238">
            <text:p>4.23</text:p>
          </table:table-cell>
          <table:table-cell/>
        </table:table-row>
        <table:table-row table:style-name="ro1">
          <table:table-cell office:value-type="float" office:value="5.656804">
            <text:p>5.66</text:p>
          </table:table-cell>
          <table:table-cell office:value-type="float" office:value="3.933948">
            <text:p>3.93</text:p>
          </table:table-cell>
          <table:table-cell/>
        </table:table-row>
        <table:table-row table:style-name="ro1">
          <table:table-cell office:value-type="float" office:value="5.022247">
            <text:p>5.02</text:p>
          </table:table-cell>
          <table:table-cell office:value-type="float" office:value="3.384656">
            <text:p>3.38</text:p>
          </table:table-cell>
          <table:table-cell/>
        </table:table-row>
        <table:table-row table:style-name="ro1">
          <table:table-cell office:value-type="float" office:value="5.453606">
            <text:p>5.45</text:p>
          </table:table-cell>
          <table:table-cell office:value-type="float" office:value="3.744783">
            <text:p>3.74</text:p>
          </table:table-cell>
          <table:table-cell/>
        </table:table-row>
        <table:table-row table:style-name="ro1">
          <table:table-cell office:value-type="float" office:value="5.563179">
            <text:p>5.56</text:p>
          </table:table-cell>
          <table:table-cell office:value-type="float" office:value="3.053218">
            <text:p>3.05</text:p>
          </table:table-cell>
          <table:table-cell/>
        </table:table-row>
        <table:table-row table:style-name="ro1">
          <table:table-cell office:value-type="float" office:value="5.782511">
            <text:p>5.78</text:p>
          </table:table-cell>
          <table:table-cell office:value-type="float" office:value="2.149728">
            <text:p>2.15</text:p>
          </table:table-cell>
          <table:table-cell/>
        </table:table-row>
        <table:table-row table:style-name="ro1">
          <table:table-cell office:value-type="float" office:value="6.741187">
            <text:p>6.74</text:p>
          </table:table-cell>
          <table:table-cell office:value-type="float" office:value="1.522796">
            <text:p>1.52</text:p>
          </table:table-cell>
          <table:table-cell/>
        </table:table-row>
        <table:table-row table:style-name="ro1">
          <table:table-cell office:value-type="float" office:value="7.074604">
            <text:p>7.07</text:p>
          </table:table-cell>
          <table:table-cell office:value-type="float" office:value="2.025661">
            <text:p>2.03</text:p>
          </table:table-cell>
          <table:table-cell/>
        </table:table-row>
        <table:table-row table:style-name="ro1">
          <table:table-cell office:value-type="float" office:value="7.928278">
            <text:p>7.93</text:p>
          </table:table-cell>
          <table:table-cell office:value-type="float" office:value="2.680357">
            <text:p>2.68</text:p>
          </table:table-cell>
          <table:table-cell/>
        </table:table-row>
        <table:table-row table:style-name="ro1">
          <table:table-cell office:value-type="float" office:value="7.545108">
            <text:p>7.55</text:p>
          </table:table-cell>
          <table:table-cell office:value-type="float" office:value="2.3559">
            <text:p>2.36</text:p>
          </table:table-cell>
          <table:table-cell/>
        </table:table-row>
        <table:table-row table:style-name="ro1">
          <table:table-cell office:value-type="float" office:value="8.420133">
            <text:p>8.42</text:p>
          </table:table-cell>
          <table:table-cell office:value-type="float" office:value="3.012068">
            <text:p>3.01</text:p>
          </table:table-cell>
          <table:table-cell/>
        </table:table-row>
        <table:table-row table:style-name="ro1">
          <table:table-cell office:value-type="float" office:value="9.224079">
            <text:p>9.22</text:p>
          </table:table-cell>
          <table:table-cell office:value-type="float" office:value="3.666466">
            <text:p>3.67</text:p>
          </table:table-cell>
          <table:table-cell/>
        </table:table-row>
        <table:table-row table:style-name="ro1">
          <table:table-cell office:value-type="float" office:value="8.667609">
            <text:p>8.67</text:p>
          </table:table-cell>
          <table:table-cell office:value-type="float" office:value="4.225264">
            <text:p>4.23</text:p>
          </table:table-cell>
          <table:table-cell/>
        </table:table-row>
        <table:table-row table:style-name="ro1">
          <table:table-cell office:value-type="float" office:value="8.692221">
            <text:p>8.69</text:p>
          </table:table-cell>
          <table:table-cell office:value-type="float" office:value="3.976097">
            <text:p>3.98</text:p>
          </table:table-cell>
          <table:table-cell/>
        </table:table-row>
        <table:table-row table:style-name="ro1">
          <table:table-cell office:value-type="float" office:value="7.974836">
            <text:p>7.97</text:p>
          </table:table-cell>
          <table:table-cell office:value-type="float" office:value="4.610944">
            <text:p>4.61</text:p>
          </table:table-cell>
          <table:table-cell/>
        </table:table-row>
        <table:table-row table:style-name="ro1">
          <table:table-cell office:value-type="float" office:value="7.586612">
            <text:p>7.59</text:p>
          </table:table-cell>
          <table:table-cell office:value-type="float" office:value="4.091201">
            <text:p>4.09</text:p>
          </table:table-cell>
          <table:table-cell/>
        </table:table-row>
        <table:table-row table:style-name="ro1">
          <table:table-cell office:value-type="float" office:value="7.733053">
            <text:p>7.73</text:p>
          </table:table-cell>
          <table:table-cell office:value-type="float" office:value="4.172219">
            <text:p>4.17</text:p>
          </table:table-cell>
          <table:table-cell/>
        </table:table-row>
        <table:table-row table:style-name="ro1">
          <table:table-cell office:value-type="float" office:value="8.48027">
            <text:p>8.48</text:p>
          </table:table-cell>
          <table:table-cell office:value-type="float" office:value="3.791371">
            <text:p>3.79</text:p>
          </table:table-cell>
          <table:table-cell/>
        </table:table-row>
        <table:table-row table:style-name="ro1">
          <table:table-cell office:value-type="float" office:value="8.005737">
            <text:p>8.01</text:p>
          </table:table-cell>
          <table:table-cell office:value-type="float" office:value="4.476752">
            <text:p>4.48</text:p>
          </table:table-cell>
          <table:table-cell/>
        </table:table-row>
        <table:table-row table:style-name="ro1">
          <table:table-cell office:value-type="float" office:value="8.976473">
            <text:p>8.98</text:p>
          </table:table-cell>
          <table:table-cell office:value-type="float" office:value="5.071601">
            <text:p>5.07</text:p>
          </table:table-cell>
          <table:table-cell/>
        </table:table-row>
        <table:table-row table:style-name="ro1">
          <table:table-cell office:value-type="float" office:value="9.907143">
            <text:p>9.91</text:p>
          </table:table-cell>
          <table:table-cell office:value-type="float" office:value="5.832949">
            <text:p>5.83</text:p>
          </table:table-cell>
          <table:table-cell/>
        </table:table-row>
        <table:table-row table:style-name="ro1">
          <table:table-cell office:value-type="float" office:value="10.674764">
            <text:p>10.67</text:p>
          </table:table-cell>
          <table:table-cell office:value-type="float" office:value="5.549175">
            <text:p>5.55</text:p>
          </table:table-cell>
          <table:table-cell/>
        </table:table-row>
        <table:table-row table:style-name="ro1">
          <table:table-cell office:value-type="float" office:value="9.864001">
            <text:p>9.86</text:p>
          </table:table-cell>
          <table:table-cell office:value-type="float" office:value="6.469876">
            <text:p>6.47</text:p>
          </table:table-cell>
          <table:table-cell/>
        </table:table-row>
        <table:table-row table:style-name="ro1">
          <table:table-cell office:value-type="float" office:value="10.476839">
            <text:p>10.48</text:p>
          </table:table-cell>
          <table:table-cell office:value-type="float" office:value="7.153795">
            <text:p>7.15</text:p>
          </table:table-cell>
          <table:table-cell/>
        </table:table-row>
        <table:table-row table:style-name="ro1">
          <table:table-cell office:value-type="float" office:value="9.850923">
            <text:p>9.85</text:p>
          </table:table-cell>
          <table:table-cell office:value-type="float" office:value="6.512947">
            <text:p>6.51</text:p>
          </table:table-cell>
          <table:table-cell/>
        </table:table-row>
        <table:table-row table:style-name="ro1">
          <table:table-cell office:value-type="float" office:value="10.02091">
            <text:p>10.02</text:p>
          </table:table-cell>
          <table:table-cell office:value-type="float" office:value="5.690547">
            <text:p>5.69</text:p>
          </table:table-cell>
          <table:table-cell/>
        </table:table-row>
        <table:table-row table:style-name="ro1">
          <table:table-cell office:value-type="float" office:value="9.630472">
            <text:p>9.63</text:p>
          </table:table-cell>
          <table:table-cell office:value-type="float" office:value="4.959857">
            <text:p>4.96</text:p>
          </table:table-cell>
          <table:table-cell/>
        </table:table-row>
        <table:table-row table:style-name="ro1">
          <table:table-cell office:value-type="float" office:value="10.03685">
            <text:p>10.04</text:p>
          </table:table-cell>
          <table:table-cell office:value-type="float" office:value="5.145813">
            <text:p>5.15</text:p>
          </table:table-cell>
          <table:table-cell/>
        </table:table-row>
        <table:table-row table:style-name="ro1">
          <table:table-cell office:value-type="float" office:value="9.811203">
            <text:p>9.81</text:p>
          </table:table-cell>
          <table:table-cell office:value-type="float" office:value="5.33135">
            <text:p>5.33</text:p>
          </table:table-cell>
          <table:table-cell/>
        </table:table-row>
        <table:table-row table:style-name="ro1">
          <table:table-cell office:value-type="float" office:value="9.498031">
            <text:p>9.5</text:p>
          </table:table-cell>
          <table:table-cell office:value-type="float" office:value="6.314494">
            <text:p>6.31</text:p>
          </table:table-cell>
          <table:table-cell/>
        </table:table-row>
        <table:table-row table:style-name="ro1">
          <table:table-cell office:value-type="float" office:value="10.442937">
            <text:p>10.44</text:p>
          </table:table-cell>
          <table:table-cell office:value-type="float" office:value="6.256839">
            <text:p>6.26</text:p>
          </table:table-cell>
          <table:table-cell/>
        </table:table-row>
        <table:table-row table:style-name="ro1">
          <table:table-cell office:value-type="float" office:value="10.791289">
            <text:p>10.79</text:p>
          </table:table-cell>
          <table:table-cell office:value-type="float" office:value="5.663479">
            <text:p>5.66</text:p>
          </table:table-cell>
          <table:table-cell/>
        </table:table-row>
        <table:table-row table:style-name="ro1">
          <table:table-cell office:value-type="float" office:value="11.620947">
            <text:p>11.62</text:p>
          </table:table-cell>
          <table:table-cell office:value-type="float" office:value="6.127037">
            <text:p>6.13</text:p>
          </table:table-cell>
          <table:table-cell/>
        </table:table-row>
        <table:table-row table:style-name="ro1">
          <table:table-cell office:value-type="float" office:value="12.263327">
            <text:p>12.26</text:p>
          </table:table-cell>
          <table:table-cell office:value-type="float" office:value="6.406028">
            <text:p>6.41</text:p>
          </table:table-cell>
          <table:table-cell/>
        </table:table-row>
        <table:table-row table:style-name="ro1">
          <table:table-cell office:value-type="float" office:value="11.396361">
            <text:p>11.4</text:p>
          </table:table-cell>
          <table:table-cell office:value-type="float" office:value="6.201246">
            <text:p>6.2</text:p>
          </table:table-cell>
          <table:table-cell/>
        </table:table-row>
        <table:table-row table:style-name="ro1">
          <table:table-cell office:value-type="float" office:value="11.869871">
            <text:p>11.87</text:p>
          </table:table-cell>
          <table:table-cell office:value-type="float" office:value="5.846719">
            <text:p>5.85</text:p>
          </table:table-cell>
          <table:table-cell/>
        </table:table-row>
        <table:table-row table:style-name="ro1">
          <table:table-cell office:value-type="float" office:value="10.982227">
            <text:p>10.98</text:p>
          </table:table-cell>
          <table:table-cell office:value-type="float" office:value="5.031298">
            <text:p>5.03</text:p>
          </table:table-cell>
          <table:table-cell/>
        </table:table-row>
        <table:table-row table:style-name="ro1">
          <table:table-cell office:value-type="float" office:value="10.165331">
            <text:p>10.17</text:p>
          </table:table-cell>
          <table:table-cell office:value-type="float" office:value="4.988374">
            <text:p>4.99</text:p>
          </table:table-cell>
          <table:table-cell/>
        </table:table-row>
        <table:table-row table:style-name="ro1">
          <table:table-cell office:value-type="float" office:value="10.225404">
            <text:p>10.23</text:p>
          </table:table-cell>
          <table:table-cell office:value-type="float" office:value="5.14304">
            <text:p>5.14</text:p>
          </table:table-cell>
          <table:table-cell/>
        </table:table-row>
        <table:table-row table:style-name="ro1">
          <table:table-cell office:value-type="float" office:value="10.473098">
            <text:p>10.47</text:p>
          </table:table-cell>
          <table:table-cell office:value-type="float" office:value="4.824389">
            <text:p>4.82</text:p>
          </table:table-cell>
          <table:table-cell/>
        </table:table-row>
        <table:table-row table:style-name="ro1">
          <table:table-cell office:value-type="float" office:value="10.697242">
            <text:p>10.7</text:p>
          </table:table-cell>
          <table:table-cell office:value-type="float" office:value="4.349211">
            <text:p>4.35</text:p>
          </table:table-cell>
          <table:table-cell/>
        </table:table-row>
        <table:table-row table:style-name="ro1">
          <table:table-cell office:value-type="float" office:value="10.315141">
            <text:p>10.32</text:p>
          </table:table-cell>
          <table:table-cell office:value-type="float" office:value="4.470424">
            <text:p>4.47</text:p>
          </table:table-cell>
          <table:table-cell/>
        </table:table-row>
        <table:table-row table:style-name="ro1">
          <table:table-cell office:value-type="float" office:value="9.408442">
            <text:p>9.41</text:p>
          </table:table-cell>
          <table:table-cell office:value-type="float" office:value="4.779482">
            <text:p>4.78</text:p>
          </table:table-cell>
          <table:table-cell/>
        </table:table-row>
        <table:table-row table:style-name="ro1">
          <table:table-cell office:value-type="float" office:value="9.759531">
            <text:p>9.76</text:p>
          </table:table-cell>
          <table:table-cell office:value-type="float" office:value="5.573358">
            <text:p>5.57</text:p>
          </table:table-cell>
          <table:table-cell/>
        </table:table-row>
        <table:table-row table:style-name="ro1">
          <table:table-cell office:value-type="float" office:value="10.759188">
            <text:p>10.76</text:p>
          </table:table-cell>
          <table:table-cell office:value-type="float" office:value="4.617673">
            <text:p>4.62</text:p>
          </table:table-cell>
          <table:table-cell/>
        </table:table-row>
        <table:table-row table:style-name="ro1">
          <table:table-cell office:value-type="float" office:value="10.693912">
            <text:p>10.69</text:p>
          </table:table-cell>
          <table:table-cell office:value-type="float" office:value="4.297709">
            <text:p>4.3</text:p>
          </table:table-cell>
          <table:table-cell/>
        </table:table-row>
        <table:table-row table:style-name="ro1">
          <table:table-cell office:value-type="float" office:value="11.457568">
            <text:p>11.46</text:p>
          </table:table-cell>
          <table:table-cell office:value-type="float" office:value="3.346905">
            <text:p>3.35</text:p>
          </table:table-cell>
          <table:table-cell/>
        </table:table-row>
        <table:table-row table:style-name="ro1">
          <table:table-cell office:value-type="float" office:value="10.86487">
            <text:p>10.86</text:p>
          </table:table-cell>
          <table:table-cell office:value-type="float" office:value="3.736753">
            <text:p>3.74</text:p>
          </table:table-cell>
          <table:table-cell/>
        </table:table-row>
        <table:table-row table:style-name="ro1">
          <table:table-cell office:value-type="float" office:value="0.411983">
            <text:p>0.41</text:p>
          </table:table-cell>
          <table:table-cell office:value-type="float" office:value="0.648608">
            <text:p>0.65</text:p>
          </table:table-cell>
          <table:table-cell/>
        </table:table-row>
        <table:table-row table:style-name="ro1">
          <table:table-cell office:value-type="float" office:value="0.005503">
            <text:p>0.01</text:p>
          </table:table-cell>
          <table:table-cell office:value-type="float" office:value="0.21787">
            <text:p>0.22</text:p>
          </table:table-cell>
          <table:table-cell/>
        </table:table-row>
        <table:table-row table:style-name="ro1">
          <table:table-cell office:value-type="float" office:value="-0.423743">
            <text:p>-0.42</text:p>
          </table:table-cell>
          <table:table-cell office:value-type="float" office:value="-0.419497">
            <text:p>-0.42</text:p>
          </table:table-cell>
          <table:table-cell/>
        </table:table-row>
        <table:table-row table:style-name="ro1">
          <table:table-cell office:value-type="float" office:value="-1.105086">
            <text:p>-1.11</text:p>
          </table:table-cell>
          <table:table-cell office:value-type="float" office:value="0.172928">
            <text:p>0.17</text:p>
          </table:table-cell>
          <table:table-cell/>
        </table:table-row>
        <table:table-row table:style-name="ro1">
          <table:table-cell office:value-type="float" office:value="-0.389409">
            <text:p>-0.39</text:p>
          </table:table-cell>
          <table:table-cell office:value-type="float" office:value="1.099862">
            <text:p>1.1</text:p>
          </table:table-cell>
          <table:table-cell/>
        </table:table-row>
        <table:table-row table:style-name="ro1">
          <table:table-cell office:value-type="float" office:value="0.447314">
            <text:p>0.45</text:p>
          </table:table-cell>
          <table:table-cell office:value-type="float" office:value="1.711906">
            <text:p>1.71</text:p>
          </table:table-cell>
          <table:table-cell/>
        </table:table-row>
        <table:table-row table:style-name="ro1">
          <table:table-cell office:value-type="float" office:value="0.044784">
            <text:p>0.04</text:p>
          </table:table-cell>
          <table:table-cell office:value-type="float" office:value="0.716577">
            <text:p>0.72</text:p>
          </table:table-cell>
          <table:table-cell/>
        </table:table-row>
        <table:table-row table:style-name="ro1">
          <table:table-cell office:value-type="float" office:value="0.756481">
            <text:p>0.76</text:p>
          </table:table-cell>
          <table:table-cell office:value-type="float" office:value="1.70228">
            <text:p>1.7</text:p>
          </table:table-cell>
          <table:table-cell/>
        </table:table-row>
        <table:table-row table:style-name="ro1">
          <table:table-cell office:value-type="float" office:value="1.519944">
            <text:p>1.52</text:p>
          </table:table-cell>
          <table:table-cell office:value-type="float" office:value="2.579343">
            <text:p>2.58</text:p>
          </table:table-cell>
          <table:table-cell/>
        </table:table-row>
        <table:table-row table:style-name="ro1">
          <table:table-cell office:value-type="float" office:value="1.710435">
            <text:p>1.71</text:p>
          </table:table-cell>
          <table:table-cell office:value-type="float" office:value="1.867445">
            <text:p>1.87</text:p>
          </table:table-cell>
          <table:table-cell/>
        </table:table-row>
        <table:table-row table:style-name="ro1">
          <table:table-cell office:value-type="float" office:value="1.493669">
            <text:p>1.49</text:p>
          </table:table-cell>
          <table:table-cell office:value-type="float" office:value="1.693823">
            <text:p>1.69</text:p>
          </table:table-cell>
          <table:table-cell/>
        </table:table-row>
        <table:table-row table:style-name="ro1">
          <table:table-cell office:value-type="float" office:value="1.443525">
            <text:p>1.44</text:p>
          </table:table-cell>
          <table:table-cell office:value-type="float" office:value="1.94084">
            <text:p>1.94</text:p>
          </table:table-cell>
          <table:table-cell/>
        </table:table-row>
        <table:table-row table:style-name="ro1">
          <table:table-cell office:value-type="float" office:value="1.71175">
            <text:p>1.71</text:p>
          </table:table-cell>
          <table:table-cell office:value-type="float" office:value="2.885434">
            <text:p>2.89</text:p>
          </table:table-cell>
          <table:table-cell/>
        </table:table-row>
        <table:table-row table:style-name="ro1">
          <table:table-cell office:value-type="float" office:value="2.467742">
            <text:p>2.47</text:p>
          </table:table-cell>
          <table:table-cell office:value-type="float" office:value="2.150502">
            <text:p>2.15</text:p>
          </table:table-cell>
          <table:table-cell/>
        </table:table-row>
        <table:table-row table:style-name="ro1">
          <table:table-cell office:value-type="float" office:value="2.17411">
            <text:p>2.17</text:p>
          </table:table-cell>
          <table:table-cell office:value-type="float" office:value="2.972538">
            <text:p>2.97</text:p>
          </table:table-cell>
          <table:table-cell/>
        </table:table-row>
        <table:table-row table:style-name="ro1">
          <table:table-cell office:value-type="float" office:value="1.212598">
            <text:p>1.21</text:p>
          </table:table-cell>
          <table:table-cell office:value-type="float" office:value="3.251086">
            <text:p>3.25</text:p>
          </table:table-cell>
          <table:table-cell/>
        </table:table-row>
        <table:table-row table:style-name="ro1">
          <table:table-cell office:value-type="float" office:value="1.61061">
            <text:p>1.61</text:p>
          </table:table-cell>
          <table:table-cell office:value-type="float" office:value="2.422358">
            <text:p>2.42</text:p>
          </table:table-cell>
          <table:table-cell/>
        </table:table-row>
        <table:table-row table:style-name="ro1">
          <table:table-cell office:value-type="float" office:value="1.007119">
            <text:p>1.01</text:p>
          </table:table-cell>
          <table:table-cell office:value-type="float" office:value="2.684703">
            <text:p>2.68</text:p>
          </table:table-cell>
          <table:table-cell/>
        </table:table-row>
        <table:table-row table:style-name="ro1">
          <table:table-cell office:value-type="float" office:value="1.318136">
            <text:p>1.32</text:p>
          </table:table-cell>
          <table:table-cell office:value-type="float" office:value="3.684355">
            <text:p>3.68</text:p>
          </table:table-cell>
          <table:table-cell/>
        </table:table-row>
        <table:table-row table:style-name="ro1">
          <table:table-cell office:value-type="float" office:value="1.90689">
            <text:p>1.91</text:p>
          </table:table-cell>
          <table:table-cell office:value-type="float" office:value="3.745786">
            <text:p>3.75</text:p>
          </table:table-cell>
          <table:table-cell/>
        </table:table-row>
        <table:table-row table:style-name="ro1">
          <table:table-cell office:value-type="float" office:value="2.481005">
            <text:p>2.48</text:p>
          </table:table-cell>
          <table:table-cell office:value-type="float" office:value="4.488137">
            <text:p>4.49</text:p>
          </table:table-cell>
          <table:table-cell/>
        </table:table-row>
        <table:table-row table:style-name="ro1">
          <table:table-cell office:value-type="float" office:value="2.959551">
            <text:p>2.96</text:p>
          </table:table-cell>
          <table:table-cell office:value-type="float" office:value="3.63882">
            <text:p>3.64</text:p>
          </table:table-cell>
          <table:table-cell/>
        </table:table-row>
        <table:table-row table:style-name="ro1">
          <table:table-cell office:value-type="float" office:value="2.818036">
            <text:p>2.82</text:p>
          </table:table-cell>
          <table:table-cell office:value-type="float" office:value="3.759877">
            <text:p>3.76</text:p>
          </table:table-cell>
          <table:table-cell/>
        </table:table-row>
        <table:table-row table:style-name="ro1">
          <table:table-cell office:value-type="float" office:value="3.805125">
            <text:p>3.81</text:p>
          </table:table-cell>
          <table:table-cell office:value-type="float" office:value="3.173563">
            <text:p>3.17</text:p>
          </table:table-cell>
          <table:table-cell/>
        </table:table-row>
        <table:table-row table:style-name="ro1">
          <table:table-cell office:value-type="float" office:value="4.778919">
            <text:p>4.78</text:p>
          </table:table-cell>
          <table:table-cell office:value-type="float" office:value="2.420781">
            <text:p>2.42</text:p>
          </table:table-cell>
          <table:table-cell/>
        </table:table-row>
        <table:table-row table:style-name="ro1">
          <table:table-cell office:value-type="float" office:value="5.311885">
            <text:p>5.31</text:p>
          </table:table-cell>
          <table:table-cell office:value-type="float" office:value="3.307081">
            <text:p>3.31</text:p>
          </table:table-cell>
          <table:table-cell/>
        </table:table-row>
        <table:table-row table:style-name="ro1">
          <table:table-cell office:value-type="float" office:value="5.010973">
            <text:p>5.01</text:p>
          </table:table-cell>
          <table:table-cell office:value-type="float" office:value="3.827135">
            <text:p>3.83</text:p>
          </table:table-cell>
          <table:table-cell/>
        </table:table-row>
        <table:table-row table:style-name="ro1">
          <table:table-cell office:value-type="float" office:value="4.303177">
            <text:p>4.3</text:p>
          </table:table-cell>
          <table:table-cell office:value-type="float" office:value="3.539506">
            <text:p>3.54</text:p>
          </table:table-cell>
          <table:table-cell/>
        </table:table-row>
        <table:table-row table:style-name="ro1">
          <table:table-cell office:value-type="float" office:value="5.212547">
            <text:p>5.21</text:p>
          </table:table-cell>
          <table:table-cell office:value-type="float" office:value="3.125942">
            <text:p>3.13</text:p>
          </table:table-cell>
          <table:table-cell/>
        </table:table-row>
        <table:table-row table:style-name="ro1">
          <table:table-cell office:value-type="float" office:value="4.607559">
            <text:p>4.61</text:p>
          </table:table-cell>
          <table:table-cell office:value-type="float" office:value="2.294239">
            <text:p>2.29</text:p>
          </table:table-cell>
          <table:table-cell/>
        </table:table-row>
        <table:table-row table:style-name="ro1">
          <table:table-cell office:value-type="float" office:value="4.937768">
            <text:p>4.94</text:p>
          </table:table-cell>
          <table:table-cell office:value-type="float" office:value="1.766032">
            <text:p>1.77</text:p>
          </table:table-cell>
          <table:table-cell/>
        </table:table-row>
        <table:table-row table:style-name="ro1">
          <table:table-cell office:value-type="float" office:value="5.720533">
            <text:p>5.72</text:p>
          </table:table-cell>
          <table:table-cell office:value-type="float" office:value="1.438815">
            <text:p>1.44</text:p>
          </table:table-cell>
          <table:table-cell/>
        </table:table-row>
        <table:table-row table:style-name="ro1">
          <table:table-cell office:value-type="float" office:value="5.016905">
            <text:p>5.02</text:p>
          </table:table-cell>
          <table:table-cell office:value-type="float" office:value="1.367908">
            <text:p>1.37</text:p>
          </table:table-cell>
          <table:table-cell/>
        </table:table-row>
        <table:table-row table:style-name="ro1">
          <table:table-cell office:value-type="float" office:value="5.705695">
            <text:p>5.71</text:p>
          </table:table-cell>
          <table:table-cell office:value-type="float" office:value="1.499813">
            <text:p>1.5</text:p>
          </table:table-cell>
          <table:table-cell/>
        </table:table-row>
        <table:table-row table:style-name="ro1">
          <table:table-cell office:value-type="float" office:value="6.109094">
            <text:p>6.11</text:p>
          </table:table-cell>
          <table:table-cell office:value-type="float" office:value="1.588377">
            <text:p>1.59</text:p>
          </table:table-cell>
          <table:table-cell/>
        </table:table-row>
        <table:table-row table:style-name="ro1">
          <table:table-cell office:value-type="float" office:value="5.90093">
            <text:p>5.9</text:p>
          </table:table-cell>
          <table:table-cell office:value-type="float" office:value="1.571009">
            <text:p>1.57</text:p>
          </table:table-cell>
          <table:table-cell/>
        </table:table-row>
        <table:table-row table:style-name="ro1">
          <table:table-cell office:value-type="float" office:value="6.177889">
            <text:p>6.18</text:p>
          </table:table-cell>
          <table:table-cell office:value-type="float" office:value="1.728519">
            <text:p>1.73</text:p>
          </table:table-cell>
          <table:table-cell/>
        </table:table-row>
        <table:table-row table:style-name="ro1">
          <table:table-cell office:value-type="float" office:value="5.318757">
            <text:p>5.32</text:p>
          </table:table-cell>
          <table:table-cell office:value-type="float" office:value="2.604996">
            <text:p>2.6</text:p>
          </table:table-cell>
          <table:table-cell/>
        </table:table-row>
        <table:table-row table:style-name="ro1">
          <table:table-cell office:value-type="float" office:value="4.671999">
            <text:p>4.67</text:p>
          </table:table-cell>
          <table:table-cell office:value-type="float" office:value="3.386574">
            <text:p>3.39</text:p>
          </table:table-cell>
          <table:table-cell/>
        </table:table-row>
        <table:table-row table:style-name="ro1">
          <table:table-cell office:value-type="float" office:value="5.161469">
            <text:p>5.16</text:p>
          </table:table-cell>
          <table:table-cell office:value-type="float" office:value="3.74325">
            <text:p>3.74</text:p>
          </table:table-cell>
          <table:table-cell/>
        </table:table-row>
        <table:table-row table:style-name="ro1">
          <table:table-cell office:value-type="float" office:value="5.892348">
            <text:p>5.89</text:p>
          </table:table-cell>
          <table:table-cell office:value-type="float" office:value="4.575343">
            <text:p>4.58</text:p>
          </table:table-cell>
          <table:table-cell/>
        </table:table-row>
        <table:table-row table:style-name="ro1">
          <table:table-cell office:value-type="float" office:value="6.031681">
            <text:p>6.03</text:p>
          </table:table-cell>
          <table:table-cell office:value-type="float" office:value="4.751266">
            <text:p>4.75</text:p>
          </table:table-cell>
          <table:table-cell/>
        </table:table-row>
        <table:table-row table:style-name="ro1">
          <table:table-cell office:value-type="float" office:value="6.174569">
            <text:p>6.17</text:p>
          </table:table-cell>
          <table:table-cell office:value-type="float" office:value="5.706611">
            <text:p>5.71</text:p>
          </table:table-cell>
          <table:table-cell/>
        </table:table-row>
        <table:table-row table:style-name="ro1">
          <table:table-cell office:value-type="float" office:value="6.787389">
            <text:p>6.79</text:p>
          </table:table-cell>
          <table:table-cell office:value-type="float" office:value="6.113982">
            <text:p>6.11</text:p>
          </table:table-cell>
          <table:table-cell/>
        </table:table-row>
        <table:table-row table:style-name="ro1">
          <table:table-cell office:value-type="float" office:value="7.672082">
            <text:p>7.67</text:p>
          </table:table-cell>
          <table:table-cell office:value-type="float" office:value="5.981293">
            <text:p>5.98</text:p>
          </table:table-cell>
          <table:table-cell/>
        </table:table-row>
        <table:table-row table:style-name="ro1">
          <table:table-cell office:value-type="float" office:value="7.870825">
            <text:p>7.87</text:p>
          </table:table-cell>
          <table:table-cell office:value-type="float" office:value="5.311945">
            <text:p>5.31</text:p>
          </table:table-cell>
          <table:table-cell/>
        </table:table-row>
        <table:table-row table:style-name="ro1">
          <table:table-cell office:value-type="float" office:value="8.126798">
            <text:p>8.13</text:p>
          </table:table-cell>
          <table:table-cell office:value-type="float" office:value="5.102582">
            <text:p>5.1</text:p>
          </table:table-cell>
          <table:table-cell/>
        </table:table-row>
        <table:table-row table:style-name="ro1">
          <table:table-cell office:value-type="float" office:value="7.920264">
            <text:p>7.92</text:p>
          </table:table-cell>
          <table:table-cell office:value-type="float" office:value="4.722286">
            <text:p>4.72</text:p>
          </table:table-cell>
          <table:table-cell/>
        </table:table-row>
        <table:table-row table:style-name="ro1">
          <table:table-cell office:value-type="float" office:value="8.441308">
            <text:p>8.44</text:p>
          </table:table-cell>
          <table:table-cell office:value-type="float" office:value="4.552764">
            <text:p>4.55</text:p>
          </table:table-cell>
          <table:table-cell/>
        </table:table-row>
        <table:table-row table:style-name="ro1">
          <table:table-cell office:value-type="float" office:value="7.989412">
            <text:p>7.99</text:p>
          </table:table-cell>
          <table:table-cell office:value-type="float" office:value="5.346633">
            <text:p>5.35</text:p>
          </table:table-cell>
          <table:table-cell/>
        </table:table-row>
        <table:table-row table:style-name="ro1">
          <table:table-cell office:value-type="float" office:value="8.501282">
            <text:p>8.5</text:p>
          </table:table-cell>
          <table:table-cell office:value-type="float" office:value="5.070648">
            <text:p>5.07</text:p>
          </table:table-cell>
          <table:table-cell/>
        </table:table-row>
        <table:table-row table:style-name="ro1">
          <table:table-cell office:value-type="float" office:value="7.595867">
            <text:p>7.6</text:p>
          </table:table-cell>
          <table:table-cell office:value-type="float" office:value="4.744075">
            <text:p>4.74</text:p>
          </table:table-cell>
          <table:table-cell/>
        </table:table-row>
        <table:table-row table:style-name="ro1">
          <table:table-cell office:value-type="float" office:value="6.989136">
            <text:p>6.99</text:p>
          </table:table-cell>
          <table:table-cell office:value-type="float" office:value="3.802296">
            <text:p>3.8</text:p>
          </table:table-cell>
          <table:table-cell/>
        </table:table-row>
        <table:table-row table:style-name="ro1">
          <table:table-cell office:value-type="float" office:value="6.917224">
            <text:p>6.92</text:p>
          </table:table-cell>
          <table:table-cell office:value-type="float" office:value="4.743754">
            <text:p>4.74</text:p>
          </table:table-cell>
          <table:table-cell/>
        </table:table-row>
        <table:table-row table:style-name="ro1">
          <table:table-cell office:value-type="float" office:value="7.458251">
            <text:p>7.46</text:p>
          </table:table-cell>
          <table:table-cell office:value-type="float" office:value="5.290108">
            <text:p>5.29</text:p>
          </table:table-cell>
          <table:table-cell/>
        </table:table-row>
        <table:table-row table:style-name="ro1">
          <table:table-cell office:value-type="float" office:value="7.104188">
            <text:p>7.1</text:p>
          </table:table-cell>
          <table:table-cell office:value-type="float" office:value="5.663589">
            <text:p>5.66</text:p>
          </table:table-cell>
          <table:table-cell/>
        </table:table-row>
        <table:table-row table:style-name="ro1">
          <table:table-cell office:value-type="float" office:value="6.470822">
            <text:p>6.47</text:p>
          </table:table-cell>
          <table:table-cell office:value-type="float" office:value="6.294822">
            <text:p>6.29</text:p>
          </table:table-cell>
          <table:table-cell/>
        </table:table-row>
        <table:table-row table:style-name="ro1">
          <table:table-cell office:value-type="float" office:value="6.336219">
            <text:p>6.34</text:p>
          </table:table-cell>
          <table:table-cell office:value-type="float" office:value="5.448282">
            <text:p>5.45</text:p>
          </table:table-cell>
          <table:table-cell/>
        </table:table-row>
        <table:table-row table:style-name="ro1">
          <table:table-cell office:value-type="float" office:value="7.165585">
            <text:p>7.17</text:p>
          </table:table-cell>
          <table:table-cell office:value-type="float" office:value="5.368005">
            <text:p>5.37</text:p>
          </table:table-cell>
          <table:table-cell/>
        </table:table-row>
        <table:table-row table:style-name="ro1">
          <table:table-cell office:value-type="float" office:value="7.018181">
            <text:p>7.02</text:p>
          </table:table-cell>
          <table:table-cell office:value-type="float" office:value="5.897523">
            <text:p>5.9</text:p>
          </table:table-cell>
          <table:table-cell/>
        </table:table-row>
        <table:table-row table:style-name="ro1">
          <table:table-cell office:value-type="float" office:value="6.554199">
            <text:p>6.55</text:p>
          </table:table-cell>
          <table:table-cell office:value-type="float" office:value="6.553608">
            <text:p>6.55</text:p>
          </table:table-cell>
          <table:table-cell/>
        </table:table-row>
        <table:table-row table:style-name="ro1">
          <table:table-cell office:value-type="float" office:value="6.740482">
            <text:p>6.74</text:p>
          </table:table-cell>
          <table:table-cell office:value-type="float" office:value="6.790123">
            <text:p>6.79</text:p>
          </table:table-cell>
          <table:table-cell/>
        </table:table-row>
        <table:table-row table:style-name="ro1">
          <table:table-cell office:value-type="float" office:value="6.866001">
            <text:p>6.87</text:p>
          </table:table-cell>
          <table:table-cell office:value-type="float" office:value="6.3416">
            <text:p>6.34</text:p>
          </table:table-cell>
          <table:table-cell/>
        </table:table-row>
        <table:table-row table:style-name="ro1">
          <table:table-cell office:value-type="float" office:value="7.419677">
            <text:p>7.42</text:p>
          </table:table-cell>
          <table:table-cell office:value-type="float" office:value="5.609552">
            <text:p>5.61</text:p>
          </table:table-cell>
          <table:table-cell/>
        </table:table-row>
        <table:table-row table:style-name="ro1">
          <table:table-cell office:value-type="float" office:value="7.530568">
            <text:p>7.53</text:p>
          </table:table-cell>
          <table:table-cell office:value-type="float" office:value="4.883172">
            <text:p>4.88</text:p>
          </table:table-cell>
          <table:table-cell/>
        </table:table-row>
        <table:table-row table:style-name="ro1">
          <table:table-cell office:value-type="float" office:value="7.868458">
            <text:p>7.87</text:p>
          </table:table-cell>
          <table:table-cell office:value-type="float" office:value="4.023607">
            <text:p>4.02</text:p>
          </table:table-cell>
          <table:table-cell/>
        </table:table-row>
        <table:table-row table:style-name="ro1">
          <table:table-cell office:value-type="float" office:value="7.570385">
            <text:p>7.57</text:p>
          </table:table-cell>
          <table:table-cell office:value-type="float" office:value="3.28993">
            <text:p>3.29</text:p>
          </table:table-cell>
          <table:table-cell/>
        </table:table-row>
        <table:table-row table:style-name="ro1">
          <table:table-cell office:value-type="float" office:value="7.290618">
            <text:p>7.29</text:p>
          </table:table-cell>
          <table:table-cell office:value-type="float" office:value="2.755031">
            <text:p>2.76</text:p>
          </table:table-cell>
          <table:table-cell/>
        </table:table-row>
        <table:table-row table:style-name="ro1">
          <table:table-cell office:value-type="float" office:value="7.502526">
            <text:p>7.5</text:p>
          </table:table-cell>
          <table:table-cell office:value-type="float" office:value="3.101619">
            <text:p>3.1</text:p>
          </table:table-cell>
          <table:table-cell/>
        </table:table-row>
        <table:table-row table:style-name="ro1">
          <table:table-cell office:value-type="float" office:value="6.707759">
            <text:p>6.71</text:p>
          </table:table-cell>
          <table:table-cell office:value-type="float" office:value="3.010084">
            <text:p>3.01</text:p>
          </table:table-cell>
          <table:table-cell/>
        </table:table-row>
        <table:table-row table:style-name="ro1">
          <table:table-cell office:value-type="float" office:value="7.178352">
            <text:p>7.18</text:p>
          </table:table-cell>
          <table:table-cell office:value-type="float" office:value="2.791682">
            <text:p>2.79</text:p>
          </table:table-cell>
          <table:table-cell/>
        </table:table-row>
        <table:table-row table:style-name="ro1">
          <table:table-cell office:value-type="float" office:value="7.985268">
            <text:p>7.99</text:p>
          </table:table-cell>
          <table:table-cell office:value-type="float" office:value="2.049202">
            <text:p>2.05</text:p>
          </table:table-cell>
          <table:table-cell/>
        </table:table-row>
        <table:table-row table:style-name="ro1">
          <table:table-cell office:value-type="float" office:value="8.874779">
            <text:p>8.87</text:p>
          </table:table-cell>
          <table:table-cell office:value-type="float" office:value="2.924164">
            <text:p>2.92</text:p>
          </table:table-cell>
          <table:table-cell/>
        </table:table-row>
        <table:table-row table:style-name="ro1">
          <table:table-cell office:value-type="float" office:value="9.418031">
            <text:p>9.42</text:p>
          </table:table-cell>
          <table:table-cell office:value-type="float" office:value="3.773678">
            <text:p>3.77</text:p>
          </table:table-cell>
          <table:table-cell/>
        </table:table-row>
        <table:table-row table:style-name="ro1">
          <table:table-cell office:value-type="float" office:value="8.69457">
            <text:p>8.69</text:p>
          </table:table-cell>
          <table:table-cell office:value-type="float" office:value="2.89165">
            <text:p>2.89</text:p>
          </table:table-cell>
          <table:table-cell/>
        </table:table-row>
        <table:table-row table:style-name="ro1">
          <table:table-cell office:value-type="float" office:value="8.404385">
            <text:p>8.4</text:p>
          </table:table-cell>
          <table:table-cell office:value-type="float" office:value="2.807376">
            <text:p>2.81</text:p>
          </table:table-cell>
          <table:table-cell/>
        </table:table-row>
        <table:table-row table:style-name="ro1">
          <table:table-cell office:value-type="float" office:value="8.057779">
            <text:p>8.06</text:p>
          </table:table-cell>
          <table:table-cell office:value-type="float" office:value="3.652885">
            <text:p>3.65</text:p>
          </table:table-cell>
          <table:table-cell/>
        </table:table-row>
        <table:table-row table:style-name="ro1">
          <table:table-cell office:value-type="float" office:value="8.945298">
            <text:p>8.95</text:p>
          </table:table-cell>
          <table:table-cell office:value-type="float" office:value="2.684965">
            <text:p>2.68</text:p>
          </table:table-cell>
          <table:table-cell/>
        </table:table-row>
        <table:table-row table:style-name="ro1">
          <table:table-cell office:value-type="float" office:value="9.772113">
            <text:p>9.77</text:p>
          </table:table-cell>
          <table:table-cell office:value-type="float" office:value="1.952155">
            <text:p>1.95</text:p>
          </table:table-cell>
          <table:table-cell/>
        </table:table-row>
        <table:table-row table:style-name="ro1">
          <table:table-cell office:value-type="float" office:value="10.205455">
            <text:p>10.21</text:p>
          </table:table-cell>
          <table:table-cell office:value-type="float" office:value="2.712238">
            <text:p>2.71</text:p>
          </table:table-cell>
          <table:table-cell/>
        </table:table-row>
        <table:table-row table:style-name="ro1">
          <table:table-cell office:value-type="float" office:value="10.798195">
            <text:p>10.8</text:p>
          </table:table-cell>
          <table:table-cell office:value-type="float" office:value="3.155179">
            <text:p>3.16</text:p>
          </table:table-cell>
          <table:table-cell/>
        </table:table-row>
        <table:table-row table:style-name="ro1">
          <table:table-cell office:value-type="float" office:value="11.662047">
            <text:p>11.66</text:p>
          </table:table-cell>
          <table:table-cell office:value-type="float" office:value="2.528521">
            <text:p>2.53</text:p>
          </table:table-cell>
          <table:table-cell/>
        </table:table-row>
        <table:table-row table:style-name="ro1">
          <table:table-cell office:value-type="float" office:value="11.322177">
            <text:p>11.32</text:p>
          </table:table-cell>
          <table:table-cell office:value-type="float" office:value="3.518982">
            <text:p>3.52</text:p>
          </table:table-cell>
          <table:table-cell/>
        </table:table-row>
        <table:table-row table:style-name="ro1">
          <table:table-cell office:value-type="float" office:value="10.354061">
            <text:p>10.35</text:p>
          </table:table-cell>
          <table:table-cell office:value-type="float" office:value="3.771679">
            <text:p>3.77</text:p>
          </table:table-cell>
          <table:table-cell/>
        </table:table-row>
        <table:table-row table:style-name="ro1">
          <table:table-cell office:value-type="float" office:value="11.124705">
            <text:p>11.12</text:p>
          </table:table-cell>
          <table:table-cell office:value-type="float" office:value="4.104831">
            <text:p>4.1</text:p>
          </table:table-cell>
          <table:table-cell/>
        </table:table-row>
        <table:table-row table:style-name="ro1">
          <table:table-cell office:value-type="float" office:value="10.310872">
            <text:p>10.31</text:p>
          </table:table-cell>
          <table:table-cell office:value-type="float" office:value="4.938071">
            <text:p>4.94</text:p>
          </table:table-cell>
          <table:table-cell/>
        </table:table-row>
        <table:table-row table:style-name="ro1">
          <table:table-cell office:value-type="float" office:value="10.632834">
            <text:p>10.63</text:p>
          </table:table-cell>
          <table:table-cell office:value-type="float" office:value="4.373625">
            <text:p>4.37</text:p>
          </table:table-cell>
          <table:table-cell/>
        </table:table-row>
        <table:table-row table:style-name="ro1">
          <table:table-cell office:value-type="float" office:value="9.800206">
            <text:p>9.8</text:p>
          </table:table-cell>
          <table:table-cell office:value-type="float" office:value="5.290387">
            <text:p>5.29</text:p>
          </table:table-cell>
          <table:table-cell/>
        </table:table-row>
        <table:table-row table:style-name="ro1">
          <table:table-cell office:value-type="float" office:value="10.792339">
            <text:p>10.79</text:p>
          </table:table-cell>
          <table:table-cell office:value-type="float" office:value="5.365131">
            <text:p>5.37</text:p>
          </table:table-cell>
          <table:table-cell/>
        </table:table-row>
        <table:table-row table:style-name="ro1">
          <table:table-cell office:value-type="float" office:value="11.10595">
            <text:p>11.11</text:p>
          </table:table-cell>
          <table:table-cell office:value-type="float" office:value="5.887353">
            <text:p>5.89</text:p>
          </table:table-cell>
          <table:table-cell/>
        </table:table-row>
        <table:table-row table:style-name="ro1">
          <table:table-cell office:value-type="float" office:value="10.588236">
            <text:p>10.59</text:p>
          </table:table-cell>
          <table:table-cell office:value-type="float" office:value="5.524936">
            <text:p>5.52</text:p>
          </table:table-cell>
          <table:table-cell/>
        </table:table-row>
        <table:table-row table:style-name="ro1">
          <table:table-cell office:value-type="float" office:value="11.299982">
            <text:p>11.3</text:p>
          </table:table-cell>
          <table:table-cell office:value-type="float" office:value="5.839773">
            <text:p>5.84</text:p>
          </table:table-cell>
          <table:table-cell/>
        </table:table-row>
        <table:table-row table:style-name="ro1">
          <table:table-cell office:value-type="float" office:value="10.573715">
            <text:p>10.57</text:p>
          </table:table-cell>
          <table:table-cell office:value-type="float" office:value="5.463054">
            <text:p>5.46</text:p>
          </table:table-cell>
          <table:table-cell/>
        </table:table-row>
        <table:table-row table:style-name="ro1">
          <table:table-cell office:value-type="float" office:value="10.305815">
            <text:p>10.31</text:p>
          </table:table-cell>
          <table:table-cell office:value-type="float" office:value="5.355665">
            <text:p>5.36</text:p>
          </table:table-cell>
          <table:table-cell/>
        </table:table-row>
        <table:table-row table:style-name="ro1">
          <table:table-cell office:value-type="float" office:value="9.4236">
            <text:p>9.42</text:p>
          </table:table-cell>
          <table:table-cell office:value-type="float" office:value="6.263617">
            <text:p>6.26</text:p>
          </table:table-cell>
          <table:table-cell/>
        </table:table-row>
        <table:table-row table:style-name="ro1">
          <table:table-cell office:value-type="float" office:value="8.647358">
            <text:p>8.65</text:p>
          </table:table-cell>
          <table:table-cell office:value-type="float" office:value="7.223784">
            <text:p>7.22</text:p>
          </table:table-cell>
          <table:table-cell/>
        </table:table-row>
        <table:table-row table:style-name="ro1">
          <table:table-cell office:value-type="float" office:value="9.030912">
            <text:p>9.03</text:p>
          </table:table-cell>
          <table:table-cell office:value-type="float" office:value="6.587145">
            <text:p>6.59</text:p>
          </table:table-cell>
          <table:table-cell/>
        </table:table-row>
        <table:table-row table:style-name="ro1">
          <table:table-cell office:value-type="float" office:value="8.162979">
            <text:p>8.16</text:p>
          </table:table-cell>
          <table:table-cell office:value-type="float" office:value="6.194581">
            <text:p>6.19</text:p>
          </table:table-cell>
          <table:table-cell/>
        </table:table-row>
        <table:table-row table:style-name="ro1">
          <table:table-cell office:value-type="float" office:value="7.240688">
            <text:p>7.24</text:p>
          </table:table-cell>
          <table:table-cell office:value-type="float" office:value="6.812445">
            <text:p>6.81</text:p>
          </table:table-cell>
          <table:table-cell/>
        </table:table-row>
        <table:table-row table:style-name="ro1">
          <table:table-cell office:value-type="float" office:value="8.083075">
            <text:p>8.08</text:p>
          </table:table-cell>
          <table:table-cell office:value-type="float" office:value="7.552635">
            <text:p>7.55</text:p>
          </table:table-cell>
          <table:table-cell/>
        </table:table-row>
        <table:table-row table:style-name="ro1">
          <table:table-cell office:value-type="float" office:value="8.757412">
            <text:p>8.76</text:p>
          </table:table-cell>
          <table:table-cell office:value-type="float" office:value="6.689494">
            <text:p>6.69</text:p>
          </table:table-cell>
          <table:table-cell/>
        </table:table-row>
        <table:table-row table:style-name="ro1">
          <table:table-cell office:value-type="float" office:value="8.130748">
            <text:p>8.13</text:p>
          </table:table-cell>
          <table:table-cell office:value-type="float" office:value="5.856323">
            <text:p>5.86</text:p>
          </table:table-cell>
          <table:table-cell/>
        </table:table-row>
        <table:table-row table:style-name="ro1">
          <table:table-cell office:value-type="float" office:value="8.493054">
            <text:p>8.49</text:p>
          </table:table-cell>
          <table:table-cell office:value-type="float" office:value="6.803576">
            <text:p>6.8</text:p>
          </table:table-cell>
          <table:table-cell/>
        </table:table-row>
        <table:table-row table:style-name="ro1">
          <table:table-cell office:value-type="float" office:value="8.65762">
            <text:p>8.66</text:p>
          </table:table-cell>
          <table:table-cell office:value-type="float" office:value="7.002559">
            <text:p>7</text:p>
          </table:table-cell>
          <table:table-cell/>
        </table:table-row>
        <table:table-row table:style-name="ro1">
          <table:table-cell office:value-type="float" office:value="8.755599">
            <text:p>8.76</text:p>
          </table:table-cell>
          <table:table-cell office:value-type="float" office:value="7.333904">
            <text:p>7.33</text:p>
          </table:table-cell>
          <table:table-cell/>
        </table:table-row>
        <table:table-row table:style-name="ro1">
          <table:table-cell office:value-type="float" office:value="8.815311">
            <text:p>8.82</text:p>
          </table:table-cell>
          <table:table-cell office:value-type="float" office:value="7.254895">
            <text:p>7.25</text:p>
          </table:table-cell>
          <table:table-cell/>
        </table:table-row>
        <table:table-row table:style-name="ro1">
          <table:table-cell office:value-type="float" office:value="8.080297">
            <text:p>8.08</text:p>
          </table:table-cell>
          <table:table-cell office:value-type="float" office:value="8.051854">
            <text:p>8.05</text:p>
          </table:table-cell>
          <table:table-cell/>
        </table:table-row>
        <table:table-row table:style-name="ro1">
          <table:table-cell office:value-type="float" office:value="8.093094">
            <text:p>8.09</text:p>
          </table:table-cell>
          <table:table-cell office:value-type="float" office:value="7.90731">
            <text:p>7.91</text:p>
          </table:table-cell>
          <table:table-cell/>
        </table:table-row>
        <table:table-row table:style-name="ro1">
          <table:table-cell office:value-type="float" office:value="8.861618">
            <text:p>8.86</text:p>
          </table:table-cell>
          <table:table-cell office:value-type="float" office:value="7.158224">
            <text:p>7.16</text:p>
          </table:table-cell>
          <table:table-cell/>
        </table:table-row>
        <table:table-row table:style-name="ro1">
          <table:table-cell office:value-type="float" office:value="9.651598">
            <text:p>9.65</text:p>
          </table:table-cell>
          <table:table-cell office:value-type="float" office:value="6.868219">
            <text:p>6.87</text:p>
          </table:table-cell>
          <table:table-cell/>
        </table:table-row>
        <table:table-row table:style-name="ro1">
          <table:table-cell office:value-type="float" office:value="8.815802">
            <text:p>8.82</text:p>
          </table:table-cell>
          <table:table-cell office:value-type="float" office:value="6.119628">
            <text:p>6.12</text:p>
          </table:table-cell>
          <table:table-cell/>
        </table:table-row>
        <table:table-row table:style-name="ro1">
          <table:table-cell office:value-type="float" office:value="8.464415">
            <text:p>8.46</text:p>
          </table:table-cell>
          <table:table-cell office:value-type="float" office:value="5.746334">
            <text:p>5.75</text:p>
          </table:table-cell>
          <table:table-cell/>
        </table:table-row>
        <table:table-row table:style-name="ro1">
          <table:table-cell office:value-type="float" office:value="8.196063">
            <text:p>8.2</text:p>
          </table:table-cell>
          <table:table-cell office:value-type="float" office:value="6.458694">
            <text:p>6.46</text:p>
          </table:table-cell>
          <table:table-cell/>
        </table:table-row>
        <table:table-row table:style-name="ro1">
          <table:table-cell office:value-type="float" office:value="8.904734">
            <text:p>8.9</text:p>
          </table:table-cell>
          <table:table-cell office:value-type="float" office:value="6.503265">
            <text:p>6.5</text:p>
          </table:table-cell>
          <table:table-cell/>
        </table:table-row>
        <table:table-row table:style-name="ro1">
          <table:table-cell office:value-type="float" office:value="8.102973">
            <text:p>8.1</text:p>
          </table:table-cell>
          <table:table-cell office:value-type="float" office:value="7.234298">
            <text:p>7.23</text:p>
          </table:table-cell>
          <table:table-cell/>
        </table:table-row>
        <table:table-row table:style-name="ro1">
          <table:table-cell office:value-type="float" office:value="8.053741">
            <text:p>8.05</text:p>
          </table:table-cell>
          <table:table-cell office:value-type="float" office:value="6.615279">
            <text:p>6.62</text:p>
          </table:table-cell>
          <table:table-cell/>
        </table:table-row>
        <table:table-row table:style-name="ro1">
          <table:table-cell office:value-type="float" office:value="8.755913">
            <text:p>8.76</text:p>
          </table:table-cell>
          <table:table-cell office:value-type="float" office:value="6.708113">
            <text:p>6.71</text:p>
          </table:table-cell>
          <table:table-cell/>
        </table:table-row>
        <table:table-row table:style-name="ro1">
          <table:table-cell office:value-type="float" office:value="8.605011">
            <text:p>8.61</text:p>
          </table:table-cell>
          <table:table-cell office:value-type="float" office:value="7.186416">
            <text:p>7.19</text:p>
          </table:table-cell>
          <table:table-cell/>
        </table:table-row>
        <table:table-row table:style-name="ro1">
          <table:table-cell office:value-type="float" office:value="7.920883">
            <text:p>7.92</text:p>
          </table:table-cell>
          <table:table-cell office:value-type="float" office:value="6.474488">
            <text:p>6.47</text:p>
          </table:table-cell>
          <table:table-cell/>
        </table:table-row>
        <table:table-row table:style-name="ro1">
          <table:table-cell office:value-type="float" office:value="8.273275">
            <text:p>8.27</text:p>
          </table:table-cell>
          <table:table-cell office:value-type="float" office:value="7.136826">
            <text:p>7.14</text:p>
          </table:table-cell>
          <table:table-cell/>
        </table:table-row>
        <table:table-row table:style-name="ro1">
          <table:table-cell office:value-type="float" office:value="7.720423">
            <text:p>7.72</text:p>
          </table:table-cell>
          <table:table-cell office:value-type="float" office:value="7.037636">
            <text:p>7.04</text:p>
          </table:table-cell>
          <table:table-cell/>
        </table:table-row>
        <table:table-row table:style-name="ro1">
          <table:table-cell office:value-type="float" office:value="7.663198">
            <text:p>7.66</text:p>
          </table:table-cell>
          <table:table-cell office:value-type="float" office:value="6.658179">
            <text:p>6.66</text:p>
          </table:table-cell>
          <table:table-cell/>
        </table:table-row>
        <table:table-row table:style-name="ro1">
          <table:table-cell office:value-type="float" office:value="0.131147">
            <text:p>0.13</text:p>
          </table:table-cell>
          <table:table-cell office:value-type="float" office:value="0.135215">
            <text:p>0.14</text:p>
          </table:table-cell>
          <table:table-cell/>
        </table:table-row>
        <table:table-row table:style-name="ro1">
          <table:table-cell office:value-type="float" office:value="0.941091">
            <text:p>0.94</text:p>
          </table:table-cell>
          <table:table-cell office:value-type="float" office:value="0.764703">
            <text:p>0.76</text:p>
          </table:table-cell>
          <table:table-cell/>
        </table:table-row>
        <table:table-row table:style-name="ro1">
          <table:table-cell office:value-type="float" office:value="0.959378">
            <text:p>0.96</text:p>
          </table:table-cell>
          <table:table-cell office:value-type="float" office:value="1.291288">
            <text:p>1.29</text:p>
          </table:table-cell>
          <table:table-cell/>
        </table:table-row>
        <table:table-row table:style-name="ro1">
          <table:table-cell office:value-type="float" office:value="1.907716">
            <text:p>1.91</text:p>
          </table:table-cell>
          <table:table-cell office:value-type="float" office:value="2.133745">
            <text:p>2.13</text:p>
          </table:table-cell>
          <table:table-cell/>
        </table:table-row>
        <table:table-row table:style-name="ro1">
          <table:table-cell office:value-type="float" office:value="2.214847">
            <text:p>2.21</text:p>
          </table:table-cell>
          <table:table-cell office:value-type="float" office:value="2.616506">
            <text:p>2.62</text:p>
          </table:table-cell>
          <table:table-cell/>
        </table:table-row>
        <table:table-row table:style-name="ro1">
          <table:table-cell office:value-type="float" office:value="1.544774">
            <text:p>1.54</text:p>
          </table:table-cell>
          <table:table-cell office:value-type="float" office:value="1.887">
            <text:p>1.89</text:p>
          </table:table-cell>
          <table:table-cell/>
        </table:table-row>
        <table:table-row table:style-name="ro1">
          <table:table-cell office:value-type="float" office:value="0.829847">
            <text:p>0.83</text:p>
          </table:table-cell>
          <table:table-cell office:value-type="float" office:value="1.445953">
            <text:p>1.45</text:p>
          </table:table-cell>
          <table:table-cell/>
        </table:table-row>
        <table:table-row table:style-name="ro1">
          <table:table-cell office:value-type="float" office:value="1.586073">
            <text:p>1.59</text:p>
          </table:table-cell>
          <table:table-cell office:value-type="float" office:value="1.034911">
            <text:p>1.03</text:p>
          </table:table-cell>
          <table:table-cell/>
        </table:table-row>
        <table:table-row table:style-name="ro1">
          <table:table-cell office:value-type="float" office:value="2.132812">
            <text:p>2.13</text:p>
          </table:table-cell>
          <table:table-cell office:value-type="float" office:value="0.933435">
            <text:p>0.93</text:p>
          </table:table-cell>
          <table:table-cell/>
        </table:table-row>
        <table:table-row table:style-name="ro1">
          <table:table-cell office:value-type="float" office:value="1.647115">
            <text:p>1.65</text:p>
          </table:table-cell>
          <table:table-cell office:value-type="float" office:value="1.920997">
            <text:p>1.92</text:p>
          </table:table-cell>
          <table:table-cell/>
        </table:table-row>
        <table:table-row table:style-name="ro1">
          <table:table-cell office:value-type="float" office:value="1.317907">
            <text:p>1.32</text:p>
          </table:table-cell>
          <table:table-cell office:value-type="float" office:value="2.714712">
            <text:p>2.71</text:p>
          </table:table-cell>
          <table:table-cell/>
        </table:table-row>
        <table:table-row table:style-name="ro1">
          <table:table-cell office:value-type="float" office:value="1.81463">
            <text:p>1.81</text:p>
          </table:table-cell>
          <table:table-cell office:value-type="float" office:value="3.483154">
            <text:p>3.48</text:p>
          </table:table-cell>
          <table:table-cell/>
        </table:table-row>
        <table:table-row table:style-name="ro1">
          <table:table-cell office:value-type="float" office:value="1.224104">
            <text:p>1.22</text:p>
          </table:table-cell>
          <table:table-cell office:value-type="float" office:value="3.498941">
            <text:p>3.5</text:p>
          </table:table-cell>
          <table:table-cell/>
        </table:table-row>
        <table:table-row table:style-name="ro1">
          <table:table-cell office:value-type="float" office:value="1.927059">
            <text:p>1.93</text:p>
          </table:table-cell>
          <table:table-cell office:value-type="float" office:value="4.122738">
            <text:p>4.12</text:p>
          </table:table-cell>
          <table:table-cell/>
        </table:table-row>
        <table:table-row table:style-name="ro1">
          <table:table-cell office:value-type="float" office:value="2.838963">
            <text:p>2.84</text:p>
          </table:table-cell>
          <table:table-cell office:value-type="float" office:value="3.991631">
            <text:p>3.99</text:p>
          </table:table-cell>
          <table:table-cell/>
        </table:table-row>
        <table:table-row table:style-name="ro1">
          <table:table-cell office:value-type="float" office:value="2.462818">
            <text:p>2.46</text:p>
          </table:table-cell>
          <table:table-cell office:value-type="float" office:value="3.83594">
            <text:p>3.84</text:p>
          </table:table-cell>
          <table:table-cell/>
        </table:table-row>
        <table:table-row table:style-name="ro1">
          <table:table-cell office:value-type="float" office:value="3.230244">
            <text:p>3.23</text:p>
          </table:table-cell>
          <table:table-cell office:value-type="float" office:value="3.358901">
            <text:p>3.36</text:p>
          </table:table-cell>
          <table:table-cell/>
        </table:table-row>
        <table:table-row table:style-name="ro1">
          <table:table-cell office:value-type="float" office:value="3.257409">
            <text:p>3.26</text:p>
          </table:table-cell>
          <table:table-cell office:value-type="float" office:value="2.626342">
            <text:p>2.63</text:p>
          </table:table-cell>
          <table:table-cell/>
        </table:table-row>
        <table:table-row table:style-name="ro1">
          <table:table-cell office:value-type="float" office:value="3.44428">
            <text:p>3.44</text:p>
          </table:table-cell>
          <table:table-cell office:value-type="float" office:value="2.365307">
            <text:p>2.37</text:p>
          </table:table-cell>
          <table:table-cell/>
        </table:table-row>
        <table:table-row table:style-name="ro1">
          <table:table-cell office:value-type="float" office:value="2.639781">
            <text:p>2.64</text:p>
          </table:table-cell>
          <table:table-cell office:value-type="float" office:value="1.511328">
            <text:p>1.51</text:p>
          </table:table-cell>
          <table:table-cell/>
        </table:table-row>
        <table:table-row table:style-name="ro1">
          <table:table-cell office:value-type="float" office:value="3.180627">
            <text:p>3.18</text:p>
          </table:table-cell>
          <table:table-cell office:value-type="float" office:value="2.40978">
            <text:p>2.41</text:p>
          </table:table-cell>
          <table:table-cell/>
        </table:table-row>
        <table:table-row table:style-name="ro1">
          <table:table-cell office:value-type="float" office:value="2.768871">
            <text:p>2.77</text:p>
          </table:table-cell>
          <table:table-cell office:value-type="float" office:value="2.448717">
            <text:p>2.45</text:p>
          </table:table-cell>
          <table:table-cell/>
        </table:table-row>
        <table:table-row table:style-name="ro1">
          <table:table-cell office:value-type="float" office:value="1.773851">
            <text:p>1.77</text:p>
          </table:table-cell>
          <table:table-cell office:value-type="float" office:value="2.051185">
            <text:p>2.05</text:p>
          </table:table-cell>
          <table:table-cell/>
        </table:table-row>
        <table:table-row table:style-name="ro1">
          <table:table-cell office:value-type="float" office:value="1.254206">
            <text:p>1.25</text:p>
          </table:table-cell>
          <table:table-cell office:value-type="float" office:value="1.36572">
            <text:p>1.37</text:p>
          </table:table-cell>
          <table:table-cell/>
        </table:table-row>
        <table:table-row table:style-name="ro1">
          <table:table-cell office:value-type="float" office:value="0.392588">
            <text:p>0.39</text:p>
          </table:table-cell>
          <table:table-cell office:value-type="float" office:value="2.224504">
            <text:p>2.22</text:p>
          </table:table-cell>
          <table:table-cell/>
        </table:table-row>
        <table:table-row table:style-name="ro1">
          <table:table-cell office:value-type="float" office:value="0.94874">
            <text:p>0.95</text:p>
          </table:table-cell>
          <table:table-cell office:value-type="float" office:value="1.937062">
            <text:p>1.94</text:p>
          </table:table-cell>
          <table:table-cell/>
        </table:table-row>
        <table:table-row table:style-name="ro1">
          <table:table-cell office:value-type="float" office:value="0.864449">
            <text:p>0.86</text:p>
          </table:table-cell>
          <table:table-cell office:value-type="float" office:value="2.844708">
            <text:p>2.84</text:p>
          </table:table-cell>
          <table:table-cell/>
        </table:table-row>
        <table:table-row table:style-name="ro1">
          <table:table-cell office:value-type="float" office:value="0.156888">
            <text:p>0.16</text:p>
          </table:table-cell>
          <table:table-cell office:value-type="float" office:value="2.556664">
            <text:p>2.56</text:p>
          </table:table-cell>
          <table:table-cell/>
        </table:table-row>
        <table:table-row table:style-name="ro1">
          <table:table-cell office:value-type="float" office:value="-0.069453">
            <text:p>-0.07</text:p>
          </table:table-cell>
          <table:table-cell office:value-type="float" office:value="3.009802">
            <text:p>3.01</text:p>
          </table:table-cell>
          <table:table-cell/>
        </table:table-row>
        <table:table-row table:style-name="ro1">
          <table:table-cell office:value-type="float" office:value="-0.322424">
            <text:p>-0.32</text:p>
          </table:table-cell>
          <table:table-cell office:value-type="float" office:value="3.071121">
            <text:p>3.07</text:p>
          </table:table-cell>
          <table:table-cell/>
        </table:table-row>
        <table:table-row table:style-name="ro1">
          <table:table-cell office:value-type="float" office:value="-0.818158">
            <text:p>-0.82</text:p>
          </table:table-cell>
          <table:table-cell office:value-type="float" office:value="2.980447">
            <text:p>2.98</text:p>
          </table:table-cell>
          <table:table-cell/>
        </table:table-row>
        <table:table-row table:style-name="ro1">
          <table:table-cell office:value-type="float" office:value="-0.84188">
            <text:p>-0.84</text:p>
          </table:table-cell>
          <table:table-cell office:value-type="float" office:value="2.868683">
            <text:p>2.87</text:p>
          </table:table-cell>
          <table:table-cell/>
        </table:table-row>
        <table:table-row table:style-name="ro1">
          <table:table-cell office:value-type="float" office:value="0.029055">
            <text:p>0.03</text:p>
          </table:table-cell>
          <table:table-cell office:value-type="float" office:value="3.076894">
            <text:p>3.08</text:p>
          </table:table-cell>
          <table:table-cell/>
        </table:table-row>
        <table:table-row table:style-name="ro1">
          <table:table-cell office:value-type="float" office:value="-0.425774">
            <text:p>-0.43</text:p>
          </table:table-cell>
          <table:table-cell office:value-type="float" office:value="3.314617">
            <text:p>3.31</text:p>
          </table:table-cell>
          <table:table-cell/>
        </table:table-row>
        <table:table-row table:style-name="ro1">
          <table:table-cell office:value-type="float" office:value="-0.089568">
            <text:p>-0.09</text:p>
          </table:table-cell>
          <table:table-cell office:value-type="float" office:value="4.066822">
            <text:p>4.07</text:p>
          </table:table-cell>
          <table:table-cell/>
        </table:table-row>
        <table:table-row table:style-name="ro1">
          <table:table-cell office:value-type="float" office:value="0.589271">
            <text:p>0.59</text:p>
          </table:table-cell>
          <table:table-cell office:value-type="float" office:value="3.969672">
            <text:p>3.97</text:p>
          </table:table-cell>
          <table:table-cell/>
        </table:table-row>
        <table:table-row table:style-name="ro1">
          <table:table-cell office:value-type="float" office:value="0.215289">
            <text:p>0.22</text:p>
          </table:table-cell>
          <table:table-cell office:value-type="float" office:value="3.730084">
            <text:p>3.73</text:p>
          </table:table-cell>
          <table:table-cell/>
        </table:table-row>
        <table:table-row table:style-name="ro1">
          <table:table-cell office:value-type="float" office:value="0.869429">
            <text:p>0.87</text:p>
          </table:table-cell>
          <table:table-cell office:value-type="float" office:value="3.719339">
            <text:p>3.72</text:p>
          </table:table-cell>
          <table:table-cell/>
        </table:table-row>
        <table:table-row table:style-name="ro1">
          <table:table-cell office:value-type="float" office:value="1.393214">
            <text:p>1.39</text:p>
          </table:table-cell>
          <table:table-cell office:value-type="float" office:value="2.839479">
            <text:p>2.84</text:p>
          </table:table-cell>
          <table:table-cell/>
        </table:table-row>
        <table:table-row table:style-name="ro1">
          <table:table-cell office:value-type="float" office:value="0.962839">
            <text:p>0.96</text:p>
          </table:table-cell>
          <table:table-cell office:value-type="float" office:value="1.90641">
            <text:p>1.91</text:p>
          </table:table-cell>
          <table:table-cell/>
        </table:table-row>
        <table:table-row table:style-name="ro1">
          <table:table-cell office:value-type="float" office:value="0.417568">
            <text:p>0.42</text:p>
          </table:table-cell>
          <table:table-cell office:value-type="float" office:value="1.914629">
            <text:p>1.91</text:p>
          </table:table-cell>
          <table:table-cell/>
        </table:table-row>
        <table:table-row table:style-name="ro1">
          <table:table-cell office:value-type="float" office:value="-0.489126">
            <text:p>-0.49</text:p>
          </table:table-cell>
          <table:table-cell office:value-type="float" office:value="0.970948">
            <text:p>0.97</text:p>
          </table:table-cell>
          <table:table-cell/>
        </table:table-row>
        <table:table-row table:style-name="ro1">
          <table:table-cell office:value-type="float" office:value="-1.080126">
            <text:p>-1.08</text:p>
          </table:table-cell>
          <table:table-cell office:value-type="float" office:value="1.088967">
            <text:p>1.09</text:p>
          </table:table-cell>
          <table:table-cell/>
        </table:table-row>
        <table:table-row table:style-name="ro1">
          <table:table-cell office:value-type="float" office:value="-1.07184">
            <text:p>-1.07</text:p>
          </table:table-cell>
          <table:table-cell office:value-type="float" office:value="1.590385">
            <text:p>1.59</text:p>
          </table:table-cell>
          <table:table-cell/>
        </table:table-row>
        <table:table-row table:style-name="ro1">
          <table:table-cell office:value-type="float" office:value="-0.53222">
            <text:p>-0.53</text:p>
          </table:table-cell>
          <table:table-cell office:value-type="float" office:value="2.566046">
            <text:p>2.57</text:p>
          </table:table-cell>
          <table:table-cell/>
        </table:table-row>
        <table:table-row table:style-name="ro1">
          <table:table-cell office:value-type="float" office:value="-0.431906">
            <text:p>-0.43</text:p>
          </table:table-cell>
          <table:table-cell office:value-type="float" office:value="3.277717">
            <text:p>3.28</text:p>
          </table:table-cell>
          <table:table-cell/>
        </table:table-row>
        <table:table-row table:style-name="ro1">
          <table:table-cell office:value-type="float" office:value="-0.938903">
            <text:p>-0.94</text:p>
          </table:table-cell>
          <table:table-cell office:value-type="float" office:value="2.519944">
            <text:p>2.52</text:p>
          </table:table-cell>
          <table:table-cell/>
        </table:table-row>
        <table:table-row table:style-name="ro1">
          <table:table-cell office:value-type="float" office:value="-1.629455">
            <text:p>-1.63</text:p>
          </table:table-cell>
          <table:table-cell office:value-type="float" office:value="3.319337">
            <text:p>3.32</text:p>
          </table:table-cell>
          <table:table-cell/>
        </table:table-row>
        <table:table-row table:style-name="ro1">
          <table:table-cell office:value-type="float" office:value="-1.652702">
            <text:p>-1.65</text:p>
          </table:table-cell>
          <table:table-cell office:value-type="float" office:value="3.61793">
            <text:p>3.62</text:p>
          </table:table-cell>
          <table:table-cell/>
        </table:table-row>
        <table:table-row table:style-name="ro1">
          <table:table-cell office:value-type="float" office:value="-1.496155">
            <text:p>-1.5</text:p>
          </table:table-cell>
          <table:table-cell office:value-type="float" office:value="2.69216">
            <text:p>2.69</text:p>
          </table:table-cell>
          <table:table-cell/>
        </table:table-row>
        <table:table-row table:style-name="ro1">
          <table:table-cell office:value-type="float" office:value="-1.307299">
            <text:p>-1.31</text:p>
          </table:table-cell>
          <table:table-cell office:value-type="float" office:value="2.739833">
            <text:p>2.74</text:p>
          </table:table-cell>
          <table:table-cell/>
        </table:table-row>
        <table:table-row table:style-name="ro1">
          <table:table-cell office:value-type="float" office:value="-0.589921">
            <text:p>-0.59</text:p>
          </table:table-cell>
          <table:table-cell office:value-type="float" office:value="2.775642">
            <text:p>2.78</text:p>
          </table:table-cell>
          <table:table-cell/>
        </table:table-row>
        <table:table-row table:style-name="ro1">
          <table:table-cell office:value-type="float" office:value="-0.46212">
            <text:p>-0.46</text:p>
          </table:table-cell>
          <table:table-cell office:value-type="float" office:value="2.304312">
            <text:p>2.3</text:p>
          </table:table-cell>
          <table:table-cell/>
        </table:table-row>
        <table:table-row table:style-name="ro1">
          <table:table-cell office:value-type="float" office:value="-0.240265">
            <text:p>-0.24</text:p>
          </table:table-cell>
          <table:table-cell office:value-type="float" office:value="2.870761">
            <text:p>2.87</text:p>
          </table:table-cell>
          <table:table-cell/>
        </table:table-row>
        <table:table-row table:style-name="ro1">
          <table:table-cell office:value-type="float" office:value="-0.005898">
            <text:p>-0.01</text:p>
          </table:table-cell>
          <table:table-cell office:value-type="float" office:value="3.304571">
            <text:p>3.3</text:p>
          </table:table-cell>
          <table:table-cell/>
        </table:table-row>
        <table:table-row table:style-name="ro1">
          <table:table-cell office:value-type="float" office:value="0.472579">
            <text:p>0.47</text:p>
          </table:table-cell>
          <table:table-cell office:value-type="float" office:value="2.689991">
            <text:p>2.69</text:p>
          </table:table-cell>
          <table:table-cell/>
        </table:table-row>
        <table:table-row table:style-name="ro1">
          <table:table-cell office:value-type="float" office:value="1.171366">
            <text:p>1.17</text:p>
          </table:table-cell>
          <table:table-cell office:value-type="float" office:value="2.985586">
            <text:p>2.99</text:p>
          </table:table-cell>
          <table:table-cell/>
        </table:table-row>
        <table:table-row table:style-name="ro1">
          <table:table-cell office:value-type="float" office:value="1.617783">
            <text:p>1.62</text:p>
          </table:table-cell>
          <table:table-cell office:value-type="float" office:value="2.668885">
            <text:p>2.67</text:p>
          </table:table-cell>
          <table:table-cell/>
        </table:table-row>
        <table:table-row table:style-name="ro1">
          <table:table-cell office:value-type="float" office:value="2.291774">
            <text:p>2.29</text:p>
          </table:table-cell>
          <table:table-cell office:value-type="float" office:value="2.017911">
            <text:p>2.02</text:p>
          </table:table-cell>
          <table:table-cell/>
        </table:table-row>
        <table:table-row table:style-name="ro1">
          <table:table-cell office:value-type="float" office:value="1.779276">
            <text:p>1.78</text:p>
          </table:table-cell>
          <table:table-cell office:value-type="float" office:value="1.70771">
            <text:p>1.71</text:p>
          </table:table-cell>
          <table:table-cell/>
        </table:table-row>
        <table:table-row table:style-name="ro1">
          <table:table-cell office:value-type="float" office:value="1.574549">
            <text:p>1.57</text:p>
          </table:table-cell>
          <table:table-cell office:value-type="float" office:value="1.484146">
            <text:p>1.48</text:p>
          </table:table-cell>
          <table:table-cell/>
        </table:table-row>
        <table:table-row table:style-name="ro1">
          <table:table-cell office:value-type="float" office:value="0.696302">
            <text:p>0.7</text:p>
          </table:table-cell>
          <table:table-cell office:value-type="float" office:value="1.586351">
            <text:p>1.59</text:p>
          </table:table-cell>
          <table:table-cell/>
        </table:table-row>
        <table:table-row table:style-name="ro1">
          <table:table-cell office:value-type="float" office:value="-0.100131">
            <text:p>-0.1</text:p>
          </table:table-cell>
          <table:table-cell office:value-type="float" office:value="0.738578">
            <text:p>0.74</text:p>
          </table:table-cell>
          <table:table-cell/>
        </table:table-row>
        <table:table-row table:style-name="ro1">
          <table:table-cell office:value-type="float" office:value="0.783665">
            <text:p>0.78</text:p>
          </table:table-cell>
          <table:table-cell office:value-type="float" office:value="1.195469">
            <text:p>1.2</text:p>
          </table:table-cell>
          <table:table-cell/>
        </table:table-row>
        <table:table-row table:style-name="ro1">
          <table:table-cell office:value-type="float" office:value="0.528499">
            <text:p>0.53</text:p>
          </table:table-cell>
          <table:table-cell office:value-type="float" office:value="2.086984">
            <text:p>2.09</text:p>
          </table:table-cell>
          <table:table-cell/>
        </table:table-row>
        <table:table-row table:style-name="ro1">
          <table:table-cell office:value-type="float" office:value="0.968074">
            <text:p>0.97</text:p>
          </table:table-cell>
          <table:table-cell office:value-type="float" office:value="2.174116">
            <text:p>2.17</text:p>
          </table:table-cell>
          <table:table-cell/>
        </table:table-row>
        <table:table-row table:style-name="ro1">
          <table:table-cell office:value-type="float" office:value="0.336984">
            <text:p>0.34</text:p>
          </table:table-cell>
          <table:table-cell office:value-type="float" office:value="2.046518">
            <text:p>2.05</text:p>
          </table:table-cell>
          <table:table-cell/>
        </table:table-row>
        <table:table-row table:style-name="ro1">
          <table:table-cell office:value-type="float" office:value="-0.476318">
            <text:p>-0.48</text:p>
          </table:table-cell>
          <table:table-cell office:value-type="float" office:value="3.02817">
            <text:p>3.03</text:p>
          </table:table-cell>
          <table:table-cell/>
        </table:table-row>
        <table:table-row table:style-name="ro1">
          <table:table-cell office:value-type="float" office:value="0.354829">
            <text:p>0.35</text:p>
          </table:table-cell>
          <table:table-cell office:value-type="float" office:value="2.207719">
            <text:p>2.21</text:p>
          </table:table-cell>
          <table:table-cell/>
        </table:table-row>
        <table:table-row table:style-name="ro1">
          <table:table-cell office:value-type="float" office:value="1.101094">
            <text:p>1.1</text:p>
          </table:table-cell>
          <table:table-cell office:value-type="float" office:value="2.334047">
            <text:p>2.33</text:p>
          </table:table-cell>
          <table:table-cell/>
        </table:table-row>
        <table:table-row table:style-name="ro1">
          <table:table-cell office:value-type="float" office:value="1.720165">
            <text:p>1.72</text:p>
          </table:table-cell>
          <table:table-cell office:value-type="float" office:value="2.505455">
            <text:p>2.51</text:p>
          </table:table-cell>
          <table:table-cell/>
        </table:table-row>
        <table:table-row table:style-name="ro1">
          <table:table-cell office:value-type="float" office:value="0.804848">
            <text:p>0.8</text:p>
          </table:table-cell>
          <table:table-cell office:value-type="float" office:value="2.049346">
            <text:p>2.05</text:p>
          </table:table-cell>
          <table:table-cell/>
        </table:table-row>
        <table:table-row table:style-name="ro1">
          <table:table-cell office:value-type="float" office:value="1.05495">
            <text:p>1.05</text:p>
          </table:table-cell>
          <table:table-cell office:value-type="float" office:value="1.449801">
            <text:p>1.45</text:p>
          </table:table-cell>
          <table:table-cell/>
        </table:table-row>
        <table:table-row table:style-name="ro1">
          <table:table-cell office:value-type="float" office:value="0.46737">
            <text:p>0.47</text:p>
          </table:table-cell>
          <table:table-cell office:value-type="float" office:value="2.241871">
            <text:p>2.24</text:p>
          </table:table-cell>
          <table:table-cell/>
        </table:table-row>
        <table:table-row table:style-name="ro1">
          <table:table-cell office:value-type="float" office:value="0.004665">
            <text:p>0</text:p>
          </table:table-cell>
          <table:table-cell office:value-type="float" office:value="2.184041">
            <text:p>2.18</text:p>
          </table:table-cell>
          <table:table-cell/>
        </table:table-row>
        <table:table-row table:style-name="ro1">
          <table:table-cell office:value-type="float" office:value="0.835375">
            <text:p>0.84</text:p>
          </table:table-cell>
          <table:table-cell office:value-type="float" office:value="3.153522">
            <text:p>3.15</text:p>
          </table:table-cell>
          <table:table-cell/>
        </table:table-row>
        <table:table-row table:style-name="ro1">
          <table:table-cell office:value-type="float" office:value="1.412136">
            <text:p>1.41</text:p>
          </table:table-cell>
          <table:table-cell office:value-type="float" office:value="3.725958">
            <text:p>3.73</text:p>
          </table:table-cell>
          <table:table-cell/>
        </table:table-row>
        <table:table-row table:style-name="ro1">
          <table:table-cell office:value-type="float" office:value="1.593213">
            <text:p>1.59</text:p>
          </table:table-cell>
          <table:table-cell office:value-type="float" office:value="3.648042">
            <text:p>3.65</text:p>
          </table:table-cell>
          <table:table-cell/>
        </table:table-row>
        <table:table-row table:style-name="ro1">
          <table:table-cell office:value-type="float" office:value="2.300734">
            <text:p>2.3</text:p>
          </table:table-cell>
          <table:table-cell office:value-type="float" office:value="2.811961">
            <text:p>2.81</text:p>
          </table:table-cell>
          <table:table-cell/>
        </table:table-row>
        <table:table-row table:style-name="ro1">
          <table:table-cell office:value-type="float" office:value="2.647347">
            <text:p>2.65</text:p>
          </table:table-cell>
          <table:table-cell office:value-type="float" office:value="2.045713">
            <text:p>2.05</text:p>
          </table:table-cell>
          <table:table-cell/>
        </table:table-row>
        <table:table-row table:style-name="ro1">
          <table:table-cell office:value-type="float" office:value="2.470446">
            <text:p>2.47</text:p>
          </table:table-cell>
          <table:table-cell office:value-type="float" office:value="2.416335">
            <text:p>2.42</text:p>
          </table:table-cell>
          <table:table-cell/>
        </table:table-row>
        <table:table-row table:style-name="ro1">
          <table:table-cell office:value-type="float" office:value="2.385249">
            <text:p>2.39</text:p>
          </table:table-cell>
          <table:table-cell office:value-type="float" office:value="2.812468">
            <text:p>2.81</text:p>
          </table:table-cell>
          <table:table-cell/>
        </table:table-row>
        <table:table-row table:style-name="ro1">
          <table:table-cell office:value-type="float" office:value="2.006772">
            <text:p>2.01</text:p>
          </table:table-cell>
          <table:table-cell office:value-type="float" office:value="3.700554">
            <text:p>3.7</text:p>
          </table:table-cell>
          <table:table-cell/>
        </table:table-row>
        <table:table-row table:style-name="ro1">
          <table:table-cell office:value-type="float" office:value="1.609017">
            <text:p>1.61</text:p>
          </table:table-cell>
          <table:table-cell office:value-type="float" office:value="3.941447">
            <text:p>3.94</text:p>
          </table:table-cell>
          <table:table-cell/>
        </table:table-row>
        <table:table-row table:style-name="ro1">
          <table:table-cell office:value-type="float" office:value="1.378939">
            <text:p>1.38</text:p>
          </table:table-cell>
          <table:table-cell office:value-type="float" office:value="4.539254">
            <text:p>4.54</text:p>
          </table:table-cell>
          <table:table-cell/>
        </table:table-row>
        <table:table-row table:style-name="ro1">
          <table:table-cell office:value-type="float" office:value="1.41001">
            <text:p>1.41</text:p>
          </table:table-cell>
          <table:table-cell office:value-type="float" office:value="3.556855">
            <text:p>3.56</text:p>
          </table:table-cell>
          <table:table-cell/>
        </table:table-row>
        <table:table-row table:style-name="ro1">
          <table:table-cell office:value-type="float" office:value="1.201526">
            <text:p>1.2</text:p>
          </table:table-cell>
          <table:table-cell office:value-type="float" office:value="2.599754">
            <text:p>2.6</text:p>
          </table:table-cell>
          <table:table-cell/>
        </table:table-row>
        <table:table-row table:style-name="ro1">
          <table:table-cell office:value-type="float" office:value="1.812074">
            <text:p>1.81</text:p>
          </table:table-cell>
          <table:table-cell office:value-type="float" office:value="3.030534">
            <text:p>3.03</text:p>
          </table:table-cell>
          <table:table-cell/>
        </table:table-row>
        <table:table-row table:style-name="ro1">
          <table:table-cell office:value-type="float" office:value="2.484465">
            <text:p>2.48</text:p>
          </table:table-cell>
          <table:table-cell office:value-type="float" office:value="3.814015">
            <text:p>3.81</text:p>
          </table:table-cell>
          <table:table-cell/>
        </table:table-row>
        <table:table-row table:style-name="ro1">
          <table:table-cell office:value-type="float" office:value="2.08134">
            <text:p>2.08</text:p>
          </table:table-cell>
          <table:table-cell office:value-type="float" office:value="3.122756">
            <text:p>3.12</text:p>
          </table:table-cell>
          <table:table-cell/>
        </table:table-row>
        <table:table-row table:style-name="ro1">
          <table:table-cell office:value-type="float" office:value="1.886722">
            <text:p>1.89</text:p>
          </table:table-cell>
          <table:table-cell office:value-type="float" office:value="3.244416">
            <text:p>3.24</text:p>
          </table:table-cell>
          <table:table-cell/>
        </table:table-row>
        <table:table-row table:style-name="ro1">
          <table:table-cell office:value-type="float" office:value="2.354248">
            <text:p>2.35</text:p>
          </table:table-cell>
          <table:table-cell office:value-type="float" office:value="2.689188">
            <text:p>2.69</text:p>
          </table:table-cell>
          <table:table-cell/>
        </table:table-row>
        <table:table-row table:style-name="ro1">
          <table:table-cell office:value-type="float" office:value="3.021338">
            <text:p>3.02</text:p>
          </table:table-cell>
          <table:table-cell office:value-type="float" office:value="3.564765">
            <text:p>3.56</text:p>
          </table:table-cell>
          <table:table-cell/>
        </table:table-row>
        <table:table-row table:style-name="ro1">
          <table:table-cell office:value-type="float" office:value="3.069115">
            <text:p>3.07</text:p>
          </table:table-cell>
          <table:table-cell office:value-type="float" office:value="3.954306">
            <text:p>3.95</text:p>
          </table:table-cell>
          <table:table-cell/>
        </table:table-row>
        <table:table-row table:style-name="ro1">
          <table:table-cell office:value-type="float" office:value="2.515497">
            <text:p>2.52</text:p>
          </table:table-cell>
          <table:table-cell office:value-type="float" office:value="3.713505">
            <text:p>3.71</text:p>
          </table:table-cell>
          <table:table-cell/>
        </table:table-row>
        <table:table-row table:style-name="ro1">
          <table:table-cell office:value-type="float" office:value="1.782032">
            <text:p>1.78</text:p>
          </table:table-cell>
          <table:table-cell office:value-type="float" office:value="3.438024">
            <text:p>3.44</text:p>
          </table:table-cell>
          <table:table-cell/>
        </table:table-row>
        <table:table-row table:style-name="ro1">
          <table:table-cell office:value-type="float" office:value="1.031637">
            <text:p>1.03</text:p>
          </table:table-cell>
          <table:table-cell office:value-type="float" office:value="3.898072">
            <text:p>3.9</text:p>
          </table:table-cell>
          <table:table-cell/>
        </table:table-row>
        <table:table-row table:style-name="ro1">
          <table:table-cell office:value-type="float" office:value="0.83479">
            <text:p>0.83</text:p>
          </table:table-cell>
          <table:table-cell office:value-type="float" office:value="4.432122">
            <text:p>4.43</text:p>
          </table:table-cell>
          <table:table-cell/>
        </table:table-row>
        <table:table-row table:style-name="ro1">
          <table:table-cell office:value-type="float" office:value="0.03131">
            <text:p>0.03</text:p>
          </table:table-cell>
          <table:table-cell office:value-type="float" office:value="5.135002">
            <text:p>5.14</text:p>
          </table:table-cell>
          <table:table-cell/>
        </table:table-row>
        <table:table-row table:style-name="ro1">
          <table:table-cell office:value-type="float" office:value="-0.539481">
            <text:p>-0.54</text:p>
          </table:table-cell>
          <table:table-cell office:value-type="float" office:value="5.757975">
            <text:p>5.76</text:p>
          </table:table-cell>
          <table:table-cell/>
        </table:table-row>
        <table:table-row table:style-name="ro1">
          <table:table-cell office:value-type="float" office:value="-0.494402">
            <text:p>-0.49</text:p>
          </table:table-cell>
          <table:table-cell office:value-type="float" office:value="6.734585">
            <text:p>6.73</text:p>
          </table:table-cell>
          <table:table-cell/>
        </table:table-row>
        <table:table-row table:style-name="ro1">
          <table:table-cell office:value-type="float" office:value="0.174164">
            <text:p>0.17</text:p>
          </table:table-cell>
          <table:table-cell office:value-type="float" office:value="6.218869">
            <text:p>6.22</text:p>
          </table:table-cell>
          <table:table-cell/>
        </table:table-row>
        <table:table-row table:style-name="ro1">
          <table:table-cell office:value-type="float" office:value="0.626629">
            <text:p>0.63</text:p>
          </table:table-cell>
          <table:table-cell office:value-type="float" office:value="5.967899">
            <text:p>5.97</text:p>
          </table:table-cell>
          <table:table-cell/>
        </table:table-row>
        <table:table-row table:style-name="ro1">
          <table:table-cell office:value-type="float" office:value="0.647311">
            <text:p>0.65</text:p>
          </table:table-cell>
          <table:table-cell office:value-type="float" office:value="5.342234">
            <text:p>5.34</text:p>
          </table:table-cell>
          <table:table-cell/>
        </table:table-row>
        <table:table-row table:style-name="ro1">
          <table:table-cell office:value-type="float" office:value="1.407539">
            <text:p>1.41</text:p>
          </table:table-cell>
          <table:table-cell office:value-type="float" office:value="6.336891">
            <text:p>6.34</text:p>
          </table:table-cell>
          <table:table-cell/>
        </table:table-row>
        <table:table-row table:style-name="ro1">
          <table:table-cell office:value-type="float" office:value="2.255399">
            <text:p>2.26</text:p>
          </table:table-cell>
          <table:table-cell office:value-type="float" office:value="6.487576">
            <text:p>6.49</text:p>
          </table:table-cell>
          <table:table-cell/>
        </table:table-row>
        <table:table-row table:style-name="ro1">
          <table:table-cell office:value-type="float" office:value="2.860624">
            <text:p>2.86</text:p>
          </table:table-cell>
          <table:table-cell office:value-type="float" office:value="6.330193">
            <text:p>6.33</text:p>
          </table:table-cell>
          <table:table-cell/>
        </table:table-row>
        <table:table-row table:style-name="ro1">
          <table:table-cell office:value-type="float" office:value="3.815325">
            <text:p>3.82</text:p>
          </table:table-cell>
          <table:table-cell office:value-type="float" office:value="6.429945">
            <text:p>6.43</text:p>
          </table:table-cell>
          <table:table-cell/>
        </table:table-row>
        <table:table-row table:style-name="ro1">
          <table:table-cell office:value-type="float" office:value="3.499167">
            <text:p>3.5</text:p>
          </table:table-cell>
          <table:table-cell office:value-type="float" office:value="7.201534">
            <text:p>7.2</text:p>
          </table:table-cell>
          <table:table-cell/>
        </table:table-row>
        <table:table-row table:style-name="ro1">
          <table:table-cell office:value-type="float" office:value="3.130819">
            <text:p>3.13</text:p>
          </table:table-cell>
          <table:table-cell office:value-type="float" office:value="7.140963">
            <text:p>7.14</text:p>
          </table:table-cell>
          <table:table-cell/>
        </table:table-row>
        <table:table-row table:style-name="ro1">
          <table:table-cell office:value-type="float" office:value="2.900338">
            <text:p>2.9</text:p>
          </table:table-cell>
          <table:table-cell office:value-type="float" office:value="6.868395">
            <text:p>6.87</text:p>
          </table:table-cell>
          <table:table-cell/>
        </table:table-row>
        <table:table-row table:style-name="ro1">
          <table:table-cell office:value-type="float" office:value="2.544935">
            <text:p>2.54</text:p>
          </table:table-cell>
          <table:table-cell office:value-type="float" office:value="7.786556">
            <text:p>7.79</text:p>
          </table:table-cell>
          <table:table-cell/>
        </table:table-row>
        <table:table-row table:style-name="ro1">
          <table:table-cell office:value-type="float" office:value="2.938696">
            <text:p>2.94</text:p>
          </table:table-cell>
          <table:table-cell office:value-type="float" office:value="6.823052">
            <text:p>6.82</text:p>
          </table:table-cell>
          <table:table-cell/>
        </table:table-row>
        <table:table-row table:style-name="ro1">
          <table:table-cell office:value-type="float" office:value="3.324299">
            <text:p>3.32</text:p>
          </table:table-cell>
          <table:table-cell office:value-type="float" office:value="7.443756">
            <text:p>7.44</text:p>
          </table:table-cell>
          <table:table-cell/>
        </table:table-row>
        <table:table-row table:style-name="ro1">
          <table:table-cell office:value-type="float" office:value="3.720365">
            <text:p>3.72</text:p>
          </table:table-cell>
          <table:table-cell office:value-type="float" office:value="6.729756">
            <text:p>6.73</text:p>
          </table:table-cell>
          <table:table-cell/>
        </table:table-row>
        <table:table-row table:style-name="ro1">
          <table:table-cell office:value-type="float" office:value="4.33933">
            <text:p>4.34</text:p>
          </table:table-cell>
          <table:table-cell office:value-type="float" office:value="6.916519">
            <text:p>6.92</text:p>
          </table:table-cell>
          <table:table-cell/>
        </table:table-row>
        <table:table-row table:style-name="ro1">
          <table:table-cell office:value-type="float" office:value="3.771224">
            <text:p>3.77</text:p>
          </table:table-cell>
          <table:table-cell office:value-type="float" office:value="7.141823">
            <text:p>7.14</text:p>
          </table:table-cell>
          <table:table-cell/>
        </table:table-row>
        <table:table-row table:style-name="ro1">
          <table:table-cell office:value-type="float" office:value="3.102177">
            <text:p>3.1</text:p>
          </table:table-cell>
          <table:table-cell office:value-type="float" office:value="6.530239">
            <text:p>6.53</text:p>
          </table:table-cell>
          <table:table-cell/>
        </table:table-row>
        <table:table-row table:style-name="ro1">
          <table:table-cell office:value-type="float" office:value="2.361937">
            <text:p>2.36</text:p>
          </table:table-cell>
          <table:table-cell office:value-type="float" office:value="6.553135">
            <text:p>6.55</text:p>
          </table:table-cell>
          <table:table-cell/>
        </table:table-row>
        <table:table-row table:style-name="ro1">
          <table:table-cell office:value-type="float" office:value="3.258256">
            <text:p>3.26</text:p>
          </table:table-cell>
          <table:table-cell office:value-type="float" office:value="6.466315">
            <text:p>6.47</text:p>
          </table:table-cell>
          <table:table-cell/>
        </table:table-row>
        <table:table-row table:style-name="ro1">
          <table:table-cell office:value-type="float" office:value="2.88306">
            <text:p>2.88</text:p>
          </table:table-cell>
          <table:table-cell office:value-type="float" office:value="6.705562">
            <text:p>6.71</text:p>
          </table:table-cell>
          <table:table-cell/>
        </table:table-row>
        <table:table-row table:style-name="ro1">
          <table:table-cell office:value-type="float" office:value="2.674502">
            <text:p>2.67</text:p>
          </table:table-cell>
          <table:table-cell office:value-type="float" office:value="7.266156">
            <text:p>7.27</text:p>
          </table:table-cell>
          <table:table-cell/>
        </table:table-row>
        <table:table-row table:style-name="ro1">
          <table:table-cell office:value-type="float" office:value="2.063492">
            <text:p>2.06</text:p>
          </table:table-cell>
          <table:table-cell office:value-type="float" office:value="6.288248">
            <text:p>6.29</text:p>
          </table:table-cell>
          <table:table-cell/>
        </table:table-row>
        <table:table-row table:style-name="ro1">
          <table:table-cell office:value-type="float" office:value="2.564346">
            <text:p>2.56</text:p>
          </table:table-cell>
          <table:table-cell office:value-type="float" office:value="5.749655">
            <text:p>5.75</text:p>
          </table:table-cell>
          <table:table-cell/>
        </table:table-row>
        <table:table-row table:style-name="ro1">
          <table:table-cell office:value-type="float" office:value="3.020288">
            <text:p>3.02</text:p>
          </table:table-cell>
          <table:table-cell office:value-type="float" office:value="4.956357">
            <text:p>4.96</text:p>
          </table:table-cell>
          <table:table-cell/>
        </table:table-row>
        <table:table-row table:style-name="ro1">
          <table:table-cell office:value-type="float" office:value="2.095189">
            <text:p>2.1</text:p>
          </table:table-cell>
          <table:table-cell office:value-type="float" office:value="4.187461">
            <text:p>4.19</text:p>
          </table:table-cell>
          <table:table-cell/>
        </table:table-row>
        <table:table-row table:style-name="ro1">
          <table:table-cell office:value-type="float" office:value="1.481312">
            <text:p>1.48</text:p>
          </table:table-cell>
          <table:table-cell office:value-type="float" office:value="3.335878">
            <text:p>3.34</text:p>
          </table:table-cell>
          <table:table-cell/>
        </table:table-row>
        <table:table-row table:style-name="ro1">
          <table:table-cell office:value-type="float" office:value="1.883147">
            <text:p>1.88</text:p>
          </table:table-cell>
          <table:table-cell office:value-type="float" office:value="3.152178">
            <text:p>3.15</text:p>
          </table:table-cell>
          <table:table-cell/>
        </table:table-row>
        <table:table-row table:style-name="ro1">
          <table:table-cell office:value-type="float" office:value="2.319764">
            <text:p>2.32</text:p>
          </table:table-cell>
          <table:table-cell office:value-type="float" office:value="3.851294">
            <text:p>3.85</text:p>
          </table:table-cell>
          <table:table-cell/>
        </table:table-row>
        <table:table-row table:style-name="ro1">
          <table:table-cell office:value-type="float" office:value="2.284197">
            <text:p>2.28</text:p>
          </table:table-cell>
          <table:table-cell office:value-type="float" office:value="2.958414">
            <text:p>2.96</text:p>
          </table:table-cell>
          <table:table-cell/>
        </table:table-row>
        <table:table-row table:style-name="ro1">
          <table:table-cell office:value-type="float" office:value="1.570597">
            <text:p>1.57</text:p>
          </table:table-cell>
          <table:table-cell office:value-type="float" office:value="3.223577">
            <text:p>3.22</text:p>
          </table:table-cell>
          <table:table-cell/>
        </table:table-row>
        <table:table-row table:style-name="ro1">
          <table:table-cell office:value-type="float" office:value="0.942662">
            <text:p>0.94</text:p>
          </table:table-cell>
          <table:table-cell office:value-type="float" office:value="3.099937">
            <text:p>3.1</text:p>
          </table:table-cell>
          <table:table-cell/>
        </table:table-row>
        <table:table-row table:style-name="ro1">
          <table:table-cell office:value-type="float" office:value="0.655918">
            <text:p>0.66</text:p>
          </table:table-cell>
          <table:table-cell office:value-type="float" office:value="-0.582581">
            <text:p>-0.58</text:p>
          </table:table-cell>
          <table:table-cell/>
        </table:table-row>
        <table:table-row table:style-name="ro1">
          <table:table-cell office:value-type="float" office:value="-0.208059">
            <text:p>-0.21</text:p>
          </table:table-cell>
          <table:table-cell office:value-type="float" office:value="-0.921683">
            <text:p>-0.92</text:p>
          </table:table-cell>
          <table:table-cell/>
        </table:table-row>
        <table:table-row table:style-name="ro1">
          <table:table-cell office:value-type="float" office:value="0.520829">
            <text:p>0.52</text:p>
          </table:table-cell>
          <table:table-cell office:value-type="float" office:value="-0.803359">
            <text:p>-0.8</text:p>
          </table:table-cell>
          <table:table-cell/>
        </table:table-row>
        <table:table-row table:style-name="ro1">
          <table:table-cell office:value-type="float" office:value="0.266345">
            <text:p>0.27</text:p>
          </table:table-cell>
          <table:table-cell office:value-type="float" office:value="-1.474294">
            <text:p>-1.47</text:p>
          </table:table-cell>
          <table:table-cell/>
        </table:table-row>
        <table:table-row table:style-name="ro1">
          <table:table-cell office:value-type="float" office:value="0.371643">
            <text:p>0.37</text:p>
          </table:table-cell>
          <table:table-cell office:value-type="float" office:value="-1.872397">
            <text:p>-1.87</text:p>
          </table:table-cell>
          <table:table-cell/>
        </table:table-row>
        <table:table-row table:style-name="ro1">
          <table:table-cell office:value-type="float" office:value="-0.153976">
            <text:p>-0.15</text:p>
          </table:table-cell>
          <table:table-cell office:value-type="float" office:value="-2.304661">
            <text:p>-2.3</text:p>
          </table:table-cell>
          <table:table-cell/>
        </table:table-row>
        <table:table-row table:style-name="ro1">
          <table:table-cell office:value-type="float" office:value="0.782222">
            <text:p>0.78</text:p>
          </table:table-cell>
          <table:table-cell office:value-type="float" office:value="-2.118676">
            <text:p>-2.12</text:p>
          </table:table-cell>
          <table:table-cell/>
        </table:table-row>
        <table:table-row table:style-name="ro1">
          <table:table-cell office:value-type="float" office:value="0.552258">
            <text:p>0.55</text:p>
          </table:table-cell>
          <table:table-cell office:value-type="float" office:value="-1.640978">
            <text:p>-1.64</text:p>
          </table:table-cell>
          <table:table-cell/>
        </table:table-row>
        <table:table-row table:style-name="ro1">
          <table:table-cell office:value-type="float" office:value="0.688826">
            <text:p>0.69</text:p>
          </table:table-cell>
          <table:table-cell office:value-type="float" office:value="-1.850199">
            <text:p>-1.85</text:p>
          </table:table-cell>
          <table:table-cell/>
        </table:table-row>
        <table:table-row table:style-name="ro1">
          <table:table-cell office:value-type="float" office:value="0.347928">
            <text:p>0.35</text:p>
          </table:table-cell>
          <table:table-cell office:value-type="float" office:value="-1.357956">
            <text:p>-1.36</text:p>
          </table:table-cell>
          <table:table-cell/>
        </table:table-row>
        <table:table-row table:style-name="ro1">
          <table:table-cell office:value-type="float" office:value="0.553113">
            <text:p>0.55</text:p>
          </table:table-cell>
          <table:table-cell office:value-type="float" office:value="-1.51418">
            <text:p>-1.51</text:p>
          </table:table-cell>
          <table:table-cell/>
        </table:table-row>
        <table:table-row table:style-name="ro1">
          <table:table-cell office:value-type="float" office:value="0.692446">
            <text:p>0.69</text:p>
          </table:table-cell>
          <table:table-cell office:value-type="float" office:value="-2.143926">
            <text:p>-2.14</text:p>
          </table:table-cell>
          <table:table-cell/>
        </table:table-row>
        <table:table-row table:style-name="ro1">
          <table:table-cell office:value-type="float" office:value="0.913743">
            <text:p>0.91</text:p>
          </table:table-cell>
          <table:table-cell office:value-type="float" office:value="-2.806957">
            <text:p>-2.81</text:p>
          </table:table-cell>
          <table:table-cell/>
        </table:table-row>
        <table:table-row table:style-name="ro1">
          <table:table-cell office:value-type="float" office:value="0.593297">
            <text:p>0.59</text:p>
          </table:table-cell>
          <table:table-cell office:value-type="float" office:value="-2.742792">
            <text:p>-2.74</text:p>
          </table:table-cell>
          <table:table-cell/>
        </table:table-row>
        <table:table-row table:style-name="ro1">
          <table:table-cell office:value-type="float" office:value="-0.242594">
            <text:p>-0.24</text:p>
          </table:table-cell>
          <table:table-cell office:value-type="float" office:value="-3.627197">
            <text:p>-3.63</text:p>
          </table:table-cell>
          <table:table-cell/>
        </table:table-row>
        <table:table-row table:style-name="ro1">
          <table:table-cell office:value-type="float" office:value="0.711646">
            <text:p>0.71</text:p>
          </table:table-cell>
          <table:table-cell office:value-type="float" office:value="-3.788153">
            <text:p>-3.79</text:p>
          </table:table-cell>
          <table:table-cell/>
        </table:table-row>
        <table:table-row table:style-name="ro1">
          <table:table-cell office:value-type="float" office:value="0.678037">
            <text:p>0.68</text:p>
          </table:table-cell>
          <table:table-cell office:value-type="float" office:value="-3.709478">
            <text:p>-3.71</text:p>
          </table:table-cell>
          <table:table-cell/>
        </table:table-row>
        <table:table-row table:style-name="ro1">
          <table:table-cell office:value-type="float" office:value="0.63371">
            <text:p>0.63</text:p>
          </table:table-cell>
          <table:table-cell office:value-type="float" office:value="-4.132645">
            <text:p>-4.13</text:p>
          </table:table-cell>
          <table:table-cell/>
        </table:table-row>
        <table:table-row table:style-name="ro1">
          <table:table-cell office:value-type="float" office:value="-0.121241">
            <text:p>-0.12</text:p>
          </table:table-cell>
          <table:table-cell office:value-type="float" office:value="-4.602856">
            <text:p>-4.6</text:p>
          </table:table-cell>
          <table:table-cell/>
        </table:table-row>
        <table:table-row table:style-name="ro1">
          <table:table-cell office:value-type="float" office:value="-0.961081">
            <text:p>-0.96</text:p>
          </table:table-cell>
          <table:table-cell office:value-type="float" office:value="-5.031644">
            <text:p>-5.03</text:p>
          </table:table-cell>
          <table:table-cell/>
        </table:table-row>
        <table:table-row table:style-name="ro1">
          <table:table-cell office:value-type="float" office:value="-1.408283">
            <text:p>-1.41</text:p>
          </table:table-cell>
          <table:table-cell office:value-type="float" office:value="-4.316747">
            <text:p>-4.32</text:p>
          </table:table-cell>
          <table:table-cell/>
        </table:table-row>
        <table:table-row table:style-name="ro1">
          <table:table-cell office:value-type="float" office:value="-2.063579">
            <text:p>-2.06</text:p>
          </table:table-cell>
          <table:table-cell office:value-type="float" office:value="-4.27688">
            <text:p>-4.28</text:p>
          </table:table-cell>
          <table:table-cell/>
        </table:table-row>
        <table:table-row table:style-name="ro1">
          <table:table-cell office:value-type="float" office:value="-1.537731">
            <text:p>-1.54</text:p>
          </table:table-cell>
          <table:table-cell office:value-type="float" office:value="-3.339502">
            <text:p>-3.34</text:p>
          </table:table-cell>
          <table:table-cell/>
        </table:table-row>
        <table:table-row table:style-name="ro1">
          <table:table-cell office:value-type="float" office:value="-1.305564">
            <text:p>-1.31</text:p>
          </table:table-cell>
          <table:table-cell office:value-type="float" office:value="-3.26971">
            <text:p>-3.27</text:p>
          </table:table-cell>
          <table:table-cell/>
        </table:table-row>
        <table:table-row table:style-name="ro1">
          <table:table-cell office:value-type="float" office:value="-0.926699">
            <text:p>-0.93</text:p>
          </table:table-cell>
          <table:table-cell office:value-type="float" office:value="-3.875529">
            <text:p>-3.88</text:p>
          </table:table-cell>
          <table:table-cell/>
        </table:table-row>
        <table:table-row table:style-name="ro1">
          <table:table-cell office:value-type="float" office:value="-0.358744">
            <text:p>-0.36</text:p>
          </table:table-cell>
          <table:table-cell office:value-type="float" office:value="-3.309105">
            <text:p>-3.31</text:p>
          </table:table-cell>
          <table:table-cell/>
        </table:table-row>
        <table:table-row table:style-name="ro1">
          <table:table-cell office:value-type="float" office:value="-0.466136">
            <text:p>-0.47</text:p>
          </table:table-cell>
          <table:table-cell office:value-type="float" office:value="-3.400783">
            <text:p>-3.4</text:p>
          </table:table-cell>
          <table:table-cell/>
        </table:table-row>
        <table:table-row table:style-name="ro1">
          <table:table-cell office:value-type="float" office:value="-0.378511">
            <text:p>-0.38</text:p>
          </table:table-cell>
          <table:table-cell office:value-type="float" office:value="-3.3218">
            <text:p>-3.32</text:p>
          </table:table-cell>
          <table:table-cell/>
        </table:table-row>
        <table:table-row table:style-name="ro1">
          <table:table-cell office:value-type="float" office:value="-0.298462">
            <text:p>-0.3</text:p>
          </table:table-cell>
          <table:table-cell office:value-type="float" office:value="-2.872016">
            <text:p>-2.87</text:p>
          </table:table-cell>
          <table:table-cell/>
        </table:table-row>
        <table:table-row table:style-name="ro1">
          <table:table-cell office:value-type="float" office:value="0.317983">
            <text:p>0.32</text:p>
          </table:table-cell>
          <table:table-cell office:value-type="float" office:value="-1.888285">
            <text:p>-1.89</text:p>
          </table:table-cell>
          <table:table-cell/>
        </table:table-row>
        <table:table-row table:style-name="ro1">
          <table:table-cell office:value-type="float" office:value="0.306337">
            <text:p>0.31</text:p>
          </table:table-cell>
          <table:table-cell office:value-type="float" office:value="-2.709252">
            <text:p>-2.71</text:p>
          </table:table-cell>
          <table:table-cell/>
        </table:table-row>
        <table:table-row table:style-name="ro1">
          <table:table-cell office:value-type="float" office:value="0.455848">
            <text:p>0.46</text:p>
          </table:table-cell>
          <table:table-cell office:value-type="float" office:value="-2.142775">
            <text:p>-2.14</text:p>
          </table:table-cell>
          <table:table-cell/>
        </table:table-row>
        <table:table-row table:style-name="ro1">
          <table:table-cell office:value-type="float" office:value="0.593535">
            <text:p>0.59</text:p>
          </table:table-cell>
          <table:table-cell office:value-type="float" office:value="-1.457627">
            <text:p>-1.46</text:p>
          </table:table-cell>
          <table:table-cell/>
        </table:table-row>
        <table:table-row table:style-name="ro1">
          <table:table-cell office:value-type="float" office:value="-0.405453">
            <text:p>-0.41</text:p>
          </table:table-cell>
          <table:table-cell office:value-type="float" office:value="-1.478164">
            <text:p>-1.48</text:p>
          </table:table-cell>
          <table:table-cell/>
        </table:table-row>
        <table:table-row table:style-name="ro1">
          <table:table-cell office:value-type="float" office:value="-0.79468">
            <text:p>-0.79</text:p>
          </table:table-cell>
          <table:table-cell office:value-type="float" office:value="-1.351886">
            <text:p>-1.35</text:p>
          </table:table-cell>
          <table:table-cell/>
        </table:table-row>
        <table:table-row table:style-name="ro1">
          <table:table-cell office:value-type="float" office:value="-0.598225">
            <text:p>-0.6</text:p>
          </table:table-cell>
          <table:table-cell office:value-type="float" office:value="-2.291126">
            <text:p>-2.29</text:p>
          </table:table-cell>
          <table:table-cell/>
        </table:table-row>
        <table:table-row table:style-name="ro1">
          <table:table-cell office:value-type="float" office:value="-1.455172">
            <text:p>-1.46</text:p>
          </table:table-cell>
          <table:table-cell office:value-type="float" office:value="-1.644394">
            <text:p>-1.64</text:p>
          </table:table-cell>
          <table:table-cell/>
        </table:table-row>
        <table:table-row table:style-name="ro1">
          <table:table-cell office:value-type="float" office:value="-2.123629">
            <text:p>-2.12</text:p>
          </table:table-cell>
          <table:table-cell office:value-type="float" office:value="-1.061534">
            <text:p>-1.06</text:p>
          </table:table-cell>
          <table:table-cell/>
        </table:table-row>
        <table:table-row table:style-name="ro1">
          <table:table-cell office:value-type="float" office:value="-1.891935">
            <text:p>-1.89</text:p>
          </table:table-cell>
          <table:table-cell office:value-type="float" office:value="-0.754435">
            <text:p>-0.75</text:p>
          </table:table-cell>
          <table:table-cell/>
        </table:table-row>
        <table:table-row table:style-name="ro1">
          <table:table-cell office:value-type="float" office:value="-2.230957">
            <text:p>-2.23</text:p>
          </table:table-cell>
          <table:table-cell office:value-type="float" office:value="0.154431">
            <text:p>0.15</text:p>
          </table:table-cell>
          <table:table-cell/>
        </table:table-row>
        <table:table-row table:style-name="ro1">
          <table:table-cell office:value-type="float" office:value="-1.782026">
            <text:p>-1.78</text:p>
          </table:table-cell>
          <table:table-cell office:value-type="float" office:value="1.071422">
            <text:p>1.07</text:p>
          </table:table-cell>
          <table:table-cell/>
        </table:table-row>
        <table:table-row table:style-name="ro1">
          <table:table-cell office:value-type="float" office:value="-2.140379">
            <text:p>-2.14</text:p>
          </table:table-cell>
          <table:table-cell office:value-type="float" office:value="1.399707">
            <text:p>1.4</text:p>
          </table:table-cell>
          <table:table-cell/>
        </table:table-row>
        <table:table-row table:style-name="ro1">
          <table:table-cell office:value-type="float" office:value="-3.007126">
            <text:p>-3.01</text:p>
          </table:table-cell>
          <table:table-cell office:value-type="float" office:value="1.131013">
            <text:p>1.13</text:p>
          </table:table-cell>
          <table:table-cell/>
        </table:table-row>
        <table:table-row table:style-name="ro1">
          <table:table-cell office:value-type="float" office:value="-2.631909">
            <text:p>-2.63</text:p>
          </table:table-cell>
          <table:table-cell office:value-type="float" office:value="1.981173">
            <text:p>1.98</text:p>
          </table:table-cell>
          <table:table-cell/>
        </table:table-row>
        <table:table-row table:style-name="ro1">
          <table:table-cell office:value-type="float" office:value="-3.212438">
            <text:p>-3.21</text:p>
          </table:table-cell>
          <table:table-cell office:value-type="float" office:value="2.599652">
            <text:p>2.6</text:p>
          </table:table-cell>
          <table:table-cell/>
        </table:table-row>
        <table:table-row table:style-name="ro1">
          <table:table-cell office:value-type="float" office:value="-3.093201">
            <text:p>-3.09</text:p>
          </table:table-cell>
          <table:table-cell office:value-type="float" office:value="2.659941">
            <text:p>2.66</text:p>
          </table:table-cell>
          <table:table-cell/>
        </table:table-row>
        <table:table-row table:style-name="ro1">
          <table:table-cell office:value-type="float" office:value="-3.802768">
            <text:p>-3.8</text:p>
          </table:table-cell>
          <table:table-cell office:value-type="float" office:value="3.382509">
            <text:p>3.38</text:p>
          </table:table-cell>
          <table:table-cell/>
        </table:table-row>
        <table:table-row table:style-name="ro1">
          <table:table-cell office:value-type="float" office:value="-3.388881">
            <text:p>-3.39</text:p>
          </table:table-cell>
          <table:table-cell office:value-type="float" office:value="3.5768">
            <text:p>3.58</text:p>
          </table:table-cell>
          <table:table-cell/>
        </table:table-row>
        <table:table-row table:style-name="ro1">
          <table:table-cell office:value-type="float" office:value="-2.608801">
            <text:p>-2.61</text:p>
          </table:table-cell>
          <table:table-cell office:value-type="float" office:value="2.617554">
            <text:p>2.62</text:p>
          </table:table-cell>
          <table:table-cell/>
        </table:table-row>
        <table:table-row table:style-name="ro1">
          <table:table-cell office:value-type="float" office:value="-3.14867">
            <text:p>-3.15</text:p>
          </table:table-cell>
          <table:table-cell office:value-type="float" office:value="1.63059">
            <text:p>1.63</text:p>
          </table:table-cell>
          <table:table-cell/>
        </table:table-row>
        <table:table-row table:style-name="ro1">
          <table:table-cell office:value-type="float" office:value="-3.571724">
            <text:p>-3.57</text:p>
          </table:table-cell>
          <table:table-cell office:value-type="float" office:value="2.606661">
            <text:p>2.61</text:p>
          </table:table-cell>
          <table:table-cell/>
        </table:table-row>
        <table:table-row table:style-name="ro1">
          <table:table-cell office:value-type="float" office:value="-3.924665">
            <text:p>-3.92</text:p>
          </table:table-cell>
          <table:table-cell office:value-type="float" office:value="3.45321">
            <text:p>3.45</text:p>
          </table:table-cell>
          <table:table-cell/>
        </table:table-row>
        <table:table-row table:style-name="ro1">
          <table:table-cell office:value-type="float" office:value="-3.252003">
            <text:p>-3.25</text:p>
          </table:table-cell>
          <table:table-cell office:value-type="float" office:value="3.038182">
            <text:p>3.04</text:p>
          </table:table-cell>
          <table:table-cell/>
        </table:table-row>
        <table:table-row table:style-name="ro1">
          <table:table-cell office:value-type="float" office:value="-2.321107">
            <text:p>-2.32</text:p>
          </table:table-cell>
          <table:table-cell office:value-type="float" office:value="3.571496">
            <text:p>3.57</text:p>
          </table:table-cell>
          <table:table-cell/>
        </table:table-row>
        <table:table-row table:style-name="ro1">
          <table:table-cell office:value-type="float" office:value="-2.189921">
            <text:p>-2.19</text:p>
          </table:table-cell>
          <table:table-cell office:value-type="float" office:value="3.306651">
            <text:p>3.31</text:p>
          </table:table-cell>
          <table:table-cell/>
        </table:table-row>
        <table:table-row table:style-name="ro1">
          <table:table-cell office:value-type="float" office:value="-1.299127">
            <text:p>-1.3</text:p>
          </table:table-cell>
          <table:table-cell office:value-type="float" office:value="2.748073">
            <text:p>2.75</text:p>
          </table:table-cell>
          <table:table-cell/>
        </table:table-row>
        <table:table-row table:style-name="ro1">
          <table:table-cell office:value-type="float" office:value="-0.361658">
            <text:p>-0.36</text:p>
          </table:table-cell>
          <table:table-cell office:value-type="float" office:value="2.814836">
            <text:p>2.81</text:p>
          </table:table-cell>
          <table:table-cell/>
        </table:table-row>
        <table:table-row table:style-name="ro1">
          <table:table-cell office:value-type="float" office:value="0.047178">
            <text:p>0.05</text:p>
          </table:table-cell>
          <table:table-cell office:value-type="float" office:value="3.42997">
            <text:p>3.43</text:p>
          </table:table-cell>
          <table:table-cell/>
        </table:table-row>
        <table:table-row table:style-name="ro1">
          <table:table-cell office:value-type="float" office:value="0.838443">
            <text:p>0.84</text:p>
          </table:table-cell>
          <table:table-cell office:value-type="float" office:value="4.316302">
            <text:p>4.32</text:p>
          </table:table-cell>
          <table:table-cell/>
        </table:table-row>
        <table:table-row table:style-name="ro1">
          <table:table-cell office:value-type="float" office:value="0.96992">
            <text:p>0.97</text:p>
          </table:table-cell>
          <table:table-cell office:value-type="float" office:value="5.241534">
            <text:p>5.24</text:p>
          </table:table-cell>
          <table:table-cell/>
        </table:table-row>
        <table:table-row table:style-name="ro1">
          <table:table-cell office:value-type="float" office:value="1.841346">
            <text:p>1.84</text:p>
          </table:table-cell>
          <table:table-cell office:value-type="float" office:value="6.067712">
            <text:p>6.07</text:p>
          </table:table-cell>
          <table:table-cell/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.813393">
            <text:p>0.81</text:p>
          </table:table-cell>
          <table:table-cell>
            <draw:frame table:end-cell-address="Sheet2.Q56" table:end-x="0.1843in" table:end-y="0.1354in" draw:z-index="0" draw:style-name="gr1" svg:width="12.5874in" svg:height="9.8346in" svg:x="0.0433in" svg:y="0.0417in">
              <draw:object draw:notify-on-update-of-ranges="Sheet2.A1:Sheet2.A1000 Sheet2.B1:Sheet2.B100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3.316625">
            <text:p>3.32</text:p>
          </table:table-cell>
          <table:table-cell office:value-type="float" office:value="2.63841">
            <text:p>2.64</text:p>
          </table:table-cell>
          <table:table-cell/>
        </table:table-row>
        <table:table-row table:style-name="ro1">
          <table:table-cell office:value-type="float" office:value="4.582576">
            <text:p>4.58</text:p>
          </table:table-cell>
          <table:table-cell office:value-type="float" office:value="3.635233">
            <text:p>3.64</text:p>
          </table:table-cell>
          <table:table-cell/>
        </table:table-row>
        <table:table-row table:style-name="ro1">
          <table:table-cell office:value-type="float" office:value="5.567764">
            <text:p>5.57</text:p>
          </table:table-cell>
          <table:table-cell office:value-type="float" office:value="4.814365">
            <text:p>4.81</text:p>
          </table:table-cell>
          <table:table-cell/>
        </table:table-row>
        <table:table-row table:style-name="ro1">
          <table:table-cell office:value-type="float" office:value="6.403124">
            <text:p>6.4</text:p>
          </table:table-cell>
          <table:table-cell office:value-type="float" office:value="5.131287">
            <text:p>5.13</text:p>
          </table:table-cell>
          <table:table-cell/>
        </table:table-row>
        <table:table-row table:style-name="ro1">
          <table:table-cell office:value-type="float" office:value="7.141428">
            <text:p>7.14</text:p>
          </table:table-cell>
          <table:table-cell office:value-type="float" office:value="5.650203">
            <text:p>5.65</text:p>
          </table:table-cell>
          <table:table-cell/>
        </table:table-row>
        <table:table-row table:style-name="ro1">
          <table:table-cell office:value-type="float" office:value="7.81025">
            <text:p>7.81</text:p>
          </table:table-cell>
          <table:table-cell office:value-type="float" office:value="6.158118">
            <text:p>6.16</text:p>
          </table:table-cell>
          <table:table-cell/>
        </table:table-row>
        <table:table-row table:style-name="ro1">
          <table:table-cell office:value-type="float" office:value="8.42615">
            <text:p>8.43</text:p>
          </table:table-cell>
          <table:table-cell office:value-type="float" office:value="6.6519">
            <text:p>6.6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.188093">
            <text:p>7.19</text:p>
          </table:table-cell>
          <table:table-cell/>
        </table:table-row>
        <table:table-row table:style-name="ro1">
          <table:table-cell office:value-type="float" office:value="9.539392">
            <text:p>9.54</text:p>
          </table:table-cell>
          <table:table-cell office:value-type="float" office:value="7.755236">
            <text:p>7.76</text:p>
          </table:table-cell>
          <table:table-cell/>
        </table:table-row>
        <table:table-row table:style-name="ro1">
          <table:table-cell office:value-type="float" office:value="10.049876">
            <text:p>10.05</text:p>
          </table:table-cell>
          <table:table-cell office:value-type="float" office:value="8.321645">
            <text:p>8.32</text:p>
          </table:table-cell>
          <table:table-cell/>
        </table:table-row>
        <table:table-row table:style-name="ro1">
          <table:table-cell office:value-type="float" office:value="10.535654">
            <text:p>10.54</text:p>
          </table:table-cell>
          <table:table-cell office:value-type="float" office:value="8.894615">
            <text:p>8.8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.290177">
            <text:p>9.29</text:p>
          </table:table-cell>
          <table:table-cell/>
        </table:table-row>
        <table:table-row table:style-name="ro1">
          <table:table-cell office:value-type="float" office:value="11.445523">
            <text:p>11.45</text:p>
          </table:table-cell>
          <table:table-cell office:value-type="float" office:value="9.441322">
            <text:p>9.44</text:p>
          </table:table-cell>
          <table:table-cell/>
        </table:table-row>
        <table:table-row table:style-name="ro1">
          <table:table-cell office:value-type="float" office:value="11.874342">
            <text:p>11.87</text:p>
          </table:table-cell>
          <table:table-cell office:value-type="float" office:value="9.916233">
            <text:p>9.92</text:p>
          </table:table-cell>
          <table:table-cell/>
        </table:table-row>
        <table:table-row table:style-name="ro1">
          <table:table-cell office:value-type="float" office:value="12.288206">
            <text:p>12.29</text:p>
          </table:table-cell>
          <table:table-cell office:value-type="float" office:value="10.447991">
            <text:p>10.45</text:p>
          </table:table-cell>
          <table:table-cell/>
        </table:table-row>
        <table:table-row table:style-name="ro1">
          <table:table-cell office:value-type="float" office:value="12.688578">
            <text:p>12.69</text:p>
          </table:table-cell>
          <table:table-cell office:value-type="float" office:value="10.907219">
            <text:p>10.91</text:p>
          </table:table-cell>
          <table:table-cell/>
        </table:table-row>
        <table:table-row table:style-name="ro1">
          <table:table-cell office:value-type="float" office:value="13.076697">
            <text:p>13.08</text:p>
          </table:table-cell>
          <table:table-cell office:value-type="float" office:value="11.049638">
            <text:p>11.05</text:p>
          </table:table-cell>
          <table:table-cell/>
        </table:table-row>
        <table:table-row table:style-name="ro1">
          <table:table-cell office:value-type="float" office:value="13.453624">
            <text:p>13.45</text:p>
          </table:table-cell>
          <table:table-cell office:value-type="float" office:value="11.244371">
            <text:p>11.24</text:p>
          </table:table-cell>
          <table:table-cell/>
        </table:table-row>
        <table:table-row table:style-name="ro1">
          <table:table-cell office:value-type="float" office:value="13.820275">
            <text:p>13.82</text:p>
          </table:table-cell>
          <table:table-cell office:value-type="float" office:value="11.524917">
            <text:p>11.52</text:p>
          </table:table-cell>
          <table:table-cell/>
        </table:table-row>
        <table:table-row table:style-name="ro1">
          <table:table-cell office:value-type="float" office:value="14.177447">
            <text:p>14.18</text:p>
          </table:table-cell>
          <table:table-cell office:value-type="float" office:value="11.921985">
            <text:p>11.92</text:p>
          </table:table-cell>
          <table:table-cell/>
        </table:table-row>
        <table:table-row table:style-name="ro1">
          <table:table-cell office:value-type="float" office:value="14.525839">
            <text:p>14.53</text:p>
          </table:table-cell>
          <table:table-cell office:value-type="float" office:value="12.406965">
            <text:p>12.41</text:p>
          </table:table-cell>
          <table:table-cell/>
        </table:table-row>
        <table:table-row table:style-name="ro1">
          <table:table-cell office:value-type="float" office:value="14.866069">
            <text:p>14.87</text:p>
          </table:table-cell>
          <table:table-cell office:value-type="float" office:value="12.433918">
            <text:p>12.43</text:p>
          </table:table-cell>
          <table:table-cell/>
        </table:table-row>
        <table:table-row table:style-name="ro1">
          <table:table-cell office:value-type="float" office:value="15.198684">
            <text:p>15.2</text:p>
          </table:table-cell>
          <table:table-cell office:value-type="float" office:value="12.747987">
            <text:p>12.75</text:p>
          </table:table-cell>
          <table:table-cell/>
        </table:table-row>
        <table:table-row table:style-name="ro1">
          <table:table-cell office:value-type="float" office:value="15.524175">
            <text:p>15.52</text:p>
          </table:table-cell>
          <table:table-cell office:value-type="float" office:value="12.892438">
            <text:p>12.89</text:p>
          </table:table-cell>
          <table:table-cell/>
        </table:table-row>
        <table:table-row table:style-name="ro1">
          <table:table-cell office:value-type="float" office:value="15.84298">
            <text:p>15.84</text:p>
          </table:table-cell>
          <table:table-cell office:value-type="float" office:value="13.323471">
            <text:p>13.32</text:p>
          </table:table-cell>
          <table:table-cell/>
        </table:table-row>
        <table:table-row table:style-name="ro1">
          <table:table-cell office:value-type="float" office:value="16.155494">
            <text:p>16.16</text:p>
          </table:table-cell>
          <table:table-cell office:value-type="float" office:value="13.717576">
            <text:p>13.72</text:p>
          </table:table-cell>
          <table:table-cell/>
        </table:table-row>
        <table:table-row table:style-name="ro1">
          <table:table-cell office:value-type="float" office:value="16.462078">
            <text:p>16.46</text:p>
          </table:table-cell>
          <table:table-cell office:value-type="float" office:value="13.590293">
            <text:p>13.59</text:p>
          </table:table-cell>
          <table:table-cell/>
        </table:table-row>
        <table:table-row table:style-name="ro1">
          <table:table-cell office:value-type="float" office:value="16.763055">
            <text:p>16.76</text:p>
          </table:table-cell>
          <table:table-cell office:value-type="float" office:value="13.777278">
            <text:p>13.78</text:p>
          </table:table-cell>
          <table:table-cell/>
        </table:table-row>
        <table:table-row table:style-name="ro1">
          <table:table-cell office:value-type="float" office:value="17.058722">
            <text:p>17.06</text:p>
          </table:table-cell>
          <table:table-cell office:value-type="float" office:value="13.82914">
            <text:p>13.83</text:p>
          </table:table-cell>
          <table:table-cell/>
        </table:table-row>
        <table:table-row table:style-name="ro1">
          <table:table-cell office:value-type="float" office:value="17.349352">
            <text:p>17.35</text:p>
          </table:table-cell>
          <table:table-cell office:value-type="float" office:value="13.97448">
            <text:p>13.97</text:p>
          </table:table-cell>
          <table:table-cell/>
        </table:table-row>
        <table:table-row table:style-name="ro1">
          <table:table-cell office:value-type="float" office:value="17.635192">
            <text:p>17.64</text:p>
          </table:table-cell>
          <table:table-cell office:value-type="float" office:value="14.25475">
            <text:p>14.25</text:p>
          </table:table-cell>
          <table:table-cell/>
        </table:table-row>
        <table:table-row table:style-name="ro1">
          <table:table-cell office:value-type="float" office:value="17.916473">
            <text:p>17.92</text:p>
          </table:table-cell>
          <table:table-cell office:value-type="float" office:value="14.347555">
            <text:p>14.35</text:p>
          </table:table-cell>
          <table:table-cell/>
        </table:table-row>
        <table:table-row table:style-name="ro1">
          <table:table-cell office:value-type="float" office:value="18.193405">
            <text:p>18.19</text:p>
          </table:table-cell>
          <table:table-cell office:value-type="float" office:value="14.689136">
            <text:p>14.69</text:p>
          </table:table-cell>
          <table:table-cell/>
        </table:table-row>
        <table:table-row table:style-name="ro1">
          <table:table-cell office:value-type="float" office:value="18.466185">
            <text:p>18.47</text:p>
          </table:table-cell>
          <table:table-cell office:value-type="float" office:value="14.758629">
            <text:p>14.76</text:p>
          </table:table-cell>
          <table:table-cell/>
        </table:table-row>
        <table:table-row table:style-name="ro1">
          <table:table-cell office:value-type="float" office:value="18.734994">
            <text:p>18.73</text:p>
          </table:table-cell>
          <table:table-cell office:value-type="float" office:value="14.65827">
            <text:p>14.6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.839367">
            <text:p>14.84</text:p>
          </table:table-cell>
          <table:table-cell/>
        </table:table-row>
        <table:table-row table:style-name="ro1">
          <table:table-cell office:value-type="float" office:value="19.26136">
            <text:p>19.26</text:p>
          </table:table-cell>
          <table:table-cell office:value-type="float" office:value="15.20739">
            <text:p>15.21</text:p>
          </table:table-cell>
          <table:table-cell/>
        </table:table-row>
        <table:table-row table:style-name="ro1">
          <table:table-cell office:value-type="float" office:value="19.519221">
            <text:p>19.52</text:p>
          </table:table-cell>
          <table:table-cell office:value-type="float" office:value="15.174471">
            <text:p>15.17</text:p>
          </table:table-cell>
          <table:table-cell/>
        </table:table-row>
        <table:table-row table:style-name="ro1">
          <table:table-cell office:value-type="float" office:value="19.77372">
            <text:p>19.77</text:p>
          </table:table-cell>
          <table:table-cell office:value-type="float" office:value="15.299576">
            <text:p>15.3</text:p>
          </table:table-cell>
          <table:table-cell/>
        </table:table-row>
        <table:table-row table:style-name="ro1">
          <table:table-cell office:value-type="float" office:value="20.024984">
            <text:p>20.02</text:p>
          </table:table-cell>
          <table:table-cell office:value-type="float" office:value="15.313336">
            <text:p>15.31</text:p>
          </table:table-cell>
          <table:table-cell/>
        </table:table-row>
        <table:table-row table:style-name="ro1">
          <table:table-cell office:value-type="float" office:value="20.273135">
            <text:p>20.27</text:p>
          </table:table-cell>
          <table:table-cell office:value-type="float" office:value="15.343247">
            <text:p>15.34</text:p>
          </table:table-cell>
          <table:table-cell/>
        </table:table-row>
        <table:table-row table:style-name="ro1">
          <table:table-cell office:value-type="float" office:value="20.518285">
            <text:p>20.52</text:p>
          </table:table-cell>
          <table:table-cell office:value-type="float" office:value="15.692751">
            <text:p>15.69</text:p>
          </table:table-cell>
          <table:table-cell/>
        </table:table-row>
        <table:table-row table:style-name="ro1">
          <table:table-cell office:value-type="float" office:value="20.760539">
            <text:p>20.76</text:p>
          </table:table-cell>
          <table:table-cell office:value-type="float" office:value="15.980966">
            <text:p>15.98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.154448">
            <text:p>16.15</text:p>
          </table:table-cell>
          <table:table-cell/>
        </table:table-row>
        <table:table-row table:style-name="ro1">
          <table:table-cell office:value-type="float" office:value="21.236761">
            <text:p>21.24</text:p>
          </table:table-cell>
          <table:table-cell office:value-type="float" office:value="16.33352">
            <text:p>16.33</text:p>
          </table:table-cell>
          <table:table-cell/>
        </table:table-row>
        <table:table-row table:style-name="ro1">
          <table:table-cell office:value-type="float" office:value="21.470911">
            <text:p>21.47</text:p>
          </table:table-cell>
          <table:table-cell office:value-type="float" office:value="16.194787">
            <text:p>16.19</text:p>
          </table:table-cell>
          <table:table-cell/>
        </table:table-row>
        <table:table-row table:style-name="ro1">
          <table:table-cell office:value-type="float" office:value="21.702534">
            <text:p>21.7</text:p>
          </table:table-cell>
          <table:table-cell office:value-type="float" office:value="16.040492">
            <text:p>16.04</text:p>
          </table:table-cell>
          <table:table-cell/>
        </table:table-row>
        <table:table-row table:style-name="ro1">
          <table:table-cell office:value-type="float" office:value="21.931712">
            <text:p>21.93</text:p>
          </table:table-cell>
          <table:table-cell office:value-type="float" office:value="16.191798">
            <text:p>16.19</text:p>
          </table:table-cell>
          <table:table-cell/>
        </table:table-row>
        <table:table-row table:style-name="ro1">
          <table:table-cell office:value-type="float" office:value="22.15852">
            <text:p>22.16</text:p>
          </table:table-cell>
          <table:table-cell office:value-type="float" office:value="16.320345">
            <text:p>16.32</text:p>
          </table:table-cell>
          <table:table-cell/>
        </table:table-row>
        <table:table-row table:style-name="ro1">
          <table:table-cell office:value-type="float" office:value="22.383029">
            <text:p>22.38</text:p>
          </table:table-cell>
          <table:table-cell office:value-type="float" office:value="16.454758">
            <text:p>16.45</text:p>
          </table:table-cell>
          <table:table-cell/>
        </table:table-row>
        <table:table-row table:style-name="ro1">
          <table:table-cell office:value-type="float" office:value="22.605309">
            <text:p>22.61</text:p>
          </table:table-cell>
          <table:table-cell office:value-type="float" office:value="16.806106">
            <text:p>16.81</text:p>
          </table:table-cell>
          <table:table-cell/>
        </table:table-row>
        <table:table-row table:style-name="ro1">
          <table:table-cell office:value-type="float" office:value="22.825424">
            <text:p>22.83</text:p>
          </table:table-cell>
          <table:table-cell office:value-type="float" office:value="17.11218">
            <text:p>17.11</text:p>
          </table:table-cell>
          <table:table-cell/>
        </table:table-row>
        <table:table-row table:style-name="ro1">
          <table:table-cell office:value-type="float" office:value="23.043437">
            <text:p>23.04</text:p>
          </table:table-cell>
          <table:table-cell office:value-type="float" office:value="17.179351">
            <text:p>17.18</text:p>
          </table:table-cell>
          <table:table-cell/>
        </table:table-row>
        <table:table-row table:style-name="ro1">
          <table:table-cell office:value-type="float" office:value="23.259407">
            <text:p>23.26</text:p>
          </table:table-cell>
          <table:table-cell office:value-type="float" office:value="17.472059">
            <text:p>17.47</text:p>
          </table:table-cell>
          <table:table-cell/>
        </table:table-row>
        <table:table-row table:style-name="ro1">
          <table:table-cell office:value-type="float" office:value="23.473389">
            <text:p>23.47</text:p>
          </table:table-cell>
          <table:table-cell office:value-type="float" office:value="17.625443">
            <text:p>17.63</text:p>
          </table:table-cell>
          <table:table-cell/>
        </table:table-row>
        <table:table-row table:style-name="ro1">
          <table:table-cell office:value-type="float" office:value="23.685439">
            <text:p>23.69</text:p>
          </table:table-cell>
          <table:table-cell office:value-type="float" office:value="17.925128">
            <text:p>17.93</text:p>
          </table:table-cell>
          <table:table-cell/>
        </table:table-row>
        <table:table-row table:style-name="ro1">
          <table:table-cell office:value-type="float" office:value="23.895606">
            <text:p>23.9</text:p>
          </table:table-cell>
          <table:table-cell office:value-type="float" office:value="17.989511">
            <text:p>17.99</text:p>
          </table:table-cell>
          <table:table-cell/>
        </table:table-row>
        <table:table-row table:style-name="ro1">
          <table:table-cell office:value-type="float" office:value="24.103942">
            <text:p>24.1</text:p>
          </table:table-cell>
          <table:table-cell office:value-type="float" office:value="18.200089">
            <text:p>18.2</text:p>
          </table:table-cell>
          <table:table-cell/>
        </table:table-row>
        <table:table-row table:style-name="ro1">
          <table:table-cell office:value-type="float" office:value="24.310492">
            <text:p>24.31</text:p>
          </table:table-cell>
          <table:table-cell office:value-type="float" office:value="18.558954">
            <text:p>18.56</text:p>
          </table:table-cell>
          <table:table-cell/>
        </table:table-row>
        <table:table-row table:style-name="ro1">
          <table:table-cell office:value-type="float" office:value="24.515301">
            <text:p>24.52</text:p>
          </table:table-cell>
          <table:table-cell office:value-type="float" office:value="18.8504">
            <text:p>18.85</text:p>
          </table:table-cell>
          <table:table-cell/>
        </table:table-row>
        <table:table-row table:style-name="ro1">
          <table:table-cell office:value-type="float" office:value="24.718414">
            <text:p>24.72</text:p>
          </table:table-cell>
          <table:table-cell office:value-type="float" office:value="19.088389">
            <text:p>19.09</text:p>
          </table:table-cell>
          <table:table-cell/>
        </table:table-row>
        <table:table-row table:style-name="ro1">
          <table:table-cell office:value-type="float" office:value="24.919872">
            <text:p>24.92</text:p>
          </table:table-cell>
          <table:table-cell office:value-type="float" office:value="19.098344">
            <text:p>19.1</text:p>
          </table:table-cell>
          <table:table-cell/>
        </table:table-row>
        <table:table-row table:style-name="ro1">
          <table:table-cell office:value-type="float" office:value="25.119713">
            <text:p>25.12</text:p>
          </table:table-cell>
          <table:table-cell office:value-type="float" office:value="19.389402">
            <text:p>19.39</text:p>
          </table:table-cell>
          <table:table-cell/>
        </table:table-row>
        <table:table-row table:style-name="ro1">
          <table:table-cell office:value-type="float" office:value="25.317978">
            <text:p>25.32</text:p>
          </table:table-cell>
          <table:table-cell office:value-type="float" office:value="19.343196">
            <text:p>19.34</text:p>
          </table:table-cell>
          <table:table-cell/>
        </table:table-row>
        <table:table-row table:style-name="ro1">
          <table:table-cell office:value-type="float" office:value="25.514702">
            <text:p>25.51</text:p>
          </table:table-cell>
          <table:table-cell office:value-type="float" office:value="19.531336">
            <text:p>19.53</text:p>
          </table:table-cell>
          <table:table-cell/>
        </table:table-row>
        <table:table-row table:style-name="ro1">
          <table:table-cell office:value-type="float" office:value="25.70992">
            <text:p>25.71</text:p>
          </table:table-cell>
          <table:table-cell office:value-type="float" office:value="19.570974">
            <text:p>19.57</text:p>
          </table:table-cell>
          <table:table-cell/>
        </table:table-row>
        <table:table-row table:style-name="ro1">
          <table:table-cell office:value-type="float" office:value="25.903668">
            <text:p>25.9</text:p>
          </table:table-cell>
          <table:table-cell office:value-type="float" office:value="19.898384">
            <text:p>19.9</text:p>
          </table:table-cell>
          <table:table-cell/>
        </table:table-row>
        <table:table-row table:style-name="ro1">
          <table:table-cell office:value-type="float" office:value="26.095977">
            <text:p>26.1</text:p>
          </table:table-cell>
          <table:table-cell office:value-type="float" office:value="19.995667">
            <text:p>20</text:p>
          </table:table-cell>
          <table:table-cell/>
        </table:table-row>
        <table:table-row table:style-name="ro1">
          <table:table-cell office:value-type="float" office:value="26.286879">
            <text:p>26.29</text:p>
          </table:table-cell>
          <table:table-cell office:value-type="float" office:value="20.230194">
            <text:p>20.23</text:p>
          </table:table-cell>
          <table:table-cell/>
        </table:table-row>
        <table:table-row table:style-name="ro1">
          <table:table-cell office:value-type="float" office:value="26.476405">
            <text:p>26.48</text:p>
          </table:table-cell>
          <table:table-cell office:value-type="float" office:value="20.357018">
            <text:p>20.36</text:p>
          </table:table-cell>
          <table:table-cell/>
        </table:table-row>
        <table:table-row table:style-name="ro1">
          <table:table-cell office:value-type="float" office:value="26.664583">
            <text:p>26.66</text:p>
          </table:table-cell>
          <table:table-cell office:value-type="float" office:value="20.331464">
            <text:p>20.33</text:p>
          </table:table-cell>
          <table:table-cell/>
        </table:table-row>
        <table:table-row table:style-name="ro1">
          <table:table-cell office:value-type="float" office:value="26.851443">
            <text:p>26.85</text:p>
          </table:table-cell>
          <table:table-cell office:value-type="float" office:value="21.039724">
            <text:p>21.04</text:p>
          </table:table-cell>
          <table:table-cell/>
        </table:table-row>
        <table:table-row table:style-name="ro1">
          <table:table-cell office:value-type="float" office:value="27.037012">
            <text:p>27.04</text:p>
          </table:table-cell>
          <table:table-cell office:value-type="float" office:value="21.1921">
            <text:p>21.19</text:p>
          </table:table-cell>
          <table:table-cell/>
        </table:table-row>
        <table:table-row table:style-name="ro1">
          <table:table-cell office:value-type="float" office:value="27.221315">
            <text:p>27.22</text:p>
          </table:table-cell>
          <table:table-cell office:value-type="float" office:value="21.17729">
            <text:p>21.18</text:p>
          </table:table-cell>
          <table:table-cell/>
        </table:table-row>
        <table:table-row table:style-name="ro1">
          <table:table-cell office:value-type="float" office:value="27.404379">
            <text:p>27.4</text:p>
          </table:table-cell>
          <table:table-cell office:value-type="float" office:value="21.399417">
            <text:p>21.4</text:p>
          </table:table-cell>
          <table:table-cell/>
        </table:table-row>
        <table:table-row table:style-name="ro1">
          <table:table-cell office:value-type="float" office:value="27.586228">
            <text:p>27.59</text:p>
          </table:table-cell>
          <table:table-cell office:value-type="float" office:value="21.734787">
            <text:p>21.73</text:p>
          </table:table-cell>
          <table:table-cell/>
        </table:table-row>
        <table:table-row table:style-name="ro1">
          <table:table-cell office:value-type="float" office:value="27.766887">
            <text:p>27.77</text:p>
          </table:table-cell>
          <table:table-cell office:value-type="float" office:value="21.86439">
            <text:p>21.86</text:p>
          </table:table-cell>
          <table:table-cell/>
        </table:table-row>
        <table:table-row table:style-name="ro1">
          <table:table-cell office:value-type="float" office:value="27.946377">
            <text:p>27.95</text:p>
          </table:table-cell>
          <table:table-cell office:value-type="float" office:value="21.837094">
            <text:p>21.84</text:p>
          </table:table-cell>
          <table:table-cell/>
        </table:table-row>
        <table:table-row table:style-name="ro1">
          <table:table-cell office:value-type="float" office:value="28.124722">
            <text:p>28.12</text:p>
          </table:table-cell>
          <table:table-cell office:value-type="float" office:value="22.217955">
            <text:p>22.22</text:p>
          </table:table-cell>
          <table:table-cell/>
        </table:table-row>
        <table:table-row table:style-name="ro1">
          <table:table-cell office:value-type="float" office:value="28.301943">
            <text:p>28.3</text:p>
          </table:table-cell>
          <table:table-cell office:value-type="float" office:value="22.336739">
            <text:p>22.34</text:p>
          </table:table-cell>
          <table:table-cell/>
        </table:table-row>
        <table:table-row table:style-name="ro1">
          <table:table-cell office:value-type="float" office:value="28.478062">
            <text:p>28.48</text:p>
          </table:table-cell>
          <table:table-cell office:value-type="float" office:value="22.637925">
            <text:p>22.64</text:p>
          </table:table-cell>
          <table:table-cell/>
        </table:table-row>
        <table:table-row table:style-name="ro1">
          <table:table-cell office:value-type="float" office:value="28.653098">
            <text:p>28.65</text:p>
          </table:table-cell>
          <table:table-cell office:value-type="float" office:value="23.111851">
            <text:p>23.11</text:p>
          </table:table-cell>
          <table:table-cell/>
        </table:table-row>
        <table:table-row table:style-name="ro1">
          <table:table-cell office:value-type="float" office:value="28.827071">
            <text:p>28.83</text:p>
          </table:table-cell>
          <table:table-cell office:value-type="float" office:value="23.221056">
            <text:p>23.22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3.163441">
            <text:p>23.16</text:p>
          </table:table-cell>
          <table:table-cell/>
        </table:table-row>
        <table:table-row table:style-name="ro1">
          <table:table-cell office:value-type="float" office:value="29.171904">
            <text:p>29.17</text:p>
          </table:table-cell>
          <table:table-cell office:value-type="float" office:value="22.975347">
            <text:p>22.98</text:p>
          </table:table-cell>
          <table:table-cell/>
        </table:table-row>
        <table:table-row table:style-name="ro1">
          <table:table-cell office:value-type="float" office:value="29.342802">
            <text:p>29.34</text:p>
          </table:table-cell>
          <table:table-cell office:value-type="float" office:value="23.139976">
            <text:p>23.14</text:p>
          </table:table-cell>
          <table:table-cell/>
        </table:table-row>
        <table:table-row table:style-name="ro1">
          <table:table-cell office:value-type="float" office:value="29.512709">
            <text:p>29.51</text:p>
          </table:table-cell>
          <table:table-cell office:value-type="float" office:value="23.118926">
            <text:p>23.12</text:p>
          </table:table-cell>
          <table:table-cell/>
        </table:table-row>
        <table:table-row table:style-name="ro1">
          <table:table-cell office:value-type="float" office:value="29.681644">
            <text:p>29.68</text:p>
          </table:table-cell>
          <table:table-cell office:value-type="float" office:value="23.176161">
            <text:p>23.18</text:p>
          </table:table-cell>
          <table:table-cell/>
        </table:table-row>
        <table:table-row table:style-name="ro1">
          <table:table-cell office:value-type="float" office:value="29.849623">
            <text:p>29.85</text:p>
          </table:table-cell>
          <table:table-cell office:value-type="float" office:value="23.380381">
            <text:p>23.38</text:p>
          </table:table-cell>
          <table:table-cell/>
        </table:table-row>
        <table:table-row table:style-name="ro1">
          <table:table-cell office:value-type="float" office:value="30.016662">
            <text:p>30.02</text:p>
          </table:table-cell>
          <table:table-cell office:value-type="float" office:value="23.524825">
            <text:p>23.52</text:p>
          </table:table-cell>
          <table:table-cell/>
        </table:table-row>
        <table:table-row table:style-name="ro1">
          <table:table-cell office:value-type="float" office:value="30.182777">
            <text:p>30.18</text:p>
          </table:table-cell>
          <table:table-cell office:value-type="float" office:value="23.657277">
            <text:p>23.66</text:p>
          </table:table-cell>
          <table:table-cell/>
        </table:table-row>
        <table:table-row table:style-name="ro1">
          <table:table-cell office:value-type="float" office:value="30.347982">
            <text:p>30.35</text:p>
          </table:table-cell>
          <table:table-cell office:value-type="float" office:value="23.852389">
            <text:p>23.85</text:p>
          </table:table-cell>
          <table:table-cell/>
        </table:table-row>
        <table:table-row table:style-name="ro1">
          <table:table-cell office:value-type="float" office:value="30.512293">
            <text:p>30.51</text:p>
          </table:table-cell>
          <table:table-cell office:value-type="float" office:value="23.970818">
            <text:p>23.97</text:p>
          </table:table-cell>
          <table:table-cell/>
        </table:table-row>
        <table:table-row table:style-name="ro1">
          <table:table-cell office:value-type="float" office:value="30.675723">
            <text:p>30.68</text:p>
          </table:table-cell>
          <table:table-cell office:value-type="float" office:value="23.987376">
            <text:p>23.99</text:p>
          </table:table-cell>
          <table:table-cell/>
        </table:table-row>
        <table:table-row table:style-name="ro1">
          <table:table-cell office:value-type="float" office:value="30.838288">
            <text:p>30.84</text:p>
          </table:table-cell>
          <table:table-cell office:value-type="float" office:value="23.960822">
            <text:p>23.96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3.636702">
            <text:p>23.64</text:p>
          </table:table-cell>
          <table:table-cell/>
        </table:table-row>
        <table:table-row table:style-name="ro1">
          <table:table-cell office:value-type="float" office:value="31.160873">
            <text:p>31.16</text:p>
          </table:table-cell>
          <table:table-cell office:value-type="float" office:value="23.345345">
            <text:p>23.35</text:p>
          </table:table-cell>
          <table:table-cell/>
        </table:table-row>
        <table:table-row table:style-name="ro1">
          <table:table-cell office:value-type="float" office:value="31.32092">
            <text:p>31.32</text:p>
          </table:table-cell>
          <table:table-cell office:value-type="float" office:value="23.440865">
            <text:p>23.44</text:p>
          </table:table-cell>
          <table:table-cell/>
        </table:table-row>
        <table:table-row table:style-name="ro1">
          <table:table-cell office:value-type="float" office:value="31.480152">
            <text:p>31.48</text:p>
          </table:table-cell>
          <table:table-cell office:value-type="float" office:value="23.732247">
            <text:p>23.73</text:p>
          </table:table-cell>
          <table:table-cell/>
        </table:table-row>
        <table:table-row table:style-name="ro1">
          <table:table-cell office:value-type="float" office:value="31.638584">
            <text:p>31.64</text:p>
          </table:table-cell>
          <table:table-cell office:value-type="float" office:value="23.734615">
            <text:p>23.73</text:p>
          </table:table-cell>
          <table:table-cell/>
        </table:table-row>
        <table:table-row table:style-name="ro1">
          <table:table-cell office:value-type="float" office:value="31.796226">
            <text:p>31.8</text:p>
          </table:table-cell>
          <table:table-cell office:value-type="float" office:value="23.975835">
            <text:p>23.98</text:p>
          </table:table-cell>
          <table:table-cell/>
        </table:table-row>
        <table:table-row table:style-name="ro1">
          <table:table-cell office:value-type="float" office:value="31.953091">
            <text:p>31.95</text:p>
          </table:table-cell>
          <table:table-cell office:value-type="float" office:value="24.074949">
            <text:p>24.07</text:p>
          </table:table-cell>
          <table:table-cell/>
        </table:table-row>
        <table:table-row table:style-name="ro1">
          <table:table-cell office:value-type="float" office:value="32.109189">
            <text:p>32.11</text:p>
          </table:table-cell>
          <table:table-cell office:value-type="float" office:value="24.391258">
            <text:p>24.39</text:p>
          </table:table-cell>
          <table:table-cell/>
        </table:table-row>
        <table:table-row table:style-name="ro1">
          <table:table-cell office:value-type="float" office:value="32.264532">
            <text:p>32.26</text:p>
          </table:table-cell>
          <table:table-cell office:value-type="float" office:value="24.060674">
            <text:p>24.06</text:p>
          </table:table-cell>
          <table:table-cell/>
        </table:table-row>
        <table:table-row table:style-name="ro1">
          <table:table-cell office:value-type="float" office:value="32.41913">
            <text:p>32.42</text:p>
          </table:table-cell>
          <table:table-cell office:value-type="float" office:value="24.443473">
            <text:p>24.44</text:p>
          </table:table-cell>
          <table:table-cell/>
        </table:table-row>
        <table:table-row table:style-name="ro1">
          <table:table-cell office:value-type="float" office:value="32.572995">
            <text:p>32.57</text:p>
          </table:table-cell>
          <table:table-cell office:value-type="float" office:value="24.352048">
            <text:p>24.35</text:p>
          </table:table-cell>
          <table:table-cell/>
        </table:table-row>
        <table:table-row table:style-name="ro1">
          <table:table-cell office:value-type="float" office:value="32.726136">
            <text:p>32.73</text:p>
          </table:table-cell>
          <table:table-cell office:value-type="float" office:value="24.447433">
            <text:p>24.45</text:p>
          </table:table-cell>
          <table:table-cell/>
        </table:table-row>
        <table:table-row table:style-name="ro1">
          <table:table-cell office:value-type="float" office:value="32.878564">
            <text:p>32.88</text:p>
          </table:table-cell>
          <table:table-cell office:value-type="float" office:value="24.569004">
            <text:p>24.57</text:p>
          </table:table-cell>
          <table:table-cell/>
        </table:table-row>
        <table:table-row table:style-name="ro1">
          <table:table-cell office:value-type="float" office:value="33.030289">
            <text:p>33.03</text:p>
          </table:table-cell>
          <table:table-cell office:value-type="float" office:value="24.733067">
            <text:p>24.73</text:p>
          </table:table-cell>
          <table:table-cell/>
        </table:table-row>
        <table:table-row table:style-name="ro1">
          <table:table-cell office:value-type="float" office:value="33.18132">
            <text:p>33.18</text:p>
          </table:table-cell>
          <table:table-cell office:value-type="float" office:value="24.897731">
            <text:p>24.9</text:p>
          </table:table-cell>
          <table:table-cell/>
        </table:table-row>
        <table:table-row table:style-name="ro1">
          <table:table-cell office:value-type="float" office:value="33.331667">
            <text:p>33.33</text:p>
          </table:table-cell>
          <table:table-cell office:value-type="float" office:value="25.156476">
            <text:p>25.16</text:p>
          </table:table-cell>
          <table:table-cell/>
        </table:table-row>
        <table:table-row table:style-name="ro1">
          <table:table-cell office:value-type="float" office:value="33.481338">
            <text:p>33.48</text:p>
          </table:table-cell>
          <table:table-cell office:value-type="float" office:value="25.208665">
            <text:p>25.21</text:p>
          </table:table-cell>
          <table:table-cell/>
        </table:table-row>
        <table:table-row table:style-name="ro1">
          <table:table-cell office:value-type="float" office:value="33.630343">
            <text:p>33.63</text:p>
          </table:table-cell>
          <table:table-cell office:value-type="float" office:value="25.220956">
            <text:p>25.22</text:p>
          </table:table-cell>
          <table:table-cell/>
        </table:table-row>
        <table:table-row table:style-name="ro1">
          <table:table-cell office:value-type="float" office:value="33.778692">
            <text:p>33.78</text:p>
          </table:table-cell>
          <table:table-cell office:value-type="float" office:value="25.735827">
            <text:p>25.74</text:p>
          </table:table-cell>
          <table:table-cell/>
        </table:table-row>
        <table:table-row table:style-name="ro1">
          <table:table-cell office:value-type="float" office:value="33.926391">
            <text:p>33.93</text:p>
          </table:table-cell>
          <table:table-cell office:value-type="float" office:value="26.260714">
            <text:p>26.26</text:p>
          </table:table-cell>
          <table:table-cell/>
        </table:table-row>
        <table:table-row table:style-name="ro1">
          <table:table-cell office:value-type="float" office:value="34.07345">
            <text:p>34.07</text:p>
          </table:table-cell>
          <table:table-cell office:value-type="float" office:value="26.348315">
            <text:p>26.35</text:p>
          </table:table-cell>
          <table:table-cell/>
        </table:table-row>
        <table:table-row table:style-name="ro1">
          <table:table-cell office:value-type="float" office:value="34.219877">
            <text:p>34.22</text:p>
          </table:table-cell>
          <table:table-cell office:value-type="float" office:value="26.341883">
            <text:p>26.34</text:p>
          </table:table-cell>
          <table:table-cell/>
        </table:table-row>
        <table:table-row table:style-name="ro1">
          <table:table-cell office:value-type="float" office:value="34.365681">
            <text:p>34.37</text:p>
          </table:table-cell>
          <table:table-cell office:value-type="float" office:value="26.567342">
            <text:p>26.57</text:p>
          </table:table-cell>
          <table:table-cell/>
        </table:table-row>
        <table:table-row table:style-name="ro1">
          <table:table-cell office:value-type="float" office:value="34.510868">
            <text:p>34.51</text:p>
          </table:table-cell>
          <table:table-cell office:value-type="float" office:value="25.990258">
            <text:p>25.99</text:p>
          </table:table-cell>
          <table:table-cell/>
        </table:table-row>
        <table:table-row table:style-name="ro1">
          <table:table-cell office:value-type="float" office:value="34.655447">
            <text:p>34.66</text:p>
          </table:table-cell>
          <table:table-cell office:value-type="float" office:value="26.18213">
            <text:p>26.18</text:p>
          </table:table-cell>
          <table:table-cell/>
        </table:table-row>
        <table:table-row table:style-name="ro1">
          <table:table-cell office:value-type="float" office:value="34.799425">
            <text:p>34.8</text:p>
          </table:table-cell>
          <table:table-cell office:value-type="float" office:value="26.469481">
            <text:p>26.47</text:p>
          </table:table-cell>
          <table:table-cell/>
        </table:table-row>
        <table:table-row table:style-name="ro1">
          <table:table-cell office:value-type="float" office:value="34.94281">
            <text:p>34.94</text:p>
          </table:table-cell>
          <table:table-cell office:value-type="float" office:value="26.407156">
            <text:p>26.41</text:p>
          </table:table-cell>
          <table:table-cell/>
        </table:table-row>
        <table:table-row table:style-name="ro1">
          <table:table-cell office:value-type="float" office:value="35.08561">
            <text:p>35.09</text:p>
          </table:table-cell>
          <table:table-cell office:value-type="float" office:value="26.404095">
            <text:p>26.4</text:p>
          </table:table-cell>
          <table:table-cell/>
        </table:table-row>
        <table:table-row table:style-name="ro1">
          <table:table-cell office:value-type="float" office:value="35.22783">
            <text:p>35.23</text:p>
          </table:table-cell>
          <table:table-cell office:value-type="float" office:value="26.561555">
            <text:p>26.56</text:p>
          </table:table-cell>
          <table:table-cell/>
        </table:table-row>
        <table:table-row table:style-name="ro1">
          <table:table-cell office:value-type="float" office:value="35.369478">
            <text:p>35.37</text:p>
          </table:table-cell>
          <table:table-cell office:value-type="float" office:value="26.580157">
            <text:p>26.58</text:p>
          </table:table-cell>
          <table:table-cell/>
        </table:table-row>
        <table:table-row table:style-name="ro1">
          <table:table-cell office:value-type="float" office:value="35.510562">
            <text:p>35.51</text:p>
          </table:table-cell>
          <table:table-cell office:value-type="float" office:value="26.639622">
            <text:p>26.64</text:p>
          </table:table-cell>
          <table:table-cell/>
        </table:table-row>
        <table:table-row table:style-name="ro1">
          <table:table-cell office:value-type="float" office:value="35.651087">
            <text:p>35.65</text:p>
          </table:table-cell>
          <table:table-cell office:value-type="float" office:value="26.661436">
            <text:p>26.66</text:p>
          </table:table-cell>
          <table:table-cell/>
        </table:table-row>
        <table:table-row table:style-name="ro1">
          <table:table-cell office:value-type="float" office:value="35.79106">
            <text:p>35.79</text:p>
          </table:table-cell>
          <table:table-cell office:value-type="float" office:value="26.680945">
            <text:p>26.68</text:p>
          </table:table-cell>
          <table:table-cell/>
        </table:table-row>
        <table:table-row table:style-name="ro1">
          <table:table-cell office:value-type="float" office:value="35.930488">
            <text:p>35.93</text:p>
          </table:table-cell>
          <table:table-cell office:value-type="float" office:value="26.520541">
            <text:p>26.52</text:p>
          </table:table-cell>
          <table:table-cell/>
        </table:table-row>
        <table:table-row table:style-name="ro1">
          <table:table-cell office:value-type="float" office:value="36.069378">
            <text:p>36.07</text:p>
          </table:table-cell>
          <table:table-cell office:value-type="float" office:value="27.091264">
            <text:p>27.09</text:p>
          </table:table-cell>
          <table:table-cell/>
        </table:table-row>
        <table:table-row table:style-name="ro1">
          <table:table-cell office:value-type="float" office:value="36.207734">
            <text:p>36.21</text:p>
          </table:table-cell>
          <table:table-cell office:value-type="float" office:value="27.151401">
            <text:p>27.15</text:p>
          </table:table-cell>
          <table:table-cell/>
        </table:table-row>
        <table:table-row table:style-name="ro1">
          <table:table-cell office:value-type="float" office:value="36.345564">
            <text:p>36.35</text:p>
          </table:table-cell>
          <table:table-cell office:value-type="float" office:value="27.029175">
            <text:p>27.03</text:p>
          </table:table-cell>
          <table:table-cell/>
        </table:table-row>
        <table:table-row table:style-name="ro1">
          <table:table-cell office:value-type="float" office:value="36.482873">
            <text:p>36.48</text:p>
          </table:table-cell>
          <table:table-cell office:value-type="float" office:value="27.245167">
            <text:p>27.25</text:p>
          </table:table-cell>
          <table:table-cell/>
        </table:table-row>
        <table:table-row table:style-name="ro1">
          <table:table-cell office:value-type="float" office:value="36.619667">
            <text:p>36.62</text:p>
          </table:table-cell>
          <table:table-cell office:value-type="float" office:value="27.611167">
            <text:p>27.61</text:p>
          </table:table-cell>
          <table:table-cell/>
        </table:table-row>
        <table:table-row table:style-name="ro1">
          <table:table-cell office:value-type="float" office:value="36.755952">
            <text:p>36.76</text:p>
          </table:table-cell>
          <table:table-cell office:value-type="float" office:value="28.183002">
            <text:p>28.18</text:p>
          </table:table-cell>
          <table:table-cell/>
        </table:table-row>
        <table:table-row table:style-name="ro1">
          <table:table-cell office:value-type="float" office:value="36.891733">
            <text:p>36.89</text:p>
          </table:table-cell>
          <table:table-cell office:value-type="float" office:value="28.215095">
            <text:p>28.22</text:p>
          </table:table-cell>
          <table:table-cell/>
        </table:table-row>
        <table:table-row table:style-name="ro1">
          <table:table-cell office:value-type="float" office:value="37.027017">
            <text:p>37.03</text:p>
          </table:table-cell>
          <table:table-cell office:value-type="float" office:value="28.165378">
            <text:p>28.17</text:p>
          </table:table-cell>
          <table:table-cell/>
        </table:table-row>
        <table:table-row table:style-name="ro1">
          <table:table-cell office:value-type="float" office:value="37.161808">
            <text:p>37.16</text:p>
          </table:table-cell>
          <table:table-cell office:value-type="float" office:value="28.077404">
            <text:p>28.08</text:p>
          </table:table-cell>
          <table:table-cell/>
        </table:table-row>
        <table:table-row table:style-name="ro1">
          <table:table-cell office:value-type="float" office:value="37.296112">
            <text:p>37.3</text:p>
          </table:table-cell>
          <table:table-cell office:value-type="float" office:value="28.298246">
            <text:p>28.3</text:p>
          </table:table-cell>
          <table:table-cell/>
        </table:table-row>
        <table:table-row table:style-name="ro1">
          <table:table-cell office:value-type="float" office:value="37.429935">
            <text:p>37.43</text:p>
          </table:table-cell>
          <table:table-cell office:value-type="float" office:value="28.65026">
            <text:p>28.65</text:p>
          </table:table-cell>
          <table:table-cell/>
        </table:table-row>
        <table:table-row table:style-name="ro1">
          <table:table-cell office:value-type="float" office:value="37.56328">
            <text:p>37.56</text:p>
          </table:table-cell>
          <table:table-cell office:value-type="float" office:value="28.855318">
            <text:p>28.86</text:p>
          </table:table-cell>
          <table:table-cell/>
        </table:table-row>
        <table:table-row table:style-name="ro1">
          <table:table-cell office:value-type="float" office:value="37.696154">
            <text:p>37.7</text:p>
          </table:table-cell>
          <table:table-cell office:value-type="float" office:value="28.861032">
            <text:p>28.86</text:p>
          </table:table-cell>
          <table:table-cell/>
        </table:table-row>
        <table:table-row table:style-name="ro1">
          <table:table-cell office:value-type="float" office:value="37.828561">
            <text:p>37.83</text:p>
          </table:table-cell>
          <table:table-cell office:value-type="float" office:value="29.027082">
            <text:p>29.03</text:p>
          </table:table-cell>
          <table:table-cell/>
        </table:table-row>
        <table:table-row table:style-name="ro1">
          <table:table-cell office:value-type="float" office:value="37.960506">
            <text:p>37.96</text:p>
          </table:table-cell>
          <table:table-cell office:value-type="float" office:value="29.201734">
            <text:p>29.2</text:p>
          </table:table-cell>
          <table:table-cell/>
        </table:table-row>
        <table:table-row table:style-name="ro1">
          <table:table-cell office:value-type="float" office:value="38.091994">
            <text:p>38.09</text:p>
          </table:table-cell>
          <table:table-cell office:value-type="float" office:value="29.305329">
            <text:p>29.31</text:p>
          </table:table-cell>
          <table:table-cell/>
        </table:table-row>
        <table:table-row table:style-name="ro1">
          <table:table-cell office:value-type="float" office:value="38.22303">
            <text:p>38.22</text:p>
          </table:table-cell>
          <table:table-cell office:value-type="float" office:value="29.419838">
            <text:p>29.42</text:p>
          </table:table-cell>
          <table:table-cell/>
        </table:table-row>
        <table:table-row table:style-name="ro1">
          <table:table-cell office:value-type="float" office:value="38.353618">
            <text:p>38.35</text:p>
          </table:table-cell>
          <table:table-cell office:value-type="float" office:value="29.898603">
            <text:p>29.9</text:p>
          </table:table-cell>
          <table:table-cell/>
        </table:table-row>
        <table:table-row table:style-name="ro1">
          <table:table-cell office:value-type="float" office:value="38.483763">
            <text:p>38.48</text:p>
          </table:table-cell>
          <table:table-cell office:value-type="float" office:value="30.013372">
            <text:p>30.01</text:p>
          </table:table-cell>
          <table:table-cell/>
        </table:table-row>
        <table:table-row table:style-name="ro1">
          <table:table-cell office:value-type="float" office:value="38.613469">
            <text:p>38.61</text:p>
          </table:table-cell>
          <table:table-cell office:value-type="float" office:value="29.942115">
            <text:p>29.94</text:p>
          </table:table-cell>
          <table:table-cell/>
        </table:table-row>
        <table:table-row table:style-name="ro1">
          <table:table-cell office:value-type="float" office:value="38.742741">
            <text:p>38.74</text:p>
          </table:table-cell>
          <table:table-cell office:value-type="float" office:value="30.050502">
            <text:p>30.05</text:p>
          </table:table-cell>
          <table:table-cell/>
        </table:table-row>
        <table:table-row table:style-name="ro1">
          <table:table-cell office:value-type="float" office:value="38.871583">
            <text:p>38.87</text:p>
          </table:table-cell>
          <table:table-cell office:value-type="float" office:value="29.979157">
            <text:p>29.9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0.434685">
            <text:p>30.43</text:p>
          </table:table-cell>
          <table:table-cell/>
        </table:table-row>
        <table:table-row table:style-name="ro1">
          <table:table-cell office:value-type="float" office:value="39.127995">
            <text:p>39.13</text:p>
          </table:table-cell>
          <table:table-cell office:value-type="float" office:value="30.87844">
            <text:p>30.88</text:p>
          </table:table-cell>
          <table:table-cell/>
        </table:table-row>
        <table:table-row table:style-name="ro1">
          <table:table-cell office:value-type="float" office:value="39.255573">
            <text:p>39.26</text:p>
          </table:table-cell>
          <table:table-cell office:value-type="float" office:value="31.196295">
            <text:p>31.2</text:p>
          </table:table-cell>
          <table:table-cell/>
        </table:table-row>
        <table:table-row table:style-name="ro1">
          <table:table-cell office:value-type="float" office:value="39.382737">
            <text:p>39.38</text:p>
          </table:table-cell>
          <table:table-cell office:value-type="float" office:value="31.117043">
            <text:p>31.12</text:p>
          </table:table-cell>
          <table:table-cell/>
        </table:table-row>
        <table:table-row table:style-name="ro1">
          <table:table-cell office:value-type="float" office:value="39.509493">
            <text:p>39.51</text:p>
          </table:table-cell>
          <table:table-cell office:value-type="float" office:value="31.109472">
            <text:p>31.11</text:p>
          </table:table-cell>
          <table:table-cell/>
        </table:table-row>
        <table:table-row table:style-name="ro1">
          <table:table-cell office:value-type="float" office:value="39.635842">
            <text:p>39.64</text:p>
          </table:table-cell>
          <table:table-cell office:value-type="float" office:value="31.054383">
            <text:p>31.05</text:p>
          </table:table-cell>
          <table:table-cell/>
        </table:table-row>
        <table:table-row table:style-name="ro1">
          <table:table-cell office:value-type="float" office:value="39.761791">
            <text:p>39.76</text:p>
          </table:table-cell>
          <table:table-cell office:value-type="float" office:value="31.173573">
            <text:p>31.17</text:p>
          </table:table-cell>
          <table:table-cell/>
        </table:table-row>
        <table:table-row table:style-name="ro1">
          <table:table-cell office:value-type="float" office:value="39.887341">
            <text:p>39.89</text:p>
          </table:table-cell>
          <table:table-cell office:value-type="float" office:value="31.24965">
            <text:p>31.25</text:p>
          </table:table-cell>
          <table:table-cell/>
        </table:table-row>
        <table:table-row table:style-name="ro1">
          <table:table-cell office:value-type="float" office:value="40.012498">
            <text:p>40.01</text:p>
          </table:table-cell>
          <table:table-cell office:value-type="float" office:value="31.339364">
            <text:p>31.34</text:p>
          </table:table-cell>
          <table:table-cell/>
        </table:table-row>
        <table:table-row table:style-name="ro1">
          <table:table-cell office:value-type="float" office:value="40.137264">
            <text:p>40.14</text:p>
          </table:table-cell>
          <table:table-cell office:value-type="float" office:value="31.746139">
            <text:p>31.75</text:p>
          </table:table-cell>
          <table:table-cell/>
        </table:table-row>
        <table:table-row table:style-name="ro1">
          <table:table-cell office:value-type="float" office:value="40.261644">
            <text:p>40.26</text:p>
          </table:table-cell>
          <table:table-cell office:value-type="float" office:value="31.962381">
            <text:p>31.96</text:p>
          </table:table-cell>
          <table:table-cell/>
        </table:table-row>
        <table:table-row table:style-name="ro1">
          <table:table-cell office:value-type="float" office:value="40.385641">
            <text:p>40.39</text:p>
          </table:table-cell>
          <table:table-cell office:value-type="float" office:value="32.307529">
            <text:p>32.31</text:p>
          </table:table-cell>
          <table:table-cell/>
        </table:table-row>
        <table:table-row table:style-name="ro1">
          <table:table-cell office:value-type="float" office:value="40.509258">
            <text:p>40.51</text:p>
          </table:table-cell>
          <table:table-cell office:value-type="float" office:value="32.767362">
            <text:p>32.77</text:p>
          </table:table-cell>
          <table:table-cell/>
        </table:table-row>
        <table:table-row table:style-name="ro1">
          <table:table-cell office:value-type="float" office:value="40.632499">
            <text:p>40.63</text:p>
          </table:table-cell>
          <table:table-cell office:value-type="float" office:value="32.599492">
            <text:p>32.6</text:p>
          </table:table-cell>
          <table:table-cell/>
        </table:table-row>
        <table:table-row table:style-name="ro1">
          <table:table-cell office:value-type="float" office:value="40.755368">
            <text:p>40.76</text:p>
          </table:table-cell>
          <table:table-cell office:value-type="float" office:value="32.459273">
            <text:p>32.46</text:p>
          </table:table-cell>
          <table:table-cell/>
        </table:table-row>
        <table:table-row table:style-name="ro1">
          <table:table-cell office:value-type="float" office:value="40.877867">
            <text:p>40.88</text:p>
          </table:table-cell>
          <table:table-cell office:value-type="float" office:value="32.716346">
            <text:p>32.72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2.935035">
            <text:p>32.94</text:p>
          </table:table-cell>
          <table:table-cell/>
        </table:table-row>
        <table:table-row table:style-name="ro1">
          <table:table-cell office:value-type="float" office:value="41.12177">
            <text:p>41.12</text:p>
          </table:table-cell>
          <table:table-cell office:value-type="float" office:value="32.979623">
            <text:p>32.98</text:p>
          </table:table-cell>
          <table:table-cell/>
        </table:table-row>
        <table:table-row table:style-name="ro1">
          <table:table-cell office:value-type="float" office:value="41.243181">
            <text:p>41.24</text:p>
          </table:table-cell>
          <table:table-cell office:value-type="float" office:value="33.203255">
            <text:p>33.2</text:p>
          </table:table-cell>
          <table:table-cell/>
        </table:table-row>
        <table:table-row table:style-name="ro1">
          <table:table-cell office:value-type="float" office:value="41.364236">
            <text:p>41.36</text:p>
          </table:table-cell>
          <table:table-cell office:value-type="float" office:value="33.01237">
            <text:p>33.01</text:p>
          </table:table-cell>
          <table:table-cell/>
        </table:table-row>
        <table:table-row table:style-name="ro1">
          <table:table-cell office:value-type="float" office:value="41.484937">
            <text:p>41.48</text:p>
          </table:table-cell>
          <table:table-cell office:value-type="float" office:value="33.340917">
            <text:p>33.34</text:p>
          </table:table-cell>
          <table:table-cell/>
        </table:table-row>
        <table:table-row table:style-name="ro1">
          <table:table-cell office:value-type="float" office:value="41.605288">
            <text:p>41.61</text:p>
          </table:table-cell>
          <table:table-cell office:value-type="float" office:value="33.656492">
            <text:p>33.66</text:p>
          </table:table-cell>
          <table:table-cell/>
        </table:table-row>
        <table:table-row table:style-name="ro1">
          <table:table-cell office:value-type="float" office:value="41.725292">
            <text:p>41.73</text:p>
          </table:table-cell>
          <table:table-cell office:value-type="float" office:value="33.579826">
            <text:p>33.58</text:p>
          </table:table-cell>
          <table:table-cell/>
        </table:table-row>
        <table:table-row table:style-name="ro1">
          <table:table-cell office:value-type="float" office:value="41.844952">
            <text:p>41.84</text:p>
          </table:table-cell>
          <table:table-cell office:value-type="float" office:value="33.878732">
            <text:p>33.88</text:p>
          </table:table-cell>
          <table:table-cell/>
        </table:table-row>
        <table:table-row table:style-name="ro1">
          <table:table-cell office:value-type="float" office:value="41.964271">
            <text:p>41.96</text:p>
          </table:table-cell>
          <table:table-cell office:value-type="float" office:value="33.934106">
            <text:p>33.93</text:p>
          </table:table-cell>
          <table:table-cell/>
        </table:table-row>
        <table:table-row table:style-name="ro1">
          <table:table-cell office:value-type="float" office:value="42.083251">
            <text:p>42.08</text:p>
          </table:table-cell>
          <table:table-cell office:value-type="float" office:value="34.114469">
            <text:p>34.11</text:p>
          </table:table-cell>
          <table:table-cell/>
        </table:table-row>
        <table:table-row table:style-name="ro1">
          <table:table-cell office:value-type="float" office:value="42.201896">
            <text:p>42.2</text:p>
          </table:table-cell>
          <table:table-cell office:value-type="float" office:value="34.357513">
            <text:p>34.36</text:p>
          </table:table-cell>
          <table:table-cell/>
        </table:table-row>
        <table:table-row table:style-name="ro1">
          <table:table-cell office:value-type="float" office:value="42.320208">
            <text:p>42.32</text:p>
          </table:table-cell>
          <table:table-cell office:value-type="float" office:value="34.436561">
            <text:p>34.44</text:p>
          </table:table-cell>
          <table:table-cell/>
        </table:table-row>
        <table:table-row table:style-name="ro1">
          <table:table-cell office:value-type="float" office:value="42.43819">
            <text:p>42.44</text:p>
          </table:table-cell>
          <table:table-cell office:value-type="float" office:value="34.660919">
            <text:p>34.66</text:p>
          </table:table-cell>
          <table:table-cell/>
        </table:table-row>
        <table:table-row table:style-name="ro1">
          <table:table-cell office:value-type="float" office:value="42.555846">
            <text:p>42.56</text:p>
          </table:table-cell>
          <table:table-cell office:value-type="float" office:value="34.795918">
            <text:p>34.8</text:p>
          </table:table-cell>
          <table:table-cell/>
        </table:table-row>
        <table:table-row table:style-name="ro1">
          <table:table-cell office:value-type="float" office:value="42.673177">
            <text:p>42.67</text:p>
          </table:table-cell>
          <table:table-cell office:value-type="float" office:value="34.843159">
            <text:p>34.84</text:p>
          </table:table-cell>
          <table:table-cell/>
        </table:table-row>
        <table:table-row table:style-name="ro1">
          <table:table-cell office:value-type="float" office:value="42.790186">
            <text:p>42.79</text:p>
          </table:table-cell>
          <table:table-cell office:value-type="float" office:value="35.017114">
            <text:p>35.02</text:p>
          </table:table-cell>
          <table:table-cell/>
        </table:table-row>
        <table:table-row table:style-name="ro1">
          <table:table-cell office:value-type="float" office:value="42.906876">
            <text:p>42.91</text:p>
          </table:table-cell>
          <table:table-cell office:value-type="float" office:value="35.312459">
            <text:p>35.31</text:p>
          </table:table-cell>
          <table:table-cell/>
        </table:table-row>
        <table:table-row table:style-name="ro1">
          <table:table-cell office:value-type="float" office:value="43.02325">
            <text:p>43.02</text:p>
          </table:table-cell>
          <table:table-cell office:value-type="float" office:value="35.117524">
            <text:p>35.12</text:p>
          </table:table-cell>
          <table:table-cell/>
        </table:table-row>
        <table:table-row table:style-name="ro1">
          <table:table-cell office:value-type="float" office:value="43.139309">
            <text:p>43.14</text:p>
          </table:table-cell>
          <table:table-cell office:value-type="float" office:value="34.735025">
            <text:p>34.74</text:p>
          </table:table-cell>
          <table:table-cell/>
        </table:table-row>
        <table:table-row table:style-name="ro1">
          <table:table-cell office:value-type="float" office:value="43.255058">
            <text:p>43.26</text:p>
          </table:table-cell>
          <table:table-cell office:value-type="float" office:value="35.052206">
            <text:p>35.05</text:p>
          </table:table-cell>
          <table:table-cell/>
        </table:table-row>
        <table:table-row table:style-name="ro1">
          <table:table-cell office:value-type="float" office:value="43.370497">
            <text:p>43.37</text:p>
          </table:table-cell>
          <table:table-cell office:value-type="float" office:value="35.176498">
            <text:p>35.18</text:p>
          </table:table-cell>
          <table:table-cell/>
        </table:table-row>
        <table:table-row table:style-name="ro1">
          <table:table-cell office:value-type="float" office:value="43.48563">
            <text:p>43.49</text:p>
          </table:table-cell>
          <table:table-cell office:value-type="float" office:value="35.030551">
            <text:p>35.03</text:p>
          </table:table-cell>
          <table:table-cell/>
        </table:table-row>
        <table:table-row table:style-name="ro1">
          <table:table-cell office:value-type="float" office:value="43.600459">
            <text:p>43.6</text:p>
          </table:table-cell>
          <table:table-cell office:value-type="float" office:value="34.562439">
            <text:p>34.56</text:p>
          </table:table-cell>
          <table:table-cell/>
        </table:table-row>
        <table:table-row table:style-name="ro1">
          <table:table-cell office:value-type="float" office:value="43.714986">
            <text:p>43.71</text:p>
          </table:table-cell>
          <table:table-cell office:value-type="float" office:value="34.55724">
            <text:p>34.56</text:p>
          </table:table-cell>
          <table:table-cell/>
        </table:table-row>
        <table:table-row table:style-name="ro1">
          <table:table-cell office:value-type="float" office:value="43.829214">
            <text:p>43.83</text:p>
          </table:table-cell>
          <table:table-cell office:value-type="float" office:value="34.427824">
            <text:p>34.43</text:p>
          </table:table-cell>
          <table:table-cell/>
        </table:table-row>
        <table:table-row table:style-name="ro1">
          <table:table-cell office:value-type="float" office:value="43.943145">
            <text:p>43.94</text:p>
          </table:table-cell>
          <table:table-cell office:value-type="float" office:value="34.521012">
            <text:p>34.52</text:p>
          </table:table-cell>
          <table:table-cell/>
        </table:table-row>
        <table:table-row table:style-name="ro1">
          <table:table-cell office:value-type="float" office:value="44.056782">
            <text:p>44.06</text:p>
          </table:table-cell>
          <table:table-cell office:value-type="float" office:value="34.542445">
            <text:p>34.54</text:p>
          </table:table-cell>
          <table:table-cell/>
        </table:table-row>
        <table:table-row table:style-name="ro1">
          <table:table-cell office:value-type="float" office:value="44.170126">
            <text:p>44.17</text:p>
          </table:table-cell>
          <table:table-cell office:value-type="float" office:value="34.660437">
            <text:p>34.66</text:p>
          </table:table-cell>
          <table:table-cell/>
        </table:table-row>
        <table:table-row table:style-name="ro1">
          <table:table-cell office:value-type="float" office:value="44.28318">
            <text:p>44.28</text:p>
          </table:table-cell>
          <table:table-cell office:value-type="float" office:value="34.584109">
            <text:p>34.58</text:p>
          </table:table-cell>
          <table:table-cell/>
        </table:table-row>
        <table:table-row table:style-name="ro1">
          <table:table-cell office:value-type="float" office:value="44.395946">
            <text:p>44.4</text:p>
          </table:table-cell>
          <table:table-cell office:value-type="float" office:value="34.584688">
            <text:p>34.58</text:p>
          </table:table-cell>
          <table:table-cell/>
        </table:table-row>
        <table:table-row table:style-name="ro1">
          <table:table-cell office:value-type="float" office:value="44.508426">
            <text:p>44.51</text:p>
          </table:table-cell>
          <table:table-cell office:value-type="float" office:value="34.620621">
            <text:p>34.62</text:p>
          </table:table-cell>
          <table:table-cell/>
        </table:table-row>
        <table:table-row table:style-name="ro1">
          <table:table-cell office:value-type="float" office:value="44.620623">
            <text:p>44.62</text:p>
          </table:table-cell>
          <table:table-cell office:value-type="float" office:value="34.658357">
            <text:p>34.66</text:p>
          </table:table-cell>
          <table:table-cell/>
        </table:table-row>
        <table:table-row table:style-name="ro1">
          <table:table-cell office:value-type="float" office:value="44.732538">
            <text:p>44.73</text:p>
          </table:table-cell>
          <table:table-cell office:value-type="float" office:value="34.80751">
            <text:p>34.81</text:p>
          </table:table-cell>
          <table:table-cell/>
        </table:table-row>
        <table:table-row table:style-name="ro1">
          <table:table-cell office:value-type="float" office:value="44.844175">
            <text:p>44.84</text:p>
          </table:table-cell>
          <table:table-cell office:value-type="float" office:value="35.150387">
            <text:p>35.15</text:p>
          </table:table-cell>
          <table:table-cell/>
        </table:table-row>
        <table:table-row table:style-name="ro1">
          <table:table-cell office:value-type="float" office:value="44.955534">
            <text:p>44.96</text:p>
          </table:table-cell>
          <table:table-cell office:value-type="float" office:value="35.412009">
            <text:p>35.41</text:p>
          </table:table-cell>
          <table:table-cell/>
        </table:table-row>
        <table:table-row table:style-name="ro1">
          <table:table-cell office:value-type="float" office:value="45.066617">
            <text:p>45.07</text:p>
          </table:table-cell>
          <table:table-cell office:value-type="float" office:value="35.592475">
            <text:p>35.59</text:p>
          </table:table-cell>
          <table:table-cell/>
        </table:table-row>
        <table:table-row table:style-name="ro1">
          <table:table-cell office:value-type="float" office:value="45.177428">
            <text:p>45.18</text:p>
          </table:table-cell>
          <table:table-cell office:value-type="float" office:value="35.77992">
            <text:p>35.78</text:p>
          </table:table-cell>
          <table:table-cell/>
        </table:table-row>
        <table:table-row table:style-name="ro1">
          <table:table-cell office:value-type="float" office:value="45.287967">
            <text:p>45.29</text:p>
          </table:table-cell>
          <table:table-cell office:value-type="float" office:value="35.780249">
            <text:p>35.78</text:p>
          </table:table-cell>
          <table:table-cell/>
        </table:table-row>
        <table:table-row table:style-name="ro1">
          <table:table-cell office:value-type="float" office:value="45.398238">
            <text:p>45.4</text:p>
          </table:table-cell>
          <table:table-cell office:value-type="float" office:value="35.629976">
            <text:p>35.63</text:p>
          </table:table-cell>
          <table:table-cell/>
        </table:table-row>
        <table:table-row table:style-name="ro1">
          <table:table-cell office:value-type="float" office:value="45.508241">
            <text:p>45.51</text:p>
          </table:table-cell>
          <table:table-cell office:value-type="float" office:value="35.749521">
            <text:p>35.75</text:p>
          </table:table-cell>
          <table:table-cell/>
        </table:table-row>
        <table:table-row table:style-name="ro1">
          <table:table-cell office:value-type="float" office:value="45.617979">
            <text:p>45.62</text:p>
          </table:table-cell>
          <table:table-cell office:value-type="float" office:value="35.703216">
            <text:p>35.7</text:p>
          </table:table-cell>
          <table:table-cell/>
        </table:table-row>
        <table:table-row table:style-name="ro1">
          <table:table-cell office:value-type="float" office:value="45.727453">
            <text:p>45.73</text:p>
          </table:table-cell>
          <table:table-cell office:value-type="float" office:value="35.870707">
            <text:p>35.87</text:p>
          </table:table-cell>
          <table:table-cell/>
        </table:table-row>
        <table:table-row table:style-name="ro1">
          <table:table-cell office:value-type="float" office:value="45.836667">
            <text:p>45.84</text:p>
          </table:table-cell>
          <table:table-cell office:value-type="float" office:value="35.606827">
            <text:p>35.61</text:p>
          </table:table-cell>
          <table:table-cell/>
        </table:table-row>
        <table:table-row table:style-name="ro1">
          <table:table-cell office:value-type="float" office:value="45.94562">
            <text:p>45.95</text:p>
          </table:table-cell>
          <table:table-cell office:value-type="float" office:value="35.72592">
            <text:p>35.73</text:p>
          </table:table-cell>
          <table:table-cell/>
        </table:table-row>
        <table:table-row table:style-name="ro1">
          <table:table-cell office:value-type="float" office:value="46.054316">
            <text:p>46.05</text:p>
          </table:table-cell>
          <table:table-cell office:value-type="float" office:value="35.975592">
            <text:p>35.98</text:p>
          </table:table-cell>
          <table:table-cell/>
        </table:table-row>
        <table:table-row table:style-name="ro1">
          <table:table-cell office:value-type="float" office:value="46.162756">
            <text:p>46.16</text:p>
          </table:table-cell>
          <table:table-cell office:value-type="float" office:value="36.187165">
            <text:p>36.19</text:p>
          </table:table-cell>
          <table:table-cell/>
        </table:table-row>
        <table:table-row table:style-name="ro1">
          <table:table-cell office:value-type="float" office:value="46.270941">
            <text:p>46.27</text:p>
          </table:table-cell>
          <table:table-cell office:value-type="float" office:value="36.473874">
            <text:p>36.47</text:p>
          </table:table-cell>
          <table:table-cell/>
        </table:table-row>
        <table:table-row table:style-name="ro1">
          <table:table-cell office:value-type="float" office:value="46.378875">
            <text:p>46.38</text:p>
          </table:table-cell>
          <table:table-cell office:value-type="float" office:value="36.723194">
            <text:p>36.72</text:p>
          </table:table-cell>
          <table:table-cell/>
        </table:table-row>
        <table:table-row table:style-name="ro1">
          <table:table-cell office:value-type="float" office:value="46.486557">
            <text:p>46.49</text:p>
          </table:table-cell>
          <table:table-cell office:value-type="float" office:value="36.198962">
            <text:p>36.2</text:p>
          </table:table-cell>
          <table:table-cell/>
        </table:table-row>
        <table:table-row table:style-name="ro1">
          <table:table-cell office:value-type="float" office:value="46.593991">
            <text:p>46.59</text:p>
          </table:table-cell>
          <table:table-cell office:value-type="float" office:value="36.401095">
            <text:p>36.4</text:p>
          </table:table-cell>
          <table:table-cell/>
        </table:table-row>
        <table:table-row table:style-name="ro1">
          <table:table-cell office:value-type="float" office:value="46.701178">
            <text:p>46.7</text:p>
          </table:table-cell>
          <table:table-cell office:value-type="float" office:value="36.103552">
            <text:p>36.1</text:p>
          </table:table-cell>
          <table:table-cell/>
        </table:table-row>
        <table:table-row table:style-name="ro1">
          <table:table-cell office:value-type="float" office:value="46.808119">
            <text:p>46.81</text:p>
          </table:table-cell>
          <table:table-cell office:value-type="float" office:value="36.181975">
            <text:p>36.18</text:p>
          </table:table-cell>
          <table:table-cell/>
        </table:table-row>
        <table:table-row table:style-name="ro1">
          <table:table-cell office:value-type="float" office:value="46.914816">
            <text:p>46.91</text:p>
          </table:table-cell>
          <table:table-cell office:value-type="float" office:value="36.169674">
            <text:p>36.17</text:p>
          </table:table-cell>
          <table:table-cell/>
        </table:table-row>
        <table:table-row table:style-name="ro1">
          <table:table-cell office:value-type="float" office:value="47.021272">
            <text:p>47.02</text:p>
          </table:table-cell>
          <table:table-cell office:value-type="float" office:value="35.97806">
            <text:p>35.98</text:p>
          </table:table-cell>
          <table:table-cell/>
        </table:table-row>
        <table:table-row table:style-name="ro1">
          <table:table-cell office:value-type="float" office:value="47.127487">
            <text:p>47.13</text:p>
          </table:table-cell>
          <table:table-cell office:value-type="float" office:value="36.004568">
            <text:p>36</text:p>
          </table:table-cell>
          <table:table-cell/>
        </table:table-row>
        <table:table-row table:style-name="ro1">
          <table:table-cell office:value-type="float" office:value="47.233463">
            <text:p>47.23</text:p>
          </table:table-cell>
          <table:table-cell office:value-type="float" office:value="36.007273">
            <text:p>36.01</text:p>
          </table:table-cell>
          <table:table-cell/>
        </table:table-row>
        <table:table-row table:style-name="ro1">
          <table:table-cell office:value-type="float" office:value="47.339202">
            <text:p>47.34</text:p>
          </table:table-cell>
          <table:table-cell office:value-type="float" office:value="36.305949">
            <text:p>36.31</text:p>
          </table:table-cell>
          <table:table-cell/>
        </table:table-row>
        <table:table-row table:style-name="ro1">
          <table:table-cell office:value-type="float" office:value="47.444705">
            <text:p>47.44</text:p>
          </table:table-cell>
          <table:table-cell office:value-type="float" office:value="36.156643">
            <text:p>36.16</text:p>
          </table:table-cell>
          <table:table-cell/>
        </table:table-row>
        <table:table-row table:style-name="ro1">
          <table:table-cell office:value-type="float" office:value="47.549974">
            <text:p>47.55</text:p>
          </table:table-cell>
          <table:table-cell office:value-type="float" office:value="36.038672">
            <text:p>36.04</text:p>
          </table:table-cell>
          <table:table-cell/>
        </table:table-row>
        <table:table-row table:style-name="ro1">
          <table:table-cell office:value-type="float" office:value="47.65501">
            <text:p>47.66</text:p>
          </table:table-cell>
          <table:table-cell office:value-type="float" office:value="35.843186">
            <text:p>35.84</text:p>
          </table:table-cell>
          <table:table-cell/>
        </table:table-row>
        <table:table-row table:style-name="ro1">
          <table:table-cell office:value-type="float" office:value="47.759816">
            <text:p>47.76</text:p>
          </table:table-cell>
          <table:table-cell office:value-type="float" office:value="35.946469">
            <text:p>35.95</text:p>
          </table:table-cell>
          <table:table-cell/>
        </table:table-row>
        <table:table-row table:style-name="ro1">
          <table:table-cell office:value-type="float" office:value="47.864392">
            <text:p>47.86</text:p>
          </table:table-cell>
          <table:table-cell office:value-type="float" office:value="36.046421">
            <text:p>36.05</text:p>
          </table:table-cell>
          <table:table-cell/>
        </table:table-row>
        <table:table-row table:style-name="ro1">
          <table:table-cell office:value-type="float" office:value="47.96874">
            <text:p>47.97</text:p>
          </table:table-cell>
          <table:table-cell office:value-type="float" office:value="36.229445">
            <text:p>36.23</text:p>
          </table:table-cell>
          <table:table-cell/>
        </table:table-row>
        <table:table-row table:style-name="ro1">
          <table:table-cell office:value-type="float" office:value="48.072861">
            <text:p>48.07</text:p>
          </table:table-cell>
          <table:table-cell office:value-type="float" office:value="36.490583">
            <text:p>36.49</text:p>
          </table:table-cell>
          <table:table-cell/>
        </table:table-row>
        <table:table-row table:style-name="ro1">
          <table:table-cell office:value-type="float" office:value="48.176758">
            <text:p>48.18</text:p>
          </table:table-cell>
          <table:table-cell office:value-type="float" office:value="36.482357">
            <text:p>36.48</text:p>
          </table:table-cell>
          <table:table-cell/>
        </table:table-row>
        <table:table-row table:style-name="ro1">
          <table:table-cell office:value-type="float" office:value="48.280431">
            <text:p>48.28</text:p>
          </table:table-cell>
          <table:table-cell office:value-type="float" office:value="36.401829">
            <text:p>36.4</text:p>
          </table:table-cell>
          <table:table-cell/>
        </table:table-row>
        <table:table-row table:style-name="ro1">
          <table:table-cell office:value-type="float" office:value="48.383882">
            <text:p>48.38</text:p>
          </table:table-cell>
          <table:table-cell office:value-type="float" office:value="36.282781">
            <text:p>36.28</text:p>
          </table:table-cell>
          <table:table-cell/>
        </table:table-row>
        <table:table-row table:style-name="ro1">
          <table:table-cell office:value-type="float" office:value="48.487112">
            <text:p>48.49</text:p>
          </table:table-cell>
          <table:table-cell office:value-type="float" office:value="36.735064">
            <text:p>36.74</text:p>
          </table:table-cell>
          <table:table-cell/>
        </table:table-row>
        <table:table-row table:style-name="ro1">
          <table:table-cell office:value-type="float" office:value="48.590122">
            <text:p>48.59</text:p>
          </table:table-cell>
          <table:table-cell office:value-type="float" office:value="36.909565">
            <text:p>36.91</text:p>
          </table:table-cell>
          <table:table-cell/>
        </table:table-row>
        <table:table-row table:style-name="ro1">
          <table:table-cell office:value-type="float" office:value="48.692915">
            <text:p>48.69</text:p>
          </table:table-cell>
          <table:table-cell office:value-type="float" office:value="37.018221">
            <text:p>37.02</text:p>
          </table:table-cell>
          <table:table-cell/>
        </table:table-row>
        <table:table-row table:style-name="ro1">
          <table:table-cell office:value-type="float" office:value="48.795492">
            <text:p>48.8</text:p>
          </table:table-cell>
          <table:table-cell office:value-type="float" office:value="37.150567">
            <text:p>37.15</text:p>
          </table:table-cell>
          <table:table-cell/>
        </table:table-row>
        <table:table-row table:style-name="ro1">
          <table:table-cell office:value-type="float" office:value="48.897853">
            <text:p>48.9</text:p>
          </table:table-cell>
          <table:table-cell office:value-type="float" office:value="37.256761">
            <text:p>37.26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7.106848">
            <text:p>37.11</text:p>
          </table:table-cell>
          <table:table-cell/>
        </table:table-row>
        <table:table-row table:style-name="ro1">
          <table:table-cell office:value-type="float" office:value="49.101935">
            <text:p>49.1</text:p>
          </table:table-cell>
          <table:table-cell office:value-type="float" office:value="37.394965">
            <text:p>37.39</text:p>
          </table:table-cell>
          <table:table-cell/>
        </table:table-row>
        <table:table-row table:style-name="ro1">
          <table:table-cell office:value-type="float" office:value="49.203658">
            <text:p>49.2</text:p>
          </table:table-cell>
          <table:table-cell office:value-type="float" office:value="37.733301">
            <text:p>37.73</text:p>
          </table:table-cell>
          <table:table-cell/>
        </table:table-row>
        <table:table-row table:style-name="ro1">
          <table:table-cell office:value-type="float" office:value="49.305172">
            <text:p>49.31</text:p>
          </table:table-cell>
          <table:table-cell office:value-type="float" office:value="38.020424">
            <text:p>38.02</text:p>
          </table:table-cell>
          <table:table-cell/>
        </table:table-row>
        <table:table-row table:style-name="ro1">
          <table:table-cell office:value-type="float" office:value="49.406477">
            <text:p>49.41</text:p>
          </table:table-cell>
          <table:table-cell office:value-type="float" office:value="38.289164">
            <text:p>38.29</text:p>
          </table:table-cell>
          <table:table-cell/>
        </table:table-row>
        <table:table-row table:style-name="ro1">
          <table:table-cell office:value-type="float" office:value="49.507575">
            <text:p>49.51</text:p>
          </table:table-cell>
          <table:table-cell office:value-type="float" office:value="38.419239">
            <text:p>38.42</text:p>
          </table:table-cell>
          <table:table-cell/>
        </table:table-row>
        <table:table-row table:style-name="ro1">
          <table:table-cell office:value-type="float" office:value="49.608467">
            <text:p>49.61</text:p>
          </table:table-cell>
          <table:table-cell office:value-type="float" office:value="38.637566">
            <text:p>38.64</text:p>
          </table:table-cell>
          <table:table-cell/>
        </table:table-row>
        <table:table-row table:style-name="ro1">
          <table:table-cell office:value-type="float" office:value="49.709154">
            <text:p>49.71</text:p>
          </table:table-cell>
          <table:table-cell office:value-type="float" office:value="38.882117">
            <text:p>38.88</text:p>
          </table:table-cell>
          <table:table-cell/>
        </table:table-row>
        <table:table-row table:style-name="ro1">
          <table:table-cell office:value-type="float" office:value="49.809638">
            <text:p>49.81</text:p>
          </table:table-cell>
          <table:table-cell office:value-type="float" office:value="38.662082">
            <text:p>38.66</text:p>
          </table:table-cell>
          <table:table-cell/>
        </table:table-row>
        <table:table-row table:style-name="ro1">
          <table:table-cell office:value-type="float" office:value="49.909919">
            <text:p>49.91</text:p>
          </table:table-cell>
          <table:table-cell office:value-type="float" office:value="38.551424">
            <text:p>38.55</text:p>
          </table:table-cell>
          <table:table-cell/>
        </table:table-row>
        <table:table-row table:style-name="ro1">
          <table:table-cell office:value-type="float" office:value="50.009999">
            <text:p>50.01</text:p>
          </table:table-cell>
          <table:table-cell office:value-type="float" office:value="38.306963">
            <text:p>38.31</text:p>
          </table:table-cell>
          <table:table-cell/>
        </table:table-row>
        <table:table-row table:style-name="ro1">
          <table:table-cell office:value-type="float" office:value="50.109879">
            <text:p>50.11</text:p>
          </table:table-cell>
          <table:table-cell office:value-type="float" office:value="38.319102">
            <text:p>38.32</text:p>
          </table:table-cell>
          <table:table-cell/>
        </table:table-row>
        <table:table-row table:style-name="ro1">
          <table:table-cell office:value-type="float" office:value="50.209561">
            <text:p>50.21</text:p>
          </table:table-cell>
          <table:table-cell office:value-type="float" office:value="38.2394">
            <text:p>38.24</text:p>
          </table:table-cell>
          <table:table-cell/>
        </table:table-row>
        <table:table-row table:style-name="ro1">
          <table:table-cell office:value-type="float" office:value="50.309045">
            <text:p>50.31</text:p>
          </table:table-cell>
          <table:table-cell office:value-type="float" office:value="38.131309">
            <text:p>38.13</text:p>
          </table:table-cell>
          <table:table-cell/>
        </table:table-row>
        <table:table-row table:style-name="ro1">
          <table:table-cell office:value-type="float" office:value="50.408333">
            <text:p>50.41</text:p>
          </table:table-cell>
          <table:table-cell office:value-type="float" office:value="37.944574">
            <text:p>37.94</text:p>
          </table:table-cell>
          <table:table-cell/>
        </table:table-row>
        <table:table-row table:style-name="ro1">
          <table:table-cell office:value-type="float" office:value="50.507425">
            <text:p>50.51</text:p>
          </table:table-cell>
          <table:table-cell office:value-type="float" office:value="38.068933">
            <text:p>38.07</text:p>
          </table:table-cell>
          <table:table-cell/>
        </table:table-row>
        <table:table-row table:style-name="ro1">
          <table:table-cell office:value-type="float" office:value="50.606324">
            <text:p>50.61</text:p>
          </table:table-cell>
          <table:table-cell office:value-type="float" office:value="38.370361">
            <text:p>38.37</text:p>
          </table:table-cell>
          <table:table-cell/>
        </table:table-row>
        <table:table-row table:style-name="ro1">
          <table:table-cell office:value-type="float" office:value="50.705029">
            <text:p>50.71</text:p>
          </table:table-cell>
          <table:table-cell office:value-type="float" office:value="38.442667">
            <text:p>38.44</text:p>
          </table:table-cell>
          <table:table-cell/>
        </table:table-row>
        <table:table-row table:style-name="ro1">
          <table:table-cell office:value-type="float" office:value="50.803543">
            <text:p>50.8</text:p>
          </table:table-cell>
          <table:table-cell office:value-type="float" office:value="38.394249">
            <text:p>38.39</text:p>
          </table:table-cell>
          <table:table-cell/>
        </table:table-row>
        <table:table-row table:style-name="ro1">
          <table:table-cell office:value-type="float" office:value="50.901866">
            <text:p>50.9</text:p>
          </table:table-cell>
          <table:table-cell office:value-type="float" office:value="38.448039">
            <text:p>38.45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8.479403">
            <text:p>38.48</text:p>
          </table:table-cell>
          <table:table-cell/>
        </table:table-row>
        <table:table-row table:style-name="ro1">
          <table:table-cell office:value-type="float" office:value="51.097945">
            <text:p>51.1</text:p>
          </table:table-cell>
          <table:table-cell office:value-type="float" office:value="38.906469">
            <text:p>38.91</text:p>
          </table:table-cell>
          <table:table-cell/>
        </table:table-row>
        <table:table-row table:style-name="ro1">
          <table:table-cell office:value-type="float" office:value="51.195703">
            <text:p>51.2</text:p>
          </table:table-cell>
          <table:table-cell office:value-type="float" office:value="39.261517">
            <text:p>39.26</text:p>
          </table:table-cell>
          <table:table-cell/>
        </table:table-row>
        <table:table-row table:style-name="ro1">
          <table:table-cell office:value-type="float" office:value="51.293274">
            <text:p>51.29</text:p>
          </table:table-cell>
          <table:table-cell office:value-type="float" office:value="39.460105">
            <text:p>39.46</text:p>
          </table:table-cell>
          <table:table-cell/>
        </table:table-row>
        <table:table-row table:style-name="ro1">
          <table:table-cell office:value-type="float" office:value="51.390661">
            <text:p>51.39</text:p>
          </table:table-cell>
          <table:table-cell office:value-type="float" office:value="39.614265">
            <text:p>39.61</text:p>
          </table:table-cell>
          <table:table-cell/>
        </table:table-row>
        <table:table-row table:style-name="ro1">
          <table:table-cell office:value-type="float" office:value="51.487863">
            <text:p>51.49</text:p>
          </table:table-cell>
          <table:table-cell office:value-type="float" office:value="39.67868">
            <text:p>39.68</text:p>
          </table:table-cell>
          <table:table-cell/>
        </table:table-row>
        <table:table-row table:style-name="ro1">
          <table:table-cell office:value-type="float" office:value="51.584882">
            <text:p>51.58</text:p>
          </table:table-cell>
          <table:table-cell office:value-type="float" office:value="39.730248">
            <text:p>39.73</text:p>
          </table:table-cell>
          <table:table-cell/>
        </table:table-row>
        <table:table-row table:style-name="ro1">
          <table:table-cell office:value-type="float" office:value="51.681718">
            <text:p>51.68</text:p>
          </table:table-cell>
          <table:table-cell office:value-type="float" office:value="39.645305">
            <text:p>39.65</text:p>
          </table:table-cell>
          <table:table-cell/>
        </table:table-row>
        <table:table-row table:style-name="ro1">
          <table:table-cell office:value-type="float" office:value="51.778374">
            <text:p>51.78</text:p>
          </table:table-cell>
          <table:table-cell office:value-type="float" office:value="39.91376">
            <text:p>39.91</text:p>
          </table:table-cell>
          <table:table-cell/>
        </table:table-row>
        <table:table-row table:style-name="ro1">
          <table:table-cell office:value-type="float" office:value="51.874849">
            <text:p>51.87</text:p>
          </table:table-cell>
          <table:table-cell office:value-type="float" office:value="39.921934">
            <text:p>39.92</text:p>
          </table:table-cell>
          <table:table-cell/>
        </table:table-row>
        <table:table-row table:style-name="ro1">
          <table:table-cell office:value-type="float" office:value="51.971146">
            <text:p>51.97</text:p>
          </table:table-cell>
          <table:table-cell office:value-type="float" office:value="39.913207">
            <text:p>39.91</text:p>
          </table:table-cell>
          <table:table-cell/>
        </table:table-row>
        <table:table-row table:style-name="ro1">
          <table:table-cell office:value-type="float" office:value="52.067264">
            <text:p>52.07</text:p>
          </table:table-cell>
          <table:table-cell office:value-type="float" office:value="39.931371">
            <text:p>39.93</text:p>
          </table:table-cell>
          <table:table-cell/>
        </table:table-row>
        <table:table-row table:style-name="ro1">
          <table:table-cell office:value-type="float" office:value="52.163205">
            <text:p>52.16</text:p>
          </table:table-cell>
          <table:table-cell office:value-type="float" office:value="40.317989">
            <text:p>40.32</text:p>
          </table:table-cell>
          <table:table-cell/>
        </table:table-row>
        <table:table-row table:style-name="ro1">
          <table:table-cell office:value-type="float" office:value="52.258971">
            <text:p>52.26</text:p>
          </table:table-cell>
          <table:table-cell office:value-type="float" office:value="40.643082">
            <text:p>40.64</text:p>
          </table:table-cell>
          <table:table-cell/>
        </table:table-row>
        <table:table-row table:style-name="ro1">
          <table:table-cell office:value-type="float" office:value="52.35456">
            <text:p>52.35</text:p>
          </table:table-cell>
          <table:table-cell office:value-type="float" office:value="40.785501">
            <text:p>40.79</text:p>
          </table:table-cell>
          <table:table-cell/>
        </table:table-row>
        <table:table-row table:style-name="ro1">
          <table:table-cell office:value-type="float" office:value="52.449976">
            <text:p>52.45</text:p>
          </table:table-cell>
          <table:table-cell office:value-type="float" office:value="40.927985">
            <text:p>40.93</text:p>
          </table:table-cell>
          <table:table-cell/>
        </table:table-row>
        <table:table-row table:style-name="ro1">
          <table:table-cell office:value-type="float" office:value="52.545219">
            <text:p>52.55</text:p>
          </table:table-cell>
          <table:table-cell office:value-type="float" office:value="41.125942">
            <text:p>41.13</text:p>
          </table:table-cell>
          <table:table-cell/>
        </table:table-row>
        <table:table-row table:style-name="ro1">
          <table:table-cell office:value-type="float" office:value="52.640289">
            <text:p>52.64</text:p>
          </table:table-cell>
          <table:table-cell office:value-type="float" office:value="41.21798">
            <text:p>41.22</text:p>
          </table:table-cell>
          <table:table-cell/>
        </table:table-row>
        <table:table-row table:style-name="ro1">
          <table:table-cell office:value-type="float" office:value="52.735187">
            <text:p>52.74</text:p>
          </table:table-cell>
          <table:table-cell office:value-type="float" office:value="41.120919">
            <text:p>41.12</text:p>
          </table:table-cell>
          <table:table-cell/>
        </table:table-row>
        <table:table-row table:style-name="ro1">
          <table:table-cell office:value-type="float" office:value="52.829916">
            <text:p>52.83</text:p>
          </table:table-cell>
          <table:table-cell office:value-type="float" office:value="41.251057">
            <text:p>41.25</text:p>
          </table:table-cell>
          <table:table-cell/>
        </table:table-row>
        <table:table-row table:style-name="ro1">
          <table:table-cell office:value-type="float" office:value="52.924474">
            <text:p>52.92</text:p>
          </table:table-cell>
          <table:table-cell office:value-type="float" office:value="41.085337">
            <text:p>41.09</text:p>
          </table:table-cell>
          <table:table-cell/>
        </table:table-row>
        <table:table-row table:style-name="ro1">
          <table:table-cell office:value-type="float" office:value="53.018865">
            <text:p>53.02</text:p>
          </table:table-cell>
          <table:table-cell office:value-type="float" office:value="41.125857">
            <text:p>41.13</text:p>
          </table:table-cell>
          <table:table-cell/>
        </table:table-row>
        <table:table-row table:style-name="ro1">
          <table:table-cell office:value-type="float" office:value="53.113087">
            <text:p>53.11</text:p>
          </table:table-cell>
          <table:table-cell office:value-type="float" office:value="41.364458">
            <text:p>41.36</text:p>
          </table:table-cell>
          <table:table-cell/>
        </table:table-row>
        <table:table-row table:style-name="ro1">
          <table:table-cell office:value-type="float" office:value="53.207142">
            <text:p>53.21</text:p>
          </table:table-cell>
          <table:table-cell office:value-type="float" office:value="41.565108">
            <text:p>41.57</text:p>
          </table:table-cell>
          <table:table-cell/>
        </table:table-row>
        <table:table-row table:style-name="ro1">
          <table:table-cell office:value-type="float" office:value="53.301032">
            <text:p>53.3</text:p>
          </table:table-cell>
          <table:table-cell office:value-type="float" office:value="41.473092">
            <text:p>41.47</text:p>
          </table:table-cell>
          <table:table-cell/>
        </table:table-row>
        <table:table-row table:style-name="ro1">
          <table:table-cell office:value-type="float" office:value="53.394756">
            <text:p>53.39</text:p>
          </table:table-cell>
          <table:table-cell office:value-type="float" office:value="41.529268">
            <text:p>41.53</text:p>
          </table:table-cell>
          <table:table-cell/>
        </table:table-row>
        <table:table-row table:style-name="ro1">
          <table:table-cell office:value-type="float" office:value="53.488316">
            <text:p>53.49</text:p>
          </table:table-cell>
          <table:table-cell office:value-type="float" office:value="41.594422">
            <text:p>41.59</text:p>
          </table:table-cell>
          <table:table-cell/>
        </table:table-row>
        <table:table-row table:style-name="ro1">
          <table:table-cell office:value-type="float" office:value="53.581713">
            <text:p>53.58</text:p>
          </table:table-cell>
          <table:table-cell office:value-type="float" office:value="41.668303">
            <text:p>41.67</text:p>
          </table:table-cell>
          <table:table-cell/>
        </table:table-row>
        <table:table-row table:style-name="ro1">
          <table:table-cell office:value-type="float" office:value="53.674948">
            <text:p>53.67</text:p>
          </table:table-cell>
          <table:table-cell office:value-type="float" office:value="41.934273">
            <text:p>41.93</text:p>
          </table:table-cell>
          <table:table-cell/>
        </table:table-row>
        <table:table-row table:style-name="ro1">
          <table:table-cell office:value-type="float" office:value="53.76802">
            <text:p>53.77</text:p>
          </table:table-cell>
          <table:table-cell office:value-type="float" office:value="42.330066">
            <text:p>42.33</text:p>
          </table:table-cell>
          <table:table-cell/>
        </table:table-row>
        <table:table-row table:style-name="ro1">
          <table:table-cell office:value-type="float" office:value="53.860932">
            <text:p>53.86</text:p>
          </table:table-cell>
          <table:table-cell office:value-type="float" office:value="42.77373">
            <text:p>42.77</text:p>
          </table:table-cell>
          <table:table-cell/>
        </table:table-row>
        <table:table-row table:style-name="ro1">
          <table:table-cell office:value-type="float" office:value="53.953684">
            <text:p>53.95</text:p>
          </table:table-cell>
          <table:table-cell office:value-type="float" office:value="42.990269">
            <text:p>42.99</text:p>
          </table:table-cell>
          <table:table-cell/>
        </table:table-row>
        <table:table-row table:style-name="ro1">
          <table:table-cell office:value-type="float" office:value="54.046276">
            <text:p>54.05</text:p>
          </table:table-cell>
          <table:table-cell office:value-type="float" office:value="43.321401">
            <text:p>43.32</text:p>
          </table:table-cell>
          <table:table-cell/>
        </table:table-row>
        <table:table-row table:style-name="ro1">
          <table:table-cell office:value-type="float" office:value="54.138711">
            <text:p>54.14</text:p>
          </table:table-cell>
          <table:table-cell office:value-type="float" office:value="43.363493">
            <text:p>43.36</text:p>
          </table:table-cell>
          <table:table-cell/>
        </table:table-row>
        <table:table-row table:style-name="ro1">
          <table:table-cell office:value-type="float" office:value="54.230987">
            <text:p>54.23</text:p>
          </table:table-cell>
          <table:table-cell office:value-type="float" office:value="43.62436">
            <text:p>43.62</text:p>
          </table:table-cell>
          <table:table-cell/>
        </table:table-row>
        <table:table-row table:style-name="ro1">
          <table:table-cell office:value-type="float" office:value="54.323107">
            <text:p>54.32</text:p>
          </table:table-cell>
          <table:table-cell office:value-type="float" office:value="43.676558">
            <text:p>43.68</text:p>
          </table:table-cell>
          <table:table-cell/>
        </table:table-row>
        <table:table-row table:style-name="ro1">
          <table:table-cell office:value-type="float" office:value="54.415071">
            <text:p>54.42</text:p>
          </table:table-cell>
          <table:table-cell office:value-type="float" office:value="43.859039">
            <text:p>43.86</text:p>
          </table:table-cell>
          <table:table-cell/>
        </table:table-row>
        <table:table-row table:style-name="ro1">
          <table:table-cell office:value-type="float" office:value="54.50688">
            <text:p>54.51</text:p>
          </table:table-cell>
          <table:table-cell office:value-type="float" office:value="43.772828">
            <text:p>43.77</text:p>
          </table:table-cell>
          <table:table-cell/>
        </table:table-row>
        <table:table-row table:style-name="ro1">
          <table:table-cell office:value-type="float" office:value="54.598535">
            <text:p>54.6</text:p>
          </table:table-cell>
          <table:table-cell office:value-type="float" office:value="43.801751">
            <text:p>43.8</text:p>
          </table:table-cell>
          <table:table-cell/>
        </table:table-row>
        <table:table-row table:style-name="ro1">
          <table:table-cell office:value-type="float" office:value="54.690036">
            <text:p>54.69</text:p>
          </table:table-cell>
          <table:table-cell office:value-type="float" office:value="43.998878">
            <text:p>44</text:p>
          </table:table-cell>
          <table:table-cell/>
        </table:table-row>
        <table:table-row table:style-name="ro1">
          <table:table-cell office:value-type="float" office:value="54.781384">
            <text:p>54.78</text:p>
          </table:table-cell>
          <table:table-cell office:value-type="float" office:value="44.002005">
            <text:p>44</text:p>
          </table:table-cell>
          <table:table-cell/>
        </table:table-row>
        <table:table-row table:style-name="ro1">
          <table:table-cell office:value-type="float" office:value="54.87258">
            <text:p>54.87</text:p>
          </table:table-cell>
          <table:table-cell office:value-type="float" office:value="43.870602">
            <text:p>43.87</text:p>
          </table:table-cell>
          <table:table-cell/>
        </table:table-row>
        <table:table-row table:style-name="ro1">
          <table:table-cell office:value-type="float" office:value="54.963624">
            <text:p>54.96</text:p>
          </table:table-cell>
          <table:table-cell office:value-type="float" office:value="44.456424">
            <text:p>44.46</text:p>
          </table:table-cell>
          <table:table-cell/>
        </table:table-row>
        <table:table-row table:style-name="ro1">
          <table:table-cell office:value-type="float" office:value="55.054518">
            <text:p>55.05</text:p>
          </table:table-cell>
          <table:table-cell office:value-type="float" office:value="44.511959">
            <text:p>44.51</text:p>
          </table:table-cell>
          <table:table-cell/>
        </table:table-row>
        <table:table-row table:style-name="ro1">
          <table:table-cell office:value-type="float" office:value="55.145263">
            <text:p>55.15</text:p>
          </table:table-cell>
          <table:table-cell office:value-type="float" office:value="44.455575">
            <text:p>44.46</text:p>
          </table:table-cell>
          <table:table-cell/>
        </table:table-row>
        <table:table-row table:style-name="ro1">
          <table:table-cell office:value-type="float" office:value="55.235858">
            <text:p>55.24</text:p>
          </table:table-cell>
          <table:table-cell office:value-type="float" office:value="44.725548">
            <text:p>44.73</text:p>
          </table:table-cell>
          <table:table-cell/>
        </table:table-row>
        <table:table-row table:style-name="ro1">
          <table:table-cell office:value-type="float" office:value="55.326305">
            <text:p>55.33</text:p>
          </table:table-cell>
          <table:table-cell office:value-type="float" office:value="44.873781">
            <text:p>44.87</text:p>
          </table:table-cell>
          <table:table-cell/>
        </table:table-row>
        <table:table-row table:style-name="ro1">
          <table:table-cell office:value-type="float" office:value="55.416604">
            <text:p>55.42</text:p>
          </table:table-cell>
          <table:table-cell office:value-type="float" office:value="44.930496">
            <text:p>44.93</text:p>
          </table:table-cell>
          <table:table-cell/>
        </table:table-row>
        <table:table-row table:style-name="ro1">
          <table:table-cell office:value-type="float" office:value="55.506756">
            <text:p>55.51</text:p>
          </table:table-cell>
          <table:table-cell office:value-type="float" office:value="44.960576">
            <text:p>44.96</text:p>
          </table:table-cell>
          <table:table-cell/>
        </table:table-row>
        <table:table-row table:style-name="ro1">
          <table:table-cell office:value-type="float" office:value="55.596762">
            <text:p>55.6</text:p>
          </table:table-cell>
          <table:table-cell office:value-type="float" office:value="44.903228">
            <text:p>44.9</text:p>
          </table:table-cell>
          <table:table-cell/>
        </table:table-row>
        <table:table-row table:style-name="ro1">
          <table:table-cell office:value-type="float" office:value="55.686623">
            <text:p>55.69</text:p>
          </table:table-cell>
          <table:table-cell office:value-type="float" office:value="45.07772">
            <text:p>45.08</text:p>
          </table:table-cell>
          <table:table-cell/>
        </table:table-row>
        <table:table-row table:style-name="ro1">
          <table:table-cell office:value-type="float" office:value="55.776339">
            <text:p>55.78</text:p>
          </table:table-cell>
          <table:table-cell office:value-type="float" office:value="45.056808">
            <text:p>45.06</text:p>
          </table:table-cell>
          <table:table-cell/>
        </table:table-row>
        <table:table-row table:style-name="ro1">
          <table:table-cell office:value-type="float" office:value="55.865911">
            <text:p>55.87</text:p>
          </table:table-cell>
          <table:table-cell office:value-type="float" office:value="45.189581">
            <text:p>45.19</text:p>
          </table:table-cell>
          <table:table-cell/>
        </table:table-row>
        <table:table-row table:style-name="ro1">
          <table:table-cell office:value-type="float" office:value="55.955339">
            <text:p>55.96</text:p>
          </table:table-cell>
          <table:table-cell office:value-type="float" office:value="45.47862">
            <text:p>45.48</text:p>
          </table:table-cell>
          <table:table-cell/>
        </table:table-row>
        <table:table-row table:style-name="ro1">
          <table:table-cell office:value-type="float" office:value="56.044625">
            <text:p>56.04</text:p>
          </table:table-cell>
          <table:table-cell office:value-type="float" office:value="45.335963">
            <text:p>45.34</text:p>
          </table:table-cell>
          <table:table-cell/>
        </table:table-row>
        <table:table-row table:style-name="ro1">
          <table:table-cell office:value-type="float" office:value="56.133769">
            <text:p>56.13</text:p>
          </table:table-cell>
          <table:table-cell office:value-type="float" office:value="45.23167">
            <text:p>45.23</text:p>
          </table:table-cell>
          <table:table-cell/>
        </table:table-row>
        <table:table-row table:style-name="ro1">
          <table:table-cell office:value-type="float" office:value="56.222771">
            <text:p>56.22</text:p>
          </table:table-cell>
          <table:table-cell office:value-type="float" office:value="45.469138">
            <text:p>45.47</text:p>
          </table:table-cell>
          <table:table-cell/>
        </table:table-row>
        <table:table-row table:style-name="ro1">
          <table:table-cell office:value-type="float" office:value="56.311633">
            <text:p>56.31</text:p>
          </table:table-cell>
          <table:table-cell office:value-type="float" office:value="45.484488">
            <text:p>45.48</text:p>
          </table:table-cell>
          <table:table-cell/>
        </table:table-row>
        <table:table-row table:style-name="ro1">
          <table:table-cell office:value-type="float" office:value="56.400355">
            <text:p>56.4</text:p>
          </table:table-cell>
          <table:table-cell office:value-type="float" office:value="45.669735">
            <text:p>45.67</text:p>
          </table:table-cell>
          <table:table-cell/>
        </table:table-row>
        <table:table-row table:style-name="ro1">
          <table:table-cell office:value-type="float" office:value="56.488937">
            <text:p>56.49</text:p>
          </table:table-cell>
          <table:table-cell office:value-type="float" office:value="45.849972">
            <text:p>45.85</text:p>
          </table:table-cell>
          <table:table-cell/>
        </table:table-row>
        <table:table-row table:style-name="ro1">
          <table:table-cell office:value-type="float" office:value="56.577381">
            <text:p>56.58</text:p>
          </table:table-cell>
          <table:table-cell office:value-type="float" office:value="45.794001">
            <text:p>45.79</text:p>
          </table:table-cell>
          <table:table-cell/>
        </table:table-row>
        <table:table-row table:style-name="ro1">
          <table:table-cell office:value-type="float" office:value="56.665686">
            <text:p>56.67</text:p>
          </table:table-cell>
          <table:table-cell office:value-type="float" office:value="46.215022">
            <text:p>46.22</text:p>
          </table:table-cell>
          <table:table-cell/>
        </table:table-row>
        <table:table-row table:style-name="ro1">
          <table:table-cell office:value-type="float" office:value="56.753854">
            <text:p>56.75</text:p>
          </table:table-cell>
          <table:table-cell office:value-type="float" office:value="46.166516">
            <text:p>46.17</text:p>
          </table:table-cell>
          <table:table-cell/>
        </table:table-row>
        <table:table-row table:style-name="ro1">
          <table:table-cell office:value-type="float" office:value="56.841886">
            <text:p>56.84</text:p>
          </table:table-cell>
          <table:table-cell office:value-type="float" office:value="46.04894">
            <text:p>46.05</text:p>
          </table:table-cell>
          <table:table-cell/>
        </table:table-row>
        <table:table-row table:style-name="ro1">
          <table:table-cell office:value-type="float" office:value="56.929781">
            <text:p>56.93</text:p>
          </table:table-cell>
          <table:table-cell office:value-type="float" office:value="46.263578">
            <text:p>46.26</text:p>
          </table:table-cell>
          <table:table-cell/>
        </table:table-row>
        <table:table-row table:style-name="ro1">
          <table:table-cell office:value-type="float" office:value="57.017541">
            <text:p>57.02</text:p>
          </table:table-cell>
          <table:table-cell office:value-type="float" office:value="46.172461">
            <text:p>46.17</text:p>
          </table:table-cell>
          <table:table-cell/>
        </table:table-row>
        <table:table-row table:style-name="ro1">
          <table:table-cell office:value-type="float" office:value="57.105166">
            <text:p>57.11</text:p>
          </table:table-cell>
          <table:table-cell office:value-type="float" office:value="46.043325">
            <text:p>46.04</text:p>
          </table:table-cell>
          <table:table-cell/>
        </table:table-row>
        <table:table-row table:style-name="ro1">
          <table:table-cell office:value-type="float" office:value="57.192657">
            <text:p>57.19</text:p>
          </table:table-cell>
          <table:table-cell office:value-type="float" office:value="46.159525">
            <text:p>46.16</text:p>
          </table:table-cell>
          <table:table-cell/>
        </table:table-row>
        <table:table-row table:style-name="ro1">
          <table:table-cell office:value-type="float" office:value="57.280014">
            <text:p>57.28</text:p>
          </table:table-cell>
          <table:table-cell office:value-type="float" office:value="46.056333">
            <text:p>46.06</text:p>
          </table:table-cell>
          <table:table-cell/>
        </table:table-row>
        <table:table-row table:style-name="ro1">
          <table:table-cell office:value-type="float" office:value="57.367238">
            <text:p>57.37</text:p>
          </table:table-cell>
          <table:table-cell office:value-type="float" office:value="46.141364">
            <text:p>46.14</text:p>
          </table:table-cell>
          <table:table-cell/>
        </table:table-row>
        <table:table-row table:style-name="ro1">
          <table:table-cell office:value-type="float" office:value="57.45433">
            <text:p>57.45</text:p>
          </table:table-cell>
          <table:table-cell office:value-type="float" office:value="46.123229">
            <text:p>46.12</text:p>
          </table:table-cell>
          <table:table-cell/>
        </table:table-row>
        <table:table-row table:style-name="ro1">
          <table:table-cell office:value-type="float" office:value="57.54129">
            <text:p>57.54</text:p>
          </table:table-cell>
          <table:table-cell office:value-type="float" office:value="46.678926">
            <text:p>46.68</text:p>
          </table:table-cell>
          <table:table-cell/>
        </table:table-row>
        <table:table-row table:style-name="ro1">
          <table:table-cell office:value-type="float" office:value="57.628118">
            <text:p>57.63</text:p>
          </table:table-cell>
          <table:table-cell office:value-type="float" office:value="46.776124">
            <text:p>46.78</text:p>
          </table:table-cell>
          <table:table-cell/>
        </table:table-row>
        <table:table-row table:style-name="ro1">
          <table:table-cell office:value-type="float" office:value="57.714816">
            <text:p>57.71</text:p>
          </table:table-cell>
          <table:table-cell office:value-type="float" office:value="46.815252">
            <text:p>46.82</text:p>
          </table:table-cell>
          <table:table-cell/>
        </table:table-row>
        <table:table-row table:style-name="ro1">
          <table:table-cell office:value-type="float" office:value="57.801384">
            <text:p>57.8</text:p>
          </table:table-cell>
          <table:table-cell office:value-type="float" office:value="46.691415">
            <text:p>46.69</text:p>
          </table:table-cell>
          <table:table-cell/>
        </table:table-row>
        <table:table-row table:style-name="ro1">
          <table:table-cell office:value-type="float" office:value="57.887823">
            <text:p>57.89</text:p>
          </table:table-cell>
          <table:table-cell office:value-type="float" office:value="46.773635">
            <text:p>46.77</text:p>
          </table:table-cell>
          <table:table-cell/>
        </table:table-row>
        <table:table-row table:style-name="ro1">
          <table:table-cell office:value-type="float" office:value="57.974132">
            <text:p>57.97</text:p>
          </table:table-cell>
          <table:table-cell office:value-type="float" office:value="47.132574">
            <text:p>47.13</text:p>
          </table:table-cell>
          <table:table-cell/>
        </table:table-row>
        <table:table-row table:style-name="ro1">
          <table:table-cell office:value-type="float" office:value="58.060313">
            <text:p>58.06</text:p>
          </table:table-cell>
          <table:table-cell office:value-type="float" office:value="46.987724">
            <text:p>46.99</text:p>
          </table:table-cell>
          <table:table-cell/>
        </table:table-row>
        <table:table-row table:style-name="ro1">
          <table:table-cell office:value-type="float" office:value="58.146367">
            <text:p>58.15</text:p>
          </table:table-cell>
          <table:table-cell office:value-type="float" office:value="47.01197">
            <text:p>47.01</text:p>
          </table:table-cell>
          <table:table-cell/>
        </table:table-row>
        <table:table-row table:style-name="ro1">
          <table:table-cell office:value-type="float" office:value="58.232293">
            <text:p>58.23</text:p>
          </table:table-cell>
          <table:table-cell office:value-type="float" office:value="47.13668">
            <text:p>47.14</text:p>
          </table:table-cell>
          <table:table-cell/>
        </table:table-row>
        <table:table-row table:style-name="ro1">
          <table:table-cell office:value-type="float" office:value="58.318093">
            <text:p>58.32</text:p>
          </table:table-cell>
          <table:table-cell office:value-type="float" office:value="47.057034">
            <text:p>47.06</text:p>
          </table:table-cell>
          <table:table-cell/>
        </table:table-row>
        <table:table-row table:style-name="ro1">
          <table:table-cell office:value-type="float" office:value="58.403767">
            <text:p>58.4</text:p>
          </table:table-cell>
          <table:table-cell office:value-type="float" office:value="47.195028">
            <text:p>47.2</text:p>
          </table:table-cell>
          <table:table-cell/>
        </table:table-row>
        <table:table-row table:style-name="ro1">
          <table:table-cell office:value-type="float" office:value="58.489315">
            <text:p>58.49</text:p>
          </table:table-cell>
          <table:table-cell office:value-type="float" office:value="47.176762">
            <text:p>47.18</text:p>
          </table:table-cell>
          <table:table-cell/>
        </table:table-row>
        <table:table-row table:style-name="ro1">
          <table:table-cell office:value-type="float" office:value="58.574739">
            <text:p>58.57</text:p>
          </table:table-cell>
          <table:table-cell office:value-type="float" office:value="47.390209">
            <text:p>47.39</text:p>
          </table:table-cell>
          <table:table-cell/>
        </table:table-row>
        <table:table-row table:style-name="ro1">
          <table:table-cell office:value-type="float" office:value="58.660038">
            <text:p>58.66</text:p>
          </table:table-cell>
          <table:table-cell office:value-type="float" office:value="47.141472">
            <text:p>47.14</text:p>
          </table:table-cell>
          <table:table-cell/>
        </table:table-row>
        <table:table-row table:style-name="ro1">
          <table:table-cell office:value-type="float" office:value="58.745213">
            <text:p>58.75</text:p>
          </table:table-cell>
          <table:table-cell office:value-type="float" office:value="47.391235">
            <text:p>47.39</text:p>
          </table:table-cell>
          <table:table-cell/>
        </table:table-row>
        <table:table-row table:style-name="ro1">
          <table:table-cell office:value-type="float" office:value="58.830264">
            <text:p>58.83</text:p>
          </table:table-cell>
          <table:table-cell office:value-type="float" office:value="47.444695">
            <text:p>47.44</text:p>
          </table:table-cell>
          <table:table-cell/>
        </table:table-row>
        <table:table-row table:style-name="ro1">
          <table:table-cell office:value-type="float" office:value="58.915193">
            <text:p>58.92</text:p>
          </table:table-cell>
          <table:table-cell office:value-type="float" office:value="47.338975">
            <text:p>47.34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7.433686">
            <text:p>47.43</text:p>
          </table:table-cell>
          <table:table-cell/>
        </table:table-row>
        <table:table-row table:style-name="ro1">
          <table:table-cell office:value-type="float" office:value="59.084685">
            <text:p>59.08</text:p>
          </table:table-cell>
          <table:table-cell office:value-type="float" office:value="47.667472">
            <text:p>47.67</text:p>
          </table:table-cell>
          <table:table-cell/>
        </table:table-row>
        <table:table-row table:style-name="ro1">
          <table:table-cell office:value-type="float" office:value="59.169249">
            <text:p>59.17</text:p>
          </table:table-cell>
          <table:table-cell office:value-type="float" office:value="48.111688">
            <text:p>48.11</text:p>
          </table:table-cell>
          <table:table-cell/>
        </table:table-row>
        <table:table-row table:style-name="ro1">
          <table:table-cell office:value-type="float" office:value="59.253692">
            <text:p>59.25</text:p>
          </table:table-cell>
          <table:table-cell office:value-type="float" office:value="48.305172">
            <text:p>48.31</text:p>
          </table:table-cell>
          <table:table-cell/>
        </table:table-row>
        <table:table-row table:style-name="ro1">
          <table:table-cell office:value-type="float" office:value="59.338015">
            <text:p>59.34</text:p>
          </table:table-cell>
          <table:table-cell office:value-type="float" office:value="48.400532">
            <text:p>48.4</text:p>
          </table:table-cell>
          <table:table-cell/>
        </table:table-row>
        <table:table-row table:style-name="ro1">
          <table:table-cell office:value-type="float" office:value="59.422218">
            <text:p>59.42</text:p>
          </table:table-cell>
          <table:table-cell office:value-type="float" office:value="48.770226">
            <text:p>48.77</text:p>
          </table:table-cell>
          <table:table-cell/>
        </table:table-row>
        <table:table-row table:style-name="ro1">
          <table:table-cell office:value-type="float" office:value="59.506302">
            <text:p>59.51</text:p>
          </table:table-cell>
          <table:table-cell office:value-type="float" office:value="48.657814">
            <text:p>48.66</text:p>
          </table:table-cell>
          <table:table-cell/>
        </table:table-row>
        <table:table-row table:style-name="ro1">
          <table:table-cell office:value-type="float" office:value="59.590268">
            <text:p>59.59</text:p>
          </table:table-cell>
          <table:table-cell office:value-type="float" office:value="48.645931">
            <text:p>48.65</text:p>
          </table:table-cell>
          <table:table-cell/>
        </table:table-row>
        <table:table-row table:style-name="ro1">
          <table:table-cell office:value-type="float" office:value="59.674115">
            <text:p>59.67</text:p>
          </table:table-cell>
          <table:table-cell office:value-type="float" office:value="48.891762">
            <text:p>48.89</text:p>
          </table:table-cell>
          <table:table-cell/>
        </table:table-row>
        <table:table-row table:style-name="ro1">
          <table:table-cell office:value-type="float" office:value="59.757845">
            <text:p>59.76</text:p>
          </table:table-cell>
          <table:table-cell office:value-type="float" office:value="48.786979">
            <text:p>48.79</text:p>
          </table:table-cell>
          <table:table-cell/>
        </table:table-row>
        <table:table-row table:style-name="ro1">
          <table:table-cell office:value-type="float" office:value="59.841457">
            <text:p>59.84</text:p>
          </table:table-cell>
          <table:table-cell office:value-type="float" office:value="48.574688">
            <text:p>48.57</text:p>
          </table:table-cell>
          <table:table-cell/>
        </table:table-row>
        <table:table-row table:style-name="ro1">
          <table:table-cell office:value-type="float" office:value="59.924953">
            <text:p>59.92</text:p>
          </table:table-cell>
          <table:table-cell office:value-type="float" office:value="48.616379">
            <text:p>48.62</text:p>
          </table:table-cell>
          <table:table-cell/>
        </table:table-row>
        <table:table-row table:style-name="ro1">
          <table:table-cell office:value-type="float" office:value="60.008333">
            <text:p>60.01</text:p>
          </table:table-cell>
          <table:table-cell office:value-type="float" office:value="48.649288">
            <text:p>48.65</text:p>
          </table:table-cell>
          <table:table-cell/>
        </table:table-row>
        <table:table-row table:style-name="ro1">
          <table:table-cell office:value-type="float" office:value="60.091597">
            <text:p>60.09</text:p>
          </table:table-cell>
          <table:table-cell office:value-type="float" office:value="48.821677">
            <text:p>48.82</text:p>
          </table:table-cell>
          <table:table-cell/>
        </table:table-row>
        <table:table-row table:style-name="ro1">
          <table:table-cell office:value-type="float" office:value="60.174746">
            <text:p>60.17</text:p>
          </table:table-cell>
          <table:table-cell office:value-type="float" office:value="49.011697">
            <text:p>49.01</text:p>
          </table:table-cell>
          <table:table-cell/>
        </table:table-row>
        <table:table-row table:style-name="ro1">
          <table:table-cell office:value-type="float" office:value="60.25778">
            <text:p>60.26</text:p>
          </table:table-cell>
          <table:table-cell office:value-type="float" office:value="49.140293">
            <text:p>49.14</text:p>
          </table:table-cell>
          <table:table-cell/>
        </table:table-row>
        <table:table-row table:style-name="ro1">
          <table:table-cell office:value-type="float" office:value="60.340699">
            <text:p>60.34</text:p>
          </table:table-cell>
          <table:table-cell office:value-type="float" office:value="49.074921">
            <text:p>49.07</text:p>
          </table:table-cell>
          <table:table-cell/>
        </table:table-row>
        <table:table-row table:style-name="ro1">
          <table:table-cell office:value-type="float" office:value="60.423505">
            <text:p>60.42</text:p>
          </table:table-cell>
          <table:table-cell office:value-type="float" office:value="49.567791">
            <text:p>49.57</text:p>
          </table:table-cell>
          <table:table-cell/>
        </table:table-row>
        <table:table-row table:style-name="ro1">
          <table:table-cell office:value-type="float" office:value="60.506198">
            <text:p>60.51</text:p>
          </table:table-cell>
          <table:table-cell office:value-type="float" office:value="49.762143">
            <text:p>49.76</text:p>
          </table:table-cell>
          <table:table-cell/>
        </table:table-row>
        <table:table-row table:style-name="ro1">
          <table:table-cell office:value-type="float" office:value="60.588778">
            <text:p>60.59</text:p>
          </table:table-cell>
          <table:table-cell office:value-type="float" office:value="49.796489">
            <text:p>49.8</text:p>
          </table:table-cell>
          <table:table-cell/>
        </table:table-row>
        <table:table-row table:style-name="ro1">
          <table:table-cell office:value-type="float" office:value="60.671245">
            <text:p>60.67</text:p>
          </table:table-cell>
          <table:table-cell office:value-type="float" office:value="49.892447">
            <text:p>49.89</text:p>
          </table:table-cell>
          <table:table-cell/>
        </table:table-row>
        <table:table-row table:style-name="ro1">
          <table:table-cell office:value-type="float" office:value="60.753601">
            <text:p>60.75</text:p>
          </table:table-cell>
          <table:table-cell office:value-type="float" office:value="49.790177">
            <text:p>49.79</text:p>
          </table:table-cell>
          <table:table-cell/>
        </table:table-row>
        <table:table-row table:style-name="ro1">
          <table:table-cell office:value-type="float" office:value="60.835845">
            <text:p>60.84</text:p>
          </table:table-cell>
          <table:table-cell office:value-type="float" office:value="50.042021">
            <text:p>50.04</text:p>
          </table:table-cell>
          <table:table-cell/>
        </table:table-row>
        <table:table-row table:style-name="ro1">
          <table:table-cell office:value-type="float" office:value="60.917978">
            <text:p>60.92</text:p>
          </table:table-cell>
          <table:table-cell office:value-type="float" office:value="49.64482">
            <text:p>49.64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9.650495">
            <text:p>49.65</text:p>
          </table:table-cell>
          <table:table-cell/>
        </table:table-row>
        <table:table-row table:style-name="ro1">
          <table:table-cell office:value-type="float" office:value="61.081912">
            <text:p>61.08</text:p>
          </table:table-cell>
          <table:table-cell office:value-type="float" office:value="49.569484">
            <text:p>49.57</text:p>
          </table:table-cell>
          <table:table-cell/>
        </table:table-row>
        <table:table-row table:style-name="ro1">
          <table:table-cell office:value-type="float" office:value="61.163715">
            <text:p>61.16</text:p>
          </table:table-cell>
          <table:table-cell office:value-type="float" office:value="49.570009">
            <text:p>49.57</text:p>
          </table:table-cell>
          <table:table-cell/>
        </table:table-row>
        <table:table-row table:style-name="ro1">
          <table:table-cell office:value-type="float" office:value="61.245408">
            <text:p>61.25</text:p>
          </table:table-cell>
          <table:table-cell office:value-type="float" office:value="49.680649">
            <text:p>49.68</text:p>
          </table:table-cell>
          <table:table-cell/>
        </table:table-row>
        <table:table-row table:style-name="ro1">
          <table:table-cell office:value-type="float" office:value="61.326992">
            <text:p>61.33</text:p>
          </table:table-cell>
          <table:table-cell office:value-type="float" office:value="49.748143">
            <text:p>49.75</text:p>
          </table:table-cell>
          <table:table-cell/>
        </table:table-row>
        <table:table-row table:style-name="ro1">
          <table:table-cell office:value-type="float" office:value="61.408468">
            <text:p>61.41</text:p>
          </table:table-cell>
          <table:table-cell office:value-type="float" office:value="49.631776">
            <text:p>49.63</text:p>
          </table:table-cell>
          <table:table-cell/>
        </table:table-row>
        <table:table-row table:style-name="ro1">
          <table:table-cell office:value-type="float" office:value="61.489837">
            <text:p>61.49</text:p>
          </table:table-cell>
          <table:table-cell office:value-type="float" office:value="49.499515">
            <text:p>49.5</text:p>
          </table:table-cell>
          <table:table-cell/>
        </table:table-row>
        <table:table-row table:style-name="ro1">
          <table:table-cell office:value-type="float" office:value="61.571097">
            <text:p>61.57</text:p>
          </table:table-cell>
          <table:table-cell office:value-type="float" office:value="49.37143">
            <text:p>49.37</text:p>
          </table:table-cell>
          <table:table-cell/>
        </table:table-row>
        <table:table-row table:style-name="ro1">
          <table:table-cell office:value-type="float" office:value="61.652251">
            <text:p>61.65</text:p>
          </table:table-cell>
          <table:table-cell office:value-type="float" office:value="49.786764">
            <text:p>49.79</text:p>
          </table:table-cell>
          <table:table-cell/>
        </table:table-row>
        <table:table-row table:style-name="ro1">
          <table:table-cell office:value-type="float" office:value="61.733297">
            <text:p>61.73</text:p>
          </table:table-cell>
          <table:table-cell office:value-type="float" office:value="50.140791">
            <text:p>50.14</text:p>
          </table:table-cell>
          <table:table-cell/>
        </table:table-row>
        <table:table-row table:style-name="ro1">
          <table:table-cell office:value-type="float" office:value="61.814238">
            <text:p>61.81</text:p>
          </table:table-cell>
          <table:table-cell office:value-type="float" office:value="50.293093">
            <text:p>50.29</text:p>
          </table:table-cell>
          <table:table-cell/>
        </table:table-row>
        <table:table-row table:style-name="ro1">
          <table:table-cell office:value-type="float" office:value="61.895073">
            <text:p>61.9</text:p>
          </table:table-cell>
          <table:table-cell office:value-type="float" office:value="49.925861">
            <text:p>49.93</text:p>
          </table:table-cell>
          <table:table-cell/>
        </table:table-row>
        <table:table-row table:style-name="ro1">
          <table:table-cell office:value-type="float" office:value="61.975802">
            <text:p>61.98</text:p>
          </table:table-cell>
          <table:table-cell office:value-type="float" office:value="49.964905">
            <text:p>49.96</text:p>
          </table:table-cell>
          <table:table-cell/>
        </table:table-row>
        <table:table-row table:style-name="ro1">
          <table:table-cell office:value-type="float" office:value="62.056426">
            <text:p>62.06</text:p>
          </table:table-cell>
          <table:table-cell office:value-type="float" office:value="49.975676">
            <text:p>49.98</text:p>
          </table:table-cell>
          <table:table-cell/>
        </table:table-row>
        <table:table-row table:style-name="ro1">
          <table:table-cell office:value-type="float" office:value="62.136946">
            <text:p>62.14</text:p>
          </table:table-cell>
          <table:table-cell office:value-type="float" office:value="50.019434">
            <text:p>50.02</text:p>
          </table:table-cell>
          <table:table-cell/>
        </table:table-row>
        <table:table-row table:style-name="ro1">
          <table:table-cell office:value-type="float" office:value="62.217361">
            <text:p>62.22</text:p>
          </table:table-cell>
          <table:table-cell office:value-type="float" office:value="49.814137">
            <text:p>49.81</text:p>
          </table:table-cell>
          <table:table-cell/>
        </table:table-row>
        <table:table-row table:style-name="ro1">
          <table:table-cell office:value-type="float" office:value="62.297673">
            <text:p>62.3</text:p>
          </table:table-cell>
          <table:table-cell office:value-type="float" office:value="49.886075">
            <text:p>49.89</text:p>
          </table:table-cell>
          <table:table-cell/>
        </table:table-row>
        <table:table-row table:style-name="ro1">
          <table:table-cell office:value-type="float" office:value="62.377881">
            <text:p>62.38</text:p>
          </table:table-cell>
          <table:table-cell office:value-type="float" office:value="49.83081">
            <text:p>49.83</text:p>
          </table:table-cell>
          <table:table-cell/>
        </table:table-row>
        <table:table-row table:style-name="ro1">
          <table:table-cell office:value-type="float" office:value="62.457986">
            <text:p>62.46</text:p>
          </table:table-cell>
          <table:table-cell office:value-type="float" office:value="49.690414">
            <text:p>49.69</text:p>
          </table:table-cell>
          <table:table-cell/>
        </table:table-row>
        <table:table-row table:style-name="ro1">
          <table:table-cell office:value-type="float" office:value="62.537988">
            <text:p>62.54</text:p>
          </table:table-cell>
          <table:table-cell office:value-type="float" office:value="49.831326">
            <text:p>49.83</text:p>
          </table:table-cell>
          <table:table-cell/>
        </table:table-row>
        <table:table-row table:style-name="ro1">
          <table:table-cell office:value-type="float" office:value="62.617889">
            <text:p>62.62</text:p>
          </table:table-cell>
          <table:table-cell office:value-type="float" office:value="50.437732">
            <text:p>50.44</text:p>
          </table:table-cell>
          <table:table-cell/>
        </table:table-row>
        <table:table-row table:style-name="ro1">
          <table:table-cell office:value-type="float" office:value="62.697687">
            <text:p>62.7</text:p>
          </table:table-cell>
          <table:table-cell office:value-type="float" office:value="49.913094">
            <text:p>49.91</text:p>
          </table:table-cell>
          <table:table-cell/>
        </table:table-row>
        <table:table-row table:style-name="ro1">
          <table:table-cell office:value-type="float" office:value="62.777384">
            <text:p>62.78</text:p>
          </table:table-cell>
          <table:table-cell office:value-type="float" office:value="49.958576">
            <text:p>49.96</text:p>
          </table:table-cell>
          <table:table-cell/>
        </table:table-row>
        <table:table-row table:style-name="ro1">
          <table:table-cell office:value-type="float" office:value="62.856981">
            <text:p>62.86</text:p>
          </table:table-cell>
          <table:table-cell office:value-type="float" office:value="49.89466">
            <text:p>49.89</text:p>
          </table:table-cell>
          <table:table-cell/>
        </table:table-row>
        <table:table-row table:style-name="ro1">
          <table:table-cell office:value-type="float" office:value="62.936476">
            <text:p>62.94</text:p>
          </table:table-cell>
          <table:table-cell office:value-type="float" office:value="49.921141">
            <text:p>49.92</text:p>
          </table:table-cell>
          <table:table-cell/>
        </table:table-row>
        <table:table-row table:style-name="ro1">
          <table:table-cell office:value-type="float" office:value="63.015871">
            <text:p>63.02</text:p>
          </table:table-cell>
          <table:table-cell office:value-type="float" office:value="49.837167">
            <text:p>49.84</text:p>
          </table:table-cell>
          <table:table-cell/>
        </table:table-row>
        <table:table-row table:style-name="ro1">
          <table:table-cell office:value-type="float" office:value="63.095166">
            <text:p>63.1</text:p>
          </table:table-cell>
          <table:table-cell office:value-type="float" office:value="49.839021">
            <text:p>49.84</text:p>
          </table:table-cell>
          <table:table-cell/>
        </table:table-row>
        <table:table-row table:style-name="ro1">
          <table:table-cell office:value-type="float" office:value="63.174362">
            <text:p>63.17</text:p>
          </table:table-cell>
          <table:table-cell office:value-type="float" office:value="49.73014">
            <text:p>49.73</text:p>
          </table:table-cell>
          <table:table-cell/>
        </table:table-row>
        <table:table-row table:style-name="ro1">
          <table:table-cell office:value-type="float" office:value="63.253458">
            <text:p>63.25</text:p>
          </table:table-cell>
          <table:table-cell office:value-type="float" office:value="49.397036">
            <text:p>49.4</text:p>
          </table:table-cell>
          <table:table-cell/>
        </table:table-row>
        <table:table-row table:style-name="ro1">
          <table:table-cell office:value-type="float" office:value="63.332456">
            <text:p>63.33</text:p>
          </table:table-cell>
          <table:table-cell office:value-type="float" office:value="49.55294">
            <text:p>49.55</text:p>
          </table:table-cell>
          <table:table-cell/>
        </table:table-row>
        <table:table-row table:style-name="ro1">
          <table:table-cell office:value-type="float" office:value="63.411355">
            <text:p>63.41</text:p>
          </table:table-cell>
          <table:table-cell office:value-type="float" office:value="49.878912">
            <text:p>49.88</text:p>
          </table:table-cell>
          <table:table-cell/>
        </table:table-row>
        <table:table-row table:style-name="ro1">
          <table:table-cell office:value-type="float" office:value="63.490157">
            <text:p>63.49</text:p>
          </table:table-cell>
          <table:table-cell office:value-type="float" office:value="50.047134">
            <text:p>50.05</text:p>
          </table:table-cell>
          <table:table-cell/>
        </table:table-row>
        <table:table-row table:style-name="ro1">
          <table:table-cell office:value-type="float" office:value="63.56886">
            <text:p>63.57</text:p>
          </table:table-cell>
          <table:table-cell office:value-type="float" office:value="50.274455">
            <text:p>50.27</text:p>
          </table:table-cell>
          <table:table-cell/>
        </table:table-row>
        <table:table-row table:style-name="ro1">
          <table:table-cell office:value-type="float" office:value="63.647467">
            <text:p>63.65</text:p>
          </table:table-cell>
          <table:table-cell office:value-type="float" office:value="50.114127">
            <text:p>50.11</text:p>
          </table:table-cell>
          <table:table-cell/>
        </table:table-row>
        <table:table-row table:style-name="ro1">
          <table:table-cell office:value-type="float" office:value="63.725976">
            <text:p>63.73</text:p>
          </table:table-cell>
          <table:table-cell office:value-type="float" office:value="50.068231">
            <text:p>50.07</text:p>
          </table:table-cell>
          <table:table-cell/>
        </table:table-row>
        <table:table-row table:style-name="ro1">
          <table:table-cell office:value-type="float" office:value="63.804389">
            <text:p>63.8</text:p>
          </table:table-cell>
          <table:table-cell office:value-type="float" office:value="50.311908">
            <text:p>50.31</text:p>
          </table:table-cell>
          <table:table-cell/>
        </table:table-row>
        <table:table-row table:style-name="ro1">
          <table:table-cell office:value-type="float" office:value="63.882705">
            <text:p>63.88</text:p>
          </table:table-cell>
          <table:table-cell office:value-type="float" office:value="50.288747">
            <text:p>50.29</text:p>
          </table:table-cell>
          <table:table-cell/>
        </table:table-row>
        <table:table-row table:style-name="ro1">
          <table:table-cell office:value-type="float" office:value="63.960926">
            <text:p>63.96</text:p>
          </table:table-cell>
          <table:table-cell office:value-type="float" office:value="50.439639">
            <text:p>50.44</text:p>
          </table:table-cell>
          <table:table-cell/>
        </table:table-row>
        <table:table-row table:style-name="ro1">
          <table:table-cell office:value-type="float" office:value="64.039051">
            <text:p>64.04</text:p>
          </table:table-cell>
          <table:table-cell office:value-type="float" office:value="50.660174">
            <text:p>50.66</text:p>
          </table:table-cell>
          <table:table-cell/>
        </table:table-row>
        <table:table-row table:style-name="ro1">
          <table:table-cell office:value-type="float" office:value="64.11708">
            <text:p>64.12</text:p>
          </table:table-cell>
          <table:table-cell office:value-type="float" office:value="50.677404">
            <text:p>50.68</text:p>
          </table:table-cell>
          <table:table-cell/>
        </table:table-row>
        <table:table-row table:style-name="ro1">
          <table:table-cell office:value-type="float" office:value="64.195015">
            <text:p>64.2</text:p>
          </table:table-cell>
          <table:table-cell office:value-type="float" office:value="50.53067">
            <text:p>50.53</text:p>
          </table:table-cell>
          <table:table-cell/>
        </table:table-row>
        <table:table-row table:style-name="ro1">
          <table:table-cell office:value-type="float" office:value="64.272856">
            <text:p>64.27</text:p>
          </table:table-cell>
          <table:table-cell office:value-type="float" office:value="50.464273">
            <text:p>50.46</text:p>
          </table:table-cell>
          <table:table-cell/>
        </table:table-row>
        <table:table-row table:style-name="ro1">
          <table:table-cell office:value-type="float" office:value="64.350602">
            <text:p>64.35</text:p>
          </table:table-cell>
          <table:table-cell office:value-type="float" office:value="50.706259">
            <text:p>50.71</text:p>
          </table:table-cell>
          <table:table-cell/>
        </table:table-row>
        <table:table-row table:style-name="ro1">
          <table:table-cell office:value-type="float" office:value="64.428255">
            <text:p>64.43</text:p>
          </table:table-cell>
          <table:table-cell office:value-type="float" office:value="50.717498">
            <text:p>50.72</text:p>
          </table:table-cell>
          <table:table-cell/>
        </table:table-row>
        <table:table-row table:style-name="ro1">
          <table:table-cell office:value-type="float" office:value="64.505814">
            <text:p>64.51</text:p>
          </table:table-cell>
          <table:table-cell office:value-type="float" office:value="50.88838">
            <text:p>50.89</text:p>
          </table:table-cell>
          <table:table-cell/>
        </table:table-row>
        <table:table-row table:style-name="ro1">
          <table:table-cell office:value-type="float" office:value="64.58328">
            <text:p>64.58</text:p>
          </table:table-cell>
          <table:table-cell office:value-type="float" office:value="50.930808">
            <text:p>50.93</text:p>
          </table:table-cell>
          <table:table-cell/>
        </table:table-row>
        <table:table-row table:style-name="ro1">
          <table:table-cell office:value-type="float" office:value="64.660653">
            <text:p>64.66</text:p>
          </table:table-cell>
          <table:table-cell office:value-type="float" office:value="51.126361">
            <text:p>51.13</text:p>
          </table:table-cell>
          <table:table-cell/>
        </table:table-row>
        <table:table-row table:style-name="ro1">
          <table:table-cell office:value-type="float" office:value="64.737933">
            <text:p>64.74</text:p>
          </table:table-cell>
          <table:table-cell office:value-type="float" office:value="51.076576">
            <text:p>51.08</text:p>
          </table:table-cell>
          <table:table-cell/>
        </table:table-row>
        <table:table-row table:style-name="ro1">
          <table:table-cell office:value-type="float" office:value="64.815122">
            <text:p>64.82</text:p>
          </table:table-cell>
          <table:table-cell office:value-type="float" office:value="51.132886">
            <text:p>51.13</text:p>
          </table:table-cell>
          <table:table-cell/>
        </table:table-row>
        <table:table-row table:style-name="ro1">
          <table:table-cell office:value-type="float" office:value="64.892218">
            <text:p>64.89</text:p>
          </table:table-cell>
          <table:table-cell office:value-type="float" office:value="51.096895">
            <text:p>51.1</text:p>
          </table:table-cell>
          <table:table-cell/>
        </table:table-row>
        <table:table-row table:style-name="ro1">
          <table:table-cell office:value-type="float" office:value="64.969223">
            <text:p>64.97</text:p>
          </table:table-cell>
          <table:table-cell office:value-type="float" office:value="50.70872">
            <text:p>50.71</text:p>
          </table:table-cell>
          <table:table-cell/>
        </table:table-row>
        <table:table-row table:style-name="ro1">
          <table:table-cell office:value-type="float" office:value="65.046137">
            <text:p>65.05</text:p>
          </table:table-cell>
          <table:table-cell office:value-type="float" office:value="50.749248">
            <text:p>50.75</text:p>
          </table:table-cell>
          <table:table-cell/>
        </table:table-row>
        <table:table-row table:style-name="ro1">
          <table:table-cell office:value-type="float" office:value="65.122961">
            <text:p>65.12</text:p>
          </table:table-cell>
          <table:table-cell office:value-type="float" office:value="50.872569">
            <text:p>50.87</text:p>
          </table:table-cell>
          <table:table-cell/>
        </table:table-row>
        <table:table-row table:style-name="ro1">
          <table:table-cell office:value-type="float" office:value="65.199693">
            <text:p>65.2</text:p>
          </table:table-cell>
          <table:table-cell office:value-type="float" office:value="51.257046">
            <text:p>51.26</text:p>
          </table:table-cell>
          <table:table-cell/>
        </table:table-row>
        <table:table-row table:style-name="ro1">
          <table:table-cell office:value-type="float" office:value="65.276336">
            <text:p>65.28</text:p>
          </table:table-cell>
          <table:table-cell office:value-type="float" office:value="51.128791">
            <text:p>51.13</text:p>
          </table:table-cell>
          <table:table-cell/>
        </table:table-row>
        <table:table-row table:style-name="ro1">
          <table:table-cell office:value-type="float" office:value="65.352888">
            <text:p>65.35</text:p>
          </table:table-cell>
          <table:table-cell office:value-type="float" office:value="51.154351">
            <text:p>51.15</text:p>
          </table:table-cell>
          <table:table-cell/>
        </table:table-row>
        <table:table-row table:style-name="ro1">
          <table:table-cell office:value-type="float" office:value="65.429351">
            <text:p>65.43</text:p>
          </table:table-cell>
          <table:table-cell office:value-type="float" office:value="50.913467">
            <text:p>50.91</text:p>
          </table:table-cell>
          <table:table-cell/>
        </table:table-row>
        <table:table-row table:style-name="ro1">
          <table:table-cell office:value-type="float" office:value="65.505725">
            <text:p>65.51</text:p>
          </table:table-cell>
          <table:table-cell office:value-type="float" office:value="50.934506">
            <text:p>50.93</text:p>
          </table:table-cell>
          <table:table-cell/>
        </table:table-row>
        <table:table-row table:style-name="ro1">
          <table:table-cell office:value-type="float" office:value="65.58201">
            <text:p>65.58</text:p>
          </table:table-cell>
          <table:table-cell office:value-type="float" office:value="50.980914">
            <text:p>50.98</text:p>
          </table:table-cell>
          <table:table-cell/>
        </table:table-row>
        <table:table-row table:style-name="ro1">
          <table:table-cell office:value-type="float" office:value="65.658206">
            <text:p>65.66</text:p>
          </table:table-cell>
          <table:table-cell office:value-type="float" office:value="50.937403">
            <text:p>50.94</text:p>
          </table:table-cell>
          <table:table-cell/>
        </table:table-row>
        <table:table-row table:style-name="ro1">
          <table:table-cell office:value-type="float" office:value="65.734314">
            <text:p>65.73</text:p>
          </table:table-cell>
          <table:table-cell office:value-type="float" office:value="51.110312">
            <text:p>51.11</text:p>
          </table:table-cell>
          <table:table-cell/>
        </table:table-row>
        <table:table-row table:style-name="ro1">
          <table:table-cell office:value-type="float" office:value="65.810334">
            <text:p>65.81</text:p>
          </table:table-cell>
          <table:table-cell office:value-type="float" office:value="51.248686">
            <text:p>51.25</text:p>
          </table:table-cell>
          <table:table-cell/>
        </table:table-row>
        <table:table-row table:style-name="ro1">
          <table:table-cell office:value-type="float" office:value="65.886266">
            <text:p>65.89</text:p>
          </table:table-cell>
          <table:table-cell office:value-type="float" office:value="51.058744">
            <text:p>51.06</text:p>
          </table:table-cell>
          <table:table-cell/>
        </table:table-row>
        <table:table-row table:style-name="ro1">
          <table:table-cell office:value-type="float" office:value="65.96211">
            <text:p>65.96</text:p>
          </table:table-cell>
          <table:table-cell office:value-type="float" office:value="50.965677">
            <text:p>50.97</text:p>
          </table:table-cell>
          <table:table-cell/>
        </table:table-row>
        <table:table-row table:style-name="ro1">
          <table:table-cell office:value-type="float" office:value="66.037868">
            <text:p>66.04</text:p>
          </table:table-cell>
          <table:table-cell office:value-type="float" office:value="50.752311">
            <text:p>50.75</text:p>
          </table:table-cell>
          <table:table-cell/>
        </table:table-row>
        <table:table-row table:style-name="ro1">
          <table:table-cell office:value-type="float" office:value="66.113539">
            <text:p>66.11</text:p>
          </table:table-cell>
          <table:table-cell office:value-type="float" office:value="50.578077">
            <text:p>50.58</text:p>
          </table:table-cell>
          <table:table-cell/>
        </table:table-row>
        <table:table-row table:style-name="ro1">
          <table:table-cell office:value-type="float" office:value="66.189123">
            <text:p>66.19</text:p>
          </table:table-cell>
          <table:table-cell office:value-type="float" office:value="50.93103">
            <text:p>50.93</text:p>
          </table:table-cell>
          <table:table-cell/>
        </table:table-row>
        <table:table-row table:style-name="ro1">
          <table:table-cell office:value-type="float" office:value="66.264621">
            <text:p>66.26</text:p>
          </table:table-cell>
          <table:table-cell office:value-type="float" office:value="50.906227">
            <text:p>50.91</text:p>
          </table:table-cell>
          <table:table-cell/>
        </table:table-row>
        <table:table-row table:style-name="ro1">
          <table:table-cell office:value-type="float" office:value="66.340033">
            <text:p>66.34</text:p>
          </table:table-cell>
          <table:table-cell office:value-type="float" office:value="51.00596">
            <text:p>51.01</text:p>
          </table:table-cell>
          <table:table-cell/>
        </table:table-row>
        <table:table-row table:style-name="ro1">
          <table:table-cell office:value-type="float" office:value="66.41536">
            <text:p>66.42</text:p>
          </table:table-cell>
          <table:table-cell office:value-type="float" office:value="50.539611">
            <text:p>50.54</text:p>
          </table:table-cell>
          <table:table-cell/>
        </table:table-row>
        <table:table-row table:style-name="ro1">
          <table:table-cell office:value-type="float" office:value="66.490601">
            <text:p>66.49</text:p>
          </table:table-cell>
          <table:table-cell office:value-type="float" office:value="50.638551">
            <text:p>50.64</text:p>
          </table:table-cell>
          <table:table-cell/>
        </table:table-row>
        <table:table-row table:style-name="ro1">
          <table:table-cell office:value-type="float" office:value="66.565757">
            <text:p>66.57</text:p>
          </table:table-cell>
          <table:table-cell office:value-type="float" office:value="50.632319">
            <text:p>50.63</text:p>
          </table:table-cell>
          <table:table-cell/>
        </table:table-row>
        <table:table-row table:style-name="ro1">
          <table:table-cell office:value-type="float" office:value="66.640828">
            <text:p>66.64</text:p>
          </table:table-cell>
          <table:table-cell office:value-type="float" office:value="51.035172">
            <text:p>51.04</text:p>
          </table:table-cell>
          <table:table-cell/>
        </table:table-row>
        <table:table-row table:style-name="ro1">
          <table:table-cell office:value-type="float" office:value="66.715815">
            <text:p>66.72</text:p>
          </table:table-cell>
          <table:table-cell office:value-type="float" office:value="51.239962">
            <text:p>51.24</text:p>
          </table:table-cell>
          <table:table-cell/>
        </table:table-row>
        <table:table-row table:style-name="ro1">
          <table:table-cell office:value-type="float" office:value="66.790718">
            <text:p>66.79</text:p>
          </table:table-cell>
          <table:table-cell office:value-type="float" office:value="51.036953">
            <text:p>51.04</text:p>
          </table:table-cell>
          <table:table-cell/>
        </table:table-row>
        <table:table-row table:style-name="ro1">
          <table:table-cell office:value-type="float" office:value="66.865537">
            <text:p>66.87</text:p>
          </table:table-cell>
          <table:table-cell office:value-type="float" office:value="51.094213">
            <text:p>51.09</text:p>
          </table:table-cell>
          <table:table-cell/>
        </table:table-row>
        <table:table-row table:style-name="ro1">
          <table:table-cell office:value-type="float" office:value="66.940272">
            <text:p>66.94</text:p>
          </table:table-cell>
          <table:table-cell office:value-type="float" office:value="50.936451">
            <text:p>50.94</text:p>
          </table:table-cell>
          <table:table-cell/>
        </table:table-row>
        <table:table-row table:style-name="ro1">
          <table:table-cell office:value-type="float" office:value="67.014924">
            <text:p>67.01</text:p>
          </table:table-cell>
          <table:table-cell office:value-type="float" office:value="51.131729">
            <text:p>51.13</text:p>
          </table:table-cell>
          <table:table-cell/>
        </table:table-row>
        <table:table-row table:style-name="ro1">
          <table:table-cell office:value-type="float" office:value="67.089492">
            <text:p>67.09</text:p>
          </table:table-cell>
          <table:table-cell office:value-type="float" office:value="51.313176">
            <text:p>51.31</text:p>
          </table:table-cell>
          <table:table-cell/>
        </table:table-row>
        <table:table-row table:style-name="ro1">
          <table:table-cell office:value-type="float" office:value="67.163978">
            <text:p>67.16</text:p>
          </table:table-cell>
          <table:table-cell office:value-type="float" office:value="51.350526">
            <text:p>51.35</text:p>
          </table:table-cell>
          <table:table-cell/>
        </table:table-row>
        <table:table-row table:style-name="ro1">
          <table:table-cell office:value-type="float" office:value="67.238382">
            <text:p>67.24</text:p>
          </table:table-cell>
          <table:table-cell office:value-type="float" office:value="51.342831">
            <text:p>51.34</text:p>
          </table:table-cell>
          <table:table-cell/>
        </table:table-row>
        <table:table-row table:style-name="ro1">
          <table:table-cell office:value-type="float" office:value="67.312703">
            <text:p>67.31</text:p>
          </table:table-cell>
          <table:table-cell office:value-type="float" office:value="51.276783">
            <text:p>51.28</text:p>
          </table:table-cell>
          <table:table-cell/>
        </table:table-row>
        <table:table-row table:style-name="ro1">
          <table:table-cell office:value-type="float" office:value="67.386942">
            <text:p>67.39</text:p>
          </table:table-cell>
          <table:table-cell office:value-type="float" office:value="51.363518">
            <text:p>51.36</text:p>
          </table:table-cell>
          <table:table-cell/>
        </table:table-row>
        <table:table-row table:style-name="ro1">
          <table:table-cell office:value-type="float" office:value="67.4611">
            <text:p>67.46</text:p>
          </table:table-cell>
          <table:table-cell office:value-type="float" office:value="51.489056">
            <text:p>51.49</text:p>
          </table:table-cell>
          <table:table-cell/>
        </table:table-row>
        <table:table-row table:style-name="ro1">
          <table:table-cell office:value-type="float" office:value="67.535176">
            <text:p>67.54</text:p>
          </table:table-cell>
          <table:table-cell office:value-type="float" office:value="51.583186">
            <text:p>51.58</text:p>
          </table:table-cell>
          <table:table-cell/>
        </table:table-row>
        <table:table-row table:style-name="ro1">
          <table:table-cell office:value-type="float" office:value="67.609171">
            <text:p>67.61</text:p>
          </table:table-cell>
          <table:table-cell office:value-type="float" office:value="51.83153">
            <text:p>51.83</text:p>
          </table:table-cell>
          <table:table-cell/>
        </table:table-row>
        <table:table-row table:style-name="ro1">
          <table:table-cell office:value-type="float" office:value="67.683085">
            <text:p>67.68</text:p>
          </table:table-cell>
          <table:table-cell office:value-type="float" office:value="52.141572">
            <text:p>52.14</text:p>
          </table:table-cell>
          <table:table-cell/>
        </table:table-row>
        <table:table-row table:style-name="ro1">
          <table:table-cell office:value-type="float" office:value="67.756918">
            <text:p>67.76</text:p>
          </table:table-cell>
          <table:table-cell office:value-type="float" office:value="52.203419">
            <text:p>52.2</text:p>
          </table:table-cell>
          <table:table-cell/>
        </table:table-row>
        <table:table-row table:style-name="ro1">
          <table:table-cell office:value-type="float" office:value="67.830672">
            <text:p>67.83</text:p>
          </table:table-cell>
          <table:table-cell office:value-type="float" office:value="52.405627">
            <text:p>52.41</text:p>
          </table:table-cell>
          <table:table-cell/>
        </table:table-row>
        <table:table-row table:style-name="ro1">
          <table:table-cell office:value-type="float" office:value="67.904344">
            <text:p>67.9</text:p>
          </table:table-cell>
          <table:table-cell office:value-type="float" office:value="52.457083">
            <text:p>52.46</text:p>
          </table:table-cell>
          <table:table-cell/>
        </table:table-row>
        <table:table-row table:style-name="ro1">
          <table:table-cell office:value-type="float" office:value="67.977938">
            <text:p>67.98</text:p>
          </table:table-cell>
          <table:table-cell office:value-type="float" office:value="52.504619">
            <text:p>52.5</text:p>
          </table:table-cell>
          <table:table-cell/>
        </table:table-row>
        <table:table-row table:style-name="ro1">
          <table:table-cell office:value-type="float" office:value="68.051451">
            <text:p>68.05</text:p>
          </table:table-cell>
          <table:table-cell office:value-type="float" office:value="52.581352">
            <text:p>52.58</text:p>
          </table:table-cell>
          <table:table-cell/>
        </table:table-row>
        <table:table-row table:style-name="ro1">
          <table:table-cell office:value-type="float" office:value="68.124885">
            <text:p>68.12</text:p>
          </table:table-cell>
          <table:table-cell office:value-type="float" office:value="52.635202">
            <text:p>52.64</text:p>
          </table:table-cell>
          <table:table-cell/>
        </table:table-row>
        <table:table-row table:style-name="ro1">
          <table:table-cell office:value-type="float" office:value="68.19824">
            <text:p>68.2</text:p>
          </table:table-cell>
          <table:table-cell office:value-type="float" office:value="52.550939">
            <text:p>52.55</text:p>
          </table:table-cell>
          <table:table-cell/>
        </table:table-row>
        <table:table-row table:style-name="ro1">
          <table:table-cell office:value-type="float" office:value="68.271517">
            <text:p>68.27</text:p>
          </table:table-cell>
          <table:table-cell office:value-type="float" office:value="52.313552">
            <text:p>52.31</text:p>
          </table:table-cell>
          <table:table-cell/>
        </table:table-row>
        <table:table-row table:style-name="ro1">
          <table:table-cell office:value-type="float" office:value="68.344714">
            <text:p>68.34</text:p>
          </table:table-cell>
          <table:table-cell office:value-type="float" office:value="52.397099">
            <text:p>52.4</text:p>
          </table:table-cell>
          <table:table-cell/>
        </table:table-row>
        <table:table-row table:style-name="ro1">
          <table:table-cell office:value-type="float" office:value="68.417834">
            <text:p>68.42</text:p>
          </table:table-cell>
          <table:table-cell office:value-type="float" office:value="52.175992">
            <text:p>52.18</text:p>
          </table:table-cell>
          <table:table-cell/>
        </table:table-row>
        <table:table-row table:style-name="ro1">
          <table:table-cell office:value-type="float" office:value="68.490875">
            <text:p>68.49</text:p>
          </table:table-cell>
          <table:table-cell office:value-type="float" office:value="52.229345">
            <text:p>52.23</text:p>
          </table:table-cell>
          <table:table-cell/>
        </table:table-row>
        <table:table-row table:style-name="ro1">
          <table:table-cell office:value-type="float" office:value="68.563839">
            <text:p>68.56</text:p>
          </table:table-cell>
          <table:table-cell office:value-type="float" office:value="52.457264">
            <text:p>52.46</text:p>
          </table:table-cell>
          <table:table-cell/>
        </table:table-row>
        <table:table-row table:style-name="ro1">
          <table:table-cell office:value-type="float" office:value="68.636725">
            <text:p>68.64</text:p>
          </table:table-cell>
          <table:table-cell office:value-type="float" office:value="52.490477">
            <text:p>52.49</text:p>
          </table:table-cell>
          <table:table-cell/>
        </table:table-row>
        <table:table-row table:style-name="ro1">
          <table:table-cell office:value-type="float" office:value="68.709534">
            <text:p>68.71</text:p>
          </table:table-cell>
          <table:table-cell office:value-type="float" office:value="52.4368">
            <text:p>52.44</text:p>
          </table:table-cell>
          <table:table-cell/>
        </table:table-row>
        <table:table-row table:style-name="ro1">
          <table:table-cell office:value-type="float" office:value="68.782265">
            <text:p>68.78</text:p>
          </table:table-cell>
          <table:table-cell office:value-type="float" office:value="52.631187">
            <text:p>52.63</text:p>
          </table:table-cell>
          <table:table-cell/>
        </table:table-row>
        <table:table-row table:style-name="ro1">
          <table:table-cell office:value-type="float" office:value="68.85492">
            <text:p>68.85</text:p>
          </table:table-cell>
          <table:table-cell office:value-type="float" office:value="52.668802">
            <text:p>52.67</text:p>
          </table:table-cell>
          <table:table-cell/>
        </table:table-row>
        <table:table-row table:style-name="ro1">
          <table:table-cell office:value-type="float" office:value="68.927498">
            <text:p>68.93</text:p>
          </table:table-cell>
          <table:table-cell office:value-type="float" office:value="52.337831">
            <text:p>52.34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2.657546">
            <text:p>52.66</text:p>
          </table:table-cell>
          <table:table-cell/>
        </table:table-row>
        <table:table-row table:style-name="ro1">
          <table:table-cell office:value-type="float" office:value="69.072426">
            <text:p>69.07</text:p>
          </table:table-cell>
          <table:table-cell office:value-type="float" office:value="53.006661">
            <text:p>53.01</text:p>
          </table:table-cell>
          <table:table-cell/>
        </table:table-row>
        <table:table-row table:style-name="ro1">
          <table:table-cell office:value-type="float" office:value="69.144776">
            <text:p>69.14</text:p>
          </table:table-cell>
          <table:table-cell office:value-type="float" office:value="53.321303">
            <text:p>53.32</text:p>
          </table:table-cell>
          <table:table-cell/>
        </table:table-row>
        <table:table-row table:style-name="ro1">
          <table:table-cell office:value-type="float" office:value="69.21705">
            <text:p>69.22</text:p>
          </table:table-cell>
          <table:table-cell office:value-type="float" office:value="53.510651">
            <text:p>53.51</text:p>
          </table:table-cell>
          <table:table-cell/>
        </table:table-row>
        <table:table-row table:style-name="ro1">
          <table:table-cell office:value-type="float" office:value="69.289249">
            <text:p>69.29</text:p>
          </table:table-cell>
          <table:table-cell office:value-type="float" office:value="53.559604">
            <text:p>53.56</text:p>
          </table:table-cell>
          <table:table-cell/>
        </table:table-row>
        <table:table-row table:style-name="ro1">
          <table:table-cell office:value-type="float" office:value="69.361373">
            <text:p>69.36</text:p>
          </table:table-cell>
          <table:table-cell office:value-type="float" office:value="53.674893">
            <text:p>53.67</text:p>
          </table:table-cell>
          <table:table-cell/>
        </table:table-row>
        <table:table-row table:style-name="ro1">
          <table:table-cell office:value-type="float" office:value="69.433421">
            <text:p>69.43</text:p>
          </table:table-cell>
          <table:table-cell office:value-type="float" office:value="53.68551">
            <text:p>53.69</text:p>
          </table:table-cell>
          <table:table-cell/>
        </table:table-row>
        <table:table-row table:style-name="ro1">
          <table:table-cell office:value-type="float" office:value="69.505395">
            <text:p>69.51</text:p>
          </table:table-cell>
          <table:table-cell office:value-type="float" office:value="53.517771">
            <text:p>53.52</text:p>
          </table:table-cell>
          <table:table-cell/>
        </table:table-row>
        <table:table-row table:style-name="ro1">
          <table:table-cell office:value-type="float" office:value="69.577295">
            <text:p>69.58</text:p>
          </table:table-cell>
          <table:table-cell office:value-type="float" office:value="53.804507">
            <text:p>53.8</text:p>
          </table:table-cell>
          <table:table-cell/>
        </table:table-row>
        <table:table-row table:style-name="ro1">
          <table:table-cell office:value-type="float" office:value="69.649121">
            <text:p>69.65</text:p>
          </table:table-cell>
          <table:table-cell office:value-type="float" office:value="53.834467">
            <text:p>53.83</text:p>
          </table:table-cell>
          <table:table-cell/>
        </table:table-row>
        <table:table-row table:style-name="ro1">
          <table:table-cell office:value-type="float" office:value="69.720872">
            <text:p>69.72</text:p>
          </table:table-cell>
          <table:table-cell office:value-type="float" office:value="53.802059">
            <text:p>53.8</text:p>
          </table:table-cell>
          <table:table-cell/>
        </table:table-row>
        <table:table-row table:style-name="ro1">
          <table:table-cell office:value-type="float" office:value="69.79255">
            <text:p>69.79</text:p>
          </table:table-cell>
          <table:table-cell office:value-type="float" office:value="53.873237">
            <text:p>53.87</text:p>
          </table:table-cell>
          <table:table-cell/>
        </table:table-row>
        <table:table-row table:style-name="ro1">
          <table:table-cell office:value-type="float" office:value="69.864154">
            <text:p>69.86</text:p>
          </table:table-cell>
          <table:table-cell office:value-type="float" office:value="53.880985">
            <text:p>53.88</text:p>
          </table:table-cell>
          <table:table-cell/>
        </table:table-row>
        <table:table-row table:style-name="ro1">
          <table:table-cell office:value-type="float" office:value="69.935685">
            <text:p>69.94</text:p>
          </table:table-cell>
          <table:table-cell office:value-type="float" office:value="53.94861">
            <text:p>53.95</text:p>
          </table:table-cell>
          <table:table-cell/>
        </table:table-row>
        <table:table-row table:style-name="ro1">
          <table:table-cell office:value-type="float" office:value="70.007142">
            <text:p>70.01</text:p>
          </table:table-cell>
          <table:table-cell office:value-type="float" office:value="53.684801">
            <text:p>53.68</text:p>
          </table:table-cell>
          <table:table-cell/>
        </table:table-row>
        <table:table-row table:style-name="ro1">
          <table:table-cell office:value-type="float" office:value="70.078527">
            <text:p>70.08</text:p>
          </table:table-cell>
          <table:table-cell office:value-type="float" office:value="53.957934">
            <text:p>53.96</text:p>
          </table:table-cell>
          <table:table-cell/>
        </table:table-row>
        <table:table-row table:style-name="ro1">
          <table:table-cell office:value-type="float" office:value="70.14984">
            <text:p>70.15</text:p>
          </table:table-cell>
          <table:table-cell office:value-type="float" office:value="53.815624">
            <text:p>53.82</text:p>
          </table:table-cell>
          <table:table-cell/>
        </table:table-row>
        <table:table-row table:style-name="ro1">
          <table:table-cell office:value-type="float" office:value="70.221079">
            <text:p>70.22</text:p>
          </table:table-cell>
          <table:table-cell office:value-type="float" office:value="53.766025">
            <text:p>53.77</text:p>
          </table:table-cell>
          <table:table-cell/>
        </table:table-row>
        <table:table-row table:style-name="ro1">
          <table:table-cell office:value-type="float" office:value="70.292247">
            <text:p>70.29</text:p>
          </table:table-cell>
          <table:table-cell office:value-type="float" office:value="53.885352">
            <text:p>53.89</text:p>
          </table:table-cell>
          <table:table-cell/>
        </table:table-row>
        <table:table-row table:style-name="ro1">
          <table:table-cell office:value-type="float" office:value="70.363343">
            <text:p>70.36</text:p>
          </table:table-cell>
          <table:table-cell office:value-type="float" office:value="54.112678">
            <text:p>54.11</text:p>
          </table:table-cell>
          <table:table-cell/>
        </table:table-row>
        <table:table-row table:style-name="ro1">
          <table:table-cell office:value-type="float" office:value="70.434367">
            <text:p>70.43</text:p>
          </table:table-cell>
          <table:table-cell office:value-type="float" office:value="54.158832">
            <text:p>54.16</text:p>
          </table:table-cell>
          <table:table-cell/>
        </table:table-row>
        <table:table-row table:style-name="ro1">
          <table:table-cell office:value-type="float" office:value="70.505319">
            <text:p>70.51</text:p>
          </table:table-cell>
          <table:table-cell office:value-type="float" office:value="54.306721">
            <text:p>54.31</text:p>
          </table:table-cell>
          <table:table-cell/>
        </table:table-row>
        <table:table-row table:style-name="ro1">
          <table:table-cell office:value-type="float" office:value="70.5762">
            <text:p>70.58</text:p>
          </table:table-cell>
          <table:table-cell office:value-type="float" office:value="54.540352">
            <text:p>54.54</text:p>
          </table:table-cell>
          <table:table-cell/>
        </table:table-row>
        <table:table-row table:style-name="ro1">
          <table:table-cell office:value-type="float" office:value="70.64701">
            <text:p>70.65</text:p>
          </table:table-cell>
          <table:table-cell office:value-type="float" office:value="54.82024">
            <text:p>54.82</text:p>
          </table:table-cell>
          <table:table-cell/>
        </table:table-row>
        <table:table-row table:style-name="ro1">
          <table:table-cell office:value-type="float" office:value="70.717749">
            <text:p>70.72</text:p>
          </table:table-cell>
          <table:table-cell office:value-type="float" office:value="54.605941">
            <text:p>54.61</text:p>
          </table:table-cell>
          <table:table-cell/>
        </table:table-row>
        <table:table-row table:style-name="ro1">
          <table:table-cell office:value-type="float" office:value="70.788417">
            <text:p>70.79</text:p>
          </table:table-cell>
          <table:table-cell office:value-type="float" office:value="54.847898">
            <text:p>54.85</text:p>
          </table:table-cell>
          <table:table-cell/>
        </table:table-row>
        <table:table-row table:style-name="ro1">
          <table:table-cell office:value-type="float" office:value="70.859015">
            <text:p>70.86</text:p>
          </table:table-cell>
          <table:table-cell office:value-type="float" office:value="55.01074">
            <text:p>55.01</text:p>
          </table:table-cell>
          <table:table-cell/>
        </table:table-row>
        <table:table-row table:style-name="ro1">
          <table:table-cell office:value-type="float" office:value="70.929543">
            <text:p>70.93</text:p>
          </table:table-cell>
          <table:table-cell office:value-type="float" office:value="55.333948">
            <text:p>55.33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5.539508">
            <text:p>55.54</text:p>
          </table:table-cell>
          <table:table-cell/>
        </table:table-row>
        <table:table-row table:style-name="ro1">
          <table:table-cell office:value-type="float" office:value="71.070388">
            <text:p>71.07</text:p>
          </table:table-cell>
          <table:table-cell office:value-type="float" office:value="55.308516">
            <text:p>55.31</text:p>
          </table:table-cell>
          <table:table-cell/>
        </table:table-row>
        <table:table-row table:style-name="ro1">
          <table:table-cell office:value-type="float" office:value="71.140706">
            <text:p>71.14</text:p>
          </table:table-cell>
          <table:table-cell office:value-type="float" office:value="55.246151">
            <text:p>55.25</text:p>
          </table:table-cell>
          <table:table-cell/>
        </table:table-row>
        <table:table-row table:style-name="ro1">
          <table:table-cell office:value-type="float" office:value="71.210954">
            <text:p>71.21</text:p>
          </table:table-cell>
          <table:table-cell office:value-type="float" office:value="55.463293">
            <text:p>55.46</text:p>
          </table:table-cell>
          <table:table-cell/>
        </table:table-row>
        <table:table-row table:style-name="ro1">
          <table:table-cell office:value-type="float" office:value="71.281134">
            <text:p>71.28</text:p>
          </table:table-cell>
          <table:table-cell office:value-type="float" office:value="55.376467">
            <text:p>55.38</text:p>
          </table:table-cell>
          <table:table-cell/>
        </table:table-row>
        <table:table-row table:style-name="ro1">
          <table:table-cell office:value-type="float" office:value="71.351244">
            <text:p>71.35</text:p>
          </table:table-cell>
          <table:table-cell office:value-type="float" office:value="55.826757">
            <text:p>55.83</text:p>
          </table:table-cell>
          <table:table-cell/>
        </table:table-row>
        <table:table-row table:style-name="ro1">
          <table:table-cell office:value-type="float" office:value="71.421285">
            <text:p>71.42</text:p>
          </table:table-cell>
          <table:table-cell office:value-type="float" office:value="56.066184">
            <text:p>56.07</text:p>
          </table:table-cell>
          <table:table-cell/>
        </table:table-row>
        <table:table-row table:style-name="ro1">
          <table:table-cell office:value-type="float" office:value="71.491258">
            <text:p>71.49</text:p>
          </table:table-cell>
          <table:table-cell office:value-type="float" office:value="55.715345">
            <text:p>55.72</text:p>
          </table:table-cell>
          <table:table-cell/>
        </table:table-row>
        <table:table-row table:style-name="ro1">
          <table:table-cell office:value-type="float" office:value="71.561163">
            <text:p>71.56</text:p>
          </table:table-cell>
          <table:table-cell office:value-type="float" office:value="55.754541">
            <text:p>55.75</text:p>
          </table:table-cell>
          <table:table-cell/>
        </table:table-row>
        <table:table-row table:style-name="ro1">
          <table:table-cell office:value-type="float" office:value="71.630999">
            <text:p>71.63</text:p>
          </table:table-cell>
          <table:table-cell office:value-type="float" office:value="55.71739">
            <text:p>55.72</text:p>
          </table:table-cell>
          <table:table-cell/>
        </table:table-row>
        <table:table-row table:style-name="ro1">
          <table:table-cell office:value-type="float" office:value="71.700767">
            <text:p>71.7</text:p>
          </table:table-cell>
          <table:table-cell office:value-type="float" office:value="55.727987">
            <text:p>55.73</text:p>
          </table:table-cell>
          <table:table-cell/>
        </table:table-row>
        <table:table-row table:style-name="ro1">
          <table:table-cell office:value-type="float" office:value="71.770467">
            <text:p>71.77</text:p>
          </table:table-cell>
          <table:table-cell office:value-type="float" office:value="55.957517">
            <text:p>55.96</text:p>
          </table:table-cell>
          <table:table-cell/>
        </table:table-row>
        <table:table-row table:style-name="ro1">
          <table:table-cell office:value-type="float" office:value="71.8401">
            <text:p>71.84</text:p>
          </table:table-cell>
          <table:table-cell office:value-type="float" office:value="55.871263">
            <text:p>55.87</text:p>
          </table:table-cell>
          <table:table-cell/>
        </table:table-row>
        <table:table-row table:style-name="ro1">
          <table:table-cell office:value-type="float" office:value="71.909666">
            <text:p>71.91</text:p>
          </table:table-cell>
          <table:table-cell office:value-type="float" office:value="55.931337">
            <text:p>55.93</text:p>
          </table:table-cell>
          <table:table-cell/>
        </table:table-row>
        <table:table-row table:style-name="ro1">
          <table:table-cell office:value-type="float" office:value="71.979164">
            <text:p>71.98</text:p>
          </table:table-cell>
          <table:table-cell office:value-type="float" office:value="56.057527">
            <text:p>56.06</text:p>
          </table:table-cell>
          <table:table-cell/>
        </table:table-row>
        <table:table-row table:style-name="ro1">
          <table:table-cell office:value-type="float" office:value="72.048595">
            <text:p>72.05</text:p>
          </table:table-cell>
          <table:table-cell office:value-type="float" office:value="55.969281">
            <text:p>55.97</text:p>
          </table:table-cell>
          <table:table-cell/>
        </table:table-row>
        <table:table-row table:style-name="ro1">
          <table:table-cell office:value-type="float" office:value="72.117959">
            <text:p>72.12</text:p>
          </table:table-cell>
          <table:table-cell office:value-type="float" office:value="55.954956">
            <text:p>55.95</text:p>
          </table:table-cell>
          <table:table-cell/>
        </table:table-row>
        <table:table-row table:style-name="ro1">
          <table:table-cell office:value-type="float" office:value="72.187256">
            <text:p>72.19</text:p>
          </table:table-cell>
          <table:table-cell office:value-type="float" office:value="55.943666">
            <text:p>55.94</text:p>
          </table:table-cell>
          <table:table-cell/>
        </table:table-row>
        <table:table-row table:style-name="ro1">
          <table:table-cell office:value-type="float" office:value="72.256488">
            <text:p>72.26</text:p>
          </table:table-cell>
          <table:table-cell office:value-type="float" office:value="55.925771">
            <text:p>55.93</text:p>
          </table:table-cell>
          <table:table-cell/>
        </table:table-row>
        <table:table-row table:style-name="ro1">
          <table:table-cell office:value-type="float" office:value="72.325652">
            <text:p>72.33</text:p>
          </table:table-cell>
          <table:table-cell office:value-type="float" office:value="55.998166">
            <text:p>56</text:p>
          </table:table-cell>
          <table:table-cell/>
        </table:table-row>
        <table:table-row table:style-name="ro1">
          <table:table-cell office:value-type="float" office:value="72.394751">
            <text:p>72.39</text:p>
          </table:table-cell>
          <table:table-cell office:value-type="float" office:value="56.415905">
            <text:p>56.42</text:p>
          </table:table-cell>
          <table:table-cell/>
        </table:table-row>
        <table:table-row table:style-name="ro1">
          <table:table-cell office:value-type="float" office:value="72.463784">
            <text:p>72.46</text:p>
          </table:table-cell>
          <table:table-cell office:value-type="float" office:value="56.500048">
            <text:p>56.5</text:p>
          </table:table-cell>
          <table:table-cell/>
        </table:table-row>
        <table:table-row table:style-name="ro1">
          <table:table-cell office:value-type="float" office:value="72.532751">
            <text:p>72.53</text:p>
          </table:table-cell>
          <table:table-cell office:value-type="float" office:value="56.500599">
            <text:p>56.5</text:p>
          </table:table-cell>
          <table:table-cell/>
        </table:table-row>
        <table:table-row table:style-name="ro1">
          <table:table-cell office:value-type="float" office:value="72.601653">
            <text:p>72.6</text:p>
          </table:table-cell>
          <table:table-cell office:value-type="float" office:value="56.252295">
            <text:p>56.25</text:p>
          </table:table-cell>
          <table:table-cell/>
        </table:table-row>
        <table:table-row table:style-name="ro1">
          <table:table-cell office:value-type="float" office:value="72.670489">
            <text:p>72.67</text:p>
          </table:table-cell>
          <table:table-cell office:value-type="float" office:value="56.591306">
            <text:p>56.59</text:p>
          </table:table-cell>
          <table:table-cell/>
        </table:table-row>
        <table:table-row table:style-name="ro1">
          <table:table-cell office:value-type="float" office:value="72.73926">
            <text:p>72.74</text:p>
          </table:table-cell>
          <table:table-cell office:value-type="float" office:value="56.686211">
            <text:p>56.69</text:p>
          </table:table-cell>
          <table:table-cell/>
        </table:table-row>
        <table:table-row table:style-name="ro1">
          <table:table-cell office:value-type="float" office:value="72.807967">
            <text:p>72.81</text:p>
          </table:table-cell>
          <table:table-cell office:value-type="float" office:value="56.876103">
            <text:p>56.88</text:p>
          </table:table-cell>
          <table:table-cell/>
        </table:table-row>
        <table:table-row table:style-name="ro1">
          <table:table-cell office:value-type="float" office:value="72.876608">
            <text:p>72.88</text:p>
          </table:table-cell>
          <table:table-cell office:value-type="float" office:value="56.844999">
            <text:p>56.84</text:p>
          </table:table-cell>
          <table:table-cell/>
        </table:table-row>
        <table:table-row table:style-name="ro1">
          <table:table-cell office:value-type="float" office:value="72.945185">
            <text:p>72.95</text:p>
          </table:table-cell>
          <table:table-cell office:value-type="float" office:value="56.869311">
            <text:p>56.87</text:p>
          </table:table-cell>
          <table:table-cell/>
        </table:table-row>
        <table:table-row table:style-name="ro1">
          <table:table-cell office:value-type="float" office:value="73.013697">
            <text:p>73.01</text:p>
          </table:table-cell>
          <table:table-cell office:value-type="float" office:value="56.975804">
            <text:p>56.98</text:p>
          </table:table-cell>
          <table:table-cell/>
        </table:table-row>
        <table:table-row table:style-name="ro1">
          <table:table-cell office:value-type="float" office:value="73.082146">
            <text:p>73.08</text:p>
          </table:table-cell>
          <table:table-cell office:value-type="float" office:value="57.352367">
            <text:p>57.35</text:p>
          </table:table-cell>
          <table:table-cell/>
        </table:table-row>
        <table:table-row table:style-name="ro1">
          <table:table-cell office:value-type="float" office:value="73.15053">
            <text:p>73.15</text:p>
          </table:table-cell>
          <table:table-cell office:value-type="float" office:value="57.695257">
            <text:p>57.7</text:p>
          </table:table-cell>
          <table:table-cell/>
        </table:table-row>
        <table:table-row table:style-name="ro1">
          <table:table-cell office:value-type="float" office:value="73.21885">
            <text:p>73.22</text:p>
          </table:table-cell>
          <table:table-cell office:value-type="float" office:value="57.719701">
            <text:p>57.72</text:p>
          </table:table-cell>
          <table:table-cell/>
        </table:table-row>
        <table:table-row table:style-name="ro1">
          <table:table-cell office:value-type="float" office:value="73.287107">
            <text:p>73.29</text:p>
          </table:table-cell>
          <table:table-cell office:value-type="float" office:value="57.902481">
            <text:p>57.9</text:p>
          </table:table-cell>
          <table:table-cell/>
        </table:table-row>
        <table:table-row table:style-name="ro1">
          <table:table-cell office:value-type="float" office:value="73.3553">
            <text:p>73.36</text:p>
          </table:table-cell>
          <table:table-cell office:value-type="float" office:value="58.170483">
            <text:p>58.17</text:p>
          </table:table-cell>
          <table:table-cell/>
        </table:table-row>
        <table:table-row table:style-name="ro1">
          <table:table-cell office:value-type="float" office:value="73.42343">
            <text:p>73.42</text:p>
          </table:table-cell>
          <table:table-cell office:value-type="float" office:value="57.921037">
            <text:p>57.92</text:p>
          </table:table-cell>
          <table:table-cell/>
        </table:table-row>
        <table:table-row table:style-name="ro1">
          <table:table-cell office:value-type="float" office:value="73.491496">
            <text:p>73.49</text:p>
          </table:table-cell>
          <table:table-cell office:value-type="float" office:value="58.092229">
            <text:p>58.09</text:p>
          </table:table-cell>
          <table:table-cell/>
        </table:table-row>
        <table:table-row table:style-name="ro1">
          <table:table-cell office:value-type="float" office:value="73.5595">
            <text:p>73.56</text:p>
          </table:table-cell>
          <table:table-cell office:value-type="float" office:value="58.01545">
            <text:p>58.02</text:p>
          </table:table-cell>
          <table:table-cell/>
        </table:table-row>
        <table:table-row table:style-name="ro1">
          <table:table-cell office:value-type="float" office:value="73.627441">
            <text:p>73.63</text:p>
          </table:table-cell>
          <table:table-cell office:value-type="float" office:value="57.725171">
            <text:p>57.73</text:p>
          </table:table-cell>
          <table:table-cell/>
        </table:table-row>
        <table:table-row table:style-name="ro1">
          <table:table-cell office:value-type="float" office:value="73.695319">
            <text:p>73.7</text:p>
          </table:table-cell>
          <table:table-cell office:value-type="float" office:value="57.944438">
            <text:p>57.94</text:p>
          </table:table-cell>
          <table:table-cell/>
        </table:table-row>
        <table:table-row table:style-name="ro1">
          <table:table-cell office:value-type="float" office:value="73.763134">
            <text:p>73.76</text:p>
          </table:table-cell>
          <table:table-cell office:value-type="float" office:value="57.891257">
            <text:p>57.89</text:p>
          </table:table-cell>
          <table:table-cell/>
        </table:table-row>
        <table:table-row table:style-name="ro1">
          <table:table-cell office:value-type="float" office:value="73.830888">
            <text:p>73.83</text:p>
          </table:table-cell>
          <table:table-cell office:value-type="float" office:value="57.86267">
            <text:p>57.86</text:p>
          </table:table-cell>
          <table:table-cell/>
        </table:table-row>
        <table:table-row table:style-name="ro1">
          <table:table-cell office:value-type="float" office:value="73.898579">
            <text:p>73.9</text:p>
          </table:table-cell>
          <table:table-cell office:value-type="float" office:value="57.785007">
            <text:p>57.79</text:p>
          </table:table-cell>
          <table:table-cell/>
        </table:table-row>
        <table:table-row table:style-name="ro1">
          <table:table-cell office:value-type="float" office:value="73.966209">
            <text:p>73.97</text:p>
          </table:table-cell>
          <table:table-cell office:value-type="float" office:value="57.697368">
            <text:p>57.7</text:p>
          </table:table-cell>
          <table:table-cell/>
        </table:table-row>
        <table:table-row table:style-name="ro1">
          <table:table-cell office:value-type="float" office:value="74.033776">
            <text:p>74.03</text:p>
          </table:table-cell>
          <table:table-cell office:value-type="float" office:value="57.673122">
            <text:p>57.67</text:p>
          </table:table-cell>
          <table:table-cell/>
        </table:table-row>
        <table:table-row table:style-name="ro1">
          <table:table-cell office:value-type="float" office:value="74.101282">
            <text:p>74.1</text:p>
          </table:table-cell>
          <table:table-cell office:value-type="float" office:value="57.899162">
            <text:p>57.9</text:p>
          </table:table-cell>
          <table:table-cell/>
        </table:table-row>
        <table:table-row table:style-name="ro1">
          <table:table-cell office:value-type="float" office:value="74.168727">
            <text:p>74.17</text:p>
          </table:table-cell>
          <table:table-cell office:value-type="float" office:value="58.009309">
            <text:p>58.01</text:p>
          </table:table-cell>
          <table:table-cell/>
        </table:table-row>
        <table:table-row table:style-name="ro1">
          <table:table-cell office:value-type="float" office:value="74.23611">
            <text:p>74.24</text:p>
          </table:table-cell>
          <table:table-cell office:value-type="float" office:value="58.077791">
            <text:p>58.08</text:p>
          </table:table-cell>
          <table:table-cell/>
        </table:table-row>
        <table:table-row table:style-name="ro1">
          <table:table-cell office:value-type="float" office:value="74.303432">
            <text:p>74.3</text:p>
          </table:table-cell>
          <table:table-cell office:value-type="float" office:value="57.997866">
            <text:p>58</text:p>
          </table:table-cell>
          <table:table-cell/>
        </table:table-row>
        <table:table-row table:style-name="ro1">
          <table:table-cell office:value-type="float" office:value="74.370693">
            <text:p>74.37</text:p>
          </table:table-cell>
          <table:table-cell office:value-type="float" office:value="57.915098">
            <text:p>57.92</text:p>
          </table:table-cell>
          <table:table-cell/>
        </table:table-row>
        <table:table-row table:style-name="ro1">
          <table:table-cell office:value-type="float" office:value="74.437894">
            <text:p>74.44</text:p>
          </table:table-cell>
          <table:table-cell office:value-type="float" office:value="57.656849">
            <text:p>57.66</text:p>
          </table:table-cell>
          <table:table-cell/>
        </table:table-row>
        <table:table-row table:style-name="ro1">
          <table:table-cell office:value-type="float" office:value="74.505033">
            <text:p>74.51</text:p>
          </table:table-cell>
          <table:table-cell office:value-type="float" office:value="57.758011">
            <text:p>57.76</text:p>
          </table:table-cell>
          <table:table-cell/>
        </table:table-row>
        <table:table-row table:style-name="ro1">
          <table:table-cell office:value-type="float" office:value="74.572113">
            <text:p>74.57</text:p>
          </table:table-cell>
          <table:table-cell office:value-type="float" office:value="57.958406">
            <text:p>57.96</text:p>
          </table:table-cell>
          <table:table-cell/>
        </table:table-row>
        <table:table-row table:style-name="ro1">
          <table:table-cell office:value-type="float" office:value="74.639132">
            <text:p>74.64</text:p>
          </table:table-cell>
          <table:table-cell office:value-type="float" office:value="58.175715">
            <text:p>58.18</text:p>
          </table:table-cell>
          <table:table-cell/>
        </table:table-row>
        <table:table-row table:style-name="ro1">
          <table:table-cell office:value-type="float" office:value="74.706091">
            <text:p>74.71</text:p>
          </table:table-cell>
          <table:table-cell office:value-type="float" office:value="58.304256">
            <text:p>58.3</text:p>
          </table:table-cell>
          <table:table-cell/>
        </table:table-row>
        <table:table-row table:style-name="ro1">
          <table:table-cell office:value-type="float" office:value="74.77299">
            <text:p>74.77</text:p>
          </table:table-cell>
          <table:table-cell office:value-type="float" office:value="58.528938">
            <text:p>58.53</text:p>
          </table:table-cell>
          <table:table-cell/>
        </table:table-row>
        <table:table-row table:style-name="ro1">
          <table:table-cell office:value-type="float" office:value="74.839829">
            <text:p>74.84</text:p>
          </table:table-cell>
          <table:table-cell office:value-type="float" office:value="58.573213">
            <text:p>58.57</text:p>
          </table:table-cell>
          <table:table-cell/>
        </table:table-row>
        <table:table-row table:style-name="ro1">
          <table:table-cell office:value-type="float" office:value="74.906609">
            <text:p>74.91</text:p>
          </table:table-cell>
          <table:table-cell office:value-type="float" office:value="58.880555">
            <text:p>58.88</text:p>
          </table:table-cell>
          <table:table-cell/>
        </table:table-row>
        <table:table-row table:style-name="ro1">
          <table:table-cell office:value-type="float" office:value="74.973329">
            <text:p>74.97</text:p>
          </table:table-cell>
          <table:table-cell office:value-type="float" office:value="59.257429">
            <text:p>59.26</text:p>
          </table:table-cell>
          <table:table-cell/>
        </table:table-row>
        <table:table-row table:style-name="ro1">
          <table:table-cell office:value-type="float" office:value="75.039989">
            <text:p>75.04</text:p>
          </table:table-cell>
          <table:table-cell office:value-type="float" office:value="59.115148">
            <text:p>59.12</text:p>
          </table:table-cell>
          <table:table-cell/>
        </table:table-row>
        <table:table-row table:style-name="ro1">
          <table:table-cell office:value-type="float" office:value="75.106591">
            <text:p>75.11</text:p>
          </table:table-cell>
          <table:table-cell office:value-type="float" office:value="59.088945">
            <text:p>59.09</text:p>
          </table:table-cell>
          <table:table-cell/>
        </table:table-row>
        <table:table-row table:style-name="ro1">
          <table:table-cell office:value-type="float" office:value="75.173133">
            <text:p>75.17</text:p>
          </table:table-cell>
          <table:table-cell office:value-type="float" office:value="59.351426">
            <text:p>59.35</text:p>
          </table:table-cell>
          <table:table-cell/>
        </table:table-row>
        <table:table-row table:style-name="ro1">
          <table:table-cell office:value-type="float" office:value="75.239617">
            <text:p>75.24</text:p>
          </table:table-cell>
          <table:table-cell office:value-type="float" office:value="59.315441">
            <text:p>59.32</text:p>
          </table:table-cell>
          <table:table-cell/>
        </table:table-row>
        <table:table-row table:style-name="ro1">
          <table:table-cell office:value-type="float" office:value="75.306042">
            <text:p>75.31</text:p>
          </table:table-cell>
          <table:table-cell office:value-type="float" office:value="59.526937">
            <text:p>59.53</text:p>
          </table:table-cell>
          <table:table-cell/>
        </table:table-row>
        <table:table-row table:style-name="ro1">
          <table:table-cell office:value-type="float" office:value="75.372409">
            <text:p>75.37</text:p>
          </table:table-cell>
          <table:table-cell office:value-type="float" office:value="60.056774">
            <text:p>60.06</text:p>
          </table:table-cell>
          <table:table-cell/>
        </table:table-row>
        <table:table-row table:style-name="ro1">
          <table:table-cell office:value-type="float" office:value="75.438717">
            <text:p>75.44</text:p>
          </table:table-cell>
          <table:table-cell office:value-type="float" office:value="60.126398">
            <text:p>60.13</text:p>
          </table:table-cell>
          <table:table-cell/>
        </table:table-row>
        <table:table-row table:style-name="ro1">
          <table:table-cell office:value-type="float" office:value="75.504967">
            <text:p>75.5</text:p>
          </table:table-cell>
          <table:table-cell office:value-type="float" office:value="59.839998">
            <text:p>59.84</text:p>
          </table:table-cell>
          <table:table-cell/>
        </table:table-row>
        <table:table-row table:style-name="ro1">
          <table:table-cell office:value-type="float" office:value="75.571159">
            <text:p>75.57</text:p>
          </table:table-cell>
          <table:table-cell office:value-type="float" office:value="60.013553">
            <text:p>60.01</text:p>
          </table:table-cell>
          <table:table-cell/>
        </table:table-row>
        <table:table-row table:style-name="ro1">
          <table:table-cell office:value-type="float" office:value="75.637292">
            <text:p>75.64</text:p>
          </table:table-cell>
          <table:table-cell office:value-type="float" office:value="60.127339">
            <text:p>60.13</text:p>
          </table:table-cell>
          <table:table-cell/>
        </table:table-row>
        <table:table-row table:style-name="ro1">
          <table:table-cell office:value-type="float" office:value="75.703368">
            <text:p>75.7</text:p>
          </table:table-cell>
          <table:table-cell office:value-type="float" office:value="60.111551">
            <text:p>60.11</text:p>
          </table:table-cell>
          <table:table-cell/>
        </table:table-row>
        <table:table-row table:style-name="ro1">
          <table:table-cell office:value-type="float" office:value="75.769387">
            <text:p>75.77</text:p>
          </table:table-cell>
          <table:table-cell office:value-type="float" office:value="60.195921">
            <text:p>60.2</text:p>
          </table:table-cell>
          <table:table-cell/>
        </table:table-row>
        <table:table-row table:style-name="ro1">
          <table:table-cell office:value-type="float" office:value="75.835348">
            <text:p>75.84</text:p>
          </table:table-cell>
          <table:table-cell office:value-type="float" office:value="60.267742">
            <text:p>60.27</text:p>
          </table:table-cell>
          <table:table-cell/>
        </table:table-row>
        <table:table-row table:style-name="ro1">
          <table:table-cell office:value-type="float" office:value="75.901252">
            <text:p>75.9</text:p>
          </table:table-cell>
          <table:table-cell office:value-type="float" office:value="60.63426">
            <text:p>60.63</text:p>
          </table:table-cell>
          <table:table-cell/>
        </table:table-row>
        <table:table-row table:style-name="ro1">
          <table:table-cell office:value-type="float" office:value="75.967098">
            <text:p>75.97</text:p>
          </table:table-cell>
          <table:table-cell office:value-type="float" office:value="60.845139">
            <text:p>60.85</text:p>
          </table:table-cell>
          <table:table-cell/>
        </table:table-row>
        <table:table-row table:style-name="ro1">
          <table:table-cell office:value-type="float" office:value="76.032888">
            <text:p>76.03</text:p>
          </table:table-cell>
          <table:table-cell office:value-type="float" office:value="60.853884">
            <text:p>60.85</text:p>
          </table:table-cell>
          <table:table-cell/>
        </table:table-row>
        <table:table-row table:style-name="ro1">
          <table:table-cell office:value-type="float" office:value="76.09862">
            <text:p>76.1</text:p>
          </table:table-cell>
          <table:table-cell office:value-type="float" office:value="61.094637">
            <text:p>61.09</text:p>
          </table:table-cell>
          <table:table-cell/>
        </table:table-row>
        <table:table-row table:style-name="ro1">
          <table:table-cell office:value-type="float" office:value="76.164296">
            <text:p>76.16</text:p>
          </table:table-cell>
          <table:table-cell office:value-type="float" office:value="60.941188">
            <text:p>60.94</text:p>
          </table:table-cell>
          <table:table-cell/>
        </table:table-row>
        <table:table-row table:style-name="ro1">
          <table:table-cell office:value-type="float" office:value="76.229915">
            <text:p>76.23</text:p>
          </table:table-cell>
          <table:table-cell office:value-type="float" office:value="61.091954">
            <text:p>61.09</text:p>
          </table:table-cell>
          <table:table-cell/>
        </table:table-row>
        <table:table-row table:style-name="ro1">
          <table:table-cell office:value-type="float" office:value="76.295478">
            <text:p>76.3</text:p>
          </table:table-cell>
          <table:table-cell office:value-type="float" office:value="61.103644">
            <text:p>61.1</text:p>
          </table:table-cell>
          <table:table-cell/>
        </table:table-row>
        <table:table-row table:style-name="ro1">
          <table:table-cell office:value-type="float" office:value="76.360985">
            <text:p>76.36</text:p>
          </table:table-cell>
          <table:table-cell office:value-type="float" office:value="61.369432">
            <text:p>61.37</text:p>
          </table:table-cell>
          <table:table-cell/>
        </table:table-row>
        <table:table-row table:style-name="ro1">
          <table:table-cell office:value-type="float" office:value="76.426435">
            <text:p>76.43</text:p>
          </table:table-cell>
          <table:table-cell office:value-type="float" office:value="61.318928">
            <text:p>61.32</text:p>
          </table:table-cell>
          <table:table-cell/>
        </table:table-row>
        <table:table-row table:style-name="ro1">
          <table:table-cell office:value-type="float" office:value="76.49183">
            <text:p>76.49</text:p>
          </table:table-cell>
          <table:table-cell office:value-type="float" office:value="61.268858">
            <text:p>61.27</text:p>
          </table:table-cell>
          <table:table-cell/>
        </table:table-row>
        <table:table-row table:style-name="ro1">
          <table:table-cell office:value-type="float" office:value="76.557168">
            <text:p>76.56</text:p>
          </table:table-cell>
          <table:table-cell office:value-type="float" office:value="61.369584">
            <text:p>61.37</text:p>
          </table:table-cell>
          <table:table-cell/>
        </table:table-row>
        <table:table-row table:style-name="ro1">
          <table:table-cell office:value-type="float" office:value="76.622451">
            <text:p>76.62</text:p>
          </table:table-cell>
          <table:table-cell office:value-type="float" office:value="61.027535">
            <text:p>61.03</text:p>
          </table:table-cell>
          <table:table-cell/>
        </table:table-row>
        <table:table-row table:style-name="ro1">
          <table:table-cell office:value-type="float" office:value="76.687678">
            <text:p>76.69</text:p>
          </table:table-cell>
          <table:table-cell office:value-type="float" office:value="61.146787">
            <text:p>61.15</text:p>
          </table:table-cell>
          <table:table-cell/>
        </table:table-row>
        <table:table-row table:style-name="ro1">
          <table:table-cell office:value-type="float" office:value="76.75285">
            <text:p>76.75</text:p>
          </table:table-cell>
          <table:table-cell office:value-type="float" office:value="61.519617">
            <text:p>61.52</text:p>
          </table:table-cell>
          <table:table-cell/>
        </table:table-row>
        <table:table-row table:style-name="ro1">
          <table:table-cell office:value-type="float" office:value="76.817967">
            <text:p>76.82</text:p>
          </table:table-cell>
          <table:table-cell office:value-type="float" office:value="61.432408">
            <text:p>61.43</text:p>
          </table:table-cell>
          <table:table-cell/>
        </table:table-row>
        <table:table-row table:style-name="ro1">
          <table:table-cell office:value-type="float" office:value="76.883028">
            <text:p>76.88</text:p>
          </table:table-cell>
          <table:table-cell office:value-type="float" office:value="61.3883">
            <text:p>61.39</text:p>
          </table:table-cell>
          <table:table-cell/>
        </table:table-row>
        <table:table-row table:style-name="ro1">
          <table:table-cell office:value-type="float" office:value="76.948034">
            <text:p>76.95</text:p>
          </table:table-cell>
          <table:table-cell office:value-type="float" office:value="61.472357">
            <text:p>61.47</text:p>
          </table:table-cell>
          <table:table-cell/>
        </table:table-row>
        <table:table-row table:style-name="ro1">
          <table:table-cell office:value-type="float" office:value="77.012986">
            <text:p>77.01</text:p>
          </table:table-cell>
          <table:table-cell office:value-type="float" office:value="61.71117">
            <text:p>61.71</text:p>
          </table:table-cell>
          <table:table-cell/>
        </table:table-row>
        <table:table-row table:style-name="ro1">
          <table:table-cell office:value-type="float" office:value="77.077883">
            <text:p>77.08</text:p>
          </table:table-cell>
          <table:table-cell office:value-type="float" office:value="61.815914">
            <text:p>61.82</text:p>
          </table:table-cell>
          <table:table-cell/>
        </table:table-row>
        <table:table-row table:style-name="ro1">
          <table:table-cell office:value-type="float" office:value="77.142725">
            <text:p>77.14</text:p>
          </table:table-cell>
          <table:table-cell office:value-type="float" office:value="61.928308">
            <text:p>61.93</text:p>
          </table:table-cell>
          <table:table-cell/>
        </table:table-row>
        <table:table-row table:style-name="ro1">
          <table:table-cell office:value-type="float" office:value="77.207513">
            <text:p>77.21</text:p>
          </table:table-cell>
          <table:table-cell office:value-type="float" office:value="62.082625">
            <text:p>62.08</text:p>
          </table:table-cell>
          <table:table-cell/>
        </table:table-row>
        <table:table-row table:style-name="ro1">
          <table:table-cell office:value-type="float" office:value="77.272246">
            <text:p>77.27</text:p>
          </table:table-cell>
          <table:table-cell office:value-type="float" office:value="61.944073">
            <text:p>61.94</text:p>
          </table:table-cell>
          <table:table-cell/>
        </table:table-row>
        <table:table-row table:style-name="ro1">
          <table:table-cell office:value-type="float" office:value="77.336925">
            <text:p>77.34</text:p>
          </table:table-cell>
          <table:table-cell office:value-type="float" office:value="61.99195">
            <text:p>61.99</text:p>
          </table:table-cell>
          <table:table-cell/>
        </table:table-row>
        <table:table-row table:style-name="ro1">
          <table:table-cell office:value-type="float" office:value="77.40155">
            <text:p>77.4</text:p>
          </table:table-cell>
          <table:table-cell office:value-type="float" office:value="62.150413">
            <text:p>62.15</text:p>
          </table:table-cell>
          <table:table-cell/>
        </table:table-row>
        <table:table-row table:style-name="ro1">
          <table:table-cell office:value-type="float" office:value="77.466122">
            <text:p>77.47</text:p>
          </table:table-cell>
          <table:table-cell office:value-type="float" office:value="62.240828">
            <text:p>62.24</text:p>
          </table:table-cell>
          <table:table-cell/>
        </table:table-row>
        <table:table-row table:style-name="ro1">
          <table:table-cell office:value-type="float" office:value="77.530639">
            <text:p>77.53</text:p>
          </table:table-cell>
          <table:table-cell office:value-type="float" office:value="62.204359">
            <text:p>62.2</text:p>
          </table:table-cell>
          <table:table-cell/>
        </table:table-row>
        <table:table-row table:style-name="ro1">
          <table:table-cell office:value-type="float" office:value="77.595103">
            <text:p>77.6</text:p>
          </table:table-cell>
          <table:table-cell office:value-type="float" office:value="62.107615">
            <text:p>62.11</text:p>
          </table:table-cell>
          <table:table-cell/>
        </table:table-row>
        <table:table-row table:style-name="ro1">
          <table:table-cell office:value-type="float" office:value="77.659513">
            <text:p>77.66</text:p>
          </table:table-cell>
          <table:table-cell office:value-type="float" office:value="61.93305">
            <text:p>61.93</text:p>
          </table:table-cell>
          <table:table-cell/>
        </table:table-row>
        <table:table-row table:style-name="ro1">
          <table:table-cell office:value-type="float" office:value="77.72387">
            <text:p>77.72</text:p>
          </table:table-cell>
          <table:table-cell office:value-type="float" office:value="61.891084">
            <text:p>61.89</text:p>
          </table:table-cell>
          <table:table-cell/>
        </table:table-row>
        <table:table-row table:style-name="ro1">
          <table:table-cell office:value-type="float" office:value="77.788174">
            <text:p>77.79</text:p>
          </table:table-cell>
          <table:table-cell office:value-type="float" office:value="61.816809">
            <text:p>61.82</text:p>
          </table:table-cell>
          <table:table-cell/>
        </table:table-row>
        <table:table-row table:style-name="ro1">
          <table:table-cell office:value-type="float" office:value="77.852424">
            <text:p>77.85</text:p>
          </table:table-cell>
          <table:table-cell office:value-type="float" office:value="61.712917">
            <text:p>61.71</text:p>
          </table:table-cell>
          <table:table-cell/>
        </table:table-row>
        <table:table-row table:style-name="ro1">
          <table:table-cell office:value-type="float" office:value="77.916622">
            <text:p>77.92</text:p>
          </table:table-cell>
          <table:table-cell office:value-type="float" office:value="61.73079">
            <text:p>61.73</text:p>
          </table:table-cell>
          <table:table-cell/>
        </table:table-row>
        <table:table-row table:style-name="ro1">
          <table:table-cell office:value-type="float" office:value="77.980767">
            <text:p>77.98</text:p>
          </table:table-cell>
          <table:table-cell office:value-type="float" office:value="62.212969">
            <text:p>62.21</text:p>
          </table:table-cell>
          <table:table-cell/>
        </table:table-row>
        <table:table-row table:style-name="ro1">
          <table:table-cell office:value-type="float" office:value="78.044859">
            <text:p>78.04</text:p>
          </table:table-cell>
          <table:table-cell office:value-type="float" office:value="62.577018">
            <text:p>62.58</text:p>
          </table:table-cell>
          <table:table-cell/>
        </table:table-row>
        <table:table-row table:style-name="ro1">
          <table:table-cell office:value-type="float" office:value="78.108898">
            <text:p>78.11</text:p>
          </table:table-cell>
          <table:table-cell office:value-type="float" office:value="62.712105">
            <text:p>62.71</text:p>
          </table:table-cell>
          <table:table-cell/>
        </table:table-row>
        <table:table-row table:style-name="ro1">
          <table:table-cell office:value-type="float" office:value="78.172885">
            <text:p>78.17</text:p>
          </table:table-cell>
          <table:table-cell office:value-type="float" office:value="62.6038">
            <text:p>62.6</text:p>
          </table:table-cell>
          <table:table-cell/>
        </table:table-row>
        <table:table-row table:style-name="ro1">
          <table:table-cell office:value-type="float" office:value="78.23682">
            <text:p>78.24</text:p>
          </table:table-cell>
          <table:table-cell office:value-type="float" office:value="62.394786">
            <text:p>62.39</text:p>
          </table:table-cell>
          <table:table-cell/>
        </table:table-row>
        <table:table-row table:style-name="ro1">
          <table:table-cell office:value-type="float" office:value="78.300702">
            <text:p>78.3</text:p>
          </table:table-cell>
          <table:table-cell office:value-type="float" office:value="62.011662">
            <text:p>62.01</text:p>
          </table:table-cell>
          <table:table-cell/>
        </table:table-row>
        <table:table-row table:style-name="ro1">
          <table:table-cell office:value-type="float" office:value="78.364533">
            <text:p>78.36</text:p>
          </table:table-cell>
          <table:table-cell office:value-type="float" office:value="62.209933">
            <text:p>62.21</text:p>
          </table:table-cell>
          <table:table-cell/>
        </table:table-row>
        <table:table-row table:style-name="ro1">
          <table:table-cell office:value-type="float" office:value="78.428311">
            <text:p>78.43</text:p>
          </table:table-cell>
          <table:table-cell office:value-type="float" office:value="62.1196">
            <text:p>62.12</text:p>
          </table:table-cell>
          <table:table-cell/>
        </table:table-row>
        <table:table-row table:style-name="ro1">
          <table:table-cell office:value-type="float" office:value="78.492038">
            <text:p>78.49</text:p>
          </table:table-cell>
          <table:table-cell office:value-type="float" office:value="62.380598">
            <text:p>62.38</text:p>
          </table:table-cell>
          <table:table-cell/>
        </table:table-row>
        <table:table-row table:style-name="ro1">
          <table:table-cell office:value-type="float" office:value="78.555713">
            <text:p>78.56</text:p>
          </table:table-cell>
          <table:table-cell office:value-type="float" office:value="62.438816">
            <text:p>62.44</text:p>
          </table:table-cell>
          <table:table-cell/>
        </table:table-row>
        <table:table-row table:style-name="ro1">
          <table:table-cell office:value-type="float" office:value="78.619336">
            <text:p>78.62</text:p>
          </table:table-cell>
          <table:table-cell office:value-type="float" office:value="62.224085">
            <text:p>62.22</text:p>
          </table:table-cell>
          <table:table-cell/>
        </table:table-row>
        <table:table-row table:style-name="ro1">
          <table:table-cell office:value-type="float" office:value="78.682908">
            <text:p>78.68</text:p>
          </table:table-cell>
          <table:table-cell office:value-type="float" office:value="62.384963">
            <text:p>62.38</text:p>
          </table:table-cell>
          <table:table-cell/>
        </table:table-row>
        <table:table-row table:style-name="ro1">
          <table:table-cell office:value-type="float" office:value="78.746428">
            <text:p>78.75</text:p>
          </table:table-cell>
          <table:table-cell office:value-type="float" office:value="62.335295">
            <text:p>62.34</text:p>
          </table:table-cell>
          <table:table-cell/>
        </table:table-row>
        <table:table-row table:style-name="ro1">
          <table:table-cell office:value-type="float" office:value="78.809898">
            <text:p>78.81</text:p>
          </table:table-cell>
          <table:table-cell office:value-type="float" office:value="62.379968">
            <text:p>62.38</text:p>
          </table:table-cell>
          <table:table-cell/>
        </table:table-row>
        <table:table-row table:style-name="ro1">
          <table:table-cell office:value-type="float" office:value="78.873316">
            <text:p>78.87</text:p>
          </table:table-cell>
          <table:table-cell office:value-type="float" office:value="62.565393">
            <text:p>62.57</text:p>
          </table:table-cell>
          <table:table-cell/>
        </table:table-row>
        <table:table-row table:style-name="ro1">
          <table:table-cell office:value-type="float" office:value="78.936683">
            <text:p>78.94</text:p>
          </table:table-cell>
          <table:table-cell office:value-type="float" office:value="62.675286">
            <text:p>62.68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2.71549">
            <text:p>62.72</text:p>
          </table:table-cell>
          <table:table-cell/>
        </table:table-row>
        <table:table-row table:style-name="ro1">
          <table:table-cell office:value-type="float" office:value="79.063266">
            <text:p>79.06</text:p>
          </table:table-cell>
          <table:table-cell office:value-type="float" office:value="62.692789">
            <text:p>62.69</text:p>
          </table:table-cell>
          <table:table-cell/>
        </table:table-row>
        <table:table-row table:style-name="ro1">
          <table:table-cell office:value-type="float" office:value="79.126481">
            <text:p>79.13</text:p>
          </table:table-cell>
          <table:table-cell office:value-type="float" office:value="62.717698">
            <text:p>62.72</text:p>
          </table:table-cell>
          <table:table-cell/>
        </table:table-row>
        <table:table-row table:style-name="ro1">
          <table:table-cell office:value-type="float" office:value="79.189646">
            <text:p>79.19</text:p>
          </table:table-cell>
          <table:table-cell office:value-type="float" office:value="62.998714">
            <text:p>63</text:p>
          </table:table-cell>
          <table:table-cell/>
        </table:table-row>
        <table:table-row table:style-name="ro1">
          <table:table-cell office:value-type="float" office:value="79.25276">
            <text:p>79.25</text:p>
          </table:table-cell>
          <table:table-cell office:value-type="float" office:value="63.279848">
            <text:p>63.28</text:p>
          </table:table-cell>
          <table:table-cell/>
        </table:table-row>
        <table:table-row table:style-name="ro1">
          <table:table-cell office:value-type="float" office:value="79.315824">
            <text:p>79.32</text:p>
          </table:table-cell>
          <table:table-cell office:value-type="float" office:value="63.422103">
            <text:p>63.42</text:p>
          </table:table-cell>
          <table:table-cell/>
        </table:table-row>
        <table:table-row table:style-name="ro1">
          <table:table-cell office:value-type="float" office:value="79.378838">
            <text:p>79.38</text:p>
          </table:table-cell>
          <table:table-cell office:value-type="float" office:value="63.386562">
            <text:p>63.39</text:p>
          </table:table-cell>
          <table:table-cell/>
        </table:table-row>
        <table:table-row table:style-name="ro1">
          <table:table-cell office:value-type="float" office:value="79.441803">
            <text:p>79.44</text:p>
          </table:table-cell>
          <table:table-cell office:value-type="float" office:value="63.267955">
            <text:p>63.27</text:p>
          </table:table-cell>
          <table:table-cell/>
        </table:table-row>
        <table:table-row table:style-name="ro1">
          <table:table-cell office:value-type="float" office:value="79.504717">
            <text:p>79.5</text:p>
          </table:table-cell>
          <table:table-cell office:value-type="float" office:value="63.716564">
            <text:p>63.72</text:p>
          </table:table-cell>
          <table:table-cell/>
        </table:table-row>
        <table:table-row table:style-name="ro1">
          <table:table-cell office:value-type="float" office:value="79.567581">
            <text:p>79.57</text:p>
          </table:table-cell>
          <table:table-cell office:value-type="float" office:value="63.731023">
            <text:p>63.73</text:p>
          </table:table-cell>
          <table:table-cell/>
        </table:table-row>
        <table:table-row table:style-name="ro1">
          <table:table-cell office:value-type="float" office:value="79.630396">
            <text:p>79.63</text:p>
          </table:table-cell>
          <table:table-cell office:value-type="float" office:value="63.662652">
            <text:p>63.66</text:p>
          </table:table-cell>
          <table:table-cell/>
        </table:table-row>
        <table:table-row table:style-name="ro1">
          <table:table-cell office:value-type="float" office:value="79.693162">
            <text:p>79.69</text:p>
          </table:table-cell>
          <table:table-cell office:value-type="float" office:value="63.506022">
            <text:p>63.51</text:p>
          </table:table-cell>
          <table:table-cell/>
        </table:table-row>
        <table:table-row table:style-name="ro1">
          <table:table-cell office:value-type="float" office:value="79.755878">
            <text:p>79.76</text:p>
          </table:table-cell>
          <table:table-cell office:value-type="float" office:value="63.459849">
            <text:p>63.46</text:p>
          </table:table-cell>
          <table:table-cell/>
        </table:table-row>
        <table:table-row table:style-name="ro1">
          <table:table-cell office:value-type="float" office:value="79.818544">
            <text:p>79.82</text:p>
          </table:table-cell>
          <table:table-cell office:value-type="float" office:value="63.496481">
            <text:p>63.5</text:p>
          </table:table-cell>
          <table:table-cell/>
        </table:table-row>
        <table:table-row table:style-name="ro1">
          <table:table-cell office:value-type="float" office:value="79.881162">
            <text:p>79.88</text:p>
          </table:table-cell>
          <table:table-cell office:value-type="float" office:value="63.712832">
            <text:p>63.71</text:p>
          </table:table-cell>
          <table:table-cell/>
        </table:table-row>
        <table:table-row table:style-name="ro1">
          <table:table-cell office:value-type="float" office:value="79.94373">
            <text:p>79.94</text:p>
          </table:table-cell>
          <table:table-cell office:value-type="float" office:value="63.820827">
            <text:p>63.82</text:p>
          </table:table-cell>
          <table:table-cell/>
        </table:table-row>
        <table:table-row table:style-name="ro1">
          <table:table-cell office:value-type="float" office:value="80.00625">
            <text:p>80.01</text:p>
          </table:table-cell>
          <table:table-cell office:value-type="float" office:value="63.753738">
            <text:p>63.75</text:p>
          </table:table-cell>
          <table:table-cell/>
        </table:table-row>
        <table:table-row table:style-name="ro1">
          <table:table-cell office:value-type="float" office:value="80.06872">
            <text:p>80.07</text:p>
          </table:table-cell>
          <table:table-cell office:value-type="float" office:value="63.901906">
            <text:p>63.9</text:p>
          </table:table-cell>
          <table:table-cell/>
        </table:table-row>
        <table:table-row table:style-name="ro1">
          <table:table-cell office:value-type="float" office:value="80.131143">
            <text:p>80.13</text:p>
          </table:table-cell>
          <table:table-cell office:value-type="float" office:value="64.108597">
            <text:p>64.11</text:p>
          </table:table-cell>
          <table:table-cell/>
        </table:table-row>
        <table:table-row table:style-name="ro1">
          <table:table-cell office:value-type="float" office:value="80.193516">
            <text:p>80.19</text:p>
          </table:table-cell>
          <table:table-cell office:value-type="float" office:value="64.211805">
            <text:p>64.21</text:p>
          </table:table-cell>
          <table:table-cell/>
        </table:table-row>
        <table:table-row table:style-name="ro1">
          <table:table-cell office:value-type="float" office:value="80.255841">
            <text:p>80.26</text:p>
          </table:table-cell>
          <table:table-cell office:value-type="float" office:value="64.036206">
            <text:p>64.04</text:p>
          </table:table-cell>
          <table:table-cell/>
        </table:table-row>
        <table:table-row table:style-name="ro1">
          <table:table-cell office:value-type="float" office:value="80.318118">
            <text:p>80.32</text:p>
          </table:table-cell>
          <table:table-cell office:value-type="float" office:value="64.253786">
            <text:p>64.25</text:p>
          </table:table-cell>
          <table:table-cell/>
        </table:table-row>
        <table:table-row table:style-name="ro1">
          <table:table-cell office:value-type="float" office:value="80.380346">
            <text:p>80.38</text:p>
          </table:table-cell>
          <table:table-cell office:value-type="float" office:value="64.083444">
            <text:p>64.08</text:p>
          </table:table-cell>
          <table:table-cell/>
        </table:table-row>
        <table:table-row table:style-name="ro1">
          <table:table-cell office:value-type="float" office:value="80.442526">
            <text:p>80.44</text:p>
          </table:table-cell>
          <table:table-cell office:value-type="float" office:value="64.032445">
            <text:p>64.03</text:p>
          </table:table-cell>
          <table:table-cell/>
        </table:table-row>
        <table:table-row table:style-name="ro1">
          <table:table-cell office:value-type="float" office:value="80.504658">
            <text:p>80.5</text:p>
          </table:table-cell>
          <table:table-cell office:value-type="float" office:value="63.982475">
            <text:p>63.98</text:p>
          </table:table-cell>
          <table:table-cell/>
        </table:table-row>
        <table:table-row table:style-name="ro1">
          <table:table-cell office:value-type="float" office:value="80.566743">
            <text:p>80.57</text:p>
          </table:table-cell>
          <table:table-cell office:value-type="float" office:value="64.207751">
            <text:p>64.21</text:p>
          </table:table-cell>
          <table:table-cell/>
        </table:table-row>
        <table:table-row table:style-name="ro1">
          <table:table-cell office:value-type="float" office:value="80.628779">
            <text:p>80.63</text:p>
          </table:table-cell>
          <table:table-cell office:value-type="float" office:value="64.20459">
            <text:p>64.2</text:p>
          </table:table-cell>
          <table:table-cell/>
        </table:table-row>
        <table:table-row table:style-name="ro1">
          <table:table-cell office:value-type="float" office:value="80.690768">
            <text:p>80.69</text:p>
          </table:table-cell>
          <table:table-cell office:value-type="float" office:value="64.355972">
            <text:p>64.36</text:p>
          </table:table-cell>
          <table:table-cell/>
        </table:table-row>
        <table:table-row table:style-name="ro1">
          <table:table-cell office:value-type="float" office:value="80.752709">
            <text:p>80.75</text:p>
          </table:table-cell>
          <table:table-cell office:value-type="float" office:value="64.54226">
            <text:p>64.54</text:p>
          </table:table-cell>
          <table:table-cell/>
        </table:table-row>
        <table:table-row table:style-name="ro1">
          <table:table-cell office:value-type="float" office:value="80.814603">
            <text:p>80.81</text:p>
          </table:table-cell>
          <table:table-cell office:value-type="float" office:value="64.663567">
            <text:p>64.66</text:p>
          </table:table-cell>
          <table:table-cell/>
        </table:table-row>
        <table:table-row table:style-name="ro1">
          <table:table-cell office:value-type="float" office:value="80.876449">
            <text:p>80.88</text:p>
          </table:table-cell>
          <table:table-cell office:value-type="float" office:value="64.571231">
            <text:p>64.57</text:p>
          </table:table-cell>
          <table:table-cell/>
        </table:table-row>
        <table:table-row table:style-name="ro1">
          <table:table-cell office:value-type="float" office:value="80.938248">
            <text:p>80.94</text:p>
          </table:table-cell>
          <table:table-cell office:value-type="float" office:value="64.567535">
            <text:p>64.57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4.713168">
            <text:p>64.71</text:p>
          </table:table-cell>
          <table:table-cell/>
        </table:table-row>
        <table:table-row table:style-name="ro1">
          <table:table-cell office:value-type="float" office:value="81.061705">
            <text:p>81.06</text:p>
          </table:table-cell>
          <table:table-cell office:value-type="float" office:value="64.541428">
            <text:p>64.54</text:p>
          </table:table-cell>
          <table:table-cell/>
        </table:table-row>
        <table:table-row table:style-name="ro1">
          <table:table-cell office:value-type="float" office:value="81.123363">
            <text:p>81.12</text:p>
          </table:table-cell>
          <table:table-cell office:value-type="float" office:value="64.676075">
            <text:p>64.68</text:p>
          </table:table-cell>
          <table:table-cell/>
        </table:table-row>
        <table:table-row table:style-name="ro1">
          <table:table-cell office:value-type="float" office:value="81.184974">
            <text:p>81.18</text:p>
          </table:table-cell>
          <table:table-cell office:value-type="float" office:value="64.573355">
            <text:p>64.57</text:p>
          </table:table-cell>
          <table:table-cell/>
        </table:table-row>
        <table:table-row table:style-name="ro1">
          <table:table-cell office:value-type="float" office:value="81.246538">
            <text:p>81.25</text:p>
          </table:table-cell>
          <table:table-cell office:value-type="float" office:value="64.567503">
            <text:p>64.57</text:p>
          </table:table-cell>
          <table:table-cell/>
        </table:table-row>
        <table:table-row table:style-name="ro1">
          <table:table-cell office:value-type="float" office:value="81.308056">
            <text:p>81.31</text:p>
          </table:table-cell>
          <table:table-cell office:value-type="float" office:value="64.759428">
            <text:p>64.76</text:p>
          </table:table-cell>
          <table:table-cell/>
        </table:table-row>
        <table:table-row table:style-name="ro1">
          <table:table-cell office:value-type="float" office:value="81.369527">
            <text:p>81.37</text:p>
          </table:table-cell>
          <table:table-cell office:value-type="float" office:value="65.014014">
            <text:p>65.01</text:p>
          </table:table-cell>
          <table:table-cell/>
        </table:table-row>
        <table:table-row table:style-name="ro1">
          <table:table-cell office:value-type="float" office:value="81.430952">
            <text:p>81.43</text:p>
          </table:table-cell>
          <table:table-cell office:value-type="float" office:value="64.962011">
            <text:p>64.96</text:p>
          </table:table-cell>
          <table:table-cell/>
        </table:table-row>
        <table:table-row table:style-name="ro1">
          <table:table-cell office:value-type="float" office:value="81.492331">
            <text:p>81.49</text:p>
          </table:table-cell>
          <table:table-cell office:value-type="float" office:value="65.193241">
            <text:p>65.19</text:p>
          </table:table-cell>
          <table:table-cell/>
        </table:table-row>
        <table:table-row table:style-name="ro1">
          <table:table-cell office:value-type="float" office:value="81.553663">
            <text:p>81.55</text:p>
          </table:table-cell>
          <table:table-cell office:value-type="float" office:value="65.341646">
            <text:p>65.34</text:p>
          </table:table-cell>
          <table:table-cell/>
        </table:table-row>
        <table:table-row table:style-name="ro1">
          <table:table-cell office:value-type="float" office:value="81.61495">
            <text:p>81.61</text:p>
          </table:table-cell>
          <table:table-cell office:value-type="float" office:value="65.240394">
            <text:p>65.24</text:p>
          </table:table-cell>
          <table:table-cell/>
        </table:table-row>
        <table:table-row table:style-name="ro1">
          <table:table-cell office:value-type="float" office:value="81.67619">
            <text:p>81.68</text:p>
          </table:table-cell>
          <table:table-cell office:value-type="float" office:value="65.258846">
            <text:p>65.26</text:p>
          </table:table-cell>
          <table:table-cell/>
        </table:table-row>
        <table:table-row table:style-name="ro1">
          <table:table-cell office:value-type="float" office:value="81.737384">
            <text:p>81.74</text:p>
          </table:table-cell>
          <table:table-cell office:value-type="float" office:value="65.453234">
            <text:p>65.45</text:p>
          </table:table-cell>
          <table:table-cell/>
        </table:table-row>
        <table:table-row table:style-name="ro1">
          <table:table-cell office:value-type="float" office:value="81.798533">
            <text:p>81.8</text:p>
          </table:table-cell>
          <table:table-cell office:value-type="float" office:value="65.288018">
            <text:p>65.29</text:p>
          </table:table-cell>
          <table:table-cell/>
        </table:table-row>
        <table:table-row table:style-name="ro1">
          <table:table-cell office:value-type="float" office:value="81.859636">
            <text:p>81.86</text:p>
          </table:table-cell>
          <table:table-cell office:value-type="float" office:value="65.332074">
            <text:p>65.33</text:p>
          </table:table-cell>
          <table:table-cell/>
        </table:table-row>
        <table:table-row table:style-name="ro1">
          <table:table-cell office:value-type="float" office:value="81.920693">
            <text:p>81.92</text:p>
          </table:table-cell>
          <table:table-cell office:value-type="float" office:value="65.184573">
            <text:p>65.18</text:p>
          </table:table-cell>
          <table:table-cell/>
        </table:table-row>
        <table:table-row table:style-name="ro1">
          <table:table-cell office:value-type="float" office:value="81.981705">
            <text:p>81.98</text:p>
          </table:table-cell>
          <table:table-cell office:value-type="float" office:value="64.90931">
            <text:p>64.91</text:p>
          </table:table-cell>
          <table:table-cell/>
        </table:table-row>
        <table:table-row table:style-name="ro1">
          <table:table-cell office:value-type="float" office:value="82.042672">
            <text:p>82.04</text:p>
          </table:table-cell>
          <table:table-cell office:value-type="float" office:value="64.71661">
            <text:p>64.72</text:p>
          </table:table-cell>
          <table:table-cell/>
        </table:table-row>
        <table:table-row table:style-name="ro1">
          <table:table-cell office:value-type="float" office:value="82.103593">
            <text:p>82.1</text:p>
          </table:table-cell>
          <table:table-cell office:value-type="float" office:value="64.881899">
            <text:p>64.88</text:p>
          </table:table-cell>
          <table:table-cell/>
        </table:table-row>
        <table:table-row table:style-name="ro1">
          <table:table-cell office:value-type="float" office:value="82.164469">
            <text:p>82.16</text:p>
          </table:table-cell>
          <table:table-cell office:value-type="float" office:value="64.722982">
            <text:p>64.72</text:p>
          </table:table-cell>
          <table:table-cell/>
        </table:table-row>
        <table:table-row table:style-name="ro1">
          <table:table-cell office:value-type="float" office:value="82.2253">
            <text:p>82.23</text:p>
          </table:table-cell>
          <table:table-cell office:value-type="float" office:value="64.900075">
            <text:p>64.9</text:p>
          </table:table-cell>
          <table:table-cell/>
        </table:table-row>
        <table:table-row table:style-name="ro1">
          <table:table-cell office:value-type="float" office:value="82.286086">
            <text:p>82.29</text:p>
          </table:table-cell>
          <table:table-cell office:value-type="float" office:value="65.23185">
            <text:p>65.23</text:p>
          </table:table-cell>
          <table:table-cell/>
        </table:table-row>
        <table:table-row table:style-name="ro1">
          <table:table-cell office:value-type="float" office:value="82.346828">
            <text:p>82.35</text:p>
          </table:table-cell>
          <table:table-cell office:value-type="float" office:value="65.036729">
            <text:p>65.04</text:p>
          </table:table-cell>
          <table:table-cell/>
        </table:table-row>
        <table:table-row table:style-name="ro1">
          <table:table-cell office:value-type="float" office:value="82.407524">
            <text:p>82.41</text:p>
          </table:table-cell>
          <table:table-cell office:value-type="float" office:value="64.871821">
            <text:p>64.87</text:p>
          </table:table-cell>
          <table:table-cell/>
        </table:table-row>
        <table:table-row table:style-name="ro1">
          <table:table-cell office:value-type="float" office:value="82.468176">
            <text:p>82.47</text:p>
          </table:table-cell>
          <table:table-cell office:value-type="float" office:value="64.957293">
            <text:p>64.96</text:p>
          </table:table-cell>
          <table:table-cell/>
        </table:table-row>
        <table:table-row table:style-name="ro1">
          <table:table-cell office:value-type="float" office:value="82.528783">
            <text:p>82.53</text:p>
          </table:table-cell>
          <table:table-cell office:value-type="float" office:value="64.831058">
            <text:p>64.83</text:p>
          </table:table-cell>
          <table:table-cell/>
        </table:table-row>
        <table:table-row table:style-name="ro1">
          <table:table-cell office:value-type="float" office:value="82.589346">
            <text:p>82.59</text:p>
          </table:table-cell>
          <table:table-cell office:value-type="float" office:value="64.843009">
            <text:p>64.84</text:p>
          </table:table-cell>
          <table:table-cell/>
        </table:table-row>
        <table:table-row table:style-name="ro1">
          <table:table-cell office:value-type="float" office:value="82.649864">
            <text:p>82.65</text:p>
          </table:table-cell>
          <table:table-cell office:value-type="float" office:value="65.246212">
            <text:p>65.25</text:p>
          </table:table-cell>
          <table:table-cell/>
        </table:table-row>
        <table:table-row table:style-name="ro1">
          <table:table-cell office:value-type="float" office:value="82.710338">
            <text:p>82.71</text:p>
          </table:table-cell>
          <table:table-cell office:value-type="float" office:value="65.28986">
            <text:p>65.29</text:p>
          </table:table-cell>
          <table:table-cell/>
        </table:table-row>
        <table:table-row table:style-name="ro1">
          <table:table-cell office:value-type="float" office:value="82.770768">
            <text:p>82.77</text:p>
          </table:table-cell>
          <table:table-cell office:value-type="float" office:value="65.428735">
            <text:p>65.43</text:p>
          </table:table-cell>
          <table:table-cell/>
        </table:table-row>
        <table:table-row table:style-name="ro1">
          <table:table-cell office:value-type="float" office:value="82.831154">
            <text:p>82.83</text:p>
          </table:table-cell>
          <table:table-cell office:value-type="float" office:value="65.699727">
            <text:p>65.7</text:p>
          </table:table-cell>
          <table:table-cell/>
        </table:table-row>
        <table:table-row table:style-name="ro1">
          <table:table-cell office:value-type="float" office:value="82.891495">
            <text:p>82.89</text:p>
          </table:table-cell>
          <table:table-cell office:value-type="float" office:value="65.912811">
            <text:p>65.91</text:p>
          </table:table-cell>
          <table:table-cell/>
        </table:table-row>
        <table:table-row table:style-name="ro1">
          <table:table-cell office:value-type="float" office:value="82.951793">
            <text:p>82.95</text:p>
          </table:table-cell>
          <table:table-cell office:value-type="float" office:value="65.840349">
            <text:p>65.84</text:p>
          </table:table-cell>
          <table:table-cell/>
        </table:table-row>
        <table:table-row table:style-name="ro1">
          <table:table-cell office:value-type="float" office:value="83.012047">
            <text:p>83.01</text:p>
          </table:table-cell>
          <table:table-cell office:value-type="float" office:value="65.885213">
            <text:p>65.89</text:p>
          </table:table-cell>
          <table:table-cell/>
        </table:table-row>
        <table:table-row table:style-name="ro1">
          <table:table-cell office:value-type="float" office:value="83.072258">
            <text:p>83.07</text:p>
          </table:table-cell>
          <table:table-cell office:value-type="float" office:value="65.54542">
            <text:p>65.55</text:p>
          </table:table-cell>
          <table:table-cell/>
        </table:table-row>
        <table:table-row table:style-name="ro1">
          <table:table-cell office:value-type="float" office:value="83.132424">
            <text:p>83.13</text:p>
          </table:table-cell>
          <table:table-cell office:value-type="float" office:value="65.721388">
            <text:p>65.72</text:p>
          </table:table-cell>
          <table:table-cell/>
        </table:table-row>
        <table:table-row table:style-name="ro1">
          <table:table-cell office:value-type="float" office:value="83.192548">
            <text:p>83.19</text:p>
          </table:table-cell>
          <table:table-cell office:value-type="float" office:value="65.630549">
            <text:p>65.63</text:p>
          </table:table-cell>
          <table:table-cell/>
        </table:table-row>
        <table:table-row table:style-name="ro1">
          <table:table-cell office:value-type="float" office:value="83.252628">
            <text:p>83.25</text:p>
          </table:table-cell>
          <table:table-cell office:value-type="float" office:value="65.514343">
            <text:p>65.51</text:p>
          </table:table-cell>
          <table:table-cell/>
        </table:table-row>
        <table:table-row table:style-name="ro1">
          <table:table-cell office:value-type="float" office:value="83.312664">
            <text:p>83.31</text:p>
          </table:table-cell>
          <table:table-cell office:value-type="float" office:value="65.597754">
            <text:p>65.6</text:p>
          </table:table-cell>
          <table:table-cell/>
        </table:table-row>
        <table:table-row table:style-name="ro1">
          <table:table-cell office:value-type="float" office:value="83.372657">
            <text:p>83.37</text:p>
          </table:table-cell>
          <table:table-cell office:value-type="float" office:value="65.370799">
            <text:p>65.37</text:p>
          </table:table-cell>
          <table:table-cell/>
        </table:table-row>
        <table:table-row table:style-name="ro1">
          <table:table-cell office:value-type="float" office:value="83.432608">
            <text:p>83.43</text:p>
          </table:table-cell>
          <table:table-cell office:value-type="float" office:value="65.41152">
            <text:p>65.41</text:p>
          </table:table-cell>
          <table:table-cell/>
        </table:table-row>
        <table:table-row table:style-name="ro1">
          <table:table-cell office:value-type="float" office:value="83.492515">
            <text:p>83.49</text:p>
          </table:table-cell>
          <table:table-cell office:value-type="float" office:value="65.196885">
            <text:p>65.2</text:p>
          </table:table-cell>
          <table:table-cell/>
        </table:table-row>
        <table:table-row table:style-name="ro1">
          <table:table-cell office:value-type="float" office:value="83.552379">
            <text:p>83.55</text:p>
          </table:table-cell>
          <table:table-cell office:value-type="float" office:value="65.009393">
            <text:p>65.01</text:p>
          </table:table-cell>
          <table:table-cell/>
        </table:table-row>
        <table:table-row table:style-name="ro1">
          <table:table-cell office:value-type="float" office:value="83.6122">
            <text:p>83.61</text:p>
          </table:table-cell>
          <table:table-cell office:value-type="float" office:value="64.893162">
            <text:p>64.89</text:p>
          </table:table-cell>
          <table:table-cell/>
        </table:table-row>
        <table:table-row table:style-name="ro1">
          <table:table-cell office:value-type="float" office:value="83.671979">
            <text:p>83.67</text:p>
          </table:table-cell>
          <table:table-cell office:value-type="float" office:value="65.075827">
            <text:p>65.08</text:p>
          </table:table-cell>
          <table:table-cell/>
        </table:table-row>
        <table:table-row table:style-name="ro1">
          <table:table-cell office:value-type="float" office:value="83.731714">
            <text:p>83.73</text:p>
          </table:table-cell>
          <table:table-cell office:value-type="float" office:value="65.297235">
            <text:p>65.3</text:p>
          </table:table-cell>
          <table:table-cell/>
        </table:table-row>
        <table:table-row table:style-name="ro1">
          <table:table-cell office:value-type="float" office:value="83.791408">
            <text:p>83.79</text:p>
          </table:table-cell>
          <table:table-cell office:value-type="float" office:value="65.27564">
            <text:p>65.28</text:p>
          </table:table-cell>
          <table:table-cell/>
        </table:table-row>
        <table:table-row table:style-name="ro1">
          <table:table-cell office:value-type="float" office:value="83.851058">
            <text:p>83.85</text:p>
          </table:table-cell>
          <table:table-cell office:value-type="float" office:value="65.47374">
            <text:p>65.47</text:p>
          </table:table-cell>
          <table:table-cell/>
        </table:table-row>
        <table:table-row table:style-name="ro1">
          <table:table-cell office:value-type="float" office:value="83.910667">
            <text:p>83.91</text:p>
          </table:table-cell>
          <table:table-cell office:value-type="float" office:value="65.727591">
            <text:p>65.73</text:p>
          </table:table-cell>
          <table:table-cell/>
        </table:table-row>
        <table:table-row table:style-name="ro1">
          <table:table-cell office:value-type="float" office:value="83.970233">
            <text:p>83.97</text:p>
          </table:table-cell>
          <table:table-cell office:value-type="float" office:value="65.593946">
            <text:p>65.59</text:p>
          </table:table-cell>
          <table:table-cell/>
        </table:table-row>
        <table:table-row table:style-name="ro1">
          <table:table-cell office:value-type="float" office:value="84.029757">
            <text:p>84.03</text:p>
          </table:table-cell>
          <table:table-cell office:value-type="float" office:value="65.69476">
            <text:p>65.69</text:p>
          </table:table-cell>
          <table:table-cell/>
        </table:table-row>
        <table:table-row table:style-name="ro1">
          <table:table-cell office:value-type="float" office:value="84.089238">
            <text:p>84.09</text:p>
          </table:table-cell>
          <table:table-cell office:value-type="float" office:value="65.3928">
            <text:p>65.39</text:p>
          </table:table-cell>
          <table:table-cell/>
        </table:table-row>
        <table:table-row table:style-name="ro1">
          <table:table-cell office:value-type="float" office:value="84.148678">
            <text:p>84.15</text:p>
          </table:table-cell>
          <table:table-cell office:value-type="float" office:value="65.270018">
            <text:p>65.27</text:p>
          </table:table-cell>
          <table:table-cell/>
        </table:table-row>
        <table:table-row table:style-name="ro1">
          <table:table-cell office:value-type="float" office:value="84.208076">
            <text:p>84.21</text:p>
          </table:table-cell>
          <table:table-cell office:value-type="float" office:value="64.959459">
            <text:p>64.96</text:p>
          </table:table-cell>
          <table:table-cell/>
        </table:table-row>
        <table:table-row table:style-name="ro1">
          <table:table-cell office:value-type="float" office:value="84.267431">
            <text:p>84.27</text:p>
          </table:table-cell>
          <table:table-cell office:value-type="float" office:value="65.078133">
            <text:p>65.08</text:p>
          </table:table-cell>
          <table:table-cell/>
        </table:table-row>
        <table:table-row table:style-name="ro1">
          <table:table-cell office:value-type="float" office:value="84.326745">
            <text:p>84.33</text:p>
          </table:table-cell>
          <table:table-cell office:value-type="float" office:value="65.069536">
            <text:p>65.07</text:p>
          </table:table-cell>
          <table:table-cell/>
        </table:table-row>
        <table:table-row table:style-name="ro1">
          <table:table-cell office:value-type="float" office:value="84.386018">
            <text:p>84.39</text:p>
          </table:table-cell>
          <table:table-cell office:value-type="float" office:value="64.668113">
            <text:p>64.67</text:p>
          </table:table-cell>
          <table:table-cell/>
        </table:table-row>
        <table:table-row table:style-name="ro1">
          <table:table-cell office:value-type="float" office:value="84.445249">
            <text:p>84.45</text:p>
          </table:table-cell>
          <table:table-cell office:value-type="float" office:value="64.812401">
            <text:p>64.81</text:p>
          </table:table-cell>
          <table:table-cell/>
        </table:table-row>
        <table:table-row table:style-name="ro1">
          <table:table-cell office:value-type="float" office:value="84.504438">
            <text:p>84.5</text:p>
          </table:table-cell>
          <table:table-cell office:value-type="float" office:value="64.893944">
            <text:p>64.89</text:p>
          </table:table-cell>
          <table:table-cell/>
        </table:table-row>
        <table:table-row table:style-name="ro1">
          <table:table-cell office:value-type="float" office:value="84.563586">
            <text:p>84.56</text:p>
          </table:table-cell>
          <table:table-cell office:value-type="float" office:value="64.953426">
            <text:p>64.95</text:p>
          </table:table-cell>
          <table:table-cell/>
        </table:table-row>
        <table:table-row table:style-name="ro1">
          <table:table-cell office:value-type="float" office:value="84.622692">
            <text:p>84.62</text:p>
          </table:table-cell>
          <table:table-cell office:value-type="float" office:value="65.184464">
            <text:p>65.18</text:p>
          </table:table-cell>
          <table:table-cell/>
        </table:table-row>
        <table:table-row table:style-name="ro1">
          <table:table-cell office:value-type="float" office:value="84.681757">
            <text:p>84.68</text:p>
          </table:table-cell>
          <table:table-cell office:value-type="float" office:value="65.345988">
            <text:p>65.35</text:p>
          </table:table-cell>
          <table:table-cell/>
        </table:table-row>
        <table:table-row table:style-name="ro1">
          <table:table-cell office:value-type="float" office:value="84.740781">
            <text:p>84.74</text:p>
          </table:table-cell>
          <table:table-cell office:value-type="float" office:value="65.180685">
            <text:p>65.18</text:p>
          </table:table-cell>
          <table:table-cell/>
        </table:table-row>
        <table:table-row table:style-name="ro1">
          <table:table-cell office:value-type="float" office:value="84.799764">
            <text:p>84.8</text:p>
          </table:table-cell>
          <table:table-cell office:value-type="float" office:value="65.544054">
            <text:p>65.54</text:p>
          </table:table-cell>
          <table:table-cell/>
        </table:table-row>
        <table:table-row table:style-name="ro1">
          <table:table-cell office:value-type="float" office:value="84.858706">
            <text:p>84.86</text:p>
          </table:table-cell>
          <table:table-cell office:value-type="float" office:value="65.816239">
            <text:p>65.82</text:p>
          </table:table-cell>
          <table:table-cell/>
        </table:table-row>
        <table:table-row table:style-name="ro1">
          <table:table-cell office:value-type="float" office:value="84.917607">
            <text:p>84.92</text:p>
          </table:table-cell>
          <table:table-cell office:value-type="float" office:value="66.053627">
            <text:p>66.05</text:p>
          </table:table-cell>
          <table:table-cell/>
        </table:table-row>
        <table:table-row table:style-name="ro1">
          <table:table-cell office:value-type="float" office:value="84.976467">
            <text:p>84.98</text:p>
          </table:table-cell>
          <table:table-cell office:value-type="float" office:value="65.935393">
            <text:p>65.94</text:p>
          </table:table-cell>
          <table:table-cell/>
        </table:table-row>
        <table:table-row table:style-name="ro1">
          <table:table-cell office:value-type="float" office:value="85.035287">
            <text:p>85.04</text:p>
          </table:table-cell>
          <table:table-cell office:value-type="float" office:value="66.039932">
            <text:p>66.04</text:p>
          </table:table-cell>
          <table:table-cell/>
        </table:table-row>
        <table:table-row table:style-name="ro1">
          <table:table-cell office:value-type="float" office:value="85.094066">
            <text:p>85.09</text:p>
          </table:table-cell>
          <table:table-cell office:value-type="float" office:value="66.223747">
            <text:p>66.22</text:p>
          </table:table-cell>
          <table:table-cell/>
        </table:table-row>
        <table:table-row table:style-name="ro1">
          <table:table-cell office:value-type="float" office:value="85.152804">
            <text:p>85.15</text:p>
          </table:table-cell>
          <table:table-cell office:value-type="float" office:value="66.195642">
            <text:p>66.2</text:p>
          </table:table-cell>
          <table:table-cell/>
        </table:table-row>
        <table:table-row table:style-name="ro1">
          <table:table-cell office:value-type="float" office:value="85.211502">
            <text:p>85.21</text:p>
          </table:table-cell>
          <table:table-cell office:value-type="float" office:value="66.148671">
            <text:p>66.15</text:p>
          </table:table-cell>
          <table:table-cell/>
        </table:table-row>
        <table:table-row table:style-name="ro1">
          <table:table-cell office:value-type="float" office:value="85.270159">
            <text:p>85.27</text:p>
          </table:table-cell>
          <table:table-cell office:value-type="float" office:value="66.322607">
            <text:p>66.32</text:p>
          </table:table-cell>
          <table:table-cell/>
        </table:table-row>
        <table:table-row table:style-name="ro1">
          <table:table-cell office:value-type="float" office:value="85.328776">
            <text:p>85.33</text:p>
          </table:table-cell>
          <table:table-cell office:value-type="float" office:value="66.488965">
            <text:p>66.49</text:p>
          </table:table-cell>
          <table:table-cell/>
        </table:table-row>
        <table:table-row table:style-name="ro1">
          <table:table-cell office:value-type="float" office:value="85.387353">
            <text:p>85.39</text:p>
          </table:table-cell>
          <table:table-cell office:value-type="float" office:value="66.975849">
            <text:p>66.98</text:p>
          </table:table-cell>
          <table:table-cell/>
        </table:table-row>
        <table:table-row table:style-name="ro1">
          <table:table-cell office:value-type="float" office:value="85.445889">
            <text:p>85.45</text:p>
          </table:table-cell>
          <table:table-cell office:value-type="float" office:value="66.780727">
            <text:p>66.78</text:p>
          </table:table-cell>
          <table:table-cell/>
        </table:table-row>
        <table:table-row table:style-name="ro1">
          <table:table-cell office:value-type="float" office:value="85.504386">
            <text:p>85.5</text:p>
          </table:table-cell>
          <table:table-cell office:value-type="float" office:value="66.655793">
            <text:p>66.66</text:p>
          </table:table-cell>
          <table:table-cell/>
        </table:table-row>
        <table:table-row table:style-name="ro1">
          <table:table-cell office:value-type="float" office:value="85.562842">
            <text:p>85.56</text:p>
          </table:table-cell>
          <table:table-cell office:value-type="float" office:value="66.678159">
            <text:p>66.68</text:p>
          </table:table-cell>
          <table:table-cell/>
        </table:table-row>
        <table:table-row table:style-name="ro1">
          <table:table-cell office:value-type="float" office:value="85.621259">
            <text:p>85.62</text:p>
          </table:table-cell>
          <table:table-cell office:value-type="float" office:value="66.78765">
            <text:p>66.79</text:p>
          </table:table-cell>
          <table:table-cell/>
        </table:table-row>
        <table:table-row table:style-name="ro1">
          <table:table-cell office:value-type="float" office:value="85.679636">
            <text:p>85.68</text:p>
          </table:table-cell>
          <table:table-cell office:value-type="float" office:value="67.185732">
            <text:p>67.19</text:p>
          </table:table-cell>
          <table:table-cell/>
        </table:table-row>
        <table:table-row table:style-name="ro1">
          <table:table-cell office:value-type="float" office:value="85.737973">
            <text:p>85.74</text:p>
          </table:table-cell>
          <table:table-cell office:value-type="float" office:value="67.307632">
            <text:p>67.31</text:p>
          </table:table-cell>
          <table:table-cell/>
        </table:table-row>
        <table:table-row table:style-name="ro1">
          <table:table-cell office:value-type="float" office:value="85.79627">
            <text:p>85.8</text:p>
          </table:table-cell>
          <table:table-cell office:value-type="float" office:value="67.326129">
            <text:p>67.33</text:p>
          </table:table-cell>
          <table:table-cell/>
        </table:table-row>
        <table:table-row table:style-name="ro1">
          <table:table-cell office:value-type="float" office:value="85.854528">
            <text:p>85.85</text:p>
          </table:table-cell>
          <table:table-cell office:value-type="float" office:value="67.537762">
            <text:p>67.54</text:p>
          </table:table-cell>
          <table:table-cell/>
        </table:table-row>
        <table:table-row table:style-name="ro1">
          <table:table-cell office:value-type="float" office:value="85.912746">
            <text:p>85.91</text:p>
          </table:table-cell>
          <table:table-cell office:value-type="float" office:value="67.352599">
            <text:p>67.35</text:p>
          </table:table-cell>
          <table:table-cell/>
        </table:table-row>
        <table:table-row table:style-name="ro1">
          <table:table-cell office:value-type="float" office:value="85.970925">
            <text:p>85.97</text:p>
          </table:table-cell>
          <table:table-cell office:value-type="float" office:value="67.804835">
            <text:p>67.8</text:p>
          </table:table-cell>
          <table:table-cell/>
        </table:table-row>
        <table:table-row table:style-name="ro1">
          <table:table-cell office:value-type="float" office:value="86.029065">
            <text:p>86.03</text:p>
          </table:table-cell>
          <table:table-cell office:value-type="float" office:value="67.795309">
            <text:p>67.8</text:p>
          </table:table-cell>
          <table:table-cell/>
        </table:table-row>
        <table:table-row table:style-name="ro1">
          <table:table-cell office:value-type="float" office:value="86.087165">
            <text:p>86.09</text:p>
          </table:table-cell>
          <table:table-cell office:value-type="float" office:value="67.645605">
            <text:p>67.65</text:p>
          </table:table-cell>
          <table:table-cell/>
        </table:table-row>
        <table:table-row table:style-name="ro1">
          <table:table-cell office:value-type="float" office:value="86.145226">
            <text:p>86.15</text:p>
          </table:table-cell>
          <table:table-cell office:value-type="float" office:value="67.15044">
            <text:p>67.15</text:p>
          </table:table-cell>
          <table:table-cell/>
        </table:table-row>
        <table:table-row table:style-name="ro1">
          <table:table-cell office:value-type="float" office:value="86.203248">
            <text:p>86.2</text:p>
          </table:table-cell>
          <table:table-cell office:value-type="float" office:value="67.517311">
            <text:p>67.52</text:p>
          </table:table-cell>
          <table:table-cell/>
        </table:table-row>
        <table:table-row table:style-name="ro1">
          <table:table-cell office:value-type="float" office:value="86.261231">
            <text:p>86.26</text:p>
          </table:table-cell>
          <table:table-cell office:value-type="float" office:value="67.663397">
            <text:p>67.66</text:p>
          </table:table-cell>
          <table:table-cell/>
        </table:table-row>
        <table:table-row table:style-name="ro1">
          <table:table-cell office:value-type="float" office:value="86.319175">
            <text:p>86.32</text:p>
          </table:table-cell>
          <table:table-cell office:value-type="float" office:value="67.974544">
            <text:p>67.97</text:p>
          </table:table-cell>
          <table:table-cell/>
        </table:table-row>
        <table:table-row table:style-name="ro1">
          <table:table-cell office:value-type="float" office:value="86.37708">
            <text:p>86.38</text:p>
          </table:table-cell>
          <table:table-cell office:value-type="float" office:value="67.98316">
            <text:p>67.98</text:p>
          </table:table-cell>
          <table:table-cell/>
        </table:table-row>
        <table:table-row table:style-name="ro1">
          <table:table-cell office:value-type="float" office:value="86.434947">
            <text:p>86.43</text:p>
          </table:table-cell>
          <table:table-cell office:value-type="float" office:value="68.147813">
            <text:p>68.15</text:p>
          </table:table-cell>
          <table:table-cell/>
        </table:table-row>
        <table:table-row table:style-name="ro1">
          <table:table-cell office:value-type="float" office:value="86.492774">
            <text:p>86.49</text:p>
          </table:table-cell>
          <table:table-cell office:value-type="float" office:value="68.038282">
            <text:p>68.04</text:p>
          </table:table-cell>
          <table:table-cell/>
        </table:table-row>
        <table:table-row table:style-name="ro1">
          <table:table-cell office:value-type="float" office:value="86.550563">
            <text:p>86.55</text:p>
          </table:table-cell>
          <table:table-cell office:value-type="float" office:value="68.684334">
            <text:p>68.68</text:p>
          </table:table-cell>
          <table:table-cell/>
        </table:table-row>
        <table:table-row table:style-name="ro1">
          <table:table-cell office:value-type="float" office:value="86.608314">
            <text:p>86.61</text:p>
          </table:table-cell>
          <table:table-cell office:value-type="float" office:value="68.712241">
            <text:p>68.71</text:p>
          </table:table-cell>
          <table:table-cell/>
        </table:table-row>
        <table:table-row table:style-name="ro1">
          <table:table-cell office:value-type="float" office:value="86.666026">
            <text:p>86.67</text:p>
          </table:table-cell>
          <table:table-cell office:value-type="float" office:value="68.852907">
            <text:p>68.85</text:p>
          </table:table-cell>
          <table:table-cell/>
        </table:table-row>
        <table:table-row table:style-name="ro1">
          <table:table-cell office:value-type="float" office:value="86.723699">
            <text:p>86.72</text:p>
          </table:table-cell>
          <table:table-cell office:value-type="float" office:value="68.777481">
            <text:p>68.78</text:p>
          </table:table-cell>
          <table:table-cell/>
        </table:table-row>
        <table:table-row table:style-name="ro1">
          <table:table-cell office:value-type="float" office:value="86.781334">
            <text:p>86.78</text:p>
          </table:table-cell>
          <table:table-cell office:value-type="float" office:value="68.782105">
            <text:p>68.78</text:p>
          </table:table-cell>
          <table:table-cell/>
        </table:table-row>
        <table:table-row table:style-name="ro1">
          <table:table-cell office:value-type="float" office:value="86.838931">
            <text:p>86.84</text:p>
          </table:table-cell>
          <table:table-cell office:value-type="float" office:value="69.05187">
            <text:p>69.05</text:p>
          </table:table-cell>
          <table:table-cell/>
        </table:table-row>
        <table:table-row table:style-name="ro1">
          <table:table-cell office:value-type="float" office:value="86.89649">
            <text:p>86.9</text:p>
          </table:table-cell>
          <table:table-cell office:value-type="float" office:value="69.148729">
            <text:p>69.15</text:p>
          </table:table-cell>
          <table:table-cell/>
        </table:table-row>
        <table:table-row table:style-name="ro1">
          <table:table-cell office:value-type="float" office:value="86.954011">
            <text:p>86.95</text:p>
          </table:table-cell>
          <table:table-cell office:value-type="float" office:value="69.097928">
            <text:p>69.1</text:p>
          </table:table-cell>
          <table:table-cell/>
        </table:table-row>
        <table:table-row table:style-name="ro1">
          <table:table-cell office:value-type="float" office:value="87.011493">
            <text:p>87.01</text:p>
          </table:table-cell>
          <table:table-cell office:value-type="float" office:value="69.179145">
            <text:p>69.18</text:p>
          </table:table-cell>
          <table:table-cell/>
        </table:table-row>
        <table:table-row table:style-name="ro1">
          <table:table-cell office:value-type="float" office:value="87.068938">
            <text:p>87.07</text:p>
          </table:table-cell>
          <table:table-cell office:value-type="float" office:value="68.795833">
            <text:p>68.8</text:p>
          </table:table-cell>
          <table:table-cell/>
        </table:table-row>
        <table:table-row table:style-name="ro1">
          <table:table-cell office:value-type="float" office:value="87.126345">
            <text:p>87.13</text:p>
          </table:table-cell>
          <table:table-cell office:value-type="float" office:value="68.832162">
            <text:p>68.83</text:p>
          </table:table-cell>
          <table:table-cell/>
        </table:table-row>
        <table:table-row table:style-name="ro1">
          <table:table-cell office:value-type="float" office:value="87.183714">
            <text:p>87.18</text:p>
          </table:table-cell>
          <table:table-cell office:value-type="float" office:value="68.940003">
            <text:p>68.94</text:p>
          </table:table-cell>
          <table:table-cell/>
        </table:table-row>
        <table:table-row table:style-name="ro1">
          <table:table-cell office:value-type="float" office:value="87.241045">
            <text:p>87.24</text:p>
          </table:table-cell>
          <table:table-cell office:value-type="float" office:value="69.000589">
            <text:p>69</text:p>
          </table:table-cell>
          <table:table-cell/>
        </table:table-row>
        <table:table-row table:style-name="ro1">
          <table:table-cell office:value-type="float" office:value="87.298339">
            <text:p>87.3</text:p>
          </table:table-cell>
          <table:table-cell office:value-type="float" office:value="68.976798">
            <text:p>68.98</text:p>
          </table:table-cell>
          <table:table-cell/>
        </table:table-row>
        <table:table-row table:style-name="ro1">
          <table:table-cell office:value-type="float" office:value="87.355595">
            <text:p>87.36</text:p>
          </table:table-cell>
          <table:table-cell office:value-type="float" office:value="68.960354">
            <text:p>68.96</text:p>
          </table:table-cell>
          <table:table-cell/>
        </table:table-row>
        <table:table-row table:style-name="ro1">
          <table:table-cell office:value-type="float" office:value="87.412814">
            <text:p>87.41</text:p>
          </table:table-cell>
          <table:table-cell office:value-type="float" office:value="69.203452">
            <text:p>69.2</text:p>
          </table:table-cell>
          <table:table-cell/>
        </table:table-row>
        <table:table-row table:style-name="ro1">
          <table:table-cell office:value-type="float" office:value="87.469995">
            <text:p>87.47</text:p>
          </table:table-cell>
          <table:table-cell office:value-type="float" office:value="69.542784">
            <text:p>69.54</text:p>
          </table:table-cell>
          <table:table-cell/>
        </table:table-row>
        <table:table-row table:style-name="ro1">
          <table:table-cell office:value-type="float" office:value="87.527139">
            <text:p>87.53</text:p>
          </table:table-cell>
          <table:table-cell office:value-type="float" office:value="69.455923">
            <text:p>69.46</text:p>
          </table:table-cell>
          <table:table-cell/>
        </table:table-row>
        <table:table-row table:style-name="ro1">
          <table:table-cell office:value-type="float" office:value="87.584245">
            <text:p>87.58</text:p>
          </table:table-cell>
          <table:table-cell office:value-type="float" office:value="69.162896">
            <text:p>69.16</text:p>
          </table:table-cell>
          <table:table-cell/>
        </table:table-row>
        <table:table-row table:style-name="ro1">
          <table:table-cell office:value-type="float" office:value="87.641314">
            <text:p>87.64</text:p>
          </table:table-cell>
          <table:table-cell office:value-type="float" office:value="69.255967">
            <text:p>69.26</text:p>
          </table:table-cell>
          <table:table-cell/>
        </table:table-row>
        <table:table-row table:style-name="ro1">
          <table:table-cell office:value-type="float" office:value="87.698347">
            <text:p>87.7</text:p>
          </table:table-cell>
          <table:table-cell office:value-type="float" office:value="68.934109">
            <text:p>68.93</text:p>
          </table:table-cell>
          <table:table-cell/>
        </table:table-row>
        <table:table-row table:style-name="ro1">
          <table:table-cell office:value-type="float" office:value="87.755342">
            <text:p>87.76</text:p>
          </table:table-cell>
          <table:table-cell office:value-type="float" office:value="68.82572">
            <text:p>68.83</text:p>
          </table:table-cell>
          <table:table-cell/>
        </table:table-row>
        <table:table-row table:style-name="ro1">
          <table:table-cell office:value-type="float" office:value="87.8123">
            <text:p>87.81</text:p>
          </table:table-cell>
          <table:table-cell office:value-type="float" office:value="68.963123">
            <text:p>68.96</text:p>
          </table:table-cell>
          <table:table-cell/>
        </table:table-row>
        <table:table-row table:style-name="ro1">
          <table:table-cell office:value-type="float" office:value="87.869221">
            <text:p>87.87</text:p>
          </table:table-cell>
          <table:table-cell office:value-type="float" office:value="68.771956">
            <text:p>68.77</text:p>
          </table:table-cell>
          <table:table-cell/>
        </table:table-row>
        <table:table-row table:style-name="ro1">
          <table:table-cell office:value-type="float" office:value="87.926105">
            <text:p>87.93</text:p>
          </table:table-cell>
          <table:table-cell office:value-type="float" office:value="68.675416">
            <text:p>68.68</text:p>
          </table:table-cell>
          <table:table-cell/>
        </table:table-row>
        <table:table-row table:style-name="ro1">
          <table:table-cell office:value-type="float" office:value="87.982953">
            <text:p>87.98</text:p>
          </table:table-cell>
          <table:table-cell office:value-type="float" office:value="69.023968">
            <text:p>69.02</text:p>
          </table:table-cell>
          <table:table-cell/>
        </table:table-row>
        <table:table-row table:style-name="ro1">
          <table:table-cell office:value-type="float" office:value="88.039764">
            <text:p>88.04</text:p>
          </table:table-cell>
          <table:table-cell office:value-type="float" office:value="68.914625">
            <text:p>68.91</text:p>
          </table:table-cell>
          <table:table-cell/>
        </table:table-row>
        <table:table-row table:style-name="ro1">
          <table:table-cell office:value-type="float" office:value="88.096538">
            <text:p>88.1</text:p>
          </table:table-cell>
          <table:table-cell office:value-type="float" office:value="68.911982">
            <text:p>68.91</text:p>
          </table:table-cell>
          <table:table-cell/>
        </table:table-row>
        <table:table-row table:style-name="ro1">
          <table:table-cell office:value-type="float" office:value="88.153276">
            <text:p>88.15</text:p>
          </table:table-cell>
          <table:table-cell office:value-type="float" office:value="69.306789">
            <text:p>69.31</text:p>
          </table:table-cell>
          <table:table-cell/>
        </table:table-row>
        <table:table-row table:style-name="ro1">
          <table:table-cell office:value-type="float" office:value="88.209977">
            <text:p>88.21</text:p>
          </table:table-cell>
          <table:table-cell office:value-type="float" office:value="69.54442">
            <text:p>69.54</text:p>
          </table:table-cell>
          <table:table-cell/>
        </table:table-row>
        <table:table-row table:style-name="ro1">
          <table:table-cell office:value-type="float" office:value="88.266641">
            <text:p>88.27</text:p>
          </table:table-cell>
          <table:table-cell office:value-type="float" office:value="69.690105">
            <text:p>69.69</text:p>
          </table:table-cell>
          <table:table-cell/>
        </table:table-row>
        <table:table-row table:style-name="ro1">
          <table:table-cell office:value-type="float" office:value="88.32327">
            <text:p>88.32</text:p>
          </table:table-cell>
          <table:table-cell office:value-type="float" office:value="69.823262">
            <text:p>69.82</text:p>
          </table:table-cell>
          <table:table-cell/>
        </table:table-row>
        <table:table-row table:style-name="ro1">
          <table:table-cell office:value-type="float" office:value="88.379862">
            <text:p>88.38</text:p>
          </table:table-cell>
          <table:table-cell office:value-type="float" office:value="69.798277">
            <text:p>69.8</text:p>
          </table:table-cell>
          <table:table-cell/>
        </table:table-row>
        <table:table-row table:style-name="ro1">
          <table:table-cell office:value-type="float" office:value="88.436418">
            <text:p>88.44</text:p>
          </table:table-cell>
          <table:table-cell office:value-type="float" office:value="70.101116">
            <text:p>70.1</text:p>
          </table:table-cell>
          <table:table-cell/>
        </table:table-row>
        <table:table-row table:style-name="ro1">
          <table:table-cell office:value-type="float" office:value="88.492938">
            <text:p>88.49</text:p>
          </table:table-cell>
          <table:table-cell office:value-type="float" office:value="70.380878">
            <text:p>70.38</text:p>
          </table:table-cell>
          <table:table-cell/>
        </table:table-row>
        <table:table-row table:style-name="ro1">
          <table:table-cell office:value-type="float" office:value="88.549421">
            <text:p>88.55</text:p>
          </table:table-cell>
          <table:table-cell office:value-type="float" office:value="70.2369">
            <text:p>70.24</text:p>
          </table:table-cell>
          <table:table-cell/>
        </table:table-row>
        <table:table-row table:style-name="ro1">
          <table:table-cell office:value-type="float" office:value="88.605869">
            <text:p>88.61</text:p>
          </table:table-cell>
          <table:table-cell office:value-type="float" office:value="70.180413">
            <text:p>70.18</text:p>
          </table:table-cell>
          <table:table-cell/>
        </table:table-row>
        <table:table-row table:style-name="ro1">
          <table:table-cell office:value-type="float" office:value="88.662281">
            <text:p>88.66</text:p>
          </table:table-cell>
          <table:table-cell office:value-type="float" office:value="70.368951">
            <text:p>70.37</text:p>
          </table:table-cell>
          <table:table-cell/>
        </table:table-row>
        <table:table-row table:style-name="ro1">
          <table:table-cell office:value-type="float" office:value="88.718656">
            <text:p>88.72</text:p>
          </table:table-cell>
          <table:table-cell office:value-type="float" office:value="70.232313">
            <text:p>70.23</text:p>
          </table:table-cell>
          <table:table-cell/>
        </table:table-row>
        <table:table-row table:style-name="ro1">
          <table:table-cell office:value-type="float" office:value="88.774996">
            <text:p>88.77</text:p>
          </table:table-cell>
          <table:table-cell office:value-type="float" office:value="70.042112">
            <text:p>70.04</text:p>
          </table:table-cell>
          <table:table-cell/>
        </table:table-row>
        <table:table-row table:style-name="ro1">
          <table:table-cell office:value-type="float" office:value="88.831301">
            <text:p>88.83</text:p>
          </table:table-cell>
          <table:table-cell office:value-type="float" office:value="70.15635">
            <text:p>70.16</text:p>
          </table:table-cell>
          <table:table-cell/>
        </table:table-row>
        <table:table-row table:style-name="ro1">
          <table:table-cell office:value-type="float" office:value="88.887569">
            <text:p>88.89</text:p>
          </table:table-cell>
          <table:table-cell office:value-type="float" office:value="70.241422">
            <text:p>70.24</text:p>
          </table:table-cell>
          <table:table-cell/>
        </table:table-row>
        <table:table-row table:style-name="ro1">
          <table:table-cell office:value-type="float" office:value="88.943802">
            <text:p>88.94</text:p>
          </table:table-cell>
          <table:table-cell office:value-type="float" office:value="70.498921">
            <text:p>70.5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0.572678">
            <text:p>70.57</text:p>
          </table:table-cell>
          <table:table-cell/>
        </table:table-row>
        <table:table-row table:style-name="ro1">
          <table:table-cell office:value-type="float" office:value="89.056162">
            <text:p>89.06</text:p>
          </table:table-cell>
          <table:table-cell office:value-type="float" office:value="70.67946">
            <text:p>70.68</text:p>
          </table:table-cell>
          <table:table-cell/>
        </table:table-row>
        <table:table-row table:style-name="ro1">
          <table:table-cell office:value-type="float" office:value="89.112289">
            <text:p>89.11</text:p>
          </table:table-cell>
          <table:table-cell office:value-type="float" office:value="70.730982">
            <text:p>70.73</text:p>
          </table:table-cell>
          <table:table-cell/>
        </table:table-row>
        <table:table-row table:style-name="ro1">
          <table:table-cell office:value-type="float" office:value="89.16838">
            <text:p>89.17</text:p>
          </table:table-cell>
          <table:table-cell office:value-type="float" office:value="70.555509">
            <text:p>70.56</text:p>
          </table:table-cell>
          <table:table-cell/>
        </table:table-row>
        <table:table-row table:style-name="ro1">
          <table:table-cell office:value-type="float" office:value="89.224436">
            <text:p>89.22</text:p>
          </table:table-cell>
          <table:table-cell office:value-type="float" office:value="70.813037">
            <text:p>70.81</text:p>
          </table:table-cell>
          <table:table-cell/>
        </table:table-row>
        <table:table-row table:style-name="ro1">
          <table:table-cell office:value-type="float" office:value="89.280457">
            <text:p>89.28</text:p>
          </table:table-cell>
          <table:table-cell office:value-type="float" office:value="70.788423">
            <text:p>70.79</text:p>
          </table:table-cell>
          <table:table-cell/>
        </table:table-row>
        <table:table-row table:style-name="ro1">
          <table:table-cell office:value-type="float" office:value="89.336443">
            <text:p>89.34</text:p>
          </table:table-cell>
          <table:table-cell office:value-type="float" office:value="70.855138">
            <text:p>70.86</text:p>
          </table:table-cell>
          <table:table-cell/>
        </table:table-row>
        <table:table-row table:style-name="ro1">
          <table:table-cell office:value-type="float" office:value="89.392393">
            <text:p>89.39</text:p>
          </table:table-cell>
          <table:table-cell office:value-type="float" office:value="71.085141">
            <text:p>71.09</text:p>
          </table:table-cell>
          <table:table-cell/>
        </table:table-row>
        <table:table-row table:style-name="ro1">
          <table:table-cell office:value-type="float" office:value="89.448309">
            <text:p>89.45</text:p>
          </table:table-cell>
          <table:table-cell office:value-type="float" office:value="71.444171">
            <text:p>71.44</text:p>
          </table:table-cell>
          <table:table-cell/>
        </table:table-row>
        <table:table-row table:style-name="ro1">
          <table:table-cell office:value-type="float" office:value="89.50419">
            <text:p>89.5</text:p>
          </table:table-cell>
          <table:table-cell office:value-type="float" office:value="71.350255">
            <text:p>71.35</text:p>
          </table:table-cell>
          <table:table-cell/>
        </table:table-row>
        <table:table-row table:style-name="ro1">
          <table:table-cell office:value-type="float" office:value="89.560036">
            <text:p>89.56</text:p>
          </table:table-cell>
          <table:table-cell office:value-type="float" office:value="71.458241">
            <text:p>71.46</text:p>
          </table:table-cell>
          <table:table-cell/>
        </table:table-row>
        <table:table-row table:style-name="ro1">
          <table:table-cell office:value-type="float" office:value="89.615847">
            <text:p>89.62</text:p>
          </table:table-cell>
          <table:table-cell office:value-type="float" office:value="71.325512">
            <text:p>71.33</text:p>
          </table:table-cell>
          <table:table-cell/>
        </table:table-row>
        <table:table-row table:style-name="ro1">
          <table:table-cell office:value-type="float" office:value="89.671623">
            <text:p>89.67</text:p>
          </table:table-cell>
          <table:table-cell office:value-type="float" office:value="71.293703">
            <text:p>71.29</text:p>
          </table:table-cell>
          <table:table-cell/>
        </table:table-row>
        <table:table-row table:style-name="ro1">
          <table:table-cell office:value-type="float" office:value="89.727365">
            <text:p>89.73</text:p>
          </table:table-cell>
          <table:table-cell office:value-type="float" office:value="71.505851">
            <text:p>71.51</text:p>
          </table:table-cell>
          <table:table-cell/>
        </table:table-row>
        <table:table-row table:style-name="ro1">
          <table:table-cell office:value-type="float" office:value="89.783072">
            <text:p>89.78</text:p>
          </table:table-cell>
          <table:table-cell office:value-type="float" office:value="71.70619">
            <text:p>71.71</text:p>
          </table:table-cell>
          <table:table-cell/>
        </table:table-row>
        <table:table-row table:style-name="ro1">
          <table:table-cell office:value-type="float" office:value="89.838744">
            <text:p>89.84</text:p>
          </table:table-cell>
          <table:table-cell office:value-type="float" office:value="71.927253">
            <text:p>71.93</text:p>
          </table:table-cell>
          <table:table-cell/>
        </table:table-row>
        <table:table-row table:style-name="ro1">
          <table:table-cell office:value-type="float" office:value="89.894382">
            <text:p>89.89</text:p>
          </table:table-cell>
          <table:table-cell office:value-type="float" office:value="71.457671">
            <text:p>71.46</text:p>
          </table:table-cell>
          <table:table-cell/>
        </table:table-row>
        <table:table-row table:style-name="ro1">
          <table:table-cell office:value-type="float" office:value="89.949986">
            <text:p>89.95</text:p>
          </table:table-cell>
          <table:table-cell office:value-type="float" office:value="71.479201">
            <text:p>71.48</text:p>
          </table:table-cell>
          <table:table-cell/>
        </table:table-row>
        <table:table-row table:style-name="ro1">
          <table:table-cell office:value-type="float" office:value="90.005555">
            <text:p>90.01</text:p>
          </table:table-cell>
          <table:table-cell office:value-type="float" office:value="71.769602">
            <text:p>71.77</text:p>
          </table:table-cell>
          <table:table-cell/>
        </table:table-row>
        <table:table-row table:style-name="ro1">
          <table:table-cell office:value-type="float" office:value="90.06109">
            <text:p>90.06</text:p>
          </table:table-cell>
          <table:table-cell office:value-type="float" office:value="72.044016">
            <text:p>72.04</text:p>
          </table:table-cell>
          <table:table-cell/>
        </table:table-row>
        <table:table-row table:style-name="ro1">
          <table:table-cell office:value-type="float" office:value="90.116591">
            <text:p>90.12</text:p>
          </table:table-cell>
          <table:table-cell office:value-type="float" office:value="72.11348">
            <text:p>72.11</text:p>
          </table:table-cell>
          <table:table-cell/>
        </table:table-row>
        <table:table-row table:style-name="ro1">
          <table:table-cell office:value-type="float" office:value="90.172058">
            <text:p>90.17</text:p>
          </table:table-cell>
          <table:table-cell office:value-type="float" office:value="72.287088">
            <text:p>72.29</text:p>
          </table:table-cell>
          <table:table-cell/>
        </table:table-row>
        <table:table-row table:style-name="ro1">
          <table:table-cell office:value-type="float" office:value="90.22749">
            <text:p>90.23</text:p>
          </table:table-cell>
          <table:table-cell office:value-type="float" office:value="72.326888">
            <text:p>72.33</text:p>
          </table:table-cell>
          <table:table-cell/>
        </table:table-row>
        <table:table-row table:style-name="ro1">
          <table:table-cell office:value-type="float" office:value="90.282889">
            <text:p>90.28</text:p>
          </table:table-cell>
          <table:table-cell office:value-type="float" office:value="72.44517">
            <text:p>72.45</text:p>
          </table:table-cell>
          <table:table-cell/>
        </table:table-row>
        <table:table-row table:style-name="ro1">
          <table:table-cell office:value-type="float" office:value="90.338253">
            <text:p>90.34</text:p>
          </table:table-cell>
          <table:table-cell office:value-type="float" office:value="72.206286">
            <text:p>72.21</text:p>
          </table:table-cell>
          <table:table-cell/>
        </table:table-row>
        <table:table-row table:style-name="ro1">
          <table:table-cell office:value-type="float" office:value="90.393584">
            <text:p>90.39</text:p>
          </table:table-cell>
          <table:table-cell office:value-type="float" office:value="72.47999">
            <text:p>72.48</text:p>
          </table:table-cell>
          <table:table-cell/>
        </table:table-row>
        <table:table-row table:style-name="ro1">
          <table:table-cell office:value-type="float" office:value="90.448881">
            <text:p>90.45</text:p>
          </table:table-cell>
          <table:table-cell office:value-type="float" office:value="72.787913">
            <text:p>72.79</text:p>
          </table:table-cell>
          <table:table-cell/>
        </table:table-row>
        <table:table-row table:style-name="ro1">
          <table:table-cell office:value-type="float" office:value="90.504144">
            <text:p>90.5</text:p>
          </table:table-cell>
          <table:table-cell office:value-type="float" office:value="73.20308">
            <text:p>73.2</text:p>
          </table:table-cell>
          <table:table-cell/>
        </table:table-row>
        <table:table-row table:style-name="ro1">
          <table:table-cell office:value-type="float" office:value="90.559373">
            <text:p>90.56</text:p>
          </table:table-cell>
          <table:table-cell office:value-type="float" office:value="73.567987">
            <text:p>73.57</text:p>
          </table:table-cell>
          <table:table-cell/>
        </table:table-row>
        <table:table-row table:style-name="ro1">
          <table:table-cell office:value-type="float" office:value="90.614568">
            <text:p>90.61</text:p>
          </table:table-cell>
          <table:table-cell office:value-type="float" office:value="73.435439">
            <text:p>73.44</text:p>
          </table:table-cell>
          <table:table-cell/>
        </table:table-row>
        <table:table-row table:style-name="ro1">
          <table:table-cell office:value-type="float" office:value="90.66973">
            <text:p>90.67</text:p>
          </table:table-cell>
          <table:table-cell office:value-type="float" office:value="73.599999">
            <text:p>73.6</text:p>
          </table:table-cell>
          <table:table-cell/>
        </table:table-row>
        <table:table-row table:style-name="ro1">
          <table:table-cell office:value-type="float" office:value="90.724859">
            <text:p>90.72</text:p>
          </table:table-cell>
          <table:table-cell office:value-type="float" office:value="73.823172">
            <text:p>73.82</text:p>
          </table:table-cell>
          <table:table-cell/>
        </table:table-row>
        <table:table-row table:style-name="ro1">
          <table:table-cell office:value-type="float" office:value="90.779954">
            <text:p>90.78</text:p>
          </table:table-cell>
          <table:table-cell office:value-type="float" office:value="73.971901">
            <text:p>73.97</text:p>
          </table:table-cell>
          <table:table-cell/>
        </table:table-row>
        <table:table-row table:style-name="ro1">
          <table:table-cell office:value-type="float" office:value="90.835015">
            <text:p>90.84</text:p>
          </table:table-cell>
          <table:table-cell office:value-type="float" office:value="74.032684">
            <text:p>74.03</text:p>
          </table:table-cell>
          <table:table-cell/>
        </table:table-row>
        <table:table-row table:style-name="ro1">
          <table:table-cell office:value-type="float" office:value="90.890043">
            <text:p>90.89</text:p>
          </table:table-cell>
          <table:table-cell office:value-type="float" office:value="74.148319">
            <text:p>74.15</text:p>
          </table:table-cell>
          <table:table-cell/>
        </table:table-row>
        <table:table-row table:style-name="ro1">
          <table:table-cell office:value-type="float" office:value="90.945038">
            <text:p>90.95</text:p>
          </table:table-cell>
          <table:table-cell office:value-type="float" office:value="74.321265">
            <text:p>74.32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4.53722">
            <text:p>74.54</text:p>
          </table:table-cell>
          <table:table-cell/>
        </table:table-row>
        <table:table-row table:style-name="ro1">
          <table:table-cell office:value-type="float" office:value="91.054928">
            <text:p>91.05</text:p>
          </table:table-cell>
          <table:table-cell office:value-type="float" office:value="74.627098">
            <text:p>74.63</text:p>
          </table:table-cell>
          <table:table-cell/>
        </table:table-row>
        <table:table-row table:style-name="ro1">
          <table:table-cell office:value-type="float" office:value="91.109824">
            <text:p>91.11</text:p>
          </table:table-cell>
          <table:table-cell office:value-type="float" office:value="74.831521">
            <text:p>74.83</text:p>
          </table:table-cell>
          <table:table-cell/>
        </table:table-row>
        <table:table-row table:style-name="ro1">
          <table:table-cell office:value-type="float" office:value="91.164686">
            <text:p>91.16</text:p>
          </table:table-cell>
          <table:table-cell office:value-type="float" office:value="74.923501">
            <text:p>74.92</text:p>
          </table:table-cell>
          <table:table-cell/>
        </table:table-row>
        <table:table-row table:style-name="ro1">
          <table:table-cell office:value-type="float" office:value="91.219515">
            <text:p>91.22</text:p>
          </table:table-cell>
          <table:table-cell office:value-type="float" office:value="75.024107">
            <text:p>75.02</text:p>
          </table:table-cell>
          <table:table-cell/>
        </table:table-row>
        <table:table-row table:style-name="ro1">
          <table:table-cell office:value-type="float" office:value="91.274312">
            <text:p>91.27</text:p>
          </table:table-cell>
          <table:table-cell office:value-type="float" office:value="75.232319">
            <text:p>75.23</text:p>
          </table:table-cell>
          <table:table-cell/>
        </table:table-row>
        <table:table-row table:style-name="ro1">
          <table:table-cell office:value-type="float" office:value="91.329075">
            <text:p>91.33</text:p>
          </table:table-cell>
          <table:table-cell office:value-type="float" office:value="75.393536">
            <text:p>75.39</text:p>
          </table:table-cell>
          <table:table-cell/>
        </table:table-row>
        <table:table-row table:style-name="ro1">
          <table:table-cell office:value-type="float" office:value="91.383806">
            <text:p>91.38</text:p>
          </table:table-cell>
          <table:table-cell office:value-type="float" office:value="75.286116">
            <text:p>75.29</text:p>
          </table:table-cell>
          <table:table-cell/>
        </table:table-row>
        <table:table-row table:style-name="ro1">
          <table:table-cell office:value-type="float" office:value="91.438504">
            <text:p>91.44</text:p>
          </table:table-cell>
          <table:table-cell office:value-type="float" office:value="75.270834">
            <text:p>75.27</text:p>
          </table:table-cell>
          <table:table-cell/>
        </table:table-row>
        <table:table-row table:style-name="ro1">
          <table:table-cell office:value-type="float" office:value="91.493169">
            <text:p>91.49</text:p>
          </table:table-cell>
          <table:table-cell office:value-type="float" office:value="75.476631">
            <text:p>75.48</text:p>
          </table:table-cell>
          <table:table-cell/>
        </table:table-row>
        <table:table-row table:style-name="ro1">
          <table:table-cell office:value-type="float" office:value="91.547802">
            <text:p>91.55</text:p>
          </table:table-cell>
          <table:table-cell office:value-type="float" office:value="75.565989">
            <text:p>75.57</text:p>
          </table:table-cell>
          <table:table-cell/>
        </table:table-row>
        <table:table-row table:style-name="ro1">
          <table:table-cell office:value-type="float" office:value="91.602402">
            <text:p>91.6</text:p>
          </table:table-cell>
          <table:table-cell office:value-type="float" office:value="75.688502">
            <text:p>75.69</text:p>
          </table:table-cell>
          <table:table-cell/>
        </table:table-row>
        <table:table-row table:style-name="ro1">
          <table:table-cell office:value-type="float" office:value="91.656969">
            <text:p>91.66</text:p>
          </table:table-cell>
          <table:table-cell office:value-type="float" office:value="75.862826">
            <text:p>75.86</text:p>
          </table:table-cell>
          <table:table-cell/>
        </table:table-row>
        <table:table-row table:style-name="ro1">
          <table:table-cell office:value-type="float" office:value="91.711504">
            <text:p>91.71</text:p>
          </table:table-cell>
          <table:table-cell office:value-type="float" office:value="75.965102">
            <text:p>75.97</text:p>
          </table:table-cell>
          <table:table-cell/>
        </table:table-row>
        <table:table-row table:style-name="ro1">
          <table:table-cell office:value-type="float" office:value="91.766007">
            <text:p>91.77</text:p>
          </table:table-cell>
          <table:table-cell office:value-type="float" office:value="76.019959">
            <text:p>76.02</text:p>
          </table:table-cell>
          <table:table-cell/>
        </table:table-row>
        <table:table-row table:style-name="ro1">
          <table:table-cell office:value-type="float" office:value="91.820477">
            <text:p>91.82</text:p>
          </table:table-cell>
          <table:table-cell office:value-type="float" office:value="76.060771">
            <text:p>76.06</text:p>
          </table:table-cell>
          <table:table-cell/>
        </table:table-row>
        <table:table-row table:style-name="ro1">
          <table:table-cell office:value-type="float" office:value="91.874915">
            <text:p>91.87</text:p>
          </table:table-cell>
          <table:table-cell office:value-type="float" office:value="76.032745">
            <text:p>76.03</text:p>
          </table:table-cell>
          <table:table-cell/>
        </table:table-row>
        <table:table-row table:style-name="ro1">
          <table:table-cell office:value-type="float" office:value="91.929321">
            <text:p>91.93</text:p>
          </table:table-cell>
          <table:table-cell office:value-type="float" office:value="75.798912">
            <text:p>75.8</text:p>
          </table:table-cell>
          <table:table-cell/>
        </table:table-row>
        <table:table-row table:style-name="ro1">
          <table:table-cell office:value-type="float" office:value="91.983694">
            <text:p>91.98</text:p>
          </table:table-cell>
          <table:table-cell office:value-type="float" office:value="75.830649">
            <text:p>75.83</text:p>
          </table:table-cell>
          <table:table-cell/>
        </table:table-row>
        <table:table-row table:style-name="ro1">
          <table:table-cell office:value-type="float" office:value="92.038036">
            <text:p>92.04</text:p>
          </table:table-cell>
          <table:table-cell office:value-type="float" office:value="75.556111">
            <text:p>75.56</text:p>
          </table:table-cell>
          <table:table-cell/>
        </table:table-row>
        <table:table-row table:style-name="ro1">
          <table:table-cell office:value-type="float" office:value="92.092345">
            <text:p>92.09</text:p>
          </table:table-cell>
          <table:table-cell office:value-type="float" office:value="75.471723">
            <text:p>75.47</text:p>
          </table:table-cell>
          <table:table-cell/>
        </table:table-row>
        <table:table-row table:style-name="ro1">
          <table:table-cell office:value-type="float" office:value="92.146622">
            <text:p>92.15</text:p>
          </table:table-cell>
          <table:table-cell office:value-type="float" office:value="75.723031">
            <text:p>75.72</text:p>
          </table:table-cell>
          <table:table-cell/>
        </table:table-row>
        <table:table-row table:style-name="ro1">
          <table:table-cell office:value-type="float" office:value="92.200868">
            <text:p>92.2</text:p>
          </table:table-cell>
          <table:table-cell office:value-type="float" office:value="76.129668">
            <text:p>76.13</text:p>
          </table:table-cell>
          <table:table-cell/>
        </table:table-row>
        <table:table-row table:style-name="ro1">
          <table:table-cell office:value-type="float" office:value="92.255081">
            <text:p>92.26</text:p>
          </table:table-cell>
          <table:table-cell office:value-type="float" office:value="76.108454">
            <text:p>76.11</text:p>
          </table:table-cell>
          <table:table-cell/>
        </table:table-row>
        <table:table-row table:style-name="ro1">
          <table:table-cell office:value-type="float" office:value="92.309263">
            <text:p>92.31</text:p>
          </table:table-cell>
          <table:table-cell office:value-type="float" office:value="76.095041">
            <text:p>76.1</text:p>
          </table:table-cell>
          <table:table-cell/>
        </table:table-row>
        <table:table-row table:style-name="ro1">
          <table:table-cell office:value-type="float" office:value="92.363413">
            <text:p>92.36</text:p>
          </table:table-cell>
          <table:table-cell office:value-type="float" office:value="76.12353">
            <text:p>76.12</text:p>
          </table:table-cell>
          <table:table-cell/>
        </table:table-row>
        <table:table-row table:style-name="ro1">
          <table:table-cell office:value-type="float" office:value="92.417531">
            <text:p>92.42</text:p>
          </table:table-cell>
          <table:table-cell office:value-type="float" office:value="76.281523">
            <text:p>76.28</text:p>
          </table:table-cell>
          <table:table-cell/>
        </table:table-row>
        <table:table-row table:style-name="ro1">
          <table:table-cell office:value-type="float" office:value="92.471617">
            <text:p>92.47</text:p>
          </table:table-cell>
          <table:table-cell office:value-type="float" office:value="76.218738">
            <text:p>76.22</text:p>
          </table:table-cell>
          <table:table-cell/>
        </table:table-row>
        <table:table-row table:style-name="ro1">
          <table:table-cell office:value-type="float" office:value="92.525672">
            <text:p>92.53</text:p>
          </table:table-cell>
          <table:table-cell office:value-type="float" office:value="76.229545">
            <text:p>76.23</text:p>
          </table:table-cell>
          <table:table-cell/>
        </table:table-row>
        <table:table-row table:style-name="ro1">
          <table:table-cell office:value-type="float" office:value="92.579695">
            <text:p>92.58</text:p>
          </table:table-cell>
          <table:table-cell office:value-type="float" office:value="76.426677">
            <text:p>76.43</text:p>
          </table:table-cell>
          <table:table-cell/>
        </table:table-row>
        <table:table-row table:style-name="ro1">
          <table:table-cell office:value-type="float" office:value="92.633687">
            <text:p>92.63</text:p>
          </table:table-cell>
          <table:table-cell office:value-type="float" office:value="76.239606">
            <text:p>76.24</text:p>
          </table:table-cell>
          <table:table-cell/>
        </table:table-row>
        <table:table-row table:style-name="ro1">
          <table:table-cell office:value-type="float" office:value="92.687648">
            <text:p>92.69</text:p>
          </table:table-cell>
          <table:table-cell office:value-type="float" office:value="76.249049">
            <text:p>76.25</text:p>
          </table:table-cell>
          <table:table-cell/>
        </table:table-row>
        <table:table-row table:style-name="ro1">
          <table:table-cell office:value-type="float" office:value="92.741576">
            <text:p>92.74</text:p>
          </table:table-cell>
          <table:table-cell office:value-type="float" office:value="76.209118">
            <text:p>76.21</text:p>
          </table:table-cell>
          <table:table-cell/>
        </table:table-row>
        <table:table-row table:style-name="ro1">
          <table:table-cell office:value-type="float" office:value="92.795474">
            <text:p>92.8</text:p>
          </table:table-cell>
          <table:table-cell office:value-type="float" office:value="76.221778">
            <text:p>76.22</text:p>
          </table:table-cell>
          <table:table-cell/>
        </table:table-row>
        <table:table-row table:style-name="ro1">
          <table:table-cell office:value-type="float" office:value="92.84934">
            <text:p>92.85</text:p>
          </table:table-cell>
          <table:table-cell office:value-type="float" office:value="76.300211">
            <text:p>76.3</text:p>
          </table:table-cell>
          <table:table-cell/>
        </table:table-row>
        <table:table-row table:style-name="ro1">
          <table:table-cell office:value-type="float" office:value="92.903175">
            <text:p>92.9</text:p>
          </table:table-cell>
          <table:table-cell office:value-type="float" office:value="76.366795">
            <text:p>76.37</text:p>
          </table:table-cell>
          <table:table-cell/>
        </table:table-row>
        <table:table-row table:style-name="ro1">
          <table:table-cell office:value-type="float" office:value="92.956979">
            <text:p>92.96</text:p>
          </table:table-cell>
          <table:table-cell office:value-type="float" office:value="75.984633">
            <text:p>75.98</text:p>
          </table:table-cell>
          <table:table-cell/>
        </table:table-row>
        <table:table-row table:style-name="ro1">
          <table:table-cell office:value-type="float" office:value="93.010752">
            <text:p>93.01</text:p>
          </table:table-cell>
          <table:table-cell office:value-type="float" office:value="75.497342">
            <text:p>75.5</text:p>
          </table:table-cell>
          <table:table-cell/>
        </table:table-row>
        <table:table-row table:style-name="ro1">
          <table:table-cell office:value-type="float" office:value="93.064494">
            <text:p>93.06</text:p>
          </table:table-cell>
          <table:table-cell office:value-type="float" office:value="75.394441">
            <text:p>75.39</text:p>
          </table:table-cell>
          <table:table-cell/>
        </table:table-row>
        <table:table-row table:style-name="ro1">
          <table:table-cell office:value-type="float" office:value="93.118204">
            <text:p>93.12</text:p>
          </table:table-cell>
          <table:table-cell office:value-type="float" office:value="75.233851">
            <text:p>75.23</text:p>
          </table:table-cell>
          <table:table-cell/>
        </table:table-row>
        <table:table-row table:style-name="ro1">
          <table:table-cell office:value-type="float" office:value="93.171884">
            <text:p>93.17</text:p>
          </table:table-cell>
          <table:table-cell office:value-type="float" office:value="75.409864">
            <text:p>75.41</text:p>
          </table:table-cell>
          <table:table-cell/>
        </table:table-row>
        <table:table-row table:style-name="ro1">
          <table:table-cell office:value-type="float" office:value="93.225533">
            <text:p>93.23</text:p>
          </table:table-cell>
          <table:table-cell office:value-type="float" office:value="75.315498">
            <text:p>75.32</text:p>
          </table:table-cell>
          <table:table-cell/>
        </table:table-row>
        <table:table-row table:style-name="ro1">
          <table:table-cell office:value-type="float" office:value="93.279151">
            <text:p>93.28</text:p>
          </table:table-cell>
          <table:table-cell office:value-type="float" office:value="75.117735">
            <text:p>75.12</text:p>
          </table:table-cell>
          <table:table-cell/>
        </table:table-row>
        <table:table-row table:style-name="ro1">
          <table:table-cell office:value-type="float" office:value="93.332738">
            <text:p>93.33</text:p>
          </table:table-cell>
          <table:table-cell office:value-type="float" office:value="74.876823">
            <text:p>74.88</text:p>
          </table:table-cell>
          <table:table-cell/>
        </table:table-row>
        <table:table-row table:style-name="ro1">
          <table:table-cell office:value-type="float" office:value="93.386294">
            <text:p>93.39</text:p>
          </table:table-cell>
          <table:table-cell office:value-type="float" office:value="75.008167">
            <text:p>75.01</text:p>
          </table:table-cell>
          <table:table-cell/>
        </table:table-row>
        <table:table-row table:style-name="ro1">
          <table:table-cell office:value-type="float" office:value="93.43982">
            <text:p>93.44</text:p>
          </table:table-cell>
          <table:table-cell office:value-type="float" office:value="74.671328">
            <text:p>74.67</text:p>
          </table:table-cell>
          <table:table-cell/>
        </table:table-row>
        <table:table-row table:style-name="ro1">
          <table:table-cell office:value-type="float" office:value="93.493315">
            <text:p>93.49</text:p>
          </table:table-cell>
          <table:table-cell office:value-type="float" office:value="74.695017">
            <text:p>74.7</text:p>
          </table:table-cell>
          <table:table-cell/>
        </table:table-row>
        <table:table-row table:style-name="ro1">
          <table:table-cell office:value-type="float" office:value="93.54678">
            <text:p>93.55</text:p>
          </table:table-cell>
          <table:table-cell office:value-type="float" office:value="74.616919">
            <text:p>74.62</text:p>
          </table:table-cell>
          <table:table-cell/>
        </table:table-row>
        <table:table-row table:style-name="ro1">
          <table:table-cell office:value-type="float" office:value="93.600214">
            <text:p>93.6</text:p>
          </table:table-cell>
          <table:table-cell office:value-type="float" office:value="74.725498">
            <text:p>74.73</text:p>
          </table:table-cell>
          <table:table-cell/>
        </table:table-row>
        <table:table-row table:style-name="ro1">
          <table:table-cell office:value-type="float" office:value="93.653617">
            <text:p>93.65</text:p>
          </table:table-cell>
          <table:table-cell office:value-type="float" office:value="74.747907">
            <text:p>74.75</text:p>
          </table:table-cell>
          <table:table-cell/>
        </table:table-row>
        <table:table-row table:style-name="ro1">
          <table:table-cell office:value-type="float" office:value="93.70699">
            <text:p>93.71</text:p>
          </table:table-cell>
          <table:table-cell office:value-type="float" office:value="74.803254">
            <text:p>74.8</text:p>
          </table:table-cell>
          <table:table-cell/>
        </table:table-row>
        <table:table-row table:style-name="ro1">
          <table:table-cell office:value-type="float" office:value="93.760333">
            <text:p>93.76</text:p>
          </table:table-cell>
          <table:table-cell office:value-type="float" office:value="74.62272">
            <text:p>74.62</text:p>
          </table:table-cell>
          <table:table-cell/>
        </table:table-row>
        <table:table-row table:style-name="ro1">
          <table:table-cell office:value-type="float" office:value="93.813645">
            <text:p>93.81</text:p>
          </table:table-cell>
          <table:table-cell office:value-type="float" office:value="74.661956">
            <text:p>74.66</text:p>
          </table:table-cell>
          <table:table-cell/>
        </table:table-row>
        <table:table-row table:style-name="ro1">
          <table:table-cell office:value-type="float" office:value="93.866927">
            <text:p>93.87</text:p>
          </table:table-cell>
          <table:table-cell office:value-type="float" office:value="74.748952">
            <text:p>74.75</text:p>
          </table:table-cell>
          <table:table-cell/>
        </table:table-row>
        <table:table-row table:style-name="ro1">
          <table:table-cell office:value-type="float" office:value="93.920179">
            <text:p>93.92</text:p>
          </table:table-cell>
          <table:table-cell office:value-type="float" office:value="74.891784">
            <text:p>74.89</text:p>
          </table:table-cell>
          <table:table-cell/>
        </table:table-row>
        <table:table-row table:style-name="ro1">
          <table:table-cell office:value-type="float" office:value="93.9734">
            <text:p>93.97</text:p>
          </table:table-cell>
          <table:table-cell office:value-type="float" office:value="74.824365">
            <text:p>74.82</text:p>
          </table:table-cell>
          <table:table-cell/>
        </table:table-row>
        <table:table-row table:style-name="ro1">
          <table:table-cell office:value-type="float" office:value="94.026592">
            <text:p>94.03</text:p>
          </table:table-cell>
          <table:table-cell office:value-type="float" office:value="74.834299">
            <text:p>74.83</text:p>
          </table:table-cell>
          <table:table-cell/>
        </table:table-row>
        <table:table-row table:style-name="ro1">
          <table:table-cell office:value-type="float" office:value="94.079753">
            <text:p>94.08</text:p>
          </table:table-cell>
          <table:table-cell office:value-type="float" office:value="74.840379">
            <text:p>74.84</text:p>
          </table:table-cell>
          <table:table-cell/>
        </table:table-row>
        <table:table-row table:style-name="ro1">
          <table:table-cell office:value-type="float" office:value="94.132885">
            <text:p>94.13</text:p>
          </table:table-cell>
          <table:table-cell office:value-type="float" office:value="74.861179">
            <text:p>74.86</text:p>
          </table:table-cell>
          <table:table-cell/>
        </table:table-row>
        <table:table-row table:style-name="ro1">
          <table:table-cell office:value-type="float" office:value="94.185986">
            <text:p>94.19</text:p>
          </table:table-cell>
          <table:table-cell office:value-type="float" office:value="74.952718">
            <text:p>74.95</text:p>
          </table:table-cell>
          <table:table-cell/>
        </table:table-row>
        <table:table-row table:style-name="ro1">
          <table:table-cell office:value-type="float" office:value="94.239058">
            <text:p>94.24</text:p>
          </table:table-cell>
          <table:table-cell office:value-type="float" office:value="74.981956">
            <text:p>74.98</text:p>
          </table:table-cell>
          <table:table-cell/>
        </table:table-row>
        <table:table-row table:style-name="ro1">
          <table:table-cell office:value-type="float" office:value="94.292099">
            <text:p>94.29</text:p>
          </table:table-cell>
          <table:table-cell office:value-type="float" office:value="75.040642">
            <text:p>75.04</text:p>
          </table:table-cell>
          <table:table-cell/>
        </table:table-row>
        <table:table-row table:style-name="ro1">
          <table:table-cell office:value-type="float" office:value="94.345111">
            <text:p>94.35</text:p>
          </table:table-cell>
          <table:table-cell office:value-type="float" office:value="74.909929">
            <text:p>74.91</text:p>
          </table:table-cell>
          <table:table-cell/>
        </table:table-row>
        <table:table-row table:style-name="ro1">
          <table:table-cell office:value-type="float" office:value="94.398093">
            <text:p>94.4</text:p>
          </table:table-cell>
          <table:table-cell office:value-type="float" office:value="74.81117">
            <text:p>74.81</text:p>
          </table:table-cell>
          <table:table-cell/>
        </table:table-row>
        <table:table-row table:style-name="ro1">
          <table:table-cell office:value-type="float" office:value="94.451046">
            <text:p>94.45</text:p>
          </table:table-cell>
          <table:table-cell office:value-type="float" office:value="75.011666">
            <text:p>75.01</text:p>
          </table:table-cell>
          <table:table-cell/>
        </table:table-row>
        <table:table-row table:style-name="ro1">
          <table:table-cell office:value-type="float" office:value="94.503968">
            <text:p>94.5</text:p>
          </table:table-cell>
          <table:table-cell office:value-type="float" office:value="74.901327">
            <text:p>74.9</text:p>
          </table:table-cell>
          <table:table-cell/>
        </table:table-row>
        <table:table-row table:style-name="ro1">
          <table:table-cell office:value-type="float" office:value="94.556861">
            <text:p>94.56</text:p>
          </table:table-cell>
          <table:table-cell office:value-type="float" office:value="75.184252">
            <text:p>75.18</text:p>
          </table:table-cell>
          <table:table-cell/>
        </table:table-row>
        <table:table-row table:style-name="ro1">
          <table:table-cell office:value-type="float" office:value="94.609725">
            <text:p>94.61</text:p>
          </table:table-cell>
          <table:table-cell office:value-type="float" office:value="75.017435">
            <text:p>75.02</text:p>
          </table:table-cell>
          <table:table-cell/>
        </table:table-row>
        <table:table-row table:style-name="ro1">
          <table:table-cell office:value-type="float" office:value="94.662559">
            <text:p>94.66</text:p>
          </table:table-cell>
          <table:table-cell office:value-type="float" office:value="74.917482">
            <text:p>74.92</text:p>
          </table:table-cell>
          <table:table-cell/>
        </table:table-row>
        <table:table-row table:style-name="ro1">
          <table:table-cell office:value-type="float" office:value="94.715363">
            <text:p>94.72</text:p>
          </table:table-cell>
          <table:table-cell office:value-type="float" office:value="74.8845">
            <text:p>74.88</text:p>
          </table:table-cell>
          <table:table-cell/>
        </table:table-row>
        <table:table-row table:style-name="ro1">
          <table:table-cell office:value-type="float" office:value="94.768138">
            <text:p>94.77</text:p>
          </table:table-cell>
          <table:table-cell office:value-type="float" office:value="75.061637">
            <text:p>75.06</text:p>
          </table:table-cell>
          <table:table-cell/>
        </table:table-row>
        <table:table-row table:style-name="ro1">
          <table:table-cell office:value-type="float" office:value="94.820884">
            <text:p>94.82</text:p>
          </table:table-cell>
          <table:table-cell office:value-type="float" office:value="75.40687">
            <text:p>75.41</text:p>
          </table:table-cell>
          <table:table-cell/>
        </table:table-row>
        <table:table-row table:style-name="ro1">
          <table:table-cell office:value-type="float" office:value="94.8736">
            <text:p>94.87</text:p>
          </table:table-cell>
          <table:table-cell office:value-type="float" office:value="75.635979">
            <text:p>75.64</text:p>
          </table:table-cell>
          <table:table-cell/>
        </table:table-row>
        <table:table-row table:style-name="ro1">
          <table:table-cell office:value-type="float" office:value="94.926287">
            <text:p>94.93</text:p>
          </table:table-cell>
          <table:table-cell office:value-type="float" office:value="75.570465">
            <text:p>75.57</text:p>
          </table:table-cell>
          <table:table-cell/>
        </table:table-row>
        <table:table-row table:style-name="ro1">
          <table:table-cell office:value-type="float" office:value="94.978945">
            <text:p>94.98</text:p>
          </table:table-cell>
          <table:table-cell office:value-type="float" office:value="75.63737">
            <text:p>75.64</text:p>
          </table:table-cell>
          <table:table-cell/>
        </table:table-row>
        <table:table-row table:style-name="ro1">
          <table:table-cell office:value-type="float" office:value="95.031574">
            <text:p>95.03</text:p>
          </table:table-cell>
          <table:table-cell office:value-type="float" office:value="75.57322">
            <text:p>75.57</text:p>
          </table:table-cell>
          <table:table-cell/>
        </table:table-row>
        <table:table-row table:style-name="ro1">
          <table:table-cell office:value-type="float" office:value="95.084173">
            <text:p>95.08</text:p>
          </table:table-cell>
          <table:table-cell office:value-type="float" office:value="75.455308">
            <text:p>75.46</text:p>
          </table:table-cell>
          <table:table-cell/>
        </table:table-row>
        <table:table-row table:style-name="ro1">
          <table:table-cell office:value-type="float" office:value="95.136744">
            <text:p>95.14</text:p>
          </table:table-cell>
          <table:table-cell office:value-type="float" office:value="75.296815">
            <text:p>75.3</text:p>
          </table:table-cell>
          <table:table-cell/>
        </table:table-row>
        <table:table-row table:style-name="ro1">
          <table:table-cell office:value-type="float" office:value="95.189285">
            <text:p>95.19</text:p>
          </table:table-cell>
          <table:table-cell office:value-type="float" office:value="75.602406">
            <text:p>75.6</text:p>
          </table:table-cell>
          <table:table-cell/>
        </table:table-row>
        <table:table-row table:style-name="ro1">
          <table:table-cell office:value-type="float" office:value="95.241798">
            <text:p>95.24</text:p>
          </table:table-cell>
          <table:table-cell office:value-type="float" office:value="75.69033">
            <text:p>75.69</text:p>
          </table:table-cell>
          <table:table-cell/>
        </table:table-row>
        <table:table-row table:style-name="ro1">
          <table:table-cell office:value-type="float" office:value="95.294281">
            <text:p>95.29</text:p>
          </table:table-cell>
          <table:table-cell office:value-type="float" office:value="75.721703">
            <text:p>75.72</text:p>
          </table:table-cell>
          <table:table-cell/>
        </table:table-row>
        <table:table-row table:style-name="ro1">
          <table:table-cell office:value-type="float" office:value="95.346736">
            <text:p>95.35</text:p>
          </table:table-cell>
          <table:table-cell office:value-type="float" office:value="75.7743">
            <text:p>75.77</text:p>
          </table:table-cell>
          <table:table-cell/>
        </table:table-row>
        <table:table-row table:style-name="ro1">
          <table:table-cell office:value-type="float" office:value="95.399161">
            <text:p>95.4</text:p>
          </table:table-cell>
          <table:table-cell office:value-type="float" office:value="75.816197">
            <text:p>75.82</text:p>
          </table:table-cell>
          <table:table-cell/>
        </table:table-row>
        <table:table-row table:style-name="ro1">
          <table:table-cell office:value-type="float" office:value="95.451558">
            <text:p>95.45</text:p>
          </table:table-cell>
          <table:table-cell office:value-type="float" office:value="75.598989">
            <text:p>75.6</text:p>
          </table:table-cell>
          <table:table-cell/>
        </table:table-row>
        <table:table-row table:style-name="ro1">
          <table:table-cell office:value-type="float" office:value="95.503927">
            <text:p>95.5</text:p>
          </table:table-cell>
          <table:table-cell office:value-type="float" office:value="75.732774">
            <text:p>75.73</text:p>
          </table:table-cell>
          <table:table-cell/>
        </table:table-row>
        <table:table-row table:style-name="ro1">
          <table:table-cell office:value-type="float" office:value="95.556266">
            <text:p>95.56</text:p>
          </table:table-cell>
          <table:table-cell office:value-type="float" office:value="75.696238">
            <text:p>75.7</text:p>
          </table:table-cell>
          <table:table-cell/>
        </table:table-row>
        <table:table-row table:style-name="ro1">
          <table:table-cell office:value-type="float" office:value="95.608577">
            <text:p>95.61</text:p>
          </table:table-cell>
          <table:table-cell office:value-type="float" office:value="75.680197">
            <text:p>75.68</text:p>
          </table:table-cell>
          <table:table-cell/>
        </table:table-row>
        <table:table-row table:style-name="ro1">
          <table:table-cell office:value-type="float" office:value="95.660859">
            <text:p>95.66</text:p>
          </table:table-cell>
          <table:table-cell office:value-type="float" office:value="75.285488">
            <text:p>75.29</text:p>
          </table:table-cell>
          <table:table-cell/>
        </table:table-row>
        <table:table-row table:style-name="ro1">
          <table:table-cell office:value-type="float" office:value="95.713113">
            <text:p>95.71</text:p>
          </table:table-cell>
          <table:table-cell office:value-type="float" office:value="75.436162">
            <text:p>75.44</text:p>
          </table:table-cell>
          <table:table-cell/>
        </table:table-row>
        <table:table-row table:style-name="ro1">
          <table:table-cell office:value-type="float" office:value="95.765338">
            <text:p>95.77</text:p>
          </table:table-cell>
          <table:table-cell office:value-type="float" office:value="75.346782">
            <text:p>75.35</text:p>
          </table:table-cell>
          <table:table-cell/>
        </table:table-row>
        <table:table-row table:style-name="ro1">
          <table:table-cell office:value-type="float" office:value="95.817535">
            <text:p>95.82</text:p>
          </table:table-cell>
          <table:table-cell office:value-type="float" office:value="75.282985">
            <text:p>75.28</text:p>
          </table:table-cell>
          <table:table-cell/>
        </table:table-row>
        <table:table-row table:style-name="ro1">
          <table:table-cell office:value-type="float" office:value="95.869703">
            <text:p>95.87</text:p>
          </table:table-cell>
          <table:table-cell office:value-type="float" office:value="75.265576">
            <text:p>75.27</text:p>
          </table:table-cell>
          <table:table-cell/>
        </table:table-row>
        <table:table-row table:style-name="ro1">
          <table:table-cell office:value-type="float" office:value="95.921843">
            <text:p>95.92</text:p>
          </table:table-cell>
          <table:table-cell office:value-type="float" office:value="75.553805">
            <text:p>75.55</text:p>
          </table:table-cell>
          <table:table-cell/>
        </table:table-row>
        <table:table-row table:style-name="ro1">
          <table:table-cell office:value-type="float" office:value="95.973955">
            <text:p>95.97</text:p>
          </table:table-cell>
          <table:table-cell office:value-type="float" office:value="75.7445">
            <text:p>75.74</text:p>
          </table:table-cell>
          <table:table-cell/>
        </table:table-row>
        <table:table-row table:style-name="ro1">
          <table:table-cell office:value-type="float" office:value="96.026038">
            <text:p>96.03</text:p>
          </table:table-cell>
          <table:table-cell office:value-type="float" office:value="75.978066">
            <text:p>75.98</text:p>
          </table:table-cell>
          <table:table-cell/>
        </table:table-row>
        <table:table-row table:style-name="ro1">
          <table:table-cell office:value-type="float" office:value="96.078093">
            <text:p>96.08</text:p>
          </table:table-cell>
          <table:table-cell office:value-type="float" office:value="76.197557">
            <text:p>76.2</text:p>
          </table:table-cell>
          <table:table-cell/>
        </table:table-row>
        <table:table-row table:style-name="ro1">
          <table:table-cell office:value-type="float" office:value="96.13012">
            <text:p>96.13</text:p>
          </table:table-cell>
          <table:table-cell office:value-type="float" office:value="76.38544">
            <text:p>76.39</text:p>
          </table:table-cell>
          <table:table-cell/>
        </table:table-row>
        <table:table-row table:style-name="ro1">
          <table:table-cell office:value-type="float" office:value="96.182119">
            <text:p>96.18</text:p>
          </table:table-cell>
          <table:table-cell office:value-type="float" office:value="76.41869">
            <text:p>76.42</text:p>
          </table:table-cell>
          <table:table-cell/>
        </table:table-row>
        <table:table-row table:style-name="ro1">
          <table:table-cell office:value-type="float" office:value="96.23409">
            <text:p>96.23</text:p>
          </table:table-cell>
          <table:table-cell office:value-type="float" office:value="76.380816">
            <text:p>76.38</text:p>
          </table:table-cell>
          <table:table-cell/>
        </table:table-row>
        <table:table-row table:style-name="ro1">
          <table:table-cell office:value-type="float" office:value="96.286032">
            <text:p>96.29</text:p>
          </table:table-cell>
          <table:table-cell office:value-type="float" office:value="76.434713">
            <text:p>76.43</text:p>
          </table:table-cell>
          <table:table-cell/>
        </table:table-row>
        <table:table-row table:style-name="ro1">
          <table:table-cell office:value-type="float" office:value="96.337947">
            <text:p>96.34</text:p>
          </table:table-cell>
          <table:table-cell office:value-type="float" office:value="76.483473">
            <text:p>76.48</text:p>
          </table:table-cell>
          <table:table-cell/>
        </table:table-row>
        <table:table-row table:style-name="ro1">
          <table:table-cell office:value-type="float" office:value="96.389833">
            <text:p>96.39</text:p>
          </table:table-cell>
          <table:table-cell office:value-type="float" office:value="76.710445">
            <text:p>76.71</text:p>
          </table:table-cell>
          <table:table-cell/>
        </table:table-row>
        <table:table-row table:style-name="ro1">
          <table:table-cell office:value-type="float" office:value="96.441692">
            <text:p>96.44</text:p>
          </table:table-cell>
          <table:table-cell office:value-type="float" office:value="76.704122">
            <text:p>76.7</text:p>
          </table:table-cell>
          <table:table-cell/>
        </table:table-row>
        <table:table-row table:style-name="ro1">
          <table:table-cell office:value-type="float" office:value="96.493523">
            <text:p>96.49</text:p>
          </table:table-cell>
          <table:table-cell office:value-type="float" office:value="76.553782">
            <text:p>76.55</text:p>
          </table:table-cell>
          <table:table-cell/>
        </table:table-row>
        <table:table-row table:style-name="ro1">
          <table:table-cell office:value-type="float" office:value="96.545326">
            <text:p>96.55</text:p>
          </table:table-cell>
          <table:table-cell office:value-type="float" office:value="76.516928">
            <text:p>76.52</text:p>
          </table:table-cell>
          <table:table-cell/>
        </table:table-row>
        <table:table-row table:style-name="ro1">
          <table:table-cell office:value-type="float" office:value="96.597101">
            <text:p>96.6</text:p>
          </table:table-cell>
          <table:table-cell office:value-type="float" office:value="76.535237">
            <text:p>76.54</text:p>
          </table:table-cell>
          <table:table-cell/>
        </table:table-row>
        <table:table-row table:style-name="ro1">
          <table:table-cell office:value-type="float" office:value="96.648849">
            <text:p>96.65</text:p>
          </table:table-cell>
          <table:table-cell office:value-type="float" office:value="76.461292">
            <text:p>76.46</text:p>
          </table:table-cell>
          <table:table-cell/>
        </table:table-row>
        <table:table-row table:style-name="ro1">
          <table:table-cell office:value-type="float" office:value="96.700569">
            <text:p>96.7</text:p>
          </table:table-cell>
          <table:table-cell office:value-type="float" office:value="76.372693">
            <text:p>76.37</text:p>
          </table:table-cell>
          <table:table-cell/>
        </table:table-row>
        <table:table-row table:style-name="ro1">
          <table:table-cell office:value-type="float" office:value="96.752261">
            <text:p>96.75</text:p>
          </table:table-cell>
          <table:table-cell office:value-type="float" office:value="76.326632">
            <text:p>76.33</text:p>
          </table:table-cell>
          <table:table-cell/>
        </table:table-row>
        <table:table-row table:style-name="ro1">
          <table:table-cell office:value-type="float" office:value="96.803926">
            <text:p>96.8</text:p>
          </table:table-cell>
          <table:table-cell office:value-type="float" office:value="76.465025">
            <text:p>76.47</text:p>
          </table:table-cell>
          <table:table-cell/>
        </table:table-row>
        <table:table-row table:style-name="ro1">
          <table:table-cell office:value-type="float" office:value="96.855563">
            <text:p>96.86</text:p>
          </table:table-cell>
          <table:table-cell office:value-type="float" office:value="76.326554">
            <text:p>76.33</text:p>
          </table:table-cell>
          <table:table-cell/>
        </table:table-row>
        <table:table-row table:style-name="ro1">
          <table:table-cell office:value-type="float" office:value="96.907172">
            <text:p>96.91</text:p>
          </table:table-cell>
          <table:table-cell office:value-type="float" office:value="76.21203">
            <text:p>76.21</text:p>
          </table:table-cell>
          <table:table-cell/>
        </table:table-row>
        <table:table-row table:style-name="ro1">
          <table:table-cell office:value-type="float" office:value="96.958754">
            <text:p>96.96</text:p>
          </table:table-cell>
          <table:table-cell office:value-type="float" office:value="76.356156">
            <text:p>76.36</text:p>
          </table:table-cell>
          <table:table-cell/>
        </table:table-row>
        <table:table-row table:style-name="ro1">
          <table:table-cell office:value-type="float" office:value="97.010309">
            <text:p>97.01</text:p>
          </table:table-cell>
          <table:table-cell office:value-type="float" office:value="76.814272">
            <text:p>76.81</text:p>
          </table:table-cell>
          <table:table-cell/>
        </table:table-row>
        <table:table-row table:style-name="ro1">
          <table:table-cell office:value-type="float" office:value="97.061836">
            <text:p>97.06</text:p>
          </table:table-cell>
          <table:table-cell office:value-type="float" office:value="76.849081">
            <text:p>76.85</text:p>
          </table:table-cell>
          <table:table-cell/>
        </table:table-row>
        <table:table-row table:style-name="ro1">
          <table:table-cell office:value-type="float" office:value="97.113336">
            <text:p>97.11</text:p>
          </table:table-cell>
          <table:table-cell office:value-type="float" office:value="77.080531">
            <text:p>77.08</text:p>
          </table:table-cell>
          <table:table-cell/>
        </table:table-row>
        <table:table-row table:style-name="ro1">
          <table:table-cell office:value-type="float" office:value="97.164808">
            <text:p>97.16</text:p>
          </table:table-cell>
          <table:table-cell office:value-type="float" office:value="77.120179">
            <text:p>77.12</text:p>
          </table:table-cell>
          <table:table-cell/>
        </table:table-row>
        <table:table-row table:style-name="ro1">
          <table:table-cell office:value-type="float" office:value="97.216254">
            <text:p>97.22</text:p>
          </table:table-cell>
          <table:table-cell office:value-type="float" office:value="77.18944">
            <text:p>77.19</text:p>
          </table:table-cell>
          <table:table-cell/>
        </table:table-row>
        <table:table-row table:style-name="ro1">
          <table:table-cell office:value-type="float" office:value="97.267672">
            <text:p>97.27</text:p>
          </table:table-cell>
          <table:table-cell office:value-type="float" office:value="77.481394">
            <text:p>77.48</text:p>
          </table:table-cell>
          <table:table-cell/>
        </table:table-row>
        <table:table-row table:style-name="ro1">
          <table:table-cell office:value-type="float" office:value="97.319063">
            <text:p>97.32</text:p>
          </table:table-cell>
          <table:table-cell office:value-type="float" office:value="77.467078">
            <text:p>77.47</text:p>
          </table:table-cell>
          <table:table-cell/>
        </table:table-row>
        <table:table-row table:style-name="ro1">
          <table:table-cell office:value-type="float" office:value="97.370427">
            <text:p>97.37</text:p>
          </table:table-cell>
          <table:table-cell office:value-type="float" office:value="77.706202">
            <text:p>77.71</text:p>
          </table:table-cell>
          <table:table-cell/>
        </table:table-row>
        <table:table-row table:style-name="ro1">
          <table:table-cell office:value-type="float" office:value="97.421763">
            <text:p>97.42</text:p>
          </table:table-cell>
          <table:table-cell office:value-type="float" office:value="77.565918">
            <text:p>77.57</text:p>
          </table:table-cell>
          <table:table-cell/>
        </table:table-row>
        <table:table-row table:style-name="ro1">
          <table:table-cell office:value-type="float" office:value="97.473073">
            <text:p>97.47</text:p>
          </table:table-cell>
          <table:table-cell office:value-type="float" office:value="77.684837">
            <text:p>77.68</text:p>
          </table:table-cell>
          <table:table-cell/>
        </table:table-row>
        <table:table-row table:style-name="ro1">
          <table:table-cell office:value-type="float" office:value="97.524356">
            <text:p>97.52</text:p>
          </table:table-cell>
          <table:table-cell office:value-type="float" office:value="77.715332">
            <text:p>77.72</text:p>
          </table:table-cell>
          <table:table-cell/>
        </table:table-row>
        <table:table-row table:style-name="ro1">
          <table:table-cell office:value-type="float" office:value="97.575612">
            <text:p>97.58</text:p>
          </table:table-cell>
          <table:table-cell office:value-type="float" office:value="77.665037">
            <text:p>77.67</text:p>
          </table:table-cell>
          <table:table-cell/>
        </table:table-row>
        <table:table-row table:style-name="ro1">
          <table:table-cell office:value-type="float" office:value="97.626841">
            <text:p>97.63</text:p>
          </table:table-cell>
          <table:table-cell office:value-type="float" office:value="77.797566">
            <text:p>77.8</text:p>
          </table:table-cell>
          <table:table-cell/>
        </table:table-row>
        <table:table-row table:style-name="ro1">
          <table:table-cell office:value-type="float" office:value="97.678043">
            <text:p>97.68</text:p>
          </table:table-cell>
          <table:table-cell office:value-type="float" office:value="77.734989">
            <text:p>77.73</text:p>
          </table:table-cell>
          <table:table-cell/>
        </table:table-row>
        <table:table-row table:style-name="ro1">
          <table:table-cell office:value-type="float" office:value="97.729218">
            <text:p>97.73</text:p>
          </table:table-cell>
          <table:table-cell office:value-type="float" office:value="77.808658">
            <text:p>77.81</text:p>
          </table:table-cell>
          <table:table-cell/>
        </table:table-row>
        <table:table-row table:style-name="ro1">
          <table:table-cell office:value-type="float" office:value="97.780366">
            <text:p>97.78</text:p>
          </table:table-cell>
          <table:table-cell office:value-type="float" office:value="77.959984">
            <text:p>77.96</text:p>
          </table:table-cell>
          <table:table-cell/>
        </table:table-row>
        <table:table-row table:style-name="ro1">
          <table:table-cell office:value-type="float" office:value="97.831488">
            <text:p>97.83</text:p>
          </table:table-cell>
          <table:table-cell office:value-type="float" office:value="77.95157">
            <text:p>77.95</text:p>
          </table:table-cell>
          <table:table-cell/>
        </table:table-row>
        <table:table-row table:style-name="ro1">
          <table:table-cell office:value-type="float" office:value="97.882583">
            <text:p>97.88</text:p>
          </table:table-cell>
          <table:table-cell office:value-type="float" office:value="77.864691">
            <text:p>77.86</text:p>
          </table:table-cell>
          <table:table-cell/>
        </table:table-row>
        <table:table-row table:style-name="ro1">
          <table:table-cell office:value-type="float" office:value="97.933651">
            <text:p>97.93</text:p>
          </table:table-cell>
          <table:table-cell office:value-type="float" office:value="77.823954">
            <text:p>77.82</text:p>
          </table:table-cell>
          <table:table-cell/>
        </table:table-row>
        <table:table-row table:style-name="ro1">
          <table:table-cell office:value-type="float" office:value="97.984693">
            <text:p>97.98</text:p>
          </table:table-cell>
          <table:table-cell office:value-type="float" office:value="77.705062">
            <text:p>77.71</text:p>
          </table:table-cell>
          <table:table-cell/>
        </table:table-row>
        <table:table-row table:style-name="ro1">
          <table:table-cell office:value-type="float" office:value="98.035708">
            <text:p>98.04</text:p>
          </table:table-cell>
          <table:table-cell office:value-type="float" office:value="77.915584">
            <text:p>77.92</text:p>
          </table:table-cell>
          <table:table-cell/>
        </table:table-row>
        <table:table-row table:style-name="ro1">
          <table:table-cell office:value-type="float" office:value="98.086696">
            <text:p>98.09</text:p>
          </table:table-cell>
          <table:table-cell office:value-type="float" office:value="77.937566">
            <text:p>77.94</text:p>
          </table:table-cell>
          <table:table-cell/>
        </table:table-row>
        <table:table-row table:style-name="ro1">
          <table:table-cell office:value-type="float" office:value="98.137658">
            <text:p>98.14</text:p>
          </table:table-cell>
          <table:table-cell office:value-type="float" office:value="77.888614">
            <text:p>77.89</text:p>
          </table:table-cell>
          <table:table-cell/>
        </table:table-row>
        <table:table-row table:style-name="ro1">
          <table:table-cell office:value-type="float" office:value="98.188594">
            <text:p>98.19</text:p>
          </table:table-cell>
          <table:table-cell office:value-type="float" office:value="77.837154">
            <text:p>77.84</text:p>
          </table:table-cell>
          <table:table-cell/>
        </table:table-row>
        <table:table-row table:style-name="ro1">
          <table:table-cell office:value-type="float" office:value="98.239503">
            <text:p>98.24</text:p>
          </table:table-cell>
          <table:table-cell office:value-type="float" office:value="77.752363">
            <text:p>77.75</text:p>
          </table:table-cell>
          <table:table-cell/>
        </table:table-row>
        <table:table-row table:style-name="ro1">
          <table:table-cell office:value-type="float" office:value="98.290386">
            <text:p>98.29</text:p>
          </table:table-cell>
          <table:table-cell office:value-type="float" office:value="77.806807">
            <text:p>77.81</text:p>
          </table:table-cell>
          <table:table-cell/>
        </table:table-row>
        <table:table-row table:style-name="ro1">
          <table:table-cell office:value-type="float" office:value="98.341243">
            <text:p>98.34</text:p>
          </table:table-cell>
          <table:table-cell office:value-type="float" office:value="77.769731">
            <text:p>77.77</text:p>
          </table:table-cell>
          <table:table-cell/>
        </table:table-row>
        <table:table-row table:style-name="ro1">
          <table:table-cell office:value-type="float" office:value="98.392073">
            <text:p>98.39</text:p>
          </table:table-cell>
          <table:table-cell office:value-type="float" office:value="78.039694">
            <text:p>78.04</text:p>
          </table:table-cell>
          <table:table-cell/>
        </table:table-row>
        <table:table-row table:style-name="ro1">
          <table:table-cell office:value-type="float" office:value="98.442877">
            <text:p>98.44</text:p>
          </table:table-cell>
          <table:table-cell office:value-type="float" office:value="77.87075">
            <text:p>77.87</text:p>
          </table:table-cell>
          <table:table-cell/>
        </table:table-row>
        <table:table-row table:style-name="ro1">
          <table:table-cell office:value-type="float" office:value="98.493655">
            <text:p>98.49</text:p>
          </table:table-cell>
          <table:table-cell office:value-type="float" office:value="77.955073">
            <text:p>77.96</text:p>
          </table:table-cell>
          <table:table-cell/>
        </table:table-row>
        <table:table-row table:style-name="ro1">
          <table:table-cell office:value-type="float" office:value="98.544406">
            <text:p>98.54</text:p>
          </table:table-cell>
          <table:table-cell office:value-type="float" office:value="77.671762">
            <text:p>77.67</text:p>
          </table:table-cell>
          <table:table-cell/>
        </table:table-row>
        <table:table-row table:style-name="ro1">
          <table:table-cell office:value-type="float" office:value="98.595132">
            <text:p>98.6</text:p>
          </table:table-cell>
          <table:table-cell office:value-type="float" office:value="77.666862">
            <text:p>77.67</text:p>
          </table:table-cell>
          <table:table-cell/>
        </table:table-row>
        <table:table-row table:style-name="ro1">
          <table:table-cell office:value-type="float" office:value="98.645831">
            <text:p>98.65</text:p>
          </table:table-cell>
          <table:table-cell office:value-type="float" office:value="77.691916">
            <text:p>77.69</text:p>
          </table:table-cell>
          <table:table-cell/>
        </table:table-row>
        <table:table-row table:style-name="ro1">
          <table:table-cell office:value-type="float" office:value="98.696504">
            <text:p>98.7</text:p>
          </table:table-cell>
          <table:table-cell office:value-type="float" office:value="77.442745">
            <text:p>77.44</text:p>
          </table:table-cell>
          <table:table-cell/>
        </table:table-row>
        <table:table-row table:style-name="ro1">
          <table:table-cell office:value-type="float" office:value="98.747152">
            <text:p>98.75</text:p>
          </table:table-cell>
          <table:table-cell office:value-type="float" office:value="77.472072">
            <text:p>77.47</text:p>
          </table:table-cell>
          <table:table-cell/>
        </table:table-row>
        <table:table-row table:style-name="ro1">
          <table:table-cell office:value-type="float" office:value="98.797773">
            <text:p>98.8</text:p>
          </table:table-cell>
          <table:table-cell office:value-type="float" office:value="77.563293">
            <text:p>77.56</text:p>
          </table:table-cell>
          <table:table-cell/>
        </table:table-row>
        <table:table-row table:style-name="ro1">
          <table:table-cell office:value-type="float" office:value="98.848369">
            <text:p>98.85</text:p>
          </table:table-cell>
          <table:table-cell office:value-type="float" office:value="77.837068">
            <text:p>77.84</text:p>
          </table:table-cell>
          <table:table-cell/>
        </table:table-row>
        <table:table-row table:style-name="ro1">
          <table:table-cell office:value-type="float" office:value="98.898938">
            <text:p>98.9</text:p>
          </table:table-cell>
          <table:table-cell office:value-type="float" office:value="77.814562">
            <text:p>77.81</text:p>
          </table:table-cell>
          <table:table-cell/>
        </table:table-row>
        <table:table-row table:style-name="ro1">
          <table:table-cell office:value-type="float" office:value="98.949482">
            <text:p>98.95</text:p>
          </table:table-cell>
          <table:table-cell office:value-type="float" office:value="78.025748">
            <text:p>78.03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78.653074">
            <text:p>78.65</text:p>
          </table:table-cell>
          <table:table-cell/>
        </table:table-row>
        <table:table-row table:style-name="ro1">
          <table:table-cell office:value-type="float" office:value="99.050492">
            <text:p>99.05</text:p>
          </table:table-cell>
          <table:table-cell office:value-type="float" office:value="78.676747">
            <text:p>78.68</text:p>
          </table:table-cell>
          <table:table-cell/>
        </table:table-row>
        <table:table-row table:style-name="ro1">
          <table:table-cell office:value-type="float" office:value="99.100959">
            <text:p>99.1</text:p>
          </table:table-cell>
          <table:table-cell office:value-type="float" office:value="78.405482">
            <text:p>78.41</text:p>
          </table:table-cell>
          <table:table-cell/>
        </table:table-row>
        <table:table-row table:style-name="ro1">
          <table:table-cell office:value-type="float" office:value="99.151399">
            <text:p>99.15</text:p>
          </table:table-cell>
          <table:table-cell office:value-type="float" office:value="78.461961">
            <text:p>78.46</text:p>
          </table:table-cell>
          <table:table-cell/>
        </table:table-row>
        <table:table-row table:style-name="ro1">
          <table:table-cell office:value-type="float" office:value="99.201814">
            <text:p>99.2</text:p>
          </table:table-cell>
          <table:table-cell office:value-type="float" office:value="78.572266">
            <text:p>78.57</text:p>
          </table:table-cell>
          <table:table-cell/>
        </table:table-row>
        <table:table-row table:style-name="ro1">
          <table:table-cell office:value-type="float" office:value="99.252204">
            <text:p>99.25</text:p>
          </table:table-cell>
          <table:table-cell office:value-type="float" office:value="78.594049">
            <text:p>78.59</text:p>
          </table:table-cell>
          <table:table-cell/>
        </table:table-row>
        <table:table-row table:style-name="ro1">
          <table:table-cell office:value-type="float" office:value="99.302568">
            <text:p>99.3</text:p>
          </table:table-cell>
          <table:table-cell office:value-type="float" office:value="78.886208">
            <text:p>78.89</text:p>
          </table:table-cell>
          <table:table-cell/>
        </table:table-row>
        <table:table-row table:style-name="ro1">
          <table:table-cell office:value-type="float" office:value="99.352906">
            <text:p>99.35</text:p>
          </table:table-cell>
          <table:table-cell office:value-type="float" office:value="78.995249">
            <text:p>79</text:p>
          </table:table-cell>
          <table:table-cell/>
        </table:table-row>
        <table:table-row table:style-name="ro1">
          <table:table-cell office:value-type="float" office:value="99.403219">
            <text:p>99.4</text:p>
          </table:table-cell>
          <table:table-cell office:value-type="float" office:value="78.990806">
            <text:p>78.99</text:p>
          </table:table-cell>
          <table:table-cell/>
        </table:table-row>
        <table:table-row table:style-name="ro1">
          <table:table-cell office:value-type="float" office:value="99.453507">
            <text:p>99.45</text:p>
          </table:table-cell>
          <table:table-cell office:value-type="float" office:value="79.104297">
            <text:p>79.1</text:p>
          </table:table-cell>
          <table:table-cell/>
        </table:table-row>
        <table:table-row table:style-name="ro1">
          <table:table-cell office:value-type="float" office:value="99.503769">
            <text:p>99.5</text:p>
          </table:table-cell>
          <table:table-cell office:value-type="float" office:value="79.105554">
            <text:p>79.11</text:p>
          </table:table-cell>
          <table:table-cell/>
        </table:table-row>
        <table:table-row table:style-name="ro1">
          <table:table-cell office:value-type="float" office:value="99.554005">
            <text:p>99.55</text:p>
          </table:table-cell>
          <table:table-cell office:value-type="float" office:value="78.923293">
            <text:p>78.92</text:p>
          </table:table-cell>
          <table:table-cell/>
        </table:table-row>
        <table:table-row table:style-name="ro1">
          <table:table-cell office:value-type="float" office:value="99.604217">
            <text:p>99.6</text:p>
          </table:table-cell>
          <table:table-cell office:value-type="float" office:value="78.740755">
            <text:p>78.74</text:p>
          </table:table-cell>
          <table:table-cell/>
        </table:table-row>
        <table:table-row table:style-name="ro1">
          <table:table-cell office:value-type="float" office:value="99.654403">
            <text:p>99.65</text:p>
          </table:table-cell>
          <table:table-cell office:value-type="float" office:value="78.812128">
            <text:p>78.81</text:p>
          </table:table-cell>
          <table:table-cell/>
        </table:table-row>
        <table:table-row table:style-name="ro1">
          <table:table-cell office:value-type="float" office:value="99.704564">
            <text:p>99.7</text:p>
          </table:table-cell>
          <table:table-cell office:value-type="float" office:value="78.753602">
            <text:p>78.75</text:p>
          </table:table-cell>
          <table:table-cell/>
        </table:table-row>
        <table:table-row table:style-name="ro1">
          <table:table-cell office:value-type="float" office:value="99.754699">
            <text:p>99.75</text:p>
          </table:table-cell>
          <table:table-cell office:value-type="float" office:value="79.048007">
            <text:p>79.05</text:p>
          </table:table-cell>
          <table:table-cell/>
        </table:table-row>
        <table:table-row table:style-name="ro1">
          <table:table-cell office:value-type="float" office:value="99.80481">
            <text:p>99.8</text:p>
          </table:table-cell>
          <table:table-cell office:value-type="float" office:value="78.782632">
            <text:p>78.78</text:p>
          </table:table-cell>
          <table:table-cell/>
        </table:table-row>
        <table:table-row table:style-name="ro1">
          <table:table-cell office:value-type="float" office:value="99.854895">
            <text:p>99.85</text:p>
          </table:table-cell>
          <table:table-cell office:value-type="float" office:value="78.603018">
            <text:p>78.6</text:p>
          </table:table-cell>
          <table:table-cell/>
        </table:table-row>
        <table:table-row table:style-name="ro1">
          <table:table-cell office:value-type="float" office:value="99.904955">
            <text:p>99.9</text:p>
          </table:table-cell>
          <table:table-cell office:value-type="float" office:value="78.843154">
            <text:p>78.84</text:p>
          </table:table-cell>
          <table:table-cell/>
        </table:table-row>
        <table:table-row table:style-name="ro1">
          <table:table-cell office:value-type="float" office:value="99.95499">
            <text:p>99.95</text:p>
          </table:table-cell>
          <table:table-cell office:value-type="float" office:value="78.972083">
            <text:p>78.97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4">04/04/2010</text:date>, <text:time>21:5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tchell </meta:initial-creator>
    <meta:creation-date>2010-04-04T21:35:20</meta:creation-date>
    <dc:date>2010-04-04T21:58:03</dc:date>
    <dc:creator>Mitchell </dc:creator>
    <meta:editing-duration>PT00H07M33S</meta:editing-duration>
    <meta:editing-cycles>1</meta:editing-cycles>
    <meta:document-statistic meta:table-count="3" meta:cell-count="3998" meta:object-count="2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35.773cm" svg:height="27.257cm" chart:class="chart:scatter" chart:style-name="ch1">
        <chart:title svg:x="16.497cm" svg:y="0.546cm" chart:style-name="ch2">
          <text:p>Random Walk</text:p>
        </chart:title>
        <chart:plot-area chart:style-name="ch3" table:cell-range-address="'Random Walk Plot'.A1:'Random Walk Plot'.B999" svg:x="1.229cm" svg:y="1.594cm" svg:width="33.829cm" svg:height="24.774cm">
          <chart:axis chart:dimension="x" chart:name="primary-x" chart:style-name="ch4">
            <chart:title svg:x="17.701cm" svg:y="26.341cm" chart:style-name="ch5">
              <text:p>X Position</text:p>
            </chart:title>
          </chart:axis>
          <chart:axis chart:dimension="y" chart:name="primary-y" chart:style-name="ch4">
            <chart:title svg:x="0.716cm" svg:y="14.423cm" chart:style-name="ch6">
              <text:p>Y Position</text:p>
            </chart:title>
            <chart:grid chart:style-name="ch7" chart:class="major"/>
          </chart:axis>
          <chart:series chart:style-name="ch8" chart:values-cell-range-address="'Random Walk Plot'.B1:'Random Walk Plot'.B999" chart:class="chart:scatter">
            <chart:domain table:cell-range-address="'Random Walk Plot'.A1:'Random Walk Plot'.A999"/>
            <chart:data-point chart:repeated="9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80348">
                <text:p text:id="'Random Walk Plot'.A1:'Random Walk Plot'.A999">0.680348</text:p>
              </table:table-cell>
              <table:table-cell office:value-type="float" office:value="0.905106">
                <text:p text:id="'Random Walk Plot'.B1:'Random Walk Plot'.B999">0.9051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30332">
                <text:p>-0.030332</text:p>
              </table:table-cell>
              <table:table-cell office:value-type="float" office:value="0.965908">
                <text:p>0.965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02627">
                <text:p>-0.802627</text:p>
              </table:table-cell>
              <table:table-cell office:value-type="float" office:value="0.015218">
                <text:p>0.0152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741429">
                <text:p>-1.741429</text:p>
              </table:table-cell>
              <table:table-cell office:value-type="float" office:value="0.668308">
                <text:p>0.668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356222">
                <text:p>-1.356222</text:p>
              </table:table-cell>
              <table:table-cell office:value-type="float" office:value="1.610164">
                <text:p>1.610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149351">
                <text:p>-2.149351</text:p>
              </table:table-cell>
              <table:table-cell office:value-type="float" office:value="1.49604">
                <text:p>1.49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17077">
                <text:p>-2.17077</text:p>
              </table:table-cell>
              <table:table-cell office:value-type="float" office:value="1.990592">
                <text:p>1.990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853585">
                <text:p>-1.853585</text:p>
              </table:table-cell>
              <table:table-cell office:value-type="float" office:value="2.05931">
                <text:p>2.059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436936">
                <text:p>-2.436936</text:p>
              </table:table-cell>
              <table:table-cell office:value-type="float" office:value="2.46444">
                <text:p>2.46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802609">
                <text:p>-1.802609</text:p>
              </table:table-cell>
              <table:table-cell office:value-type="float" office:value="2.024834">
                <text:p>2.024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122988">
                <text:p>-2.122988</text:p>
              </table:table-cell>
              <table:table-cell office:value-type="float" office:value="2.161658">
                <text:p>2.1616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091507">
                <text:p>-3.091507</text:p>
              </table:table-cell>
              <table:table-cell office:value-type="float" office:value="3.155646">
                <text:p>3.1556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744098">
                <text:p>-2.744098</text:p>
              </table:table-cell>
              <table:table-cell office:value-type="float" office:value="2.720749">
                <text:p>2.7207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018551">
                <text:p>-3.018551</text:p>
              </table:table-cell>
              <table:table-cell office:value-type="float" office:value="2.708013">
                <text:p>2.708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81182">
                <text:p>0.381182</text:p>
              </table:table-cell>
              <table:table-cell office:value-type="float" office:value="-0.872953">
                <text:p>-0.8729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2821">
                <text:p>-0.52821</text:p>
              </table:table-cell>
              <table:table-cell office:value-type="float" office:value="-1.822922">
                <text:p>-1.8229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10446">
                <text:p>-1.10446</text:p>
              </table:table-cell>
              <table:table-cell office:value-type="float" office:value="-1.863052">
                <text:p>-1.8630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658747">
                <text:p>-1.658747</text:p>
              </table:table-cell>
              <table:table-cell office:value-type="float" office:value="-1.129132">
                <text:p>-1.129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409949">
                <text:p>-1.409949</text:p>
              </table:table-cell>
              <table:table-cell office:value-type="float" office:value="-0.208516">
                <text:p>-0.2085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599357">
                <text:p>-1.599357</text:p>
              </table:table-cell>
              <table:table-cell office:value-type="float" office:value="-0.866218">
                <text:p>-0.8662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904246">
                <text:p>-1.904246</text:p>
              </table:table-cell>
              <table:table-cell office:value-type="float" office:value="-1.262536">
                <text:p>-1.2625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458868">
                <text:p>-1.458868</text:p>
              </table:table-cell>
              <table:table-cell office:value-type="float" office:value="-0.285135">
                <text:p>-0.2851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884146">
                <text:p>-0.884146</text:p>
              </table:table-cell>
              <table:table-cell office:value-type="float" office:value="-0.497819">
                <text:p>-0.4978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56747">
                <text:p>-0.856747</text:p>
              </table:table-cell>
              <table:table-cell office:value-type="float" office:value="-0.693168">
                <text:p>-0.6931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35078">
                <text:p>-0.35078</text:p>
              </table:table-cell>
              <table:table-cell office:value-type="float" office:value="-1.667567">
                <text:p>-1.6675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173414">
                <text:p>-1.173414</text:p>
              </table:table-cell>
              <table:table-cell office:value-type="float" office:value="-0.735595">
                <text:p>-0.7355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414137">
                <text:p>-1.414137</text:p>
              </table:table-cell>
              <table:table-cell office:value-type="float" office:value="-1.225753">
                <text:p>-1.2257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547097">
                <text:p>-0.547097</text:p>
              </table:table-cell>
              <table:table-cell office:value-type="float" office:value="-1.757079">
                <text:p>-1.7570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910372">
                <text:p>-0.910372</text:p>
              </table:table-cell>
              <table:table-cell office:value-type="float" office:value="-1.603389">
                <text:p>-1.6033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00412">
                <text:p>-0.700412</text:p>
              </table:table-cell>
              <table:table-cell office:value-type="float" office:value="-2.588255">
                <text:p>-2.588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528788">
                <text:p>-1.528788</text:p>
              </table:table-cell>
              <table:table-cell office:value-type="float" office:value="-3.130984">
                <text:p>-3.1309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.375604">
                <text:p>-2.375604</text:p>
              </table:table-cell>
              <table:table-cell office:value-type="float" office:value="-3.738651">
                <text:p>-3.7386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909562">
                <text:p>-1.909562</text:p>
              </table:table-cell>
              <table:table-cell office:value-type="float" office:value="-4.474937">
                <text:p>-4.4749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88018">
                <text:p>-1.788018</text:p>
              </table:table-cell>
              <table:table-cell office:value-type="float" office:value="-3.683237">
                <text:p>-3.6832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902684">
                <text:p>-0.902684</text:p>
              </table:table-cell>
              <table:table-cell office:value-type="float" office:value="-3.363313">
                <text:p>-3.3633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31691">
                <text:p>-1.31691</text:p>
              </table:table-cell>
              <table:table-cell office:value-type="float" office:value="-3.916265">
                <text:p>-3.9162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74167">
                <text:p>0.874167</text:p>
              </table:table-cell>
              <table:table-cell office:value-type="float" office:value="-0.220239">
                <text:p>-0.2202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46159">
                <text:p>0.946159</text:p>
              </table:table-cell>
              <table:table-cell office:value-type="float" office:value="0.471857">
                <text:p>0.4718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16074">
                <text:p>1.216074</text:p>
              </table:table-cell>
              <table:table-cell office:value-type="float" office:value="1.352733">
                <text:p>1.3527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8011">
                <text:p>0.68011</text:p>
              </table:table-cell>
              <table:table-cell office:value-type="float" office:value="2.289504">
                <text:p>2.2895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28407">
                <text:p>1.528407</text:p>
              </table:table-cell>
              <table:table-cell office:value-type="float" office:value="2.687307">
                <text:p>2.6873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03702">
                <text:p>0.803702</text:p>
              </table:table-cell>
              <table:table-cell office:value-type="float" office:value="3.017437">
                <text:p>3.0174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15708">
                <text:p>1.015708</text:p>
              </table:table-cell>
              <table:table-cell office:value-type="float" office:value="3.13417">
                <text:p>3.134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97462">
                <text:p>0.597462</text:p>
              </table:table-cell>
              <table:table-cell office:value-type="float" office:value="3.243185">
                <text:p>3.2431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08931">
                <text:p>1.008931</text:p>
              </table:table-cell>
              <table:table-cell office:value-type="float" office:value="2.782514">
                <text:p>2.7825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94187">
                <text:p>0.394187</text:p>
              </table:table-cell>
              <table:table-cell office:value-type="float" office:value="2.113167">
                <text:p>2.1131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95142">
                <text:p>0.295142</text:p>
              </table:table-cell>
              <table:table-cell office:value-type="float" office:value="2.999975">
                <text:p>2.9999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645242">
                <text:p>-0.645242</text:p>
              </table:table-cell>
              <table:table-cell office:value-type="float" office:value="2.02344">
                <text:p>2.023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30913">
                <text:p>0.330913</text:p>
              </table:table-cell>
              <table:table-cell office:value-type="float" office:value="2.49064">
                <text:p>2.490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27877">
                <text:p>1.227877</text:p>
              </table:table-cell>
              <table:table-cell office:value-type="float" office:value="1.851815">
                <text:p>1.8518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42156">
                <text:p>0.942156</text:p>
              </table:table-cell>
              <table:table-cell office:value-type="float" office:value="1.711883">
                <text:p>1.7118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9804">
                <text:p>0.69804</text:p>
              </table:table-cell>
              <table:table-cell office:value-type="float" office:value="2.323363">
                <text:p>2.3233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00996">
                <text:p>0.400996</text:p>
              </table:table-cell>
              <table:table-cell office:value-type="float" office:value="2.297376">
                <text:p>2.2973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30335">
                <text:p>1.230335</text:p>
              </table:table-cell>
              <table:table-cell office:value-type="float" office:value="1.465697">
                <text:p>1.4656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06123">
                <text:p>0.606123</text:p>
              </table:table-cell>
              <table:table-cell office:value-type="float" office:value="1.055991">
                <text:p>1.055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89963">
                <text:p>0.689963</text:p>
              </table:table-cell>
              <table:table-cell office:value-type="float" office:value="0.404203">
                <text:p>0.4042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63648">
                <text:p>1.363648</text:p>
              </table:table-cell>
              <table:table-cell office:value-type="float" office:value="1.208675">
                <text:p>1.2086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04897">
                <text:p>1.204897</text:p>
              </table:table-cell>
              <table:table-cell office:value-type="float" office:value="0.761082">
                <text:p>0.7610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8681">
                <text:p>1.48681</text:p>
              </table:table-cell>
              <table:table-cell office:value-type="float" office:value="0.892269">
                <text:p>0.8922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43074">
                <text:p>1.043074</text:p>
              </table:table-cell>
              <table:table-cell office:value-type="float" office:value="1.777815">
                <text:p>1.7778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12169">
                <text:p>0.812169</text:p>
              </table:table-cell>
              <table:table-cell office:value-type="float" office:value="1.568818">
                <text:p>1.5688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79798">
                <text:p>1.079798</text:p>
              </table:table-cell>
              <table:table-cell office:value-type="float" office:value="1.745379">
                <text:p>1.7453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8374">
                <text:p>0.728374</text:p>
              </table:table-cell>
              <table:table-cell office:value-type="float" office:value="1.474892">
                <text:p>1.4748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2142">
                <text:p>-0.2142</text:p>
              </table:table-cell>
              <table:table-cell office:value-type="float" office:value="2.124134">
                <text:p>2.1241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791235">
                <text:p>-0.791235</text:p>
              </table:table-cell>
              <table:table-cell office:value-type="float" office:value="1.759943">
                <text:p>1.7599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56713">
                <text:p>-0.156713</text:p>
              </table:table-cell>
              <table:table-cell office:value-type="float" office:value="1.859078">
                <text:p>1.8590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87511">
                <text:p>0.787511</text:p>
              </table:table-cell>
              <table:table-cell office:value-type="float" office:value="1.928562">
                <text:p>1.9285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53287">
                <text:p>0.553287</text:p>
              </table:table-cell>
              <table:table-cell office:value-type="float" office:value="1.42171">
                <text:p>1.421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60057">
                <text:p>-0.360057</text:p>
              </table:table-cell>
              <table:table-cell office:value-type="float" office:value="0.347106">
                <text:p>0.3471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236292">
                <text:p>-1.236292</text:p>
              </table:table-cell>
              <table:table-cell office:value-type="float" office:value="0.329043">
                <text:p>0.3290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715714">
                <text:p>-1.715714</text:p>
              </table:table-cell>
              <table:table-cell office:value-type="float" office:value="-0.346796">
                <text:p>-0.3467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319194">
                <text:p>-1.319194</text:p>
              </table:table-cell>
              <table:table-cell office:value-type="float" office:value="-0.210714">
                <text:p>-0.2107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218999">
                <text:p>-1.218999</text:p>
              </table:table-cell>
              <table:table-cell office:value-type="float" office:value="-0.849855">
                <text:p>-0.8498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564031">
                <text:p>-1.564031</text:p>
              </table:table-cell>
              <table:table-cell office:value-type="float" office:value="-1.098748">
                <text:p>-1.0987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933715">
                <text:p>-0.933715</text:p>
              </table:table-cell>
              <table:table-cell office:value-type="float" office:value="-0.998075">
                <text:p>-0.9980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825566">
                <text:p>-1.825566</text:p>
              </table:table-cell>
              <table:table-cell office:value-type="float" office:value="-1.281073">
                <text:p>-1.2810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078414">
                <text:p>-2.078414</text:p>
              </table:table-cell>
              <table:table-cell office:value-type="float" office:value="-0.594653">
                <text:p>-0.5946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213887">
                <text:p>-1.213887</text:p>
              </table:table-cell>
              <table:table-cell office:value-type="float" office:value="0.175064">
                <text:p>0.1750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15435">
                <text:p>-2.15435</text:p>
              </table:table-cell>
              <table:table-cell office:value-type="float" office:value="-0.690468">
                <text:p>-0.6904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93346">
                <text:p>-1.93346</text:p>
              </table:table-cell>
              <table:table-cell office:value-type="float" office:value="-0.686196">
                <text:p>-0.6861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355732">
                <text:p>-1.355732</text:p>
              </table:table-cell>
              <table:table-cell office:value-type="float" office:value="-1.442225">
                <text:p>-1.4422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569903">
                <text:p>-0.569903</text:p>
              </table:table-cell>
              <table:table-cell office:value-type="float" office:value="-1.984172">
                <text:p>-1.9841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84182">
                <text:p>0.184182</text:p>
              </table:table-cell>
              <table:table-cell office:value-type="float" office:value="-2.738692">
                <text:p>-2.7386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626408">
                <text:p>-0.626408</text:p>
              </table:table-cell>
              <table:table-cell office:value-type="float" office:value="-2.473166">
                <text:p>-2.4731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45448">
                <text:p>-0.45448</text:p>
              </table:table-cell>
              <table:table-cell office:value-type="float" office:value="-2.478999">
                <text:p>-2.4789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307486">
                <text:p>-0.307486</text:p>
              </table:table-cell>
              <table:table-cell office:value-type="float" office:value="-2.035551">
                <text:p>-2.0355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2946">
                <text:p>0.142946</text:p>
              </table:table-cell>
              <table:table-cell office:value-type="float" office:value="-2.964472">
                <text:p>-2.9644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678381">
                <text:p>-0.678381</text:p>
              </table:table-cell>
              <table:table-cell office:value-type="float" office:value="-3.227478">
                <text:p>-3.2274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843704">
                <text:p>-0.843704</text:p>
              </table:table-cell>
              <table:table-cell office:value-type="float" office:value="-3.273213">
                <text:p>-3.2732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637971">
                <text:p>-1.637971</text:p>
              </table:table-cell>
              <table:table-cell office:value-type="float" office:value="-2.39461">
                <text:p>-2.394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167206">
                <text:p>-1.167206</text:p>
              </table:table-cell>
              <table:table-cell office:value-type="float" office:value="-2.619687">
                <text:p>-2.6196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340049">
                <text:p>-0.340049</text:p>
              </table:table-cell>
              <table:table-cell office:value-type="float" office:value="-2.519498">
                <text:p>-2.5194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897745">
                <text:p>-0.897745</text:p>
              </table:table-cell>
              <table:table-cell office:value-type="float" office:value="-1.592011">
                <text:p>-1.5920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393515">
                <text:p>-0.393515</text:p>
              </table:table-cell>
              <table:table-cell office:value-type="float" office:value="-1.997547">
                <text:p>-1.9975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4925">
                <text:p>-0.054925</text:p>
              </table:table-cell>
              <table:table-cell office:value-type="float" office:value="-2.163698">
                <text:p>-2.1636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82683">
                <text:p>0.682683</text:p>
              </table:table-cell>
              <table:table-cell office:value-type="float" office:value="-2.240885">
                <text:p>-2.2408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51942">
                <text:p>-0.151942</text:p>
              </table:table-cell>
              <table:table-cell office:value-type="float" office:value="-1.362065">
                <text:p>-1.3620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049025">
                <text:p>-1.049025</text:p>
              </table:table-cell>
              <table:table-cell office:value-type="float" office:value="-0.385687">
                <text:p>-0.3856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368497">
                <text:p>-1.368497</text:p>
              </table:table-cell>
              <table:table-cell office:value-type="float" office:value="-1.009682">
                <text:p>-1.0096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750021">
                <text:p>-1.750021</text:p>
              </table:table-cell>
              <table:table-cell office:value-type="float" office:value="-1.852975">
                <text:p>-1.8529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469427">
                <text:p>-1.469427</text:p>
              </table:table-cell>
              <table:table-cell office:value-type="float" office:value="-2.491864">
                <text:p>-2.4918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.310721">
                <text:p>-2.310721</text:p>
              </table:table-cell>
              <table:table-cell office:value-type="float" office:value="-1.615766">
                <text:p>-1.6157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3.233542">
                <text:p>-3.233542</text:p>
              </table:table-cell>
              <table:table-cell office:value-type="float" office:value="-1.570378">
                <text:p>-1.5703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.521449">
                <text:p>-2.521449</text:p>
              </table:table-cell>
              <table:table-cell office:value-type="float" office:value="-2.079609">
                <text:p>-2.0796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.383473">
                <text:p>-2.383473</text:p>
              </table:table-cell>
              <table:table-cell office:value-type="float" office:value="-1.651085">
                <text:p>-1.6510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.051132">
                <text:p>-2.051132</text:p>
              </table:table-cell>
              <table:table-cell office:value-type="float" office:value="-1.29256">
                <text:p>-1.292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.515407">
                <text:p>-2.515407</text:p>
              </table:table-cell>
              <table:table-cell office:value-type="float" office:value="-0.860182">
                <text:p>-0.8601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3.344381">
                <text:p>-3.344381</text:p>
              </table:table-cell>
              <table:table-cell office:value-type="float" office:value="-0.735837">
                <text:p>-0.7358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.328826">
                <text:p>-3.328826</text:p>
              </table:table-cell>
              <table:table-cell office:value-type="float" office:value="-1.665691">
                <text:p>-1.6656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.88763">
                <text:p>-3.88763</text:p>
              </table:table-cell>
              <table:table-cell office:value-type="float" office:value="-1.034804">
                <text:p>-1.0348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44315">
                <text:p>0.444315</text:p>
              </table:table-cell>
              <table:table-cell office:value-type="float" office:value="0.267441">
                <text:p>0.2674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321937">
                <text:p>-0.321937</text:p>
              </table:table-cell>
              <table:table-cell office:value-type="float" office:value="0.971369">
                <text:p>0.9713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501959">
                <text:p>-0.501959</text:p>
              </table:table-cell>
              <table:table-cell office:value-type="float" office:value="1.477676">
                <text:p>1.4776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97052">
                <text:p>0.097052</text:p>
              </table:table-cell>
              <table:table-cell office:value-type="float" office:value="2.032332">
                <text:p>2.0323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21921">
                <text:p>0.621921</text:p>
              </table:table-cell>
              <table:table-cell office:value-type="float" office:value="1.685844">
                <text:p>1.6858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318913">
                <text:p>-0.318913</text:p>
              </table:table-cell>
              <table:table-cell office:value-type="float" office:value="1.824387">
                <text:p>1.8243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78719">
                <text:p>0.378719</text:p>
              </table:table-cell>
              <table:table-cell office:value-type="float" office:value="2.456903">
                <text:p>2.4569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374889">
                <text:p>1.374889</text:p>
              </table:table-cell>
              <table:table-cell office:value-type="float" office:value="1.968733">
                <text:p>1.9687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71604">
                <text:p>1.171604</text:p>
              </table:table-cell>
              <table:table-cell office:value-type="float" office:value="2.606644">
                <text:p>2.6066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56819">
                <text:p>0.956819</text:p>
              </table:table-cell>
              <table:table-cell office:value-type="float" office:value="2.002513">
                <text:p>2.0025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16419">
                <text:p>0.216419</text:p>
              </table:table-cell>
              <table:table-cell office:value-type="float" office:value="2.782652">
                <text:p>2.7826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85397">
                <text:p>0.285397</text:p>
              </table:table-cell>
              <table:table-cell office:value-type="float" office:value="3.376205">
                <text:p>3.3762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78913">
                <text:p>0.178913</text:p>
              </table:table-cell>
              <table:table-cell office:value-type="float" office:value="3.719567">
                <text:p>3.7195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439007">
                <text:p>-0.439007</text:p>
              </table:table-cell>
              <table:table-cell office:value-type="float" office:value="4.398624">
                <text:p>4.3986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420355">
                <text:p>-1.420355</text:p>
              </table:table-cell>
              <table:table-cell office:value-type="float" office:value="3.509446">
                <text:p>3.5094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.292997">
                <text:p>-2.292997</text:p>
              </table:table-cell>
              <table:table-cell office:value-type="float" office:value="4.22158">
                <text:p>4.221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642809">
                <text:p>-1.642809</text:p>
              </table:table-cell>
              <table:table-cell office:value-type="float" office:value="5.034533">
                <text:p>5.0345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720902">
                <text:p>-1.720902</text:p>
              </table:table-cell>
              <table:table-cell office:value-type="float" office:value="4.320538">
                <text:p>4.3205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183928">
                <text:p>-1.183928</text:p>
              </table:table-cell>
              <table:table-cell office:value-type="float" office:value="3.632182">
                <text:p>3.6321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31955">
                <text:p>-0.31955</text:p>
              </table:table-cell>
              <table:table-cell office:value-type="float" office:value="4.221495">
                <text:p>4.2214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543563">
                <text:p>-0.543563</text:p>
              </table:table-cell>
              <table:table-cell office:value-type="float" office:value="4.153992">
                <text:p>4.1539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348655">
                <text:p>-1.348655</text:p>
              </table:table-cell>
              <table:table-cell office:value-type="float" office:value="3.237914">
                <text:p>3.2379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096151">
                <text:p>-1.096151</text:p>
              </table:table-cell>
              <table:table-cell office:value-type="float" office:value="3.948147">
                <text:p>3.9481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695423">
                <text:p>-0.695423</text:p>
              </table:table-cell>
              <table:table-cell office:value-type="float" office:value="4.837326">
                <text:p>4.8373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463192">
                <text:p>-0.463192</text:p>
              </table:table-cell>
              <table:table-cell office:value-type="float" office:value="4.903488">
                <text:p>4.9034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217698">
                <text:p>-1.217698</text:p>
              </table:table-cell>
              <table:table-cell office:value-type="float" office:value="4.721942">
                <text:p>4.7219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.091907">
                <text:p>-2.091907</text:p>
              </table:table-cell>
              <table:table-cell office:value-type="float" office:value="4.18985">
                <text:p>4.189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.035196">
                <text:p>-2.035196</text:p>
              </table:table-cell>
              <table:table-cell office:value-type="float" office:value="3.505174">
                <text:p>3.5051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2.548803">
                <text:p>-2.548803</text:p>
              </table:table-cell>
              <table:table-cell office:value-type="float" office:value="3.843685">
                <text:p>3.8436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.1615">
                <text:p>-3.1615</text:p>
              </table:table-cell>
              <table:table-cell office:value-type="float" office:value="3.989785">
                <text:p>3.9897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.588462">
                <text:p>-3.588462</text:p>
              </table:table-cell>
              <table:table-cell office:value-type="float" office:value="4.313839">
                <text:p>4.3138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.813522">
                <text:p>-2.813522</text:p>
              </table:table-cell>
              <table:table-cell office:value-type="float" office:value="5.078893">
                <text:p>5.0788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958278">
                <text:p>-1.958278</text:p>
              </table:table-cell>
              <table:table-cell office:value-type="float" office:value="5.045744">
                <text:p>5.0457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395602">
                <text:p>-1.395602</text:p>
              </table:table-cell>
              <table:table-cell office:value-type="float" office:value="4.748201">
                <text:p>4.7482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.047386">
                <text:p>-2.047386</text:p>
              </table:table-cell>
              <table:table-cell office:value-type="float" office:value="5.615109">
                <text:p>5.6151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217627">
                <text:p>-1.217627</text:p>
              </table:table-cell>
              <table:table-cell office:value-type="float" office:value="5.953666">
                <text:p>5.9536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214341">
                <text:p>-1.214341</text:p>
              </table:table-cell>
              <table:table-cell office:value-type="float" office:value="6.034603">
                <text:p>6.0346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683077">
                <text:p>-0.683077</text:p>
              </table:table-cell>
              <table:table-cell office:value-type="float" office:value="6.039816">
                <text:p>6.0398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63616">
                <text:p>-1.63616</text:p>
              </table:table-cell>
              <table:table-cell office:value-type="float" office:value="6.410171">
                <text:p>6.4101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151311">
                <text:p>-1.151311</text:p>
              </table:table-cell>
              <table:table-cell office:value-type="float" office:value="7.178704">
                <text:p>7.1787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822613">
                <text:p>-1.822613</text:p>
              </table:table-cell>
              <table:table-cell office:value-type="float" office:value="7.241535">
                <text:p>7.2415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.518535">
                <text:p>-2.518535</text:p>
              </table:table-cell>
              <table:table-cell office:value-type="float" office:value="6.781118">
                <text:p>6.7811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.791638">
                <text:p>-2.791638</text:p>
              </table:table-cell>
              <table:table-cell office:value-type="float" office:value="7.644413">
                <text:p>7.6444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3.193303">
                <text:p>-3.193303</text:p>
              </table:table-cell>
              <table:table-cell office:value-type="float" office:value="7.310263">
                <text:p>7.3102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.745736">
                <text:p>-3.745736</text:p>
              </table:table-cell>
              <table:table-cell office:value-type="float" office:value="6.908141">
                <text:p>6.9081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.262292">
                <text:p>-4.262292</text:p>
              </table:table-cell>
              <table:table-cell office:value-type="float" office:value="7.893385">
                <text:p>7.8933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3.487302">
                <text:p>-3.487302</text:p>
              </table:table-cell>
              <table:table-cell office:value-type="float" office:value="7.180994">
                <text:p>7.1809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.662187">
                <text:p>-3.662187</text:p>
              </table:table-cell>
              <table:table-cell office:value-type="float" office:value="7.050373">
                <text:p>7.0503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3.384032">
                <text:p>-3.384032</text:p>
              </table:table-cell>
              <table:table-cell office:value-type="float" office:value="6.398854">
                <text:p>6.3988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.65805">
                <text:p>-2.65805</text:p>
              </table:table-cell>
              <table:table-cell office:value-type="float" office:value="6.616502">
                <text:p>6.6165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.060689">
                <text:p>-3.060689</text:p>
              </table:table-cell>
              <table:table-cell office:value-type="float" office:value="6.969185">
                <text:p>6.9691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.031668">
                <text:p>-3.031668</text:p>
              </table:table-cell>
              <table:table-cell office:value-type="float" office:value="7.112407">
                <text:p>7.1124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302136">
                <text:p>-0.302136</text:p>
              </table:table-cell>
              <table:table-cell office:value-type="float" office:value="-0.415656">
                <text:p>-0.4156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809892">
                <text:p>-0.809892</text:p>
              </table:table-cell>
              <table:table-cell office:value-type="float" office:value="-0.343876">
                <text:p>-0.3438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474308">
                <text:p>-0.474308</text:p>
              </table:table-cell>
              <table:table-cell office:value-type="float" office:value="-0.175167">
                <text:p>-0.1751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48554">
                <text:p>0.048554</text:p>
              </table:table-cell>
              <table:table-cell office:value-type="float" office:value="-0.839923">
                <text:p>-0.8399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94247">
                <text:p>0.794247</text:p>
              </table:table-cell>
              <table:table-cell office:value-type="float" office:value="-1.67398">
                <text:p>-1.673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58453">
                <text:p>0.958453</text:p>
              </table:table-cell>
              <table:table-cell office:value-type="float" office:value="-1.270421">
                <text:p>-1.2704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778712">
                <text:p>1.778712</text:p>
              </table:table-cell>
              <table:table-cell office:value-type="float" office:value="-1.723281">
                <text:p>-1.7232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46633">
                <text:p>1.46633</text:p>
              </table:table-cell>
              <table:table-cell office:value-type="float" office:value="-1.445378">
                <text:p>-1.4453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695683">
                <text:p>1.695683</text:p>
              </table:table-cell>
              <table:table-cell office:value-type="float" office:value="-0.666791">
                <text:p>-0.6667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132155">
                <text:p>2.132155</text:p>
              </table:table-cell>
              <table:table-cell office:value-type="float" office:value="-0.922161">
                <text:p>-0.9221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46602">
                <text:p>1.746602</text:p>
              </table:table-cell>
              <table:table-cell office:value-type="float" office:value="-1.730096">
                <text:p>-1.7300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435893">
                <text:p>1.435893</text:p>
              </table:table-cell>
              <table:table-cell office:value-type="float" office:value="-1.251885">
                <text:p>-1.2518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6079">
                <text:p>1.746079</text:p>
              </table:table-cell>
              <table:table-cell office:value-type="float" office:value="-0.424203">
                <text:p>-0.4242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291023">
                <text:p>2.291023</text:p>
              </table:table-cell>
              <table:table-cell office:value-type="float" office:value="0.227675">
                <text:p>0.2276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656556">
                <text:p>2.656556</text:p>
              </table:table-cell>
              <table:table-cell office:value-type="float" office:value="0.181247">
                <text:p>0.1812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238099">
                <text:p>3.238099</text:p>
              </table:table-cell>
              <table:table-cell office:value-type="float" office:value="-0.261563">
                <text:p>-0.2615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138695">
                <text:p>4.138695</text:p>
              </table:table-cell>
              <table:table-cell office:value-type="float" office:value="-0.193851">
                <text:p>-0.1938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195669">
                <text:p>3.195669</text:p>
              </table:table-cell>
              <table:table-cell office:value-type="float" office:value="0.097725">
                <text:p>0.0977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562665">
                <text:p>2.562665</text:p>
              </table:table-cell>
              <table:table-cell office:value-type="float" office:value="0.842999">
                <text:p>0.8429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515222">
                <text:p>3.515222</text:p>
              </table:table-cell>
              <table:table-cell office:value-type="float" office:value="1.78731">
                <text:p>1.787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96096">
                <text:p>3.696096</text:p>
              </table:table-cell>
              <table:table-cell office:value-type="float" office:value="2.280656">
                <text:p>2.2806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777322">
                <text:p>2.777322</text:p>
              </table:table-cell>
              <table:table-cell office:value-type="float" office:value="2.913365">
                <text:p>2.9133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505818">
                <text:p>3.505818</text:p>
              </table:table-cell>
              <table:table-cell office:value-type="float" office:value="3.041534">
                <text:p>3.0415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569067">
                <text:p>2.569067</text:p>
              </table:table-cell>
              <table:table-cell office:value-type="float" office:value="3.270702">
                <text:p>3.2707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389751">
                <text:p>2.389751</text:p>
              </table:table-cell>
              <table:table-cell office:value-type="float" office:value="4.214522">
                <text:p>4.2145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787305">
                <text:p>2.787305</text:p>
              </table:table-cell>
              <table:table-cell office:value-type="float" office:value="3.689371">
                <text:p>3.6893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15379">
                <text:p>3.15379</text:p>
              </table:table-cell>
              <table:table-cell office:value-type="float" office:value="3.661898">
                <text:p>3.6618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866808">
                <text:p>3.866808</text:p>
              </table:table-cell>
              <table:table-cell office:value-type="float" office:value="3.139284">
                <text:p>3.1392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943705">
                <text:p>2.943705</text:p>
              </table:table-cell>
              <table:table-cell office:value-type="float" office:value="2.493009">
                <text:p>2.4930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009485">
                <text:p>2.009485</text:p>
              </table:table-cell>
              <table:table-cell office:value-type="float" office:value="2.692325">
                <text:p>2.6923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290484">
                <text:p>1.290484</text:p>
              </table:table-cell>
              <table:table-cell office:value-type="float" office:value="3.363347">
                <text:p>3.3633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046673">
                <text:p>2.046673</text:p>
              </table:table-cell>
              <table:table-cell office:value-type="float" office:value="2.966922">
                <text:p>2.9669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027158">
                <text:p>2.027158</text:p>
              </table:table-cell>
              <table:table-cell office:value-type="float" office:value="2.021027">
                <text:p>2.0210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406084">
                <text:p>1.406084</text:p>
              </table:table-cell>
              <table:table-cell office:value-type="float" office:value="1.577207">
                <text:p>1.5772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1876">
                <text:p>2.1876</text:p>
              </table:table-cell>
              <table:table-cell office:value-type="float" office:value="1.455478">
                <text:p>1.4554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092788">
                <text:p>3.092788</text:p>
              </table:table-cell>
              <table:table-cell office:value-type="float" office:value="2.054724">
                <text:p>2.0547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771497">
                <text:p>3.771497</text:p>
              </table:table-cell>
              <table:table-cell office:value-type="float" office:value="2.615641">
                <text:p>2.6156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417057">
                <text:p>3.417057</text:p>
              </table:table-cell>
              <table:table-cell office:value-type="float" office:value="1.90164">
                <text:p>1.901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75163">
                <text:p>3.75163</text:p>
              </table:table-cell>
              <table:table-cell office:value-type="float" office:value="2.718007">
                <text:p>2.7180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233521">
                <text:p>4.233521</text:p>
              </table:table-cell>
              <table:table-cell office:value-type="float" office:value="1.899209">
                <text:p>1.8992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898331">
                <text:p>3.898331</text:p>
              </table:table-cell>
              <table:table-cell office:value-type="float" office:value="2.782842">
                <text:p>2.78284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115936">
                <text:p>3.115936</text:p>
              </table:table-cell>
              <table:table-cell office:value-type="float" office:value="3.706848">
                <text:p>3.7068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643982">
                <text:p>3.643982</text:p>
              </table:table-cell>
              <table:table-cell office:value-type="float" office:value="3.519857">
                <text:p>3.5198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76047">
                <text:p>2.76047</text:p>
              </table:table-cell>
              <table:table-cell office:value-type="float" office:value="2.775792">
                <text:p>2.7757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866462">
                <text:p>2.866462</text:p>
              </table:table-cell>
              <table:table-cell office:value-type="float" office:value="2.320762">
                <text:p>2.3207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290504">
                <text:p>2.290504</text:p>
              </table:table-cell>
              <table:table-cell office:value-type="float" office:value="2.066556">
                <text:p>2.0665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572323">
                <text:p>1.572323</text:p>
              </table:table-cell>
              <table:table-cell office:value-type="float" office:value="1.994766">
                <text:p>1.9947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1588">
                <text:p>0.61588</text:p>
              </table:table-cell>
              <table:table-cell office:value-type="float" office:value="2.48298">
                <text:p>2.482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38732">
                <text:p>1.38732</text:p>
              </table:table-cell>
              <table:table-cell office:value-type="float" office:value="2.706395">
                <text:p>2.7063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014955">
                <text:p>1.014955</text:p>
              </table:table-cell>
              <table:table-cell office:value-type="float" office:value="2.193775">
                <text:p>2.1937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896744">
                <text:p>1.896744</text:p>
              </table:table-cell>
              <table:table-cell office:value-type="float" office:value="2.471353">
                <text:p>2.4713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504725">
                <text:p>1.504725</text:p>
              </table:table-cell>
              <table:table-cell office:value-type="float" office:value="2.688411">
                <text:p>2.6884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670405">
                <text:p>1.670405</text:p>
              </table:table-cell>
              <table:table-cell office:value-type="float" office:value="1.901862">
                <text:p>1.9018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161309">
                <text:p>1.161309</text:p>
              </table:table-cell>
              <table:table-cell office:value-type="float" office:value="2.110682">
                <text:p>2.1106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835255">
                <text:p>1.835255</text:p>
              </table:table-cell>
              <table:table-cell office:value-type="float" office:value="3.08527">
                <text:p>3.085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703945">
                <text:p>1.703945</text:p>
              </table:table-cell>
              <table:table-cell office:value-type="float" office:value="3.065196">
                <text:p>3.0651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092512">
                <text:p>1.092512</text:p>
              </table:table-cell>
              <table:table-cell office:value-type="float" office:value="3.809251">
                <text:p>3.8092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1174">
                <text:p>0.81174</text:p>
              </table:table-cell>
              <table:table-cell office:value-type="float" office:value="3.278697">
                <text:p>3.2786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39273">
                <text:p>0.139273</text:p>
              </table:table-cell>
              <table:table-cell office:value-type="float" office:value="2.769915">
                <text:p>2.7699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15411">
                <text:p>0.915411</text:p>
              </table:table-cell>
              <table:table-cell office:value-type="float" office:value="2.755885">
                <text:p>2.7558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88713">
                <text:p>1.88713</text:p>
              </table:table-cell>
              <table:table-cell office:value-type="float" office:value="3.360151">
                <text:p>3.3601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930255">
                <text:p>1.930255</text:p>
              </table:table-cell>
              <table:table-cell office:value-type="float" office:value="3.204205">
                <text:p>3.2042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87376">
                <text:p>-0.087376</text:p>
              </table:table-cell>
              <table:table-cell office:value-type="float" office:value="0.859689">
                <text:p>0.8596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835525">
                <text:p>-0.835525</text:p>
              </table:table-cell>
              <table:table-cell office:value-type="float" office:value="-0.075757">
                <text:p>-0.0757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643829">
                <text:p>-0.643829</text:p>
              </table:table-cell>
              <table:table-cell office:value-type="float" office:value="-0.451623">
                <text:p>-0.4516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18477">
                <text:p>0.118477</text:p>
              </table:table-cell>
              <table:table-cell office:value-type="float" office:value="0.445956">
                <text:p>0.4459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016778">
                <text:p>1.016778</text:p>
              </table:table-cell>
              <table:table-cell office:value-type="float" office:value="-0.148929">
                <text:p>-0.1489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704">
                <text:p>0.3704</text:p>
              </table:table-cell>
              <table:table-cell office:value-type="float" office:value="-0.343408">
                <text:p>-0.3434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045658">
                <text:p>1.045658</text:p>
              </table:table-cell>
              <table:table-cell office:value-type="float" office:value="-0.539775">
                <text:p>-0.5397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75198">
                <text:p>0.075198</text:p>
              </table:table-cell>
              <table:table-cell office:value-type="float" office:value="-1.041352">
                <text:p>-1.0413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8787">
                <text:p>-0.8787</text:p>
              </table:table-cell>
              <table:table-cell office:value-type="float" office:value="-1.647499">
                <text:p>-1.64749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258283">
                <text:p>-0.258283</text:p>
              </table:table-cell>
              <table:table-cell office:value-type="float" office:value="-2.395795">
                <text:p>-2.3957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803112">
                <text:p>-0.803112</text:p>
              </table:table-cell>
              <table:table-cell office:value-type="float" office:value="-2.514311">
                <text:p>-2.5143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.755411">
                <text:p>-1.755411</text:p>
              </table:table-cell>
              <table:table-cell office:value-type="float" office:value="-2.256167">
                <text:p>-2.2561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.122476">
                <text:p>-2.122476</text:p>
              </table:table-cell>
              <table:table-cell office:value-type="float" office:value="-2.662093">
                <text:p>-2.6620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.840101">
                <text:p>-1.840101</text:p>
              </table:table-cell>
              <table:table-cell office:value-type="float" office:value="-1.940176">
                <text:p>-1.9401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2.032533">
                <text:p>-2.032533</text:p>
              </table:table-cell>
              <table:table-cell office:value-type="float" office:value="-2.682627">
                <text:p>-2.6826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2.533569">
                <text:p>-2.533569</text:p>
              </table:table-cell>
              <table:table-cell office:value-type="float" office:value="-2.736698">
                <text:p>-2.7366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.984487">
                <text:p>-2.984487</text:p>
              </table:table-cell>
              <table:table-cell office:value-type="float" office:value="-2.122464">
                <text:p>-2.1224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.041418">
                <text:p>-2.041418</text:p>
              </table:table-cell>
              <table:table-cell office:value-type="float" office:value="-1.900948">
                <text:p>-1.9009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.477553">
                <text:p>-1.477553</text:p>
              </table:table-cell>
              <table:table-cell office:value-type="float" office:value="-0.905148">
                <text:p>-0.9051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913666">
                <text:p>-0.913666</text:p>
              </table:table-cell>
              <table:table-cell office:value-type="float" office:value="-0.204214">
                <text:p>-0.2042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254906">
                <text:p>-0.254906</text:p>
              </table:table-cell>
              <table:table-cell office:value-type="float" office:value="-0.441276">
                <text:p>-0.4412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871773">
                <text:p>-0.871773</text:p>
              </table:table-cell>
              <table:table-cell office:value-type="float" office:value="-1.086814">
                <text:p>-1.0868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.24719">
                <text:p>-1.24719</text:p>
              </table:table-cell>
              <table:table-cell office:value-type="float" office:value="-0.20988">
                <text:p>-0.209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2.093811">
                <text:p>-2.093811</text:p>
              </table:table-cell>
              <table:table-cell office:value-type="float" office:value="0.392832">
                <text:p>0.3928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.22844">
                <text:p>-1.22844</text:p>
              </table:table-cell>
              <table:table-cell office:value-type="float" office:value="0.014898">
                <text:p>0.0148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944564">
                <text:p>-0.944564</text:p>
              </table:table-cell>
              <table:table-cell office:value-type="float" office:value="0.084856">
                <text:p>0.0848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.650845">
                <text:p>-1.650845</text:p>
              </table:table-cell>
              <table:table-cell office:value-type="float" office:value="-0.386144">
                <text:p>-0.3861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782643">
                <text:p>-1.782643</text:p>
              </table:table-cell>
              <table:table-cell office:value-type="float" office:value="-1.180271">
                <text:p>-1.1802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.729573">
                <text:p>-2.729573</text:p>
              </table:table-cell>
              <table:table-cell office:value-type="float" office:value="-0.913957">
                <text:p>-0.9139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2.299748">
                <text:p>-2.299748</text:p>
              </table:table-cell>
              <table:table-cell office:value-type="float" office:value="-1.781606">
                <text:p>-1.7816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2.400471">
                <text:p>-2.400471</text:p>
              </table:table-cell>
              <table:table-cell office:value-type="float" office:value="-2.672315">
                <text:p>-2.6723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.791311">
                <text:p>-1.791311</text:p>
              </table:table-cell>
              <table:table-cell office:value-type="float" office:value="-2.540533">
                <text:p>-2.5405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.673883">
                <text:p>-1.673883</text:p>
              </table:table-cell>
              <table:table-cell office:value-type="float" office:value="-2.007489">
                <text:p>-2.00748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418192">
                <text:p>-1.418192</text:p>
              </table:table-cell>
              <table:table-cell office:value-type="float" office:value="-2.380606">
                <text:p>-2.3806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.055301">
                <text:p>-1.055301</text:p>
              </table:table-cell>
              <table:table-cell office:value-type="float" office:value="-1.867978">
                <text:p>-1.8679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.581281">
                <text:p>-1.581281</text:p>
              </table:table-cell>
              <table:table-cell office:value-type="float" office:value="-1.352747">
                <text:p>-1.3527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2.42993">
                <text:p>-2.42993</text:p>
              </table:table-cell>
              <table:table-cell office:value-type="float" office:value="-1.573254">
                <text:p>-1.57325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2.207449">
                <text:p>-2.207449</text:p>
              </table:table-cell>
              <table:table-cell office:value-type="float" office:value="-2.27307">
                <text:p>-2.273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.816271">
                <text:p>-1.816271</text:p>
              </table:table-cell>
              <table:table-cell office:value-type="float" office:value="-3.127425">
                <text:p>-3.1274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2.213646">
                <text:p>-2.213646</text:p>
              </table:table-cell>
              <table:table-cell office:value-type="float" office:value="-2.25585">
                <text:p>-2.2558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.695112">
                <text:p>-2.695112</text:p>
              </table:table-cell>
              <table:table-cell office:value-type="float" office:value="-2.09573">
                <text:p>-2.0957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3.256071">
                <text:p>-3.256071</text:p>
              </table:table-cell>
              <table:table-cell office:value-type="float" office:value="-3.012519">
                <text:p>-3.0125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.472293">
                <text:p>-2.472293</text:p>
              </table:table-cell>
              <table:table-cell office:value-type="float" office:value="-2.078855">
                <text:p>-2.0788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.5028">
                <text:p>-1.5028</text:p>
              </table:table-cell>
              <table:table-cell office:value-type="float" office:value="-1.29897">
                <text:p>-1.2989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477613">
                <text:p>-1.477613</text:p>
              </table:table-cell>
              <table:table-cell office:value-type="float" office:value="-0.683878">
                <text:p>-0.6838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.288087">
                <text:p>-2.288087</text:p>
              </table:table-cell>
              <table:table-cell office:value-type="float" office:value="-0.928201">
                <text:p>-0.9282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.300324">
                <text:p>-2.300324</text:p>
              </table:table-cell>
              <table:table-cell office:value-type="float" office:value="-1.51204">
                <text:p>-1.512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526674">
                <text:p>-1.526674</text:p>
              </table:table-cell>
              <table:table-cell office:value-type="float" office:value="-1.841762">
                <text:p>-1.84176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.834865">
                <text:p>-1.834865</text:p>
              </table:table-cell>
              <table:table-cell office:value-type="float" office:value="-2.360204">
                <text:p>-2.3602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.251004">
                <text:p>-1.251004</text:p>
              </table:table-cell>
              <table:table-cell office:value-type="float" office:value="-1.975339">
                <text:p>-1.9753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775604">
                <text:p>-0.775604</text:p>
              </table:table-cell>
              <table:table-cell office:value-type="float" office:value="-2.436546">
                <text:p>-2.4365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.737311">
                <text:p>-1.737311</text:p>
              </table:table-cell>
              <table:table-cell office:value-type="float" office:value="-2.477896">
                <text:p>-2.47789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.007019">
                <text:p>-1.007019</text:p>
              </table:table-cell>
              <table:table-cell office:value-type="float" office:value="-1.555274">
                <text:p>-1.5552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.589551">
                <text:p>-1.589551</text:p>
              </table:table-cell>
              <table:table-cell office:value-type="float" office:value="-0.647275">
                <text:p>-0.6472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.807567">
                <text:p>-1.807567</text:p>
              </table:table-cell>
              <table:table-cell office:value-type="float" office:value="-0.582858">
                <text:p>-0.5828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2.499285">
                <text:p>-2.499285</text:p>
              </table:table-cell>
              <table:table-cell office:value-type="float" office:value="-0.793255">
                <text:p>-0.7932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3.251621">
                <text:p>-3.251621</text:p>
              </table:table-cell>
              <table:table-cell office:value-type="float" office:value="-1.578662">
                <text:p>-1.5786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2.743498">
                <text:p>-2.743498</text:p>
              </table:table-cell>
              <table:table-cell office:value-type="float" office:value="-2.552434">
                <text:p>-2.5524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2.630762">
                <text:p>-2.630762</text:p>
              </table:table-cell>
              <table:table-cell office:value-type="float" office:value="-2.149954">
                <text:p>-2.1499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.70939">
                <text:p>-2.70939</text:p>
              </table:table-cell>
              <table:table-cell office:value-type="float" office:value="-1.421491">
                <text:p>-1.4214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.783124">
                <text:p>-1.783124</text:p>
              </table:table-cell>
              <table:table-cell office:value-type="float" office:value="-1.080185">
                <text:p>-1.08018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.51114">
                <text:p>-1.51114</text:p>
              </table:table-cell>
              <table:table-cell office:value-type="float" office:value="-0.640628">
                <text:p>-0.6406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2.198599">
                <text:p>-2.198599</text:p>
              </table:table-cell>
              <table:table-cell office:value-type="float" office:value="-1.545026">
                <text:p>-1.54502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2.969171">
                <text:p>-2.969171</text:p>
              </table:table-cell>
              <table:table-cell office:value-type="float" office:value="-1.659186">
                <text:p>-1.65918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3.497935">
                <text:p>-3.497935</text:p>
              </table:table-cell>
              <table:table-cell office:value-type="float" office:value="-1.344189">
                <text:p>-1.34418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3.390506">
                <text:p>-3.390506</text:p>
              </table:table-cell>
              <table:table-cell office:value-type="float" office:value="-1.968246">
                <text:p>-1.9682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2.700961">
                <text:p>-2.700961</text:p>
              </table:table-cell>
              <table:table-cell office:value-type="float" office:value="-1.764101">
                <text:p>-1.7641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2.342116">
                <text:p>-2.342116</text:p>
              </table:table-cell>
              <table:table-cell office:value-type="float" office:value="-1.600845">
                <text:p>-1.60084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.372518">
                <text:p>-1.372518</text:p>
              </table:table-cell>
              <table:table-cell office:value-type="float" office:value="-1.424386">
                <text:p>-1.4243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.097986">
                <text:p>-1.097986</text:p>
              </table:table-cell>
              <table:table-cell office:value-type="float" office:value="-2.070356">
                <text:p>-2.0703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.404576">
                <text:p>-1.404576</text:p>
              </table:table-cell>
              <table:table-cell office:value-type="float" office:value="-1.676361">
                <text:p>-1.67636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.779892">
                <text:p>-1.779892</text:p>
              </table:table-cell>
              <table:table-cell office:value-type="float" office:value="-1.100369">
                <text:p>-1.1003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375124">
                <text:p>-0.375124</text:p>
              </table:table-cell>
              <table:table-cell office:value-type="float" office:value="0.670499">
                <text:p>0.6704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826246">
                <text:p>-0.826246</text:p>
              </table:table-cell>
              <table:table-cell office:value-type="float" office:value="1.116936">
                <text:p>1.1169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.072227">
                <text:p>-1.072227</text:p>
              </table:table-cell>
              <table:table-cell office:value-type="float" office:value="0.148929">
                <text:p>0.14892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960992">
                <text:p>-0.960992</text:p>
              </table:table-cell>
              <table:table-cell office:value-type="float" office:value="0.986023">
                <text:p>0.98602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.200409">
                <text:p>-1.200409</text:p>
              </table:table-cell>
              <table:table-cell office:value-type="float" office:value="0.18795">
                <text:p>0.187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.749863">
                <text:p>-1.749863</text:p>
              </table:table-cell>
              <table:table-cell office:value-type="float" office:value="-0.336246">
                <text:p>-0.33624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.068899">
                <text:p>-1.068899</text:p>
              </table:table-cell>
              <table:table-cell office:value-type="float" office:value="-1.19482">
                <text:p>-1.1948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609022">
                <text:p>-0.609022</text:p>
              </table:table-cell>
              <table:table-cell office:value-type="float" office:value="-1.390187">
                <text:p>-1.39018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526447">
                <text:p>-0.526447</text:p>
              </table:table-cell>
              <table:table-cell office:value-type="float" office:value="-2.113433">
                <text:p>-2.1134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79488">
                <text:p>0.379488</text:p>
              </table:table-cell>
              <table:table-cell office:value-type="float" office:value="-1.172021">
                <text:p>-1.17202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161644">
                <text:p>1.161644</text:p>
              </table:table-cell>
              <table:table-cell office:value-type="float" office:value="-1.83806">
                <text:p>-1.838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18568">
                <text:p>0.318568</text:p>
              </table:table-cell>
              <table:table-cell office:value-type="float" office:value="-1.548047">
                <text:p>-1.5480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34451">
                <text:p>0.434451</text:p>
              </table:table-cell>
              <table:table-cell office:value-type="float" office:value="-1.347284">
                <text:p>-1.3472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82788">
                <text:p>0.82788</text:p>
              </table:table-cell>
              <table:table-cell office:value-type="float" office:value="-0.446787">
                <text:p>-0.44678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735173">
                <text:p>0.735173</text:p>
              </table:table-cell>
              <table:table-cell office:value-type="float" office:value="0.448185">
                <text:p>0.4481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64108">
                <text:p>0.164108</text:p>
              </table:table-cell>
              <table:table-cell office:value-type="float" office:value="0.403565">
                <text:p>0.40356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29157">
                <text:p>-0.29157</text:p>
              </table:table-cell>
              <table:table-cell office:value-type="float" office:value="0.723295">
                <text:p>0.7232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.008656">
                <text:p>-1.008656</text:p>
              </table:table-cell>
              <table:table-cell office:value-type="float" office:value="0.039363">
                <text:p>0.0393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.90033">
                <text:p>-1.90033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2.717345">
                <text:p>-2.717345</text:p>
              </table:table-cell>
              <table:table-cell office:value-type="float" office:value="0.51823">
                <text:p>0.5182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3.318165">
                <text:p>-3.318165</text:p>
              </table:table-cell>
              <table:table-cell office:value-type="float" office:value="-0.336857">
                <text:p>-0.3368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2.72564">
                <text:p>-2.72564</text:p>
              </table:table-cell>
              <table:table-cell office:value-type="float" office:value="-0.477248">
                <text:p>-0.4772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3.494232">
                <text:p>-3.494232</text:p>
              </table:table-cell>
              <table:table-cell office:value-type="float" office:value="0.02557">
                <text:p>0.0255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4.052475">
                <text:p>-4.052475</text:p>
              </table:table-cell>
              <table:table-cell office:value-type="float" office:value="-0.928618">
                <text:p>-0.9286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4.599893">
                <text:p>-4.599893</text:p>
              </table:table-cell>
              <table:table-cell office:value-type="float" office:value="-1.236818">
                <text:p>-1.23681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5.4345">
                <text:p>-5.4345</text:p>
              </table:table-cell>
              <table:table-cell office:value-type="float" office:value="-1.188487">
                <text:p>-1.1884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5.605109">
                <text:p>-5.605109</text:p>
              </table:table-cell>
              <table:table-cell office:value-type="float" office:value="-1.546467">
                <text:p>-1.5464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6.598949">
                <text:p>-6.598949</text:p>
              </table:table-cell>
              <table:table-cell office:value-type="float" office:value="-1.582752">
                <text:p>-1.5827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6.611746">
                <text:p>-6.611746</text:p>
              </table:table-cell>
              <table:table-cell office:value-type="float" office:value="-0.617472">
                <text:p>-0.6174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5.786443">
                <text:p>-5.786443</text:p>
              </table:table-cell>
              <table:table-cell office:value-type="float" office:value="-1.011773">
                <text:p>-1.01177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4.925958">
                <text:p>-4.925958</text:p>
              </table:table-cell>
              <table:table-cell office:value-type="float" office:value="-1.333562">
                <text:p>-1.3335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4.657309">
                <text:p>-4.657309</text:p>
              </table:table-cell>
              <table:table-cell office:value-type="float" office:value="-0.378678">
                <text:p>-0.37867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4.502274">
                <text:p>-4.502274</text:p>
              </table:table-cell>
              <table:table-cell office:value-type="float" office:value="-0.383567">
                <text:p>-0.3835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5.125479">
                <text:p>-5.125479</text:p>
              </table:table-cell>
              <table:table-cell office:value-type="float" office:value="-0.025748">
                <text:p>-0.0257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5.289481">
                <text:p>-5.289481</text:p>
              </table:table-cell>
              <table:table-cell office:value-type="float" office:value="-0.127677">
                <text:p>-0.1276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4.476203">
                <text:p>-4.476203</text:p>
              </table:table-cell>
              <table:table-cell office:value-type="float" office:value="-0.6641">
                <text:p>-0.664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4.484759">
                <text:p>-4.484759</text:p>
              </table:table-cell>
              <table:table-cell office:value-type="float" office:value="0.19466">
                <text:p>0.1946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3.550367">
                <text:p>-3.550367</text:p>
              </table:table-cell>
              <table:table-cell office:value-type="float" office:value="-0.340797">
                <text:p>-0.3407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4.460545">
                <text:p>-4.460545</text:p>
              </table:table-cell>
              <table:table-cell office:value-type="float" office:value="-0.39256">
                <text:p>-0.392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4.99662">
                <text:p>-4.99662</text:p>
              </table:table-cell>
              <table:table-cell office:value-type="float" office:value="-0.772773">
                <text:p>-0.77277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4.179879">
                <text:p>-4.179879</text:p>
              </table:table-cell>
              <table:table-cell office:value-type="float" office:value="-0.048398">
                <text:p>-0.0483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3.182597">
                <text:p>-3.182597</text:p>
              </table:table-cell>
              <table:table-cell office:value-type="float" office:value="-0.715357">
                <text:p>-0.71535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3.518007">
                <text:p>-3.518007</text:p>
              </table:table-cell>
              <table:table-cell office:value-type="float" office:value="-0.857547">
                <text:p>-0.85754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3.737986">
                <text:p>-3.737986</text:p>
              </table:table-cell>
              <table:table-cell office:value-type="float" office:value="-1.294523">
                <text:p>-1.29452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4.501941">
                <text:p>-4.501941</text:p>
              </table:table-cell>
              <table:table-cell office:value-type="float" office:value="-1.189633">
                <text:p>-1.1896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3.572052">
                <text:p>-3.572052</text:p>
              </table:table-cell>
              <table:table-cell office:value-type="float" office:value="-1.016784">
                <text:p>-1.01678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3.627831">
                <text:p>-3.627831</text:p>
              </table:table-cell>
              <table:table-cell office:value-type="float" office:value="-1.36735">
                <text:p>-1.3673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2.978318">
                <text:p>-2.978318</text:p>
              </table:table-cell>
              <table:table-cell office:value-type="float" office:value="-0.997077">
                <text:p>-0.99707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3.739152">
                <text:p>-3.739152</text:p>
              </table:table-cell>
              <table:table-cell office:value-type="float" office:value="-0.762145">
                <text:p>-0.76214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4.673667">
                <text:p>-4.673667</text:p>
              </table:table-cell>
              <table:table-cell office:value-type="float" office:value="0.063168">
                <text:p>0.06316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4.063868">
                <text:p>-4.063868</text:p>
              </table:table-cell>
              <table:table-cell office:value-type="float" office:value="0.210123">
                <text:p>0.21012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3.472224">
                <text:p>-3.472224</text:p>
              </table:table-cell>
              <table:table-cell office:value-type="float" office:value="0.041467">
                <text:p>0.0414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4.466374">
                <text:p>-4.466374</text:p>
              </table:table-cell>
              <table:table-cell office:value-type="float" office:value="0.806879">
                <text:p>0.8068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4.947351">
                <text:p>-4.947351</text:p>
              </table:table-cell>
              <table:table-cell office:value-type="float" office:value="1.043463">
                <text:p>1.0434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4.191821">
                <text:p>-4.191821</text:p>
              </table:table-cell>
              <table:table-cell office:value-type="float" office:value="1.945527">
                <text:p>1.94552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4.534241">
                <text:p>-4.534241</text:p>
              </table:table-cell>
              <table:table-cell office:value-type="float" office:value="2.277961">
                <text:p>2.27796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4.596612">
                <text:p>-4.596612</text:p>
              </table:table-cell>
              <table:table-cell office:value-type="float" office:value="2.094367">
                <text:p>2.0943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3.619477">
                <text:p>-3.619477</text:p>
              </table:table-cell>
              <table:table-cell office:value-type="float" office:value="1.836593">
                <text:p>1.83659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4.545704">
                <text:p>-4.545704</text:p>
              </table:table-cell>
              <table:table-cell office:value-type="float" office:value="0.875903">
                <text:p>0.8759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4.140952">
                <text:p>-4.140952</text:p>
              </table:table-cell>
              <table:table-cell office:value-type="float" office:value="1.064665">
                <text:p>1.0646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4.974807">
                <text:p>-4.974807</text:p>
              </table:table-cell>
              <table:table-cell office:value-type="float" office:value="0.901758">
                <text:p>0.90175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4.747541">
                <text:p>-4.747541</text:p>
              </table:table-cell>
              <table:table-cell office:value-type="float" office:value="0.09453">
                <text:p>0.094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3.844642">
                <text:p>-3.844642</text:p>
              </table:table-cell>
              <table:table-cell office:value-type="float" office:value="0.352842">
                <text:p>0.35284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4.523428">
                <text:p>-4.523428</text:p>
              </table:table-cell>
              <table:table-cell office:value-type="float" office:value="0.262596">
                <text:p>0.26259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5.194691">
                <text:p>-5.194691</text:p>
              </table:table-cell>
              <table:table-cell office:value-type="float" office:value="0.954863">
                <text:p>0.95486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4.200038">
                <text:p>-4.200038</text:p>
              </table:table-cell>
              <table:table-cell office:value-type="float" office:value="0.828308">
                <text:p>0.8283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3.571028">
                <text:p>-3.571028</text:p>
              </table:table-cell>
              <table:table-cell office:value-type="float" office:value="1.062256">
                <text:p>1.06225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3.281857">
                <text:p>-3.281857</text:p>
              </table:table-cell>
              <table:table-cell office:value-type="float" office:value="0.147563">
                <text:p>0.1475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2.526185">
                <text:p>-2.526185</text:p>
              </table:table-cell>
              <table:table-cell office:value-type="float" office:value="0.075667">
                <text:p>0.07566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2.751261">
                <text:p>-2.751261</text:p>
              </table:table-cell>
              <table:table-cell office:value-type="float" office:value="0.233183">
                <text:p>0.23318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3.308939">
                <text:p>-3.308939</text:p>
              </table:table-cell>
              <table:table-cell office:value-type="float" office:value="-0.547048">
                <text:p>-0.5470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3.106686">
                <text:p>-3.106686</text:p>
              </table:table-cell>
              <table:table-cell office:value-type="float" office:value="-0.697806">
                <text:p>-0.69780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3.727323">
                <text:p>-3.727323</text:p>
              </table:table-cell>
              <table:table-cell office:value-type="float" office:value="-1.432204">
                <text:p>-1.4322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2.945551">
                <text:p>-2.945551</text:p>
              </table:table-cell>
              <table:table-cell office:value-type="float" office:value="-1.55052">
                <text:p>-1.550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2.174304">
                <text:p>-2.174304</text:p>
              </table:table-cell>
              <table:table-cell office:value-type="float" office:value="-0.763709">
                <text:p>-0.76370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2.485318">
                <text:p>-2.485318</text:p>
              </table:table-cell>
              <table:table-cell office:value-type="float" office:value="-1.557547">
                <text:p>-1.55754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.830852">
                <text:p>-1.830852</text:p>
              </table:table-cell>
              <table:table-cell office:value-type="float" office:value="-1.529274">
                <text:p>-1.52927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.957556">
                <text:p>-1.957556</text:p>
              </table:table-cell>
              <table:table-cell office:value-type="float" office:value="-0.986163">
                <text:p>-0.9861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2.10553">
                <text:p>-2.10553</text:p>
              </table:table-cell>
              <table:table-cell office:value-type="float" office:value="-1.666689">
                <text:p>-1.66668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3.060229">
                <text:p>-3.060229</text:p>
              </table:table-cell>
              <table:table-cell office:value-type="float" office:value="-0.766232">
                <text:p>-0.7662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3.491489">
                <text:p>-3.491489</text:p>
              </table:table-cell>
              <table:table-cell office:value-type="float" office:value="-0.334808">
                <text:p>-0.33480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3.114259">
                <text:p>-3.114259</text:p>
              </table:table-cell>
              <table:table-cell office:value-type="float" office:value="0.256836">
                <text:p>0.25683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88573">
                <text:p>-0.88573</text:p>
              </table:table-cell>
              <table:table-cell office:value-type="float" office:value="0.988294">
                <text:p>0.98829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819971">
                <text:p>-0.819971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.049607">
                <text:p>-1.049607</text:p>
              </table:table-cell>
              <table:table-cell office:value-type="float" office:value="-0.228244">
                <text:p>-0.22824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.595608">
                <text:p>-1.595608</text:p>
              </table:table-cell>
              <table:table-cell office:value-type="float" office:value="-0.143455">
                <text:p>-0.14345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2.336272">
                <text:p>-2.336272</text:p>
              </table:table-cell>
              <table:table-cell office:value-type="float" office:value="0.572411">
                <text:p>0.5724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2.427423">
                <text:p>-2.427423</text:p>
              </table:table-cell>
              <table:table-cell office:value-type="float" office:value="1.350651">
                <text:p>1.35065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2.83798">
                <text:p>-2.83798</text:p>
              </table:table-cell>
              <table:table-cell office:value-type="float" office:value="0.389894">
                <text:p>0.38989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2.500264">
                <text:p>-2.500264</text:p>
              </table:table-cell>
              <table:table-cell office:value-type="float" office:value="1.033084">
                <text:p>1.0330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.947373">
                <text:p>-1.947373</text:p>
              </table:table-cell>
              <table:table-cell office:value-type="float" office:value="0.470466">
                <text:p>0.47046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2.368107">
                <text:p>-2.368107</text:p>
              </table:table-cell>
              <table:table-cell office:value-type="float" office:value="1.142876">
                <text:p>1.14287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2.62709">
                <text:p>-2.62709</text:p>
              </table:table-cell>
              <table:table-cell office:value-type="float" office:value="1.49155">
                <text:p>1.491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2.323932">
                <text:p>-2.323932</text:p>
              </table:table-cell>
              <table:table-cell office:value-type="float" office:value="2.150909">
                <text:p>2.15090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2.462657">
                <text:p>-2.462657</text:p>
              </table:table-cell>
              <table:table-cell office:value-type="float" office:value="3.062173">
                <text:p>3.06217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2.319861">
                <text:p>-2.319861</text:p>
              </table:table-cell>
              <table:table-cell office:value-type="float" office:value="2.10488">
                <text:p>2.104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2.817829">
                <text:p>-2.817829</text:p>
              </table:table-cell>
              <table:table-cell office:value-type="float" office:value="2.89573">
                <text:p>2.8957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2.630103">
                <text:p>-2.630103</text:p>
              </table:table-cell>
              <table:table-cell office:value-type="float" office:value="2.522712">
                <text:p>2.5227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2.873617">
                <text:p>-2.873617</text:p>
              </table:table-cell>
              <table:table-cell office:value-type="float" office:value="3.068011">
                <text:p>3.0680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2.895015">
                <text:p>-2.895015</text:p>
              </table:table-cell>
              <table:table-cell office:value-type="float" office:value="3.181382">
                <text:p>3.18138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3.246458">
                <text:p>-3.246458</text:p>
              </table:table-cell>
              <table:table-cell office:value-type="float" office:value="3.945858">
                <text:p>3.94585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2.565246">
                <text:p>-2.565246</text:p>
              </table:table-cell>
              <table:table-cell office:value-type="float" office:value="4.692004">
                <text:p>4.6920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3.360376">
                <text:p>-3.360376</text:p>
              </table:table-cell>
              <table:table-cell office:value-type="float" office:value="3.714135">
                <text:p>3.71413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4.324405">
                <text:p>-4.324405</text:p>
              </table:table-cell>
              <table:table-cell office:value-type="float" office:value="3.015628">
                <text:p>3.0156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3.77666">
                <text:p>-3.77666</text:p>
              </table:table-cell>
              <table:table-cell office:value-type="float" office:value="3.045625">
                <text:p>3.0456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3.515775">
                <text:p>-3.515775</text:p>
              </table:table-cell>
              <table:table-cell office:value-type="float" office:value="3.180008">
                <text:p>3.18000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3.055289">
                <text:p>-3.055289</text:p>
              </table:table-cell>
              <table:table-cell office:value-type="float" office:value="3.318018">
                <text:p>3.3180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2.544226">
                <text:p>-2.544226</text:p>
              </table:table-cell>
              <table:table-cell office:value-type="float" office:value="4.17228">
                <text:p>4.1722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.973909">
                <text:p>-1.973909</text:p>
              </table:table-cell>
              <table:table-cell office:value-type="float" office:value="3.528139">
                <text:p>3.52813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2.619789">
                <text:p>-2.619789</text:p>
              </table:table-cell>
              <table:table-cell office:value-type="float" office:value="3.030097">
                <text:p>3.03009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2.284969">
                <text:p>-2.284969</text:p>
              </table:table-cell>
              <table:table-cell office:value-type="float" office:value="3.818059">
                <text:p>3.81805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2.782407">
                <text:p>-2.782407</text:p>
              </table:table-cell>
              <table:table-cell office:value-type="float" office:value="3.527559">
                <text:p>3.52755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3.493178">
                <text:p>-3.493178</text:p>
              </table:table-cell>
              <table:table-cell office:value-type="float" office:value="2.743584">
                <text:p>2.74358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3.841464">
                <text:p>-3.841464</text:p>
              </table:table-cell>
              <table:table-cell office:value-type="float" office:value="3.127775">
                <text:p>3.1277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3.785921">
                <text:p>-3.785921</text:p>
              </table:table-cell>
              <table:table-cell office:value-type="float" office:value="3.629031">
                <text:p>3.62903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4.274132">
                <text:p>-4.274132</text:p>
              </table:table-cell>
              <table:table-cell office:value-type="float" office:value="4.521075">
                <text:p>4.52107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4.146721">
                <text:p>-4.146721</text:p>
              </table:table-cell>
              <table:table-cell office:value-type="float" office:value="4.034946">
                <text:p>4.03494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4.938787">
                <text:p>-4.938787</text:p>
              </table:table-cell>
              <table:table-cell office:value-type="float" office:value="3.763701">
                <text:p>3.7637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4.158204">
                <text:p>-4.158204</text:p>
              </table:table-cell>
              <table:table-cell office:value-type="float" office:value="3.727948">
                <text:p>3.72794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3.886286">
                <text:p>-3.886286</text:p>
              </table:table-cell>
              <table:table-cell office:value-type="float" office:value="3.972799">
                <text:p>3.97279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4.759037">
                <text:p>-4.759037</text:p>
              </table:table-cell>
              <table:table-cell office:value-type="float" office:value="4.344911">
                <text:p>4.3449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4.77029">
                <text:p>-4.77029</text:p>
              </table:table-cell>
              <table:table-cell office:value-type="float" office:value="4.74835">
                <text:p>4.7483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5.270605">
                <text:p>-5.270605</text:p>
              </table:table-cell>
              <table:table-cell office:value-type="float" office:value="5.311694">
                <text:p>5.31169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4.947943">
                <text:p>-4.947943</text:p>
              </table:table-cell>
              <table:table-cell office:value-type="float" office:value="5.154262">
                <text:p>5.15426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4.611192">
                <text:p>-4.611192</text:p>
              </table:table-cell>
              <table:table-cell office:value-type="float" office:value="4.809559">
                <text:p>4.80955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3.743641">
                <text:p>-3.743641</text:p>
              </table:table-cell>
              <table:table-cell office:value-type="float" office:value="4.829479">
                <text:p>4.82947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3.209368">
                <text:p>-3.209368</text:p>
              </table:table-cell>
              <table:table-cell office:value-type="float" office:value="4.968597">
                <text:p>4.9685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2.218516">
                <text:p>-2.218516</text:p>
              </table:table-cell>
              <table:table-cell office:value-type="float" office:value="5.015189">
                <text:p>5.01518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2.276438">
                <text:p>-2.276438</text:p>
              </table:table-cell>
              <table:table-cell office:value-type="float" office:value="5.096081">
                <text:p>5.09608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2.558307">
                <text:p>-2.558307</text:p>
              </table:table-cell>
              <table:table-cell office:value-type="float" office:value="4.457807">
                <text:p>4.45780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3.420962">
                <text:p>-3.420962</text:p>
              </table:table-cell>
              <table:table-cell office:value-type="float" office:value="4.321013">
                <text:p>4.3210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2.426928">
                <text:p>-2.426928</text:p>
              </table:table-cell>
              <table:table-cell office:value-type="float" office:value="4.15551">
                <text:p>4.155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.703492">
                <text:p>-1.703492</text:p>
              </table:table-cell>
              <table:table-cell office:value-type="float" office:value="3.682455">
                <text:p>3.6824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2.486046">
                <text:p>-2.486046</text:p>
              </table:table-cell>
              <table:table-cell office:value-type="float" office:value="3.342039">
                <text:p>3.34203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2.687343">
                <text:p>-2.687343</text:p>
              </table:table-cell>
              <table:table-cell office:value-type="float" office:value="2.774948">
                <text:p>2.77494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.934029">
                <text:p>-1.934029</text:p>
              </table:table-cell>
              <table:table-cell office:value-type="float" office:value="2.547987">
                <text:p>2.54798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2.262999">
                <text:p>-2.262999</text:p>
              </table:table-cell>
              <table:table-cell office:value-type="float" office:value="3.006706">
                <text:p>3.00670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2.016749">
                <text:p>-2.016749</text:p>
              </table:table-cell>
              <table:table-cell office:value-type="float" office:value="2.981692">
                <text:p>2.9816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.239936">
                <text:p>-1.239936</text:p>
              </table:table-cell>
              <table:table-cell office:value-type="float" office:value="3.605755">
                <text:p>3.6057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556585">
                <text:p>-0.556585</text:p>
              </table:table-cell>
              <table:table-cell office:value-type="float" office:value="3.408516">
                <text:p>3.4085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13502">
                <text:p>0.113502</text:p>
              </table:table-cell>
              <table:table-cell office:value-type="float" office:value="3.68223">
                <text:p>3.6822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76945">
                <text:p>0.476945</text:p>
              </table:table-cell>
              <table:table-cell office:value-type="float" office:value="3.715048">
                <text:p>3.71504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58407">
                <text:p>0.58407</text:p>
              </table:table-cell>
              <table:table-cell office:value-type="float" office:value="4.36603">
                <text:p>4.3660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805563">
                <text:p>0.805563</text:p>
              </table:table-cell>
              <table:table-cell office:value-type="float" office:value="5.229586">
                <text:p>5.22958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145712">
                <text:p>-0.145712</text:p>
              </table:table-cell>
              <table:table-cell office:value-type="float" office:value="5.033459">
                <text:p>5.03345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584702">
                <text:p>0.584702</text:p>
              </table:table-cell>
              <table:table-cell office:value-type="float" office:value="5.020007">
                <text:p>5.02000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462365">
                <text:p>1.462365</text:p>
              </table:table-cell>
              <table:table-cell office:value-type="float" office:value="5.772981">
                <text:p>5.77298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62712">
                <text:p>1.62712</text:p>
              </table:table-cell>
              <table:table-cell office:value-type="float" office:value="5.087355">
                <text:p>5.08735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106789">
                <text:p>1.106789</text:p>
              </table:table-cell>
              <table:table-cell office:value-type="float" office:value="5.303128">
                <text:p>5.30312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81374">
                <text:p>0.181374</text:p>
              </table:table-cell>
              <table:table-cell office:value-type="float" office:value="6.107619">
                <text:p>6.1076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097625">
                <text:p>1.097625</text:p>
              </table:table-cell>
              <table:table-cell office:value-type="float" office:value="6.067721">
                <text:p>6.06772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100041">
                <text:p>1.100041</text:p>
              </table:table-cell>
              <table:table-cell office:value-type="float" office:value="6.154313">
                <text:p>6.1543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36668">
                <text:p>0.336668</text:p>
              </table:table-cell>
              <table:table-cell office:value-type="float" office:value="5.268351">
                <text:p>5.26835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143345">
                <text:p>1.143345</text:p>
              </table:table-cell>
              <table:table-cell office:value-type="float" office:value="4.501613">
                <text:p>4.5016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343083">
                <text:p>1.343083</text:p>
              </table:table-cell>
              <table:table-cell office:value-type="float" office:value="3.588237">
                <text:p>3.58823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706778">
                <text:p>1.706778</text:p>
              </table:table-cell>
              <table:table-cell office:value-type="float" office:value="4.147627">
                <text:p>4.14762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835163">
                <text:p>0.835163</text:p>
              </table:table-cell>
              <table:table-cell office:value-type="float" office:value="4.927782">
                <text:p>4.92778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79343">
                <text:p>0.079343</text:p>
              </table:table-cell>
              <table:table-cell office:value-type="float" office:value="4.552415">
                <text:p>4.55241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5343">
                <text:p>0.35343</text:p>
              </table:table-cell>
              <table:table-cell office:value-type="float" office:value="4.211103">
                <text:p>4.21110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797526">
                <text:p>0.797526</text:p>
              </table:table-cell>
              <table:table-cell office:value-type="float" office:value="4.467889">
                <text:p>4.46788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365956">
                <text:p>1.365956</text:p>
              </table:table-cell>
              <table:table-cell office:value-type="float" office:value="3.636236">
                <text:p>3.6362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09818">
                <text:p>0.409818</text:p>
              </table:table-cell>
              <table:table-cell office:value-type="float" office:value="2.94077">
                <text:p>2.9407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75059">
                <text:p>0.175059</text:p>
              </table:table-cell>
              <table:table-cell office:value-type="float" office:value="3.644386">
                <text:p>3.64438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49431">
                <text:p>-0.49431</text:p>
              </table:table-cell>
              <table:table-cell office:value-type="float" office:value="3.284242">
                <text:p>3.28424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.309104">
                <text:p>-1.309104</text:p>
              </table:table-cell>
              <table:table-cell office:value-type="float" office:value="2.816331">
                <text:p>2.81633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900048">
                <text:p>-0.900048</text:p>
              </table:table-cell>
              <table:table-cell office:value-type="float" office:value="3.434417">
                <text:p>3.43441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235883">
                <text:p>-0.235883</text:p>
              </table:table-cell>
              <table:table-cell office:value-type="float" office:value="2.545668">
                <text:p>2.54566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279427">
                <text:p>0.279427</text:p>
              </table:table-cell>
              <table:table-cell office:value-type="float" office:value="3.049615">
                <text:p>3.0496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582719">
                <text:p>-0.582719</text:p>
              </table:table-cell>
              <table:table-cell office:value-type="float" office:value="2.418936">
                <text:p>2.41893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.16988">
                <text:p>-1.16988</text:p>
              </table:table-cell>
              <table:table-cell office:value-type="float" office:value="1.720994">
                <text:p>1.72099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.684384">
                <text:p>-1.684384</text:p>
              </table:table-cell>
              <table:table-cell office:value-type="float" office:value="2.344617">
                <text:p>2.34461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.116497">
                <text:p>-1.116497</text:p>
              </table:table-cell>
              <table:table-cell office:value-type="float" office:value="3.134154">
                <text:p>3.13415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.241934">
                <text:p>-1.241934</text:p>
              </table:table-cell>
              <table:table-cell office:value-type="float" office:value="2.885522">
                <text:p>2.8855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.375803">
                <text:p>-1.375803</text:p>
              </table:table-cell>
              <table:table-cell office:value-type="float" office:value="2.3018">
                <text:p>2.301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664571">
                <text:p>0.664571</text:p>
              </table:table-cell>
              <table:table-cell office:value-type="float" office:value="0.993325">
                <text:p>0.9933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465604">
                <text:p>1.465604</text:p>
              </table:table-cell>
              <table:table-cell office:value-type="float" office:value="1.225894">
                <text:p>1.22589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812752">
                <text:p>1.812752</text:p>
              </table:table-cell>
              <table:table-cell office:value-type="float" office:value="2.083276">
                <text:p>2.08327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98241">
                <text:p>1.98241</text:p>
              </table:table-cell>
              <table:table-cell office:value-type="float" office:value="1.81763">
                <text:p>1.8176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201892">
                <text:p>2.201892</text:p>
              </table:table-cell>
              <table:table-cell office:value-type="float" office:value="2.032362">
                <text:p>2.03236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391851">
                <text:p>1.391851</text:p>
              </table:table-cell>
              <table:table-cell office:value-type="float" office:value="2.150639">
                <text:p>2.15063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.024633">
                <text:p>2.024633</text:p>
              </table:table-cell>
              <table:table-cell office:value-type="float" office:value="1.829922">
                <text:p>1.82992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.762997">
                <text:p>2.762997</text:p>
              </table:table-cell>
              <table:table-cell office:value-type="float" office:value="2.321531">
                <text:p>2.3215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.582802">
                <text:p>3.582802</text:p>
              </table:table-cell>
              <table:table-cell office:value-type="float" office:value="1.765076">
                <text:p>1.76507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296609">
                <text:p>4.296609</text:p>
              </table:table-cell>
              <table:table-cell office:value-type="float" office:value="0.784965">
                <text:p>0.78496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283787">
                <text:p>4.283787</text:p>
              </table:table-cell>
              <table:table-cell office:value-type="float" office:value="0.166799">
                <text:p>0.16679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21834">
                <text:p>4.821834</text:p>
              </table:table-cell>
              <table:table-cell office:value-type="float" office:value="0.402248">
                <text:p>0.40224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01575">
                <text:p>4.01575</text:p>
              </table:table-cell>
              <table:table-cell office:value-type="float" office:value="0.129831">
                <text:p>0.1298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764137">
                <text:p>4.764137</text:p>
              </table:table-cell>
              <table:table-cell office:value-type="float" office:value="-0.35249">
                <text:p>-0.3524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676242">
                <text:p>4.676242</text:p>
              </table:table-cell>
              <table:table-cell office:value-type="float" office:value="-1.198422">
                <text:p>-1.1984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235642">
                <text:p>4.235642</text:p>
              </table:table-cell>
              <table:table-cell office:value-type="float" office:value="-1.327144">
                <text:p>-1.32714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.666752">
                <text:p>3.666752</text:p>
              </table:table-cell>
              <table:table-cell office:value-type="float" office:value="-0.638309">
                <text:p>-0.63830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.953357">
                <text:p>2.953357</text:p>
              </table:table-cell>
              <table:table-cell office:value-type="float" office:value="0.048255">
                <text:p>0.04825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.75146">
                <text:p>2.75146</text:p>
              </table:table-cell>
              <table:table-cell office:value-type="float" office:value="0.498457">
                <text:p>0.49845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.810048">
                <text:p>2.810048</text:p>
              </table:table-cell>
              <table:table-cell office:value-type="float" office:value="0.035715">
                <text:p>0.03571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699114">
                <text:p>3.699114</text:p>
              </table:table-cell>
              <table:table-cell office:value-type="float" office:value="1.02842">
                <text:p>1.0284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.86306">
                <text:p>2.86306</text:p>
              </table:table-cell>
              <table:table-cell office:value-type="float" office:value="1.020976">
                <text:p>1.02097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598253">
                <text:p>2.598253</text:p>
              </table:table-cell>
              <table:table-cell office:value-type="float" office:value="0.422598">
                <text:p>0.42259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.559346">
                <text:p>2.559346</text:p>
              </table:table-cell>
              <table:table-cell office:value-type="float" office:value="0.331717">
                <text:p>0.33171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865287">
                <text:p>1.865287</text:p>
              </table:table-cell>
              <table:table-cell office:value-type="float" office:value="0.362221">
                <text:p>0.3622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569267">
                <text:p>2.569267</text:p>
              </table:table-cell>
              <table:table-cell office:value-type="float" office:value="0.885976">
                <text:p>0.8859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213384">
                <text:p>3.213384</text:p>
              </table:table-cell>
              <table:table-cell office:value-type="float" office:value="0.692872">
                <text:p>0.69287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.706473">
                <text:p>2.706473</text:p>
              </table:table-cell>
              <table:table-cell office:value-type="float" office:value="0.662063">
                <text:p>0.66206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995315">
                <text:p>1.995315</text:p>
              </table:table-cell>
              <table:table-cell office:value-type="float" office:value="1.410437">
                <text:p>1.41043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338082">
                <text:p>2.338082</text:p>
              </table:table-cell>
              <table:table-cell office:value-type="float" office:value="0.855075">
                <text:p>0.8550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531827">
                <text:p>2.531827</text:p>
              </table:table-cell>
              <table:table-cell office:value-type="float" office:value="1.02811">
                <text:p>1.028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495331">
                <text:p>2.495331</text:p>
              </table:table-cell>
              <table:table-cell office:value-type="float" office:value="0.360585">
                <text:p>0.36058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.886674">
                <text:p>2.886674</text:p>
              </table:table-cell>
              <table:table-cell office:value-type="float" office:value="-0.612907">
                <text:p>-0.61290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.984379">
                <text:p>2.984379</text:p>
              </table:table-cell>
              <table:table-cell office:value-type="float" office:value="0.373281">
                <text:p>0.37328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151954">
                <text:p>2.151954</text:p>
              </table:table-cell>
              <table:table-cell office:value-type="float" office:value="1.156427">
                <text:p>1.15642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48478">
                <text:p>1.48478</text:p>
              </table:table-cell>
              <table:table-cell office:value-type="float" office:value="2.084121">
                <text:p>2.08412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331066">
                <text:p>1.331066</text:p>
              </table:table-cell>
              <table:table-cell office:value-type="float" office:value="1.129856">
                <text:p>1.12985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696583">
                <text:p>0.696583</text:p>
              </table:table-cell>
              <table:table-cell office:value-type="float" office:value="0.900605">
                <text:p>0.90060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648538">
                <text:p>1.648538</text:p>
              </table:table-cell>
              <table:table-cell office:value-type="float" office:value="1.730711">
                <text:p>1.73071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878615">
                <text:p>0.878615</text:p>
              </table:table-cell>
              <table:table-cell office:value-type="float" office:value="1.329512">
                <text:p>1.32951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56473">
                <text:p>1.56473</text:p>
              </table:table-cell>
              <table:table-cell office:value-type="float" office:value="2.003758">
                <text:p>2.00375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.030397">
                <text:p>2.030397</text:p>
              </table:table-cell>
              <table:table-cell office:value-type="float" office:value="1.823108">
                <text:p>1.82310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.671401">
                <text:p>2.671401</text:p>
              </table:table-cell>
              <table:table-cell office:value-type="float" office:value="1.105909">
                <text:p>1.10590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088698">
                <text:p>3.088698</text:p>
              </table:table-cell>
              <table:table-cell office:value-type="float" office:value="1.128415">
                <text:p>1.12841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550169">
                <text:p>3.550169</text:p>
              </table:table-cell>
              <table:table-cell office:value-type="float" office:value="1.193863">
                <text:p>1.19386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.139871">
                <text:p>4.139871</text:p>
              </table:table-cell>
              <table:table-cell office:value-type="float" office:value="0.394374">
                <text:p>0.39437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.027768">
                <text:p>4.027768</text:p>
              </table:table-cell>
              <table:table-cell office:value-type="float" office:value="0.735342">
                <text:p>0.73534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.379016">
                <text:p>4.379016</text:p>
              </table:table-cell>
              <table:table-cell office:value-type="float" office:value="-0.03467">
                <text:p>-0.0346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.438856">
                <text:p>3.438856</text:p>
              </table:table-cell>
              <table:table-cell office:value-type="float" office:value="0.343947">
                <text:p>0.34394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.812452">
                <text:p>2.812452</text:p>
              </table:table-cell>
              <table:table-cell office:value-type="float" office:value="0.297368">
                <text:p>0.29736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891948">
                <text:p>1.891948</text:p>
              </table:table-cell>
              <table:table-cell office:value-type="float" office:value="-0.61603">
                <text:p>-0.6160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3469">
                <text:p>1.3469</text:p>
              </table:table-cell>
              <table:table-cell office:value-type="float" office:value="0.359962">
                <text:p>0.35996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57644">
                <text:p>1.57644</text:p>
              </table:table-cell>
              <table:table-cell office:value-type="float" office:value="0.177213">
                <text:p>0.17721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755782">
                <text:p>0.755782</text:p>
              </table:table-cell>
              <table:table-cell office:value-type="float" office:value="-0.168095">
                <text:p>-0.16809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426846">
                <text:p>0.426846</text:p>
              </table:table-cell>
              <table:table-cell office:value-type="float" office:value="-0.913748">
                <text:p>-0.91374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413908">
                <text:p>0.413908</text:p>
              </table:table-cell>
              <table:table-cell office:value-type="float" office:value="-1.697606">
                <text:p>-1.69760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744234">
                <text:p>0.744234</text:p>
              </table:table-cell>
              <table:table-cell office:value-type="float" office:value="-2.671922">
                <text:p>-2.67192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097931">
                <text:p>1.097931</text:p>
              </table:table-cell>
              <table:table-cell office:value-type="float" office:value="-1.875204">
                <text:p>-1.87520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687966">
                <text:p>1.687966</text:p>
              </table:table-cell>
              <table:table-cell office:value-type="float" office:value="-0.954944">
                <text:p>-0.95494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.672928">
                <text:p>2.672928</text:p>
              </table:table-cell>
              <table:table-cell office:value-type="float" office:value="-0.921616">
                <text:p>-0.9216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.233387">
                <text:p>2.233387</text:p>
              </table:table-cell>
              <table:table-cell office:value-type="float" office:value="-1.62883">
                <text:p>-1.6288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.459456">
                <text:p>2.459456</text:p>
              </table:table-cell>
              <table:table-cell office:value-type="float" office:value="-2.621849">
                <text:p>-2.62184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962084">
                <text:p>1.962084</text:p>
              </table:table-cell>
              <table:table-cell office:value-type="float" office:value="-3.274076">
                <text:p>-3.27407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.619949">
                <text:p>2.619949</text:p>
              </table:table-cell>
              <table:table-cell office:value-type="float" office:value="-3.77744">
                <text:p>-3.7774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.070996">
                <text:p>2.070996</text:p>
              </table:table-cell>
              <table:table-cell office:value-type="float" office:value="-2.795217">
                <text:p>-2.79521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.485238">
                <text:p>2.485238</text:p>
              </table:table-cell>
              <table:table-cell office:value-type="float" office:value="-3.7337">
                <text:p>-3.733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.919562">
                <text:p>2.919562</text:p>
              </table:table-cell>
              <table:table-cell office:value-type="float" office:value="-4.502071">
                <text:p>-4.50207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.73866">
                <text:p>2.73866</text:p>
              </table:table-cell>
              <table:table-cell office:value-type="float" office:value="-5.360704">
                <text:p>-5.36070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.510682">
                <text:p>2.510682</text:p>
              </table:table-cell>
              <table:table-cell office:value-type="float" office:value="-5.218732">
                <text:p>-5.2187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.636409">
                <text:p>2.636409</text:p>
              </table:table-cell>
              <table:table-cell office:value-type="float" office:value="-4.586702">
                <text:p>-4.58670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.38139">
                <text:p>2.38139</text:p>
              </table:table-cell>
              <table:table-cell office:value-type="float" office:value="-5.441651">
                <text:p>-5.44165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.853515">
                <text:p>2.853515</text:p>
              </table:table-cell>
              <table:table-cell office:value-type="float" office:value="-6.415411">
                <text:p>-6.41541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.01363">
                <text:p>3.01363</text:p>
              </table:table-cell>
              <table:table-cell office:value-type="float" office:value="-6.073901">
                <text:p>-6.07390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.587815">
                <text:p>2.587815</text:p>
              </table:table-cell>
              <table:table-cell office:value-type="float" office:value="-6.318887">
                <text:p>-6.31888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.369501">
                <text:p>3.369501</text:p>
              </table:table-cell>
              <table:table-cell office:value-type="float" office:value="-7.196584">
                <text:p>-7.19658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.872266">
                <text:p>3.872266</text:p>
              </table:table-cell>
              <table:table-cell office:value-type="float" office:value="-6.542588">
                <text:p>-6.54258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.629959">
                <text:p>4.629959</text:p>
              </table:table-cell>
              <table:table-cell office:value-type="float" office:value="-6.099329">
                <text:p>-6.09932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.004483">
                <text:p>4.004483</text:p>
              </table:table-cell>
              <table:table-cell office:value-type="float" office:value="-6.976778">
                <text:p>-6.97677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671604">
                <text:p>3.671604</text:p>
              </table:table-cell>
              <table:table-cell office:value-type="float" office:value="-6.978464">
                <text:p>-6.97846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.252056">
                <text:p>4.252056</text:p>
              </table:table-cell>
              <table:table-cell office:value-type="float" office:value="-6.54431">
                <text:p>-6.5443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.194435">
                <text:p>4.194435</text:p>
              </table:table-cell>
              <table:table-cell office:value-type="float" office:value="-7.308694">
                <text:p>-7.30869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031303">
                <text:p>5.031303</text:p>
              </table:table-cell>
              <table:table-cell office:value-type="float" office:value="-6.840425">
                <text:p>-6.84042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659881">
                <text:p>5.659881</text:p>
              </table:table-cell>
              <table:table-cell office:value-type="float" office:value="-6.46148">
                <text:p>-6.4614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.494149">
                <text:p>6.494149</text:p>
              </table:table-cell>
              <table:table-cell office:value-type="float" office:value="-5.63969">
                <text:p>-5.6396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.324989">
                <text:p>6.324989</text:p>
              </table:table-cell>
              <table:table-cell office:value-type="float" office:value="-5.001632">
                <text:p>-5.00163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.773792">
                <text:p>6.773792</text:p>
              </table:table-cell>
              <table:table-cell office:value-type="float" office:value="-5.443324">
                <text:p>-5.44332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806236">
                <text:p>5.806236</text:p>
              </table:table-cell>
              <table:table-cell office:value-type="float" office:value="-5.513369">
                <text:p>-5.51336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.451112">
                <text:p>6.451112</text:p>
              </table:table-cell>
              <table:table-cell office:value-type="float" office:value="-4.729626">
                <text:p>-4.72962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.107299">
                <text:p>6.107299</text:p>
              </table:table-cell>
              <table:table-cell office:value-type="float" office:value="-4.195072">
                <text:p>-4.19507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62417">
                <text:p>5.62417</text:p>
              </table:table-cell>
              <table:table-cell office:value-type="float" office:value="-3.599139">
                <text:p>-3.59913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485469">
                <text:p>5.485469</text:p>
              </table:table-cell>
              <table:table-cell office:value-type="float" office:value="-3.549478">
                <text:p>-3.54947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.466841">
                <text:p>6.466841</text:p>
              </table:table-cell>
              <table:table-cell office:value-type="float" office:value="-3.725695">
                <text:p>-3.72569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813762">
                <text:p>5.813762</text:p>
              </table:table-cell>
              <table:table-cell office:value-type="float" office:value="-3.526014">
                <text:p>-3.52601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.746252">
                <text:p>6.746252</text:p>
              </table:table-cell>
              <table:table-cell office:value-type="float" office:value="-3.316228">
                <text:p>-3.31622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.501761">
                <text:p>7.501761</text:p>
              </table:table-cell>
              <table:table-cell office:value-type="float" office:value="-2.386464">
                <text:p>-2.38646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.614211">
                <text:p>6.614211</text:p>
              </table:table-cell>
              <table:table-cell office:value-type="float" office:value="-1.94567">
                <text:p>-1.9456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.290595">
                <text:p>7.290595</text:p>
              </table:table-cell>
              <table:table-cell office:value-type="float" office:value="-2.19309">
                <text:p>-2.1930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.624672">
                <text:p>6.624672</text:p>
              </table:table-cell>
              <table:table-cell office:value-type="float" office:value="-2.573511">
                <text:p>-2.57351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.563124">
                <text:p>6.563124</text:p>
              </table:table-cell>
              <table:table-cell office:value-type="float" office:value="-3.062785">
                <text:p>-3.06278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.79733">
                <text:p>6.79733</text:p>
              </table:table-cell>
              <table:table-cell office:value-type="float" office:value="-2.463619">
                <text:p>-2.46361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.002517">
                <text:p>6.002517</text:p>
              </table:table-cell>
              <table:table-cell office:value-type="float" office:value="-2.356547">
                <text:p>-2.35654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.558811">
                <text:p>6.558811</text:p>
              </table:table-cell>
              <table:table-cell office:value-type="float" office:value="-3.297169">
                <text:p>-3.29716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267704">
                <text:p>0.267704</text:p>
              </table:table-cell>
              <table:table-cell office:value-type="float" office:value="0.368684">
                <text:p>0.36868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248982">
                <text:p>-0.248982</text:p>
              </table:table-cell>
              <table:table-cell office:value-type="float" office:value="1.336737">
                <text:p>1.33673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446392">
                <text:p>0.446392</text:p>
              </table:table-cell>
              <table:table-cell office:value-type="float" office:value="0.712975">
                <text:p>0.71297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816205">
                <text:p>0.816205</text:p>
              </table:table-cell>
              <table:table-cell office:value-type="float" office:value="1.568064">
                <text:p>1.56806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10648">
                <text:p>0.110648</text:p>
              </table:table-cell>
              <table:table-cell office:value-type="float" office:value="0.713046">
                <text:p>0.71304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405414">
                <text:p>-0.405414</text:p>
              </table:table-cell>
              <table:table-cell office:value-type="float" office:value="0.790148">
                <text:p>0.79014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43811">
                <text:p>0.43811</text:p>
              </table:table-cell>
              <table:table-cell office:value-type="float" office:value="0.124833">
                <text:p>0.12483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167881">
                <text:p>1.167881</text:p>
              </table:table-cell>
              <table:table-cell office:value-type="float" office:value="1.073701">
                <text:p>1.07370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437806">
                <text:p>0.437806</text:p>
              </table:table-cell>
              <table:table-cell office:value-type="float" office:value="1.220608">
                <text:p>1.22060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428797">
                <text:p>1.428797</text:p>
              </table:table-cell>
              <table:table-cell office:value-type="float" office:value="0.980855">
                <text:p>0.98085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554564">
                <text:p>1.554564</text:p>
              </table:table-cell>
              <table:table-cell office:value-type="float" office:value="1.742076">
                <text:p>1.74207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983609">
                <text:p>1.983609</text:p>
              </table:table-cell>
              <table:table-cell office:value-type="float" office:value="1.292592">
                <text:p>1.29259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72452">
                <text:p>1.72452</text:p>
              </table:table-cell>
              <table:table-cell office:value-type="float" office:value="1.716243">
                <text:p>1.71624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.113867">
                <text:p>2.113867</text:p>
              </table:table-cell>
              <table:table-cell office:value-type="float" office:value="1.973828">
                <text:p>1.97382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312554">
                <text:p>1.312554</text:p>
              </table:table-cell>
              <table:table-cell office:value-type="float" office:value="2.240489">
                <text:p>2.24048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354652">
                <text:p>0.354652</text:p>
              </table:table-cell>
              <table:table-cell office:value-type="float" office:value="2.85881">
                <text:p>2.8588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099592">
                <text:p>-0.099592</text:p>
              </table:table-cell>
              <table:table-cell office:value-type="float" office:value="2.399771">
                <text:p>2.39977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198893">
                <text:p>-0.198893</text:p>
              </table:table-cell>
              <table:table-cell office:value-type="float" office:value="3.153819">
                <text:p>3.15381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1.019961">
                <text:p>-1.019961</text:p>
              </table:table-cell>
              <table:table-cell office:value-type="float" office:value="3.651333">
                <text:p>3.65133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125744">
                <text:p>-0.125744</text:p>
              </table:table-cell>
              <table:table-cell office:value-type="float" office:value="3.397988">
                <text:p>3.39798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27357">
                <text:p>0.127357</text:p>
              </table:table-cell>
              <table:table-cell office:value-type="float" office:value="4.354614">
                <text:p>4.35461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717661">
                <text:p>0.717661</text:p>
              </table:table-cell>
              <table:table-cell office:value-type="float" office:value="4.786724">
                <text:p>4.78672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202825">
                <text:p>1.202825</text:p>
              </table:table-cell>
              <table:table-cell office:value-type="float" office:value="4.740938">
                <text:p>4.74093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949433">
                <text:p>0.949433</text:p>
              </table:table-cell>
              <table:table-cell office:value-type="float" office:value="3.867964">
                <text:p>3.86796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754673">
                <text:p>0.754673</text:p>
              </table:table-cell>
              <table:table-cell office:value-type="float" office:value="3.477194">
                <text:p>3.47719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548396">
                <text:p>1.548396</text:p>
              </table:table-cell>
              <table:table-cell office:value-type="float" office:value="3.336223">
                <text:p>3.33622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548953">
                <text:p>1.548953</text:p>
              </table:table-cell>
              <table:table-cell office:value-type="float" office:value="3.723609">
                <text:p>3.72360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257974">
                <text:p>1.257974</text:p>
              </table:table-cell>
              <table:table-cell office:value-type="float" office:value="3.69697">
                <text:p>3.6969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795798">
                <text:p>1.795798</text:p>
              </table:table-cell>
              <table:table-cell office:value-type="float" office:value="3.350291">
                <text:p>3.35029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318281">
                <text:p>1.318281</text:p>
              </table:table-cell>
              <table:table-cell office:value-type="float" office:value="3.947672">
                <text:p>3.94767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339738">
                <text:p>0.339738</text:p>
              </table:table-cell>
              <table:table-cell office:value-type="float" office:value="3.193028">
                <text:p>3.19302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3572">
                <text:p>-0.3572</text:p>
              </table:table-cell>
              <table:table-cell office:value-type="float" office:value="3.697355">
                <text:p>3.69735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568566">
                <text:p>-0.568566</text:p>
              </table:table-cell>
              <table:table-cell office:value-type="float" office:value="3.442235">
                <text:p>3.44223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85438">
                <text:p>-0.85438</text:p>
              </table:table-cell>
              <table:table-cell office:value-type="float" office:value="3.793681">
                <text:p>3.79368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199263">
                <text:p>-0.199263</text:p>
              </table:table-cell>
              <table:table-cell office:value-type="float" office:value="2.941735">
                <text:p>2.94173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887017">
                <text:p>-0.887017</text:p>
              </table:table-cell>
              <table:table-cell office:value-type="float" office:value="2.222375">
                <text:p>2.22237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725375">
                <text:p>-0.725375</text:p>
              </table:table-cell>
              <table:table-cell office:value-type="float" office:value="1.536528">
                <text:p>1.53652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86345">
                <text:p>0.086345</text:p>
              </table:table-cell>
              <table:table-cell office:value-type="float" office:value="0.984841">
                <text:p>0.98484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574463">
                <text:p>-0.574463</text:p>
              </table:table-cell>
              <table:table-cell office:value-type="float" office:value="1.411778">
                <text:p>1.41177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1.494239">
                <text:p>-1.494239</text:p>
              </table:table-cell>
              <table:table-cell office:value-type="float" office:value="0.874585">
                <text:p>0.87458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1.315661">
                <text:p>-1.315661</text:p>
              </table:table-cell>
              <table:table-cell office:value-type="float" office:value="0.733222">
                <text:p>0.73322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1.227707">
                <text:p>-1.227707</text:p>
              </table:table-cell>
              <table:table-cell office:value-type="float" office:value="0.73467">
                <text:p>0.7346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249823">
                <text:p>-0.249823</text:p>
              </table:table-cell>
              <table:table-cell office:value-type="float" office:value="1.132147">
                <text:p>1.13214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6698">
                <text:p>0.006698</text:p>
              </table:table-cell>
              <table:table-cell office:value-type="float" office:value="0.517069">
                <text:p>0.51706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535481">
                <text:p>0.535481</text:p>
              </table:table-cell>
              <table:table-cell office:value-type="float" office:value="0.964242">
                <text:p>0.96424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08821">
                <text:p>-0.08821</text:p>
              </table:table-cell>
              <table:table-cell office:value-type="float" office:value="0.679994">
                <text:p>0.67999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26371">
                <text:p>-0.26371</text:p>
              </table:table-cell>
              <table:table-cell office:value-type="float" office:value="0.900255">
                <text:p>0.90025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624231">
                <text:p>-0.624231</text:p>
              </table:table-cell>
              <table:table-cell office:value-type="float" office:value="1.632864">
                <text:p>1.63286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205117">
                <text:p>-0.205117</text:p>
              </table:table-cell>
              <table:table-cell office:value-type="float" office:value="1.979722">
                <text:p>1.97972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219245">
                <text:p>0.219245</text:p>
              </table:table-cell>
              <table:table-cell office:value-type="float" office:value="1.946715">
                <text:p>1.94671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093437">
                <text:p>-0.093437</text:p>
              </table:table-cell>
              <table:table-cell office:value-type="float" office:value="2.90535">
                <text:p>2.9053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364381">
                <text:p>-0.364381</text:p>
              </table:table-cell>
              <table:table-cell office:value-type="float" office:value="2.473737">
                <text:p>2.47373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264786">
                <text:p>0.264786</text:p>
              </table:table-cell>
              <table:table-cell office:value-type="float" office:value="2.441373">
                <text:p>2.44137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221471">
                <text:p>0.221471</text:p>
              </table:table-cell>
              <table:table-cell office:value-type="float" office:value="2.966183">
                <text:p>2.96618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517028">
                <text:p>0.517028</text:p>
              </table:table-cell>
              <table:table-cell office:value-type="float" office:value="3.721539">
                <text:p>3.72153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394471">
                <text:p>1.394471</text:p>
              </table:table-cell>
              <table:table-cell office:value-type="float" office:value="3.186755">
                <text:p>3.18675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.187612">
                <text:p>2.187612</text:p>
              </table:table-cell>
              <table:table-cell office:value-type="float" office:value="3.351936">
                <text:p>3.35193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.902454">
                <text:p>2.902454</text:p>
              </table:table-cell>
              <table:table-cell office:value-type="float" office:value="2.439247">
                <text:p>2.43924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.636851">
                <text:p>3.636851</text:p>
              </table:table-cell>
              <table:table-cell office:value-type="float" office:value="3.366846">
                <text:p>3.36684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.150259">
                <text:p>4.150259</text:p>
              </table:table-cell>
              <table:table-cell office:value-type="float" office:value="3.455995">
                <text:p>3.45599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.308417">
                <text:p>4.308417</text:p>
              </table:table-cell>
              <table:table-cell office:value-type="float" office:value="2.806823">
                <text:p>2.80682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.544939">
                <text:p>3.544939</text:p>
              </table:table-cell>
              <table:table-cell office:value-type="float" office:value="3.46347">
                <text:p>3.4634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.287781">
                <text:p>4.287781</text:p>
              </table:table-cell>
              <table:table-cell office:value-type="float" office:value="3.682643">
                <text:p>3.68264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.104439">
                <text:p>5.104439</text:p>
              </table:table-cell>
              <table:table-cell office:value-type="float" office:value="4.397145">
                <text:p>4.39714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.714283">
                <text:p>4.714283</text:p>
              </table:table-cell>
              <table:table-cell office:value-type="float" office:value="4.225238">
                <text:p>4.22523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.656804">
                <text:p>5.656804</text:p>
              </table:table-cell>
              <table:table-cell office:value-type="float" office:value="3.933948">
                <text:p>3.93394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.022247">
                <text:p>5.022247</text:p>
              </table:table-cell>
              <table:table-cell office:value-type="float" office:value="3.384656">
                <text:p>3.38465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.453606">
                <text:p>5.453606</text:p>
              </table:table-cell>
              <table:table-cell office:value-type="float" office:value="3.744783">
                <text:p>3.74478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.563179">
                <text:p>5.563179</text:p>
              </table:table-cell>
              <table:table-cell office:value-type="float" office:value="3.053218">
                <text:p>3.05321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.782511">
                <text:p>5.782511</text:p>
              </table:table-cell>
              <table:table-cell office:value-type="float" office:value="2.149728">
                <text:p>2.14972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741187">
                <text:p>6.741187</text:p>
              </table:table-cell>
              <table:table-cell office:value-type="float" office:value="1.522796">
                <text:p>1.52279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.074604">
                <text:p>7.074604</text:p>
              </table:table-cell>
              <table:table-cell office:value-type="float" office:value="2.025661">
                <text:p>2.02566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.928278">
                <text:p>7.928278</text:p>
              </table:table-cell>
              <table:table-cell office:value-type="float" office:value="2.680357">
                <text:p>2.68035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.545108">
                <text:p>7.545108</text:p>
              </table:table-cell>
              <table:table-cell office:value-type="float" office:value="2.3559">
                <text:p>2.355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.420133">
                <text:p>8.420133</text:p>
              </table:table-cell>
              <table:table-cell office:value-type="float" office:value="3.012068">
                <text:p>3.01206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.224079">
                <text:p>9.224079</text:p>
              </table:table-cell>
              <table:table-cell office:value-type="float" office:value="3.666466">
                <text:p>3.66646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.667609">
                <text:p>8.667609</text:p>
              </table:table-cell>
              <table:table-cell office:value-type="float" office:value="4.225264">
                <text:p>4.22526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.692221">
                <text:p>8.692221</text:p>
              </table:table-cell>
              <table:table-cell office:value-type="float" office:value="3.976097">
                <text:p>3.97609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.974836">
                <text:p>7.974836</text:p>
              </table:table-cell>
              <table:table-cell office:value-type="float" office:value="4.610944">
                <text:p>4.61094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.586612">
                <text:p>7.586612</text:p>
              </table:table-cell>
              <table:table-cell office:value-type="float" office:value="4.091201">
                <text:p>4.09120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.733053">
                <text:p>7.733053</text:p>
              </table:table-cell>
              <table:table-cell office:value-type="float" office:value="4.172219">
                <text:p>4.17221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.48027">
                <text:p>8.48027</text:p>
              </table:table-cell>
              <table:table-cell office:value-type="float" office:value="3.791371">
                <text:p>3.79137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.005737">
                <text:p>8.005737</text:p>
              </table:table-cell>
              <table:table-cell office:value-type="float" office:value="4.476752">
                <text:p>4.47675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.976473">
                <text:p>8.976473</text:p>
              </table:table-cell>
              <table:table-cell office:value-type="float" office:value="5.071601">
                <text:p>5.07160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.907143">
                <text:p>9.907143</text:p>
              </table:table-cell>
              <table:table-cell office:value-type="float" office:value="5.832949">
                <text:p>5.83294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.674764">
                <text:p>10.674764</text:p>
              </table:table-cell>
              <table:table-cell office:value-type="float" office:value="5.549175">
                <text:p>5.54917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.864001">
                <text:p>9.864001</text:p>
              </table:table-cell>
              <table:table-cell office:value-type="float" office:value="6.469876">
                <text:p>6.46987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.476839">
                <text:p>10.476839</text:p>
              </table:table-cell>
              <table:table-cell office:value-type="float" office:value="7.153795">
                <text:p>7.15379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.850923">
                <text:p>9.850923</text:p>
              </table:table-cell>
              <table:table-cell office:value-type="float" office:value="6.512947">
                <text:p>6.51294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.02091">
                <text:p>10.02091</text:p>
              </table:table-cell>
              <table:table-cell office:value-type="float" office:value="5.690547">
                <text:p>5.69054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.630472">
                <text:p>9.630472</text:p>
              </table:table-cell>
              <table:table-cell office:value-type="float" office:value="4.959857">
                <text:p>4.95985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.03685">
                <text:p>10.03685</text:p>
              </table:table-cell>
              <table:table-cell office:value-type="float" office:value="5.145813">
                <text:p>5.14581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.811203">
                <text:p>9.811203</text:p>
              </table:table-cell>
              <table:table-cell office:value-type="float" office:value="5.33135">
                <text:p>5.3313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.498031">
                <text:p>9.498031</text:p>
              </table:table-cell>
              <table:table-cell office:value-type="float" office:value="6.314494">
                <text:p>6.31449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.442937">
                <text:p>10.442937</text:p>
              </table:table-cell>
              <table:table-cell office:value-type="float" office:value="6.256839">
                <text:p>6.25683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0.791289">
                <text:p>10.791289</text:p>
              </table:table-cell>
              <table:table-cell office:value-type="float" office:value="5.663479">
                <text:p>5.66347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1.620947">
                <text:p>11.620947</text:p>
              </table:table-cell>
              <table:table-cell office:value-type="float" office:value="6.127037">
                <text:p>6.12703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2.263327">
                <text:p>12.263327</text:p>
              </table:table-cell>
              <table:table-cell office:value-type="float" office:value="6.406028">
                <text:p>6.40602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.396361">
                <text:p>11.396361</text:p>
              </table:table-cell>
              <table:table-cell office:value-type="float" office:value="6.201246">
                <text:p>6.20124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1.869871">
                <text:p>11.869871</text:p>
              </table:table-cell>
              <table:table-cell office:value-type="float" office:value="5.846719">
                <text:p>5.84671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.982227">
                <text:p>10.982227</text:p>
              </table:table-cell>
              <table:table-cell office:value-type="float" office:value="5.031298">
                <text:p>5.03129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0.165331">
                <text:p>10.165331</text:p>
              </table:table-cell>
              <table:table-cell office:value-type="float" office:value="4.988374">
                <text:p>4.98837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.225404">
                <text:p>10.225404</text:p>
              </table:table-cell>
              <table:table-cell office:value-type="float" office:value="5.14304">
                <text:p>5.1430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.473098">
                <text:p>10.473098</text:p>
              </table:table-cell>
              <table:table-cell office:value-type="float" office:value="4.824389">
                <text:p>4.82438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.697242">
                <text:p>10.697242</text:p>
              </table:table-cell>
              <table:table-cell office:value-type="float" office:value="4.349211">
                <text:p>4.34921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.315141">
                <text:p>10.315141</text:p>
              </table:table-cell>
              <table:table-cell office:value-type="float" office:value="4.470424">
                <text:p>4.47042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.408442">
                <text:p>9.408442</text:p>
              </table:table-cell>
              <table:table-cell office:value-type="float" office:value="4.779482">
                <text:p>4.77948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.759531">
                <text:p>9.759531</text:p>
              </table:table-cell>
              <table:table-cell office:value-type="float" office:value="5.573358">
                <text:p>5.57335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.759188">
                <text:p>10.759188</text:p>
              </table:table-cell>
              <table:table-cell office:value-type="float" office:value="4.617673">
                <text:p>4.61767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.693912">
                <text:p>10.693912</text:p>
              </table:table-cell>
              <table:table-cell office:value-type="float" office:value="4.297709">
                <text:p>4.29770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1.457568">
                <text:p>11.457568</text:p>
              </table:table-cell>
              <table:table-cell office:value-type="float" office:value="3.346905">
                <text:p>3.34690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0.86487">
                <text:p>10.86487</text:p>
              </table:table-cell>
              <table:table-cell office:value-type="float" office:value="3.736753">
                <text:p>3.73675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411983">
                <text:p>0.411983</text:p>
              </table:table-cell>
              <table:table-cell office:value-type="float" office:value="0.648608">
                <text:p>0.64860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5503">
                <text:p>0.005503</text:p>
              </table:table-cell>
              <table:table-cell office:value-type="float" office:value="0.21787">
                <text:p>0.2178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423743">
                <text:p>-0.423743</text:p>
              </table:table-cell>
              <table:table-cell office:value-type="float" office:value="-0.419497">
                <text:p>-0.41949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1.105086">
                <text:p>-1.105086</text:p>
              </table:table-cell>
              <table:table-cell office:value-type="float" office:value="0.172928">
                <text:p>0.17292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389409">
                <text:p>-0.389409</text:p>
              </table:table-cell>
              <table:table-cell office:value-type="float" office:value="1.099862">
                <text:p>1.09986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447314">
                <text:p>0.447314</text:p>
              </table:table-cell>
              <table:table-cell office:value-type="float" office:value="1.711906">
                <text:p>1.71190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44784">
                <text:p>0.044784</text:p>
              </table:table-cell>
              <table:table-cell office:value-type="float" office:value="0.716577">
                <text:p>0.71657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756481">
                <text:p>0.756481</text:p>
              </table:table-cell>
              <table:table-cell office:value-type="float" office:value="1.70228">
                <text:p>1.7022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519944">
                <text:p>1.519944</text:p>
              </table:table-cell>
              <table:table-cell office:value-type="float" office:value="2.579343">
                <text:p>2.57934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710435">
                <text:p>1.710435</text:p>
              </table:table-cell>
              <table:table-cell office:value-type="float" office:value="1.867445">
                <text:p>1.86744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493669">
                <text:p>1.493669</text:p>
              </table:table-cell>
              <table:table-cell office:value-type="float" office:value="1.693823">
                <text:p>1.69382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443525">
                <text:p>1.443525</text:p>
              </table:table-cell>
              <table:table-cell office:value-type="float" office:value="1.94084">
                <text:p>1.9408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71175">
                <text:p>1.71175</text:p>
              </table:table-cell>
              <table:table-cell office:value-type="float" office:value="2.885434">
                <text:p>2.88543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.467742">
                <text:p>2.467742</text:p>
              </table:table-cell>
              <table:table-cell office:value-type="float" office:value="2.150502">
                <text:p>2.15050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.17411">
                <text:p>2.17411</text:p>
              </table:table-cell>
              <table:table-cell office:value-type="float" office:value="2.972538">
                <text:p>2.97253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212598">
                <text:p>1.212598</text:p>
              </table:table-cell>
              <table:table-cell office:value-type="float" office:value="3.251086">
                <text:p>3.25108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61061">
                <text:p>1.61061</text:p>
              </table:table-cell>
              <table:table-cell office:value-type="float" office:value="2.422358">
                <text:p>2.42235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007119">
                <text:p>1.007119</text:p>
              </table:table-cell>
              <table:table-cell office:value-type="float" office:value="2.684703">
                <text:p>2.68470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318136">
                <text:p>1.318136</text:p>
              </table:table-cell>
              <table:table-cell office:value-type="float" office:value="3.684355">
                <text:p>3.68435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90689">
                <text:p>1.90689</text:p>
              </table:table-cell>
              <table:table-cell office:value-type="float" office:value="3.745786">
                <text:p>3.74578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.481005">
                <text:p>2.481005</text:p>
              </table:table-cell>
              <table:table-cell office:value-type="float" office:value="4.488137">
                <text:p>4.48813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.959551">
                <text:p>2.959551</text:p>
              </table:table-cell>
              <table:table-cell office:value-type="float" office:value="3.63882">
                <text:p>3.6388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.818036">
                <text:p>2.818036</text:p>
              </table:table-cell>
              <table:table-cell office:value-type="float" office:value="3.759877">
                <text:p>3.75987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805125">
                <text:p>3.805125</text:p>
              </table:table-cell>
              <table:table-cell office:value-type="float" office:value="3.173563">
                <text:p>3.17356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.778919">
                <text:p>4.778919</text:p>
              </table:table-cell>
              <table:table-cell office:value-type="float" office:value="2.420781">
                <text:p>2.42078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.311885">
                <text:p>5.311885</text:p>
              </table:table-cell>
              <table:table-cell office:value-type="float" office:value="3.307081">
                <text:p>3.30708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.010973">
                <text:p>5.010973</text:p>
              </table:table-cell>
              <table:table-cell office:value-type="float" office:value="3.827135">
                <text:p>3.82713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.303177">
                <text:p>4.303177</text:p>
              </table:table-cell>
              <table:table-cell office:value-type="float" office:value="3.539506">
                <text:p>3.53950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.212547">
                <text:p>5.212547</text:p>
              </table:table-cell>
              <table:table-cell office:value-type="float" office:value="3.125942">
                <text:p>3.12594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.607559">
                <text:p>4.607559</text:p>
              </table:table-cell>
              <table:table-cell office:value-type="float" office:value="2.294239">
                <text:p>2.29423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.937768">
                <text:p>4.937768</text:p>
              </table:table-cell>
              <table:table-cell office:value-type="float" office:value="1.766032">
                <text:p>1.76603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.720533">
                <text:p>5.720533</text:p>
              </table:table-cell>
              <table:table-cell office:value-type="float" office:value="1.438815">
                <text:p>1.4388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.016905">
                <text:p>5.016905</text:p>
              </table:table-cell>
              <table:table-cell office:value-type="float" office:value="1.367908">
                <text:p>1.36790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.705695">
                <text:p>5.705695</text:p>
              </table:table-cell>
              <table:table-cell office:value-type="float" office:value="1.499813">
                <text:p>1.49981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.109094">
                <text:p>6.109094</text:p>
              </table:table-cell>
              <table:table-cell office:value-type="float" office:value="1.588377">
                <text:p>1.58837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.90093">
                <text:p>5.90093</text:p>
              </table:table-cell>
              <table:table-cell office:value-type="float" office:value="1.571009">
                <text:p>1.57100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.177889">
                <text:p>6.177889</text:p>
              </table:table-cell>
              <table:table-cell office:value-type="float" office:value="1.728519">
                <text:p>1.72851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.318757">
                <text:p>5.318757</text:p>
              </table:table-cell>
              <table:table-cell office:value-type="float" office:value="2.604996">
                <text:p>2.60499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.671999">
                <text:p>4.671999</text:p>
              </table:table-cell>
              <table:table-cell office:value-type="float" office:value="3.386574">
                <text:p>3.38657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.161469">
                <text:p>5.161469</text:p>
              </table:table-cell>
              <table:table-cell office:value-type="float" office:value="3.74325">
                <text:p>3.7432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.892348">
                <text:p>5.892348</text:p>
              </table:table-cell>
              <table:table-cell office:value-type="float" office:value="4.575343">
                <text:p>4.57534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.031681">
                <text:p>6.031681</text:p>
              </table:table-cell>
              <table:table-cell office:value-type="float" office:value="4.751266">
                <text:p>4.75126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.174569">
                <text:p>6.174569</text:p>
              </table:table-cell>
              <table:table-cell office:value-type="float" office:value="5.706611">
                <text:p>5.70661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.787389">
                <text:p>6.787389</text:p>
              </table:table-cell>
              <table:table-cell office:value-type="float" office:value="6.113982">
                <text:p>6.11398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672082">
                <text:p>7.672082</text:p>
              </table:table-cell>
              <table:table-cell office:value-type="float" office:value="5.981293">
                <text:p>5.98129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870825">
                <text:p>7.870825</text:p>
              </table:table-cell>
              <table:table-cell office:value-type="float" office:value="5.311945">
                <text:p>5.31194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.126798">
                <text:p>8.126798</text:p>
              </table:table-cell>
              <table:table-cell office:value-type="float" office:value="5.102582">
                <text:p>5.10258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920264">
                <text:p>7.920264</text:p>
              </table:table-cell>
              <table:table-cell office:value-type="float" office:value="4.722286">
                <text:p>4.72228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.441308">
                <text:p>8.441308</text:p>
              </table:table-cell>
              <table:table-cell office:value-type="float" office:value="4.552764">
                <text:p>4.55276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989412">
                <text:p>7.989412</text:p>
              </table:table-cell>
              <table:table-cell office:value-type="float" office:value="5.346633">
                <text:p>5.34663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.501282">
                <text:p>8.501282</text:p>
              </table:table-cell>
              <table:table-cell office:value-type="float" office:value="5.070648">
                <text:p>5.07064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595867">
                <text:p>7.595867</text:p>
              </table:table-cell>
              <table:table-cell office:value-type="float" office:value="4.744075">
                <text:p>4.74407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.989136">
                <text:p>6.989136</text:p>
              </table:table-cell>
              <table:table-cell office:value-type="float" office:value="3.802296">
                <text:p>3.80229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.917224">
                <text:p>6.917224</text:p>
              </table:table-cell>
              <table:table-cell office:value-type="float" office:value="4.743754">
                <text:p>4.74375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458251">
                <text:p>7.458251</text:p>
              </table:table-cell>
              <table:table-cell office:value-type="float" office:value="5.290108">
                <text:p>5.29010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104188">
                <text:p>7.104188</text:p>
              </table:table-cell>
              <table:table-cell office:value-type="float" office:value="5.663589">
                <text:p>5.66358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.470822">
                <text:p>6.470822</text:p>
              </table:table-cell>
              <table:table-cell office:value-type="float" office:value="6.294822">
                <text:p>6.29482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.336219">
                <text:p>6.336219</text:p>
              </table:table-cell>
              <table:table-cell office:value-type="float" office:value="5.448282">
                <text:p>5.44828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165585">
                <text:p>7.165585</text:p>
              </table:table-cell>
              <table:table-cell office:value-type="float" office:value="5.368005">
                <text:p>5.36800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018181">
                <text:p>7.018181</text:p>
              </table:table-cell>
              <table:table-cell office:value-type="float" office:value="5.897523">
                <text:p>5.89752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.554199">
                <text:p>6.554199</text:p>
              </table:table-cell>
              <table:table-cell office:value-type="float" office:value="6.553608">
                <text:p>6.55360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.740482">
                <text:p>6.740482</text:p>
              </table:table-cell>
              <table:table-cell office:value-type="float" office:value="6.790123">
                <text:p>6.79012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.866001">
                <text:p>6.866001</text:p>
              </table:table-cell>
              <table:table-cell office:value-type="float" office:value="6.3416">
                <text:p>6.341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19677">
                <text:p>7.419677</text:p>
              </table:table-cell>
              <table:table-cell office:value-type="float" office:value="5.609552">
                <text:p>5.60955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530568">
                <text:p>7.530568</text:p>
              </table:table-cell>
              <table:table-cell office:value-type="float" office:value="4.883172">
                <text:p>4.88317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868458">
                <text:p>7.868458</text:p>
              </table:table-cell>
              <table:table-cell office:value-type="float" office:value="4.023607">
                <text:p>4.02360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570385">
                <text:p>7.570385</text:p>
              </table:table-cell>
              <table:table-cell office:value-type="float" office:value="3.28993">
                <text:p>3.2899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290618">
                <text:p>7.290618</text:p>
              </table:table-cell>
              <table:table-cell office:value-type="float" office:value="2.755031">
                <text:p>2.75503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02526">
                <text:p>7.502526</text:p>
              </table:table-cell>
              <table:table-cell office:value-type="float" office:value="3.101619">
                <text:p>3.10161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.707759">
                <text:p>6.707759</text:p>
              </table:table-cell>
              <table:table-cell office:value-type="float" office:value="3.010084">
                <text:p>3.01008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178352">
                <text:p>7.178352</text:p>
              </table:table-cell>
              <table:table-cell office:value-type="float" office:value="2.791682">
                <text:p>2.79168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985268">
                <text:p>7.985268</text:p>
              </table:table-cell>
              <table:table-cell office:value-type="float" office:value="2.049202">
                <text:p>2.04920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.874779">
                <text:p>8.874779</text:p>
              </table:table-cell>
              <table:table-cell office:value-type="float" office:value="2.924164">
                <text:p>2.92416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.418031">
                <text:p>9.418031</text:p>
              </table:table-cell>
              <table:table-cell office:value-type="float" office:value="3.773678">
                <text:p>3.77367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.69457">
                <text:p>8.69457</text:p>
              </table:table-cell>
              <table:table-cell office:value-type="float" office:value="2.89165">
                <text:p>2.8916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.404385">
                <text:p>8.404385</text:p>
              </table:table-cell>
              <table:table-cell office:value-type="float" office:value="2.807376">
                <text:p>2.80737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.057779">
                <text:p>8.057779</text:p>
              </table:table-cell>
              <table:table-cell office:value-type="float" office:value="3.652885">
                <text:p>3.65288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.945298">
                <text:p>8.945298</text:p>
              </table:table-cell>
              <table:table-cell office:value-type="float" office:value="2.684965">
                <text:p>2.68496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.772113">
                <text:p>9.772113</text:p>
              </table:table-cell>
              <table:table-cell office:value-type="float" office:value="1.952155">
                <text:p>1.95215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0.205455">
                <text:p>10.205455</text:p>
              </table:table-cell>
              <table:table-cell office:value-type="float" office:value="2.712238">
                <text:p>2.71223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0.798195">
                <text:p>10.798195</text:p>
              </table:table-cell>
              <table:table-cell office:value-type="float" office:value="3.155179">
                <text:p>3.15517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1.662047">
                <text:p>11.662047</text:p>
              </table:table-cell>
              <table:table-cell office:value-type="float" office:value="2.528521">
                <text:p>2.52852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1.322177">
                <text:p>11.322177</text:p>
              </table:table-cell>
              <table:table-cell office:value-type="float" office:value="3.518982">
                <text:p>3.51898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.354061">
                <text:p>10.354061</text:p>
              </table:table-cell>
              <table:table-cell office:value-type="float" office:value="3.771679">
                <text:p>3.77167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1.124705">
                <text:p>11.124705</text:p>
              </table:table-cell>
              <table:table-cell office:value-type="float" office:value="4.104831">
                <text:p>4.10483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.310872">
                <text:p>10.310872</text:p>
              </table:table-cell>
              <table:table-cell office:value-type="float" office:value="4.938071">
                <text:p>4.93807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0.632834">
                <text:p>10.632834</text:p>
              </table:table-cell>
              <table:table-cell office:value-type="float" office:value="4.373625">
                <text:p>4.37362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.800206">
                <text:p>9.800206</text:p>
              </table:table-cell>
              <table:table-cell office:value-type="float" office:value="5.290387">
                <text:p>5.29038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0.792339">
                <text:p>10.792339</text:p>
              </table:table-cell>
              <table:table-cell office:value-type="float" office:value="5.365131">
                <text:p>5.36513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1.10595">
                <text:p>11.10595</text:p>
              </table:table-cell>
              <table:table-cell office:value-type="float" office:value="5.887353">
                <text:p>5.88735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.588236">
                <text:p>10.588236</text:p>
              </table:table-cell>
              <table:table-cell office:value-type="float" office:value="5.524936">
                <text:p>5.52493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1.299982">
                <text:p>11.299982</text:p>
              </table:table-cell>
              <table:table-cell office:value-type="float" office:value="5.839773">
                <text:p>5.83977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0.573715">
                <text:p>10.573715</text:p>
              </table:table-cell>
              <table:table-cell office:value-type="float" office:value="5.463054">
                <text:p>5.46305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0.305815">
                <text:p>10.305815</text:p>
              </table:table-cell>
              <table:table-cell office:value-type="float" office:value="5.355665">
                <text:p>5.35566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.4236">
                <text:p>9.4236</text:p>
              </table:table-cell>
              <table:table-cell office:value-type="float" office:value="6.263617">
                <text:p>6.26361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.647358">
                <text:p>8.647358</text:p>
              </table:table-cell>
              <table:table-cell office:value-type="float" office:value="7.223784">
                <text:p>7.22378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.030912">
                <text:p>9.030912</text:p>
              </table:table-cell>
              <table:table-cell office:value-type="float" office:value="6.587145">
                <text:p>6.58714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.162979">
                <text:p>8.162979</text:p>
              </table:table-cell>
              <table:table-cell office:value-type="float" office:value="6.194581">
                <text:p>6.19458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240688">
                <text:p>7.240688</text:p>
              </table:table-cell>
              <table:table-cell office:value-type="float" office:value="6.812445">
                <text:p>6.81244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.083075">
                <text:p>8.083075</text:p>
              </table:table-cell>
              <table:table-cell office:value-type="float" office:value="7.552635">
                <text:p>7.55263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.757412">
                <text:p>8.757412</text:p>
              </table:table-cell>
              <table:table-cell office:value-type="float" office:value="6.689494">
                <text:p>6.68949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.130748">
                <text:p>8.130748</text:p>
              </table:table-cell>
              <table:table-cell office:value-type="float" office:value="5.856323">
                <text:p>5.85632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.493054">
                <text:p>8.493054</text:p>
              </table:table-cell>
              <table:table-cell office:value-type="float" office:value="6.803576">
                <text:p>6.80357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.65762">
                <text:p>8.65762</text:p>
              </table:table-cell>
              <table:table-cell office:value-type="float" office:value="7.002559">
                <text:p>7.00255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.755599">
                <text:p>8.755599</text:p>
              </table:table-cell>
              <table:table-cell office:value-type="float" office:value="7.333904">
                <text:p>7.33390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.815311">
                <text:p>8.815311</text:p>
              </table:table-cell>
              <table:table-cell office:value-type="float" office:value="7.254895">
                <text:p>7.25489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.080297">
                <text:p>8.080297</text:p>
              </table:table-cell>
              <table:table-cell office:value-type="float" office:value="8.051854">
                <text:p>8.05185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.093094">
                <text:p>8.093094</text:p>
              </table:table-cell>
              <table:table-cell office:value-type="float" office:value="7.90731">
                <text:p>7.9073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.861618">
                <text:p>8.861618</text:p>
              </table:table-cell>
              <table:table-cell office:value-type="float" office:value="7.158224">
                <text:p>7.15822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.651598">
                <text:p>9.651598</text:p>
              </table:table-cell>
              <table:table-cell office:value-type="float" office:value="6.868219">
                <text:p>6.86821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.815802">
                <text:p>8.815802</text:p>
              </table:table-cell>
              <table:table-cell office:value-type="float" office:value="6.119628">
                <text:p>6.11962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.464415">
                <text:p>8.464415</text:p>
              </table:table-cell>
              <table:table-cell office:value-type="float" office:value="5.746334">
                <text:p>5.74633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.196063">
                <text:p>8.196063</text:p>
              </table:table-cell>
              <table:table-cell office:value-type="float" office:value="6.458694">
                <text:p>6.45869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.904734">
                <text:p>8.904734</text:p>
              </table:table-cell>
              <table:table-cell office:value-type="float" office:value="6.503265">
                <text:p>6.50326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.102973">
                <text:p>8.102973</text:p>
              </table:table-cell>
              <table:table-cell office:value-type="float" office:value="7.234298">
                <text:p>7.23429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.053741">
                <text:p>8.053741</text:p>
              </table:table-cell>
              <table:table-cell office:value-type="float" office:value="6.615279">
                <text:p>6.61527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.755913">
                <text:p>8.755913</text:p>
              </table:table-cell>
              <table:table-cell office:value-type="float" office:value="6.708113">
                <text:p>6.70811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605011">
                <text:p>8.605011</text:p>
              </table:table-cell>
              <table:table-cell office:value-type="float" office:value="7.186416">
                <text:p>7.18641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.920883">
                <text:p>7.920883</text:p>
              </table:table-cell>
              <table:table-cell office:value-type="float" office:value="6.474488">
                <text:p>6.47448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273275">
                <text:p>8.273275</text:p>
              </table:table-cell>
              <table:table-cell office:value-type="float" office:value="7.136826">
                <text:p>7.13682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.720423">
                <text:p>7.720423</text:p>
              </table:table-cell>
              <table:table-cell office:value-type="float" office:value="7.037636">
                <text:p>7.03763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.663198">
                <text:p>7.663198</text:p>
              </table:table-cell>
              <table:table-cell office:value-type="float" office:value="6.658179">
                <text:p>6.65817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131147">
                <text:p>0.131147</text:p>
              </table:table-cell>
              <table:table-cell office:value-type="float" office:value="0.135215">
                <text:p>0.13521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941091">
                <text:p>0.941091</text:p>
              </table:table-cell>
              <table:table-cell office:value-type="float" office:value="0.764703">
                <text:p>0.76470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959378">
                <text:p>0.959378</text:p>
              </table:table-cell>
              <table:table-cell office:value-type="float" office:value="1.291288">
                <text:p>1.29128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907716">
                <text:p>1.907716</text:p>
              </table:table-cell>
              <table:table-cell office:value-type="float" office:value="2.133745">
                <text:p>2.13374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.214847">
                <text:p>2.214847</text:p>
              </table:table-cell>
              <table:table-cell office:value-type="float" office:value="2.616506">
                <text:p>2.61650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544774">
                <text:p>1.544774</text:p>
              </table:table-cell>
              <table:table-cell office:value-type="float" office:value="1.887">
                <text:p>1.88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829847">
                <text:p>0.829847</text:p>
              </table:table-cell>
              <table:table-cell office:value-type="float" office:value="1.445953">
                <text:p>1.44595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586073">
                <text:p>1.586073</text:p>
              </table:table-cell>
              <table:table-cell office:value-type="float" office:value="1.034911">
                <text:p>1.03491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.132812">
                <text:p>2.132812</text:p>
              </table:table-cell>
              <table:table-cell office:value-type="float" office:value="0.933435">
                <text:p>0.93343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647115">
                <text:p>1.647115</text:p>
              </table:table-cell>
              <table:table-cell office:value-type="float" office:value="1.920997">
                <text:p>1.92099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317907">
                <text:p>1.317907</text:p>
              </table:table-cell>
              <table:table-cell office:value-type="float" office:value="2.714712">
                <text:p>2.71471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81463">
                <text:p>1.81463</text:p>
              </table:table-cell>
              <table:table-cell office:value-type="float" office:value="3.483154">
                <text:p>3.48315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224104">
                <text:p>1.224104</text:p>
              </table:table-cell>
              <table:table-cell office:value-type="float" office:value="3.498941">
                <text:p>3.49894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927059">
                <text:p>1.927059</text:p>
              </table:table-cell>
              <table:table-cell office:value-type="float" office:value="4.122738">
                <text:p>4.12273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.838963">
                <text:p>2.838963</text:p>
              </table:table-cell>
              <table:table-cell office:value-type="float" office:value="3.991631">
                <text:p>3.99163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.462818">
                <text:p>2.462818</text:p>
              </table:table-cell>
              <table:table-cell office:value-type="float" office:value="3.83594">
                <text:p>3.8359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.230244">
                <text:p>3.230244</text:p>
              </table:table-cell>
              <table:table-cell office:value-type="float" office:value="3.358901">
                <text:p>3.35890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.257409">
                <text:p>3.257409</text:p>
              </table:table-cell>
              <table:table-cell office:value-type="float" office:value="2.626342">
                <text:p>2.62634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.44428">
                <text:p>3.44428</text:p>
              </table:table-cell>
              <table:table-cell office:value-type="float" office:value="2.365307">
                <text:p>2.36530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.639781">
                <text:p>2.639781</text:p>
              </table:table-cell>
              <table:table-cell office:value-type="float" office:value="1.511328">
                <text:p>1.51132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.180627">
                <text:p>3.180627</text:p>
              </table:table-cell>
              <table:table-cell office:value-type="float" office:value="2.40978">
                <text:p>2.4097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768871">
                <text:p>2.768871</text:p>
              </table:table-cell>
              <table:table-cell office:value-type="float" office:value="2.448717">
                <text:p>2.44871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773851">
                <text:p>1.773851</text:p>
              </table:table-cell>
              <table:table-cell office:value-type="float" office:value="2.051185">
                <text:p>2.05118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254206">
                <text:p>1.254206</text:p>
              </table:table-cell>
              <table:table-cell office:value-type="float" office:value="1.36572">
                <text:p>1.3657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392588">
                <text:p>0.392588</text:p>
              </table:table-cell>
              <table:table-cell office:value-type="float" office:value="2.224504">
                <text:p>2.22450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94874">
                <text:p>0.94874</text:p>
              </table:table-cell>
              <table:table-cell office:value-type="float" office:value="1.937062">
                <text:p>1.93706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864449">
                <text:p>0.864449</text:p>
              </table:table-cell>
              <table:table-cell office:value-type="float" office:value="2.844708">
                <text:p>2.84470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156888">
                <text:p>0.156888</text:p>
              </table:table-cell>
              <table:table-cell office:value-type="float" office:value="2.556664">
                <text:p>2.55666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0.069453">
                <text:p>-0.069453</text:p>
              </table:table-cell>
              <table:table-cell office:value-type="float" office:value="3.009802">
                <text:p>3.00980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322424">
                <text:p>-0.322424</text:p>
              </table:table-cell>
              <table:table-cell office:value-type="float" office:value="3.071121">
                <text:p>3.07112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0.818158">
                <text:p>-0.818158</text:p>
              </table:table-cell>
              <table:table-cell office:value-type="float" office:value="2.980447">
                <text:p>2.98044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84188">
                <text:p>-0.84188</text:p>
              </table:table-cell>
              <table:table-cell office:value-type="float" office:value="2.868683">
                <text:p>2.86868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29055">
                <text:p>0.029055</text:p>
              </table:table-cell>
              <table:table-cell office:value-type="float" office:value="3.076894">
                <text:p>3.07689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0.425774">
                <text:p>-0.425774</text:p>
              </table:table-cell>
              <table:table-cell office:value-type="float" office:value="3.314617">
                <text:p>3.31461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0.089568">
                <text:p>-0.089568</text:p>
              </table:table-cell>
              <table:table-cell office:value-type="float" office:value="4.066822">
                <text:p>4.06682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589271">
                <text:p>0.589271</text:p>
              </table:table-cell>
              <table:table-cell office:value-type="float" office:value="3.969672">
                <text:p>3.96967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215289">
                <text:p>0.215289</text:p>
              </table:table-cell>
              <table:table-cell office:value-type="float" office:value="3.730084">
                <text:p>3.73008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869429">
                <text:p>0.869429</text:p>
              </table:table-cell>
              <table:table-cell office:value-type="float" office:value="3.719339">
                <text:p>3.71933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393214">
                <text:p>1.393214</text:p>
              </table:table-cell>
              <table:table-cell office:value-type="float" office:value="2.839479">
                <text:p>2.83947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962839">
                <text:p>0.962839</text:p>
              </table:table-cell>
              <table:table-cell office:value-type="float" office:value="1.90641">
                <text:p>1.9064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417568">
                <text:p>0.417568</text:p>
              </table:table-cell>
              <table:table-cell office:value-type="float" office:value="1.914629">
                <text:p>1.91462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0.489126">
                <text:p>-0.489126</text:p>
              </table:table-cell>
              <table:table-cell office:value-type="float" office:value="0.970948">
                <text:p>0.97094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1.080126">
                <text:p>-1.080126</text:p>
              </table:table-cell>
              <table:table-cell office:value-type="float" office:value="1.088967">
                <text:p>1.08896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1.07184">
                <text:p>-1.07184</text:p>
              </table:table-cell>
              <table:table-cell office:value-type="float" office:value="1.590385">
                <text:p>1.59038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0.53222">
                <text:p>-0.53222</text:p>
              </table:table-cell>
              <table:table-cell office:value-type="float" office:value="2.566046">
                <text:p>2.56604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431906">
                <text:p>-0.431906</text:p>
              </table:table-cell>
              <table:table-cell office:value-type="float" office:value="3.277717">
                <text:p>3.27771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0.938903">
                <text:p>-0.938903</text:p>
              </table:table-cell>
              <table:table-cell office:value-type="float" office:value="2.519944">
                <text:p>2.51994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1.629455">
                <text:p>-1.629455</text:p>
              </table:table-cell>
              <table:table-cell office:value-type="float" office:value="3.319337">
                <text:p>3.31933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1.652702">
                <text:p>-1.652702</text:p>
              </table:table-cell>
              <table:table-cell office:value-type="float" office:value="3.61793">
                <text:p>3.6179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1.496155">
                <text:p>-1.496155</text:p>
              </table:table-cell>
              <table:table-cell office:value-type="float" office:value="2.69216">
                <text:p>2.6921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1.307299">
                <text:p>-1.307299</text:p>
              </table:table-cell>
              <table:table-cell office:value-type="float" office:value="2.739833">
                <text:p>2.73983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0.589921">
                <text:p>-0.589921</text:p>
              </table:table-cell>
              <table:table-cell office:value-type="float" office:value="2.775642">
                <text:p>2.77564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0.46212">
                <text:p>-0.46212</text:p>
              </table:table-cell>
              <table:table-cell office:value-type="float" office:value="2.304312">
                <text:p>2.30431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0.240265">
                <text:p>-0.240265</text:p>
              </table:table-cell>
              <table:table-cell office:value-type="float" office:value="2.870761">
                <text:p>2.87076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0.005898">
                <text:p>-0.005898</text:p>
              </table:table-cell>
              <table:table-cell office:value-type="float" office:value="3.304571">
                <text:p>3.30457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472579">
                <text:p>0.472579</text:p>
              </table:table-cell>
              <table:table-cell office:value-type="float" office:value="2.689991">
                <text:p>2.68999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171366">
                <text:p>1.171366</text:p>
              </table:table-cell>
              <table:table-cell office:value-type="float" office:value="2.985586">
                <text:p>2.98558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617783">
                <text:p>1.617783</text:p>
              </table:table-cell>
              <table:table-cell office:value-type="float" office:value="2.668885">
                <text:p>2.66888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.291774">
                <text:p>2.291774</text:p>
              </table:table-cell>
              <table:table-cell office:value-type="float" office:value="2.017911">
                <text:p>2.01791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779276">
                <text:p>1.779276</text:p>
              </table:table-cell>
              <table:table-cell office:value-type="float" office:value="1.70771">
                <text:p>1.7077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574549">
                <text:p>1.574549</text:p>
              </table:table-cell>
              <table:table-cell office:value-type="float" office:value="1.484146">
                <text:p>1.48414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696302">
                <text:p>0.696302</text:p>
              </table:table-cell>
              <table:table-cell office:value-type="float" office:value="1.586351">
                <text:p>1.58635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0.100131">
                <text:p>-0.100131</text:p>
              </table:table-cell>
              <table:table-cell office:value-type="float" office:value="0.738578">
                <text:p>0.73857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783665">
                <text:p>0.783665</text:p>
              </table:table-cell>
              <table:table-cell office:value-type="float" office:value="1.195469">
                <text:p>1.19546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528499">
                <text:p>0.528499</text:p>
              </table:table-cell>
              <table:table-cell office:value-type="float" office:value="2.086984">
                <text:p>2.08698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968074">
                <text:p>0.968074</text:p>
              </table:table-cell>
              <table:table-cell office:value-type="float" office:value="2.174116">
                <text:p>2.17411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336984">
                <text:p>0.336984</text:p>
              </table:table-cell>
              <table:table-cell office:value-type="float" office:value="2.046518">
                <text:p>2.04651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0.476318">
                <text:p>-0.476318</text:p>
              </table:table-cell>
              <table:table-cell office:value-type="float" office:value="3.02817">
                <text:p>3.0281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354829">
                <text:p>0.354829</text:p>
              </table:table-cell>
              <table:table-cell office:value-type="float" office:value="2.207719">
                <text:p>2.20771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101094">
                <text:p>1.101094</text:p>
              </table:table-cell>
              <table:table-cell office:value-type="float" office:value="2.334047">
                <text:p>2.33404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720165">
                <text:p>1.720165</text:p>
              </table:table-cell>
              <table:table-cell office:value-type="float" office:value="2.505455">
                <text:p>2.50545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04848">
                <text:p>0.804848</text:p>
              </table:table-cell>
              <table:table-cell office:value-type="float" office:value="2.049346">
                <text:p>2.04934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05495">
                <text:p>1.05495</text:p>
              </table:table-cell>
              <table:table-cell office:value-type="float" office:value="1.449801">
                <text:p>1.44980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46737">
                <text:p>0.46737</text:p>
              </table:table-cell>
              <table:table-cell office:value-type="float" office:value="2.241871">
                <text:p>2.24187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4665">
                <text:p>0.004665</text:p>
              </table:table-cell>
              <table:table-cell office:value-type="float" office:value="2.184041">
                <text:p>2.18404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835375">
                <text:p>0.835375</text:p>
              </table:table-cell>
              <table:table-cell office:value-type="float" office:value="3.153522">
                <text:p>3.15352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412136">
                <text:p>1.412136</text:p>
              </table:table-cell>
              <table:table-cell office:value-type="float" office:value="3.725958">
                <text:p>3.72595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593213">
                <text:p>1.593213</text:p>
              </table:table-cell>
              <table:table-cell office:value-type="float" office:value="3.648042">
                <text:p>3.64804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.300734">
                <text:p>2.300734</text:p>
              </table:table-cell>
              <table:table-cell office:value-type="float" office:value="2.811961">
                <text:p>2.81196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647347">
                <text:p>2.647347</text:p>
              </table:table-cell>
              <table:table-cell office:value-type="float" office:value="2.045713">
                <text:p>2.04571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.470446">
                <text:p>2.470446</text:p>
              </table:table-cell>
              <table:table-cell office:value-type="float" office:value="2.416335">
                <text:p>2.41633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.385249">
                <text:p>2.385249</text:p>
              </table:table-cell>
              <table:table-cell office:value-type="float" office:value="2.812468">
                <text:p>2.81246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.006772">
                <text:p>2.006772</text:p>
              </table:table-cell>
              <table:table-cell office:value-type="float" office:value="3.700554">
                <text:p>3.70055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609017">
                <text:p>1.609017</text:p>
              </table:table-cell>
              <table:table-cell office:value-type="float" office:value="3.941447">
                <text:p>3.94144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378939">
                <text:p>1.378939</text:p>
              </table:table-cell>
              <table:table-cell office:value-type="float" office:value="4.539254">
                <text:p>4.53925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41001">
                <text:p>1.41001</text:p>
              </table:table-cell>
              <table:table-cell office:value-type="float" office:value="3.556855">
                <text:p>3.55685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201526">
                <text:p>1.201526</text:p>
              </table:table-cell>
              <table:table-cell office:value-type="float" office:value="2.599754">
                <text:p>2.59975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812074">
                <text:p>1.812074</text:p>
              </table:table-cell>
              <table:table-cell office:value-type="float" office:value="3.030534">
                <text:p>3.03053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.484465">
                <text:p>2.484465</text:p>
              </table:table-cell>
              <table:table-cell office:value-type="float" office:value="3.814015">
                <text:p>3.81401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.08134">
                <text:p>2.08134</text:p>
              </table:table-cell>
              <table:table-cell office:value-type="float" office:value="3.122756">
                <text:p>3.12275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886722">
                <text:p>1.886722</text:p>
              </table:table-cell>
              <table:table-cell office:value-type="float" office:value="3.244416">
                <text:p>3.24441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.354248">
                <text:p>2.354248</text:p>
              </table:table-cell>
              <table:table-cell office:value-type="float" office:value="2.689188">
                <text:p>2.68918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.021338">
                <text:p>3.021338</text:p>
              </table:table-cell>
              <table:table-cell office:value-type="float" office:value="3.564765">
                <text:p>3.56476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.069115">
                <text:p>3.069115</text:p>
              </table:table-cell>
              <table:table-cell office:value-type="float" office:value="3.954306">
                <text:p>3.95430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.515497">
                <text:p>2.515497</text:p>
              </table:table-cell>
              <table:table-cell office:value-type="float" office:value="3.713505">
                <text:p>3.71350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782032">
                <text:p>1.782032</text:p>
              </table:table-cell>
              <table:table-cell office:value-type="float" office:value="3.438024">
                <text:p>3.43802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031637">
                <text:p>1.031637</text:p>
              </table:table-cell>
              <table:table-cell office:value-type="float" office:value="3.898072">
                <text:p>3.89807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83479">
                <text:p>0.83479</text:p>
              </table:table-cell>
              <table:table-cell office:value-type="float" office:value="4.432122">
                <text:p>4.43212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3131">
                <text:p>0.03131</text:p>
              </table:table-cell>
              <table:table-cell office:value-type="float" office:value="5.135002">
                <text:p>5.13500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539481">
                <text:p>-0.539481</text:p>
              </table:table-cell>
              <table:table-cell office:value-type="float" office:value="5.757975">
                <text:p>5.75797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494402">
                <text:p>-0.494402</text:p>
              </table:table-cell>
              <table:table-cell office:value-type="float" office:value="6.734585">
                <text:p>6.73458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174164">
                <text:p>0.174164</text:p>
              </table:table-cell>
              <table:table-cell office:value-type="float" office:value="6.218869">
                <text:p>6.21886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626629">
                <text:p>0.626629</text:p>
              </table:table-cell>
              <table:table-cell office:value-type="float" office:value="5.967899">
                <text:p>5.96789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647311">
                <text:p>0.647311</text:p>
              </table:table-cell>
              <table:table-cell office:value-type="float" office:value="5.342234">
                <text:p>5.34223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407539">
                <text:p>1.407539</text:p>
              </table:table-cell>
              <table:table-cell office:value-type="float" office:value="6.336891">
                <text:p>6.33689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.255399">
                <text:p>2.255399</text:p>
              </table:table-cell>
              <table:table-cell office:value-type="float" office:value="6.487576">
                <text:p>6.48757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.860624">
                <text:p>2.860624</text:p>
              </table:table-cell>
              <table:table-cell office:value-type="float" office:value="6.330193">
                <text:p>6.33019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.815325">
                <text:p>3.815325</text:p>
              </table:table-cell>
              <table:table-cell office:value-type="float" office:value="6.429945">
                <text:p>6.42994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.499167">
                <text:p>3.499167</text:p>
              </table:table-cell>
              <table:table-cell office:value-type="float" office:value="7.201534">
                <text:p>7.20153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.130819">
                <text:p>3.130819</text:p>
              </table:table-cell>
              <table:table-cell office:value-type="float" office:value="7.140963">
                <text:p>7.14096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.900338">
                <text:p>2.900338</text:p>
              </table:table-cell>
              <table:table-cell office:value-type="float" office:value="6.868395">
                <text:p>6.86839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.544935">
                <text:p>2.544935</text:p>
              </table:table-cell>
              <table:table-cell office:value-type="float" office:value="7.786556">
                <text:p>7.78655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.938696">
                <text:p>2.938696</text:p>
              </table:table-cell>
              <table:table-cell office:value-type="float" office:value="6.823052">
                <text:p>6.82305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.324299">
                <text:p>3.324299</text:p>
              </table:table-cell>
              <table:table-cell office:value-type="float" office:value="7.443756">
                <text:p>7.44375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.720365">
                <text:p>3.720365</text:p>
              </table:table-cell>
              <table:table-cell office:value-type="float" office:value="6.729756">
                <text:p>6.72975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.33933">
                <text:p>4.33933</text:p>
              </table:table-cell>
              <table:table-cell office:value-type="float" office:value="6.916519">
                <text:p>6.91651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.771224">
                <text:p>3.771224</text:p>
              </table:table-cell>
              <table:table-cell office:value-type="float" office:value="7.141823">
                <text:p>7.14182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.102177">
                <text:p>3.102177</text:p>
              </table:table-cell>
              <table:table-cell office:value-type="float" office:value="6.530239">
                <text:p>6.53023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.361937">
                <text:p>2.361937</text:p>
              </table:table-cell>
              <table:table-cell office:value-type="float" office:value="6.553135">
                <text:p>6.55313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.258256">
                <text:p>3.258256</text:p>
              </table:table-cell>
              <table:table-cell office:value-type="float" office:value="6.466315">
                <text:p>6.46631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.88306">
                <text:p>2.88306</text:p>
              </table:table-cell>
              <table:table-cell office:value-type="float" office:value="6.705562">
                <text:p>6.70556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.674502">
                <text:p>2.674502</text:p>
              </table:table-cell>
              <table:table-cell office:value-type="float" office:value="7.266156">
                <text:p>7.26615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.063492">
                <text:p>2.063492</text:p>
              </table:table-cell>
              <table:table-cell office:value-type="float" office:value="6.288248">
                <text:p>6.28824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.564346">
                <text:p>2.564346</text:p>
              </table:table-cell>
              <table:table-cell office:value-type="float" office:value="5.749655">
                <text:p>5.74965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.020288">
                <text:p>3.020288</text:p>
              </table:table-cell>
              <table:table-cell office:value-type="float" office:value="4.956357">
                <text:p>4.95635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.095189">
                <text:p>2.095189</text:p>
              </table:table-cell>
              <table:table-cell office:value-type="float" office:value="4.187461">
                <text:p>4.18746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481312">
                <text:p>1.481312</text:p>
              </table:table-cell>
              <table:table-cell office:value-type="float" office:value="3.335878">
                <text:p>3.33587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883147">
                <text:p>1.883147</text:p>
              </table:table-cell>
              <table:table-cell office:value-type="float" office:value="3.152178">
                <text:p>3.15217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.319764">
                <text:p>2.319764</text:p>
              </table:table-cell>
              <table:table-cell office:value-type="float" office:value="3.851294">
                <text:p>3.85129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.284197">
                <text:p>2.284197</text:p>
              </table:table-cell>
              <table:table-cell office:value-type="float" office:value="2.958414">
                <text:p>2.95841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570597">
                <text:p>1.570597</text:p>
              </table:table-cell>
              <table:table-cell office:value-type="float" office:value="3.223577">
                <text:p>3.22357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942662">
                <text:p>0.942662</text:p>
              </table:table-cell>
              <table:table-cell office:value-type="float" office:value="3.099937">
                <text:p>3.09993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655918">
                <text:p>0.655918</text:p>
              </table:table-cell>
              <table:table-cell office:value-type="float" office:value="-0.582581">
                <text:p>-0.58258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0.208059">
                <text:p>-0.208059</text:p>
              </table:table-cell>
              <table:table-cell office:value-type="float" office:value="-0.921683">
                <text:p>-0.92168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520829">
                <text:p>0.520829</text:p>
              </table:table-cell>
              <table:table-cell office:value-type="float" office:value="-0.803359">
                <text:p>-0.80335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266345">
                <text:p>0.266345</text:p>
              </table:table-cell>
              <table:table-cell office:value-type="float" office:value="-1.474294">
                <text:p>-1.47429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371643">
                <text:p>0.371643</text:p>
              </table:table-cell>
              <table:table-cell office:value-type="float" office:value="-1.872397">
                <text:p>-1.87239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0.153976">
                <text:p>-0.153976</text:p>
              </table:table-cell>
              <table:table-cell office:value-type="float" office:value="-2.304661">
                <text:p>-2.30466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782222">
                <text:p>0.782222</text:p>
              </table:table-cell>
              <table:table-cell office:value-type="float" office:value="-2.118676">
                <text:p>-2.11867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552258">
                <text:p>0.552258</text:p>
              </table:table-cell>
              <table:table-cell office:value-type="float" office:value="-1.640978">
                <text:p>-1.64097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688826">
                <text:p>0.688826</text:p>
              </table:table-cell>
              <table:table-cell office:value-type="float" office:value="-1.850199">
                <text:p>-1.85019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347928">
                <text:p>0.347928</text:p>
              </table:table-cell>
              <table:table-cell office:value-type="float" office:value="-1.357956">
                <text:p>-1.35795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553113">
                <text:p>0.553113</text:p>
              </table:table-cell>
              <table:table-cell office:value-type="float" office:value="-1.51418">
                <text:p>-1.5141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692446">
                <text:p>0.692446</text:p>
              </table:table-cell>
              <table:table-cell office:value-type="float" office:value="-2.143926">
                <text:p>-2.14392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913743">
                <text:p>0.913743</text:p>
              </table:table-cell>
              <table:table-cell office:value-type="float" office:value="-2.806957">
                <text:p>-2.80695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593297">
                <text:p>0.593297</text:p>
              </table:table-cell>
              <table:table-cell office:value-type="float" office:value="-2.742792">
                <text:p>-2.74279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0.242594">
                <text:p>-0.242594</text:p>
              </table:table-cell>
              <table:table-cell office:value-type="float" office:value="-3.627197">
                <text:p>-3.62719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711646">
                <text:p>0.711646</text:p>
              </table:table-cell>
              <table:table-cell office:value-type="float" office:value="-3.788153">
                <text:p>-3.78815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678037">
                <text:p>0.678037</text:p>
              </table:table-cell>
              <table:table-cell office:value-type="float" office:value="-3.709478">
                <text:p>-3.70947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63371">
                <text:p>0.63371</text:p>
              </table:table-cell>
              <table:table-cell office:value-type="float" office:value="-4.132645">
                <text:p>-4.13264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0.121241">
                <text:p>-0.121241</text:p>
              </table:table-cell>
              <table:table-cell office:value-type="float" office:value="-4.602856">
                <text:p>-4.60285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0.961081">
                <text:p>-0.961081</text:p>
              </table:table-cell>
              <table:table-cell office:value-type="float" office:value="-5.031644">
                <text:p>-5.03164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1.408283">
                <text:p>-1.408283</text:p>
              </table:table-cell>
              <table:table-cell office:value-type="float" office:value="-4.316747">
                <text:p>-4.31674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2.063579">
                <text:p>-2.063579</text:p>
              </table:table-cell>
              <table:table-cell office:value-type="float" office:value="-4.27688">
                <text:p>-4.2768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1.537731">
                <text:p>-1.537731</text:p>
              </table:table-cell>
              <table:table-cell office:value-type="float" office:value="-3.339502">
                <text:p>-3.33950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1.305564">
                <text:p>-1.305564</text:p>
              </table:table-cell>
              <table:table-cell office:value-type="float" office:value="-3.26971">
                <text:p>-3.2697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0.926699">
                <text:p>-0.926699</text:p>
              </table:table-cell>
              <table:table-cell office:value-type="float" office:value="-3.875529">
                <text:p>-3.87552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0.358744">
                <text:p>-0.358744</text:p>
              </table:table-cell>
              <table:table-cell office:value-type="float" office:value="-3.309105">
                <text:p>-3.30910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0.466136">
                <text:p>-0.466136</text:p>
              </table:table-cell>
              <table:table-cell office:value-type="float" office:value="-3.400783">
                <text:p>-3.40078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0.378511">
                <text:p>-0.378511</text:p>
              </table:table-cell>
              <table:table-cell office:value-type="float" office:value="-3.3218">
                <text:p>-3.321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0.298462">
                <text:p>-0.298462</text:p>
              </table:table-cell>
              <table:table-cell office:value-type="float" office:value="-2.872016">
                <text:p>-2.87201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317983">
                <text:p>0.317983</text:p>
              </table:table-cell>
              <table:table-cell office:value-type="float" office:value="-1.888285">
                <text:p>-1.88828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306337">
                <text:p>0.306337</text:p>
              </table:table-cell>
              <table:table-cell office:value-type="float" office:value="-2.709252">
                <text:p>-2.70925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455848">
                <text:p>0.455848</text:p>
              </table:table-cell>
              <table:table-cell office:value-type="float" office:value="-2.142775">
                <text:p>-2.14277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593535">
                <text:p>0.593535</text:p>
              </table:table-cell>
              <table:table-cell office:value-type="float" office:value="-1.457627">
                <text:p>-1.45762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0.405453">
                <text:p>-0.405453</text:p>
              </table:table-cell>
              <table:table-cell office:value-type="float" office:value="-1.478164">
                <text:p>-1.47816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0.79468">
                <text:p>-0.79468</text:p>
              </table:table-cell>
              <table:table-cell office:value-type="float" office:value="-1.351886">
                <text:p>-1.35188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0.598225">
                <text:p>-0.598225</text:p>
              </table:table-cell>
              <table:table-cell office:value-type="float" office:value="-2.291126">
                <text:p>-2.29112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1.455172">
                <text:p>-1.455172</text:p>
              </table:table-cell>
              <table:table-cell office:value-type="float" office:value="-1.644394">
                <text:p>-1.64439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2.123629">
                <text:p>-2.123629</text:p>
              </table:table-cell>
              <table:table-cell office:value-type="float" office:value="-1.061534">
                <text:p>-1.06153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1.891935">
                <text:p>-1.891935</text:p>
              </table:table-cell>
              <table:table-cell office:value-type="float" office:value="-0.754435">
                <text:p>-0.75443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2.230957">
                <text:p>-2.230957</text:p>
              </table:table-cell>
              <table:table-cell office:value-type="float" office:value="0.154431">
                <text:p>0.15443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1.782026">
                <text:p>-1.782026</text:p>
              </table:table-cell>
              <table:table-cell office:value-type="float" office:value="1.071422">
                <text:p>1.07142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2.140379">
                <text:p>-2.140379</text:p>
              </table:table-cell>
              <table:table-cell office:value-type="float" office:value="1.399707">
                <text:p>1.39970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3.007126">
                <text:p>-3.007126</text:p>
              </table:table-cell>
              <table:table-cell office:value-type="float" office:value="1.131013">
                <text:p>1.13101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2.631909">
                <text:p>-2.631909</text:p>
              </table:table-cell>
              <table:table-cell office:value-type="float" office:value="1.981173">
                <text:p>1.98117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3.212438">
                <text:p>-3.212438</text:p>
              </table:table-cell>
              <table:table-cell office:value-type="float" office:value="2.599652">
                <text:p>2.59965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3.093201">
                <text:p>-3.093201</text:p>
              </table:table-cell>
              <table:table-cell office:value-type="float" office:value="2.659941">
                <text:p>2.65994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3.802768">
                <text:p>-3.802768</text:p>
              </table:table-cell>
              <table:table-cell office:value-type="float" office:value="3.382509">
                <text:p>3.38250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3.388881">
                <text:p>-3.388881</text:p>
              </table:table-cell>
              <table:table-cell office:value-type="float" office:value="3.5768">
                <text:p>3.576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2.608801">
                <text:p>-2.608801</text:p>
              </table:table-cell>
              <table:table-cell office:value-type="float" office:value="2.617554">
                <text:p>2.61755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3.14867">
                <text:p>-3.14867</text:p>
              </table:table-cell>
              <table:table-cell office:value-type="float" office:value="1.63059">
                <text:p>1.6305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3.571724">
                <text:p>-3.571724</text:p>
              </table:table-cell>
              <table:table-cell office:value-type="float" office:value="2.606661">
                <text:p>2.60666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3.924665">
                <text:p>-3.924665</text:p>
              </table:table-cell>
              <table:table-cell office:value-type="float" office:value="3.45321">
                <text:p>3.4532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3.252003">
                <text:p>-3.252003</text:p>
              </table:table-cell>
              <table:table-cell office:value-type="float" office:value="3.038182">
                <text:p>3.03818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2.321107">
                <text:p>-2.321107</text:p>
              </table:table-cell>
              <table:table-cell office:value-type="float" office:value="3.571496">
                <text:p>3.57149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2.189921">
                <text:p>-2.189921</text:p>
              </table:table-cell>
              <table:table-cell office:value-type="float" office:value="3.306651">
                <text:p>3.30665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1.299127">
                <text:p>-1.299127</text:p>
              </table:table-cell>
              <table:table-cell office:value-type="float" office:value="2.748073">
                <text:p>2.74807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0.361658">
                <text:p>-0.361658</text:p>
              </table:table-cell>
              <table:table-cell office:value-type="float" office:value="2.814836">
                <text:p>2.81483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47178">
                <text:p>0.047178</text:p>
              </table:table-cell>
              <table:table-cell office:value-type="float" office:value="3.42997">
                <text:p>3.4299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838443">
                <text:p>0.838443</text:p>
              </table:table-cell>
              <table:table-cell office:value-type="float" office:value="4.316302">
                <text:p>4.31630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96992">
                <text:p>0.96992</text:p>
              </table:table-cell>
              <table:table-cell office:value-type="float" office:value="5.241534">
                <text:p>5.24153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841346">
                <text:p>1.841346</text:p>
              </table:table-cell>
              <table:table-cell office:value-type="float" office:value="6.067712">
                <text:p>6.0677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svg:stroke-width="0cm"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31.973cm" svg:height="24.981cm" chart:class="chart:scatter" chart:style-name="ch1">
        <chart:title svg:x="14.213cm" svg:y="0.5cm" chart:style-name="ch2">
          <text:p>sqrt(N) VS R_rms</text:p>
        </chart:title>
        <chart:plot-area chart:style-name="ch3" table:cell-range-address="Sheet2.A1:Sheet2.B1000" svg:x="1.077cm" svg:y="1.502cm" svg:width="30.257cm" svg:height="22.682cm">
          <chart:axis chart:dimension="x" chart:name="primary-x" chart:style-name="ch4">
            <chart:title svg:x="16.001cm" svg:y="24.111cm" chart:style-name="ch5">
              <text:p>sqrt(N)</text:p>
            </chart:title>
          </chart:axis>
          <chart:axis chart:dimension="y" chart:name="primary-y" chart:style-name="ch4">
            <chart:title svg:x="0.64cm" svg:y="13.034cm" chart:style-name="ch6">
              <text:p>R_rms</text:p>
            </chart:title>
            <chart:grid chart:style-name="ch7" chart:class="major"/>
          </chart:axis>
          <chart:series chart:style-name="ch8" chart:values-cell-range-address="Sheet2.B1:Sheet2.B1000" chart:class="chart:scatter">
            <chart:domain table:cell-range-address="Sheet2.A1:Sheet2.A1000"/>
            <chart:regression-curve chart:style-name="ch9">
              <chart:equation chart:display-r-square="true" svg:x="24.363cm" svg:y="0.313cm"/>
            </chart:regression-curve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2.A1:Sheet2.A1000">1</text:p>
              </table:table-cell>
              <table:table-cell office:value-type="float" office:value="0.813393">
                <text:p text:id="Sheet2.B1:Sheet2.B1000">0.8133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16625">
                <text:p>3.316625</text:p>
              </table:table-cell>
              <table:table-cell office:value-type="float" office:value="2.63841">
                <text:p>2.63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82576">
                <text:p>4.582576</text:p>
              </table:table-cell>
              <table:table-cell office:value-type="float" office:value="3.635233">
                <text:p>3.6352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67764">
                <text:p>5.567764</text:p>
              </table:table-cell>
              <table:table-cell office:value-type="float" office:value="4.814365">
                <text:p>4.814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403124">
                <text:p>6.403124</text:p>
              </table:table-cell>
              <table:table-cell office:value-type="float" office:value="5.131287">
                <text:p>5.1312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41428">
                <text:p>7.141428</text:p>
              </table:table-cell>
              <table:table-cell office:value-type="float" office:value="5.650203">
                <text:p>5.650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81025">
                <text:p>7.81025</text:p>
              </table:table-cell>
              <table:table-cell office:value-type="float" office:value="6.158118">
                <text:p>6.158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42615">
                <text:p>8.42615</text:p>
              </table:table-cell>
              <table:table-cell office:value-type="float" office:value="6.6519">
                <text:p>6.65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.188093">
                <text:p>7.188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539392">
                <text:p>9.539392</text:p>
              </table:table-cell>
              <table:table-cell office:value-type="float" office:value="7.755236">
                <text:p>7.755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049876">
                <text:p>10.049876</text:p>
              </table:table-cell>
              <table:table-cell office:value-type="float" office:value="8.321645">
                <text:p>8.3216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535654">
                <text:p>10.535654</text:p>
              </table:table-cell>
              <table:table-cell office:value-type="float" office:value="8.894615">
                <text:p>8.8946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9.290177">
                <text:p>9.2901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445523">
                <text:p>11.445523</text:p>
              </table:table-cell>
              <table:table-cell office:value-type="float" office:value="9.441322">
                <text:p>9.4413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874342">
                <text:p>11.874342</text:p>
              </table:table-cell>
              <table:table-cell office:value-type="float" office:value="9.916233">
                <text:p>9.9162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288206">
                <text:p>12.288206</text:p>
              </table:table-cell>
              <table:table-cell office:value-type="float" office:value="10.447991">
                <text:p>10.4479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688578">
                <text:p>12.688578</text:p>
              </table:table-cell>
              <table:table-cell office:value-type="float" office:value="10.907219">
                <text:p>10.9072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076697">
                <text:p>13.076697</text:p>
              </table:table-cell>
              <table:table-cell office:value-type="float" office:value="11.049638">
                <text:p>11.0496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453624">
                <text:p>13.453624</text:p>
              </table:table-cell>
              <table:table-cell office:value-type="float" office:value="11.244371">
                <text:p>11.2443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820275">
                <text:p>13.820275</text:p>
              </table:table-cell>
              <table:table-cell office:value-type="float" office:value="11.524917">
                <text:p>11.5249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177447">
                <text:p>14.177447</text:p>
              </table:table-cell>
              <table:table-cell office:value-type="float" office:value="11.921985">
                <text:p>11.9219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525839">
                <text:p>14.525839</text:p>
              </table:table-cell>
              <table:table-cell office:value-type="float" office:value="12.406965">
                <text:p>12.4069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866069">
                <text:p>14.866069</text:p>
              </table:table-cell>
              <table:table-cell office:value-type="float" office:value="12.433918">
                <text:p>12.4339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198684">
                <text:p>15.198684</text:p>
              </table:table-cell>
              <table:table-cell office:value-type="float" office:value="12.747987">
                <text:p>12.7479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524175">
                <text:p>15.524175</text:p>
              </table:table-cell>
              <table:table-cell office:value-type="float" office:value="12.892438">
                <text:p>12.8924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84298">
                <text:p>15.84298</text:p>
              </table:table-cell>
              <table:table-cell office:value-type="float" office:value="13.323471">
                <text:p>13.3234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155494">
                <text:p>16.155494</text:p>
              </table:table-cell>
              <table:table-cell office:value-type="float" office:value="13.717576">
                <text:p>13.7175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462078">
                <text:p>16.462078</text:p>
              </table:table-cell>
              <table:table-cell office:value-type="float" office:value="13.590293">
                <text:p>13.5902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763055">
                <text:p>16.763055</text:p>
              </table:table-cell>
              <table:table-cell office:value-type="float" office:value="13.777278">
                <text:p>13.7772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058722">
                <text:p>17.058722</text:p>
              </table:table-cell>
              <table:table-cell office:value-type="float" office:value="13.82914">
                <text:p>13.829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349352">
                <text:p>17.349352</text:p>
              </table:table-cell>
              <table:table-cell office:value-type="float" office:value="13.97448">
                <text:p>13.974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635192">
                <text:p>17.635192</text:p>
              </table:table-cell>
              <table:table-cell office:value-type="float" office:value="14.25475">
                <text:p>14.254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.916473">
                <text:p>17.916473</text:p>
              </table:table-cell>
              <table:table-cell office:value-type="float" office:value="14.347555">
                <text:p>14.3475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.193405">
                <text:p>18.193405</text:p>
              </table:table-cell>
              <table:table-cell office:value-type="float" office:value="14.689136">
                <text:p>14.6891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.466185">
                <text:p>18.466185</text:p>
              </table:table-cell>
              <table:table-cell office:value-type="float" office:value="14.758629">
                <text:p>14.7586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.734994">
                <text:p>18.734994</text:p>
              </table:table-cell>
              <table:table-cell office:value-type="float" office:value="14.65827">
                <text:p>14.658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">
                <text:p>19</text:p>
              </table:table-cell>
              <table:table-cell office:value-type="float" office:value="14.839367">
                <text:p>14.8393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26136">
                <text:p>19.26136</text:p>
              </table:table-cell>
              <table:table-cell office:value-type="float" office:value="15.20739">
                <text:p>15.207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519221">
                <text:p>19.519221</text:p>
              </table:table-cell>
              <table:table-cell office:value-type="float" office:value="15.174471">
                <text:p>15.1744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77372">
                <text:p>19.77372</text:p>
              </table:table-cell>
              <table:table-cell office:value-type="float" office:value="15.299576">
                <text:p>15.2995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.024984">
                <text:p>20.024984</text:p>
              </table:table-cell>
              <table:table-cell office:value-type="float" office:value="15.313336">
                <text:p>15.3133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273135">
                <text:p>20.273135</text:p>
              </table:table-cell>
              <table:table-cell office:value-type="float" office:value="15.343247">
                <text:p>15.3432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518285">
                <text:p>20.518285</text:p>
              </table:table-cell>
              <table:table-cell office:value-type="float" office:value="15.692751">
                <text:p>15.6927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760539">
                <text:p>20.760539</text:p>
              </table:table-cell>
              <table:table-cell office:value-type="float" office:value="15.980966">
                <text:p>15.9809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">
                <text:p>21</text:p>
              </table:table-cell>
              <table:table-cell office:value-type="float" office:value="16.154448">
                <text:p>16.1544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236761">
                <text:p>21.236761</text:p>
              </table:table-cell>
              <table:table-cell office:value-type="float" office:value="16.33352">
                <text:p>16.333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.470911">
                <text:p>21.470911</text:p>
              </table:table-cell>
              <table:table-cell office:value-type="float" office:value="16.194787">
                <text:p>16.1947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.702534">
                <text:p>21.702534</text:p>
              </table:table-cell>
              <table:table-cell office:value-type="float" office:value="16.040492">
                <text:p>16.0404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.931712">
                <text:p>21.931712</text:p>
              </table:table-cell>
              <table:table-cell office:value-type="float" office:value="16.191798">
                <text:p>16.1917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.15852">
                <text:p>22.15852</text:p>
              </table:table-cell>
              <table:table-cell office:value-type="float" office:value="16.320345">
                <text:p>16.3203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.383029">
                <text:p>22.383029</text:p>
              </table:table-cell>
              <table:table-cell office:value-type="float" office:value="16.454758">
                <text:p>16.4547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.605309">
                <text:p>22.605309</text:p>
              </table:table-cell>
              <table:table-cell office:value-type="float" office:value="16.806106">
                <text:p>16.8061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.825424">
                <text:p>22.825424</text:p>
              </table:table-cell>
              <table:table-cell office:value-type="float" office:value="17.11218">
                <text:p>17.112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.043437">
                <text:p>23.043437</text:p>
              </table:table-cell>
              <table:table-cell office:value-type="float" office:value="17.179351">
                <text:p>17.1793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.259407">
                <text:p>23.259407</text:p>
              </table:table-cell>
              <table:table-cell office:value-type="float" office:value="17.472059">
                <text:p>17.4720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.473389">
                <text:p>23.473389</text:p>
              </table:table-cell>
              <table:table-cell office:value-type="float" office:value="17.625443">
                <text:p>17.6254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.685439">
                <text:p>23.685439</text:p>
              </table:table-cell>
              <table:table-cell office:value-type="float" office:value="17.925128">
                <text:p>17.9251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.895606">
                <text:p>23.895606</text:p>
              </table:table-cell>
              <table:table-cell office:value-type="float" office:value="17.989511">
                <text:p>17.9895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.103942">
                <text:p>24.103942</text:p>
              </table:table-cell>
              <table:table-cell office:value-type="float" office:value="18.200089">
                <text:p>18.2000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.310492">
                <text:p>24.310492</text:p>
              </table:table-cell>
              <table:table-cell office:value-type="float" office:value="18.558954">
                <text:p>18.5589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.515301">
                <text:p>24.515301</text:p>
              </table:table-cell>
              <table:table-cell office:value-type="float" office:value="18.8504">
                <text:p>18.85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.718414">
                <text:p>24.718414</text:p>
              </table:table-cell>
              <table:table-cell office:value-type="float" office:value="19.088389">
                <text:p>19.0883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.919872">
                <text:p>24.919872</text:p>
              </table:table-cell>
              <table:table-cell office:value-type="float" office:value="19.098344">
                <text:p>19.0983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.119713">
                <text:p>25.119713</text:p>
              </table:table-cell>
              <table:table-cell office:value-type="float" office:value="19.389402">
                <text:p>19.3894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.317978">
                <text:p>25.317978</text:p>
              </table:table-cell>
              <table:table-cell office:value-type="float" office:value="19.343196">
                <text:p>19.3431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.514702">
                <text:p>25.514702</text:p>
              </table:table-cell>
              <table:table-cell office:value-type="float" office:value="19.531336">
                <text:p>19.5313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.70992">
                <text:p>25.70992</text:p>
              </table:table-cell>
              <table:table-cell office:value-type="float" office:value="19.570974">
                <text:p>19.5709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.903668">
                <text:p>25.903668</text:p>
              </table:table-cell>
              <table:table-cell office:value-type="float" office:value="19.898384">
                <text:p>19.8983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.095977">
                <text:p>26.095977</text:p>
              </table:table-cell>
              <table:table-cell office:value-type="float" office:value="19.995667">
                <text:p>19.995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.286879">
                <text:p>26.286879</text:p>
              </table:table-cell>
              <table:table-cell office:value-type="float" office:value="20.230194">
                <text:p>20.2301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.476405">
                <text:p>26.476405</text:p>
              </table:table-cell>
              <table:table-cell office:value-type="float" office:value="20.357018">
                <text:p>20.3570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.664583">
                <text:p>26.664583</text:p>
              </table:table-cell>
              <table:table-cell office:value-type="float" office:value="20.331464">
                <text:p>20.3314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.851443">
                <text:p>26.851443</text:p>
              </table:table-cell>
              <table:table-cell office:value-type="float" office:value="21.039724">
                <text:p>21.0397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.037012">
                <text:p>27.037012</text:p>
              </table:table-cell>
              <table:table-cell office:value-type="float" office:value="21.1921">
                <text:p>21.19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.221315">
                <text:p>27.221315</text:p>
              </table:table-cell>
              <table:table-cell office:value-type="float" office:value="21.17729">
                <text:p>21.177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.404379">
                <text:p>27.404379</text:p>
              </table:table-cell>
              <table:table-cell office:value-type="float" office:value="21.399417">
                <text:p>21.3994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.586228">
                <text:p>27.586228</text:p>
              </table:table-cell>
              <table:table-cell office:value-type="float" office:value="21.734787">
                <text:p>21.7347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.766887">
                <text:p>27.766887</text:p>
              </table:table-cell>
              <table:table-cell office:value-type="float" office:value="21.86439">
                <text:p>21.864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.946377">
                <text:p>27.946377</text:p>
              </table:table-cell>
              <table:table-cell office:value-type="float" office:value="21.837094">
                <text:p>21.8370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.124722">
                <text:p>28.124722</text:p>
              </table:table-cell>
              <table:table-cell office:value-type="float" office:value="22.217955">
                <text:p>22.2179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.301943">
                <text:p>28.301943</text:p>
              </table:table-cell>
              <table:table-cell office:value-type="float" office:value="22.336739">
                <text:p>22.3367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.478062">
                <text:p>28.478062</text:p>
              </table:table-cell>
              <table:table-cell office:value-type="float" office:value="22.637925">
                <text:p>22.6379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.653098">
                <text:p>28.653098</text:p>
              </table:table-cell>
              <table:table-cell office:value-type="float" office:value="23.111851">
                <text:p>23.1118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.827071">
                <text:p>28.827071</text:p>
              </table:table-cell>
              <table:table-cell office:value-type="float" office:value="23.221056">
                <text:p>23.2210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">
                <text:p>29</text:p>
              </table:table-cell>
              <table:table-cell office:value-type="float" office:value="23.163441">
                <text:p>23.1634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.171904">
                <text:p>29.171904</text:p>
              </table:table-cell>
              <table:table-cell office:value-type="float" office:value="22.975347">
                <text:p>22.9753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.342802">
                <text:p>29.342802</text:p>
              </table:table-cell>
              <table:table-cell office:value-type="float" office:value="23.139976">
                <text:p>23.1399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.512709">
                <text:p>29.512709</text:p>
              </table:table-cell>
              <table:table-cell office:value-type="float" office:value="23.118926">
                <text:p>23.1189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.681644">
                <text:p>29.681644</text:p>
              </table:table-cell>
              <table:table-cell office:value-type="float" office:value="23.176161">
                <text:p>23.1761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.849623">
                <text:p>29.849623</text:p>
              </table:table-cell>
              <table:table-cell office:value-type="float" office:value="23.380381">
                <text:p>23.3803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.016662">
                <text:p>30.016662</text:p>
              </table:table-cell>
              <table:table-cell office:value-type="float" office:value="23.524825">
                <text:p>23.5248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.182777">
                <text:p>30.182777</text:p>
              </table:table-cell>
              <table:table-cell office:value-type="float" office:value="23.657277">
                <text:p>23.6572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.347982">
                <text:p>30.347982</text:p>
              </table:table-cell>
              <table:table-cell office:value-type="float" office:value="23.852389">
                <text:p>23.8523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.512293">
                <text:p>30.512293</text:p>
              </table:table-cell>
              <table:table-cell office:value-type="float" office:value="23.970818">
                <text:p>23.9708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.675723">
                <text:p>30.675723</text:p>
              </table:table-cell>
              <table:table-cell office:value-type="float" office:value="23.987376">
                <text:p>23.9873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.838288">
                <text:p>30.838288</text:p>
              </table:table-cell>
              <table:table-cell office:value-type="float" office:value="23.960822">
                <text:p>23.9608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">
                <text:p>31</text:p>
              </table:table-cell>
              <table:table-cell office:value-type="float" office:value="23.636702">
                <text:p>23.6367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.160873">
                <text:p>31.160873</text:p>
              </table:table-cell>
              <table:table-cell office:value-type="float" office:value="23.345345">
                <text:p>23.3453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.32092">
                <text:p>31.32092</text:p>
              </table:table-cell>
              <table:table-cell office:value-type="float" office:value="23.440865">
                <text:p>23.4408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.480152">
                <text:p>31.480152</text:p>
              </table:table-cell>
              <table:table-cell office:value-type="float" office:value="23.732247">
                <text:p>23.7322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.638584">
                <text:p>31.638584</text:p>
              </table:table-cell>
              <table:table-cell office:value-type="float" office:value="23.734615">
                <text:p>23.7346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.796226">
                <text:p>31.796226</text:p>
              </table:table-cell>
              <table:table-cell office:value-type="float" office:value="23.975835">
                <text:p>23.9758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.953091">
                <text:p>31.953091</text:p>
              </table:table-cell>
              <table:table-cell office:value-type="float" office:value="24.074949">
                <text:p>24.0749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.109189">
                <text:p>32.109189</text:p>
              </table:table-cell>
              <table:table-cell office:value-type="float" office:value="24.391258">
                <text:p>24.3912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.264532">
                <text:p>32.264532</text:p>
              </table:table-cell>
              <table:table-cell office:value-type="float" office:value="24.060674">
                <text:p>24.0606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.41913">
                <text:p>32.41913</text:p>
              </table:table-cell>
              <table:table-cell office:value-type="float" office:value="24.443473">
                <text:p>24.4434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.572995">
                <text:p>32.572995</text:p>
              </table:table-cell>
              <table:table-cell office:value-type="float" office:value="24.352048">
                <text:p>24.3520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.726136">
                <text:p>32.726136</text:p>
              </table:table-cell>
              <table:table-cell office:value-type="float" office:value="24.447433">
                <text:p>24.4474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.878564">
                <text:p>32.878564</text:p>
              </table:table-cell>
              <table:table-cell office:value-type="float" office:value="24.569004">
                <text:p>24.5690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.030289">
                <text:p>33.030289</text:p>
              </table:table-cell>
              <table:table-cell office:value-type="float" office:value="24.733067">
                <text:p>24.7330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.18132">
                <text:p>33.18132</text:p>
              </table:table-cell>
              <table:table-cell office:value-type="float" office:value="24.897731">
                <text:p>24.8977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.331667">
                <text:p>33.331667</text:p>
              </table:table-cell>
              <table:table-cell office:value-type="float" office:value="25.156476">
                <text:p>25.1564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.481338">
                <text:p>33.481338</text:p>
              </table:table-cell>
              <table:table-cell office:value-type="float" office:value="25.208665">
                <text:p>25.2086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.630343">
                <text:p>33.630343</text:p>
              </table:table-cell>
              <table:table-cell office:value-type="float" office:value="25.220956">
                <text:p>25.2209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.778692">
                <text:p>33.778692</text:p>
              </table:table-cell>
              <table:table-cell office:value-type="float" office:value="25.735827">
                <text:p>25.7358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.926391">
                <text:p>33.926391</text:p>
              </table:table-cell>
              <table:table-cell office:value-type="float" office:value="26.260714">
                <text:p>26.2607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.07345">
                <text:p>34.07345</text:p>
              </table:table-cell>
              <table:table-cell office:value-type="float" office:value="26.348315">
                <text:p>26.3483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.219877">
                <text:p>34.219877</text:p>
              </table:table-cell>
              <table:table-cell office:value-type="float" office:value="26.341883">
                <text:p>26.3418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.365681">
                <text:p>34.365681</text:p>
              </table:table-cell>
              <table:table-cell office:value-type="float" office:value="26.567342">
                <text:p>26.5673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.510868">
                <text:p>34.510868</text:p>
              </table:table-cell>
              <table:table-cell office:value-type="float" office:value="25.990258">
                <text:p>25.9902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.655447">
                <text:p>34.655447</text:p>
              </table:table-cell>
              <table:table-cell office:value-type="float" office:value="26.18213">
                <text:p>26.182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.799425">
                <text:p>34.799425</text:p>
              </table:table-cell>
              <table:table-cell office:value-type="float" office:value="26.469481">
                <text:p>26.4694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.94281">
                <text:p>34.94281</text:p>
              </table:table-cell>
              <table:table-cell office:value-type="float" office:value="26.407156">
                <text:p>26.4071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.08561">
                <text:p>35.08561</text:p>
              </table:table-cell>
              <table:table-cell office:value-type="float" office:value="26.404095">
                <text:p>26.4040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.22783">
                <text:p>35.22783</text:p>
              </table:table-cell>
              <table:table-cell office:value-type="float" office:value="26.561555">
                <text:p>26.5615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.369478">
                <text:p>35.369478</text:p>
              </table:table-cell>
              <table:table-cell office:value-type="float" office:value="26.580157">
                <text:p>26.5801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.510562">
                <text:p>35.510562</text:p>
              </table:table-cell>
              <table:table-cell office:value-type="float" office:value="26.639622">
                <text:p>26.6396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.651087">
                <text:p>35.651087</text:p>
              </table:table-cell>
              <table:table-cell office:value-type="float" office:value="26.661436">
                <text:p>26.6614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.79106">
                <text:p>35.79106</text:p>
              </table:table-cell>
              <table:table-cell office:value-type="float" office:value="26.680945">
                <text:p>26.6809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.930488">
                <text:p>35.930488</text:p>
              </table:table-cell>
              <table:table-cell office:value-type="float" office:value="26.520541">
                <text:p>26.5205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.069378">
                <text:p>36.069378</text:p>
              </table:table-cell>
              <table:table-cell office:value-type="float" office:value="27.091264">
                <text:p>27.0912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.207734">
                <text:p>36.207734</text:p>
              </table:table-cell>
              <table:table-cell office:value-type="float" office:value="27.151401">
                <text:p>27.1514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.345564">
                <text:p>36.345564</text:p>
              </table:table-cell>
              <table:table-cell office:value-type="float" office:value="27.029175">
                <text:p>27.0291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.482873">
                <text:p>36.482873</text:p>
              </table:table-cell>
              <table:table-cell office:value-type="float" office:value="27.245167">
                <text:p>27.2451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.619667">
                <text:p>36.619667</text:p>
              </table:table-cell>
              <table:table-cell office:value-type="float" office:value="27.611167">
                <text:p>27.6111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.755952">
                <text:p>36.755952</text:p>
              </table:table-cell>
              <table:table-cell office:value-type="float" office:value="28.183002">
                <text:p>28.1830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.891733">
                <text:p>36.891733</text:p>
              </table:table-cell>
              <table:table-cell office:value-type="float" office:value="28.215095">
                <text:p>28.2150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.027017">
                <text:p>37.027017</text:p>
              </table:table-cell>
              <table:table-cell office:value-type="float" office:value="28.165378">
                <text:p>28.1653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.161808">
                <text:p>37.161808</text:p>
              </table:table-cell>
              <table:table-cell office:value-type="float" office:value="28.077404">
                <text:p>28.0774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.296112">
                <text:p>37.296112</text:p>
              </table:table-cell>
              <table:table-cell office:value-type="float" office:value="28.298246">
                <text:p>28.2982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.429935">
                <text:p>37.429935</text:p>
              </table:table-cell>
              <table:table-cell office:value-type="float" office:value="28.65026">
                <text:p>28.650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.56328">
                <text:p>37.56328</text:p>
              </table:table-cell>
              <table:table-cell office:value-type="float" office:value="28.855318">
                <text:p>28.8553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.696154">
                <text:p>37.696154</text:p>
              </table:table-cell>
              <table:table-cell office:value-type="float" office:value="28.861032">
                <text:p>28.8610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.828561">
                <text:p>37.828561</text:p>
              </table:table-cell>
              <table:table-cell office:value-type="float" office:value="29.027082">
                <text:p>29.0270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.960506">
                <text:p>37.960506</text:p>
              </table:table-cell>
              <table:table-cell office:value-type="float" office:value="29.201734">
                <text:p>29.2017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8.091994">
                <text:p>38.091994</text:p>
              </table:table-cell>
              <table:table-cell office:value-type="float" office:value="29.305329">
                <text:p>29.3053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.22303">
                <text:p>38.22303</text:p>
              </table:table-cell>
              <table:table-cell office:value-type="float" office:value="29.419838">
                <text:p>29.4198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.353618">
                <text:p>38.353618</text:p>
              </table:table-cell>
              <table:table-cell office:value-type="float" office:value="29.898603">
                <text:p>29.8986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.483763">
                <text:p>38.483763</text:p>
              </table:table-cell>
              <table:table-cell office:value-type="float" office:value="30.013372">
                <text:p>30.0133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.613469">
                <text:p>38.613469</text:p>
              </table:table-cell>
              <table:table-cell office:value-type="float" office:value="29.942115">
                <text:p>29.9421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.742741">
                <text:p>38.742741</text:p>
              </table:table-cell>
              <table:table-cell office:value-type="float" office:value="30.050502">
                <text:p>30.0505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.871583">
                <text:p>38.871583</text:p>
              </table:table-cell>
              <table:table-cell office:value-type="float" office:value="29.979157">
                <text:p>29.9791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">
                <text:p>39</text:p>
              </table:table-cell>
              <table:table-cell office:value-type="float" office:value="30.434685">
                <text:p>30.4346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.127995">
                <text:p>39.127995</text:p>
              </table:table-cell>
              <table:table-cell office:value-type="float" office:value="30.87844">
                <text:p>30.878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.255573">
                <text:p>39.255573</text:p>
              </table:table-cell>
              <table:table-cell office:value-type="float" office:value="31.196295">
                <text:p>31.1962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.382737">
                <text:p>39.382737</text:p>
              </table:table-cell>
              <table:table-cell office:value-type="float" office:value="31.117043">
                <text:p>31.1170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.509493">
                <text:p>39.509493</text:p>
              </table:table-cell>
              <table:table-cell office:value-type="float" office:value="31.109472">
                <text:p>31.1094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635842">
                <text:p>39.635842</text:p>
              </table:table-cell>
              <table:table-cell office:value-type="float" office:value="31.054383">
                <text:p>31.0543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.761791">
                <text:p>39.761791</text:p>
              </table:table-cell>
              <table:table-cell office:value-type="float" office:value="31.173573">
                <text:p>31.1735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.887341">
                <text:p>39.887341</text:p>
              </table:table-cell>
              <table:table-cell office:value-type="float" office:value="31.24965">
                <text:p>31.249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.012498">
                <text:p>40.012498</text:p>
              </table:table-cell>
              <table:table-cell office:value-type="float" office:value="31.339364">
                <text:p>31.3393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.137264">
                <text:p>40.137264</text:p>
              </table:table-cell>
              <table:table-cell office:value-type="float" office:value="31.746139">
                <text:p>31.7461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.261644">
                <text:p>40.261644</text:p>
              </table:table-cell>
              <table:table-cell office:value-type="float" office:value="31.962381">
                <text:p>31.9623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.385641">
                <text:p>40.385641</text:p>
              </table:table-cell>
              <table:table-cell office:value-type="float" office:value="32.307529">
                <text:p>32.3075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.509258">
                <text:p>40.509258</text:p>
              </table:table-cell>
              <table:table-cell office:value-type="float" office:value="32.767362">
                <text:p>32.7673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.632499">
                <text:p>40.632499</text:p>
              </table:table-cell>
              <table:table-cell office:value-type="float" office:value="32.599492">
                <text:p>32.5994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.755368">
                <text:p>40.755368</text:p>
              </table:table-cell>
              <table:table-cell office:value-type="float" office:value="32.459273">
                <text:p>32.4592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.877867">
                <text:p>40.877867</text:p>
              </table:table-cell>
              <table:table-cell office:value-type="float" office:value="32.716346">
                <text:p>32.7163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1">
                <text:p>41</text:p>
              </table:table-cell>
              <table:table-cell office:value-type="float" office:value="32.935035">
                <text:p>32.9350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1.12177">
                <text:p>41.12177</text:p>
              </table:table-cell>
              <table:table-cell office:value-type="float" office:value="32.979623">
                <text:p>32.9796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1.243181">
                <text:p>41.243181</text:p>
              </table:table-cell>
              <table:table-cell office:value-type="float" office:value="33.203255">
                <text:p>33.2032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1.364236">
                <text:p>41.364236</text:p>
              </table:table-cell>
              <table:table-cell office:value-type="float" office:value="33.01237">
                <text:p>33.012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.484937">
                <text:p>41.484937</text:p>
              </table:table-cell>
              <table:table-cell office:value-type="float" office:value="33.340917">
                <text:p>33.3409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1.605288">
                <text:p>41.605288</text:p>
              </table:table-cell>
              <table:table-cell office:value-type="float" office:value="33.656492">
                <text:p>33.6564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1.725292">
                <text:p>41.725292</text:p>
              </table:table-cell>
              <table:table-cell office:value-type="float" office:value="33.579826">
                <text:p>33.5798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1.844952">
                <text:p>41.844952</text:p>
              </table:table-cell>
              <table:table-cell office:value-type="float" office:value="33.878732">
                <text:p>33.8787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.964271">
                <text:p>41.964271</text:p>
              </table:table-cell>
              <table:table-cell office:value-type="float" office:value="33.934106">
                <text:p>33.9341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2.083251">
                <text:p>42.083251</text:p>
              </table:table-cell>
              <table:table-cell office:value-type="float" office:value="34.114469">
                <text:p>34.1144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.201896">
                <text:p>42.201896</text:p>
              </table:table-cell>
              <table:table-cell office:value-type="float" office:value="34.357513">
                <text:p>34.3575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2.320208">
                <text:p>42.320208</text:p>
              </table:table-cell>
              <table:table-cell office:value-type="float" office:value="34.436561">
                <text:p>34.4365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2.43819">
                <text:p>42.43819</text:p>
              </table:table-cell>
              <table:table-cell office:value-type="float" office:value="34.660919">
                <text:p>34.6609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2.555846">
                <text:p>42.555846</text:p>
              </table:table-cell>
              <table:table-cell office:value-type="float" office:value="34.795918">
                <text:p>34.7959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.673177">
                <text:p>42.673177</text:p>
              </table:table-cell>
              <table:table-cell office:value-type="float" office:value="34.843159">
                <text:p>34.8431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.790186">
                <text:p>42.790186</text:p>
              </table:table-cell>
              <table:table-cell office:value-type="float" office:value="35.017114">
                <text:p>35.0171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.906876">
                <text:p>42.906876</text:p>
              </table:table-cell>
              <table:table-cell office:value-type="float" office:value="35.312459">
                <text:p>35.3124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3.02325">
                <text:p>43.02325</text:p>
              </table:table-cell>
              <table:table-cell office:value-type="float" office:value="35.117524">
                <text:p>35.1175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3.139309">
                <text:p>43.139309</text:p>
              </table:table-cell>
              <table:table-cell office:value-type="float" office:value="34.735025">
                <text:p>34.7350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3.255058">
                <text:p>43.255058</text:p>
              </table:table-cell>
              <table:table-cell office:value-type="float" office:value="35.052206">
                <text:p>35.0522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3.370497">
                <text:p>43.370497</text:p>
              </table:table-cell>
              <table:table-cell office:value-type="float" office:value="35.176498">
                <text:p>35.1764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3.48563">
                <text:p>43.48563</text:p>
              </table:table-cell>
              <table:table-cell office:value-type="float" office:value="35.030551">
                <text:p>35.0305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3.600459">
                <text:p>43.600459</text:p>
              </table:table-cell>
              <table:table-cell office:value-type="float" office:value="34.562439">
                <text:p>34.5624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3.714986">
                <text:p>43.714986</text:p>
              </table:table-cell>
              <table:table-cell office:value-type="float" office:value="34.55724">
                <text:p>34.557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3.829214">
                <text:p>43.829214</text:p>
              </table:table-cell>
              <table:table-cell office:value-type="float" office:value="34.427824">
                <text:p>34.4278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3.943145">
                <text:p>43.943145</text:p>
              </table:table-cell>
              <table:table-cell office:value-type="float" office:value="34.521012">
                <text:p>34.5210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4.056782">
                <text:p>44.056782</text:p>
              </table:table-cell>
              <table:table-cell office:value-type="float" office:value="34.542445">
                <text:p>34.5424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4.170126">
                <text:p>44.170126</text:p>
              </table:table-cell>
              <table:table-cell office:value-type="float" office:value="34.660437">
                <text:p>34.6604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4.28318">
                <text:p>44.28318</text:p>
              </table:table-cell>
              <table:table-cell office:value-type="float" office:value="34.584109">
                <text:p>34.5841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4.395946">
                <text:p>44.395946</text:p>
              </table:table-cell>
              <table:table-cell office:value-type="float" office:value="34.584688">
                <text:p>34.5846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4.508426">
                <text:p>44.508426</text:p>
              </table:table-cell>
              <table:table-cell office:value-type="float" office:value="34.620621">
                <text:p>34.6206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4.620623">
                <text:p>44.620623</text:p>
              </table:table-cell>
              <table:table-cell office:value-type="float" office:value="34.658357">
                <text:p>34.6583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.732538">
                <text:p>44.732538</text:p>
              </table:table-cell>
              <table:table-cell office:value-type="float" office:value="34.80751">
                <text:p>34.807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4.844175">
                <text:p>44.844175</text:p>
              </table:table-cell>
              <table:table-cell office:value-type="float" office:value="35.150387">
                <text:p>35.1503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4.955534">
                <text:p>44.955534</text:p>
              </table:table-cell>
              <table:table-cell office:value-type="float" office:value="35.412009">
                <text:p>35.4120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5.066617">
                <text:p>45.066617</text:p>
              </table:table-cell>
              <table:table-cell office:value-type="float" office:value="35.592475">
                <text:p>35.5924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5.177428">
                <text:p>45.177428</text:p>
              </table:table-cell>
              <table:table-cell office:value-type="float" office:value="35.77992">
                <text:p>35.779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5.287967">
                <text:p>45.287967</text:p>
              </table:table-cell>
              <table:table-cell office:value-type="float" office:value="35.780249">
                <text:p>35.7802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5.398238">
                <text:p>45.398238</text:p>
              </table:table-cell>
              <table:table-cell office:value-type="float" office:value="35.629976">
                <text:p>35.6299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5.508241">
                <text:p>45.508241</text:p>
              </table:table-cell>
              <table:table-cell office:value-type="float" office:value="35.749521">
                <text:p>35.7495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5.617979">
                <text:p>45.617979</text:p>
              </table:table-cell>
              <table:table-cell office:value-type="float" office:value="35.703216">
                <text:p>35.7032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5.727453">
                <text:p>45.727453</text:p>
              </table:table-cell>
              <table:table-cell office:value-type="float" office:value="35.870707">
                <text:p>35.8707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.836667">
                <text:p>45.836667</text:p>
              </table:table-cell>
              <table:table-cell office:value-type="float" office:value="35.606827">
                <text:p>35.6068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5.94562">
                <text:p>45.94562</text:p>
              </table:table-cell>
              <table:table-cell office:value-type="float" office:value="35.72592">
                <text:p>35.725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6.054316">
                <text:p>46.054316</text:p>
              </table:table-cell>
              <table:table-cell office:value-type="float" office:value="35.975592">
                <text:p>35.9755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6.162756">
                <text:p>46.162756</text:p>
              </table:table-cell>
              <table:table-cell office:value-type="float" office:value="36.187165">
                <text:p>36.1871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6.270941">
                <text:p>46.270941</text:p>
              </table:table-cell>
              <table:table-cell office:value-type="float" office:value="36.473874">
                <text:p>36.4738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6.378875">
                <text:p>46.378875</text:p>
              </table:table-cell>
              <table:table-cell office:value-type="float" office:value="36.723194">
                <text:p>36.7231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6.486557">
                <text:p>46.486557</text:p>
              </table:table-cell>
              <table:table-cell office:value-type="float" office:value="36.198962">
                <text:p>36.1989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6.593991">
                <text:p>46.593991</text:p>
              </table:table-cell>
              <table:table-cell office:value-type="float" office:value="36.401095">
                <text:p>36.4010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6.701178">
                <text:p>46.701178</text:p>
              </table:table-cell>
              <table:table-cell office:value-type="float" office:value="36.103552">
                <text:p>36.1035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6.808119">
                <text:p>46.808119</text:p>
              </table:table-cell>
              <table:table-cell office:value-type="float" office:value="36.181975">
                <text:p>36.1819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6.914816">
                <text:p>46.914816</text:p>
              </table:table-cell>
              <table:table-cell office:value-type="float" office:value="36.169674">
                <text:p>36.1696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7.021272">
                <text:p>47.021272</text:p>
              </table:table-cell>
              <table:table-cell office:value-type="float" office:value="35.97806">
                <text:p>35.978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7.127487">
                <text:p>47.127487</text:p>
              </table:table-cell>
              <table:table-cell office:value-type="float" office:value="36.004568">
                <text:p>36.0045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7.233463">
                <text:p>47.233463</text:p>
              </table:table-cell>
              <table:table-cell office:value-type="float" office:value="36.007273">
                <text:p>36.0072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7.339202">
                <text:p>47.339202</text:p>
              </table:table-cell>
              <table:table-cell office:value-type="float" office:value="36.305949">
                <text:p>36.3059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7.444705">
                <text:p>47.444705</text:p>
              </table:table-cell>
              <table:table-cell office:value-type="float" office:value="36.156643">
                <text:p>36.1566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7.549974">
                <text:p>47.549974</text:p>
              </table:table-cell>
              <table:table-cell office:value-type="float" office:value="36.038672">
                <text:p>36.0386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7.65501">
                <text:p>47.65501</text:p>
              </table:table-cell>
              <table:table-cell office:value-type="float" office:value="35.843186">
                <text:p>35.84318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7.759816">
                <text:p>47.759816</text:p>
              </table:table-cell>
              <table:table-cell office:value-type="float" office:value="35.946469">
                <text:p>35.9464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7.864392">
                <text:p>47.864392</text:p>
              </table:table-cell>
              <table:table-cell office:value-type="float" office:value="36.046421">
                <text:p>36.0464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7.96874">
                <text:p>47.96874</text:p>
              </table:table-cell>
              <table:table-cell office:value-type="float" office:value="36.229445">
                <text:p>36.2294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8.072861">
                <text:p>48.072861</text:p>
              </table:table-cell>
              <table:table-cell office:value-type="float" office:value="36.490583">
                <text:p>36.4905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8.176758">
                <text:p>48.176758</text:p>
              </table:table-cell>
              <table:table-cell office:value-type="float" office:value="36.482357">
                <text:p>36.4823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8.280431">
                <text:p>48.280431</text:p>
              </table:table-cell>
              <table:table-cell office:value-type="float" office:value="36.401829">
                <text:p>36.4018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8.383882">
                <text:p>48.383882</text:p>
              </table:table-cell>
              <table:table-cell office:value-type="float" office:value="36.282781">
                <text:p>36.28278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8.487112">
                <text:p>48.487112</text:p>
              </table:table-cell>
              <table:table-cell office:value-type="float" office:value="36.735064">
                <text:p>36.7350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8.590122">
                <text:p>48.590122</text:p>
              </table:table-cell>
              <table:table-cell office:value-type="float" office:value="36.909565">
                <text:p>36.9095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8.692915">
                <text:p>48.692915</text:p>
              </table:table-cell>
              <table:table-cell office:value-type="float" office:value="37.018221">
                <text:p>37.0182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8.795492">
                <text:p>48.795492</text:p>
              </table:table-cell>
              <table:table-cell office:value-type="float" office:value="37.150567">
                <text:p>37.1505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.897853">
                <text:p>48.897853</text:p>
              </table:table-cell>
              <table:table-cell office:value-type="float" office:value="37.256761">
                <text:p>37.2567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9">
                <text:p>49</text:p>
              </table:table-cell>
              <table:table-cell office:value-type="float" office:value="37.106848">
                <text:p>37.1068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9.101935">
                <text:p>49.101935</text:p>
              </table:table-cell>
              <table:table-cell office:value-type="float" office:value="37.394965">
                <text:p>37.39496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.203658">
                <text:p>49.203658</text:p>
              </table:table-cell>
              <table:table-cell office:value-type="float" office:value="37.733301">
                <text:p>37.7333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9.305172">
                <text:p>49.305172</text:p>
              </table:table-cell>
              <table:table-cell office:value-type="float" office:value="38.020424">
                <text:p>38.0204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.406477">
                <text:p>49.406477</text:p>
              </table:table-cell>
              <table:table-cell office:value-type="float" office:value="38.289164">
                <text:p>38.2891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.507575">
                <text:p>49.507575</text:p>
              </table:table-cell>
              <table:table-cell office:value-type="float" office:value="38.419239">
                <text:p>38.4192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.608467">
                <text:p>49.608467</text:p>
              </table:table-cell>
              <table:table-cell office:value-type="float" office:value="38.637566">
                <text:p>38.6375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.709154">
                <text:p>49.709154</text:p>
              </table:table-cell>
              <table:table-cell office:value-type="float" office:value="38.882117">
                <text:p>38.8821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.809638">
                <text:p>49.809638</text:p>
              </table:table-cell>
              <table:table-cell office:value-type="float" office:value="38.662082">
                <text:p>38.6620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.909919">
                <text:p>49.909919</text:p>
              </table:table-cell>
              <table:table-cell office:value-type="float" office:value="38.551424">
                <text:p>38.5514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.009999">
                <text:p>50.009999</text:p>
              </table:table-cell>
              <table:table-cell office:value-type="float" office:value="38.306963">
                <text:p>38.3069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.109879">
                <text:p>50.109879</text:p>
              </table:table-cell>
              <table:table-cell office:value-type="float" office:value="38.319102">
                <text:p>38.3191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.209561">
                <text:p>50.209561</text:p>
              </table:table-cell>
              <table:table-cell office:value-type="float" office:value="38.2394">
                <text:p>38.23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.309045">
                <text:p>50.309045</text:p>
              </table:table-cell>
              <table:table-cell office:value-type="float" office:value="38.131309">
                <text:p>38.13130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.408333">
                <text:p>50.408333</text:p>
              </table:table-cell>
              <table:table-cell office:value-type="float" office:value="37.944574">
                <text:p>37.9445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0.507425">
                <text:p>50.507425</text:p>
              </table:table-cell>
              <table:table-cell office:value-type="float" office:value="38.068933">
                <text:p>38.0689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0.606324">
                <text:p>50.606324</text:p>
              </table:table-cell>
              <table:table-cell office:value-type="float" office:value="38.370361">
                <text:p>38.37036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0.705029">
                <text:p>50.705029</text:p>
              </table:table-cell>
              <table:table-cell office:value-type="float" office:value="38.442667">
                <text:p>38.442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0.803543">
                <text:p>50.803543</text:p>
              </table:table-cell>
              <table:table-cell office:value-type="float" office:value="38.394249">
                <text:p>38.3942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0.901866">
                <text:p>50.901866</text:p>
              </table:table-cell>
              <table:table-cell office:value-type="float" office:value="38.448039">
                <text:p>38.4480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1">
                <text:p>51</text:p>
              </table:table-cell>
              <table:table-cell office:value-type="float" office:value="38.479403">
                <text:p>38.4794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1.097945">
                <text:p>51.097945</text:p>
              </table:table-cell>
              <table:table-cell office:value-type="float" office:value="38.906469">
                <text:p>38.9064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1.195703">
                <text:p>51.195703</text:p>
              </table:table-cell>
              <table:table-cell office:value-type="float" office:value="39.261517">
                <text:p>39.2615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1.293274">
                <text:p>51.293274</text:p>
              </table:table-cell>
              <table:table-cell office:value-type="float" office:value="39.460105">
                <text:p>39.4601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1.390661">
                <text:p>51.390661</text:p>
              </table:table-cell>
              <table:table-cell office:value-type="float" office:value="39.614265">
                <text:p>39.61426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1.487863">
                <text:p>51.487863</text:p>
              </table:table-cell>
              <table:table-cell office:value-type="float" office:value="39.67868">
                <text:p>39.678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1.584882">
                <text:p>51.584882</text:p>
              </table:table-cell>
              <table:table-cell office:value-type="float" office:value="39.730248">
                <text:p>39.7302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1.681718">
                <text:p>51.681718</text:p>
              </table:table-cell>
              <table:table-cell office:value-type="float" office:value="39.645305">
                <text:p>39.6453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1.778374">
                <text:p>51.778374</text:p>
              </table:table-cell>
              <table:table-cell office:value-type="float" office:value="39.91376">
                <text:p>39.913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1.874849">
                <text:p>51.874849</text:p>
              </table:table-cell>
              <table:table-cell office:value-type="float" office:value="39.921934">
                <text:p>39.9219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1.971146">
                <text:p>51.971146</text:p>
              </table:table-cell>
              <table:table-cell office:value-type="float" office:value="39.913207">
                <text:p>39.9132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2.067264">
                <text:p>52.067264</text:p>
              </table:table-cell>
              <table:table-cell office:value-type="float" office:value="39.931371">
                <text:p>39.9313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2.163205">
                <text:p>52.163205</text:p>
              </table:table-cell>
              <table:table-cell office:value-type="float" office:value="40.317989">
                <text:p>40.31798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2.258971">
                <text:p>52.258971</text:p>
              </table:table-cell>
              <table:table-cell office:value-type="float" office:value="40.643082">
                <text:p>40.6430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2.35456">
                <text:p>52.35456</text:p>
              </table:table-cell>
              <table:table-cell office:value-type="float" office:value="40.785501">
                <text:p>40.7855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2.449976">
                <text:p>52.449976</text:p>
              </table:table-cell>
              <table:table-cell office:value-type="float" office:value="40.927985">
                <text:p>40.9279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2.545219">
                <text:p>52.545219</text:p>
              </table:table-cell>
              <table:table-cell office:value-type="float" office:value="41.125942">
                <text:p>41.1259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2.640289">
                <text:p>52.640289</text:p>
              </table:table-cell>
              <table:table-cell office:value-type="float" office:value="41.21798">
                <text:p>41.217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2.735187">
                <text:p>52.735187</text:p>
              </table:table-cell>
              <table:table-cell office:value-type="float" office:value="41.120919">
                <text:p>41.1209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2.829916">
                <text:p>52.829916</text:p>
              </table:table-cell>
              <table:table-cell office:value-type="float" office:value="41.251057">
                <text:p>41.2510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2.924474">
                <text:p>52.924474</text:p>
              </table:table-cell>
              <table:table-cell office:value-type="float" office:value="41.085337">
                <text:p>41.0853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3.018865">
                <text:p>53.018865</text:p>
              </table:table-cell>
              <table:table-cell office:value-type="float" office:value="41.125857">
                <text:p>41.12585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3.113087">
                <text:p>53.113087</text:p>
              </table:table-cell>
              <table:table-cell office:value-type="float" office:value="41.364458">
                <text:p>41.3644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3.207142">
                <text:p>53.207142</text:p>
              </table:table-cell>
              <table:table-cell office:value-type="float" office:value="41.565108">
                <text:p>41.5651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3.301032">
                <text:p>53.301032</text:p>
              </table:table-cell>
              <table:table-cell office:value-type="float" office:value="41.473092">
                <text:p>41.4730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3.394756">
                <text:p>53.394756</text:p>
              </table:table-cell>
              <table:table-cell office:value-type="float" office:value="41.529268">
                <text:p>41.52926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3.488316">
                <text:p>53.488316</text:p>
              </table:table-cell>
              <table:table-cell office:value-type="float" office:value="41.594422">
                <text:p>41.5944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3.581713">
                <text:p>53.581713</text:p>
              </table:table-cell>
              <table:table-cell office:value-type="float" office:value="41.668303">
                <text:p>41.6683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3.674948">
                <text:p>53.674948</text:p>
              </table:table-cell>
              <table:table-cell office:value-type="float" office:value="41.934273">
                <text:p>41.93427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3.76802">
                <text:p>53.76802</text:p>
              </table:table-cell>
              <table:table-cell office:value-type="float" office:value="42.330066">
                <text:p>42.3300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3.860932">
                <text:p>53.860932</text:p>
              </table:table-cell>
              <table:table-cell office:value-type="float" office:value="42.77373">
                <text:p>42.7737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3.953684">
                <text:p>53.953684</text:p>
              </table:table-cell>
              <table:table-cell office:value-type="float" office:value="42.990269">
                <text:p>42.9902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4.046276">
                <text:p>54.046276</text:p>
              </table:table-cell>
              <table:table-cell office:value-type="float" office:value="43.321401">
                <text:p>43.3214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4.138711">
                <text:p>54.138711</text:p>
              </table:table-cell>
              <table:table-cell office:value-type="float" office:value="43.363493">
                <text:p>43.3634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4.230987">
                <text:p>54.230987</text:p>
              </table:table-cell>
              <table:table-cell office:value-type="float" office:value="43.62436">
                <text:p>43.6243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4.323107">
                <text:p>54.323107</text:p>
              </table:table-cell>
              <table:table-cell office:value-type="float" office:value="43.676558">
                <text:p>43.6765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4.415071">
                <text:p>54.415071</text:p>
              </table:table-cell>
              <table:table-cell office:value-type="float" office:value="43.859039">
                <text:p>43.8590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4.50688">
                <text:p>54.50688</text:p>
              </table:table-cell>
              <table:table-cell office:value-type="float" office:value="43.772828">
                <text:p>43.7728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4.598535">
                <text:p>54.598535</text:p>
              </table:table-cell>
              <table:table-cell office:value-type="float" office:value="43.801751">
                <text:p>43.8017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4.690036">
                <text:p>54.690036</text:p>
              </table:table-cell>
              <table:table-cell office:value-type="float" office:value="43.998878">
                <text:p>43.9988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4.781384">
                <text:p>54.781384</text:p>
              </table:table-cell>
              <table:table-cell office:value-type="float" office:value="44.002005">
                <text:p>44.0020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4.87258">
                <text:p>54.87258</text:p>
              </table:table-cell>
              <table:table-cell office:value-type="float" office:value="43.870602">
                <text:p>43.87060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4.963624">
                <text:p>54.963624</text:p>
              </table:table-cell>
              <table:table-cell office:value-type="float" office:value="44.456424">
                <text:p>44.4564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5.054518">
                <text:p>55.054518</text:p>
              </table:table-cell>
              <table:table-cell office:value-type="float" office:value="44.511959">
                <text:p>44.5119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5.145263">
                <text:p>55.145263</text:p>
              </table:table-cell>
              <table:table-cell office:value-type="float" office:value="44.455575">
                <text:p>44.4555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5.235858">
                <text:p>55.235858</text:p>
              </table:table-cell>
              <table:table-cell office:value-type="float" office:value="44.725548">
                <text:p>44.7255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5.326305">
                <text:p>55.326305</text:p>
              </table:table-cell>
              <table:table-cell office:value-type="float" office:value="44.873781">
                <text:p>44.87378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5.416604">
                <text:p>55.416604</text:p>
              </table:table-cell>
              <table:table-cell office:value-type="float" office:value="44.930496">
                <text:p>44.9304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5.506756">
                <text:p>55.506756</text:p>
              </table:table-cell>
              <table:table-cell office:value-type="float" office:value="44.960576">
                <text:p>44.9605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5.596762">
                <text:p>55.596762</text:p>
              </table:table-cell>
              <table:table-cell office:value-type="float" office:value="44.903228">
                <text:p>44.90322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5.686623">
                <text:p>55.686623</text:p>
              </table:table-cell>
              <table:table-cell office:value-type="float" office:value="45.07772">
                <text:p>45.077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5.776339">
                <text:p>55.776339</text:p>
              </table:table-cell>
              <table:table-cell office:value-type="float" office:value="45.056808">
                <text:p>45.05680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5.865911">
                <text:p>55.865911</text:p>
              </table:table-cell>
              <table:table-cell office:value-type="float" office:value="45.189581">
                <text:p>45.18958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5.955339">
                <text:p>55.955339</text:p>
              </table:table-cell>
              <table:table-cell office:value-type="float" office:value="45.47862">
                <text:p>45.4786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6.044625">
                <text:p>56.044625</text:p>
              </table:table-cell>
              <table:table-cell office:value-type="float" office:value="45.335963">
                <text:p>45.3359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6.133769">
                <text:p>56.133769</text:p>
              </table:table-cell>
              <table:table-cell office:value-type="float" office:value="45.23167">
                <text:p>45.231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6.222771">
                <text:p>56.222771</text:p>
              </table:table-cell>
              <table:table-cell office:value-type="float" office:value="45.469138">
                <text:p>45.4691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6.311633">
                <text:p>56.311633</text:p>
              </table:table-cell>
              <table:table-cell office:value-type="float" office:value="45.484488">
                <text:p>45.4844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6.400355">
                <text:p>56.400355</text:p>
              </table:table-cell>
              <table:table-cell office:value-type="float" office:value="45.669735">
                <text:p>45.6697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6.488937">
                <text:p>56.488937</text:p>
              </table:table-cell>
              <table:table-cell office:value-type="float" office:value="45.849972">
                <text:p>45.84997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6.577381">
                <text:p>56.577381</text:p>
              </table:table-cell>
              <table:table-cell office:value-type="float" office:value="45.794001">
                <text:p>45.7940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6.665686">
                <text:p>56.665686</text:p>
              </table:table-cell>
              <table:table-cell office:value-type="float" office:value="46.215022">
                <text:p>46.21502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6.753854">
                <text:p>56.753854</text:p>
              </table:table-cell>
              <table:table-cell office:value-type="float" office:value="46.166516">
                <text:p>46.1665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6.841886">
                <text:p>56.841886</text:p>
              </table:table-cell>
              <table:table-cell office:value-type="float" office:value="46.04894">
                <text:p>46.048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6.929781">
                <text:p>56.929781</text:p>
              </table:table-cell>
              <table:table-cell office:value-type="float" office:value="46.263578">
                <text:p>46.26357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7.017541">
                <text:p>57.017541</text:p>
              </table:table-cell>
              <table:table-cell office:value-type="float" office:value="46.172461">
                <text:p>46.17246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7.105166">
                <text:p>57.105166</text:p>
              </table:table-cell>
              <table:table-cell office:value-type="float" office:value="46.043325">
                <text:p>46.0433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7.192657">
                <text:p>57.192657</text:p>
              </table:table-cell>
              <table:table-cell office:value-type="float" office:value="46.159525">
                <text:p>46.1595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7.280014">
                <text:p>57.280014</text:p>
              </table:table-cell>
              <table:table-cell office:value-type="float" office:value="46.056333">
                <text:p>46.0563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7.367238">
                <text:p>57.367238</text:p>
              </table:table-cell>
              <table:table-cell office:value-type="float" office:value="46.141364">
                <text:p>46.1413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7.45433">
                <text:p>57.45433</text:p>
              </table:table-cell>
              <table:table-cell office:value-type="float" office:value="46.123229">
                <text:p>46.12322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7.54129">
                <text:p>57.54129</text:p>
              </table:table-cell>
              <table:table-cell office:value-type="float" office:value="46.678926">
                <text:p>46.6789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7.628118">
                <text:p>57.628118</text:p>
              </table:table-cell>
              <table:table-cell office:value-type="float" office:value="46.776124">
                <text:p>46.7761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7.714816">
                <text:p>57.714816</text:p>
              </table:table-cell>
              <table:table-cell office:value-type="float" office:value="46.815252">
                <text:p>46.81525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7.801384">
                <text:p>57.801384</text:p>
              </table:table-cell>
              <table:table-cell office:value-type="float" office:value="46.691415">
                <text:p>46.6914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7.887823">
                <text:p>57.887823</text:p>
              </table:table-cell>
              <table:table-cell office:value-type="float" office:value="46.773635">
                <text:p>46.7736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7.974132">
                <text:p>57.974132</text:p>
              </table:table-cell>
              <table:table-cell office:value-type="float" office:value="47.132574">
                <text:p>47.13257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8.060313">
                <text:p>58.060313</text:p>
              </table:table-cell>
              <table:table-cell office:value-type="float" office:value="46.987724">
                <text:p>46.9877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8.146367">
                <text:p>58.146367</text:p>
              </table:table-cell>
              <table:table-cell office:value-type="float" office:value="47.01197">
                <text:p>47.0119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8.232293">
                <text:p>58.232293</text:p>
              </table:table-cell>
              <table:table-cell office:value-type="float" office:value="47.13668">
                <text:p>47.1366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8.318093">
                <text:p>58.318093</text:p>
              </table:table-cell>
              <table:table-cell office:value-type="float" office:value="47.057034">
                <text:p>47.0570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8.403767">
                <text:p>58.403767</text:p>
              </table:table-cell>
              <table:table-cell office:value-type="float" office:value="47.195028">
                <text:p>47.19502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8.489315">
                <text:p>58.489315</text:p>
              </table:table-cell>
              <table:table-cell office:value-type="float" office:value="47.176762">
                <text:p>47.17676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8.574739">
                <text:p>58.574739</text:p>
              </table:table-cell>
              <table:table-cell office:value-type="float" office:value="47.390209">
                <text:p>47.39020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8.660038">
                <text:p>58.660038</text:p>
              </table:table-cell>
              <table:table-cell office:value-type="float" office:value="47.141472">
                <text:p>47.1414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8.745213">
                <text:p>58.745213</text:p>
              </table:table-cell>
              <table:table-cell office:value-type="float" office:value="47.391235">
                <text:p>47.39123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8.830264">
                <text:p>58.830264</text:p>
              </table:table-cell>
              <table:table-cell office:value-type="float" office:value="47.444695">
                <text:p>47.44469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8.915193">
                <text:p>58.915193</text:p>
              </table:table-cell>
              <table:table-cell office:value-type="float" office:value="47.338975">
                <text:p>47.3389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9">
                <text:p>59</text:p>
              </table:table-cell>
              <table:table-cell office:value-type="float" office:value="47.433686">
                <text:p>47.43368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9.084685">
                <text:p>59.084685</text:p>
              </table:table-cell>
              <table:table-cell office:value-type="float" office:value="47.667472">
                <text:p>47.66747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9.169249">
                <text:p>59.169249</text:p>
              </table:table-cell>
              <table:table-cell office:value-type="float" office:value="48.111688">
                <text:p>48.1116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9.253692">
                <text:p>59.253692</text:p>
              </table:table-cell>
              <table:table-cell office:value-type="float" office:value="48.305172">
                <text:p>48.30517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9.338015">
                <text:p>59.338015</text:p>
              </table:table-cell>
              <table:table-cell office:value-type="float" office:value="48.400532">
                <text:p>48.40053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9.422218">
                <text:p>59.422218</text:p>
              </table:table-cell>
              <table:table-cell office:value-type="float" office:value="48.770226">
                <text:p>48.77022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9.506302">
                <text:p>59.506302</text:p>
              </table:table-cell>
              <table:table-cell office:value-type="float" office:value="48.657814">
                <text:p>48.6578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9.590268">
                <text:p>59.590268</text:p>
              </table:table-cell>
              <table:table-cell office:value-type="float" office:value="48.645931">
                <text:p>48.64593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9.674115">
                <text:p>59.674115</text:p>
              </table:table-cell>
              <table:table-cell office:value-type="float" office:value="48.891762">
                <text:p>48.8917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9.757845">
                <text:p>59.757845</text:p>
              </table:table-cell>
              <table:table-cell office:value-type="float" office:value="48.786979">
                <text:p>48.78697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9.841457">
                <text:p>59.841457</text:p>
              </table:table-cell>
              <table:table-cell office:value-type="float" office:value="48.574688">
                <text:p>48.5746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9.924953">
                <text:p>59.924953</text:p>
              </table:table-cell>
              <table:table-cell office:value-type="float" office:value="48.616379">
                <text:p>48.61637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0.008333">
                <text:p>60.008333</text:p>
              </table:table-cell>
              <table:table-cell office:value-type="float" office:value="48.649288">
                <text:p>48.6492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0.091597">
                <text:p>60.091597</text:p>
              </table:table-cell>
              <table:table-cell office:value-type="float" office:value="48.821677">
                <text:p>48.82167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0.174746">
                <text:p>60.174746</text:p>
              </table:table-cell>
              <table:table-cell office:value-type="float" office:value="49.011697">
                <text:p>49.01169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0.25778">
                <text:p>60.25778</text:p>
              </table:table-cell>
              <table:table-cell office:value-type="float" office:value="49.140293">
                <text:p>49.1402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0.340699">
                <text:p>60.340699</text:p>
              </table:table-cell>
              <table:table-cell office:value-type="float" office:value="49.074921">
                <text:p>49.0749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0.423505">
                <text:p>60.423505</text:p>
              </table:table-cell>
              <table:table-cell office:value-type="float" office:value="49.567791">
                <text:p>49.5677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0.506198">
                <text:p>60.506198</text:p>
              </table:table-cell>
              <table:table-cell office:value-type="float" office:value="49.762143">
                <text:p>49.76214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0.588778">
                <text:p>60.588778</text:p>
              </table:table-cell>
              <table:table-cell office:value-type="float" office:value="49.796489">
                <text:p>49.79648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0.671245">
                <text:p>60.671245</text:p>
              </table:table-cell>
              <table:table-cell office:value-type="float" office:value="49.892447">
                <text:p>49.8924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0.753601">
                <text:p>60.753601</text:p>
              </table:table-cell>
              <table:table-cell office:value-type="float" office:value="49.790177">
                <text:p>49.79017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0.835845">
                <text:p>60.835845</text:p>
              </table:table-cell>
              <table:table-cell office:value-type="float" office:value="50.042021">
                <text:p>50.04202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0.917978">
                <text:p>60.917978</text:p>
              </table:table-cell>
              <table:table-cell office:value-type="float" office:value="49.64482">
                <text:p>49.6448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1">
                <text:p>61</text:p>
              </table:table-cell>
              <table:table-cell office:value-type="float" office:value="49.650495">
                <text:p>49.6504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1.081912">
                <text:p>61.081912</text:p>
              </table:table-cell>
              <table:table-cell office:value-type="float" office:value="49.569484">
                <text:p>49.56948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1.163715">
                <text:p>61.163715</text:p>
              </table:table-cell>
              <table:table-cell office:value-type="float" office:value="49.570009">
                <text:p>49.57000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1.245408">
                <text:p>61.245408</text:p>
              </table:table-cell>
              <table:table-cell office:value-type="float" office:value="49.680649">
                <text:p>49.68064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1.326992">
                <text:p>61.326992</text:p>
              </table:table-cell>
              <table:table-cell office:value-type="float" office:value="49.748143">
                <text:p>49.74814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1.408468">
                <text:p>61.408468</text:p>
              </table:table-cell>
              <table:table-cell office:value-type="float" office:value="49.631776">
                <text:p>49.63177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1.489837">
                <text:p>61.489837</text:p>
              </table:table-cell>
              <table:table-cell office:value-type="float" office:value="49.499515">
                <text:p>49.4995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1.571097">
                <text:p>61.571097</text:p>
              </table:table-cell>
              <table:table-cell office:value-type="float" office:value="49.37143">
                <text:p>49.371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1.652251">
                <text:p>61.652251</text:p>
              </table:table-cell>
              <table:table-cell office:value-type="float" office:value="49.786764">
                <text:p>49.7867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1.733297">
                <text:p>61.733297</text:p>
              </table:table-cell>
              <table:table-cell office:value-type="float" office:value="50.140791">
                <text:p>50.1407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1.814238">
                <text:p>61.814238</text:p>
              </table:table-cell>
              <table:table-cell office:value-type="float" office:value="50.293093">
                <text:p>50.29309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1.895073">
                <text:p>61.895073</text:p>
              </table:table-cell>
              <table:table-cell office:value-type="float" office:value="49.925861">
                <text:p>49.9258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1.975802">
                <text:p>61.975802</text:p>
              </table:table-cell>
              <table:table-cell office:value-type="float" office:value="49.964905">
                <text:p>49.9649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2.056426">
                <text:p>62.056426</text:p>
              </table:table-cell>
              <table:table-cell office:value-type="float" office:value="49.975676">
                <text:p>49.97567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2.136946">
                <text:p>62.136946</text:p>
              </table:table-cell>
              <table:table-cell office:value-type="float" office:value="50.019434">
                <text:p>50.0194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2.217361">
                <text:p>62.217361</text:p>
              </table:table-cell>
              <table:table-cell office:value-type="float" office:value="49.814137">
                <text:p>49.81413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2.297673">
                <text:p>62.297673</text:p>
              </table:table-cell>
              <table:table-cell office:value-type="float" office:value="49.886075">
                <text:p>49.8860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2.377881">
                <text:p>62.377881</text:p>
              </table:table-cell>
              <table:table-cell office:value-type="float" office:value="49.83081">
                <text:p>49.8308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2.457986">
                <text:p>62.457986</text:p>
              </table:table-cell>
              <table:table-cell office:value-type="float" office:value="49.690414">
                <text:p>49.6904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2.537988">
                <text:p>62.537988</text:p>
              </table:table-cell>
              <table:table-cell office:value-type="float" office:value="49.831326">
                <text:p>49.83132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2.617889">
                <text:p>62.617889</text:p>
              </table:table-cell>
              <table:table-cell office:value-type="float" office:value="50.437732">
                <text:p>50.43773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2.697687">
                <text:p>62.697687</text:p>
              </table:table-cell>
              <table:table-cell office:value-type="float" office:value="49.913094">
                <text:p>49.91309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2.777384">
                <text:p>62.777384</text:p>
              </table:table-cell>
              <table:table-cell office:value-type="float" office:value="49.958576">
                <text:p>49.95857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2.856981">
                <text:p>62.856981</text:p>
              </table:table-cell>
              <table:table-cell office:value-type="float" office:value="49.89466">
                <text:p>49.8946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2.936476">
                <text:p>62.936476</text:p>
              </table:table-cell>
              <table:table-cell office:value-type="float" office:value="49.921141">
                <text:p>49.92114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3.015871">
                <text:p>63.015871</text:p>
              </table:table-cell>
              <table:table-cell office:value-type="float" office:value="49.837167">
                <text:p>49.83716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3.095166">
                <text:p>63.095166</text:p>
              </table:table-cell>
              <table:table-cell office:value-type="float" office:value="49.839021">
                <text:p>49.83902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3.174362">
                <text:p>63.174362</text:p>
              </table:table-cell>
              <table:table-cell office:value-type="float" office:value="49.73014">
                <text:p>49.730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3.253458">
                <text:p>63.253458</text:p>
              </table:table-cell>
              <table:table-cell office:value-type="float" office:value="49.397036">
                <text:p>49.39703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3.332456">
                <text:p>63.332456</text:p>
              </table:table-cell>
              <table:table-cell office:value-type="float" office:value="49.55294">
                <text:p>49.552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3.411355">
                <text:p>63.411355</text:p>
              </table:table-cell>
              <table:table-cell office:value-type="float" office:value="49.878912">
                <text:p>49.87891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3.490157">
                <text:p>63.490157</text:p>
              </table:table-cell>
              <table:table-cell office:value-type="float" office:value="50.047134">
                <text:p>50.04713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3.56886">
                <text:p>63.56886</text:p>
              </table:table-cell>
              <table:table-cell office:value-type="float" office:value="50.274455">
                <text:p>50.27445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3.647467">
                <text:p>63.647467</text:p>
              </table:table-cell>
              <table:table-cell office:value-type="float" office:value="50.114127">
                <text:p>50.11412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3.725976">
                <text:p>63.725976</text:p>
              </table:table-cell>
              <table:table-cell office:value-type="float" office:value="50.068231">
                <text:p>50.0682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3.804389">
                <text:p>63.804389</text:p>
              </table:table-cell>
              <table:table-cell office:value-type="float" office:value="50.311908">
                <text:p>50.3119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3.882705">
                <text:p>63.882705</text:p>
              </table:table-cell>
              <table:table-cell office:value-type="float" office:value="50.288747">
                <text:p>50.28874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3.960926">
                <text:p>63.960926</text:p>
              </table:table-cell>
              <table:table-cell office:value-type="float" office:value="50.439639">
                <text:p>50.43963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4.039051">
                <text:p>64.039051</text:p>
              </table:table-cell>
              <table:table-cell office:value-type="float" office:value="50.660174">
                <text:p>50.66017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4.11708">
                <text:p>64.11708</text:p>
              </table:table-cell>
              <table:table-cell office:value-type="float" office:value="50.677404">
                <text:p>50.6774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4.195015">
                <text:p>64.195015</text:p>
              </table:table-cell>
              <table:table-cell office:value-type="float" office:value="50.53067">
                <text:p>50.5306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4.272856">
                <text:p>64.272856</text:p>
              </table:table-cell>
              <table:table-cell office:value-type="float" office:value="50.464273">
                <text:p>50.46427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4.350602">
                <text:p>64.350602</text:p>
              </table:table-cell>
              <table:table-cell office:value-type="float" office:value="50.706259">
                <text:p>50.70625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4.428255">
                <text:p>64.428255</text:p>
              </table:table-cell>
              <table:table-cell office:value-type="float" office:value="50.717498">
                <text:p>50.71749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4.505814">
                <text:p>64.505814</text:p>
              </table:table-cell>
              <table:table-cell office:value-type="float" office:value="50.88838">
                <text:p>50.8883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4.58328">
                <text:p>64.58328</text:p>
              </table:table-cell>
              <table:table-cell office:value-type="float" office:value="50.930808">
                <text:p>50.93080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4.660653">
                <text:p>64.660653</text:p>
              </table:table-cell>
              <table:table-cell office:value-type="float" office:value="51.126361">
                <text:p>51.12636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4.737933">
                <text:p>64.737933</text:p>
              </table:table-cell>
              <table:table-cell office:value-type="float" office:value="51.076576">
                <text:p>51.07657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4.815122">
                <text:p>64.815122</text:p>
              </table:table-cell>
              <table:table-cell office:value-type="float" office:value="51.132886">
                <text:p>51.1328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4.892218">
                <text:p>64.892218</text:p>
              </table:table-cell>
              <table:table-cell office:value-type="float" office:value="51.096895">
                <text:p>51.09689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4.969223">
                <text:p>64.969223</text:p>
              </table:table-cell>
              <table:table-cell office:value-type="float" office:value="50.70872">
                <text:p>50.7087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5.046137">
                <text:p>65.046137</text:p>
              </table:table-cell>
              <table:table-cell office:value-type="float" office:value="50.749248">
                <text:p>50.74924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5.122961">
                <text:p>65.122961</text:p>
              </table:table-cell>
              <table:table-cell office:value-type="float" office:value="50.872569">
                <text:p>50.87256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5.199693">
                <text:p>65.199693</text:p>
              </table:table-cell>
              <table:table-cell office:value-type="float" office:value="51.257046">
                <text:p>51.25704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5.276336">
                <text:p>65.276336</text:p>
              </table:table-cell>
              <table:table-cell office:value-type="float" office:value="51.128791">
                <text:p>51.1287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5.352888">
                <text:p>65.352888</text:p>
              </table:table-cell>
              <table:table-cell office:value-type="float" office:value="51.154351">
                <text:p>51.1543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5.429351">
                <text:p>65.429351</text:p>
              </table:table-cell>
              <table:table-cell office:value-type="float" office:value="50.913467">
                <text:p>50.91346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5.505725">
                <text:p>65.505725</text:p>
              </table:table-cell>
              <table:table-cell office:value-type="float" office:value="50.934506">
                <text:p>50.93450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5.58201">
                <text:p>65.58201</text:p>
              </table:table-cell>
              <table:table-cell office:value-type="float" office:value="50.980914">
                <text:p>50.98091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5.658206">
                <text:p>65.658206</text:p>
              </table:table-cell>
              <table:table-cell office:value-type="float" office:value="50.937403">
                <text:p>50.9374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5.734314">
                <text:p>65.734314</text:p>
              </table:table-cell>
              <table:table-cell office:value-type="float" office:value="51.110312">
                <text:p>51.1103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5.810334">
                <text:p>65.810334</text:p>
              </table:table-cell>
              <table:table-cell office:value-type="float" office:value="51.248686">
                <text:p>51.24868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5.886266">
                <text:p>65.886266</text:p>
              </table:table-cell>
              <table:table-cell office:value-type="float" office:value="51.058744">
                <text:p>51.0587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5.96211">
                <text:p>65.96211</text:p>
              </table:table-cell>
              <table:table-cell office:value-type="float" office:value="50.965677">
                <text:p>50.96567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6.037868">
                <text:p>66.037868</text:p>
              </table:table-cell>
              <table:table-cell office:value-type="float" office:value="50.752311">
                <text:p>50.7523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6.113539">
                <text:p>66.113539</text:p>
              </table:table-cell>
              <table:table-cell office:value-type="float" office:value="50.578077">
                <text:p>50.57807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6.189123">
                <text:p>66.189123</text:p>
              </table:table-cell>
              <table:table-cell office:value-type="float" office:value="50.93103">
                <text:p>50.9310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6.264621">
                <text:p>66.264621</text:p>
              </table:table-cell>
              <table:table-cell office:value-type="float" office:value="50.906227">
                <text:p>50.9062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6.340033">
                <text:p>66.340033</text:p>
              </table:table-cell>
              <table:table-cell office:value-type="float" office:value="51.00596">
                <text:p>51.0059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6.41536">
                <text:p>66.41536</text:p>
              </table:table-cell>
              <table:table-cell office:value-type="float" office:value="50.539611">
                <text:p>50.53961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6.490601">
                <text:p>66.490601</text:p>
              </table:table-cell>
              <table:table-cell office:value-type="float" office:value="50.638551">
                <text:p>50.63855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6.565757">
                <text:p>66.565757</text:p>
              </table:table-cell>
              <table:table-cell office:value-type="float" office:value="50.632319">
                <text:p>50.6323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6.640828">
                <text:p>66.640828</text:p>
              </table:table-cell>
              <table:table-cell office:value-type="float" office:value="51.035172">
                <text:p>51.03517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6.715815">
                <text:p>66.715815</text:p>
              </table:table-cell>
              <table:table-cell office:value-type="float" office:value="51.239962">
                <text:p>51.23996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6.790718">
                <text:p>66.790718</text:p>
              </table:table-cell>
              <table:table-cell office:value-type="float" office:value="51.036953">
                <text:p>51.0369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6.865537">
                <text:p>66.865537</text:p>
              </table:table-cell>
              <table:table-cell office:value-type="float" office:value="51.094213">
                <text:p>51.0942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6.940272">
                <text:p>66.940272</text:p>
              </table:table-cell>
              <table:table-cell office:value-type="float" office:value="50.936451">
                <text:p>50.93645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7.014924">
                <text:p>67.014924</text:p>
              </table:table-cell>
              <table:table-cell office:value-type="float" office:value="51.131729">
                <text:p>51.1317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7.089492">
                <text:p>67.089492</text:p>
              </table:table-cell>
              <table:table-cell office:value-type="float" office:value="51.313176">
                <text:p>51.31317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7.163978">
                <text:p>67.163978</text:p>
              </table:table-cell>
              <table:table-cell office:value-type="float" office:value="51.350526">
                <text:p>51.35052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7.238382">
                <text:p>67.238382</text:p>
              </table:table-cell>
              <table:table-cell office:value-type="float" office:value="51.342831">
                <text:p>51.34283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7.312703">
                <text:p>67.312703</text:p>
              </table:table-cell>
              <table:table-cell office:value-type="float" office:value="51.276783">
                <text:p>51.27678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7.386942">
                <text:p>67.386942</text:p>
              </table:table-cell>
              <table:table-cell office:value-type="float" office:value="51.363518">
                <text:p>51.36351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7.4611">
                <text:p>67.4611</text:p>
              </table:table-cell>
              <table:table-cell office:value-type="float" office:value="51.489056">
                <text:p>51.48905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7.535176">
                <text:p>67.535176</text:p>
              </table:table-cell>
              <table:table-cell office:value-type="float" office:value="51.583186">
                <text:p>51.58318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7.609171">
                <text:p>67.609171</text:p>
              </table:table-cell>
              <table:table-cell office:value-type="float" office:value="51.83153">
                <text:p>51.8315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7.683085">
                <text:p>67.683085</text:p>
              </table:table-cell>
              <table:table-cell office:value-type="float" office:value="52.141572">
                <text:p>52.14157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7.756918">
                <text:p>67.756918</text:p>
              </table:table-cell>
              <table:table-cell office:value-type="float" office:value="52.203419">
                <text:p>52.20341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7.830672">
                <text:p>67.830672</text:p>
              </table:table-cell>
              <table:table-cell office:value-type="float" office:value="52.405627">
                <text:p>52.40562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7.904344">
                <text:p>67.904344</text:p>
              </table:table-cell>
              <table:table-cell office:value-type="float" office:value="52.457083">
                <text:p>52.45708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7.977938">
                <text:p>67.977938</text:p>
              </table:table-cell>
              <table:table-cell office:value-type="float" office:value="52.504619">
                <text:p>52.50461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8.051451">
                <text:p>68.051451</text:p>
              </table:table-cell>
              <table:table-cell office:value-type="float" office:value="52.581352">
                <text:p>52.58135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8.124885">
                <text:p>68.124885</text:p>
              </table:table-cell>
              <table:table-cell office:value-type="float" office:value="52.635202">
                <text:p>52.63520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8.19824">
                <text:p>68.19824</text:p>
              </table:table-cell>
              <table:table-cell office:value-type="float" office:value="52.550939">
                <text:p>52.55093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8.271517">
                <text:p>68.271517</text:p>
              </table:table-cell>
              <table:table-cell office:value-type="float" office:value="52.313552">
                <text:p>52.31355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8.344714">
                <text:p>68.344714</text:p>
              </table:table-cell>
              <table:table-cell office:value-type="float" office:value="52.397099">
                <text:p>52.39709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8.417834">
                <text:p>68.417834</text:p>
              </table:table-cell>
              <table:table-cell office:value-type="float" office:value="52.175992">
                <text:p>52.17599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8.490875">
                <text:p>68.490875</text:p>
              </table:table-cell>
              <table:table-cell office:value-type="float" office:value="52.229345">
                <text:p>52.22934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8.563839">
                <text:p>68.563839</text:p>
              </table:table-cell>
              <table:table-cell office:value-type="float" office:value="52.457264">
                <text:p>52.45726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8.636725">
                <text:p>68.636725</text:p>
              </table:table-cell>
              <table:table-cell office:value-type="float" office:value="52.490477">
                <text:p>52.49047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8.709534">
                <text:p>68.709534</text:p>
              </table:table-cell>
              <table:table-cell office:value-type="float" office:value="52.4368">
                <text:p>52.436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8.782265">
                <text:p>68.782265</text:p>
              </table:table-cell>
              <table:table-cell office:value-type="float" office:value="52.631187">
                <text:p>52.63118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8.85492">
                <text:p>68.85492</text:p>
              </table:table-cell>
              <table:table-cell office:value-type="float" office:value="52.668802">
                <text:p>52.66880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8.927498">
                <text:p>68.927498</text:p>
              </table:table-cell>
              <table:table-cell office:value-type="float" office:value="52.337831">
                <text:p>52.33783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9">
                <text:p>69</text:p>
              </table:table-cell>
              <table:table-cell office:value-type="float" office:value="52.657546">
                <text:p>52.65754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9.072426">
                <text:p>69.072426</text:p>
              </table:table-cell>
              <table:table-cell office:value-type="float" office:value="53.006661">
                <text:p>53.00666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9.144776">
                <text:p>69.144776</text:p>
              </table:table-cell>
              <table:table-cell office:value-type="float" office:value="53.321303">
                <text:p>53.32130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9.21705">
                <text:p>69.21705</text:p>
              </table:table-cell>
              <table:table-cell office:value-type="float" office:value="53.510651">
                <text:p>53.51065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9.289249">
                <text:p>69.289249</text:p>
              </table:table-cell>
              <table:table-cell office:value-type="float" office:value="53.559604">
                <text:p>53.5596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9.361373">
                <text:p>69.361373</text:p>
              </table:table-cell>
              <table:table-cell office:value-type="float" office:value="53.674893">
                <text:p>53.67489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9.433421">
                <text:p>69.433421</text:p>
              </table:table-cell>
              <table:table-cell office:value-type="float" office:value="53.68551">
                <text:p>53.6855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9.505395">
                <text:p>69.505395</text:p>
              </table:table-cell>
              <table:table-cell office:value-type="float" office:value="53.517771">
                <text:p>53.51777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9.577295">
                <text:p>69.577295</text:p>
              </table:table-cell>
              <table:table-cell office:value-type="float" office:value="53.804507">
                <text:p>53.80450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9.649121">
                <text:p>69.649121</text:p>
              </table:table-cell>
              <table:table-cell office:value-type="float" office:value="53.834467">
                <text:p>53.83446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9.720872">
                <text:p>69.720872</text:p>
              </table:table-cell>
              <table:table-cell office:value-type="float" office:value="53.802059">
                <text:p>53.80205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9.79255">
                <text:p>69.79255</text:p>
              </table:table-cell>
              <table:table-cell office:value-type="float" office:value="53.873237">
                <text:p>53.87323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9.864154">
                <text:p>69.864154</text:p>
              </table:table-cell>
              <table:table-cell office:value-type="float" office:value="53.880985">
                <text:p>53.88098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9.935685">
                <text:p>69.935685</text:p>
              </table:table-cell>
              <table:table-cell office:value-type="float" office:value="53.94861">
                <text:p>53.9486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0.007142">
                <text:p>70.007142</text:p>
              </table:table-cell>
              <table:table-cell office:value-type="float" office:value="53.684801">
                <text:p>53.68480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0.078527">
                <text:p>70.078527</text:p>
              </table:table-cell>
              <table:table-cell office:value-type="float" office:value="53.957934">
                <text:p>53.95793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0.14984">
                <text:p>70.14984</text:p>
              </table:table-cell>
              <table:table-cell office:value-type="float" office:value="53.815624">
                <text:p>53.8156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0.221079">
                <text:p>70.221079</text:p>
              </table:table-cell>
              <table:table-cell office:value-type="float" office:value="53.766025">
                <text:p>53.76602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0.292247">
                <text:p>70.292247</text:p>
              </table:table-cell>
              <table:table-cell office:value-type="float" office:value="53.885352">
                <text:p>53.88535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0.363343">
                <text:p>70.363343</text:p>
              </table:table-cell>
              <table:table-cell office:value-type="float" office:value="54.112678">
                <text:p>54.11267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0.434367">
                <text:p>70.434367</text:p>
              </table:table-cell>
              <table:table-cell office:value-type="float" office:value="54.158832">
                <text:p>54.15883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0.505319">
                <text:p>70.505319</text:p>
              </table:table-cell>
              <table:table-cell office:value-type="float" office:value="54.306721">
                <text:p>54.30672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0.5762">
                <text:p>70.5762</text:p>
              </table:table-cell>
              <table:table-cell office:value-type="float" office:value="54.540352">
                <text:p>54.54035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0.64701">
                <text:p>70.64701</text:p>
              </table:table-cell>
              <table:table-cell office:value-type="float" office:value="54.82024">
                <text:p>54.8202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0.717749">
                <text:p>70.717749</text:p>
              </table:table-cell>
              <table:table-cell office:value-type="float" office:value="54.605941">
                <text:p>54.60594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0.788417">
                <text:p>70.788417</text:p>
              </table:table-cell>
              <table:table-cell office:value-type="float" office:value="54.847898">
                <text:p>54.8478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0.859015">
                <text:p>70.859015</text:p>
              </table:table-cell>
              <table:table-cell office:value-type="float" office:value="55.01074">
                <text:p>55.0107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0.929543">
                <text:p>70.929543</text:p>
              </table:table-cell>
              <table:table-cell office:value-type="float" office:value="55.333948">
                <text:p>55.33394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1">
                <text:p>71</text:p>
              </table:table-cell>
              <table:table-cell office:value-type="float" office:value="55.539508">
                <text:p>55.5395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1.070388">
                <text:p>71.070388</text:p>
              </table:table-cell>
              <table:table-cell office:value-type="float" office:value="55.308516">
                <text:p>55.30851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1.140706">
                <text:p>71.140706</text:p>
              </table:table-cell>
              <table:table-cell office:value-type="float" office:value="55.246151">
                <text:p>55.24615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1.210954">
                <text:p>71.210954</text:p>
              </table:table-cell>
              <table:table-cell office:value-type="float" office:value="55.463293">
                <text:p>55.46329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1.281134">
                <text:p>71.281134</text:p>
              </table:table-cell>
              <table:table-cell office:value-type="float" office:value="55.376467">
                <text:p>55.37646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1.351244">
                <text:p>71.351244</text:p>
              </table:table-cell>
              <table:table-cell office:value-type="float" office:value="55.826757">
                <text:p>55.8267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1.421285">
                <text:p>71.421285</text:p>
              </table:table-cell>
              <table:table-cell office:value-type="float" office:value="56.066184">
                <text:p>56.06618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1.491258">
                <text:p>71.491258</text:p>
              </table:table-cell>
              <table:table-cell office:value-type="float" office:value="55.715345">
                <text:p>55.71534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1.561163">
                <text:p>71.561163</text:p>
              </table:table-cell>
              <table:table-cell office:value-type="float" office:value="55.754541">
                <text:p>55.75454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1.630999">
                <text:p>71.630999</text:p>
              </table:table-cell>
              <table:table-cell office:value-type="float" office:value="55.71739">
                <text:p>55.7173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1.700767">
                <text:p>71.700767</text:p>
              </table:table-cell>
              <table:table-cell office:value-type="float" office:value="55.727987">
                <text:p>55.72798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1.770467">
                <text:p>71.770467</text:p>
              </table:table-cell>
              <table:table-cell office:value-type="float" office:value="55.957517">
                <text:p>55.95751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1.8401">
                <text:p>71.8401</text:p>
              </table:table-cell>
              <table:table-cell office:value-type="float" office:value="55.871263">
                <text:p>55.87126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1.909666">
                <text:p>71.909666</text:p>
              </table:table-cell>
              <table:table-cell office:value-type="float" office:value="55.931337">
                <text:p>55.93133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1.979164">
                <text:p>71.979164</text:p>
              </table:table-cell>
              <table:table-cell office:value-type="float" office:value="56.057527">
                <text:p>56.05752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2.048595">
                <text:p>72.048595</text:p>
              </table:table-cell>
              <table:table-cell office:value-type="float" office:value="55.969281">
                <text:p>55.96928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2.117959">
                <text:p>72.117959</text:p>
              </table:table-cell>
              <table:table-cell office:value-type="float" office:value="55.954956">
                <text:p>55.95495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2.187256">
                <text:p>72.187256</text:p>
              </table:table-cell>
              <table:table-cell office:value-type="float" office:value="55.943666">
                <text:p>55.94366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2.256488">
                <text:p>72.256488</text:p>
              </table:table-cell>
              <table:table-cell office:value-type="float" office:value="55.925771">
                <text:p>55.92577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2.325652">
                <text:p>72.325652</text:p>
              </table:table-cell>
              <table:table-cell office:value-type="float" office:value="55.998166">
                <text:p>55.99816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2.394751">
                <text:p>72.394751</text:p>
              </table:table-cell>
              <table:table-cell office:value-type="float" office:value="56.415905">
                <text:p>56.41590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2.463784">
                <text:p>72.463784</text:p>
              </table:table-cell>
              <table:table-cell office:value-type="float" office:value="56.500048">
                <text:p>56.50004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2.532751">
                <text:p>72.532751</text:p>
              </table:table-cell>
              <table:table-cell office:value-type="float" office:value="56.500599">
                <text:p>56.50059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2.601653">
                <text:p>72.601653</text:p>
              </table:table-cell>
              <table:table-cell office:value-type="float" office:value="56.252295">
                <text:p>56.25229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2.670489">
                <text:p>72.670489</text:p>
              </table:table-cell>
              <table:table-cell office:value-type="float" office:value="56.591306">
                <text:p>56.59130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2.73926">
                <text:p>72.73926</text:p>
              </table:table-cell>
              <table:table-cell office:value-type="float" office:value="56.686211">
                <text:p>56.68621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2.807967">
                <text:p>72.807967</text:p>
              </table:table-cell>
              <table:table-cell office:value-type="float" office:value="56.876103">
                <text:p>56.8761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2.876608">
                <text:p>72.876608</text:p>
              </table:table-cell>
              <table:table-cell office:value-type="float" office:value="56.844999">
                <text:p>56.84499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2.945185">
                <text:p>72.945185</text:p>
              </table:table-cell>
              <table:table-cell office:value-type="float" office:value="56.869311">
                <text:p>56.86931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3.013697">
                <text:p>73.013697</text:p>
              </table:table-cell>
              <table:table-cell office:value-type="float" office:value="56.975804">
                <text:p>56.97580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3.082146">
                <text:p>73.082146</text:p>
              </table:table-cell>
              <table:table-cell office:value-type="float" office:value="57.352367">
                <text:p>57.35236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3.15053">
                <text:p>73.15053</text:p>
              </table:table-cell>
              <table:table-cell office:value-type="float" office:value="57.695257">
                <text:p>57.69525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3.21885">
                <text:p>73.21885</text:p>
              </table:table-cell>
              <table:table-cell office:value-type="float" office:value="57.719701">
                <text:p>57.71970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3.287107">
                <text:p>73.287107</text:p>
              </table:table-cell>
              <table:table-cell office:value-type="float" office:value="57.902481">
                <text:p>57.90248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3.3553">
                <text:p>73.3553</text:p>
              </table:table-cell>
              <table:table-cell office:value-type="float" office:value="58.170483">
                <text:p>58.17048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3.42343">
                <text:p>73.42343</text:p>
              </table:table-cell>
              <table:table-cell office:value-type="float" office:value="57.921037">
                <text:p>57.92103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3.491496">
                <text:p>73.491496</text:p>
              </table:table-cell>
              <table:table-cell office:value-type="float" office:value="58.092229">
                <text:p>58.09222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3.5595">
                <text:p>73.5595</text:p>
              </table:table-cell>
              <table:table-cell office:value-type="float" office:value="58.01545">
                <text:p>58.0154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3.627441">
                <text:p>73.627441</text:p>
              </table:table-cell>
              <table:table-cell office:value-type="float" office:value="57.725171">
                <text:p>57.72517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3.695319">
                <text:p>73.695319</text:p>
              </table:table-cell>
              <table:table-cell office:value-type="float" office:value="57.944438">
                <text:p>57.94443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3.763134">
                <text:p>73.763134</text:p>
              </table:table-cell>
              <table:table-cell office:value-type="float" office:value="57.891257">
                <text:p>57.89125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3.830888">
                <text:p>73.830888</text:p>
              </table:table-cell>
              <table:table-cell office:value-type="float" office:value="57.86267">
                <text:p>57.8626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3.898579">
                <text:p>73.898579</text:p>
              </table:table-cell>
              <table:table-cell office:value-type="float" office:value="57.785007">
                <text:p>57.78500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3.966209">
                <text:p>73.966209</text:p>
              </table:table-cell>
              <table:table-cell office:value-type="float" office:value="57.697368">
                <text:p>57.69736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4.033776">
                <text:p>74.033776</text:p>
              </table:table-cell>
              <table:table-cell office:value-type="float" office:value="57.673122">
                <text:p>57.67312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4.101282">
                <text:p>74.101282</text:p>
              </table:table-cell>
              <table:table-cell office:value-type="float" office:value="57.899162">
                <text:p>57.89916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4.168727">
                <text:p>74.168727</text:p>
              </table:table-cell>
              <table:table-cell office:value-type="float" office:value="58.009309">
                <text:p>58.00930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4.23611">
                <text:p>74.23611</text:p>
              </table:table-cell>
              <table:table-cell office:value-type="float" office:value="58.077791">
                <text:p>58.07779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4.303432">
                <text:p>74.303432</text:p>
              </table:table-cell>
              <table:table-cell office:value-type="float" office:value="57.997866">
                <text:p>57.99786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4.370693">
                <text:p>74.370693</text:p>
              </table:table-cell>
              <table:table-cell office:value-type="float" office:value="57.915098">
                <text:p>57.91509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4.437894">
                <text:p>74.437894</text:p>
              </table:table-cell>
              <table:table-cell office:value-type="float" office:value="57.656849">
                <text:p>57.65684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4.505033">
                <text:p>74.505033</text:p>
              </table:table-cell>
              <table:table-cell office:value-type="float" office:value="57.758011">
                <text:p>57.75801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4.572113">
                <text:p>74.572113</text:p>
              </table:table-cell>
              <table:table-cell office:value-type="float" office:value="57.958406">
                <text:p>57.95840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4.639132">
                <text:p>74.639132</text:p>
              </table:table-cell>
              <table:table-cell office:value-type="float" office:value="58.175715">
                <text:p>58.17571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4.706091">
                <text:p>74.706091</text:p>
              </table:table-cell>
              <table:table-cell office:value-type="float" office:value="58.304256">
                <text:p>58.30425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4.77299">
                <text:p>74.77299</text:p>
              </table:table-cell>
              <table:table-cell office:value-type="float" office:value="58.528938">
                <text:p>58.52893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4.839829">
                <text:p>74.839829</text:p>
              </table:table-cell>
              <table:table-cell office:value-type="float" office:value="58.573213">
                <text:p>58.57321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4.906609">
                <text:p>74.906609</text:p>
              </table:table-cell>
              <table:table-cell office:value-type="float" office:value="58.880555">
                <text:p>58.88055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4.973329">
                <text:p>74.973329</text:p>
              </table:table-cell>
              <table:table-cell office:value-type="float" office:value="59.257429">
                <text:p>59.25742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5.039989">
                <text:p>75.039989</text:p>
              </table:table-cell>
              <table:table-cell office:value-type="float" office:value="59.115148">
                <text:p>59.11514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5.106591">
                <text:p>75.106591</text:p>
              </table:table-cell>
              <table:table-cell office:value-type="float" office:value="59.088945">
                <text:p>59.08894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5.173133">
                <text:p>75.173133</text:p>
              </table:table-cell>
              <table:table-cell office:value-type="float" office:value="59.351426">
                <text:p>59.35142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5.239617">
                <text:p>75.239617</text:p>
              </table:table-cell>
              <table:table-cell office:value-type="float" office:value="59.315441">
                <text:p>59.31544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5.306042">
                <text:p>75.306042</text:p>
              </table:table-cell>
              <table:table-cell office:value-type="float" office:value="59.526937">
                <text:p>59.52693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5.372409">
                <text:p>75.372409</text:p>
              </table:table-cell>
              <table:table-cell office:value-type="float" office:value="60.056774">
                <text:p>60.05677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5.438717">
                <text:p>75.438717</text:p>
              </table:table-cell>
              <table:table-cell office:value-type="float" office:value="60.126398">
                <text:p>60.12639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5.504967">
                <text:p>75.504967</text:p>
              </table:table-cell>
              <table:table-cell office:value-type="float" office:value="59.839998">
                <text:p>59.83999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5.571159">
                <text:p>75.571159</text:p>
              </table:table-cell>
              <table:table-cell office:value-type="float" office:value="60.013553">
                <text:p>60.01355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5.637292">
                <text:p>75.637292</text:p>
              </table:table-cell>
              <table:table-cell office:value-type="float" office:value="60.127339">
                <text:p>60.12733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5.703368">
                <text:p>75.703368</text:p>
              </table:table-cell>
              <table:table-cell office:value-type="float" office:value="60.111551">
                <text:p>60.11155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5.769387">
                <text:p>75.769387</text:p>
              </table:table-cell>
              <table:table-cell office:value-type="float" office:value="60.195921">
                <text:p>60.19592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5.835348">
                <text:p>75.835348</text:p>
              </table:table-cell>
              <table:table-cell office:value-type="float" office:value="60.267742">
                <text:p>60.26774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5.901252">
                <text:p>75.901252</text:p>
              </table:table-cell>
              <table:table-cell office:value-type="float" office:value="60.63426">
                <text:p>60.6342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5.967098">
                <text:p>75.967098</text:p>
              </table:table-cell>
              <table:table-cell office:value-type="float" office:value="60.845139">
                <text:p>60.84513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6.032888">
                <text:p>76.032888</text:p>
              </table:table-cell>
              <table:table-cell office:value-type="float" office:value="60.853884">
                <text:p>60.85388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6.09862">
                <text:p>76.09862</text:p>
              </table:table-cell>
              <table:table-cell office:value-type="float" office:value="61.094637">
                <text:p>61.09463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6.164296">
                <text:p>76.164296</text:p>
              </table:table-cell>
              <table:table-cell office:value-type="float" office:value="60.941188">
                <text:p>60.94118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6.229915">
                <text:p>76.229915</text:p>
              </table:table-cell>
              <table:table-cell office:value-type="float" office:value="61.091954">
                <text:p>61.09195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6.295478">
                <text:p>76.295478</text:p>
              </table:table-cell>
              <table:table-cell office:value-type="float" office:value="61.103644">
                <text:p>61.10364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6.360985">
                <text:p>76.360985</text:p>
              </table:table-cell>
              <table:table-cell office:value-type="float" office:value="61.369432">
                <text:p>61.36943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6.426435">
                <text:p>76.426435</text:p>
              </table:table-cell>
              <table:table-cell office:value-type="float" office:value="61.318928">
                <text:p>61.31892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6.49183">
                <text:p>76.49183</text:p>
              </table:table-cell>
              <table:table-cell office:value-type="float" office:value="61.268858">
                <text:p>61.26885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6.557168">
                <text:p>76.557168</text:p>
              </table:table-cell>
              <table:table-cell office:value-type="float" office:value="61.369584">
                <text:p>61.36958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6.622451">
                <text:p>76.622451</text:p>
              </table:table-cell>
              <table:table-cell office:value-type="float" office:value="61.027535">
                <text:p>61.02753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6.687678">
                <text:p>76.687678</text:p>
              </table:table-cell>
              <table:table-cell office:value-type="float" office:value="61.146787">
                <text:p>61.14678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6.75285">
                <text:p>76.75285</text:p>
              </table:table-cell>
              <table:table-cell office:value-type="float" office:value="61.519617">
                <text:p>61.51961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6.817967">
                <text:p>76.817967</text:p>
              </table:table-cell>
              <table:table-cell office:value-type="float" office:value="61.432408">
                <text:p>61.43240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6.883028">
                <text:p>76.883028</text:p>
              </table:table-cell>
              <table:table-cell office:value-type="float" office:value="61.3883">
                <text:p>61.388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6.948034">
                <text:p>76.948034</text:p>
              </table:table-cell>
              <table:table-cell office:value-type="float" office:value="61.472357">
                <text:p>61.47235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7.012986">
                <text:p>77.012986</text:p>
              </table:table-cell>
              <table:table-cell office:value-type="float" office:value="61.71117">
                <text:p>61.711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7.077883">
                <text:p>77.077883</text:p>
              </table:table-cell>
              <table:table-cell office:value-type="float" office:value="61.815914">
                <text:p>61.81591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7.142725">
                <text:p>77.142725</text:p>
              </table:table-cell>
              <table:table-cell office:value-type="float" office:value="61.928308">
                <text:p>61.92830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7.207513">
                <text:p>77.207513</text:p>
              </table:table-cell>
              <table:table-cell office:value-type="float" office:value="62.082625">
                <text:p>62.0826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7.272246">
                <text:p>77.272246</text:p>
              </table:table-cell>
              <table:table-cell office:value-type="float" office:value="61.944073">
                <text:p>61.94407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7.336925">
                <text:p>77.336925</text:p>
              </table:table-cell>
              <table:table-cell office:value-type="float" office:value="61.99195">
                <text:p>61.9919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7.40155">
                <text:p>77.40155</text:p>
              </table:table-cell>
              <table:table-cell office:value-type="float" office:value="62.150413">
                <text:p>62.15041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7.466122">
                <text:p>77.466122</text:p>
              </table:table-cell>
              <table:table-cell office:value-type="float" office:value="62.240828">
                <text:p>62.24082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7.530639">
                <text:p>77.530639</text:p>
              </table:table-cell>
              <table:table-cell office:value-type="float" office:value="62.204359">
                <text:p>62.20435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7.595103">
                <text:p>77.595103</text:p>
              </table:table-cell>
              <table:table-cell office:value-type="float" office:value="62.107615">
                <text:p>62.10761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7.659513">
                <text:p>77.659513</text:p>
              </table:table-cell>
              <table:table-cell office:value-type="float" office:value="61.93305">
                <text:p>61.9330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7.72387">
                <text:p>77.72387</text:p>
              </table:table-cell>
              <table:table-cell office:value-type="float" office:value="61.891084">
                <text:p>61.89108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7.788174">
                <text:p>77.788174</text:p>
              </table:table-cell>
              <table:table-cell office:value-type="float" office:value="61.816809">
                <text:p>61.81680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7.852424">
                <text:p>77.852424</text:p>
              </table:table-cell>
              <table:table-cell office:value-type="float" office:value="61.712917">
                <text:p>61.71291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7.916622">
                <text:p>77.916622</text:p>
              </table:table-cell>
              <table:table-cell office:value-type="float" office:value="61.73079">
                <text:p>61.7307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7.980767">
                <text:p>77.980767</text:p>
              </table:table-cell>
              <table:table-cell office:value-type="float" office:value="62.212969">
                <text:p>62.21296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8.044859">
                <text:p>78.044859</text:p>
              </table:table-cell>
              <table:table-cell office:value-type="float" office:value="62.577018">
                <text:p>62.57701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8.108898">
                <text:p>78.108898</text:p>
              </table:table-cell>
              <table:table-cell office:value-type="float" office:value="62.712105">
                <text:p>62.71210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8.172885">
                <text:p>78.172885</text:p>
              </table:table-cell>
              <table:table-cell office:value-type="float" office:value="62.6038">
                <text:p>62.603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8.23682">
                <text:p>78.23682</text:p>
              </table:table-cell>
              <table:table-cell office:value-type="float" office:value="62.394786">
                <text:p>62.39478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8.300702">
                <text:p>78.300702</text:p>
              </table:table-cell>
              <table:table-cell office:value-type="float" office:value="62.011662">
                <text:p>62.01166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8.364533">
                <text:p>78.364533</text:p>
              </table:table-cell>
              <table:table-cell office:value-type="float" office:value="62.209933">
                <text:p>62.20993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8.428311">
                <text:p>78.428311</text:p>
              </table:table-cell>
              <table:table-cell office:value-type="float" office:value="62.1196">
                <text:p>62.119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8.492038">
                <text:p>78.492038</text:p>
              </table:table-cell>
              <table:table-cell office:value-type="float" office:value="62.380598">
                <text:p>62.38059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8.555713">
                <text:p>78.555713</text:p>
              </table:table-cell>
              <table:table-cell office:value-type="float" office:value="62.438816">
                <text:p>62.43881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8.619336">
                <text:p>78.619336</text:p>
              </table:table-cell>
              <table:table-cell office:value-type="float" office:value="62.224085">
                <text:p>62.22408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8.682908">
                <text:p>78.682908</text:p>
              </table:table-cell>
              <table:table-cell office:value-type="float" office:value="62.384963">
                <text:p>62.38496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8.746428">
                <text:p>78.746428</text:p>
              </table:table-cell>
              <table:table-cell office:value-type="float" office:value="62.335295">
                <text:p>62.33529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8.809898">
                <text:p>78.809898</text:p>
              </table:table-cell>
              <table:table-cell office:value-type="float" office:value="62.379968">
                <text:p>62.37996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8.873316">
                <text:p>78.873316</text:p>
              </table:table-cell>
              <table:table-cell office:value-type="float" office:value="62.565393">
                <text:p>62.56539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8.936683">
                <text:p>78.936683</text:p>
              </table:table-cell>
              <table:table-cell office:value-type="float" office:value="62.675286">
                <text:p>62.67528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9">
                <text:p>79</text:p>
              </table:table-cell>
              <table:table-cell office:value-type="float" office:value="62.71549">
                <text:p>62.7154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9.063266">
                <text:p>79.063266</text:p>
              </table:table-cell>
              <table:table-cell office:value-type="float" office:value="62.692789">
                <text:p>62.69278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9.126481">
                <text:p>79.126481</text:p>
              </table:table-cell>
              <table:table-cell office:value-type="float" office:value="62.717698">
                <text:p>62.71769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9.189646">
                <text:p>79.189646</text:p>
              </table:table-cell>
              <table:table-cell office:value-type="float" office:value="62.998714">
                <text:p>62.99871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9.25276">
                <text:p>79.25276</text:p>
              </table:table-cell>
              <table:table-cell office:value-type="float" office:value="63.279848">
                <text:p>63.27984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9.315824">
                <text:p>79.315824</text:p>
              </table:table-cell>
              <table:table-cell office:value-type="float" office:value="63.422103">
                <text:p>63.42210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9.378838">
                <text:p>79.378838</text:p>
              </table:table-cell>
              <table:table-cell office:value-type="float" office:value="63.386562">
                <text:p>63.38656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9.441803">
                <text:p>79.441803</text:p>
              </table:table-cell>
              <table:table-cell office:value-type="float" office:value="63.267955">
                <text:p>63.26795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9.504717">
                <text:p>79.504717</text:p>
              </table:table-cell>
              <table:table-cell office:value-type="float" office:value="63.716564">
                <text:p>63.71656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9.567581">
                <text:p>79.567581</text:p>
              </table:table-cell>
              <table:table-cell office:value-type="float" office:value="63.731023">
                <text:p>63.73102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9.630396">
                <text:p>79.630396</text:p>
              </table:table-cell>
              <table:table-cell office:value-type="float" office:value="63.662652">
                <text:p>63.66265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9.693162">
                <text:p>79.693162</text:p>
              </table:table-cell>
              <table:table-cell office:value-type="float" office:value="63.506022">
                <text:p>63.50602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9.755878">
                <text:p>79.755878</text:p>
              </table:table-cell>
              <table:table-cell office:value-type="float" office:value="63.459849">
                <text:p>63.45984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9.818544">
                <text:p>79.818544</text:p>
              </table:table-cell>
              <table:table-cell office:value-type="float" office:value="63.496481">
                <text:p>63.49648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9.881162">
                <text:p>79.881162</text:p>
              </table:table-cell>
              <table:table-cell office:value-type="float" office:value="63.712832">
                <text:p>63.71283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9.94373">
                <text:p>79.94373</text:p>
              </table:table-cell>
              <table:table-cell office:value-type="float" office:value="63.820827">
                <text:p>63.82082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0.00625">
                <text:p>80.00625</text:p>
              </table:table-cell>
              <table:table-cell office:value-type="float" office:value="63.753738">
                <text:p>63.75373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0.06872">
                <text:p>80.06872</text:p>
              </table:table-cell>
              <table:table-cell office:value-type="float" office:value="63.901906">
                <text:p>63.90190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0.131143">
                <text:p>80.131143</text:p>
              </table:table-cell>
              <table:table-cell office:value-type="float" office:value="64.108597">
                <text:p>64.10859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0.193516">
                <text:p>80.193516</text:p>
              </table:table-cell>
              <table:table-cell office:value-type="float" office:value="64.211805">
                <text:p>64.21180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0.255841">
                <text:p>80.255841</text:p>
              </table:table-cell>
              <table:table-cell office:value-type="float" office:value="64.036206">
                <text:p>64.03620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0.318118">
                <text:p>80.318118</text:p>
              </table:table-cell>
              <table:table-cell office:value-type="float" office:value="64.253786">
                <text:p>64.25378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0.380346">
                <text:p>80.380346</text:p>
              </table:table-cell>
              <table:table-cell office:value-type="float" office:value="64.083444">
                <text:p>64.08344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0.442526">
                <text:p>80.442526</text:p>
              </table:table-cell>
              <table:table-cell office:value-type="float" office:value="64.032445">
                <text:p>64.03244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0.504658">
                <text:p>80.504658</text:p>
              </table:table-cell>
              <table:table-cell office:value-type="float" office:value="63.982475">
                <text:p>63.98247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0.566743">
                <text:p>80.566743</text:p>
              </table:table-cell>
              <table:table-cell office:value-type="float" office:value="64.207751">
                <text:p>64.20775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0.628779">
                <text:p>80.628779</text:p>
              </table:table-cell>
              <table:table-cell office:value-type="float" office:value="64.20459">
                <text:p>64.2045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0.690768">
                <text:p>80.690768</text:p>
              </table:table-cell>
              <table:table-cell office:value-type="float" office:value="64.355972">
                <text:p>64.35597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0.752709">
                <text:p>80.752709</text:p>
              </table:table-cell>
              <table:table-cell office:value-type="float" office:value="64.54226">
                <text:p>64.5422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0.814603">
                <text:p>80.814603</text:p>
              </table:table-cell>
              <table:table-cell office:value-type="float" office:value="64.663567">
                <text:p>64.66356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0.876449">
                <text:p>80.876449</text:p>
              </table:table-cell>
              <table:table-cell office:value-type="float" office:value="64.571231">
                <text:p>64.57123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0.938248">
                <text:p>80.938248</text:p>
              </table:table-cell>
              <table:table-cell office:value-type="float" office:value="64.567535">
                <text:p>64.56753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1">
                <text:p>81</text:p>
              </table:table-cell>
              <table:table-cell office:value-type="float" office:value="64.713168">
                <text:p>64.71316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1.061705">
                <text:p>81.061705</text:p>
              </table:table-cell>
              <table:table-cell office:value-type="float" office:value="64.541428">
                <text:p>64.54142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81.123363">
                <text:p>81.123363</text:p>
              </table:table-cell>
              <table:table-cell office:value-type="float" office:value="64.676075">
                <text:p>64.67607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1.184974">
                <text:p>81.184974</text:p>
              </table:table-cell>
              <table:table-cell office:value-type="float" office:value="64.573355">
                <text:p>64.57335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1.246538">
                <text:p>81.246538</text:p>
              </table:table-cell>
              <table:table-cell office:value-type="float" office:value="64.567503">
                <text:p>64.56750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1.308056">
                <text:p>81.308056</text:p>
              </table:table-cell>
              <table:table-cell office:value-type="float" office:value="64.759428">
                <text:p>64.75942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1.369527">
                <text:p>81.369527</text:p>
              </table:table-cell>
              <table:table-cell office:value-type="float" office:value="65.014014">
                <text:p>65.01401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1.430952">
                <text:p>81.430952</text:p>
              </table:table-cell>
              <table:table-cell office:value-type="float" office:value="64.962011">
                <text:p>64.96201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1.492331">
                <text:p>81.492331</text:p>
              </table:table-cell>
              <table:table-cell office:value-type="float" office:value="65.193241">
                <text:p>65.19324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1.553663">
                <text:p>81.553663</text:p>
              </table:table-cell>
              <table:table-cell office:value-type="float" office:value="65.341646">
                <text:p>65.34164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1.61495">
                <text:p>81.61495</text:p>
              </table:table-cell>
              <table:table-cell office:value-type="float" office:value="65.240394">
                <text:p>65.24039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1.67619">
                <text:p>81.67619</text:p>
              </table:table-cell>
              <table:table-cell office:value-type="float" office:value="65.258846">
                <text:p>65.25884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1.737384">
                <text:p>81.737384</text:p>
              </table:table-cell>
              <table:table-cell office:value-type="float" office:value="65.453234">
                <text:p>65.45323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1.798533">
                <text:p>81.798533</text:p>
              </table:table-cell>
              <table:table-cell office:value-type="float" office:value="65.288018">
                <text:p>65.28801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1.859636">
                <text:p>81.859636</text:p>
              </table:table-cell>
              <table:table-cell office:value-type="float" office:value="65.332074">
                <text:p>65.33207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1.920693">
                <text:p>81.920693</text:p>
              </table:table-cell>
              <table:table-cell office:value-type="float" office:value="65.184573">
                <text:p>65.18457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1.981705">
                <text:p>81.981705</text:p>
              </table:table-cell>
              <table:table-cell office:value-type="float" office:value="64.90931">
                <text:p>64.9093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2.042672">
                <text:p>82.042672</text:p>
              </table:table-cell>
              <table:table-cell office:value-type="float" office:value="64.71661">
                <text:p>64.7166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2.103593">
                <text:p>82.103593</text:p>
              </table:table-cell>
              <table:table-cell office:value-type="float" office:value="64.881899">
                <text:p>64.88189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2.164469">
                <text:p>82.164469</text:p>
              </table:table-cell>
              <table:table-cell office:value-type="float" office:value="64.722982">
                <text:p>64.72298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2.2253">
                <text:p>82.2253</text:p>
              </table:table-cell>
              <table:table-cell office:value-type="float" office:value="64.900075">
                <text:p>64.90007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2.286086">
                <text:p>82.286086</text:p>
              </table:table-cell>
              <table:table-cell office:value-type="float" office:value="65.23185">
                <text:p>65.2318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2.346828">
                <text:p>82.346828</text:p>
              </table:table-cell>
              <table:table-cell office:value-type="float" office:value="65.036729">
                <text:p>65.03672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2.407524">
                <text:p>82.407524</text:p>
              </table:table-cell>
              <table:table-cell office:value-type="float" office:value="64.871821">
                <text:p>64.87182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2.468176">
                <text:p>82.468176</text:p>
              </table:table-cell>
              <table:table-cell office:value-type="float" office:value="64.957293">
                <text:p>64.95729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2.528783">
                <text:p>82.528783</text:p>
              </table:table-cell>
              <table:table-cell office:value-type="float" office:value="64.831058">
                <text:p>64.83105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2.589346">
                <text:p>82.589346</text:p>
              </table:table-cell>
              <table:table-cell office:value-type="float" office:value="64.843009">
                <text:p>64.84300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2.649864">
                <text:p>82.649864</text:p>
              </table:table-cell>
              <table:table-cell office:value-type="float" office:value="65.246212">
                <text:p>65.24621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2.710338">
                <text:p>82.710338</text:p>
              </table:table-cell>
              <table:table-cell office:value-type="float" office:value="65.28986">
                <text:p>65.2898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2.770768">
                <text:p>82.770768</text:p>
              </table:table-cell>
              <table:table-cell office:value-type="float" office:value="65.428735">
                <text:p>65.42873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2.831154">
                <text:p>82.831154</text:p>
              </table:table-cell>
              <table:table-cell office:value-type="float" office:value="65.699727">
                <text:p>65.69972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2.891495">
                <text:p>82.891495</text:p>
              </table:table-cell>
              <table:table-cell office:value-type="float" office:value="65.912811">
                <text:p>65.91281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2.951793">
                <text:p>82.951793</text:p>
              </table:table-cell>
              <table:table-cell office:value-type="float" office:value="65.840349">
                <text:p>65.84034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3.012047">
                <text:p>83.012047</text:p>
              </table:table-cell>
              <table:table-cell office:value-type="float" office:value="65.885213">
                <text:p>65.88521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3.072258">
                <text:p>83.072258</text:p>
              </table:table-cell>
              <table:table-cell office:value-type="float" office:value="65.54542">
                <text:p>65.5454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3.132424">
                <text:p>83.132424</text:p>
              </table:table-cell>
              <table:table-cell office:value-type="float" office:value="65.721388">
                <text:p>65.72138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3.192548">
                <text:p>83.192548</text:p>
              </table:table-cell>
              <table:table-cell office:value-type="float" office:value="65.630549">
                <text:p>65.63054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3.252628">
                <text:p>83.252628</text:p>
              </table:table-cell>
              <table:table-cell office:value-type="float" office:value="65.514343">
                <text:p>65.51434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3.312664">
                <text:p>83.312664</text:p>
              </table:table-cell>
              <table:table-cell office:value-type="float" office:value="65.597754">
                <text:p>65.59775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3.372657">
                <text:p>83.372657</text:p>
              </table:table-cell>
              <table:table-cell office:value-type="float" office:value="65.370799">
                <text:p>65.37079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3.432608">
                <text:p>83.432608</text:p>
              </table:table-cell>
              <table:table-cell office:value-type="float" office:value="65.41152">
                <text:p>65.4115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3.492515">
                <text:p>83.492515</text:p>
              </table:table-cell>
              <table:table-cell office:value-type="float" office:value="65.196885">
                <text:p>65.19688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3.552379">
                <text:p>83.552379</text:p>
              </table:table-cell>
              <table:table-cell office:value-type="float" office:value="65.009393">
                <text:p>65.00939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3.6122">
                <text:p>83.6122</text:p>
              </table:table-cell>
              <table:table-cell office:value-type="float" office:value="64.893162">
                <text:p>64.89316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3.671979">
                <text:p>83.671979</text:p>
              </table:table-cell>
              <table:table-cell office:value-type="float" office:value="65.075827">
                <text:p>65.07582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3.731714">
                <text:p>83.731714</text:p>
              </table:table-cell>
              <table:table-cell office:value-type="float" office:value="65.297235">
                <text:p>65.29723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3.791408">
                <text:p>83.791408</text:p>
              </table:table-cell>
              <table:table-cell office:value-type="float" office:value="65.27564">
                <text:p>65.2756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3.851058">
                <text:p>83.851058</text:p>
              </table:table-cell>
              <table:table-cell office:value-type="float" office:value="65.47374">
                <text:p>65.4737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3.910667">
                <text:p>83.910667</text:p>
              </table:table-cell>
              <table:table-cell office:value-type="float" office:value="65.727591">
                <text:p>65.72759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3.970233">
                <text:p>83.970233</text:p>
              </table:table-cell>
              <table:table-cell office:value-type="float" office:value="65.593946">
                <text:p>65.59394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4.029757">
                <text:p>84.029757</text:p>
              </table:table-cell>
              <table:table-cell office:value-type="float" office:value="65.69476">
                <text:p>65.6947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4.089238">
                <text:p>84.089238</text:p>
              </table:table-cell>
              <table:table-cell office:value-type="float" office:value="65.3928">
                <text:p>65.392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4.148678">
                <text:p>84.148678</text:p>
              </table:table-cell>
              <table:table-cell office:value-type="float" office:value="65.270018">
                <text:p>65.27001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4.208076">
                <text:p>84.208076</text:p>
              </table:table-cell>
              <table:table-cell office:value-type="float" office:value="64.959459">
                <text:p>64.95945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4.267431">
                <text:p>84.267431</text:p>
              </table:table-cell>
              <table:table-cell office:value-type="float" office:value="65.078133">
                <text:p>65.07813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4.326745">
                <text:p>84.326745</text:p>
              </table:table-cell>
              <table:table-cell office:value-type="float" office:value="65.069536">
                <text:p>65.06953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4.386018">
                <text:p>84.386018</text:p>
              </table:table-cell>
              <table:table-cell office:value-type="float" office:value="64.668113">
                <text:p>64.66811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4.445249">
                <text:p>84.445249</text:p>
              </table:table-cell>
              <table:table-cell office:value-type="float" office:value="64.812401">
                <text:p>64.81240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4.504438">
                <text:p>84.504438</text:p>
              </table:table-cell>
              <table:table-cell office:value-type="float" office:value="64.893944">
                <text:p>64.89394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4.563586">
                <text:p>84.563586</text:p>
              </table:table-cell>
              <table:table-cell office:value-type="float" office:value="64.953426">
                <text:p>64.95342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4.622692">
                <text:p>84.622692</text:p>
              </table:table-cell>
              <table:table-cell office:value-type="float" office:value="65.184464">
                <text:p>65.18446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4.681757">
                <text:p>84.681757</text:p>
              </table:table-cell>
              <table:table-cell office:value-type="float" office:value="65.345988">
                <text:p>65.34598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4.740781">
                <text:p>84.740781</text:p>
              </table:table-cell>
              <table:table-cell office:value-type="float" office:value="65.180685">
                <text:p>65.18068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4.799764">
                <text:p>84.799764</text:p>
              </table:table-cell>
              <table:table-cell office:value-type="float" office:value="65.544054">
                <text:p>65.54405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4.858706">
                <text:p>84.858706</text:p>
              </table:table-cell>
              <table:table-cell office:value-type="float" office:value="65.816239">
                <text:p>65.81623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4.917607">
                <text:p>84.917607</text:p>
              </table:table-cell>
              <table:table-cell office:value-type="float" office:value="66.053627">
                <text:p>66.05362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4.976467">
                <text:p>84.976467</text:p>
              </table:table-cell>
              <table:table-cell office:value-type="float" office:value="65.935393">
                <text:p>65.93539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5.035287">
                <text:p>85.035287</text:p>
              </table:table-cell>
              <table:table-cell office:value-type="float" office:value="66.039932">
                <text:p>66.03993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5.094066">
                <text:p>85.094066</text:p>
              </table:table-cell>
              <table:table-cell office:value-type="float" office:value="66.223747">
                <text:p>66.22374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5.152804">
                <text:p>85.152804</text:p>
              </table:table-cell>
              <table:table-cell office:value-type="float" office:value="66.195642">
                <text:p>66.19564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5.211502">
                <text:p>85.211502</text:p>
              </table:table-cell>
              <table:table-cell office:value-type="float" office:value="66.148671">
                <text:p>66.14867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5.270159">
                <text:p>85.270159</text:p>
              </table:table-cell>
              <table:table-cell office:value-type="float" office:value="66.322607">
                <text:p>66.32260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5.328776">
                <text:p>85.328776</text:p>
              </table:table-cell>
              <table:table-cell office:value-type="float" office:value="66.488965">
                <text:p>66.48896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5.387353">
                <text:p>85.387353</text:p>
              </table:table-cell>
              <table:table-cell office:value-type="float" office:value="66.975849">
                <text:p>66.97584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5.445889">
                <text:p>85.445889</text:p>
              </table:table-cell>
              <table:table-cell office:value-type="float" office:value="66.780727">
                <text:p>66.78072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5.504386">
                <text:p>85.504386</text:p>
              </table:table-cell>
              <table:table-cell office:value-type="float" office:value="66.655793">
                <text:p>66.65579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5.562842">
                <text:p>85.562842</text:p>
              </table:table-cell>
              <table:table-cell office:value-type="float" office:value="66.678159">
                <text:p>66.67815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5.621259">
                <text:p>85.621259</text:p>
              </table:table-cell>
              <table:table-cell office:value-type="float" office:value="66.78765">
                <text:p>66.7876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5.679636">
                <text:p>85.679636</text:p>
              </table:table-cell>
              <table:table-cell office:value-type="float" office:value="67.185732">
                <text:p>67.18573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5.737973">
                <text:p>85.737973</text:p>
              </table:table-cell>
              <table:table-cell office:value-type="float" office:value="67.307632">
                <text:p>67.30763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5.79627">
                <text:p>85.79627</text:p>
              </table:table-cell>
              <table:table-cell office:value-type="float" office:value="67.326129">
                <text:p>67.32612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5.854528">
                <text:p>85.854528</text:p>
              </table:table-cell>
              <table:table-cell office:value-type="float" office:value="67.537762">
                <text:p>67.53776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5.912746">
                <text:p>85.912746</text:p>
              </table:table-cell>
              <table:table-cell office:value-type="float" office:value="67.352599">
                <text:p>67.35259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5.970925">
                <text:p>85.970925</text:p>
              </table:table-cell>
              <table:table-cell office:value-type="float" office:value="67.804835">
                <text:p>67.80483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6.029065">
                <text:p>86.029065</text:p>
              </table:table-cell>
              <table:table-cell office:value-type="float" office:value="67.795309">
                <text:p>67.79530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6.087165">
                <text:p>86.087165</text:p>
              </table:table-cell>
              <table:table-cell office:value-type="float" office:value="67.645605">
                <text:p>67.64560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6.145226">
                <text:p>86.145226</text:p>
              </table:table-cell>
              <table:table-cell office:value-type="float" office:value="67.15044">
                <text:p>67.1504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6.203248">
                <text:p>86.203248</text:p>
              </table:table-cell>
              <table:table-cell office:value-type="float" office:value="67.517311">
                <text:p>67.51731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6.261231">
                <text:p>86.261231</text:p>
              </table:table-cell>
              <table:table-cell office:value-type="float" office:value="67.663397">
                <text:p>67.66339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6.319175">
                <text:p>86.319175</text:p>
              </table:table-cell>
              <table:table-cell office:value-type="float" office:value="67.974544">
                <text:p>67.97454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6.37708">
                <text:p>86.37708</text:p>
              </table:table-cell>
              <table:table-cell office:value-type="float" office:value="67.98316">
                <text:p>67.9831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6.434947">
                <text:p>86.434947</text:p>
              </table:table-cell>
              <table:table-cell office:value-type="float" office:value="68.147813">
                <text:p>68.14781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6.492774">
                <text:p>86.492774</text:p>
              </table:table-cell>
              <table:table-cell office:value-type="float" office:value="68.038282">
                <text:p>68.03828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6.550563">
                <text:p>86.550563</text:p>
              </table:table-cell>
              <table:table-cell office:value-type="float" office:value="68.684334">
                <text:p>68.68433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6.608314">
                <text:p>86.608314</text:p>
              </table:table-cell>
              <table:table-cell office:value-type="float" office:value="68.712241">
                <text:p>68.71224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6.666026">
                <text:p>86.666026</text:p>
              </table:table-cell>
              <table:table-cell office:value-type="float" office:value="68.852907">
                <text:p>68.85290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6.723699">
                <text:p>86.723699</text:p>
              </table:table-cell>
              <table:table-cell office:value-type="float" office:value="68.777481">
                <text:p>68.77748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6.781334">
                <text:p>86.781334</text:p>
              </table:table-cell>
              <table:table-cell office:value-type="float" office:value="68.782105">
                <text:p>68.78210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6.838931">
                <text:p>86.838931</text:p>
              </table:table-cell>
              <table:table-cell office:value-type="float" office:value="69.05187">
                <text:p>69.0518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6.89649">
                <text:p>86.89649</text:p>
              </table:table-cell>
              <table:table-cell office:value-type="float" office:value="69.148729">
                <text:p>69.14872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6.954011">
                <text:p>86.954011</text:p>
              </table:table-cell>
              <table:table-cell office:value-type="float" office:value="69.097928">
                <text:p>69.09792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7.011493">
                <text:p>87.011493</text:p>
              </table:table-cell>
              <table:table-cell office:value-type="float" office:value="69.179145">
                <text:p>69.17914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7.068938">
                <text:p>87.068938</text:p>
              </table:table-cell>
              <table:table-cell office:value-type="float" office:value="68.795833">
                <text:p>68.79583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7.126345">
                <text:p>87.126345</text:p>
              </table:table-cell>
              <table:table-cell office:value-type="float" office:value="68.832162">
                <text:p>68.83216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7.183714">
                <text:p>87.183714</text:p>
              </table:table-cell>
              <table:table-cell office:value-type="float" office:value="68.940003">
                <text:p>68.94000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7.241045">
                <text:p>87.241045</text:p>
              </table:table-cell>
              <table:table-cell office:value-type="float" office:value="69.000589">
                <text:p>69.00058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7.298339">
                <text:p>87.298339</text:p>
              </table:table-cell>
              <table:table-cell office:value-type="float" office:value="68.976798">
                <text:p>68.97679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7.355595">
                <text:p>87.355595</text:p>
              </table:table-cell>
              <table:table-cell office:value-type="float" office:value="68.960354">
                <text:p>68.96035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7.412814">
                <text:p>87.412814</text:p>
              </table:table-cell>
              <table:table-cell office:value-type="float" office:value="69.203452">
                <text:p>69.20345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7.469995">
                <text:p>87.469995</text:p>
              </table:table-cell>
              <table:table-cell office:value-type="float" office:value="69.542784">
                <text:p>69.54278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7.527139">
                <text:p>87.527139</text:p>
              </table:table-cell>
              <table:table-cell office:value-type="float" office:value="69.455923">
                <text:p>69.45592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7.584245">
                <text:p>87.584245</text:p>
              </table:table-cell>
              <table:table-cell office:value-type="float" office:value="69.162896">
                <text:p>69.16289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7.641314">
                <text:p>87.641314</text:p>
              </table:table-cell>
              <table:table-cell office:value-type="float" office:value="69.255967">
                <text:p>69.25596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7.698347">
                <text:p>87.698347</text:p>
              </table:table-cell>
              <table:table-cell office:value-type="float" office:value="68.934109">
                <text:p>68.93410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7.755342">
                <text:p>87.755342</text:p>
              </table:table-cell>
              <table:table-cell office:value-type="float" office:value="68.82572">
                <text:p>68.8257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7.8123">
                <text:p>87.8123</text:p>
              </table:table-cell>
              <table:table-cell office:value-type="float" office:value="68.963123">
                <text:p>68.96312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7.869221">
                <text:p>87.869221</text:p>
              </table:table-cell>
              <table:table-cell office:value-type="float" office:value="68.771956">
                <text:p>68.77195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7.926105">
                <text:p>87.926105</text:p>
              </table:table-cell>
              <table:table-cell office:value-type="float" office:value="68.675416">
                <text:p>68.67541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7.982953">
                <text:p>87.982953</text:p>
              </table:table-cell>
              <table:table-cell office:value-type="float" office:value="69.023968">
                <text:p>69.02396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8.039764">
                <text:p>88.039764</text:p>
              </table:table-cell>
              <table:table-cell office:value-type="float" office:value="68.914625">
                <text:p>68.9146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8.096538">
                <text:p>88.096538</text:p>
              </table:table-cell>
              <table:table-cell office:value-type="float" office:value="68.911982">
                <text:p>68.91198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8.153276">
                <text:p>88.153276</text:p>
              </table:table-cell>
              <table:table-cell office:value-type="float" office:value="69.306789">
                <text:p>69.30678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8.209977">
                <text:p>88.209977</text:p>
              </table:table-cell>
              <table:table-cell office:value-type="float" office:value="69.54442">
                <text:p>69.5444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8.266641">
                <text:p>88.266641</text:p>
              </table:table-cell>
              <table:table-cell office:value-type="float" office:value="69.690105">
                <text:p>69.69010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8.32327">
                <text:p>88.32327</text:p>
              </table:table-cell>
              <table:table-cell office:value-type="float" office:value="69.823262">
                <text:p>69.82326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8.379862">
                <text:p>88.379862</text:p>
              </table:table-cell>
              <table:table-cell office:value-type="float" office:value="69.798277">
                <text:p>69.79827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8.436418">
                <text:p>88.436418</text:p>
              </table:table-cell>
              <table:table-cell office:value-type="float" office:value="70.101116">
                <text:p>70.1011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8.492938">
                <text:p>88.492938</text:p>
              </table:table-cell>
              <table:table-cell office:value-type="float" office:value="70.380878">
                <text:p>70.38087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8.549421">
                <text:p>88.549421</text:p>
              </table:table-cell>
              <table:table-cell office:value-type="float" office:value="70.2369">
                <text:p>70.236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8.605869">
                <text:p>88.605869</text:p>
              </table:table-cell>
              <table:table-cell office:value-type="float" office:value="70.180413">
                <text:p>70.18041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8.662281">
                <text:p>88.662281</text:p>
              </table:table-cell>
              <table:table-cell office:value-type="float" office:value="70.368951">
                <text:p>70.36895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8.718656">
                <text:p>88.718656</text:p>
              </table:table-cell>
              <table:table-cell office:value-type="float" office:value="70.232313">
                <text:p>70.23231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8.774996">
                <text:p>88.774996</text:p>
              </table:table-cell>
              <table:table-cell office:value-type="float" office:value="70.042112">
                <text:p>70.04211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8.831301">
                <text:p>88.831301</text:p>
              </table:table-cell>
              <table:table-cell office:value-type="float" office:value="70.15635">
                <text:p>70.1563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8.887569">
                <text:p>88.887569</text:p>
              </table:table-cell>
              <table:table-cell office:value-type="float" office:value="70.241422">
                <text:p>70.24142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8.943802">
                <text:p>88.943802</text:p>
              </table:table-cell>
              <table:table-cell office:value-type="float" office:value="70.498921">
                <text:p>70.49892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9">
                <text:p>89</text:p>
              </table:table-cell>
              <table:table-cell office:value-type="float" office:value="70.572678">
                <text:p>70.57267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9.056162">
                <text:p>89.056162</text:p>
              </table:table-cell>
              <table:table-cell office:value-type="float" office:value="70.67946">
                <text:p>70.6794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9.112289">
                <text:p>89.112289</text:p>
              </table:table-cell>
              <table:table-cell office:value-type="float" office:value="70.730982">
                <text:p>70.73098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9.16838">
                <text:p>89.16838</text:p>
              </table:table-cell>
              <table:table-cell office:value-type="float" office:value="70.555509">
                <text:p>70.55550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9.224436">
                <text:p>89.224436</text:p>
              </table:table-cell>
              <table:table-cell office:value-type="float" office:value="70.813037">
                <text:p>70.81303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9.280457">
                <text:p>89.280457</text:p>
              </table:table-cell>
              <table:table-cell office:value-type="float" office:value="70.788423">
                <text:p>70.78842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9.336443">
                <text:p>89.336443</text:p>
              </table:table-cell>
              <table:table-cell office:value-type="float" office:value="70.855138">
                <text:p>70.85513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9.392393">
                <text:p>89.392393</text:p>
              </table:table-cell>
              <table:table-cell office:value-type="float" office:value="71.085141">
                <text:p>71.08514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9.448309">
                <text:p>89.448309</text:p>
              </table:table-cell>
              <table:table-cell office:value-type="float" office:value="71.444171">
                <text:p>71.44417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9.50419">
                <text:p>89.50419</text:p>
              </table:table-cell>
              <table:table-cell office:value-type="float" office:value="71.350255">
                <text:p>71.35025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9.560036">
                <text:p>89.560036</text:p>
              </table:table-cell>
              <table:table-cell office:value-type="float" office:value="71.458241">
                <text:p>71.45824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9.615847">
                <text:p>89.615847</text:p>
              </table:table-cell>
              <table:table-cell office:value-type="float" office:value="71.325512">
                <text:p>71.32551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9.671623">
                <text:p>89.671623</text:p>
              </table:table-cell>
              <table:table-cell office:value-type="float" office:value="71.293703">
                <text:p>71.29370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9.727365">
                <text:p>89.727365</text:p>
              </table:table-cell>
              <table:table-cell office:value-type="float" office:value="71.505851">
                <text:p>71.50585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9.783072">
                <text:p>89.783072</text:p>
              </table:table-cell>
              <table:table-cell office:value-type="float" office:value="71.70619">
                <text:p>71.7061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9.838744">
                <text:p>89.838744</text:p>
              </table:table-cell>
              <table:table-cell office:value-type="float" office:value="71.927253">
                <text:p>71.92725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9.894382">
                <text:p>89.894382</text:p>
              </table:table-cell>
              <table:table-cell office:value-type="float" office:value="71.457671">
                <text:p>71.45767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9.949986">
                <text:p>89.949986</text:p>
              </table:table-cell>
              <table:table-cell office:value-type="float" office:value="71.479201">
                <text:p>71.47920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0.005555">
                <text:p>90.005555</text:p>
              </table:table-cell>
              <table:table-cell office:value-type="float" office:value="71.769602">
                <text:p>71.76960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0.06109">
                <text:p>90.06109</text:p>
              </table:table-cell>
              <table:table-cell office:value-type="float" office:value="72.044016">
                <text:p>72.04401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0.116591">
                <text:p>90.116591</text:p>
              </table:table-cell>
              <table:table-cell office:value-type="float" office:value="72.11348">
                <text:p>72.1134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0.172058">
                <text:p>90.172058</text:p>
              </table:table-cell>
              <table:table-cell office:value-type="float" office:value="72.287088">
                <text:p>72.28708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0.22749">
                <text:p>90.22749</text:p>
              </table:table-cell>
              <table:table-cell office:value-type="float" office:value="72.326888">
                <text:p>72.32688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0.282889">
                <text:p>90.282889</text:p>
              </table:table-cell>
              <table:table-cell office:value-type="float" office:value="72.44517">
                <text:p>72.4451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0.338253">
                <text:p>90.338253</text:p>
              </table:table-cell>
              <table:table-cell office:value-type="float" office:value="72.206286">
                <text:p>72.20628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0.393584">
                <text:p>90.393584</text:p>
              </table:table-cell>
              <table:table-cell office:value-type="float" office:value="72.47999">
                <text:p>72.4799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0.448881">
                <text:p>90.448881</text:p>
              </table:table-cell>
              <table:table-cell office:value-type="float" office:value="72.787913">
                <text:p>72.78791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0.504144">
                <text:p>90.504144</text:p>
              </table:table-cell>
              <table:table-cell office:value-type="float" office:value="73.20308">
                <text:p>73.2030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0.559373">
                <text:p>90.559373</text:p>
              </table:table-cell>
              <table:table-cell office:value-type="float" office:value="73.567987">
                <text:p>73.56798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0.614568">
                <text:p>90.614568</text:p>
              </table:table-cell>
              <table:table-cell office:value-type="float" office:value="73.435439">
                <text:p>73.43543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0.66973">
                <text:p>90.66973</text:p>
              </table:table-cell>
              <table:table-cell office:value-type="float" office:value="73.599999">
                <text:p>73.59999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0.724859">
                <text:p>90.724859</text:p>
              </table:table-cell>
              <table:table-cell office:value-type="float" office:value="73.823172">
                <text:p>73.82317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0.779954">
                <text:p>90.779954</text:p>
              </table:table-cell>
              <table:table-cell office:value-type="float" office:value="73.971901">
                <text:p>73.97190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0.835015">
                <text:p>90.835015</text:p>
              </table:table-cell>
              <table:table-cell office:value-type="float" office:value="74.032684">
                <text:p>74.03268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0.890043">
                <text:p>90.890043</text:p>
              </table:table-cell>
              <table:table-cell office:value-type="float" office:value="74.148319">
                <text:p>74.14831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0.945038">
                <text:p>90.945038</text:p>
              </table:table-cell>
              <table:table-cell office:value-type="float" office:value="74.321265">
                <text:p>74.32126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1">
                <text:p>91</text:p>
              </table:table-cell>
              <table:table-cell office:value-type="float" office:value="74.53722">
                <text:p>74.5372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1.054928">
                <text:p>91.054928</text:p>
              </table:table-cell>
              <table:table-cell office:value-type="float" office:value="74.627098">
                <text:p>74.62709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1.109824">
                <text:p>91.109824</text:p>
              </table:table-cell>
              <table:table-cell office:value-type="float" office:value="74.831521">
                <text:p>74.83152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1.164686">
                <text:p>91.164686</text:p>
              </table:table-cell>
              <table:table-cell office:value-type="float" office:value="74.923501">
                <text:p>74.92350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1.219515">
                <text:p>91.219515</text:p>
              </table:table-cell>
              <table:table-cell office:value-type="float" office:value="75.024107">
                <text:p>75.02410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1.274312">
                <text:p>91.274312</text:p>
              </table:table-cell>
              <table:table-cell office:value-type="float" office:value="75.232319">
                <text:p>75.23231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1.329075">
                <text:p>91.329075</text:p>
              </table:table-cell>
              <table:table-cell office:value-type="float" office:value="75.393536">
                <text:p>75.39353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1.383806">
                <text:p>91.383806</text:p>
              </table:table-cell>
              <table:table-cell office:value-type="float" office:value="75.286116">
                <text:p>75.28611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1.438504">
                <text:p>91.438504</text:p>
              </table:table-cell>
              <table:table-cell office:value-type="float" office:value="75.270834">
                <text:p>75.27083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1.493169">
                <text:p>91.493169</text:p>
              </table:table-cell>
              <table:table-cell office:value-type="float" office:value="75.476631">
                <text:p>75.47663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1.547802">
                <text:p>91.547802</text:p>
              </table:table-cell>
              <table:table-cell office:value-type="float" office:value="75.565989">
                <text:p>75.56598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1.602402">
                <text:p>91.602402</text:p>
              </table:table-cell>
              <table:table-cell office:value-type="float" office:value="75.688502">
                <text:p>75.68850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1.656969">
                <text:p>91.656969</text:p>
              </table:table-cell>
              <table:table-cell office:value-type="float" office:value="75.862826">
                <text:p>75.86282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1.711504">
                <text:p>91.711504</text:p>
              </table:table-cell>
              <table:table-cell office:value-type="float" office:value="75.965102">
                <text:p>75.96510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1.766007">
                <text:p>91.766007</text:p>
              </table:table-cell>
              <table:table-cell office:value-type="float" office:value="76.019959">
                <text:p>76.01995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1.820477">
                <text:p>91.820477</text:p>
              </table:table-cell>
              <table:table-cell office:value-type="float" office:value="76.060771">
                <text:p>76.06077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1.874915">
                <text:p>91.874915</text:p>
              </table:table-cell>
              <table:table-cell office:value-type="float" office:value="76.032745">
                <text:p>76.03274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1.929321">
                <text:p>91.929321</text:p>
              </table:table-cell>
              <table:table-cell office:value-type="float" office:value="75.798912">
                <text:p>75.79891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1.983694">
                <text:p>91.983694</text:p>
              </table:table-cell>
              <table:table-cell office:value-type="float" office:value="75.830649">
                <text:p>75.83064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2.038036">
                <text:p>92.038036</text:p>
              </table:table-cell>
              <table:table-cell office:value-type="float" office:value="75.556111">
                <text:p>75.55611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2.092345">
                <text:p>92.092345</text:p>
              </table:table-cell>
              <table:table-cell office:value-type="float" office:value="75.471723">
                <text:p>75.47172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2.146622">
                <text:p>92.146622</text:p>
              </table:table-cell>
              <table:table-cell office:value-type="float" office:value="75.723031">
                <text:p>75.72303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2.200868">
                <text:p>92.200868</text:p>
              </table:table-cell>
              <table:table-cell office:value-type="float" office:value="76.129668">
                <text:p>76.12966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2.255081">
                <text:p>92.255081</text:p>
              </table:table-cell>
              <table:table-cell office:value-type="float" office:value="76.108454">
                <text:p>76.10845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2.309263">
                <text:p>92.309263</text:p>
              </table:table-cell>
              <table:table-cell office:value-type="float" office:value="76.095041">
                <text:p>76.09504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2.363413">
                <text:p>92.363413</text:p>
              </table:table-cell>
              <table:table-cell office:value-type="float" office:value="76.12353">
                <text:p>76.1235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2.417531">
                <text:p>92.417531</text:p>
              </table:table-cell>
              <table:table-cell office:value-type="float" office:value="76.281523">
                <text:p>76.28152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2.471617">
                <text:p>92.471617</text:p>
              </table:table-cell>
              <table:table-cell office:value-type="float" office:value="76.218738">
                <text:p>76.21873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2.525672">
                <text:p>92.525672</text:p>
              </table:table-cell>
              <table:table-cell office:value-type="float" office:value="76.229545">
                <text:p>76.22954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2.579695">
                <text:p>92.579695</text:p>
              </table:table-cell>
              <table:table-cell office:value-type="float" office:value="76.426677">
                <text:p>76.42667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2.633687">
                <text:p>92.633687</text:p>
              </table:table-cell>
              <table:table-cell office:value-type="float" office:value="76.239606">
                <text:p>76.23960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2.687648">
                <text:p>92.687648</text:p>
              </table:table-cell>
              <table:table-cell office:value-type="float" office:value="76.249049">
                <text:p>76.24904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2.741576">
                <text:p>92.741576</text:p>
              </table:table-cell>
              <table:table-cell office:value-type="float" office:value="76.209118">
                <text:p>76.20911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2.795474">
                <text:p>92.795474</text:p>
              </table:table-cell>
              <table:table-cell office:value-type="float" office:value="76.221778">
                <text:p>76.22177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2.84934">
                <text:p>92.84934</text:p>
              </table:table-cell>
              <table:table-cell office:value-type="float" office:value="76.300211">
                <text:p>76.30021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2.903175">
                <text:p>92.903175</text:p>
              </table:table-cell>
              <table:table-cell office:value-type="float" office:value="76.366795">
                <text:p>76.36679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2.956979">
                <text:p>92.956979</text:p>
              </table:table-cell>
              <table:table-cell office:value-type="float" office:value="75.984633">
                <text:p>75.98463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3.010752">
                <text:p>93.010752</text:p>
              </table:table-cell>
              <table:table-cell office:value-type="float" office:value="75.497342">
                <text:p>75.49734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3.064494">
                <text:p>93.064494</text:p>
              </table:table-cell>
              <table:table-cell office:value-type="float" office:value="75.394441">
                <text:p>75.39444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3.118204">
                <text:p>93.118204</text:p>
              </table:table-cell>
              <table:table-cell office:value-type="float" office:value="75.233851">
                <text:p>75.23385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3.171884">
                <text:p>93.171884</text:p>
              </table:table-cell>
              <table:table-cell office:value-type="float" office:value="75.409864">
                <text:p>75.40986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3.225533">
                <text:p>93.225533</text:p>
              </table:table-cell>
              <table:table-cell office:value-type="float" office:value="75.315498">
                <text:p>75.31549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3.279151">
                <text:p>93.279151</text:p>
              </table:table-cell>
              <table:table-cell office:value-type="float" office:value="75.117735">
                <text:p>75.11773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3.332738">
                <text:p>93.332738</text:p>
              </table:table-cell>
              <table:table-cell office:value-type="float" office:value="74.876823">
                <text:p>74.87682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3.386294">
                <text:p>93.386294</text:p>
              </table:table-cell>
              <table:table-cell office:value-type="float" office:value="75.008167">
                <text:p>75.00816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3.43982">
                <text:p>93.43982</text:p>
              </table:table-cell>
              <table:table-cell office:value-type="float" office:value="74.671328">
                <text:p>74.67132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3.493315">
                <text:p>93.493315</text:p>
              </table:table-cell>
              <table:table-cell office:value-type="float" office:value="74.695017">
                <text:p>74.69501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3.54678">
                <text:p>93.54678</text:p>
              </table:table-cell>
              <table:table-cell office:value-type="float" office:value="74.616919">
                <text:p>74.61691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3.600214">
                <text:p>93.600214</text:p>
              </table:table-cell>
              <table:table-cell office:value-type="float" office:value="74.725498">
                <text:p>74.72549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3.653617">
                <text:p>93.653617</text:p>
              </table:table-cell>
              <table:table-cell office:value-type="float" office:value="74.747907">
                <text:p>74.74790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3.70699">
                <text:p>93.70699</text:p>
              </table:table-cell>
              <table:table-cell office:value-type="float" office:value="74.803254">
                <text:p>74.80325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3.760333">
                <text:p>93.760333</text:p>
              </table:table-cell>
              <table:table-cell office:value-type="float" office:value="74.62272">
                <text:p>74.6227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3.813645">
                <text:p>93.813645</text:p>
              </table:table-cell>
              <table:table-cell office:value-type="float" office:value="74.661956">
                <text:p>74.66195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3.866927">
                <text:p>93.866927</text:p>
              </table:table-cell>
              <table:table-cell office:value-type="float" office:value="74.748952">
                <text:p>74.74895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3.920179">
                <text:p>93.920179</text:p>
              </table:table-cell>
              <table:table-cell office:value-type="float" office:value="74.891784">
                <text:p>74.89178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3.9734">
                <text:p>93.9734</text:p>
              </table:table-cell>
              <table:table-cell office:value-type="float" office:value="74.824365">
                <text:p>74.82436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4.026592">
                <text:p>94.026592</text:p>
              </table:table-cell>
              <table:table-cell office:value-type="float" office:value="74.834299">
                <text:p>74.83429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4.079753">
                <text:p>94.079753</text:p>
              </table:table-cell>
              <table:table-cell office:value-type="float" office:value="74.840379">
                <text:p>74.84037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4.132885">
                <text:p>94.132885</text:p>
              </table:table-cell>
              <table:table-cell office:value-type="float" office:value="74.861179">
                <text:p>74.86117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4.185986">
                <text:p>94.185986</text:p>
              </table:table-cell>
              <table:table-cell office:value-type="float" office:value="74.952718">
                <text:p>74.95271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4.239058">
                <text:p>94.239058</text:p>
              </table:table-cell>
              <table:table-cell office:value-type="float" office:value="74.981956">
                <text:p>74.98195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4.292099">
                <text:p>94.292099</text:p>
              </table:table-cell>
              <table:table-cell office:value-type="float" office:value="75.040642">
                <text:p>75.04064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4.345111">
                <text:p>94.345111</text:p>
              </table:table-cell>
              <table:table-cell office:value-type="float" office:value="74.909929">
                <text:p>74.90992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4.398093">
                <text:p>94.398093</text:p>
              </table:table-cell>
              <table:table-cell office:value-type="float" office:value="74.81117">
                <text:p>74.8111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4.451046">
                <text:p>94.451046</text:p>
              </table:table-cell>
              <table:table-cell office:value-type="float" office:value="75.011666">
                <text:p>75.01166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4.503968">
                <text:p>94.503968</text:p>
              </table:table-cell>
              <table:table-cell office:value-type="float" office:value="74.901327">
                <text:p>74.90132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4.556861">
                <text:p>94.556861</text:p>
              </table:table-cell>
              <table:table-cell office:value-type="float" office:value="75.184252">
                <text:p>75.18425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4.609725">
                <text:p>94.609725</text:p>
              </table:table-cell>
              <table:table-cell office:value-type="float" office:value="75.017435">
                <text:p>75.01743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4.662559">
                <text:p>94.662559</text:p>
              </table:table-cell>
              <table:table-cell office:value-type="float" office:value="74.917482">
                <text:p>74.91748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4.715363">
                <text:p>94.715363</text:p>
              </table:table-cell>
              <table:table-cell office:value-type="float" office:value="74.8845">
                <text:p>74.884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4.768138">
                <text:p>94.768138</text:p>
              </table:table-cell>
              <table:table-cell office:value-type="float" office:value="75.061637">
                <text:p>75.06163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4.820884">
                <text:p>94.820884</text:p>
              </table:table-cell>
              <table:table-cell office:value-type="float" office:value="75.40687">
                <text:p>75.4068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4.8736">
                <text:p>94.8736</text:p>
              </table:table-cell>
              <table:table-cell office:value-type="float" office:value="75.635979">
                <text:p>75.63597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4.926287">
                <text:p>94.926287</text:p>
              </table:table-cell>
              <table:table-cell office:value-type="float" office:value="75.570465">
                <text:p>75.57046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4.978945">
                <text:p>94.978945</text:p>
              </table:table-cell>
              <table:table-cell office:value-type="float" office:value="75.63737">
                <text:p>75.6373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5.031574">
                <text:p>95.031574</text:p>
              </table:table-cell>
              <table:table-cell office:value-type="float" office:value="75.57322">
                <text:p>75.5732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5.084173">
                <text:p>95.084173</text:p>
              </table:table-cell>
              <table:table-cell office:value-type="float" office:value="75.455308">
                <text:p>75.45530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5.136744">
                <text:p>95.136744</text:p>
              </table:table-cell>
              <table:table-cell office:value-type="float" office:value="75.296815">
                <text:p>75.29681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5.189285">
                <text:p>95.189285</text:p>
              </table:table-cell>
              <table:table-cell office:value-type="float" office:value="75.602406">
                <text:p>75.60240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5.241798">
                <text:p>95.241798</text:p>
              </table:table-cell>
              <table:table-cell office:value-type="float" office:value="75.69033">
                <text:p>75.6903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5.294281">
                <text:p>95.294281</text:p>
              </table:table-cell>
              <table:table-cell office:value-type="float" office:value="75.721703">
                <text:p>75.72170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5.346736">
                <text:p>95.346736</text:p>
              </table:table-cell>
              <table:table-cell office:value-type="float" office:value="75.7743">
                <text:p>75.774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5.399161">
                <text:p>95.399161</text:p>
              </table:table-cell>
              <table:table-cell office:value-type="float" office:value="75.816197">
                <text:p>75.81619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5.451558">
                <text:p>95.451558</text:p>
              </table:table-cell>
              <table:table-cell office:value-type="float" office:value="75.598989">
                <text:p>75.59898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5.503927">
                <text:p>95.503927</text:p>
              </table:table-cell>
              <table:table-cell office:value-type="float" office:value="75.732774">
                <text:p>75.73277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5.556266">
                <text:p>95.556266</text:p>
              </table:table-cell>
              <table:table-cell office:value-type="float" office:value="75.696238">
                <text:p>75.69623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5.608577">
                <text:p>95.608577</text:p>
              </table:table-cell>
              <table:table-cell office:value-type="float" office:value="75.680197">
                <text:p>75.68019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5.660859">
                <text:p>95.660859</text:p>
              </table:table-cell>
              <table:table-cell office:value-type="float" office:value="75.285488">
                <text:p>75.28548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5.713113">
                <text:p>95.713113</text:p>
              </table:table-cell>
              <table:table-cell office:value-type="float" office:value="75.436162">
                <text:p>75.43616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5.765338">
                <text:p>95.765338</text:p>
              </table:table-cell>
              <table:table-cell office:value-type="float" office:value="75.346782">
                <text:p>75.34678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5.817535">
                <text:p>95.817535</text:p>
              </table:table-cell>
              <table:table-cell office:value-type="float" office:value="75.282985">
                <text:p>75.28298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5.869703">
                <text:p>95.869703</text:p>
              </table:table-cell>
              <table:table-cell office:value-type="float" office:value="75.265576">
                <text:p>75.26557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5.921843">
                <text:p>95.921843</text:p>
              </table:table-cell>
              <table:table-cell office:value-type="float" office:value="75.553805">
                <text:p>75.55380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5.973955">
                <text:p>95.973955</text:p>
              </table:table-cell>
              <table:table-cell office:value-type="float" office:value="75.7445">
                <text:p>75.744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6.026038">
                <text:p>96.026038</text:p>
              </table:table-cell>
              <table:table-cell office:value-type="float" office:value="75.978066">
                <text:p>75.97806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6.078093">
                <text:p>96.078093</text:p>
              </table:table-cell>
              <table:table-cell office:value-type="float" office:value="76.197557">
                <text:p>76.19755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6.13012">
                <text:p>96.13012</text:p>
              </table:table-cell>
              <table:table-cell office:value-type="float" office:value="76.38544">
                <text:p>76.3854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6.182119">
                <text:p>96.182119</text:p>
              </table:table-cell>
              <table:table-cell office:value-type="float" office:value="76.41869">
                <text:p>76.4186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6.23409">
                <text:p>96.23409</text:p>
              </table:table-cell>
              <table:table-cell office:value-type="float" office:value="76.380816">
                <text:p>76.38081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6.286032">
                <text:p>96.286032</text:p>
              </table:table-cell>
              <table:table-cell office:value-type="float" office:value="76.434713">
                <text:p>76.43471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6.337947">
                <text:p>96.337947</text:p>
              </table:table-cell>
              <table:table-cell office:value-type="float" office:value="76.483473">
                <text:p>76.48347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6.389833">
                <text:p>96.389833</text:p>
              </table:table-cell>
              <table:table-cell office:value-type="float" office:value="76.710445">
                <text:p>76.71044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6.441692">
                <text:p>96.441692</text:p>
              </table:table-cell>
              <table:table-cell office:value-type="float" office:value="76.704122">
                <text:p>76.70412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6.493523">
                <text:p>96.493523</text:p>
              </table:table-cell>
              <table:table-cell office:value-type="float" office:value="76.553782">
                <text:p>76.55378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6.545326">
                <text:p>96.545326</text:p>
              </table:table-cell>
              <table:table-cell office:value-type="float" office:value="76.516928">
                <text:p>76.51692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6.597101">
                <text:p>96.597101</text:p>
              </table:table-cell>
              <table:table-cell office:value-type="float" office:value="76.535237">
                <text:p>76.53523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6.648849">
                <text:p>96.648849</text:p>
              </table:table-cell>
              <table:table-cell office:value-type="float" office:value="76.461292">
                <text:p>76.46129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6.700569">
                <text:p>96.700569</text:p>
              </table:table-cell>
              <table:table-cell office:value-type="float" office:value="76.372693">
                <text:p>76.37269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6.752261">
                <text:p>96.752261</text:p>
              </table:table-cell>
              <table:table-cell office:value-type="float" office:value="76.326632">
                <text:p>76.32663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6.803926">
                <text:p>96.803926</text:p>
              </table:table-cell>
              <table:table-cell office:value-type="float" office:value="76.465025">
                <text:p>76.46502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6.855563">
                <text:p>96.855563</text:p>
              </table:table-cell>
              <table:table-cell office:value-type="float" office:value="76.326554">
                <text:p>76.32655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6.907172">
                <text:p>96.907172</text:p>
              </table:table-cell>
              <table:table-cell office:value-type="float" office:value="76.21203">
                <text:p>76.2120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6.958754">
                <text:p>96.958754</text:p>
              </table:table-cell>
              <table:table-cell office:value-type="float" office:value="76.356156">
                <text:p>76.35615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7.010309">
                <text:p>97.010309</text:p>
              </table:table-cell>
              <table:table-cell office:value-type="float" office:value="76.814272">
                <text:p>76.81427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7.061836">
                <text:p>97.061836</text:p>
              </table:table-cell>
              <table:table-cell office:value-type="float" office:value="76.849081">
                <text:p>76.84908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7.113336">
                <text:p>97.113336</text:p>
              </table:table-cell>
              <table:table-cell office:value-type="float" office:value="77.080531">
                <text:p>77.08053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7.164808">
                <text:p>97.164808</text:p>
              </table:table-cell>
              <table:table-cell office:value-type="float" office:value="77.120179">
                <text:p>77.12017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7.216254">
                <text:p>97.216254</text:p>
              </table:table-cell>
              <table:table-cell office:value-type="float" office:value="77.18944">
                <text:p>77.1894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7.267672">
                <text:p>97.267672</text:p>
              </table:table-cell>
              <table:table-cell office:value-type="float" office:value="77.481394">
                <text:p>77.48139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7.319063">
                <text:p>97.319063</text:p>
              </table:table-cell>
              <table:table-cell office:value-type="float" office:value="77.467078">
                <text:p>77.46707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7.370427">
                <text:p>97.370427</text:p>
              </table:table-cell>
              <table:table-cell office:value-type="float" office:value="77.706202">
                <text:p>77.70620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7.421763">
                <text:p>97.421763</text:p>
              </table:table-cell>
              <table:table-cell office:value-type="float" office:value="77.565918">
                <text:p>77.56591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7.473073">
                <text:p>97.473073</text:p>
              </table:table-cell>
              <table:table-cell office:value-type="float" office:value="77.684837">
                <text:p>77.68483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7.524356">
                <text:p>97.524356</text:p>
              </table:table-cell>
              <table:table-cell office:value-type="float" office:value="77.715332">
                <text:p>77.71533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7.575612">
                <text:p>97.575612</text:p>
              </table:table-cell>
              <table:table-cell office:value-type="float" office:value="77.665037">
                <text:p>77.66503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7.626841">
                <text:p>97.626841</text:p>
              </table:table-cell>
              <table:table-cell office:value-type="float" office:value="77.797566">
                <text:p>77.79756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7.678043">
                <text:p>97.678043</text:p>
              </table:table-cell>
              <table:table-cell office:value-type="float" office:value="77.734989">
                <text:p>77.73498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7.729218">
                <text:p>97.729218</text:p>
              </table:table-cell>
              <table:table-cell office:value-type="float" office:value="77.808658">
                <text:p>77.80865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7.780366">
                <text:p>97.780366</text:p>
              </table:table-cell>
              <table:table-cell office:value-type="float" office:value="77.959984">
                <text:p>77.95998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7.831488">
                <text:p>97.831488</text:p>
              </table:table-cell>
              <table:table-cell office:value-type="float" office:value="77.95157">
                <text:p>77.9515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7.882583">
                <text:p>97.882583</text:p>
              </table:table-cell>
              <table:table-cell office:value-type="float" office:value="77.864691">
                <text:p>77.86469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7.933651">
                <text:p>97.933651</text:p>
              </table:table-cell>
              <table:table-cell office:value-type="float" office:value="77.823954">
                <text:p>77.82395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7.984693">
                <text:p>97.984693</text:p>
              </table:table-cell>
              <table:table-cell office:value-type="float" office:value="77.705062">
                <text:p>77.70506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8.035708">
                <text:p>98.035708</text:p>
              </table:table-cell>
              <table:table-cell office:value-type="float" office:value="77.915584">
                <text:p>77.91558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8.086696">
                <text:p>98.086696</text:p>
              </table:table-cell>
              <table:table-cell office:value-type="float" office:value="77.937566">
                <text:p>77.93756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8.137658">
                <text:p>98.137658</text:p>
              </table:table-cell>
              <table:table-cell office:value-type="float" office:value="77.888614">
                <text:p>77.88861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8.188594">
                <text:p>98.188594</text:p>
              </table:table-cell>
              <table:table-cell office:value-type="float" office:value="77.837154">
                <text:p>77.83715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8.239503">
                <text:p>98.239503</text:p>
              </table:table-cell>
              <table:table-cell office:value-type="float" office:value="77.752363">
                <text:p>77.75236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8.290386">
                <text:p>98.290386</text:p>
              </table:table-cell>
              <table:table-cell office:value-type="float" office:value="77.806807">
                <text:p>77.80680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8.341243">
                <text:p>98.341243</text:p>
              </table:table-cell>
              <table:table-cell office:value-type="float" office:value="77.769731">
                <text:p>77.76973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8.392073">
                <text:p>98.392073</text:p>
              </table:table-cell>
              <table:table-cell office:value-type="float" office:value="78.039694">
                <text:p>78.03969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8.442877">
                <text:p>98.442877</text:p>
              </table:table-cell>
              <table:table-cell office:value-type="float" office:value="77.87075">
                <text:p>77.8707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8.493655">
                <text:p>98.493655</text:p>
              </table:table-cell>
              <table:table-cell office:value-type="float" office:value="77.955073">
                <text:p>77.95507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8.544406">
                <text:p>98.544406</text:p>
              </table:table-cell>
              <table:table-cell office:value-type="float" office:value="77.671762">
                <text:p>77.67176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8.595132">
                <text:p>98.595132</text:p>
              </table:table-cell>
              <table:table-cell office:value-type="float" office:value="77.666862">
                <text:p>77.66686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8.645831">
                <text:p>98.645831</text:p>
              </table:table-cell>
              <table:table-cell office:value-type="float" office:value="77.691916">
                <text:p>77.69191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8.696504">
                <text:p>98.696504</text:p>
              </table:table-cell>
              <table:table-cell office:value-type="float" office:value="77.442745">
                <text:p>77.44274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8.747152">
                <text:p>98.747152</text:p>
              </table:table-cell>
              <table:table-cell office:value-type="float" office:value="77.472072">
                <text:p>77.47207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8.797773">
                <text:p>98.797773</text:p>
              </table:table-cell>
              <table:table-cell office:value-type="float" office:value="77.563293">
                <text:p>77.56329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8.848369">
                <text:p>98.848369</text:p>
              </table:table-cell>
              <table:table-cell office:value-type="float" office:value="77.837068">
                <text:p>77.83706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8.898938">
                <text:p>98.898938</text:p>
              </table:table-cell>
              <table:table-cell office:value-type="float" office:value="77.814562">
                <text:p>77.81456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.949482">
                <text:p>98.949482</text:p>
              </table:table-cell>
              <table:table-cell office:value-type="float" office:value="78.025748">
                <text:p>78.02574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9">
                <text:p>99</text:p>
              </table:table-cell>
              <table:table-cell office:value-type="float" office:value="78.653074">
                <text:p>78.65307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9.050492">
                <text:p>99.050492</text:p>
              </table:table-cell>
              <table:table-cell office:value-type="float" office:value="78.676747">
                <text:p>78.67674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9.100959">
                <text:p>99.100959</text:p>
              </table:table-cell>
              <table:table-cell office:value-type="float" office:value="78.405482">
                <text:p>78.40548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9.151399">
                <text:p>99.151399</text:p>
              </table:table-cell>
              <table:table-cell office:value-type="float" office:value="78.461961">
                <text:p>78.46196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9.201814">
                <text:p>99.201814</text:p>
              </table:table-cell>
              <table:table-cell office:value-type="float" office:value="78.572266">
                <text:p>78.57226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9.252204">
                <text:p>99.252204</text:p>
              </table:table-cell>
              <table:table-cell office:value-type="float" office:value="78.594049">
                <text:p>78.59404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9.302568">
                <text:p>99.302568</text:p>
              </table:table-cell>
              <table:table-cell office:value-type="float" office:value="78.886208">
                <text:p>78.88620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9.352906">
                <text:p>99.352906</text:p>
              </table:table-cell>
              <table:table-cell office:value-type="float" office:value="78.995249">
                <text:p>78.99524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9.403219">
                <text:p>99.403219</text:p>
              </table:table-cell>
              <table:table-cell office:value-type="float" office:value="78.990806">
                <text:p>78.99080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.453507">
                <text:p>99.453507</text:p>
              </table:table-cell>
              <table:table-cell office:value-type="float" office:value="79.104297">
                <text:p>79.10429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.503769">
                <text:p>99.503769</text:p>
              </table:table-cell>
              <table:table-cell office:value-type="float" office:value="79.105554">
                <text:p>79.10555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.554005">
                <text:p>99.554005</text:p>
              </table:table-cell>
              <table:table-cell office:value-type="float" office:value="78.923293">
                <text:p>78.92329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.604217">
                <text:p>99.604217</text:p>
              </table:table-cell>
              <table:table-cell office:value-type="float" office:value="78.740755">
                <text:p>78.74075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.654403">
                <text:p>99.654403</text:p>
              </table:table-cell>
              <table:table-cell office:value-type="float" office:value="78.812128">
                <text:p>78.81212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.704564">
                <text:p>99.704564</text:p>
              </table:table-cell>
              <table:table-cell office:value-type="float" office:value="78.753602">
                <text:p>78.75360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.754699">
                <text:p>99.754699</text:p>
              </table:table-cell>
              <table:table-cell office:value-type="float" office:value="79.048007">
                <text:p>79.04800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.80481">
                <text:p>99.80481</text:p>
              </table:table-cell>
              <table:table-cell office:value-type="float" office:value="78.782632">
                <text:p>78.78263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.854895">
                <text:p>99.854895</text:p>
              </table:table-cell>
              <table:table-cell office:value-type="float" office:value="78.603018">
                <text:p>78.60301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.904955">
                <text:p>99.904955</text:p>
              </table:table-cell>
              <table:table-cell office:value-type="float" office:value="78.843154">
                <text:p>78.84315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.95499">
                <text:p>99.95499</text:p>
              </table:table-cell>
              <table:table-cell office:value-type="float" office:value="78.972083">
                <text:p>78.9720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